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19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urope" table:style-name="ta1">
        <table:table-column table:style-name="co1" table:default-cell-style-name="ce3"/>
        <table:table-column table:style-name="co1" table:number-columns-repeated="16383" table:default-cell-style-name="ce1"/>
        <table:table-row table:style-name="ro1">
          <table:table-cell office:value-type="string" table:style-name="ce3">
            <text:p>date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Greece</text:p>
          </table:table-cell>
          <table:table-cell table:number-columns-repeated="16380"/>
        </table:table-row>
        <table:table-row table:style-name="ro1">
          <table:table-cell office:value-type="date" office:date-value="1990-01-01T00:00:00" table:style-name="ce3">
            <text:p>01/01/1990</text:p>
          </table:table-cell>
          <table:table-cell office:value-type="float" office:value="395.89260902989997" table:style-name="ce1">
            <text:p>395.892609</text:p>
          </table:table-cell>
          <table:table-cell office:value-type="float" office:value="3017.5336742253999" table:style-name="ce1">
            <text:p>3017.533674</text:p>
          </table:table-cell>
          <table:table-cell office:value-type="float" office:value="248.13382438950001" table:style-name="ce1">
            <text:p>248.1338244</text:p>
          </table:table-cell>
          <table:table-cell table:number-columns-repeated="16380"/>
        </table:table-row>
        <table:table-row table:style-name="ro1">
          <table:table-cell office:value-type="date" office:date-value="1990-02-01T00:00:00" table:style-name="ce3">
            <text:p>01/02/1990</text:p>
          </table:table-cell>
          <table:table-cell office:value-type="float" office:value="343.79282070850002" table:style-name="ce1">
            <text:p>343.7928207</text:p>
          </table:table-cell>
          <table:table-cell office:value-type="float" office:value="2828.5693464346" table:style-name="ce1">
            <text:p>2828.569346</text:p>
          </table:table-cell>
          <table:table-cell office:value-type="float" office:value="232.61675274949999" table:style-name="ce1">
            <text:p>232.6167527</text:p>
          </table:table-cell>
          <table:table-cell table:number-columns-repeated="16380"/>
        </table:table-row>
        <table:table-row table:style-name="ro1">
          <table:table-cell office:value-type="date" office:date-value="1990-03-01T00:00:00" table:style-name="ce3">
            <text:p>01/03/1990</text:p>
          </table:table-cell>
          <table:table-cell office:value-type="float" office:value="395.4631480891" table:style-name="ce1">
            <text:p>395.4631481</text:p>
          </table:table-cell>
          <table:table-cell office:value-type="float" office:value="3130.6353467017998" table:style-name="ce1">
            <text:p>3130.635347</text:p>
          </table:table-cell>
          <table:table-cell office:value-type="float" office:value="264.74646953950003" table:style-name="ce1">
            <text:p>264.7464695</text:p>
          </table:table-cell>
          <table:table-cell table:number-columns-repeated="16380"/>
        </table:table-row>
        <table:table-row table:style-name="ro1">
          <table:table-cell office:value-type="date" office:date-value="1990-04-01T00:00:00" table:style-name="ce3">
            <text:p>01/04/1990</text:p>
          </table:table-cell>
          <table:table-cell office:value-type="float" office:value="366.13197125469998" table:style-name="ce1">
            <text:p>366.1319713</text:p>
          </table:table-cell>
          <table:table-cell office:value-type="float" office:value="3012.4324389977" table:style-name="ce1">
            <text:p>3012.432439</text:p>
          </table:table-cell>
          <table:table-cell office:value-type="float" office:value="225.17540570950001" table:style-name="ce1">
            <text:p>225.1754057</text:p>
          </table:table-cell>
          <table:table-cell table:number-columns-repeated="16380"/>
        </table:table-row>
        <table:table-row table:style-name="ro1">
          <table:table-cell office:value-type="date" office:date-value="1990-05-01T00:00:00" table:style-name="ce3">
            <text:p>01/05/1990</text:p>
          </table:table-cell>
          <table:table-cell office:value-type="float" office:value="369.20139610640001" table:style-name="ce1">
            <text:p>369.2013961</text:p>
          </table:table-cell>
          <table:table-cell office:value-type="float" office:value="2970.165061397" table:style-name="ce1">
            <text:p>2970.165061</text:p>
          </table:table-cell>
          <table:table-cell office:value-type="float" office:value="220.62429818960001" table:style-name="ce1">
            <text:p>220.6242982</text:p>
          </table:table-cell>
          <table:table-cell table:number-columns-repeated="16380"/>
        </table:table-row>
        <table:table-row table:style-name="ro1">
          <table:table-cell office:value-type="date" office:date-value="1990-06-01T00:00:00" table:style-name="ce3">
            <text:p>01/06/1990</text:p>
          </table:table-cell>
          <table:table-cell office:value-type="float" office:value="350.27064292699998" table:style-name="ce1">
            <text:p>350.2706429</text:p>
          </table:table-cell>
          <table:table-cell office:value-type="float" office:value="1862.8982303572" table:style-name="ce1">
            <text:p>1862.89823</text:p>
          </table:table-cell>
          <table:table-cell office:value-type="float" office:value="245.68447502949999" table:style-name="ce1">
            <text:p>245.684475</text:p>
          </table:table-cell>
          <table:table-cell table:number-columns-repeated="16380"/>
        </table:table-row>
        <table:table-row table:style-name="ro1">
          <table:table-cell office:value-type="date" office:date-value="1990-07-01T00:00:00" table:style-name="ce3">
            <text:p>01/07/1990</text:p>
          </table:table-cell>
          <table:table-cell office:value-type="float" office:value="307.25560527779999" table:style-name="ce1">
            <text:p>307.2556053</text:p>
          </table:table-cell>
          <table:table-cell office:value-type="float" office:value="333.40215952289998" table:style-name="ce1">
            <text:p>333.4021595</text:p>
          </table:table-cell>
          <table:table-cell office:value-type="float" office:value="247.35774310950001" table:style-name="ce1">
            <text:p>247.3577431</text:p>
          </table:table-cell>
          <table:table-cell table:number-columns-repeated="16380"/>
        </table:table-row>
        <table:table-row table:style-name="ro1">
          <table:table-cell office:value-type="date" office:date-value="1990-08-01T00:00:00" table:style-name="ce3">
            <text:p>01/08/1990</text:p>
          </table:table-cell>
          <table:table-cell office:value-type="float" office:value="361.56733289329998" table:style-name="ce1">
            <text:p>361.5673329</text:p>
          </table:table-cell>
          <table:table-cell office:value-type="float" office:value="1982.8501329965" table:style-name="ce1">
            <text:p>1982.850133</text:p>
          </table:table-cell>
          <table:table-cell office:value-type="float" office:value="221.50113043959999" table:style-name="ce1">
            <text:p>221.5011304</text:p>
          </table:table-cell>
          <table:table-cell table:number-columns-repeated="16380"/>
        </table:table-row>
        <table:table-row table:style-name="ro1">
          <table:table-cell office:value-type="date" office:date-value="1990-09-01T00:00:00" table:style-name="ce3">
            <text:p>01/09/1990</text:p>
          </table:table-cell>
          <table:table-cell office:value-type="float" office:value="358.17186244440001" table:style-name="ce1">
            <text:p>358.1718624</text:p>
          </table:table-cell>
          <table:table-cell office:value-type="float" office:value="3132.384341637" table:style-name="ce1">
            <text:p>3132.384342</text:p>
          </table:table-cell>
          <table:table-cell office:value-type="float" office:value="255.30727209950001" table:style-name="ce1">
            <text:p>255.3072721</text:p>
          </table:table-cell>
          <table:table-cell table:number-columns-repeated="16380"/>
        </table:table-row>
        <table:table-row table:style-name="ro1">
          <table:table-cell office:value-type="date" office:date-value="1990-10-01T00:00:00" table:style-name="ce3">
            <text:p>01/10/1990</text:p>
          </table:table-cell>
          <table:table-cell office:value-type="float" office:value="375.76252512939999" table:style-name="ce1">
            <text:p>375.7625251</text:p>
          </table:table-cell>
          <table:table-cell office:value-type="float" office:value="3118.6838813113" table:style-name="ce1">
            <text:p>3118.683881</text:p>
          </table:table-cell>
          <table:table-cell office:value-type="float" office:value="282.7517009494" table:style-name="ce1">
            <text:p>282.7517009</text:p>
          </table:table-cell>
          <table:table-cell table:number-columns-repeated="16380"/>
        </table:table-row>
        <table:table-row table:style-name="ro1">
          <table:table-cell office:value-type="date" office:date-value="1990-11-01T00:00:00" table:style-name="ce3">
            <text:p>01/11/1990</text:p>
          </table:table-cell>
          <table:table-cell office:value-type="float" office:value="356.26298756009999" table:style-name="ce1">
            <text:p>356.2629876</text:p>
          </table:table-cell>
          <table:table-cell office:value-type="float" office:value="3121.9632468148002" table:style-name="ce1">
            <text:p>3121.963247</text:p>
          </table:table-cell>
          <table:table-cell office:value-type="float" office:value="260.63735358949998" table:style-name="ce1">
            <text:p>260.6373536</text:p>
          </table:table-cell>
          <table:table-cell table:number-columns-repeated="16380"/>
        </table:table-row>
        <table:table-row table:style-name="ro1">
          <table:table-cell office:value-type="date" office:date-value="1990-12-01T00:00:00" table:style-name="ce3">
            <text:p>01/12/1990</text:p>
          </table:table-cell>
          <table:table-cell office:value-type="float" office:value="362.40470991170002" table:style-name="ce1">
            <text:p>362.4047099</text:p>
          </table:table-cell>
          <table:table-cell office:value-type="float" office:value="3072.4812651062998" table:style-name="ce1">
            <text:p>3072.481265</text:p>
          </table:table-cell>
          <table:table-cell office:value-type="float" office:value="206.3534016696" table:style-name="ce1">
            <text:p>206.3534017</text:p>
          </table:table-cell>
          <table:table-cell table:number-columns-repeated="16380"/>
        </table:table-row>
        <table:table-row table:style-name="ro1">
          <table:table-cell office:value-type="date" office:date-value="1991-01-01T00:00:00" table:style-name="ce3">
            <text:p>01/01/1991</text:p>
          </table:table-cell>
          <table:table-cell office:value-type="float" office:value="355.65542241629998" table:style-name="ce1">
            <text:p>355.6554224</text:p>
          </table:table-cell>
          <table:table-cell office:value-type="float" office:value="3179.4614553094998" table:style-name="ce1">
            <text:p>3179.461455</text:p>
          </table:table-cell>
          <table:table-cell office:value-type="float" office:value="273.99191057939998" table:style-name="ce1">
            <text:p>273.9919106</text:p>
          </table:table-cell>
          <table:table-cell table:number-columns-repeated="16380"/>
        </table:table-row>
        <table:table-row table:style-name="ro1">
          <table:table-cell office:value-type="date" office:date-value="1991-02-01T00:00:00" table:style-name="ce3">
            <text:p>01/02/1991</text:p>
          </table:table-cell>
          <table:table-cell office:value-type="float" office:value="314.22177772999999" table:style-name="ce1">
            <text:p>314.2217777</text:p>
          </table:table-cell>
          <table:table-cell office:value-type="float" office:value="2904.5777513268999" table:style-name="ce1">
            <text:p>2904.577751</text:p>
          </table:table-cell>
          <table:table-cell office:value-type="float" office:value="254.1612334795" table:style-name="ce1">
            <text:p>254.1612335</text:p>
          </table:table-cell>
          <table:table-cell table:number-columns-repeated="16380"/>
        </table:table-row>
        <table:table-row table:style-name="ro1">
          <table:table-cell office:value-type="date" office:date-value="1991-03-01T00:00:00" table:style-name="ce3">
            <text:p>01/03/1991</text:p>
          </table:table-cell>
          <table:table-cell office:value-type="float" office:value="356.13659102899999" table:style-name="ce1">
            <text:p>356.136591</text:p>
          </table:table-cell>
          <table:table-cell office:value-type="float" office:value="3280.6845371844001" table:style-name="ce1">
            <text:p>3280.684537</text:p>
          </table:table-cell>
          <table:table-cell office:value-type="float" office:value="264.20720985949998" table:style-name="ce1">
            <text:p>264.2072099</text:p>
          </table:table-cell>
          <table:table-cell table:number-columns-repeated="16380"/>
        </table:table-row>
        <table:table-row table:style-name="ro1">
          <table:table-cell office:value-type="date" office:date-value="1991-04-01T00:00:00" table:style-name="ce3">
            <text:p>01/04/1991</text:p>
          </table:table-cell>
          <table:table-cell office:value-type="float" office:value="348.99087804969997" table:style-name="ce1">
            <text:p>348.990878</text:p>
          </table:table-cell>
          <table:table-cell office:value-type="float" office:value="3112.4895242491002" table:style-name="ce1">
            <text:p>3112.489524</text:p>
          </table:table-cell>
          <table:table-cell office:value-type="float" office:value="254.07273533950001" table:style-name="ce1">
            <text:p>254.0727353</text:p>
          </table:table-cell>
          <table:table-cell table:number-columns-repeated="16380"/>
        </table:table-row>
        <table:table-row table:style-name="ro1">
          <table:table-cell office:value-type="date" office:date-value="1991-05-01T00:00:00" table:style-name="ce3">
            <text:p>01/05/1991</text:p>
          </table:table-cell>
          <table:table-cell office:value-type="float" office:value="364.18144296809999" table:style-name="ce1">
            <text:p>364.181443</text:p>
          </table:table-cell>
          <table:table-cell office:value-type="float" office:value="3239.5102814181" table:style-name="ce1">
            <text:p>3239.510281</text:p>
          </table:table-cell>
          <table:table-cell office:value-type="float" office:value="244.46118924949999" table:style-name="ce1">
            <text:p>244.4611892</text:p>
          </table:table-cell>
          <table:table-cell table:number-columns-repeated="16380"/>
        </table:table-row>
        <table:table-row table:style-name="ro1">
          <table:table-cell office:value-type="date" office:date-value="1991-06-01T00:00:00" table:style-name="ce3">
            <text:p>01/06/1991</text:p>
          </table:table-cell>
          <table:table-cell office:value-type="float" office:value="350.14855536850001" table:style-name="ce1">
            <text:p>350.1485554</text:p>
          </table:table-cell>
          <table:table-cell office:value-type="float" office:value="3178.9513317868" table:style-name="ce1">
            <text:p>3178.951332</text:p>
          </table:table-cell>
          <table:table-cell office:value-type="float" office:value="252.24266158949999" table:style-name="ce1">
            <text:p>252.2426616</text:p>
          </table:table-cell>
          <table:table-cell table:number-columns-repeated="16380"/>
        </table:table-row>
        <table:table-row table:style-name="ro1">
          <table:table-cell office:value-type="date" office:date-value="1991-07-01T00:00:00" table:style-name="ce3">
            <text:p>01/07/1991</text:p>
          </table:table-cell>
          <table:table-cell office:value-type="float" office:value="354.76633772600002" table:style-name="ce1">
            <text:p>354.7663377</text:p>
          </table:table-cell>
          <table:table-cell office:value-type="float" office:value="3073.3557625738999" table:style-name="ce1">
            <text:p>3073.355763</text:p>
          </table:table-cell>
          <table:table-cell office:value-type="float" office:value="261.09916320949998" table:style-name="ce1">
            <text:p>261.0991632</text:p>
          </table:table-cell>
          <table:table-cell table:number-columns-repeated="16380"/>
        </table:table-row>
        <table:table-row table:style-name="ro1">
          <table:table-cell office:value-type="date" office:date-value="1991-08-01T00:00:00" table:style-name="ce3">
            <text:p>01/08/1991</text:p>
          </table:table-cell>
          <table:table-cell office:value-type="float" office:value="356.83320827419999" table:style-name="ce1">
            <text:p>356.8332083</text:p>
          </table:table-cell>
          <table:table-cell office:value-type="float" office:value="2955.5901036036998" table:style-name="ce1">
            <text:p>2955.590104</text:p>
          </table:table-cell>
          <table:table-cell office:value-type="float" office:value="184.81757980960001" table:style-name="ce1">
            <text:p>184.8175798</text:p>
          </table:table-cell>
          <table:table-cell table:number-columns-repeated="16380"/>
        </table:table-row>
        <table:table-row table:style-name="ro1">
          <table:table-cell office:value-type="date" office:date-value="1991-09-01T00:00:00" table:style-name="ce3">
            <text:p>01/09/1991</text:p>
          </table:table-cell>
          <table:table-cell office:value-type="float" office:value="353.05854823210001" table:style-name="ce1">
            <text:p>353.0585482</text:p>
          </table:table-cell>
          <table:table-cell office:value-type="float" office:value="2011.8542990052999" table:style-name="ce1">
            <text:p>2011.854299</text:p>
          </table:table-cell>
          <table:table-cell office:value-type="float" office:value="274.86048537940002" table:style-name="ce1">
            <text:p>274.8604854</text:p>
          </table:table-cell>
          <table:table-cell table:number-columns-repeated="16380"/>
        </table:table-row>
        <table:table-row table:style-name="ro1">
          <table:table-cell office:value-type="date" office:date-value="1991-10-01T00:00:00" table:style-name="ce3">
            <text:p>01/10/1991</text:p>
          </table:table-cell>
          <table:table-cell office:value-type="float" office:value="371.51962339250002" table:style-name="ce1">
            <text:p>371.5196234</text:p>
          </table:table-cell>
          <table:table-cell office:value-type="float" office:value="2619.0470406763002" table:style-name="ce1">
            <text:p>2619.047041</text:p>
          </table:table-cell>
          <table:table-cell office:value-type="float" office:value="272.76615071949999" table:style-name="ce1">
            <text:p>272.7661507</text:p>
          </table:table-cell>
          <table:table-cell table:number-columns-repeated="16380"/>
        </table:table-row>
        <table:table-row table:style-name="ro1">
          <table:table-cell office:value-type="date" office:date-value="1991-11-01T00:00:00" table:style-name="ce3">
            <text:p>01/11/1991</text:p>
          </table:table-cell>
          <table:table-cell office:value-type="float" office:value="350.88395336759999" table:style-name="ce1">
            <text:p>350.8839534</text:p>
          </table:table-cell>
          <table:table-cell office:value-type="float" office:value="2978.8371612841001" table:style-name="ce1">
            <text:p>2978.837161</text:p>
          </table:table-cell>
          <table:table-cell office:value-type="float" office:value="230.26814970949999" table:style-name="ce1">
            <text:p>230.2681497</text:p>
          </table:table-cell>
          <table:table-cell table:number-columns-repeated="16380"/>
        </table:table-row>
        <table:table-row table:style-name="ro1">
          <table:table-cell office:value-type="date" office:date-value="1991-12-01T00:00:00" table:style-name="ce3">
            <text:p>01/12/1991</text:p>
          </table:table-cell>
          <table:table-cell office:value-type="float" office:value="358.96758606060001" table:style-name="ce1">
            <text:p>358.9675861</text:p>
          </table:table-cell>
          <table:table-cell office:value-type="float" office:value="3241.0406519864" table:style-name="ce1">
            <text:p>3241.040652</text:p>
          </table:table-cell>
          <table:table-cell office:value-type="float" office:value="187.86813435959999" table:style-name="ce1">
            <text:p>187.8681344</text:p>
          </table:table-cell>
          <table:table-cell table:number-columns-repeated="16380"/>
        </table:table-row>
        <table:table-row table:style-name="ro1">
          <table:table-cell office:value-type="date" office:date-value="1992-01-01T00:00:00" table:style-name="ce3">
            <text:p>01/01/1992</text:p>
          </table:table-cell>
          <table:table-cell office:value-type="float" office:value="354.04243032070002" table:style-name="ce1">
            <text:p>354.0424303</text:p>
          </table:table-cell>
          <table:table-cell office:value-type="float" office:value="3243.8827687561002" table:style-name="ce1">
            <text:p>3243.882769</text:p>
          </table:table-cell>
          <table:table-cell office:value-type="float" office:value="268.6155934295" table:style-name="ce1">
            <text:p>268.6155934</text:p>
          </table:table-cell>
          <table:table-cell table:number-columns-repeated="16380"/>
        </table:table-row>
        <table:table-row table:style-name="ro1">
          <table:table-cell office:value-type="date" office:date-value="1992-02-01T00:00:00" table:style-name="ce3">
            <text:p>01/02/1992</text:p>
          </table:table-cell>
          <table:table-cell office:value-type="float" office:value="333.06347880790003" table:style-name="ce1">
            <text:p>333.0634788</text:p>
          </table:table-cell>
          <table:table-cell office:value-type="float" office:value="3013.4526860433002" table:style-name="ce1">
            <text:p>3013.452686</text:p>
          </table:table-cell>
          <table:table-cell office:value-type="float" office:value="246.22210181950001" table:style-name="ce1">
            <text:p>246.2221018</text:p>
          </table:table-cell>
          <table:table-cell table:number-columns-repeated="16380"/>
        </table:table-row>
        <table:table-row table:style-name="ro1">
          <table:table-cell office:value-type="date" office:date-value="1992-03-01T00:00:00" table:style-name="ce3">
            <text:p>01/03/1992</text:p>
          </table:table-cell>
          <table:table-cell office:value-type="float" office:value="362.35156591570001" table:style-name="ce1">
            <text:p>362.3515659</text:p>
          </table:table-cell>
          <table:table-cell office:value-type="float" office:value="3217.7935943060002" table:style-name="ce1">
            <text:p>3217.793594</text:p>
          </table:table-cell>
          <table:table-cell office:value-type="float" office:value="269.84956124950003" table:style-name="ce1">
            <text:p>269.8495612</text:p>
          </table:table-cell>
          <table:table-cell table:number-columns-repeated="16380"/>
        </table:table-row>
        <table:table-row table:style-name="ro1">
          <table:table-cell office:value-type="date" office:date-value="1992-04-01T00:00:00" table:style-name="ce3">
            <text:p>01/04/1992</text:p>
          </table:table-cell>
          <table:table-cell office:value-type="float" office:value="349.63722394730001" table:style-name="ce1">
            <text:p>349.6372239</text:p>
          </table:table-cell>
          <table:table-cell office:value-type="float" office:value="3031.8171328629001" table:style-name="ce1">
            <text:p>3031.817133</text:p>
          </table:table-cell>
          <table:table-cell office:value-type="float" office:value="257.03291930950002" table:style-name="ce1">
            <text:p>257.0329193</text:p>
          </table:table-cell>
          <table:table-cell table:number-columns-repeated="16380"/>
        </table:table-row>
        <table:table-row table:style-name="ro1">
          <table:table-cell office:value-type="date" office:date-value="1992-05-01T00:00:00" table:style-name="ce3">
            <text:p>01/05/1992</text:p>
          </table:table-cell>
          <table:table-cell office:value-type="float" office:value="358.42034653389999" table:style-name="ce1">
            <text:p>358.4203465</text:p>
          </table:table-cell>
          <table:table-cell office:value-type="float" office:value="3070.5865205932" table:style-name="ce1">
            <text:p>3070.586521</text:p>
          </table:table-cell>
          <table:table-cell office:value-type="float" office:value="226.12813129950001" table:style-name="ce1">
            <text:p>226.1281313</text:p>
          </table:table-cell>
          <table:table-cell table:number-columns-repeated="16380"/>
        </table:table-row>
        <table:table-row table:style-name="ro1">
          <table:table-cell office:value-type="date" office:date-value="1992-06-01T00:00:00" table:style-name="ce3">
            <text:p>01/06/1992</text:p>
          </table:table-cell>
          <table:table-cell office:value-type="float" office:value="339.90038208060002" table:style-name="ce1">
            <text:p>339.9003821</text:p>
          </table:table-cell>
          <table:table-cell office:value-type="float" office:value="2027.0122551103" table:style-name="ce1">
            <text:p>2027.012255</text:p>
          </table:table-cell>
          <table:table-cell office:value-type="float" office:value="245.92554848949999" table:style-name="ce1">
            <text:p>245.9255485</text:p>
          </table:table-cell>
          <table:table-cell table:number-columns-repeated="16380"/>
        </table:table-row>
        <table:table-row table:style-name="ro1">
          <table:table-cell office:value-type="date" office:date-value="1992-07-01T00:00:00" table:style-name="ce3">
            <text:p>01/07/1992</text:p>
          </table:table-cell>
          <table:table-cell office:value-type="float" office:value="352.7037761505" table:style-name="ce1">
            <text:p>352.7037762</text:p>
          </table:table-cell>
          <table:table-cell office:value-type="float" office:value="2618.3182927866001" table:style-name="ce1">
            <text:p>2618.318293</text:p>
          </table:table-cell>
          <table:table-cell office:value-type="float" office:value="241.6779840895" table:style-name="ce1">
            <text:p>241.6779841</text:p>
          </table:table-cell>
          <table:table-cell table:number-columns-repeated="16380"/>
        </table:table-row>
        <table:table-row table:style-name="ro1">
          <table:table-cell office:value-type="date" office:date-value="1992-08-01T00:00:00" table:style-name="ce3">
            <text:p>01/08/1992</text:p>
          </table:table-cell>
          <table:table-cell office:value-type="float" office:value="343.19387351" table:style-name="ce1">
            <text:p>343.1938735</text:p>
          </table:table-cell>
          <table:table-cell office:value-type="float" office:value="2615.2575516500001" table:style-name="ce1">
            <text:p>2615.257552</text:p>
          </table:table-cell>
          <table:table-cell office:value-type="float" office:value="166.9327771897" table:style-name="ce1">
            <text:p>166.9327772</text:p>
          </table:table-cell>
          <table:table-cell table:number-columns-repeated="16380"/>
        </table:table-row>
        <table:table-row table:style-name="ro1">
          <table:table-cell office:value-type="date" office:date-value="1992-09-01T00:00:00" table:style-name="ce3">
            <text:p>01/09/1992</text:p>
          </table:table-cell>
          <table:table-cell office:value-type="float" office:value="331.55964735280003" table:style-name="ce1">
            <text:p>331.5596474</text:p>
          </table:table-cell>
          <table:table-cell office:value-type="float" office:value="2660.5929578661999" table:style-name="ce1">
            <text:p>2660.592958</text:p>
          </table:table-cell>
          <table:table-cell office:value-type="float" office:value="246.3383581395" table:style-name="ce1">
            <text:p>246.3383581</text:p>
          </table:table-cell>
          <table:table-cell table:number-columns-repeated="16380"/>
        </table:table-row>
        <table:table-row table:style-name="ro1">
          <table:table-cell office:value-type="date" office:date-value="1992-10-01T00:00:00" table:style-name="ce3">
            <text:p>01/10/1992</text:p>
          </table:table-cell>
          <table:table-cell office:value-type="float" office:value="336.09412290569998" table:style-name="ce1">
            <text:p>336.0941229</text:p>
          </table:table-cell>
          <table:table-cell office:value-type="float" office:value="3105.3477949303001" table:style-name="ce1">
            <text:p>3105.347795</text:p>
          </table:table-cell>
          <table:table-cell office:value-type="float" office:value="227.48679930949999" table:style-name="ce1">
            <text:p>227.4867993</text:p>
          </table:table-cell>
          <table:table-cell table:number-columns-repeated="16380"/>
        </table:table-row>
        <table:table-row table:style-name="ro1">
          <table:table-cell office:value-type="date" office:date-value="1992-11-01T00:00:00" table:style-name="ce3">
            <text:p>01/11/1992</text:p>
          </table:table-cell>
          <table:table-cell office:value-type="float" office:value="323.44297920280002" table:style-name="ce1">
            <text:p>323.4429792</text:p>
          </table:table-cell>
          <table:table-cell office:value-type="float" office:value="2928.3349325301001" table:style-name="ce1">
            <text:p>2928.334933</text:p>
          </table:table-cell>
          <table:table-cell office:value-type="float" office:value="221.30244017960001" table:style-name="ce1">
            <text:p>221.3024402</text:p>
          </table:table-cell>
          <table:table-cell table:number-columns-repeated="16380"/>
        </table:table-row>
        <table:table-row table:style-name="ro1">
          <table:table-cell office:value-type="date" office:date-value="1992-12-01T00:00:00" table:style-name="ce3">
            <text:p>01/12/1992</text:p>
          </table:table-cell>
          <table:table-cell office:value-type="float" office:value="332.59810976160003" table:style-name="ce1">
            <text:p>332.5981098</text:p>
          </table:table-cell>
          <table:table-cell office:value-type="float" office:value="3158.3277665092" table:style-name="ce1">
            <text:p>3158.327767</text:p>
          </table:table-cell>
          <table:table-cell office:value-type="float" office:value="180.56648687960001" table:style-name="ce1">
            <text:p>180.5664869</text:p>
          </table:table-cell>
          <table:table-cell table:number-columns-repeated="16380"/>
        </table:table-row>
        <table:table-row table:style-name="ro1">
          <table:table-cell office:value-type="date" office:date-value="1993-01-01T00:00:00" table:style-name="ce3">
            <text:p>01/01/1993</text:p>
          </table:table-cell>
          <table:table-cell office:value-type="float" office:value="332.50905766020003" table:style-name="ce1">
            <text:p>332.5090577</text:p>
          </table:table-cell>
          <table:table-cell office:value-type="float" office:value="3403.2599322264" table:style-name="ce1">
            <text:p>3403.259932</text:p>
          </table:table-cell>
          <table:table-cell office:value-type="float" office:value="209.8494366596" table:style-name="ce1">
            <text:p>209.8494367</text:p>
          </table:table-cell>
          <table:table-cell table:number-columns-repeated="16380"/>
        </table:table-row>
        <table:table-row table:style-name="ro1">
          <table:table-cell office:value-type="date" office:date-value="1993-02-01T00:00:00" table:style-name="ce3">
            <text:p>01/02/1993</text:p>
          </table:table-cell>
          <table:table-cell office:value-type="float" office:value="303.63894089950003" table:style-name="ce1">
            <text:p>303.6389409</text:p>
          </table:table-cell>
          <table:table-cell office:value-type="float" office:value="3011.9223154749998" table:style-name="ce1">
            <text:p>3011.922315</text:p>
          </table:table-cell>
          <table:table-cell office:value-type="float" office:value="234.83176662950001" table:style-name="ce1">
            <text:p>234.8317666</text:p>
          </table:table-cell>
          <table:table-cell table:number-columns-repeated="16380"/>
        </table:table-row>
        <table:table-row table:style-name="ro1">
          <table:table-cell office:value-type="date" office:date-value="1993-03-01T00:00:00" table:style-name="ce3">
            <text:p>01/03/1993</text:p>
          </table:table-cell>
          <table:table-cell office:value-type="float" office:value="332.36542523849999" table:style-name="ce1">
            <text:p>332.3654252</text:p>
          </table:table-cell>
          <table:table-cell office:value-type="float" office:value="3404.7174280057998" table:style-name="ce1">
            <text:p>3404.717428</text:p>
          </table:table-cell>
          <table:table-cell office:value-type="float" office:value="252.9447265595" table:style-name="ce1">
            <text:p>252.9447266</text:p>
          </table:table-cell>
          <table:table-cell table:number-columns-repeated="16380"/>
        </table:table-row>
        <table:table-row table:style-name="ro1">
          <table:table-cell office:value-type="date" office:date-value="1993-04-01T00:00:00" table:style-name="ce3">
            <text:p>01/04/1993</text:p>
          </table:table-cell>
          <table:table-cell office:value-type="float" office:value="330.49820375640002" table:style-name="ce1">
            <text:p>330.4982038</text:p>
          </table:table-cell>
          <table:table-cell office:value-type="float" office:value="3180.9918258777998" table:style-name="ce1">
            <text:p>3180.991826</text:p>
          </table:table-cell>
          <table:table-cell office:value-type="float" office:value="231.58704058949999" table:style-name="ce1">
            <text:p>231.5870406</text:p>
          </table:table-cell>
          <table:table-cell table:number-columns-repeated="16380"/>
        </table:table-row>
        <table:table-row table:style-name="ro1">
          <table:table-cell office:value-type="date" office:date-value="1993-05-01T00:00:00" table:style-name="ce3">
            <text:p>01/05/1993</text:p>
          </table:table-cell>
          <table:table-cell office:value-type="float" office:value="334.37627914220002" table:style-name="ce1">
            <text:p>334.3762791</text:p>
          </table:table-cell>
          <table:table-cell office:value-type="float" office:value="3109.5745326903998" table:style-name="ce1">
            <text:p>3109.574533</text:p>
          </table:table-cell>
          <table:table-cell office:value-type="float" office:value="204.1688597296" table:style-name="ce1">
            <text:p>204.1688597</text:p>
          </table:table-cell>
          <table:table-cell table:number-columns-repeated="16380"/>
        </table:table-row>
        <table:table-row table:style-name="ro1">
          <table:table-cell office:value-type="date" office:date-value="1993-06-01T00:00:00" table:style-name="ce3">
            <text:p>01/06/1993</text:p>
          </table:table-cell>
          <table:table-cell office:value-type="float" office:value="317.14038853879998" table:style-name="ce1">
            <text:p>317.1403885</text:p>
          </table:table-cell>
          <table:table-cell office:value-type="float" office:value="2176.0411985474002" table:style-name="ce1">
            <text:p>2176.041199</text:p>
          </table:table-cell>
          <table:table-cell office:value-type="float" office:value="234.9983897795" table:style-name="ce1">
            <text:p>234.9983898</text:p>
          </table:table-cell>
          <table:table-cell table:number-columns-repeated="16380"/>
        </table:table-row>
        <table:table-row table:style-name="ro1">
          <table:table-cell office:value-type="date" office:date-value="1993-07-01T00:00:00" table:style-name="ce3">
            <text:p>01/07/1993</text:p>
          </table:table-cell>
          <table:table-cell office:value-type="float" office:value="325.47106899710002" table:style-name="ce1">
            <text:p>325.471069</text:p>
          </table:table-cell>
          <table:table-cell office:value-type="float" office:value="3069.4933987587001" table:style-name="ce1">
            <text:p>3069.493399</text:p>
          </table:table-cell>
          <table:table-cell office:value-type="float" office:value="240.52558079950001" table:style-name="ce1">
            <text:p>240.5255808</text:p>
          </table:table-cell>
          <table:table-cell table:number-columns-repeated="16380"/>
        </table:table-row>
        <table:table-row table:style-name="ro1">
          <table:table-cell office:value-type="date" office:date-value="1993-08-01T00:00:00" table:style-name="ce3">
            <text:p>01/08/1993</text:p>
          </table:table-cell>
          <table:table-cell office:value-type="float" office:value="318.72034517740002" table:style-name="ce1">
            <text:p>318.7203452</text:p>
          </table:table-cell>
          <table:table-cell office:value-type="float" office:value="3328.1988995907" table:style-name="ce1">
            <text:p>3328.1989</text:p>
          </table:table-cell>
          <table:table-cell office:value-type="float" office:value="173.11672980969999" table:style-name="ce1">
            <text:p>173.1167298</text:p>
          </table:table-cell>
          <table:table-cell table:number-columns-repeated="16380"/>
        </table:table-row>
        <table:table-row table:style-name="ro1">
          <table:table-cell office:value-type="date" office:date-value="1993-09-01T00:00:00" table:style-name="ce3">
            <text:p>01/09/1993</text:p>
          </table:table-cell>
          <table:table-cell office:value-type="float" office:value="317.57128580390003" table:style-name="ce1">
            <text:p>317.5712858</text:p>
          </table:table-cell>
          <table:table-cell office:value-type="float" office:value="1937.0118907363999" table:style-name="ce1">
            <text:p>1937.011891</text:p>
          </table:table-cell>
          <table:table-cell office:value-type="float" office:value="263.76487093949999" table:style-name="ce1">
            <text:p>263.7648709</text:p>
          </table:table-cell>
          <table:table-cell table:number-columns-repeated="16380"/>
        </table:table-row>
        <table:table-row table:style-name="ro1">
          <table:table-cell office:value-type="date" office:date-value="1993-10-01T00:00:00" table:style-name="ce3">
            <text:p>01/10/1993</text:p>
          </table:table-cell>
          <table:table-cell office:value-type="float" office:value="343.56875413069997" table:style-name="ce1">
            <text:p>343.5687541</text:p>
          </table:table-cell>
          <table:table-cell office:value-type="float" office:value="2780.9092344503001" table:style-name="ce1">
            <text:p>2780.909234</text:p>
          </table:table-cell>
          <table:table-cell office:value-type="float" office:value="225.34627304950001" table:style-name="ce1">
            <text:p>225.346273</text:p>
          </table:table-cell>
          <table:table-cell table:number-columns-repeated="16380"/>
        </table:table-row>
        <table:table-row table:style-name="ro1">
          <table:table-cell office:value-type="date" office:date-value="1993-11-01T00:00:00" table:style-name="ce3">
            <text:p>01/11/1993</text:p>
          </table:table-cell>
          <table:table-cell office:value-type="float" office:value="340.5524732751" table:style-name="ce1">
            <text:p>340.5524733</text:p>
          </table:table-cell>
          <table:table-cell office:value-type="float" office:value="3331.842639039" table:style-name="ce1">
            <text:p>3331.842639</text:p>
          </table:table-cell>
          <table:table-cell office:value-type="float" office:value="209.24344353960001" table:style-name="ce1">
            <text:p>209.2434435</text:p>
          </table:table-cell>
          <table:table-cell table:number-columns-repeated="16380"/>
        </table:table-row>
        <table:table-row table:style-name="ro1">
          <table:table-cell office:value-type="date" office:date-value="1993-12-01T00:00:00" table:style-name="ce3">
            <text:p>01/12/1993</text:p>
          </table:table-cell>
          <table:table-cell office:value-type="float" office:value="359.08105567370001" table:style-name="ce1">
            <text:p>359.0810557</text:p>
          </table:table-cell>
          <table:table-cell office:value-type="float" office:value="3412.7336547921" table:style-name="ce1">
            <text:p>3412.733655</text:p>
          </table:table-cell>
          <table:table-cell office:value-type="float" office:value="184.71745567959999" table:style-name="ce1">
            <text:p>184.7174557</text:p>
          </table:table-cell>
          <table:table-cell table:number-columns-repeated="16380"/>
        </table:table-row>
        <table:table-row table:style-name="ro1">
          <table:table-cell office:value-type="date" office:date-value="1994-01-01T00:00:00" table:style-name="ce3">
            <text:p>01/01/1994</text:p>
          </table:table-cell>
          <table:table-cell office:value-type="float" office:value="352.3303318541" table:style-name="ce1">
            <text:p>352.3303319</text:p>
          </table:table-cell>
          <table:table-cell office:value-type="float" office:value="2689.0870003522" table:style-name="ce1">
            <text:p>2689.087</text:p>
          </table:table-cell>
          <table:table-cell office:value-type="float" office:value="228.97475211950001" table:style-name="ce1">
            <text:p>228.9747521</text:p>
          </table:table-cell>
          <table:table-cell table:number-columns-repeated="16380"/>
        </table:table-row>
        <table:table-row table:style-name="ro1">
          <table:table-cell office:value-type="date" office:date-value="1994-02-01T00:00:00" table:style-name="ce3">
            <text:p>01/02/1994</text:p>
          </table:table-cell>
          <table:table-cell office:value-type="float" office:value="311.25145924930001" table:style-name="ce1">
            <text:p>311.2514592</text:p>
          </table:table-cell>
          <table:table-cell office:value-type="float" office:value="3046.9022141790001" table:style-name="ce1">
            <text:p>3046.902214</text:p>
          </table:table-cell>
          <table:table-cell office:value-type="float" office:value="199.7950292296" table:style-name="ce1">
            <text:p>199.7950292</text:p>
          </table:table-cell>
          <table:table-cell table:number-columns-repeated="16380"/>
        </table:table-row>
        <table:table-row table:style-name="ro1">
          <table:table-cell office:value-type="date" office:date-value="1994-03-01T00:00:00" table:style-name="ce3">
            <text:p>01/03/1994</text:p>
          </table:table-cell>
          <table:table-cell office:value-type="float" office:value="349.30256040469999" table:style-name="ce1">
            <text:p>349.3025604</text:p>
          </table:table-cell>
          <table:table-cell office:value-type="float" office:value="3332.4985121396999" table:style-name="ce1">
            <text:p>3332.498512</text:p>
          </table:table-cell>
          <table:table-cell office:value-type="float" office:value="260.2530413595" table:style-name="ce1">
            <text:p>260.2530414</text:p>
          </table:table-cell>
          <table:table-cell table:number-columns-repeated="16380"/>
        </table:table-row>
        <table:table-row table:style-name="ro1">
          <table:table-cell office:value-type="date" office:date-value="1994-04-01T00:00:00" table:style-name="ce3">
            <text:p>01/04/1994</text:p>
          </table:table-cell>
          <table:table-cell office:value-type="float" office:value="330.34164441680002" table:style-name="ce1">
            <text:p>330.3416444</text:p>
          </table:table-cell>
          <table:table-cell office:value-type="float" office:value="3233.8989226676999" table:style-name="ce1">
            <text:p>3233.898923</text:p>
          </table:table-cell>
          <table:table-cell office:value-type="float" office:value="206.4550204896" table:style-name="ce1">
            <text:p>206.4550205</text:p>
          </table:table-cell>
          <table:table-cell table:number-columns-repeated="16380"/>
        </table:table-row>
        <table:table-row table:style-name="ro1">
          <table:table-cell office:value-type="date" office:date-value="1994-05-01T00:00:00" table:style-name="ce3">
            <text:p>01/05/1994</text:p>
          </table:table-cell>
          <table:table-cell office:value-type="float" office:value="342.11950299580002" table:style-name="ce1">
            <text:p>342.119503</text:p>
          </table:table-cell>
          <table:table-cell office:value-type="float" office:value="2979.2744100179002" table:style-name="ce1">
            <text:p>2979.27441</text:p>
          </table:table-cell>
          <table:table-cell office:value-type="float" office:value="235.6962797795" table:style-name="ce1">
            <text:p>235.6962798</text:p>
          </table:table-cell>
          <table:table-cell table:number-columns-repeated="16380"/>
        </table:table-row>
        <table:table-row table:style-name="ro1">
          <table:table-cell office:value-type="date" office:date-value="1994-06-01T00:00:00" table:style-name="ce3">
            <text:p>01/06/1994</text:p>
          </table:table-cell>
          <table:table-cell office:value-type="float" office:value="338.30462587559998" table:style-name="ce1">
            <text:p>338.3046259</text:p>
          </table:table-cell>
          <table:table-cell office:value-type="float" office:value="2558.2694666779998" table:style-name="ce1">
            <text:p>2558.269467</text:p>
          </table:table-cell>
          <table:table-cell office:value-type="float" office:value="242.85795241950001" table:style-name="ce1">
            <text:p>242.8579524</text:p>
          </table:table-cell>
          <table:table-cell table:number-columns-repeated="16380"/>
        </table:table-row>
        <table:table-row table:style-name="ro1">
          <table:table-cell office:value-type="date" office:date-value="1994-07-01T00:00:00" table:style-name="ce3">
            <text:p>01/07/1994</text:p>
          </table:table-cell>
          <table:table-cell office:value-type="float" office:value="333.55757433849999" table:style-name="ce1">
            <text:p>333.5575743</text:p>
          </table:table-cell>
          <table:table-cell office:value-type="float" office:value="3320.6927963271" table:style-name="ce1">
            <text:p>3320.692796</text:p>
          </table:table-cell>
          <table:table-cell office:value-type="float" office:value="220.0114033296" table:style-name="ce1">
            <text:p>220.0114033</text:p>
          </table:table-cell>
          <table:table-cell table:number-columns-repeated="16380"/>
        </table:table-row>
        <table:table-row table:style-name="ro1">
          <table:table-cell office:value-type="date" office:date-value="1994-08-01T00:00:00" table:style-name="ce3">
            <text:p>01/08/1994</text:p>
          </table:table-cell>
          <table:table-cell office:value-type="float" office:value="331.746369501" table:style-name="ce1">
            <text:p>331.7463695</text:p>
          </table:table-cell>
          <table:table-cell office:value-type="float" office:value="3548.7908857931002" table:style-name="ce1">
            <text:p>3548.790886</text:p>
          </table:table-cell>
          <table:table-cell office:value-type="float" office:value="177.2115701896" table:style-name="ce1">
            <text:p>177.2115702</text:p>
          </table:table-cell>
          <table:table-cell table:number-columns-repeated="16380"/>
        </table:table-row>
        <table:table-row table:style-name="ro1">
          <table:table-cell office:value-type="date" office:date-value="1994-09-01T00:00:00" table:style-name="ce3">
            <text:p>01/09/1994</text:p>
          </table:table-cell>
          <table:table-cell office:value-type="float" office:value="327.5508664633" table:style-name="ce1">
            <text:p>327.5508665</text:p>
          </table:table-cell>
          <table:table-cell office:value-type="float" office:value="2387.3780865509998" table:style-name="ce1">
            <text:p>2387.378087</text:p>
          </table:table-cell>
          <table:table-cell office:value-type="float" office:value="243.02325517950001" table:style-name="ce1">
            <text:p>243.0232552</text:p>
          </table:table-cell>
          <table:table-cell table:number-columns-repeated="16380"/>
        </table:table-row>
        <table:table-row table:style-name="ro1">
          <table:table-cell office:value-type="date" office:date-value="1994-10-01T00:00:00" table:style-name="ce3">
            <text:p>01/10/1994</text:p>
          </table:table-cell>
          <table:table-cell office:value-type="float" office:value="328.95702787160002" table:style-name="ce1">
            <text:p>328.9570279</text:p>
          </table:table-cell>
          <table:table-cell office:value-type="float" office:value="2976.1407940923" table:style-name="ce1">
            <text:p>2976.140794</text:p>
          </table:table-cell>
          <table:table-cell office:value-type="float" office:value="234.99925647949999" table:style-name="ce1">
            <text:p>234.9992565</text:p>
          </table:table-cell>
          <table:table-cell table:number-columns-repeated="16380"/>
        </table:table-row>
        <table:table-row table:style-name="ro1">
          <table:table-cell office:value-type="date" office:date-value="1994-11-01T00:00:00" table:style-name="ce3">
            <text:p>01/11/1994</text:p>
          </table:table-cell>
          <table:table-cell office:value-type="float" office:value="315.32487472859998" table:style-name="ce1">
            <text:p>315.3248747</text:p>
          </table:table-cell>
          <table:table-cell office:value-type="float" office:value="3168.4573621755999" table:style-name="ce1">
            <text:p>3168.457362</text:p>
          </table:table-cell>
          <table:table-cell office:value-type="float" office:value="215.40975581960001" table:style-name="ce1">
            <text:p>215.4097558</text:p>
          </table:table-cell>
          <table:table-cell table:number-columns-repeated="16380"/>
        </table:table-row>
        <table:table-row table:style-name="ro1">
          <table:table-cell office:value-type="date" office:date-value="1994-12-01T00:00:00" table:style-name="ce3">
            <text:p>01/12/1994</text:p>
          </table:table-cell>
          <table:table-cell office:value-type="float" office:value="315.83333350139998" table:style-name="ce1">
            <text:p>315.8333335</text:p>
          </table:table-cell>
          <table:table-cell office:value-type="float" office:value="3241.2592763532998" table:style-name="ce1">
            <text:p>3241.259276</text:p>
          </table:table-cell>
          <table:table-cell office:value-type="float" office:value="175.3913978596" table:style-name="ce1">
            <text:p>175.3913979</text:p>
          </table:table-cell>
          <table:table-cell table:number-columns-repeated="16380"/>
        </table:table-row>
        <table:table-row table:style-name="ro1">
          <table:table-cell office:value-type="date" office:date-value="1995-01-01T00:00:00" table:style-name="ce3">
            <text:p>01/01/1995</text:p>
          </table:table-cell>
          <table:table-cell office:value-type="float" office:value="308.35295697949999" table:style-name="ce1">
            <text:p>308.352957</text:p>
          </table:table-cell>
          <table:table-cell office:value-type="float" office:value="3446.9119308175" table:style-name="ce1">
            <text:p>3446.911931</text:p>
          </table:table-cell>
          <table:table-cell office:value-type="float" office:value="230.28063257950001" table:style-name="ce1">
            <text:p>230.2806326</text:p>
          </table:table-cell>
          <table:table-cell table:number-columns-repeated="16380"/>
        </table:table-row>
        <table:table-row table:style-name="ro1">
          <table:table-cell office:value-type="date" office:date-value="1995-02-01T00:00:00" table:style-name="ce3">
            <text:p>01/02/1995</text:p>
          </table:table-cell>
          <table:table-cell office:value-type="float" office:value="275.66509045020001" table:style-name="ce1">
            <text:p>275.6650905</text:p>
          </table:table-cell>
          <table:table-cell office:value-type="float" office:value="3009.8089465949001" table:style-name="ce1">
            <text:p>3009.808947</text:p>
          </table:table-cell>
          <table:table-cell office:value-type="float" office:value="216.4845360596" table:style-name="ce1">
            <text:p>216.4845361</text:p>
          </table:table-cell>
          <table:table-cell table:number-columns-repeated="16380"/>
        </table:table-row>
        <table:table-row table:style-name="ro1">
          <table:table-cell office:value-type="date" office:date-value="1995-03-01T00:00:00" table:style-name="ce3">
            <text:p>01/03/1995</text:p>
          </table:table-cell>
          <table:table-cell office:value-type="float" office:value="314.58229510839999" table:style-name="ce1">
            <text:p>314.5822951</text:p>
          </table:table-cell>
          <table:table-cell office:value-type="float" office:value="3221.5102085434" table:style-name="ce1">
            <text:p>3221.510209</text:p>
          </table:table-cell>
          <table:table-cell office:value-type="float" office:value="243.6109383095" table:style-name="ce1">
            <text:p>243.6109383</text:p>
          </table:table-cell>
          <table:table-cell table:number-columns-repeated="16380"/>
        </table:table-row>
        <table:table-row table:style-name="ro1">
          <table:table-cell office:value-type="date" office:date-value="1995-04-01T00:00:00" table:style-name="ce3">
            <text:p>01/04/1995</text:p>
          </table:table-cell>
          <table:table-cell office:value-type="float" office:value="293.9092806539" table:style-name="ce1">
            <text:p>293.9092807</text:p>
          </table:table-cell>
          <table:table-cell office:value-type="float" office:value="3052.1491989845999" table:style-name="ce1">
            <text:p>3052.149199</text:p>
          </table:table-cell>
          <table:table-cell office:value-type="float" office:value="221.8053586696" table:style-name="ce1">
            <text:p>221.8053587</text:p>
          </table:table-cell>
          <table:table-cell table:number-columns-repeated="16380"/>
        </table:table-row>
        <table:table-row table:style-name="ro1">
          <table:table-cell office:value-type="date" office:date-value="1995-05-01T00:00:00" table:style-name="ce3">
            <text:p>01/05/1995</text:p>
          </table:table-cell>
          <table:table-cell office:value-type="float" office:value="307.07031945379998" table:style-name="ce1">
            <text:p>307.0703195</text:p>
          </table:table-cell>
          <table:table-cell office:value-type="float" office:value="3182.4493216572" table:style-name="ce1">
            <text:p>3182.449322</text:p>
          </table:table-cell>
          <table:table-cell office:value-type="float" office:value="231.78176441950001" table:style-name="ce1">
            <text:p>231.7817644</text:p>
          </table:table-cell>
          <table:table-cell table:number-columns-repeated="16380"/>
        </table:table-row>
        <table:table-row table:style-name="ro1">
          <table:table-cell office:value-type="date" office:date-value="1995-06-01T00:00:00" table:style-name="ce3">
            <text:p>01/06/1995</text:p>
          </table:table-cell>
          <table:table-cell office:value-type="float" office:value="300.53360794240001" table:style-name="ce1">
            <text:p>300.5336079</text:p>
          </table:table-cell>
          <table:table-cell office:value-type="float" office:value="1394.6777112458001" table:style-name="ce1">
            <text:p>1394.677711</text:p>
          </table:table-cell>
          <table:table-cell office:value-type="float" office:value="239.2080279795" table:style-name="ce1">
            <text:p>239.208028</text:p>
          </table:table-cell>
          <table:table-cell table:number-columns-repeated="16380"/>
        </table:table-row>
        <table:table-row table:style-name="ro1">
          <table:table-cell office:value-type="date" office:date-value="1995-07-01T00:00:00" table:style-name="ce3">
            <text:p>01/07/1995</text:p>
          </table:table-cell>
          <table:table-cell office:value-type="float" office:value="298.51557241760003" table:style-name="ce1">
            <text:p>298.5155724</text:p>
          </table:table-cell>
          <table:table-cell office:value-type="float" office:value="2001.360329394" table:style-name="ce1">
            <text:p>2001.360329</text:p>
          </table:table-cell>
          <table:table-cell office:value-type="float" office:value="219.7565801296" table:style-name="ce1">
            <text:p>219.7565801</text:p>
          </table:table-cell>
          <table:table-cell table:number-columns-repeated="16380"/>
        </table:table-row>
        <table:table-row table:style-name="ro1">
          <table:table-cell office:value-type="date" office:date-value="1995-08-01T00:00:00" table:style-name="ce3">
            <text:p>01/08/1995</text:p>
          </table:table-cell>
          <table:table-cell office:value-type="float" office:value="299.6761223849" table:style-name="ce1">
            <text:p>299.6761224</text:p>
          </table:table-cell>
          <table:table-cell office:value-type="float" office:value="2944.9503844145001" table:style-name="ce1">
            <text:p>2944.950384</text:p>
          </table:table-cell>
          <table:table-cell office:value-type="float" office:value="174.77850932960001" table:style-name="ce1">
            <text:p>174.7785093</text:p>
          </table:table-cell>
          <table:table-cell table:number-columns-repeated="16380"/>
        </table:table-row>
        <table:table-row table:style-name="ro1">
          <table:table-cell office:value-type="date" office:date-value="1995-09-01T00:00:00" table:style-name="ce3">
            <text:p>01/09/1995</text:p>
          </table:table-cell>
          <table:table-cell office:value-type="float" office:value="289.85166474099998" table:style-name="ce1">
            <text:p>289.8516647</text:p>
          </table:table-cell>
          <table:table-cell office:value-type="float" office:value="3110.4490301579999" table:style-name="ce1">
            <text:p>3110.44903</text:p>
          </table:table-cell>
          <table:table-cell office:value-type="float" office:value="250.9022146495" table:style-name="ce1">
            <text:p>250.9022146</text:p>
          </table:table-cell>
          <table:table-cell table:number-columns-repeated="16380"/>
        </table:table-row>
        <table:table-row table:style-name="ro1">
          <table:table-cell office:value-type="date" office:date-value="1995-10-01T00:00:00" table:style-name="ce3">
            <text:p>01/10/1995</text:p>
          </table:table-cell>
          <table:table-cell office:value-type="float" office:value="304.61133239430001" table:style-name="ce1">
            <text:p>304.6113324</text:p>
          </table:table-cell>
          <table:table-cell office:value-type="float" office:value="3087.2748472665999" table:style-name="ce1">
            <text:p>3087.274847</text:p>
          </table:table-cell>
          <table:table-cell office:value-type="float" office:value="226.0176845295" table:style-name="ce1">
            <text:p>226.0176845</text:p>
          </table:table-cell>
          <table:table-cell table:number-columns-repeated="16380"/>
        </table:table-row>
        <table:table-row table:style-name="ro1">
          <table:table-cell office:value-type="date" office:date-value="1995-11-01T00:00:00" table:style-name="ce3">
            <text:p>01/11/1995</text:p>
          </table:table-cell>
          <table:table-cell office:value-type="float" office:value="313.86269667570002" table:style-name="ce1">
            <text:p>313.8626967</text:p>
          </table:table-cell>
          <table:table-cell office:value-type="float" office:value="3110.6676545249002" table:style-name="ce1">
            <text:p>3110.667655</text:p>
          </table:table-cell>
          <table:table-cell office:value-type="float" office:value="218.2656234696" table:style-name="ce1">
            <text:p>218.2656235</text:p>
          </table:table-cell>
          <table:table-cell table:number-columns-repeated="16380"/>
        </table:table-row>
        <table:table-row table:style-name="ro1">
          <table:table-cell office:value-type="date" office:date-value="1995-12-01T00:00:00" table:style-name="ce3">
            <text:p>01/12/1995</text:p>
          </table:table-cell>
          <table:table-cell office:value-type="float" office:value="286.36426954220002" table:style-name="ce1">
            <text:p>286.3642695</text:p>
          </table:table-cell>
          <table:table-cell office:value-type="float" office:value="3127.7203551430998" table:style-name="ce1">
            <text:p>3127.720355</text:p>
          </table:table-cell>
          <table:table-cell office:value-type="float" office:value="154.79883891969999" table:style-name="ce1">
            <text:p>154.7988389</text:p>
          </table:table-cell>
          <table:table-cell table:number-columns-repeated="16380"/>
        </table:table-row>
        <table:table-row table:style-name="ro1">
          <table:table-cell office:value-type="date" office:date-value="1996-01-01T00:00:00" table:style-name="ce3">
            <text:p>01/01/1996</text:p>
          </table:table-cell>
          <table:table-cell office:value-type="float" office:value="286.61275363179999" table:style-name="ce1">
            <text:p>286.6127536</text:p>
          </table:table-cell>
          <table:table-cell office:value-type="float" office:value="3215.3158514811998" table:style-name="ce1">
            <text:p>3215.315851</text:p>
          </table:table-cell>
          <table:table-cell office:value-type="float" office:value="217.41941174959999" table:style-name="ce1">
            <text:p>217.4194117</text:p>
          </table:table-cell>
          <table:table-cell table:number-columns-repeated="16380"/>
        </table:table-row>
        <table:table-row table:style-name="ro1">
          <table:table-cell office:value-type="date" office:date-value="1996-02-01T00:00:00" table:style-name="ce3">
            <text:p>01/02/1996</text:p>
          </table:table-cell>
          <table:table-cell office:value-type="float" office:value="250.37285587759999" table:style-name="ce1">
            <text:p>250.3728559</text:p>
          </table:table-cell>
          <table:table-cell office:value-type="float" office:value="2891.1687901569999" table:style-name="ce1">
            <text:p>2891.16879</text:p>
          </table:table-cell>
          <table:table-cell office:value-type="float" office:value="206.16318791960001" table:style-name="ce1">
            <text:p>206.1631879</text:p>
          </table:table-cell>
          <table:table-cell table:number-columns-repeated="16380"/>
        </table:table-row>
        <table:table-row table:style-name="ro1">
          <table:table-cell office:value-type="date" office:date-value="1996-03-01T00:00:00" table:style-name="ce3">
            <text:p>01/03/1996</text:p>
          </table:table-cell>
          <table:table-cell office:value-type="float" office:value="272.08433417729998" table:style-name="ce1">
            <text:p>272.0843342</text:p>
          </table:table-cell>
          <table:table-cell office:value-type="float" office:value="3152.7892825477002" table:style-name="ce1">
            <text:p>3152.789283</text:p>
          </table:table-cell>
          <table:table-cell office:value-type="float" office:value="198.87982659959999" table:style-name="ce1">
            <text:p>198.8798266</text:p>
          </table:table-cell>
          <table:table-cell table:number-columns-repeated="16380"/>
        </table:table-row>
        <table:table-row table:style-name="ro1">
          <table:table-cell office:value-type="date" office:date-value="1996-04-01T00:00:00" table:style-name="ce3">
            <text:p>01/04/1996</text:p>
          </table:table-cell>
          <table:table-cell office:value-type="float" office:value="262.90191345829999" table:style-name="ce1">
            <text:p>262.9019135</text:p>
          </table:table-cell>
          <table:table-cell office:value-type="float" office:value="2819.9701213365001" table:style-name="ce1">
            <text:p>2819.970121</text:p>
          </table:table-cell>
          <table:table-cell office:value-type="float" office:value="201.24952468960001" table:style-name="ce1">
            <text:p>201.2495247</text:p>
          </table:table-cell>
          <table:table-cell table:number-columns-repeated="16380"/>
        </table:table-row>
        <table:table-row table:style-name="ro1">
          <table:table-cell office:value-type="date" office:date-value="1996-05-01T00:00:00" table:style-name="ce3">
            <text:p>01/05/1996</text:p>
          </table:table-cell>
          <table:table-cell office:value-type="float" office:value="266.58464875060002" table:style-name="ce1">
            <text:p>266.5846488</text:p>
          </table:table-cell>
          <table:table-cell office:value-type="float" office:value="2819.8972465475999" table:style-name="ce1">
            <text:p>2819.897247</text:p>
          </table:table-cell>
          <table:table-cell office:value-type="float" office:value="200.5285391896" table:style-name="ce1">
            <text:p>200.5285392</text:p>
          </table:table-cell>
          <table:table-cell table:number-columns-repeated="16380"/>
        </table:table-row>
        <table:table-row table:style-name="ro1">
          <table:table-cell office:value-type="date" office:date-value="1996-06-01T00:00:00" table:style-name="ce3">
            <text:p>01/06/1996</text:p>
          </table:table-cell>
          <table:table-cell office:value-type="float" office:value="253.4121179206" table:style-name="ce1">
            <text:p>253.4121179</text:p>
          </table:table-cell>
          <table:table-cell office:value-type="float" office:value="1673.5695286216001" table:style-name="ce1">
            <text:p>1673.569529</text:p>
          </table:table-cell>
          <table:table-cell office:value-type="float" office:value="197.22591002959999" table:style-name="ce1">
            <text:p>197.22591</text:p>
          </table:table-cell>
          <table:table-cell table:number-columns-repeated="16380"/>
        </table:table-row>
        <table:table-row table:style-name="ro1">
          <table:table-cell office:value-type="date" office:date-value="1996-07-01T00:00:00" table:style-name="ce3">
            <text:p>01/07/1996</text:p>
          </table:table-cell>
          <table:table-cell office:value-type="float" office:value="258.7265189597" table:style-name="ce1">
            <text:p>258.726519</text:p>
          </table:table-cell>
          <table:table-cell office:value-type="float" office:value="1426.1596200793999" table:style-name="ce1">
            <text:p>1426.15962</text:p>
          </table:table-cell>
          <table:table-cell office:value-type="float" office:value="220.65236268960001" table:style-name="ce1">
            <text:p>220.6523627</text:p>
          </table:table-cell>
          <table:table-cell table:number-columns-repeated="16380"/>
        </table:table-row>
        <table:table-row table:style-name="ro1">
          <table:table-cell office:value-type="date" office:date-value="1996-08-01T00:00:00" table:style-name="ce3">
            <text:p>01/08/1996</text:p>
          </table:table-cell>
          <table:table-cell office:value-type="float" office:value="251.55925968080001" table:style-name="ce1">
            <text:p>251.5592597</text:p>
          </table:table-cell>
          <table:table-cell office:value-type="float" office:value="2262.7621974178001" table:style-name="ce1">
            <text:p>2262.762197</text:p>
          </table:table-cell>
          <table:table-cell office:value-type="float" office:value="150.10482439969999" table:style-name="ce1">
            <text:p>150.1048244</text:p>
          </table:table-cell>
          <table:table-cell table:number-columns-repeated="16380"/>
        </table:table-row>
        <table:table-row table:style-name="ro1">
          <table:table-cell office:value-type="date" office:date-value="1996-09-01T00:00:00" table:style-name="ce3">
            <text:p>01/09/1996</text:p>
          </table:table-cell>
          <table:table-cell office:value-type="float" office:value="236.86853558979999" table:style-name="ce1">
            <text:p>236.8685356</text:p>
          </table:table-cell>
          <table:table-cell office:value-type="float" office:value="2569.6379337568001" table:style-name="ce1">
            <text:p>2569.637934</text:p>
          </table:table-cell>
          <table:table-cell office:value-type="float" office:value="220.98664675960001" table:style-name="ce1">
            <text:p>220.9866468</text:p>
          </table:table-cell>
          <table:table-cell table:number-columns-repeated="16380"/>
        </table:table-row>
        <table:table-row table:style-name="ro1">
          <table:table-cell office:value-type="date" office:date-value="1996-10-01T00:00:00" table:style-name="ce3">
            <text:p>01/10/1996</text:p>
          </table:table-cell>
          <table:table-cell office:value-type="float" office:value="237.24485253469999" table:style-name="ce1">
            <text:p>237.2448525</text:p>
          </table:table-cell>
          <table:table-cell office:value-type="float" office:value="2507.9129875019999" table:style-name="ce1">
            <text:p>2507.912988</text:p>
          </table:table-cell>
          <table:table-cell office:value-type="float" office:value="236.7567352595" table:style-name="ce1">
            <text:p>236.7567353</text:p>
          </table:table-cell>
          <table:table-cell table:number-columns-repeated="16380"/>
        </table:table-row>
        <table:table-row table:style-name="ro1">
          <table:table-cell office:value-type="date" office:date-value="1996-11-01T00:00:00" table:style-name="ce3">
            <text:p>01/11/1996</text:p>
          </table:table-cell>
          <table:table-cell office:value-type="float" office:value="225.94959889259999" table:style-name="ce1">
            <text:p>225.9495989</text:p>
          </table:table-cell>
          <table:table-cell office:value-type="float" office:value="2496.7631447900999" table:style-name="ce1">
            <text:p>2496.763145</text:p>
          </table:table-cell>
          <table:table-cell office:value-type="float" office:value="190.77893549960001" table:style-name="ce1">
            <text:p>190.7789355</text:p>
          </table:table-cell>
          <table:table-cell table:number-columns-repeated="16380"/>
        </table:table-row>
        <table:table-row table:style-name="ro1">
          <table:table-cell office:value-type="date" office:date-value="1996-12-01T00:00:00" table:style-name="ce3">
            <text:p>01/12/1996</text:p>
          </table:table-cell>
          <table:table-cell office:value-type="float" office:value="228.3496966591" table:style-name="ce1">
            <text:p>228.3496967</text:p>
          </table:table-cell>
          <table:table-cell office:value-type="float" office:value="2544.9333802971" table:style-name="ce1">
            <text:p>2544.93338</text:p>
          </table:table-cell>
          <table:table-cell office:value-type="float" office:value="170.79834372970001" table:style-name="ce1">
            <text:p>170.7983437</text:p>
          </table:table-cell>
          <table:table-cell table:number-columns-repeated="16380"/>
        </table:table-row>
        <table:table-row table:style-name="ro1">
          <table:table-cell office:value-type="date" office:date-value="1997-01-01T00:00:00" table:style-name="ce3">
            <text:p>01/01/1997</text:p>
          </table:table-cell>
          <table:table-cell office:value-type="float" office:value="221.31458064450001" table:style-name="ce1">
            <text:p>221.3145806</text:p>
          </table:table-cell>
          <table:table-cell office:value-type="float" office:value="2516.5122126000001" table:style-name="ce1">
            <text:p>2516.512213</text:p>
          </table:table-cell>
          <table:table-cell office:value-type="float" office:value="196.99804253959999" table:style-name="ce1">
            <text:p>196.9980425</text:p>
          </table:table-cell>
          <table:table-cell table:number-columns-repeated="16380"/>
        </table:table-row>
        <table:table-row table:style-name="ro1">
          <table:table-cell office:value-type="date" office:date-value="1997-02-01T00:00:00" table:style-name="ce3">
            <text:p>01/02/1997</text:p>
          </table:table-cell>
          <table:table-cell office:value-type="float" office:value="204.65609237629999" table:style-name="ce1">
            <text:p>204.6560924</text:p>
          </table:table-cell>
          <table:table-cell office:value-type="float" office:value="2277.4100300001001" table:style-name="ce1">
            <text:p>2277.41003</text:p>
          </table:table-cell>
          <table:table-cell office:value-type="float" office:value="201.7243330396" table:style-name="ce1">
            <text:p>201.724333</text:p>
          </table:table-cell>
          <table:table-cell table:number-columns-repeated="16380"/>
        </table:table-row>
        <table:table-row table:style-name="ro1">
          <table:table-cell office:value-type="date" office:date-value="1997-03-01T00:00:00" table:style-name="ce3">
            <text:p>01/03/1997</text:p>
          </table:table-cell>
          <table:table-cell office:value-type="float" office:value="218.68610732740001" table:style-name="ce1">
            <text:p>218.6861073</text:p>
          </table:table-cell>
          <table:table-cell office:value-type="float" office:value="2524.3826898084999" table:style-name="ce1">
            <text:p>2524.38269</text:p>
          </table:table-cell>
          <table:table-cell office:value-type="float" office:value="209.1951402896" table:style-name="ce1">
            <text:p>209.1951403</text:p>
          </table:table-cell>
          <table:table-cell table:number-columns-repeated="16380"/>
        </table:table-row>
        <table:table-row table:style-name="ro1">
          <table:table-cell office:value-type="date" office:date-value="1997-04-01T00:00:00" table:style-name="ce3">
            <text:p>01/04/1997</text:p>
          </table:table-cell>
          <table:table-cell office:value-type="float" office:value="209.28249267909999" table:style-name="ce1">
            <text:p>209.2824927</text:p>
          </table:table-cell>
          <table:table-cell office:value-type="float" office:value="2493.1922801307001" table:style-name="ce1">
            <text:p>2493.19228</text:p>
          </table:table-cell>
          <table:table-cell office:value-type="float" office:value="248.3292807695" table:style-name="ce1">
            <text:p>248.3292808</text:p>
          </table:table-cell>
          <table:table-cell table:number-columns-repeated="16380"/>
        </table:table-row>
        <table:table-row table:style-name="ro1">
          <table:table-cell office:value-type="date" office:date-value="1997-05-01T00:00:00" table:style-name="ce3">
            <text:p>01/05/1997</text:p>
          </table:table-cell>
          <table:table-cell office:value-type="float" office:value="213.241002221" table:style-name="ce1">
            <text:p>213.2410022</text:p>
          </table:table-cell>
          <table:table-cell office:value-type="float" office:value="2315.8150437856002" table:style-name="ce1">
            <text:p>2315.815044</text:p>
          </table:table-cell>
          <table:table-cell office:value-type="float" office:value="195.1487867296" table:style-name="ce1">
            <text:p>195.1487867</text:p>
          </table:table-cell>
          <table:table-cell table:number-columns-repeated="16380"/>
        </table:table-row>
        <table:table-row table:style-name="ro1">
          <table:table-cell office:value-type="date" office:date-value="1997-06-01T00:00:00" table:style-name="ce3">
            <text:p>01/06/1997</text:p>
          </table:table-cell>
          <table:table-cell office:value-type="float" office:value="201.0681544823" table:style-name="ce1">
            <text:p>201.0681545</text:p>
          </table:table-cell>
          <table:table-cell office:value-type="float" office:value="1931.4734067749" table:style-name="ce1">
            <text:p>1931.473407</text:p>
          </table:table-cell>
          <table:table-cell office:value-type="float" office:value="213.8154265796" table:style-name="ce1">
            <text:p>213.8154266</text:p>
          </table:table-cell>
          <table:table-cell table:number-columns-repeated="16380"/>
        </table:table-row>
        <table:table-row table:style-name="ro1">
          <table:table-cell office:value-type="date" office:date-value="1997-07-01T00:00:00" table:style-name="ce3">
            <text:p>01/07/1997</text:p>
          </table:table-cell>
          <table:table-cell office:value-type="float" office:value="217.82000382460001" table:style-name="ce1">
            <text:p>217.8200038</text:p>
          </table:table-cell>
          <table:table-cell office:value-type="float" office:value="2491.4432851954998" table:style-name="ce1">
            <text:p>2491.443285</text:p>
          </table:table-cell>
          <table:table-cell office:value-type="float" office:value="216.20617308959999" table:style-name="ce1">
            <text:p>216.2061731</text:p>
          </table:table-cell>
          <table:table-cell table:number-columns-repeated="16380"/>
        </table:table-row>
        <table:table-row table:style-name="ro1">
          <table:table-cell office:value-type="date" office:date-value="1997-08-01T00:00:00" table:style-name="ce3">
            <text:p>01/08/1997</text:p>
          </table:table-cell>
          <table:table-cell office:value-type="float" office:value="209.1905679292" table:style-name="ce1">
            <text:p>209.1905679</text:p>
          </table:table-cell>
          <table:table-cell office:value-type="float" office:value="2381.7667278005001" table:style-name="ce1">
            <text:p>2381.766728</text:p>
          </table:table-cell>
          <table:table-cell office:value-type="float" office:value="147.9464216197" table:style-name="ce1">
            <text:p>147.9464216</text:p>
          </table:table-cell>
          <table:table-cell table:number-columns-repeated="16380"/>
        </table:table-row>
        <table:table-row table:style-name="ro1">
          <table:table-cell office:value-type="date" office:date-value="1997-09-01T00:00:00" table:style-name="ce3">
            <text:p>01/09/1997</text:p>
          </table:table-cell>
          <table:table-cell office:value-type="float" office:value="210.61396522819999" table:style-name="ce1">
            <text:p>210.6139652</text:p>
          </table:table-cell>
          <table:table-cell office:value-type="float" office:value="2196.8833881918999" table:style-name="ce1">
            <text:p>2196.883388</text:p>
          </table:table-cell>
          <table:table-cell office:value-type="float" office:value="240.29494455950001" table:style-name="ce1">
            <text:p>240.2949446</text:p>
          </table:table-cell>
          <table:table-cell table:number-columns-repeated="16380"/>
        </table:table-row>
        <table:table-row table:style-name="ro1">
          <table:table-cell office:value-type="date" office:date-value="1997-10-01T00:00:00" table:style-name="ce3">
            <text:p>01/10/1997</text:p>
          </table:table-cell>
          <table:table-cell office:value-type="float" office:value="221.29447210539999" table:style-name="ce1">
            <text:p>221.2944721</text:p>
          </table:table-cell>
          <table:table-cell office:value-type="float" office:value="2229.1669197041001" table:style-name="ce1">
            <text:p>2229.16692</text:p>
          </table:table-cell>
          <table:table-cell office:value-type="float" office:value="240.03517632949999" table:style-name="ce1">
            <text:p>240.0351763</text:p>
          </table:table-cell>
          <table:table-cell table:number-columns-repeated="16380"/>
        </table:table-row>
        <table:table-row table:style-name="ro1">
          <table:table-cell office:value-type="date" office:date-value="1997-11-01T00:00:00" table:style-name="ce3">
            <text:p>01/11/1997</text:p>
          </table:table-cell>
          <table:table-cell office:value-type="float" office:value="207.76717063020001" table:style-name="ce1">
            <text:p>207.7671706</text:p>
          </table:table-cell>
          <table:table-cell office:value-type="float" office:value="2171.3772120535" table:style-name="ce1">
            <text:p>2171.377212</text:p>
          </table:table-cell>
          <table:table-cell office:value-type="float" office:value="210.39022739960001" table:style-name="ce1">
            <text:p>210.3902274</text:p>
          </table:table-cell>
          <table:table-cell table:number-columns-repeated="16380"/>
        </table:table-row>
        <table:table-row table:style-name="ro1">
          <table:table-cell office:value-type="date" office:date-value="1997-12-01T00:00:00" table:style-name="ce3">
            <text:p>01/12/1997</text:p>
          </table:table-cell>
          <table:table-cell office:value-type="float" office:value="221.59753651520001" table:style-name="ce1">
            <text:p>221.5975365</text:p>
          </table:table-cell>
          <table:table-cell office:value-type="float" office:value="2288.559872712" table:style-name="ce1">
            <text:p>2288.559873</text:p>
          </table:table-cell>
          <table:table-cell office:value-type="float" office:value="183.93823253959999" table:style-name="ce1">
            <text:p>183.9382325</text:p>
          </table:table-cell>
          <table:table-cell table:number-columns-repeated="16380"/>
        </table:table-row>
        <table:table-row table:style-name="ro1">
          <table:table-cell office:value-type="date" office:date-value="1998-01-01T00:00:00" table:style-name="ce3">
            <text:p>01/01/1998</text:p>
          </table:table-cell>
          <table:table-cell office:value-type="float" office:value="214.9243742033" table:style-name="ce1">
            <text:p>214.9243742</text:p>
          </table:table-cell>
          <table:table-cell office:value-type="float" office:value="2194.7700193117998" table:style-name="ce1">
            <text:p>2194.770019</text:p>
          </table:table-cell>
          <table:table-cell office:value-type="float" office:value="194.70804437960001" table:style-name="ce1">
            <text:p>194.7080444</text:p>
          </table:table-cell>
          <table:table-cell table:number-columns-repeated="16380"/>
        </table:table-row>
        <table:table-row table:style-name="ro1">
          <table:table-cell office:value-type="date" office:date-value="1998-02-01T00:00:00" table:style-name="ce3">
            <text:p>01/02/1998</text:p>
          </table:table-cell>
          <table:table-cell office:value-type="float" office:value="194.59464123660001" table:style-name="ce1">
            <text:p>194.5946412</text:p>
          </table:table-cell>
          <table:table-cell office:value-type="float" office:value="1977.4573986129001" table:style-name="ce1">
            <text:p>1977.457399</text:p>
          </table:table-cell>
          <table:table-cell office:value-type="float" office:value="195.45304511960001" table:style-name="ce1">
            <text:p>195.4530451</text:p>
          </table:table-cell>
          <table:table-cell table:number-columns-repeated="16380"/>
        </table:table-row>
        <table:table-row table:style-name="ro1">
          <table:table-cell office:value-type="date" office:date-value="1998-03-01T00:00:00" table:style-name="ce3">
            <text:p>01/03/1998</text:p>
          </table:table-cell>
          <table:table-cell office:value-type="float" office:value="213.4363423145" table:style-name="ce1">
            <text:p>213.4363423</text:p>
          </table:table-cell>
          <table:table-cell office:value-type="float" office:value="1917.1899481374001" table:style-name="ce1">
            <text:p>1917.189948</text:p>
          </table:table-cell>
          <table:table-cell office:value-type="float" office:value="231.00747791949999" table:style-name="ce1">
            <text:p>231.0074779</text:p>
          </table:table-cell>
          <table:table-cell table:number-columns-repeated="16380"/>
        </table:table-row>
        <table:table-row table:style-name="ro1">
          <table:table-cell office:value-type="date" office:date-value="1998-04-01T00:00:00" table:style-name="ce3">
            <text:p>01/04/1998</text:p>
          </table:table-cell>
          <table:table-cell office:value-type="float" office:value="201.59384914570001" table:style-name="ce1">
            <text:p>201.5938491</text:p>
          </table:table-cell>
          <table:table-cell office:value-type="float" office:value="2076.6399863966999" table:style-name="ce1">
            <text:p>2076.639986</text:p>
          </table:table-cell>
          <table:table-cell office:value-type="float" office:value="200.8330486696" table:style-name="ce1">
            <text:p>200.8330487</text:p>
          </table:table-cell>
          <table:table-cell table:number-columns-repeated="16380"/>
        </table:table-row>
        <table:table-row table:style-name="ro1">
          <table:table-cell office:value-type="date" office:date-value="1998-05-01T00:00:00" table:style-name="ce3">
            <text:p>01/05/1998</text:p>
          </table:table-cell>
          <table:table-cell office:value-type="float" office:value="206.63247449880001" table:style-name="ce1">
            <text:p>206.6324745</text:p>
          </table:table-cell>
          <table:table-cell office:value-type="float" office:value="1638.8082542843999" table:style-name="ce1">
            <text:p>1638.808254</text:p>
          </table:table-cell>
          <table:table-cell office:value-type="float" office:value="167.43668079970001" table:style-name="ce1">
            <text:p>167.4366808</text:p>
          </table:table-cell>
          <table:table-cell table:number-columns-repeated="16380"/>
        </table:table-row>
        <table:table-row table:style-name="ro1">
          <table:table-cell office:value-type="date" office:date-value="1998-06-01T00:00:00" table:style-name="ce3">
            <text:p>01/06/1998</text:p>
          </table:table-cell>
          <table:table-cell office:value-type="float" office:value="196.4905892029" table:style-name="ce1">
            <text:p>196.4905892</text:p>
          </table:table-cell>
          <table:table-cell office:value-type="float" office:value="1438.038210681" table:style-name="ce1">
            <text:p>1438.038211</text:p>
          </table:table-cell>
          <table:table-cell office:value-type="float" office:value="204.74432731959999" table:style-name="ce1">
            <text:p>204.7443273</text:p>
          </table:table-cell>
          <table:table-cell table:number-columns-repeated="16380"/>
        </table:table-row>
        <table:table-row table:style-name="ro1">
          <table:table-cell office:value-type="date" office:date-value="1998-07-01T00:00:00" table:style-name="ce3">
            <text:p>01/07/1998</text:p>
          </table:table-cell>
          <table:table-cell office:value-type="float" office:value="209.85558604159999" table:style-name="ce1">
            <text:p>209.855586</text:p>
          </table:table-cell>
          <table:table-cell office:value-type="float" office:value="2083.4902165596" table:style-name="ce1">
            <text:p>2083.490217</text:p>
          </table:table-cell>
          <table:table-cell office:value-type="float" office:value="208.56138096960001" table:style-name="ce1">
            <text:p>208.561381</text:p>
          </table:table-cell>
          <table:table-cell table:number-columns-repeated="16380"/>
        </table:table-row>
        <table:table-row table:style-name="ro1">
          <table:table-cell office:value-type="date" office:date-value="1998-08-01T00:00:00" table:style-name="ce3">
            <text:p>01/08/1998</text:p>
          </table:table-cell>
          <table:table-cell office:value-type="float" office:value="201.89260458289999" table:style-name="ce1">
            <text:p>201.8926046</text:p>
          </table:table-cell>
          <table:table-cell office:value-type="float" office:value="2120.3648597768001" table:style-name="ce1">
            <text:p>2120.36486</text:p>
          </table:table-cell>
          <table:table-cell office:value-type="float" office:value="138.63416475970001" table:style-name="ce1">
            <text:p>138.6341648</text:p>
          </table:table-cell>
          <table:table-cell table:number-columns-repeated="16380"/>
        </table:table-row>
        <table:table-row table:style-name="ro1">
          <table:table-cell office:value-type="date" office:date-value="1998-09-01T00:00:00" table:style-name="ce3">
            <text:p>01/09/1998</text:p>
          </table:table-cell>
          <table:table-cell office:value-type="float" office:value="199.75391782380001" table:style-name="ce1">
            <text:p>199.7539178</text:p>
          </table:table-cell>
          <table:table-cell office:value-type="float" office:value="1965.9431819562001" table:style-name="ce1">
            <text:p>1965.943182</text:p>
          </table:table-cell>
          <table:table-cell office:value-type="float" office:value="237.0972136195" table:style-name="ce1">
            <text:p>237.0972136</text:p>
          </table:table-cell>
          <table:table-cell table:number-columns-repeated="16380"/>
        </table:table-row>
        <table:table-row table:style-name="ro1">
          <table:table-cell office:value-type="date" office:date-value="1998-10-01T00:00:00" table:style-name="ce3">
            <text:p>01/10/1998</text:p>
          </table:table-cell>
          <table:table-cell office:value-type="float" office:value="206.3437733312" table:style-name="ce1">
            <text:p>206.3437733</text:p>
          </table:table-cell>
          <table:table-cell office:value-type="float" office:value="2143.5390426682002" table:style-name="ce1">
            <text:p>2143.539043</text:p>
          </table:table-cell>
          <table:table-cell office:value-type="float" office:value="173.68089975960001" table:style-name="ce1">
            <text:p>173.6808998</text:p>
          </table:table-cell>
          <table:table-cell table:number-columns-repeated="16380"/>
        </table:table-row>
        <table:table-row table:style-name="ro1">
          <table:table-cell office:value-type="date" office:date-value="1998-11-01T00:00:00" table:style-name="ce3">
            <text:p>01/11/1998</text:p>
          </table:table-cell>
          <table:table-cell office:value-type="float" office:value="204.81696068860001" table:style-name="ce1">
            <text:p>204.8169607</text:p>
          </table:table-cell>
          <table:table-cell office:value-type="float" office:value="2127.4337143065" table:style-name="ce1">
            <text:p>2127.433714</text:p>
          </table:table-cell>
          <table:table-cell office:value-type="float" office:value="182.61230703960001" table:style-name="ce1">
            <text:p>182.612307</text:p>
          </table:table-cell>
          <table:table-cell table:number-columns-repeated="16380"/>
        </table:table-row>
        <table:table-row table:style-name="ro1">
          <table:table-cell office:value-type="date" office:date-value="1998-12-01T00:00:00" table:style-name="ce3">
            <text:p>01/12/1998</text:p>
          </table:table-cell>
          <table:table-cell office:value-type="float" office:value="203.69950044780001" table:style-name="ce1">
            <text:p>203.6995004</text:p>
          </table:table-cell>
          <table:table-cell office:value-type="float" office:value="2062.0650286034002" table:style-name="ce1">
            <text:p>2062.065029</text:p>
          </table:table-cell>
          <table:table-cell office:value-type="float" office:value="158.1804769597" table:style-name="ce1">
            <text:p>158.180477</text:p>
          </table:table-cell>
          <table:table-cell table:number-columns-repeated="16380"/>
        </table:table-row>
        <table:table-row table:style-name="ro1">
          <table:table-cell office:value-type="date" office:date-value="1999-01-01T00:00:00" table:style-name="ce3">
            <text:p>01/01/1999</text:p>
          </table:table-cell>
          <table:table-cell office:value-type="float" office:value="198.4468627864" table:style-name="ce1">
            <text:p>198.4468628</text:p>
          </table:table-cell>
          <table:table-cell office:value-type="float" office:value="1901.2303693537001" table:style-name="ce1">
            <text:p>1901.230369</text:p>
          </table:table-cell>
          <table:table-cell office:value-type="float" office:value="170.47474802970001" table:style-name="ce1">
            <text:p>170.474748</text:p>
          </table:table-cell>
          <table:table-cell table:number-columns-repeated="16380"/>
        </table:table-row>
        <table:table-row table:style-name="ro1">
          <table:table-cell office:value-type="date" office:date-value="1999-02-01T00:00:00" table:style-name="ce3">
            <text:p>01/02/1999</text:p>
          </table:table-cell>
          <table:table-cell office:value-type="float" office:value="179.0607948302" table:style-name="ce1">
            <text:p>179.0607948</text:p>
          </table:table-cell>
          <table:table-cell office:value-type="float" office:value="1775.9586071199001" table:style-name="ce1">
            <text:p>1775.958607</text:p>
          </table:table-cell>
          <table:table-cell office:value-type="float" office:value="171.6809259197" table:style-name="ce1">
            <text:p>171.6809259</text:p>
          </table:table-cell>
          <table:table-cell table:number-columns-repeated="16380"/>
        </table:table-row>
        <table:table-row table:style-name="ro1">
          <table:table-cell office:value-type="date" office:date-value="1999-03-01T00:00:00" table:style-name="ce3">
            <text:p>01/03/1999</text:p>
          </table:table-cell>
          <table:table-cell office:value-type="float" office:value="194.4222823305" table:style-name="ce1">
            <text:p>194.4222823</text:p>
          </table:table-cell>
          <table:table-cell office:value-type="float" office:value="2136.6888125053001" table:style-name="ce1">
            <text:p>2136.688813</text:p>
          </table:table-cell>
          <table:table-cell office:value-type="float" office:value="205.2180990096" table:style-name="ce1">
            <text:p>205.218099</text:p>
          </table:table-cell>
          <table:table-cell table:number-columns-repeated="16380"/>
        </table:table-row>
        <table:table-row table:style-name="ro1">
          <table:table-cell office:value-type="date" office:date-value="1999-04-01T00:00:00" table:style-name="ce3">
            <text:p>01/04/1999</text:p>
          </table:table-cell>
          <table:table-cell office:value-type="float" office:value="180.56749893380001" table:style-name="ce1">
            <text:p>180.5674989</text:p>
          </table:table-cell>
          <table:table-cell office:value-type="float" office:value="1703.4481920978999" table:style-name="ce1">
            <text:p>1703.448192</text:p>
          </table:table-cell>
          <table:table-cell office:value-type="float" office:value="195.66082546960001" table:style-name="ce1">
            <text:p>195.6608255</text:p>
          </table:table-cell>
          <table:table-cell table:number-columns-repeated="16380"/>
        </table:table-row>
        <table:table-row table:style-name="ro1">
          <table:table-cell office:value-type="date" office:date-value="1999-05-01T00:00:00" table:style-name="ce3">
            <text:p>01/05/1999</text:p>
          </table:table-cell>
          <table:table-cell office:value-type="float" office:value="167.6994702742" table:style-name="ce1">
            <text:p>167.6994703</text:p>
          </table:table-cell>
          <table:table-cell office:value-type="float" office:value="692.89349349589997" table:style-name="ce1">
            <text:p>692.8934935</text:p>
          </table:table-cell>
          <table:table-cell office:value-type="float" office:value="185.35617145960001" table:style-name="ce1">
            <text:p>185.3561715</text:p>
          </table:table-cell>
          <table:table-cell table:number-columns-repeated="16380"/>
        </table:table-row>
        <table:table-row table:style-name="ro1">
          <table:table-cell office:value-type="date" office:date-value="1999-06-01T00:00:00" table:style-name="ce3">
            <text:p>01/06/1999</text:p>
          </table:table-cell>
          <table:table-cell office:value-type="float" office:value="179.5850531694" table:style-name="ce1">
            <text:p>179.5850532</text:p>
          </table:table-cell>
          <table:table-cell office:value-type="float" office:value="1448.0220567695001" table:style-name="ce1">
            <text:p>1448.022057</text:p>
          </table:table-cell>
          <table:table-cell office:value-type="float" office:value="213.94717969960001" table:style-name="ce1">
            <text:p>213.9471797</text:p>
          </table:table-cell>
          <table:table-cell table:number-columns-repeated="16380"/>
        </table:table-row>
        <table:table-row table:style-name="ro1">
          <table:table-cell office:value-type="date" office:date-value="1999-07-01T00:00:00" table:style-name="ce3">
            <text:p>01/07/1999</text:p>
          </table:table-cell>
          <table:table-cell office:value-type="float" office:value="191.02968453010001" table:style-name="ce1">
            <text:p>191.0296845</text:p>
          </table:table-cell>
          <table:table-cell office:value-type="float" office:value="2126.7778412058001" table:style-name="ce1">
            <text:p>2126.777841</text:p>
          </table:table-cell>
          <table:table-cell office:value-type="float" office:value="206.7003618796" table:style-name="ce1">
            <text:p>206.7003619</text:p>
          </table:table-cell>
          <table:table-cell table:number-columns-repeated="16380"/>
        </table:table-row>
        <table:table-row table:style-name="ro1">
          <table:table-cell office:value-type="date" office:date-value="1999-08-01T00:00:00" table:style-name="ce3">
            <text:p>01/08/1999</text:p>
          </table:table-cell>
          <table:table-cell office:value-type="float" office:value="188.91828793120001" table:style-name="ce1">
            <text:p>188.9182879</text:p>
          </table:table-cell>
          <table:table-cell office:value-type="float" office:value="2033.2066121724999" table:style-name="ce1">
            <text:p>2033.206612</text:p>
          </table:table-cell>
          <table:table-cell office:value-type="float" office:value="155.31840252969999" table:style-name="ce1">
            <text:p>155.3184025</text:p>
          </table:table-cell>
          <table:table-cell table:number-columns-repeated="16380"/>
        </table:table-row>
        <table:table-row table:style-name="ro1">
          <table:table-cell office:value-type="date" office:date-value="1999-09-01T00:00:00" table:style-name="ce3">
            <text:p>01/09/1999</text:p>
          </table:table-cell>
          <table:table-cell office:value-type="float" office:value="184.06207575369999" table:style-name="ce1">
            <text:p>184.0620758</text:p>
          </table:table-cell>
          <table:table-cell office:value-type="float" office:value="1996.6963429002001" table:style-name="ce1">
            <text:p>1996.696343</text:p>
          </table:table-cell>
          <table:table-cell office:value-type="float" office:value="247.06373485949999" table:style-name="ce1">
            <text:p>247.0637349</text:p>
          </table:table-cell>
          <table:table-cell table:number-columns-repeated="16380"/>
        </table:table-row>
        <table:table-row table:style-name="ro1">
          <table:table-cell office:value-type="date" office:date-value="1999-10-01T00:00:00" table:style-name="ce3">
            <text:p>01/10/1999</text:p>
          </table:table-cell>
          <table:table-cell office:value-type="float" office:value="193.5748510425" table:style-name="ce1">
            <text:p>193.574851</text:p>
          </table:table-cell>
          <table:table-cell office:value-type="float" office:value="2090.5590710893998" table:style-name="ce1">
            <text:p>2090.559071</text:p>
          </table:table-cell>
          <table:table-cell office:value-type="float" office:value="206.2880624796" table:style-name="ce1">
            <text:p>206.2880625</text:p>
          </table:table-cell>
          <table:table-cell table:number-columns-repeated="16380"/>
        </table:table-row>
        <table:table-row table:style-name="ro1">
          <table:table-cell office:value-type="date" office:date-value="1999-11-01T00:00:00" table:style-name="ce3">
            <text:p>01/11/1999</text:p>
          </table:table-cell>
          <table:table-cell office:value-type="float" office:value="182.46057425180001" table:style-name="ce1">
            <text:p>182.4605743</text:p>
          </table:table-cell>
          <table:table-cell office:value-type="float" office:value="2004.7854444755001" table:style-name="ce1">
            <text:p>2004.785444</text:p>
          </table:table-cell>
          <table:table-cell office:value-type="float" office:value="183.8781135996" table:style-name="ce1">
            <text:p>183.8781136</text:p>
          </table:table-cell>
          <table:table-cell table:number-columns-repeated="16380"/>
        </table:table-row>
        <table:table-row table:style-name="ro1">
          <table:table-cell office:value-type="date" office:date-value="1999-12-01T00:00:00" table:style-name="ce3">
            <text:p>01/12/1999</text:p>
          </table:table-cell>
          <table:table-cell office:value-type="float" office:value="170.16276630620001" table:style-name="ce1">
            <text:p>170.1627663</text:p>
          </table:table-cell>
          <table:table-cell office:value-type="float" office:value="1965.3601836445" table:style-name="ce1">
            <text:p>1965.360184</text:p>
          </table:table-cell>
          <table:table-cell office:value-type="float" office:value="165.86513262970001" table:style-name="ce1">
            <text:p>165.8651326</text:p>
          </table:table-cell>
          <table:table-cell table:number-columns-repeated="16380"/>
        </table:table-row>
        <table:table-row table:style-name="ro1">
          <table:table-cell office:value-type="date" office:date-value="2000-01-01T00:00:00" table:style-name="ce3">
            <text:p>01/01/2000</text:p>
          </table:table-cell>
          <table:table-cell office:value-type="float" office:value="173.3370428257" table:style-name="ce1">
            <text:p>173.3370428</text:p>
          </table:table-cell>
          <table:table-cell office:value-type="float" office:value="1965.0686844886" table:style-name="ce1">
            <text:p>1965.068684</text:p>
          </table:table-cell>
          <table:table-cell office:value-type="float" office:value="186.88088253960001" table:style-name="ce1">
            <text:p>186.8808825</text:p>
          </table:table-cell>
          <table:table-cell table:number-columns-repeated="16380"/>
        </table:table-row>
        <table:table-row table:style-name="ro1">
          <table:table-cell office:value-type="date" office:date-value="2000-02-01T00:00:00" table:style-name="ce3">
            <text:p>01/02/2000</text:p>
          </table:table-cell>
          <table:table-cell office:value-type="float" office:value="165.05088841809999" table:style-name="ce1">
            <text:p>165.0508884</text:p>
          </table:table-cell>
          <table:table-cell office:value-type="float" office:value="1900.3558718861" table:style-name="ce1">
            <text:p>1900.355872</text:p>
          </table:table-cell>
          <table:table-cell office:value-type="float" office:value="185.42925951960001" table:style-name="ce1">
            <text:p>185.4292595</text:p>
          </table:table-cell>
          <table:table-cell table:number-columns-repeated="16380"/>
        </table:table-row>
        <table:table-row table:style-name="ro1">
          <table:table-cell office:value-type="date" office:date-value="2000-03-01T00:00:00" table:style-name="ce3">
            <text:p>01/03/2000</text:p>
          </table:table-cell>
          <table:table-cell office:value-type="float" office:value="176.77129402840001" table:style-name="ce1">
            <text:p>176.771294</text:p>
          </table:table-cell>
          <table:table-cell office:value-type="float" office:value="1948.890481338" table:style-name="ce1">
            <text:p>1948.890481</text:p>
          </table:table-cell>
          <table:table-cell office:value-type="float" office:value="214.6483864596" table:style-name="ce1">
            <text:p>214.6483865</text:p>
          </table:table-cell>
          <table:table-cell table:number-columns-repeated="16380"/>
        </table:table-row>
        <table:table-row table:style-name="ro1">
          <table:table-cell office:value-type="date" office:date-value="2000-04-01T00:00:00" table:style-name="ce3">
            <text:p>01/04/2000</text:p>
          </table:table-cell>
          <table:table-cell office:value-type="float" office:value="151.34691906419999" table:style-name="ce1">
            <text:p>151.3469191</text:p>
          </table:table-cell>
          <table:table-cell office:value-type="float" office:value="1713.6506625533" table:style-name="ce1">
            <text:p>1713.650663</text:p>
          </table:table-cell>
          <table:table-cell office:value-type="float" office:value="175.18562092959999" table:style-name="ce1">
            <text:p>175.1856209</text:p>
          </table:table-cell>
          <table:table-cell table:number-columns-repeated="16380"/>
        </table:table-row>
        <table:table-row table:style-name="ro1">
          <table:table-cell office:value-type="date" office:date-value="2000-05-01T00:00:00" table:style-name="ce3">
            <text:p>01/05/2000</text:p>
          </table:table-cell>
          <table:table-cell office:value-type="float" office:value="167.3231533293" table:style-name="ce1">
            <text:p>167.3231533</text:p>
          </table:table-cell>
          <table:table-cell office:value-type="float" office:value="1419.5280142834999" table:style-name="ce1">
            <text:p>1419.528014</text:p>
          </table:table-cell>
          <table:table-cell office:value-type="float" office:value="197.6352445496" table:style-name="ce1">
            <text:p>197.6352445</text:p>
          </table:table-cell>
          <table:table-cell table:number-columns-repeated="16380"/>
        </table:table-row>
        <table:table-row table:style-name="ro1">
          <table:table-cell office:value-type="date" office:date-value="2000-06-01T00:00:00" table:style-name="ce3">
            <text:p>01/06/2000</text:p>
          </table:table-cell>
          <table:table-cell office:value-type="float" office:value="168.67760706589999" table:style-name="ce1">
            <text:p>168.6776071</text:p>
          </table:table-cell>
          <table:table-cell office:value-type="float" office:value="765.11240936199999" table:style-name="ce1">
            <text:p>765.1124094</text:p>
          </table:table-cell>
          <table:table-cell office:value-type="float" office:value="205.20150865959999" table:style-name="ce1">
            <text:p>205.2015087</text:p>
          </table:table-cell>
          <table:table-cell table:number-columns-repeated="16380"/>
        </table:table-row>
        <table:table-row table:style-name="ro1">
          <table:table-cell office:value-type="date" office:date-value="2000-07-01T00:00:00" table:style-name="ce3">
            <text:p>01/07/2000</text:p>
          </table:table-cell>
          <table:table-cell office:value-type="float" office:value="171.99407968279999" table:style-name="ce1">
            <text:p>171.9940797</text:p>
          </table:table-cell>
          <table:table-cell office:value-type="float" office:value="1739.3025882695999" table:style-name="ce1">
            <text:p>1739.302588</text:p>
          </table:table-cell>
          <table:table-cell office:value-type="float" office:value="206.53412309960001" table:style-name="ce1">
            <text:p>206.5341231</text:p>
          </table:table-cell>
          <table:table-cell table:number-columns-repeated="16380"/>
        </table:table-row>
        <table:table-row table:style-name="ro1">
          <table:table-cell office:value-type="date" office:date-value="2000-08-01T00:00:00" table:style-name="ce3">
            <text:p>01/08/2000</text:p>
          </table:table-cell>
          <table:table-cell office:value-type="float" office:value="178.89992651790001" table:style-name="ce1">
            <text:p>178.8999265</text:p>
          </table:table-cell>
          <table:table-cell office:value-type="float" office:value="2009.2308066025" table:style-name="ce1">
            <text:p>2009.230807</text:p>
          </table:table-cell>
          <table:table-cell office:value-type="float" office:value="185.6585183796" table:style-name="ce1">
            <text:p>185.6585184</text:p>
          </table:table-cell>
          <table:table-cell table:number-columns-repeated="16380"/>
        </table:table-row>
        <table:table-row table:style-name="ro1">
          <table:table-cell office:value-type="date" office:date-value="2000-09-01T00:00:00" table:style-name="ce3">
            <text:p>01/09/2000</text:p>
          </table:table-cell>
          <table:table-cell office:value-type="float" office:value="170.9441266803" table:style-name="ce1">
            <text:p>170.9441267</text:p>
          </table:table-cell>
          <table:table-cell office:value-type="float" office:value="1834.9871861828999" table:style-name="ce1">
            <text:p>1834.987186</text:p>
          </table:table-cell>
          <table:table-cell office:value-type="float" office:value="230.30095949950001" table:style-name="ce1">
            <text:p>230.3009595</text:p>
          </table:table-cell>
          <table:table-cell table:number-columns-repeated="16380"/>
        </table:table-row>
        <table:table-row table:style-name="ro1">
          <table:table-cell office:value-type="date" office:date-value="2000-10-01T00:00:00" table:style-name="ce3">
            <text:p>01/10/2000</text:p>
          </table:table-cell>
          <table:table-cell office:value-type="float" office:value="173.91013618829999" table:style-name="ce1">
            <text:p>173.9101362</text:p>
          </table:table-cell>
          <table:table-cell office:value-type="float" office:value="1979.0606439702001" table:style-name="ce1">
            <text:p>1979.060644</text:p>
          </table:table-cell>
          <table:table-cell office:value-type="float" office:value="227.86100554949999" table:style-name="ce1">
            <text:p>227.8610055</text:p>
          </table:table-cell>
          <table:table-cell table:number-columns-repeated="16380"/>
        </table:table-row>
        <table:table-row table:style-name="ro1">
          <table:table-cell office:value-type="date" office:date-value="2000-11-01T00:00:00" table:style-name="ce3">
            <text:p>01/11/2000</text:p>
          </table:table-cell>
          <table:table-cell office:value-type="float" office:value="162.31325446060001" table:style-name="ce1">
            <text:p>162.3132545</text:p>
          </table:table-cell>
          <table:table-cell office:value-type="float" office:value="1937.3033898922999" table:style-name="ce1">
            <text:p>1937.30339</text:p>
          </table:table-cell>
          <table:table-cell office:value-type="float" office:value="203.36328754959999" table:style-name="ce1">
            <text:p>203.3632875</text:p>
          </table:table-cell>
          <table:table-cell table:number-columns-repeated="16380"/>
        </table:table-row>
        <table:table-row table:style-name="ro1">
          <table:table-cell office:value-type="date" office:date-value="2000-12-01T00:00:00" table:style-name="ce3">
            <text:p>01/12/2000</text:p>
          </table:table-cell>
          <table:table-cell office:value-type="float" office:value="175.4053496981" table:style-name="ce1">
            <text:p>175.4053497</text:p>
          </table:table-cell>
          <table:table-cell office:value-type="float" office:value="2014.4777914081001" table:style-name="ce1">
            <text:p>2014.477791</text:p>
          </table:table-cell>
          <table:table-cell office:value-type="float" office:value="146.5963798297" table:style-name="ce1">
            <text:p>146.5963798</text:p>
          </table:table-cell>
          <table:table-cell table:number-columns-repeated="16380"/>
        </table:table-row>
        <table:table-row table:style-name="ro1">
          <table:table-cell office:value-type="date" office:date-value="2001-01-01T00:00:00" table:style-name="ce3">
            <text:p>01/01/2001</text:p>
          </table:table-cell>
          <table:table-cell office:value-type="float" office:value="171.63643495279999" table:style-name="ce1">
            <text:p>171.636435</text:p>
          </table:table-cell>
          <table:table-cell office:value-type="float" office:value="1967.6921768914001" table:style-name="ce1">
            <text:p>1967.692177</text:p>
          </table:table-cell>
          <table:table-cell office:value-type="float" office:value="200.96783500960001" table:style-name="ce1">
            <text:p>200.967835</text:p>
          </table:table-cell>
          <table:table-cell table:number-columns-repeated="16380"/>
        </table:table-row>
        <table:table-row table:style-name="ro1">
          <table:table-cell office:value-type="date" office:date-value="2001-02-01T00:00:00" table:style-name="ce3">
            <text:p>01/02/2001</text:p>
          </table:table-cell>
          <table:table-cell office:value-type="float" office:value="155.1991406141" table:style-name="ce1">
            <text:p>155.1991406</text:p>
          </table:table-cell>
          <table:table-cell office:value-type="float" office:value="1754.4605443747" table:style-name="ce1">
            <text:p>1754.460544</text:p>
          </table:table-cell>
          <table:table-cell office:value-type="float" office:value="192.05971116960001" table:style-name="ce1">
            <text:p>192.0597112</text:p>
          </table:table-cell>
          <table:table-cell table:number-columns-repeated="16380"/>
        </table:table-row>
        <table:table-row table:style-name="ro1">
          <table:table-cell office:value-type="date" office:date-value="2001-03-01T00:00:00" table:style-name="ce3">
            <text:p>01/03/2001</text:p>
          </table:table-cell>
          <table:table-cell office:value-type="float" office:value="170.09813171650001" table:style-name="ce1">
            <text:p>170.0981317</text:p>
          </table:table-cell>
          <table:table-cell office:value-type="float" office:value="1963.2468147643999" table:style-name="ce1">
            <text:p>1963.246815</text:p>
          </table:table-cell>
          <table:table-cell office:value-type="float" office:value="219.6389964096" table:style-name="ce1">
            <text:p>219.6389964</text:p>
          </table:table-cell>
          <table:table-cell table:number-columns-repeated="16380"/>
        </table:table-row>
        <table:table-row table:style-name="ro1">
          <table:table-cell office:value-type="date" office:date-value="2001-04-01T00:00:00" table:style-name="ce3">
            <text:p>01/04/2001</text:p>
          </table:table-cell>
          <table:table-cell office:value-type="float" office:value="161.83495849639999" table:style-name="ce1">
            <text:p>161.8349585</text:p>
          </table:table-cell>
          <table:table-cell office:value-type="float" office:value="1801.3190336803" table:style-name="ce1">
            <text:p>1801.319034</text:p>
          </table:table-cell>
          <table:table-cell office:value-type="float" office:value="169.32782780970001" table:style-name="ce1">
            <text:p>169.3278278</text:p>
          </table:table-cell>
          <table:table-cell table:number-columns-repeated="16380"/>
        </table:table-row>
        <table:table-row table:style-name="ro1">
          <table:table-cell office:value-type="date" office:date-value="2001-05-01T00:00:00" table:style-name="ce3">
            <text:p>01/05/2001</text:p>
          </table:table-cell>
          <table:table-cell office:value-type="float" office:value="171.09494072300001" table:style-name="ce1">
            <text:p>171.0949407</text:p>
          </table:table-cell>
          <table:table-cell office:value-type="float" office:value="1803.6510269272001" table:style-name="ce1">
            <text:p>1803.651027</text:p>
          </table:table-cell>
          <table:table-cell office:value-type="float" office:value="187.05093680959999" table:style-name="ce1">
            <text:p>187.0509368</text:p>
          </table:table-cell>
          <table:table-cell table:number-columns-repeated="16380"/>
        </table:table-row>
        <table:table-row table:style-name="ro1">
          <table:table-cell office:value-type="date" office:date-value="2001-06-01T00:00:00" table:style-name="ce3">
            <text:p>01/06/2001</text:p>
          </table:table-cell>
          <table:table-cell office:value-type="float" office:value="161.52758511389999" table:style-name="ce1">
            <text:p>161.5275851</text:p>
          </table:table-cell>
          <table:table-cell office:value-type="float" office:value="1742.2904546172001" table:style-name="ce1">
            <text:p>1742.290455</text:p>
          </table:table-cell>
          <table:table-cell office:value-type="float" office:value="205.8600653796" table:style-name="ce1">
            <text:p>205.8600654</text:p>
          </table:table-cell>
          <table:table-cell table:number-columns-repeated="16380"/>
        </table:table-row>
        <table:table-row table:style-name="ro1">
          <table:table-cell office:value-type="date" office:date-value="2001-07-01T00:00:00" table:style-name="ce3">
            <text:p>01/07/2001</text:p>
          </table:table-cell>
          <table:table-cell office:value-type="float" office:value="166.5820100334" table:style-name="ce1">
            <text:p>166.58201</text:p>
          </table:table-cell>
          <table:table-cell office:value-type="float" office:value="1748.4848116794001" table:style-name="ce1">
            <text:p>1748.484812</text:p>
          </table:table-cell>
          <table:table-cell office:value-type="float" office:value="206.99326017959999" table:style-name="ce1">
            <text:p>206.9932602</text:p>
          </table:table-cell>
          <table:table-cell table:number-columns-repeated="16380"/>
        </table:table-row>
        <table:table-row table:style-name="ro1">
          <table:table-cell office:value-type="date" office:date-value="2001-08-01T00:00:00" table:style-name="ce3">
            <text:p>01/08/2001</text:p>
          </table:table-cell>
          <table:table-cell office:value-type="float" office:value="167.9292821489" table:style-name="ce1">
            <text:p>167.9292821</text:p>
          </table:table-cell>
          <table:table-cell office:value-type="float" office:value="1808.4607629990001" table:style-name="ce1">
            <text:p>1808.460763</text:p>
          </table:table-cell>
          <table:table-cell office:value-type="float" office:value="150.1413729297" table:style-name="ce1">
            <text:p>150.1413729</text:p>
          </table:table-cell>
          <table:table-cell table:number-columns-repeated="16380"/>
        </table:table-row>
        <table:table-row table:style-name="ro1">
          <table:table-cell office:value-type="date" office:date-value="2001-09-01T00:00:00" table:style-name="ce3">
            <text:p>01/09/2001</text:p>
          </table:table-cell>
          <table:table-cell office:value-type="float" office:value="164.7866047622" table:style-name="ce1">
            <text:p>164.7866048</text:p>
          </table:table-cell>
          <table:table-cell office:value-type="float" office:value="1681.0756318850999" table:style-name="ce1">
            <text:p>1681.075632</text:p>
          </table:table-cell>
          <table:table-cell office:value-type="float" office:value="208.1171778696" table:style-name="ce1">
            <text:p>208.1171779</text:p>
          </table:table-cell>
          <table:table-cell table:number-columns-repeated="16380"/>
        </table:table-row>
        <table:table-row table:style-name="ro1">
          <table:table-cell office:value-type="date" office:date-value="2001-10-01T00:00:00" table:style-name="ce3">
            <text:p>01/10/2001</text:p>
          </table:table-cell>
          <table:table-cell office:value-type="float" office:value="170.71431480550001" table:style-name="ce1">
            <text:p>170.7143148</text:p>
          </table:table-cell>
          <table:table-cell office:value-type="float" office:value="1689.0189838824999" table:style-name="ce1">
            <text:p>1689.018984</text:p>
          </table:table-cell>
          <table:table-cell office:value-type="float" office:value="194.81084384959999" table:style-name="ce1">
            <text:p>194.8108438</text:p>
          </table:table-cell>
          <table:table-cell table:number-columns-repeated="16380"/>
        </table:table-row>
        <table:table-row table:style-name="ro1">
          <table:table-cell office:value-type="date" office:date-value="2001-11-01T00:00:00" table:style-name="ce3">
            <text:p>01/11/2001</text:p>
          </table:table-cell>
          <table:table-cell office:value-type="float" office:value="159.77526956930001" table:style-name="ce1">
            <text:p>159.7752696</text:p>
          </table:table-cell>
          <table:table-cell office:value-type="float" office:value="1249.7297559909" table:style-name="ce1">
            <text:p>1249.729756</text:p>
          </table:table-cell>
          <table:table-cell office:value-type="float" office:value="176.6499631696" table:style-name="ce1">
            <text:p>176.6499632</text:p>
          </table:table-cell>
          <table:table-cell table:number-columns-repeated="16380"/>
        </table:table-row>
        <table:table-row table:style-name="ro1">
          <table:table-cell office:value-type="date" office:date-value="2001-12-01T00:00:00" table:style-name="ce3">
            <text:p>01/12/2001</text:p>
          </table:table-cell>
          <table:table-cell office:value-type="float" office:value="164.50795786410001" table:style-name="ce1">
            <text:p>164.5079579</text:p>
          </table:table-cell>
          <table:table-cell office:value-type="float" office:value="1324.6450390487" table:style-name="ce1">
            <text:p>1324.645039</text:p>
          </table:table-cell>
          <table:table-cell office:value-type="float" office:value="137.45393493969999" table:style-name="ce1">
            <text:p>137.4539349</text:p>
          </table:table-cell>
          <table:table-cell table:number-columns-repeated="16380"/>
        </table:table-row>
        <table:table-row table:style-name="ro1">
          <table:table-cell office:value-type="date" office:date-value="2002-01-01T00:00:00" table:style-name="ce3">
            <text:p>01/01/2002</text:p>
          </table:table-cell>
          <table:table-cell office:value-type="float" office:value="166.67680743170001" table:style-name="ce1">
            <text:p>166.6768074</text:p>
          </table:table-cell>
          <table:table-cell office:value-type="float" office:value="1776.6873550094999" table:style-name="ce1">
            <text:p>1776.687355</text:p>
          </table:table-cell>
          <table:table-cell office:value-type="float" office:value="181.86367659960001" table:style-name="ce1">
            <text:p>181.8636766</text:p>
          </table:table-cell>
          <table:table-cell table:number-columns-repeated="16380"/>
        </table:table-row>
        <table:table-row table:style-name="ro1">
          <table:table-cell office:value-type="date" office:date-value="2002-02-01T00:00:00" table:style-name="ce3">
            <text:p>01/02/2002</text:p>
          </table:table-cell>
          <table:table-cell office:value-type="float" office:value="149.2541946801" table:style-name="ce1">
            <text:p>149.2541947</text:p>
          </table:table-cell>
          <table:table-cell office:value-type="float" office:value="1624.3061712799999" table:style-name="ce1">
            <text:p>1624.306171</text:p>
          </table:table-cell>
          <table:table-cell office:value-type="float" office:value="190.75881222960001" table:style-name="ce1">
            <text:p>190.7588122</text:p>
          </table:table-cell>
          <table:table-cell table:number-columns-repeated="16380"/>
        </table:table-row>
        <table:table-row table:style-name="ro1">
          <table:table-cell office:value-type="date" office:date-value="2002-03-01T00:00:00" table:style-name="ce3">
            <text:p>01/03/2002</text:p>
          </table:table-cell>
          <table:table-cell office:value-type="float" office:value="171.18973812140001" table:style-name="ce1">
            <text:p>171.1897381</text:p>
          </table:table-cell>
          <table:table-cell office:value-type="float" office:value="1734.2013530418999" table:style-name="ce1">
            <text:p>1734.201353</text:p>
          </table:table-cell>
          <table:table-cell office:value-type="float" office:value="191.0982779496" table:style-name="ce1">
            <text:p>191.0982779</text:p>
          </table:table-cell>
          <table:table-cell table:number-columns-repeated="16380"/>
        </table:table-row>
        <table:table-row table:style-name="ro1">
          <table:table-cell office:value-type="date" office:date-value="2002-04-01T00:00:00" table:style-name="ce3">
            <text:p>01/04/2002</text:p>
          </table:table-cell>
          <table:table-cell office:value-type="float" office:value="163.27702801020001" table:style-name="ce1">
            <text:p>163.277028</text:p>
          </table:table-cell>
          <table:table-cell office:value-type="float" office:value="1561.9253519245001" table:style-name="ce1">
            <text:p>1561.925352</text:p>
          </table:table-cell>
          <table:table-cell office:value-type="float" office:value="193.7431387796" table:style-name="ce1">
            <text:p>193.7431388</text:p>
          </table:table-cell>
          <table:table-cell table:number-columns-repeated="16380"/>
        </table:table-row>
        <table:table-row table:style-name="ro1">
          <table:table-cell office:value-type="date" office:date-value="2002-05-01T00:00:00" table:style-name="ce3">
            <text:p>01/05/2002</text:p>
          </table:table-cell>
          <table:table-cell office:value-type="float" office:value="162.26298311299999" table:style-name="ce1">
            <text:p>162.2629831</text:p>
          </table:table-cell>
          <table:table-cell office:value-type="float" office:value="1738.428090802" table:style-name="ce1">
            <text:p>1738.428091</text:p>
          </table:table-cell>
          <table:table-cell office:value-type="float" office:value="193.80510441960001" table:style-name="ce1">
            <text:p>193.8051044</text:p>
          </table:table-cell>
          <table:table-cell table:number-columns-repeated="16380"/>
        </table:table-row>
        <table:table-row table:style-name="ro1">
          <table:table-cell office:value-type="date" office:date-value="2002-06-01T00:00:00" table:style-name="ce3">
            <text:p>01/06/2002</text:p>
          </table:table-cell>
          <table:table-cell office:value-type="float" office:value="151.0050739006" table:style-name="ce1">
            <text:p>151.0050739</text:p>
          </table:table-cell>
          <table:table-cell office:value-type="float" office:value="1660.2334422407" table:style-name="ce1">
            <text:p>1660.233442</text:p>
          </table:table-cell>
          <table:table-cell office:value-type="float" office:value="187.2156769696" table:style-name="ce1">
            <text:p>187.215677</text:p>
          </table:table-cell>
          <table:table-cell table:number-columns-repeated="16380"/>
        </table:table-row>
        <table:table-row table:style-name="ro1">
          <table:table-cell office:value-type="date" office:date-value="2002-07-01T00:00:00" table:style-name="ce3">
            <text:p>01/07/2002</text:p>
          </table:table-cell>
          <table:table-cell office:value-type="float" office:value="155.50938664489999" table:style-name="ce1">
            <text:p>155.5093866</text:p>
          </table:table-cell>
          <table:table-cell office:value-type="float" office:value="1731.0677371162999" table:style-name="ce1">
            <text:p>1731.067737</text:p>
          </table:table-cell>
          <table:table-cell office:value-type="float" office:value="195.26212061960001" table:style-name="ce1">
            <text:p>195.2621206</text:p>
          </table:table-cell>
          <table:table-cell table:number-columns-repeated="16380"/>
        </table:table-row>
        <table:table-row table:style-name="ro1">
          <table:table-cell office:value-type="date" office:date-value="2002-08-01T00:00:00" table:style-name="ce3">
            <text:p>01/08/2002</text:p>
          </table:table-cell>
          <table:table-cell office:value-type="float" office:value="155.88713991399999" table:style-name="ce1">
            <text:p>155.8871399</text:p>
          </table:table-cell>
          <table:table-cell office:value-type="float" office:value="1730.6304883825001" table:style-name="ce1">
            <text:p>1730.630488</text:p>
          </table:table-cell>
          <table:table-cell office:value-type="float" office:value="143.4438442997" table:style-name="ce1">
            <text:p>143.4438443</text:p>
          </table:table-cell>
          <table:table-cell table:number-columns-repeated="16380"/>
        </table:table-row>
        <table:table-row table:style-name="ro1">
          <table:table-cell office:value-type="date" office:date-value="2002-09-01T00:00:00" table:style-name="ce3">
            <text:p>01/09/2002</text:p>
          </table:table-cell>
          <table:table-cell office:value-type="float" office:value="153.0489632613" table:style-name="ce1">
            <text:p>153.0489633</text:p>
          </table:table-cell>
          <table:table-cell office:value-type="float" office:value="1695.7963392564" table:style-name="ce1">
            <text:p>1695.796339</text:p>
          </table:table-cell>
          <table:table-cell office:value-type="float" office:value="195.3007492596" table:style-name="ce1">
            <text:p>195.3007493</text:p>
          </table:table-cell>
          <table:table-cell table:number-columns-repeated="16380"/>
        </table:table-row>
        <table:table-row table:style-name="ro1">
          <table:table-cell office:value-type="date" office:date-value="2002-10-01T00:00:00" table:style-name="ce3">
            <text:p>01/10/2002</text:p>
          </table:table-cell>
          <table:table-cell office:value-type="float" office:value="160.00939041660001" table:style-name="ce1">
            <text:p>160.0093904</text:p>
          </table:table-cell>
          <table:table-cell office:value-type="float" office:value="1572.8565702695" table:style-name="ce1">
            <text:p>1572.85657</text:p>
          </table:table-cell>
          <table:table-cell office:value-type="float" office:value="194.58071924960001" table:style-name="ce1">
            <text:p>194.5807192</text:p>
          </table:table-cell>
          <table:table-cell table:number-columns-repeated="16380"/>
        </table:table-row>
        <table:table-row table:style-name="ro1">
          <table:table-cell office:value-type="date" office:date-value="2002-11-01T00:00:00" table:style-name="ce3">
            <text:p>01/11/2002</text:p>
          </table:table-cell>
          <table:table-cell office:value-type="float" office:value="151.41586262659999" table:style-name="ce1">
            <text:p>151.4158626</text:p>
          </table:table-cell>
          <table:table-cell office:value-type="float" office:value="1402.3295640873" table:style-name="ce1">
            <text:p>1402.329564</text:p>
          </table:table-cell>
          <table:table-cell office:value-type="float" office:value="169.23872255969999" table:style-name="ce1">
            <text:p>169.2387226</text:p>
          </table:table-cell>
          <table:table-cell table:number-columns-repeated="16380"/>
        </table:table-row>
        <table:table-row table:style-name="ro1">
          <table:table-cell office:value-type="date" office:date-value="2002-12-01T00:00:00" table:style-name="ce3">
            <text:p>01/12/2002</text:p>
          </table:table-cell>
          <table:table-cell office:value-type="float" office:value="152.03204571570001" table:style-name="ce1">
            <text:p>152.0320457</text:p>
          </table:table-cell>
          <table:table-cell office:value-type="float" office:value="1754.1690452188" table:style-name="ce1">
            <text:p>1754.169045</text:p>
          </table:table-cell>
          <table:table-cell office:value-type="float" office:value="134.5377409697" table:style-name="ce1">
            <text:p>134.537741</text:p>
          </table:table-cell>
          <table:table-cell table:number-columns-repeated="16380"/>
        </table:table-row>
        <table:table-row table:style-name="ro1">
          <table:table-cell office:value-type="date" office:date-value="2003-01-01T00:00:00" table:style-name="ce3">
            <text:p>01/01/2003</text:p>
          </table:table-cell>
          <table:table-cell office:value-type="float" office:value="146.98049344469999" table:style-name="ce1">
            <text:p>146.9804934</text:p>
          </table:table-cell>
          <table:table-cell office:value-type="float" office:value="1707.1648063352" table:style-name="ce1">
            <text:p>1707.164806</text:p>
          </table:table-cell>
          <table:table-cell office:value-type="float" office:value="183.66911045960001" table:style-name="ce1">
            <text:p>183.6691105</text:p>
          </table:table-cell>
          <table:table-cell table:number-columns-repeated="16380"/>
        </table:table-row>
        <table:table-row table:style-name="ro1">
          <table:table-cell office:value-type="date" office:date-value="2003-02-01T00:00:00" table:style-name="ce3">
            <text:p>01/02/2003</text:p>
          </table:table-cell>
          <table:table-cell office:value-type="float" office:value="137.7722188898" table:style-name="ce1">
            <text:p>137.7722189</text:p>
          </table:table-cell>
          <table:table-cell office:value-type="float" office:value="1507.6336341443" table:style-name="ce1">
            <text:p>1507.633634</text:p>
          </table:table-cell>
          <table:table-cell office:value-type="float" office:value="187.47970531959999" table:style-name="ce1">
            <text:p>187.4797053</text:p>
          </table:table-cell>
          <table:table-cell table:number-columns-repeated="16380"/>
        </table:table-row>
        <table:table-row table:style-name="ro1">
          <table:table-cell office:value-type="date" office:date-value="2003-03-01T00:00:00" table:style-name="ce3">
            <text:p>01/03/2003</text:p>
          </table:table-cell>
          <table:table-cell office:value-type="float" office:value="154.46086996650001" table:style-name="ce1">
            <text:p>154.46087</text:p>
          </table:table-cell>
          <table:table-cell office:value-type="float" office:value="1642.1604945769" table:style-name="ce1">
            <text:p>1642.160495</text:p>
          </table:table-cell>
          <table:table-cell office:value-type="float" office:value="209.34526038960001" table:style-name="ce1">
            <text:p>209.3452604</text:p>
          </table:table-cell>
          <table:table-cell table:number-columns-repeated="16380"/>
        </table:table-row>
        <table:table-row table:style-name="ro1">
          <table:table-cell office:value-type="date" office:date-value="2003-04-01T00:00:00" table:style-name="ce3">
            <text:p>01/04/2003</text:p>
          </table:table-cell>
          <table:table-cell office:value-type="float" office:value="148.70839147769999" table:style-name="ce1">
            <text:p>148.7083915</text:p>
          </table:table-cell>
          <table:table-cell office:value-type="float" office:value="1534.5244312729999" table:style-name="ce1">
            <text:p>1534.524431</text:p>
          </table:table-cell>
          <table:table-cell office:value-type="float" office:value="206.99784526959999" table:style-name="ce1">
            <text:p>206.9978453</text:p>
          </table:table-cell>
          <table:table-cell table:number-columns-repeated="16380"/>
        </table:table-row>
        <table:table-row table:style-name="ro1">
          <table:table-cell office:value-type="date" office:date-value="2003-05-01T00:00:00" table:style-name="ce3">
            <text:p>01/05/2003</text:p>
          </table:table-cell>
          <table:table-cell office:value-type="float" office:value="156.05518984739999" table:style-name="ce1">
            <text:p>156.0551898</text:p>
          </table:table-cell>
          <table:table-cell office:value-type="float" office:value="1515.7227357196" table:style-name="ce1">
            <text:p>1515.722736</text:p>
          </table:table-cell>
          <table:table-cell office:value-type="float" office:value="184.81080539960001" table:style-name="ce1">
            <text:p>184.8108054</text:p>
          </table:table-cell>
          <table:table-cell table:number-columns-repeated="16380"/>
        </table:table-row>
        <table:table-row table:style-name="ro1">
          <table:table-cell office:value-type="date" office:date-value="2003-06-01T00:00:00" table:style-name="ce3">
            <text:p>01/06/2003</text:p>
          </table:table-cell>
          <table:table-cell office:value-type="float" office:value="144.95527629879999" table:style-name="ce1">
            <text:p>144.9552763</text:p>
          </table:table-cell>
          <table:table-cell office:value-type="float" office:value="1320.4911760775999" table:style-name="ce1">
            <text:p>1320.491176</text:p>
          </table:table-cell>
          <table:table-cell office:value-type="float" office:value="187.85511336959999" table:style-name="ce1">
            <text:p>187.8551134</text:p>
          </table:table-cell>
          <table:table-cell table:number-columns-repeated="16380"/>
        </table:table-row>
        <table:table-row table:style-name="ro1">
          <table:table-cell office:value-type="date" office:date-value="2003-07-01T00:00:00" table:style-name="ce3">
            <text:p>01/07/2003</text:p>
          </table:table-cell>
          <table:table-cell office:value-type="float" office:value="146.24509544559999" table:style-name="ce1">
            <text:p>146.2450954</text:p>
          </table:table-cell>
          <table:table-cell office:value-type="float" office:value="1428.3458637484" table:style-name="ce1">
            <text:p>1428.345864</text:p>
          </table:table-cell>
          <table:table-cell office:value-type="float" office:value="204.62897903960001" table:style-name="ce1">
            <text:p>204.628979</text:p>
          </table:table-cell>
          <table:table-cell table:number-columns-repeated="16380"/>
        </table:table-row>
        <table:table-row table:style-name="ro1">
          <table:table-cell office:value-type="date" office:date-value="2003-08-01T00:00:00" table:style-name="ce3">
            <text:p>01/08/2003</text:p>
          </table:table-cell>
          <table:table-cell office:value-type="float" office:value="138.8480257283" table:style-name="ce1">
            <text:p>138.8480257</text:p>
          </table:table-cell>
          <table:table-cell office:value-type="float" office:value="1517.6903550217" table:style-name="ce1">
            <text:p>1517.690355</text:p>
          </table:table-cell>
          <table:table-cell office:value-type="float" office:value="143.53049130970001" table:style-name="ce1">
            <text:p>143.5304913</text:p>
          </table:table-cell>
          <table:table-cell table:number-columns-repeated="16380"/>
        </table:table-row>
        <table:table-row table:style-name="ro1">
          <table:table-cell office:value-type="date" office:date-value="2003-09-01T00:00:00" table:style-name="ce3">
            <text:p>01/09/2003</text:p>
          </table:table-cell>
          <table:table-cell office:value-type="float" office:value="137.4978809644" table:style-name="ce1">
            <text:p>137.497881</text:p>
          </table:table-cell>
          <table:table-cell office:value-type="float" office:value="1466.1678792222001" table:style-name="ce1">
            <text:p>1466.167879</text:p>
          </table:table-cell>
          <table:table-cell office:value-type="float" office:value="208.02943963960001" table:style-name="ce1">
            <text:p>208.0294396</text:p>
          </table:table-cell>
          <table:table-cell table:number-columns-repeated="16380"/>
        </table:table-row>
        <table:table-row table:style-name="ro1">
          <table:table-cell office:value-type="date" office:date-value="2003-10-01T00:00:00" table:style-name="ce3">
            <text:p>01/10/2003</text:p>
          </table:table-cell>
          <table:table-cell office:value-type="float" office:value="143.8306344369" table:style-name="ce1">
            <text:p>143.8306344</text:p>
          </table:table-cell>
          <table:table-cell office:value-type="float" office:value="1133.7859667447999" table:style-name="ce1">
            <text:p>1133.785967</text:p>
          </table:table-cell>
          <table:table-cell office:value-type="float" office:value="209.51971658959999" table:style-name="ce1">
            <text:p>209.5197166</text:p>
          </table:table-cell>
          <table:table-cell table:number-columns-repeated="16380"/>
        </table:table-row>
        <table:table-row table:style-name="ro1">
          <table:table-cell office:value-type="date" office:date-value="2003-11-01T00:00:00" table:style-name="ce3">
            <text:p>01/11/2003</text:p>
          </table:table-cell>
          <table:table-cell office:value-type="float" office:value="137.2666327654" table:style-name="ce1">
            <text:p>137.2666328</text:p>
          </table:table-cell>
          <table:table-cell office:value-type="float" office:value="1290.2481386564" table:style-name="ce1">
            <text:p>1290.248139</text:p>
          </table:table-cell>
          <table:table-cell office:value-type="float" office:value="175.55408410960001" table:style-name="ce1">
            <text:p>175.5540841</text:p>
          </table:table-cell>
          <table:table-cell table:number-columns-repeated="16380"/>
        </table:table-row>
        <table:table-row table:style-name="ro1">
          <table:table-cell office:value-type="date" office:date-value="2003-12-01T00:00:00" table:style-name="ce3">
            <text:p>01/12/2003</text:p>
          </table:table-cell>
          <table:table-cell office:value-type="float" office:value="149.4222446135" table:style-name="ce1">
            <text:p>149.4222446</text:p>
          </table:table-cell>
          <table:table-cell office:value-type="float" office:value="1515.2854869857999" table:style-name="ce1">
            <text:p>1515.285487</text:p>
          </table:table-cell>
          <table:table-cell office:value-type="float" office:value="154.86507426969999" table:style-name="ce1">
            <text:p>154.8650743</text:p>
          </table:table-cell>
          <table:table-cell table:number-columns-repeated="16380"/>
        </table:table-row>
        <table:table-row table:style-name="ro1">
          <table:table-cell office:value-type="date" office:date-value="2004-01-01T00:00:00" table:style-name="ce3">
            <text:p>01/01/2004</text:p>
          </table:table-cell>
          <table:table-cell office:value-type="float" office:value="143.4514448436" table:style-name="ce1">
            <text:p>143.4514448</text:p>
          </table:table-cell>
          <table:table-cell office:value-type="float" office:value="1473.9654816416" table:style-name="ce1">
            <text:p>1473.965482</text:p>
          </table:table-cell>
          <table:table-cell office:value-type="float" office:value="188.37903084960001" table:style-name="ce1">
            <text:p>188.3790308</text:p>
          </table:table-cell>
          <table:table-cell table:number-columns-repeated="16380"/>
        </table:table-row>
        <table:table-row table:style-name="ro1">
          <table:table-cell office:value-type="date" office:date-value="2004-02-01T00:00:00" table:style-name="ce3">
            <text:p>01/02/2004</text:p>
          </table:table-cell>
          <table:table-cell office:value-type="float" office:value="135.51000824810001" table:style-name="ce1">
            <text:p>135.5100082</text:p>
          </table:table-cell>
          <table:table-cell office:value-type="float" office:value="1371.7221527213001" table:style-name="ce1">
            <text:p>1371.722153</text:p>
          </table:table-cell>
          <table:table-cell office:value-type="float" office:value="208.7637667896" table:style-name="ce1">
            <text:p>208.7637668</text:p>
          </table:table-cell>
          <table:table-cell table:number-columns-repeated="16380"/>
        </table:table-row>
        <table:table-row table:style-name="ro1">
          <table:table-cell office:value-type="date" office:date-value="2004-03-01T00:00:00" table:style-name="ce3">
            <text:p>01/03/2004</text:p>
          </table:table-cell>
          <table:table-cell office:value-type="float" office:value="143.8722878392" table:style-name="ce1">
            <text:p>143.8722878</text:p>
          </table:table-cell>
          <table:table-cell office:value-type="float" office:value="1460.5565204717" table:style-name="ce1">
            <text:p>1460.55652</text:p>
          </table:table-cell>
          <table:table-cell office:value-type="float" office:value="214.4421690396" table:style-name="ce1">
            <text:p>214.442169</text:p>
          </table:table-cell>
          <table:table-cell table:number-columns-repeated="16380"/>
        </table:table-row>
        <table:table-row table:style-name="ro1">
          <table:table-cell office:value-type="date" office:date-value="2004-04-01T00:00:00" table:style-name="ce3">
            <text:p>01/04/2004</text:p>
          </table:table-cell>
          <table:table-cell office:value-type="float" office:value="138.3812203578" table:style-name="ce1">
            <text:p>138.3812204</text:p>
          </table:table-cell>
          <table:table-cell office:value-type="float" office:value="1426.5239940243" table:style-name="ce1">
            <text:p>1426.523994</text:p>
          </table:table-cell>
          <table:table-cell office:value-type="float" office:value="216.3689141996" table:style-name="ce1">
            <text:p>216.3689142</text:p>
          </table:table-cell>
          <table:table-cell table:number-columns-repeated="16380"/>
        </table:table-row>
        <table:table-row table:style-name="ro1">
          <table:table-cell office:value-type="date" office:date-value="2004-05-01T00:00:00" table:style-name="ce3">
            <text:p>01/05/2004</text:p>
          </table:table-cell>
          <table:table-cell office:value-type="float" office:value="148.75148120419999" table:style-name="ce1">
            <text:p>148.7514812</text:p>
          </table:table-cell>
          <table:table-cell office:value-type="float" office:value="1441.6090753404001" table:style-name="ce1">
            <text:p>1441.609075</text:p>
          </table:table-cell>
          <table:table-cell office:value-type="float" office:value="188.71670912959999" table:style-name="ce1">
            <text:p>188.7167091</text:p>
          </table:table-cell>
          <table:table-cell table:number-columns-repeated="16380"/>
        </table:table-row>
        <table:table-row table:style-name="ro1">
          <table:table-cell office:value-type="date" office:date-value="2004-06-01T00:00:00" table:style-name="ce3">
            <text:p>01/06/2004</text:p>
          </table:table-cell>
          <table:table-cell office:value-type="float" office:value="134.38536638619999" table:style-name="ce1">
            <text:p>134.3853664</text:p>
          </table:table-cell>
          <table:table-cell office:value-type="float" office:value="1224.9523277421999" table:style-name="ce1">
            <text:p>1224.952328</text:p>
          </table:table-cell>
          <table:table-cell office:value-type="float" office:value="214.1924186096" table:style-name="ce1">
            <text:p>214.1924186</text:p>
          </table:table-cell>
          <table:table-cell table:number-columns-repeated="16380"/>
        </table:table-row>
        <table:table-row table:style-name="ro1">
          <table:table-cell office:value-type="date" office:date-value="2004-07-01T00:00:00" table:style-name="ce3">
            <text:p>01/07/2004</text:p>
          </table:table-cell>
          <table:table-cell office:value-type="float" office:value="137.42750107769999" table:style-name="ce1">
            <text:p>137.4275011</text:p>
          </table:table-cell>
          <table:table-cell office:value-type="float" office:value="1355.6896991486001" table:style-name="ce1">
            <text:p>1355.689699</text:p>
          </table:table-cell>
          <table:table-cell office:value-type="float" office:value="199.2432662896" table:style-name="ce1">
            <text:p>199.2432663</text:p>
          </table:table-cell>
          <table:table-cell table:number-columns-repeated="16380"/>
        </table:table-row>
        <table:table-row table:style-name="ro1">
          <table:table-cell office:value-type="date" office:date-value="2004-08-01T00:00:00" table:style-name="ce3">
            <text:p>01/08/2004</text:p>
          </table:table-cell>
          <table:table-cell office:value-type="float" office:value="134.1009741913" table:style-name="ce1">
            <text:p>134.1009742</text:p>
          </table:table-cell>
          <table:table-cell office:value-type="float" office:value="1331.0580204778" table:style-name="ce1">
            <text:p>1331.05802</text:p>
          </table:table-cell>
          <table:table-cell office:value-type="float" office:value="153.37546985969999" table:style-name="ce1">
            <text:p>153.3754699</text:p>
          </table:table-cell>
          <table:table-cell table:number-columns-repeated="16380"/>
        </table:table-row>
        <table:table-row table:style-name="ro1">
          <table:table-cell office:value-type="date" office:date-value="2004-09-01T00:00:00" table:style-name="ce3">
            <text:p>01/09/2004</text:p>
          </table:table-cell>
          <table:table-cell office:value-type="float" office:value="129.02500440860001" table:style-name="ce1">
            <text:p>129.0250044</text:p>
          </table:table-cell>
          <table:table-cell office:value-type="float" office:value="1307.2279644857001" table:style-name="ce1">
            <text:p>1307.227964</text:p>
          </table:table-cell>
          <table:table-cell office:value-type="float" office:value="206.6669249796" table:style-name="ce1">
            <text:p>206.666925</text:p>
          </table:table-cell>
          <table:table-cell table:number-columns-repeated="16380"/>
        </table:table-row>
        <table:table-row table:style-name="ro1">
          <table:table-cell office:value-type="date" office:date-value="2004-10-01T00:00:00" table:style-name="ce3">
            <text:p>01/10/2004</text:p>
          </table:table-cell>
          <table:table-cell office:value-type="float" office:value="130.48430981300001" table:style-name="ce1">
            <text:p>130.4843098</text:p>
          </table:table-cell>
          <table:table-cell office:value-type="float" office:value="1346.8718496836" table:style-name="ce1">
            <text:p>1346.87185</text:p>
          </table:table-cell>
          <table:table-cell office:value-type="float" office:value="184.56058017960001" table:style-name="ce1">
            <text:p>184.5605802</text:p>
          </table:table-cell>
          <table:table-cell table:number-columns-repeated="16380"/>
        </table:table-row>
        <table:table-row table:style-name="ro1">
          <table:table-cell office:value-type="date" office:date-value="2004-11-01T00:00:00" table:style-name="ce3">
            <text:p>01/11/2004</text:p>
          </table:table-cell>
          <table:table-cell office:value-type="float" office:value="130.3234415007" table:style-name="ce1">
            <text:p>130.3234415</text:p>
          </table:table-cell>
          <table:table-cell office:value-type="float" office:value="1136.7738330924001" table:style-name="ce1">
            <text:p>1136.773833</text:p>
          </table:table-cell>
          <table:table-cell office:value-type="float" office:value="187.8595400696" table:style-name="ce1">
            <text:p>187.8595401</text:p>
          </table:table-cell>
          <table:table-cell table:number-columns-repeated="16380"/>
        </table:table-row>
        <table:table-row table:style-name="ro1">
          <table:table-cell office:value-type="date" office:date-value="2004-12-01T00:00:00" table:style-name="ce3">
            <text:p>01/12/2004</text:p>
          </table:table-cell>
          <table:table-cell office:value-type="float" office:value="135.82312692740001" table:style-name="ce1">
            <text:p>135.8231269</text:p>
          </table:table-cell>
          <table:table-cell office:value-type="float" office:value="1294.3291268385999" table:style-name="ce1">
            <text:p>1294.329127</text:p>
          </table:table-cell>
          <table:table-cell office:value-type="float" office:value="155.8464401297" table:style-name="ce1">
            <text:p>155.8464401</text:p>
          </table:table-cell>
          <table:table-cell table:number-columns-repeated="16380"/>
        </table:table-row>
        <table:table-row table:style-name="ro1">
          <table:table-cell office:value-type="date" office:date-value="2005-01-01T00:00:00" table:style-name="ce3">
            <text:p>01/01/2005</text:p>
          </table:table-cell>
          <table:table-cell office:value-type="float" office:value="136.51543520000001" table:style-name="ce1">
            <text:p>136.5154352</text:p>
          </table:table-cell>
          <table:table-cell office:value-type="float" office:value="1335.2847582379" table:style-name="ce1">
            <text:p>1335.284758</text:p>
          </table:table-cell>
          <table:table-cell office:value-type="float" office:value="180.88439668960001" table:style-name="ce1">
            <text:p>180.8843967</text:p>
          </table:table-cell>
          <table:table-cell table:number-columns-repeated="16380"/>
        </table:table-row>
        <table:table-row table:style-name="ro1">
          <table:table-cell office:value-type="date" office:date-value="2005-02-01T00:00:00" table:style-name="ce3">
            <text:p>01/02/2005</text:p>
          </table:table-cell>
          <table:table-cell office:value-type="float" office:value="116.83492077930001" table:style-name="ce1">
            <text:p>116.8349208</text:p>
          </table:table-cell>
          <table:table-cell office:value-type="float" office:value="1156.5957756913999" table:style-name="ce1">
            <text:p>1156.595776</text:p>
          </table:table-cell>
          <table:table-cell office:value-type="float" office:value="162.57052943970001" table:style-name="ce1">
            <text:p>162.5705294</text:p>
          </table:table-cell>
          <table:table-cell table:number-columns-repeated="16380"/>
        </table:table-row>
        <table:table-row table:style-name="ro1">
          <table:table-cell office:value-type="date" office:date-value="2005-03-01T00:00:00" table:style-name="ce3">
            <text:p>01/03/2005</text:p>
          </table:table-cell>
          <table:table-cell office:value-type="float" office:value="131.19959927299999" table:style-name="ce1">
            <text:p>131.1995993</text:p>
          </table:table-cell>
          <table:table-cell office:value-type="float" office:value="1318.6693063534999" table:style-name="ce1">
            <text:p>1318.669306</text:p>
          </table:table-cell>
          <table:table-cell office:value-type="float" office:value="190.21997314960001" table:style-name="ce1">
            <text:p>190.2199731</text:p>
          </table:table-cell>
          <table:table-cell table:number-columns-repeated="16380"/>
        </table:table-row>
        <table:table-row table:style-name="ro1">
          <table:table-cell office:value-type="date" office:date-value="2005-04-01T00:00:00" table:style-name="ce3">
            <text:p>01/04/2005</text:p>
          </table:table-cell>
          <table:table-cell office:value-type="float" office:value="121.01318792639999" table:style-name="ce1">
            <text:p>121.0131879</text:p>
          </table:table-cell>
          <table:table-cell office:value-type="float" office:value="1283.1792841266999" table:style-name="ce1">
            <text:p>1283.179284</text:p>
          </table:table-cell>
          <table:table-cell office:value-type="float" office:value="189.3311000896" table:style-name="ce1">
            <text:p>189.3311001</text:p>
          </table:table-cell>
          <table:table-cell table:number-columns-repeated="16380"/>
        </table:table-row>
        <table:table-row table:style-name="ro1">
          <table:table-cell office:value-type="date" office:date-value="2005-05-01T00:00:00" table:style-name="ce3">
            <text:p>01/05/2005</text:p>
          </table:table-cell>
          <table:table-cell office:value-type="float" office:value="128.4389841281" table:style-name="ce1">
            <text:p>128.4389841</text:p>
          </table:table-cell>
          <table:table-cell office:value-type="float" office:value="1361.7383066328" table:style-name="ce1">
            <text:p>1361.738307</text:p>
          </table:table-cell>
          <table:table-cell office:value-type="float" office:value="168.61175000969999" table:style-name="ce1">
            <text:p>168.61175</text:p>
          </table:table-cell>
          <table:table-cell table:number-columns-repeated="16380"/>
        </table:table-row>
        <table:table-row table:style-name="ro1">
          <table:table-cell office:value-type="date" office:date-value="2005-06-01T00:00:00" table:style-name="ce3">
            <text:p>01/06/2005</text:p>
          </table:table-cell>
          <table:table-cell office:value-type="float" office:value="123.0197328575" table:style-name="ce1">
            <text:p>123.0197329</text:p>
          </table:table-cell>
          <table:table-cell office:value-type="float" office:value="1265.9808339305" table:style-name="ce1">
            <text:p>1265.980834</text:p>
          </table:table-cell>
          <table:table-cell office:value-type="float" office:value="206.01284148959999" table:style-name="ce1">
            <text:p>206.0128415</text:p>
          </table:table-cell>
          <table:table-cell table:number-columns-repeated="16380"/>
        </table:table-row>
        <table:table-row table:style-name="ro1">
          <table:table-cell office:value-type="date" office:date-value="2005-07-01T00:00:00" table:style-name="ce3">
            <text:p>01/07/2005</text:p>
          </table:table-cell>
          <table:table-cell office:value-type="float" office:value="129.40993929870001" table:style-name="ce1">
            <text:p>129.4099393</text:p>
          </table:table-cell>
          <table:table-cell office:value-type="float" office:value="1167.3083696695001" table:style-name="ce1">
            <text:p>1167.30837</text:p>
          </table:table-cell>
          <table:table-cell office:value-type="float" office:value="190.10747173959999" table:style-name="ce1">
            <text:p>190.1074717</text:p>
          </table:table-cell>
          <table:table-cell table:number-columns-repeated="16380"/>
        </table:table-row>
        <table:table-row table:style-name="ro1">
          <table:table-cell office:value-type="date" office:date-value="2005-08-01T00:00:00" table:style-name="ce3">
            <text:p>01/08/2005</text:p>
          </table:table-cell>
          <table:table-cell office:value-type="float" office:value="133.81514567209999" table:style-name="ce1">
            <text:p>133.8151457</text:p>
          </table:table-cell>
          <table:table-cell office:value-type="float" office:value="1067.9071575189" table:style-name="ce1">
            <text:p>1067.907158</text:p>
          </table:table-cell>
          <table:table-cell office:value-type="float" office:value="152.64549502969999" table:style-name="ce1">
            <text:p>152.645495</text:p>
          </table:table-cell>
          <table:table-cell table:number-columns-repeated="16380"/>
        </table:table-row>
        <table:table-row table:style-name="ro1">
          <table:table-cell office:value-type="date" office:date-value="2005-09-01T00:00:00" table:style-name="ce3">
            <text:p>01/09/2005</text:p>
          </table:table-cell>
          <table:table-cell office:value-type="float" office:value="130.2343893993" table:style-name="ce1">
            <text:p>130.2343894</text:p>
          </table:table-cell>
          <table:table-cell office:value-type="float" office:value="577.6784521395" table:style-name="ce1">
            <text:p>577.6784521</text:p>
          </table:table-cell>
          <table:table-cell office:value-type="float" office:value="194.93244003960001" table:style-name="ce1">
            <text:p>194.93244</text:p>
          </table:table-cell>
          <table:table-cell table:number-columns-repeated="16380"/>
        </table:table-row>
        <table:table-row table:style-name="ro1">
          <table:table-cell office:value-type="date" office:date-value="2005-10-01T00:00:00" table:style-name="ce3">
            <text:p>01/10/2005</text:p>
          </table:table-cell>
          <table:table-cell office:value-type="float" office:value="135.9983584819" table:style-name="ce1">
            <text:p>135.9983585</text:p>
          </table:table-cell>
          <table:table-cell office:value-type="float" office:value="614.04297183389997" table:style-name="ce1">
            <text:p>614.0429718</text:p>
          </table:table-cell>
          <table:table-cell office:value-type="float" office:value="187.07324352960001" table:style-name="ce1">
            <text:p>187.0732435</text:p>
          </table:table-cell>
          <table:table-cell table:number-columns-repeated="16380"/>
        </table:table-row>
        <table:table-row table:style-name="ro1">
          <table:table-cell office:value-type="date" office:date-value="2005-11-01T00:00:00" table:style-name="ce3">
            <text:p>01/11/2005</text:p>
          </table:table-cell>
          <table:table-cell office:value-type="float" office:value="129.0767120804" table:style-name="ce1">
            <text:p>129.0767121</text:p>
          </table:table-cell>
          <table:table-cell office:value-type="float" office:value="806.94253822890005" table:style-name="ce1">
            <text:p>806.9425382</text:p>
          </table:table-cell>
          <table:table-cell office:value-type="float" office:value="193.56363970960001" table:style-name="ce1">
            <text:p>193.5636397</text:p>
          </table:table-cell>
          <table:table-cell table:number-columns-repeated="16380"/>
        </table:table-row>
        <table:table-row table:style-name="ro1">
          <table:table-cell office:value-type="date" office:date-value="2005-12-01T00:00:00" table:style-name="ce3">
            <text:p>01/12/2005</text:p>
          </table:table-cell>
          <table:table-cell office:value-type="float" office:value="133.27221511810001" table:style-name="ce1">
            <text:p>133.2722151</text:p>
          </table:table-cell>
          <table:table-cell office:value-type="float" office:value="1178.2395880145" table:style-name="ce1">
            <text:p>1178.239588</text:p>
          </table:table-cell>
          <table:table-cell office:value-type="float" office:value="154.16814938970001" table:style-name="ce1">
            <text:p>154.1681494</text:p>
          </table:table-cell>
          <table:table-cell table:number-columns-repeated="16380"/>
        </table:table-row>
        <table:table-row table:style-name="ro1">
          <table:table-cell office:value-type="date" office:date-value="2006-01-01T00:00:00" table:style-name="ce3">
            <text:p>01/01/2006</text:p>
          </table:table-cell>
          <table:table-cell office:value-type="float" office:value="131.19529030039999" table:style-name="ce1">
            <text:p>131.1952903</text:p>
          </table:table-cell>
          <table:table-cell office:value-type="float" office:value="1246.1588913314999" table:style-name="ce1">
            <text:p>1246.158891</text:p>
          </table:table-cell>
          <table:table-cell office:value-type="float" office:value="184.28452615960001" table:style-name="ce1">
            <text:p>184.2845262</text:p>
          </table:table-cell>
          <table:table-cell table:number-columns-repeated="16380"/>
        </table:table-row>
        <table:table-row table:style-name="ro1">
          <table:table-cell office:value-type="date" office:date-value="2006-02-01T00:00:00" table:style-name="ce3">
            <text:p>01/02/2006</text:p>
          </table:table-cell>
          <table:table-cell office:value-type="float" office:value="119.0942587726" table:style-name="ce1">
            <text:p>119.0942588</text:p>
          </table:table-cell>
          <table:table-cell office:value-type="float" office:value="1142.8953153656" table:style-name="ce1">
            <text:p>1142.895315</text:p>
          </table:table-cell>
          <table:table-cell office:value-type="float" office:value="178.55953214959999" table:style-name="ce1">
            <text:p>178.5595321</text:p>
          </table:table-cell>
          <table:table-cell table:number-columns-repeated="16380"/>
        </table:table-row>
        <table:table-row table:style-name="ro1">
          <table:table-cell office:value-type="date" office:date-value="2006-03-01T00:00:00" table:style-name="ce3">
            <text:p>01/03/2006</text:p>
          </table:table-cell>
          <table:table-cell office:value-type="float" office:value="126.6148523725" table:style-name="ce1">
            <text:p>126.6148524</text:p>
          </table:table-cell>
          <table:table-cell office:value-type="float" office:value="1191.7214239734001" table:style-name="ce1">
            <text:p>1191.721424</text:p>
          </table:table-cell>
          <table:table-cell office:value-type="float" office:value="201.4789234596" table:style-name="ce1">
            <text:p>201.4789235</text:p>
          </table:table-cell>
          <table:table-cell table:number-columns-repeated="16380"/>
        </table:table-row>
        <table:table-row table:style-name="ro1">
          <table:table-cell office:value-type="date" office:date-value="2006-04-01T00:00:00" table:style-name="ce3">
            <text:p>01/04/2006</text:p>
          </table:table-cell>
          <table:table-cell office:value-type="float" office:value="121.26741731280001" table:style-name="ce1">
            <text:p>121.2674173</text:p>
          </table:table-cell>
          <table:table-cell office:value-type="float" office:value="1229.6163142360999" table:style-name="ce1">
            <text:p>1229.616314</text:p>
          </table:table-cell>
          <table:table-cell office:value-type="float" office:value="178.32773528960001" table:style-name="ce1">
            <text:p>178.3277353</text:p>
          </table:table-cell>
          <table:table-cell table:number-columns-repeated="16380"/>
        </table:table-row>
        <table:table-row table:style-name="ro1">
          <table:table-cell office:value-type="date" office:date-value="2006-05-01T00:00:00" table:style-name="ce3">
            <text:p>01/05/2006</text:p>
          </table:table-cell>
          <table:table-cell office:value-type="float" office:value="127.0457496376" table:style-name="ce1">
            <text:p>127.0457496</text:p>
          </table:table-cell>
          <table:table-cell office:value-type="float" office:value="1194.7821651100001" table:style-name="ce1">
            <text:p>1194.782165</text:p>
          </table:table-cell>
          <table:table-cell office:value-type="float" office:value="186.03728495959999" table:style-name="ce1">
            <text:p>186.037285</text:p>
          </table:table-cell>
          <table:table-cell table:number-columns-repeated="16380"/>
        </table:table-row>
        <table:table-row table:style-name="ro1">
          <table:table-cell office:value-type="date" office:date-value="2006-06-01T00:00:00" table:style-name="ce3">
            <text:p>01/06/2006</text:p>
          </table:table-cell>
          <table:table-cell office:value-type="float" office:value="123.5238826577" table:style-name="ce1">
            <text:p>123.5238827</text:p>
          </table:table-cell>
          <table:table-cell office:value-type="float" office:value="1052.6763266247999" table:style-name="ce1">
            <text:p>1052.676327</text:p>
          </table:table-cell>
          <table:table-cell office:value-type="float" office:value="194.5953323496" table:style-name="ce1">
            <text:p>194.5953323</text:p>
          </table:table-cell>
          <table:table-cell table:number-columns-repeated="16380"/>
        </table:table-row>
        <table:table-row table:style-name="ro1">
          <table:table-cell office:value-type="date" office:date-value="2006-07-01T00:00:00" table:style-name="ce3">
            <text:p>01/07/2006</text:p>
          </table:table-cell>
          <table:table-cell office:value-type="float" office:value="125.5175006708" table:style-name="ce1">
            <text:p>125.5175007</text:p>
          </table:table-cell>
          <table:table-cell office:value-type="float" office:value="1005.5263381633" table:style-name="ce1">
            <text:p>1005.526338</text:p>
          </table:table-cell>
          <table:table-cell office:value-type="float" office:value="176.1542972396" table:style-name="ce1">
            <text:p>176.1542972</text:p>
          </table:table-cell>
          <table:table-cell table:number-columns-repeated="16380"/>
        </table:table-row>
        <table:table-row table:style-name="ro1">
          <table:table-cell office:value-type="date" office:date-value="2006-08-01T00:00:00" table:style-name="ce3">
            <text:p>01/08/2006</text:p>
          </table:table-cell>
          <table:table-cell office:value-type="float" office:value="126.76853906380001" table:style-name="ce1">
            <text:p>126.7685391</text:p>
          </table:table-cell>
          <table:table-cell office:value-type="float" office:value="1139.5430750732" table:style-name="ce1">
            <text:p>1139.543075</text:p>
          </table:table-cell>
          <table:table-cell office:value-type="float" office:value="158.53272773969999" table:style-name="ce1">
            <text:p>158.5327277</text:p>
          </table:table-cell>
          <table:table-cell table:number-columns-repeated="16380"/>
        </table:table-row>
        <table:table-row table:style-name="ro1">
          <table:table-cell office:value-type="date" office:date-value="2006-09-01T00:00:00" table:style-name="ce3">
            <text:p>01/09/2006</text:p>
          </table:table-cell>
          <table:table-cell office:value-type="float" office:value="127.4464840942" table:style-name="ce1">
            <text:p>127.4464841</text:p>
          </table:table-cell>
          <table:table-cell office:value-type="float" office:value="1092.3930866117" table:style-name="ce1">
            <text:p>1092.393087</text:p>
          </table:table-cell>
          <table:table-cell office:value-type="float" office:value="177.82497297960001" table:style-name="ce1">
            <text:p>177.824973</text:p>
          </table:table-cell>
          <table:table-cell table:number-columns-repeated="16380"/>
        </table:table-row>
        <table:table-row table:style-name="ro1">
          <table:table-cell office:value-type="date" office:date-value="2006-10-01T00:00:00" table:style-name="ce3">
            <text:p>01/10/2006</text:p>
          </table:table-cell>
          <table:table-cell office:value-type="float" office:value="132.4362744238" table:style-name="ce1">
            <text:p>132.4362744</text:p>
          </table:table-cell>
          <table:table-cell office:value-type="float" office:value="1149.0167976389" table:style-name="ce1">
            <text:p>1149.016798</text:p>
          </table:table-cell>
          <table:table-cell office:value-type="float" office:value="187.4108790096" table:style-name="ce1">
            <text:p>187.410879</text:p>
          </table:table-cell>
          <table:table-cell table:number-columns-repeated="16380"/>
        </table:table-row>
        <table:table-row table:style-name="ro1">
          <table:table-cell office:value-type="date" office:date-value="2006-11-01T00:00:00" table:style-name="ce3">
            <text:p>01/11/2006</text:p>
          </table:table-cell>
          <table:table-cell office:value-type="float" office:value="127.0988936337" table:style-name="ce1">
            <text:p>127.0988936</text:p>
          </table:table-cell>
          <table:table-cell office:value-type="float" office:value="1113.526775412" table:style-name="ce1">
            <text:p>1113.526775</text:p>
          </table:table-cell>
          <table:table-cell office:value-type="float" office:value="188.23257055959999" table:style-name="ce1">
            <text:p>188.2325706</text:p>
          </table:table-cell>
          <table:table-cell table:number-columns-repeated="16380"/>
        </table:table-row>
        <table:table-row table:style-name="ro1">
          <table:table-cell office:value-type="date" office:date-value="2006-12-01T00:00:00" table:style-name="ce3">
            <text:p>01/12/2006</text:p>
          </table:table-cell>
          <table:table-cell office:value-type="float" office:value="127.8213647148" table:style-name="ce1">
            <text:p>127.8213647</text:p>
          </table:table-cell>
          <table:table-cell office:value-type="float" office:value="1121.9802509322001" table:style-name="ce1">
            <text:p>1121.980251</text:p>
          </table:table-cell>
          <table:table-cell office:value-type="float" office:value="157.6077386197" table:style-name="ce1">
            <text:p>157.6077386</text:p>
          </table:table-cell>
          <table:table-cell table:number-columns-repeated="16380"/>
        </table:table-row>
        <table:table-row table:style-name="ro1">
          <table:table-cell office:value-type="date" office:date-value="2007-01-01T00:00:00" table:style-name="ce3">
            <text:p>01/01/2007</text:p>
          </table:table-cell>
          <table:table-cell office:value-type="float" office:value="112.79310443280001" table:style-name="ce1">
            <text:p>112.7931044</text:p>
          </table:table-cell>
          <table:table-cell office:value-type="float" office:value="1107.6967922946999" table:style-name="ce1">
            <text:p>1107.696792</text:p>
          </table:table-cell>
          <table:table-cell office:value-type="float" office:value="184.78871075960001" table:style-name="ce1">
            <text:p>184.7887108</text:p>
          </table:table-cell>
          <table:table-cell table:number-columns-repeated="16380"/>
        </table:table-row>
        <table:table-row table:style-name="ro1">
          <table:table-cell office:value-type="date" office:date-value="2007-02-01T00:00:00" table:style-name="ce3">
            <text:p>01/02/2007</text:p>
          </table:table-cell>
          <table:table-cell office:value-type="float" office:value="96.003910660900004" table:style-name="ce1">
            <text:p>96.00391066</text:p>
          </table:table-cell>
          <table:table-cell office:value-type="float" office:value="1024.6924076616001" table:style-name="ce1">
            <text:p>1024.692408</text:p>
          </table:table-cell>
          <table:table-cell office:value-type="float" office:value="178.6986286396" table:style-name="ce1">
            <text:p>178.6986286</text:p>
          </table:table-cell>
          <table:table-cell table:number-columns-repeated="16380"/>
        </table:table-row>
        <table:table-row table:style-name="ro1">
          <table:table-cell office:value-type="date" office:date-value="2007-03-01T00:00:00" table:style-name="ce3">
            <text:p>01/03/2007</text:p>
          </table:table-cell>
          <table:table-cell office:value-type="float" office:value="118.29709883220001" table:style-name="ce1">
            <text:p>118.2970988</text:p>
          </table:table-cell>
          <table:table-cell office:value-type="float" office:value="1141.8750683200999" table:style-name="ce1">
            <text:p>1141.875068</text:p>
          </table:table-cell>
          <table:table-cell office:value-type="float" office:value="212.0027986696" table:style-name="ce1">
            <text:p>212.0027987</text:p>
          </table:table-cell>
          <table:table-cell table:number-columns-repeated="16380"/>
        </table:table-row>
        <table:table-row table:style-name="ro1">
          <table:table-cell office:value-type="date" office:date-value="2007-04-01T00:00:00" table:style-name="ce3">
            <text:p>01/04/2007</text:p>
          </table:table-cell>
          <table:table-cell office:value-type="float" office:value="114.16910303269999" table:style-name="ce1">
            <text:p>114.169103</text:p>
          </table:table-cell>
          <table:table-cell office:value-type="float" office:value="652.08361167450005" table:style-name="ce1">
            <text:p>652.0836117</text:p>
          </table:table-cell>
          <table:table-cell office:value-type="float" office:value="199.9182333096" table:style-name="ce1">
            <text:p>199.9182333</text:p>
          </table:table-cell>
          <table:table-cell table:number-columns-repeated="16380"/>
        </table:table-row>
        <table:table-row table:style-name="ro1">
          <table:table-cell office:value-type="date" office:date-value="2007-05-01T00:00:00" table:style-name="ce3">
            <text:p>01/05/2007</text:p>
          </table:table-cell>
          <table:table-cell office:value-type="float" office:value="121.8189658121" table:style-name="ce1">
            <text:p>121.8189658</text:p>
          </table:table-cell>
          <table:table-cell office:value-type="float" office:value="1049.7613350660999" table:style-name="ce1">
            <text:p>1049.761335</text:p>
          </table:table-cell>
          <table:table-cell office:value-type="float" office:value="184.22440264959999" table:style-name="ce1">
            <text:p>184.2244026</text:p>
          </table:table-cell>
          <table:table-cell table:number-columns-repeated="16380"/>
        </table:table-row>
        <table:table-row table:style-name="ro1">
          <table:table-cell office:value-type="date" office:date-value="2007-06-01T00:00:00" table:style-name="ce3">
            <text:p>01/06/2007</text:p>
          </table:table-cell>
          <table:table-cell office:value-type="float" office:value="117.8963643757" table:style-name="ce1">
            <text:p>117.8963644</text:p>
          </table:table-cell>
          <table:table-cell office:value-type="float" office:value="1103.1785553788" table:style-name="ce1">
            <text:p>1103.178555</text:p>
          </table:table-cell>
          <table:table-cell office:value-type="float" office:value="185.49176009959999" table:style-name="ce1">
            <text:p>185.4917601</text:p>
          </table:table-cell>
          <table:table-cell table:number-columns-repeated="16380"/>
        </table:table-row>
        <table:table-row table:style-name="ro1">
          <table:table-cell office:value-type="date" office:date-value="2007-07-01T00:00:00" table:style-name="ce3">
            <text:p>01/07/2007</text:p>
          </table:table-cell>
          <table:table-cell office:value-type="float" office:value="120.944244364" table:style-name="ce1">
            <text:p>120.9442444</text:p>
          </table:table-cell>
          <table:table-cell office:value-type="float" office:value="1126.2069886923" table:style-name="ce1">
            <text:p>1126.206989</text:p>
          </table:table-cell>
          <table:table-cell office:value-type="float" office:value="199.29393219959999" table:style-name="ce1">
            <text:p>199.2939322</text:p>
          </table:table-cell>
          <table:table-cell table:number-columns-repeated="16380"/>
        </table:table-row>
        <table:table-row table:style-name="ro1">
          <table:table-cell office:value-type="date" office:date-value="2007-08-01T00:00:00" table:style-name="ce3">
            <text:p>01/08/2007</text:p>
          </table:table-cell>
          <table:table-cell office:value-type="float" office:value="119.9072182794" table:style-name="ce1">
            <text:p>119.9072183</text:p>
          </table:table-cell>
          <table:table-cell office:value-type="float" office:value="1111.8506552658" table:style-name="ce1">
            <text:p>1111.850655</text:p>
          </table:table-cell>
          <table:table-cell office:value-type="float" office:value="162.10014327970001" table:style-name="ce1">
            <text:p>162.1001433</text:p>
          </table:table-cell>
          <table:table-cell table:number-columns-repeated="16380"/>
        </table:table-row>
        <table:table-row table:style-name="ro1">
          <table:table-cell office:value-type="date" office:date-value="2007-09-01T00:00:00" table:style-name="ce3">
            <text:p>01/09/2007</text:p>
          </table:table-cell>
          <table:table-cell office:value-type="float" office:value="116.04494246" table:style-name="ce1">
            <text:p>116.0449425</text:p>
          </table:table-cell>
          <table:table-cell office:value-type="float" office:value="1084.1582354584" table:style-name="ce1">
            <text:p>1084.158235</text:p>
          </table:table-cell>
          <table:table-cell office:value-type="float" office:value="199.8150251996" table:style-name="ce1">
            <text:p>199.8150252</text:p>
          </table:table-cell>
          <table:table-cell table:number-columns-repeated="16380"/>
        </table:table-row>
        <table:table-row table:style-name="ro1">
          <table:table-cell office:value-type="date" office:date-value="2007-10-01T00:00:00" table:style-name="ce3">
            <text:p>01/10/2007</text:p>
          </table:table-cell>
          <table:table-cell office:value-type="float" office:value="122.0717588743" table:style-name="ce1">
            <text:p>122.0717589</text:p>
          </table:table-cell>
          <table:table-cell office:value-type="float" office:value="1143.1868145215001" table:style-name="ce1">
            <text:p>1143.186815</text:p>
          </table:table-cell>
          <table:table-cell office:value-type="float" office:value="210.24079528959999" table:style-name="ce1">
            <text:p>210.2407953</text:p>
          </table:table-cell>
          <table:table-cell table:number-columns-repeated="16380"/>
        </table:table-row>
        <table:table-row table:style-name="ro1">
          <table:table-cell office:value-type="date" office:date-value="2007-11-01T00:00:00" table:style-name="ce3">
            <text:p>01/11/2007</text:p>
          </table:table-cell>
          <table:table-cell office:value-type="float" office:value="116.720014842" table:style-name="ce1">
            <text:p>116.7200148</text:p>
          </table:table-cell>
          <table:table-cell office:value-type="float" office:value="965.59095380949998" table:style-name="ce1">
            <text:p>965.5909538</text:p>
          </table:table-cell>
          <table:table-cell office:value-type="float" office:value="192.8030193196" table:style-name="ce1">
            <text:p>192.8030193</text:p>
          </table:table-cell>
          <table:table-cell table:number-columns-repeated="16380"/>
        </table:table-row>
        <table:table-row table:style-name="ro1">
          <table:table-cell office:value-type="date" office:date-value="2007-12-01T00:00:00" table:style-name="ce3">
            <text:p>01/12/2007</text:p>
          </table:table-cell>
          <table:table-cell office:value-type="float" office:value="123.3184882946" table:style-name="ce1">
            <text:p>123.3184883</text:p>
          </table:table-cell>
          <table:table-cell office:value-type="float" office:value="1038.4657427763" table:style-name="ce1">
            <text:p>1038.465743</text:p>
          </table:table-cell>
          <table:table-cell office:value-type="float" office:value="141.3635449997" table:style-name="ce1">
            <text:p>141.363545</text:p>
          </table:table-cell>
          <table:table-cell table:number-columns-repeated="16380"/>
        </table:table-row>
        <table:table-row table:style-name="ro1">
          <table:table-cell office:value-type="date" office:date-value="2008-01-01T00:00:00" table:style-name="ce3">
            <text:p>01/01/2008</text:p>
          </table:table-cell>
          <table:table-cell office:value-type="float" office:value="121.2358181801" table:style-name="ce1">
            <text:p>121.2358182</text:p>
          </table:table-cell>
          <table:table-cell office:value-type="float" office:value="1082.6424398479001" table:style-name="ce1">
            <text:p>1082.64244</text:p>
          </table:table-cell>
          <table:table-cell office:value-type="float" office:value="201.79852221959999" table:style-name="ce1">
            <text:p>201.7985222</text:p>
          </table:table-cell>
          <table:table-cell table:number-columns-repeated="16380"/>
        </table:table-row>
        <table:table-row table:style-name="ro1">
          <table:table-cell office:value-type="date" office:date-value="2008-02-01T00:00:00" table:style-name="ce3">
            <text:p>01/02/2008</text:p>
          </table:table-cell>
          <table:table-cell office:value-type="float" office:value="112.9037013975" table:style-name="ce1">
            <text:p>112.9037014</text:p>
          </table:table-cell>
          <table:table-cell office:value-type="float" office:value="964.11888307239997" table:style-name="ce1">
            <text:p>964.1188831</text:p>
          </table:table-cell>
          <table:table-cell office:value-type="float" office:value="201.49387760959999" table:style-name="ce1">
            <text:p>201.4938776</text:p>
          </table:table-cell>
          <table:table-cell table:number-columns-repeated="16380"/>
        </table:table-row>
        <table:table-row table:style-name="ro1">
          <table:table-cell office:value-type="date" office:date-value="2008-03-01T00:00:00" table:style-name="ce3">
            <text:p>01/03/2008</text:p>
          </table:table-cell>
          <table:table-cell office:value-type="float" office:value="121.4053044377" table:style-name="ce1">
            <text:p>121.4053044</text:p>
          </table:table-cell>
          <table:table-cell office:value-type="float" office:value="1090.8481410856" table:style-name="ce1">
            <text:p>1090.848141</text:p>
          </table:table-cell>
          <table:table-cell office:value-type="float" office:value="192.10576485959999" table:style-name="ce1">
            <text:p>192.1057649</text:p>
          </table:table-cell>
          <table:table-cell table:number-columns-repeated="16380"/>
        </table:table-row>
        <table:table-row table:style-name="ro1">
          <table:table-cell office:value-type="date" office:date-value="2008-04-01T00:00:00" table:style-name="ce3">
            <text:p>01/04/2008</text:p>
          </table:table-cell>
          <table:table-cell office:value-type="float" office:value="117.35056117320001" table:style-name="ce1">
            <text:p>117.3505612</text:p>
          </table:table-cell>
          <table:table-cell office:value-type="float" office:value="1041.9637326467" table:style-name="ce1">
            <text:p>1041.963733</text:p>
          </table:table-cell>
          <table:table-cell office:value-type="float" office:value="209.49719081960001" table:style-name="ce1">
            <text:p>209.4971908</text:p>
          </table:table-cell>
          <table:table-cell table:number-columns-repeated="16380"/>
        </table:table-row>
        <table:table-row table:style-name="ro1">
          <table:table-cell office:value-type="date" office:date-value="2008-05-01T00:00:00" table:style-name="ce3">
            <text:p>01/05/2008</text:p>
          </table:table-cell>
          <table:table-cell office:value-type="float" office:value="117.68666104" table:style-name="ce1">
            <text:p>117.686661</text:p>
          </table:table-cell>
          <table:table-cell office:value-type="float" office:value="1049.8852222073999" table:style-name="ce1">
            <text:p>1049.885222</text:p>
          </table:table-cell>
          <table:table-cell office:value-type="float" office:value="176.9844560496" table:style-name="ce1">
            <text:p>176.984456</text:p>
          </table:table-cell>
          <table:table-cell table:number-columns-repeated="16380"/>
        </table:table-row>
        <table:table-row table:style-name="ro1">
          <table:table-cell office:value-type="date" office:date-value="2008-06-01T00:00:00" table:style-name="ce3">
            <text:p>01/06/2008</text:p>
          </table:table-cell>
          <table:table-cell office:value-type="float" office:value="116.23022828400001" table:style-name="ce1">
            <text:p>116.2302283</text:p>
          </table:table-cell>
          <table:table-cell office:value-type="float" office:value="997.51011137700004" table:style-name="ce1">
            <text:p>997.5101114</text:p>
          </table:table-cell>
          <table:table-cell office:value-type="float" office:value="194.29835754960001" table:style-name="ce1">
            <text:p>194.2983575</text:p>
          </table:table-cell>
          <table:table-cell table:number-columns-repeated="16380"/>
        </table:table-row>
        <table:table-row table:style-name="ro1">
          <table:table-cell office:value-type="date" office:date-value="2008-07-01T00:00:00" table:style-name="ce3">
            <text:p>01/07/2008</text:p>
          </table:table-cell>
          <table:table-cell office:value-type="float" office:value="122.76837611960001" table:style-name="ce1">
            <text:p>122.7683761</text:p>
          </table:table-cell>
          <table:table-cell office:value-type="float" office:value="1022.3094020624" table:style-name="ce1">
            <text:p>1022.309402</text:p>
          </table:table-cell>
          <table:table-cell office:value-type="float" office:value="205.4752123296" table:style-name="ce1">
            <text:p>205.4752123</text:p>
          </table:table-cell>
          <table:table-cell table:number-columns-repeated="16380"/>
        </table:table-row>
        <table:table-row table:style-name="ro1">
          <table:table-cell office:value-type="date" office:date-value="2008-08-01T00:00:00" table:style-name="ce3">
            <text:p>01/08/2008</text:p>
          </table:table-cell>
          <table:table-cell office:value-type="float" office:value="118.9965887258" table:style-name="ce1">
            <text:p>118.9965887</text:p>
          </table:table-cell>
          <table:table-cell office:value-type="float" office:value="988.06553872689994" table:style-name="ce1">
            <text:p>988.0655387</text:p>
          </table:table-cell>
          <table:table-cell office:value-type="float" office:value="160.13417643970001" table:style-name="ce1">
            <text:p>160.1341764</text:p>
          </table:table-cell>
          <table:table-cell table:number-columns-repeated="16380"/>
        </table:table-row>
        <table:table-row table:style-name="ro1">
          <table:table-cell office:value-type="date" office:date-value="2008-09-01T00:00:00" table:style-name="ce3">
            <text:p>01/09/2008</text:p>
          </table:table-cell>
          <table:table-cell office:value-type="float" office:value="111.960036387" table:style-name="ce1">
            <text:p>111.9600364</text:p>
          </table:table-cell>
          <table:table-cell office:value-type="float" office:value="684.02463167869996" table:style-name="ce1">
            <text:p>684.0246317</text:p>
          </table:table-cell>
          <table:table-cell office:value-type="float" office:value="186.65840524960001" table:style-name="ce1">
            <text:p>186.6584052</text:p>
          </table:table-cell>
          <table:table-cell table:number-columns-repeated="16380"/>
        </table:table-row>
        <table:table-row table:style-name="ro1">
          <table:table-cell office:value-type="date" office:date-value="2008-10-01T00:00:00" table:style-name="ce3">
            <text:p>01/10/2008</text:p>
          </table:table-cell>
          <table:table-cell office:value-type="float" office:value="115.1386218791" table:style-name="ce1">
            <text:p>115.1386219</text:p>
          </table:table-cell>
          <table:table-cell office:value-type="float" office:value="640.83903173700003" table:style-name="ce1">
            <text:p>640.8390317</text:p>
          </table:table-cell>
          <table:table-cell office:value-type="float" office:value="200.75073948959999" table:style-name="ce1">
            <text:p>200.7507395</text:p>
          </table:table-cell>
          <table:table-cell table:number-columns-repeated="16380"/>
        </table:table-row>
        <table:table-row table:style-name="ro1">
          <table:table-cell office:value-type="date" office:date-value="2008-11-01T00:00:00" table:style-name="ce3">
            <text:p>01/11/2008</text:p>
          </table:table-cell>
          <table:table-cell office:value-type="float" office:value="107.3436903537" table:style-name="ce1">
            <text:p>107.3436904</text:p>
          </table:table-cell>
          <table:table-cell office:value-type="float" office:value="1029.2033570986" table:style-name="ce1">
            <text:p>1029.203357</text:p>
          </table:table-cell>
          <table:table-cell office:value-type="float" office:value="165.80834380970001" table:style-name="ce1">
            <text:p>165.8083438</text:p>
          </table:table-cell>
          <table:table-cell table:number-columns-repeated="16380"/>
        </table:table-row>
        <table:table-row table:style-name="ro1">
          <table:table-cell office:value-type="date" office:date-value="2008-12-01T00:00:00" table:style-name="ce3">
            <text:p>01/12/2008</text:p>
          </table:table-cell>
          <table:table-cell office:value-type="float" office:value="113.469613139" table:style-name="ce1">
            <text:p>113.4696131</text:p>
          </table:table-cell>
          <table:table-cell office:value-type="float" office:value="1085.8343556047" table:style-name="ce1">
            <text:p>1085.834356</text:p>
          </table:table-cell>
          <table:table-cell office:value-type="float" office:value="109.5587404898" table:style-name="ce1">
            <text:p>109.5587405</text:p>
          </table:table-cell>
          <table:table-cell table:number-columns-repeated="16380"/>
        </table:table-row>
        <table:table-row table:style-name="ro1">
          <table:table-cell office:value-type="date" office:date-value="2009-01-01T00:00:00" table:style-name="ce3">
            <text:p>01/01/2009</text:p>
          </table:table-cell>
          <table:table-cell office:value-type="float" office:value="105.3543813133" table:style-name="ce1">
            <text:p>105.3543813</text:p>
          </table:table-cell>
          <table:table-cell office:value-type="float" office:value="1012.1360815226" table:style-name="ce1">
            <text:p>1012.136082</text:p>
          </table:table-cell>
          <table:table-cell office:value-type="float" office:value="136.5430063597" table:style-name="ce1">
            <text:p>136.5430064</text:p>
          </table:table-cell>
          <table:table-cell table:number-columns-repeated="16380"/>
        </table:table-row>
        <table:table-row table:style-name="ro1">
          <table:table-cell office:value-type="date" office:date-value="2009-02-01T00:00:00" table:style-name="ce3">
            <text:p>01/02/2009</text:p>
          </table:table-cell>
          <table:table-cell office:value-type="float" office:value="107.88374825930001" table:style-name="ce1">
            <text:p>107.8837483</text:p>
          </table:table-cell>
          <table:table-cell office:value-type="float" office:value="935.53739083959999" table:style-name="ce1">
            <text:p>935.5373908</text:p>
          </table:table-cell>
          <table:table-cell office:value-type="float" office:value="159.77904479969999" table:style-name="ce1">
            <text:p>159.7790448</text:p>
          </table:table-cell>
          <table:table-cell table:number-columns-repeated="16380"/>
        </table:table-row>
        <table:table-row table:style-name="ro1">
          <table:table-cell office:value-type="date" office:date-value="2009-03-01T00:00:00" table:style-name="ce3">
            <text:p>01/03/2009</text:p>
          </table:table-cell>
          <table:table-cell office:value-type="float" office:value="112.0749423244" table:style-name="ce1">
            <text:p>112.0749423</text:p>
          </table:table-cell>
          <table:table-cell office:value-type="float" office:value="1014.7377114887" table:style-name="ce1">
            <text:p>1014.737711</text:p>
          </table:table-cell>
          <table:table-cell office:value-type="float" office:value="170.49192860970001" table:style-name="ce1">
            <text:p>170.4919286</text:p>
          </table:table-cell>
          <table:table-cell table:number-columns-repeated="16380"/>
        </table:table-row>
        <table:table-row table:style-name="ro1">
          <table:table-cell office:value-type="date" office:date-value="2009-04-01T00:00:00" table:style-name="ce3">
            <text:p>01/04/2009</text:p>
          </table:table-cell>
          <table:table-cell office:value-type="float" office:value="108.40369762580001" table:style-name="ce1">
            <text:p>108.4036976</text:p>
          </table:table-cell>
          <table:table-cell office:value-type="float" office:value="963.5650346763" table:style-name="ce1">
            <text:p>963.5650347</text:p>
          </table:table-cell>
          <table:table-cell office:value-type="float" office:value="164.45590262970001" table:style-name="ce1">
            <text:p>164.4559026</text:p>
          </table:table-cell>
          <table:table-cell table:number-columns-repeated="16380"/>
        </table:table-row>
        <table:table-row table:style-name="ro1">
          <table:table-cell office:value-type="date" office:date-value="2009-05-01T00:00:00" table:style-name="ce3">
            <text:p>01/05/2009</text:p>
          </table:table-cell>
          <table:table-cell office:value-type="float" office:value="110.8784842516" table:style-name="ce1">
            <text:p>110.8784843</text:p>
          </table:table-cell>
          <table:table-cell office:value-type="float" office:value="977.67359382020004" table:style-name="ce1">
            <text:p>977.6735938</text:p>
          </table:table-cell>
          <table:table-cell office:value-type="float" office:value="152.0191353097" table:style-name="ce1">
            <text:p>152.0191353</text:p>
          </table:table-cell>
          <table:table-cell table:number-columns-repeated="16380"/>
        </table:table-row>
        <table:table-row table:style-name="ro1">
          <table:table-cell office:value-type="date" office:date-value="2009-06-01T00:00:00" table:style-name="ce3">
            <text:p>01/06/2009</text:p>
          </table:table-cell>
          <table:table-cell office:value-type="float" office:value="110.8784842516" table:style-name="ce1">
            <text:p>110.8784843</text:p>
          </table:table-cell>
          <table:table-cell office:value-type="float" office:value="910.22797663150004" table:style-name="ce1">
            <text:p>910.2279766</text:p>
          </table:table-cell>
          <table:table-cell office:value-type="float" office:value="166.97574240969999" table:style-name="ce1">
            <text:p>166.9757424</text:p>
          </table:table-cell>
          <table:table-cell table:number-columns-repeated="16380"/>
        </table:table-row>
        <table:table-row table:style-name="ro1">
          <table:table-cell office:value-type="date" office:date-value="2009-07-01T00:00:00" table:style-name="ce3">
            <text:p>01/07/2009</text:p>
          </table:table-cell>
          <table:table-cell office:value-type="float" office:value="108.464023243" table:style-name="ce1">
            <text:p>108.4640232</text:p>
          </table:table-cell>
          <table:table-cell office:value-type="float" office:value="958.71157373109997" table:style-name="ce1">
            <text:p>958.7115737</text:p>
          </table:table-cell>
          <table:table-cell office:value-type="float" office:value="178.4188085996" table:style-name="ce1">
            <text:p>178.4188086</text:p>
          </table:table-cell>
          <table:table-cell table:number-columns-repeated="16380"/>
        </table:table-row>
        <table:table-row table:style-name="ro1">
          <table:table-cell office:value-type="date" office:date-value="2009-08-01T00:00:00" table:style-name="ce3">
            <text:p>01/08/2009</text:p>
          </table:table-cell>
          <table:table-cell office:value-type="float" office:value="109.1936759452" table:style-name="ce1">
            <text:p>109.1936759</text:p>
          </table:table-cell>
          <table:table-cell office:value-type="float" office:value="909.30246681159997" table:style-name="ce1">
            <text:p>909.3024668</text:p>
          </table:table-cell>
          <table:table-cell office:value-type="float" office:value="124.7462082597" table:style-name="ce1">
            <text:p>124.7462083</text:p>
          </table:table-cell>
          <table:table-cell table:number-columns-repeated="16380"/>
        </table:table-row>
        <table:table-row table:style-name="ro1">
          <table:table-cell office:value-type="date" office:date-value="2009-09-01T00:00:00" table:style-name="ce3">
            <text:p>01/09/2009</text:p>
          </table:table-cell>
          <table:table-cell office:value-type="float" office:value="105.0714254425" table:style-name="ce1">
            <text:p>105.0714254</text:p>
          </table:table-cell>
          <table:table-cell office:value-type="float" office:value="909.47007882620005" table:style-name="ce1">
            <text:p>909.4700788</text:p>
          </table:table-cell>
          <table:table-cell office:value-type="float" office:value="174.09156511960001" table:style-name="ce1">
            <text:p>174.0915651</text:p>
          </table:table-cell>
          <table:table-cell table:number-columns-repeated="16380"/>
        </table:table-row>
        <table:table-row table:style-name="ro1">
          <table:table-cell office:value-type="date" office:date-value="2009-10-01T00:00:00" table:style-name="ce3">
            <text:p>01/10/2009</text:p>
          </table:table-cell>
          <table:table-cell office:value-type="float" office:value="109.61164629229999" table:style-name="ce1">
            <text:p>109.6116463</text:p>
          </table:table-cell>
          <table:table-cell office:value-type="float" office:value="943.74309207730005" table:style-name="ce1">
            <text:p>943.7430921</text:p>
          </table:table-cell>
          <table:table-cell office:value-type="float" office:value="164.3101240597" table:style-name="ce1">
            <text:p>164.3101241</text:p>
          </table:table-cell>
          <table:table-cell table:number-columns-repeated="16380"/>
        </table:table-row>
        <table:table-row table:style-name="ro1">
          <table:table-cell office:value-type="date" office:date-value="2009-11-01T00:00:00" table:style-name="ce3">
            <text:p>01/11/2009</text:p>
          </table:table-cell>
          <table:table-cell office:value-type="float" office:value="105.04844425500001" table:style-name="ce1">
            <text:p>105.0484443</text:p>
          </table:table-cell>
          <table:table-cell office:value-type="float" office:value="866.46666585690002" table:style-name="ce1">
            <text:p>866.4666659</text:p>
          </table:table-cell>
          <table:table-cell office:value-type="float" office:value="145.31760885969999" table:style-name="ce1">
            <text:p>145.3176089</text:p>
          </table:table-cell>
          <table:table-cell table:number-columns-repeated="16380"/>
        </table:table-row>
        <table:table-row table:style-name="ro1">
          <table:table-cell office:value-type="date" office:date-value="2009-12-01T00:00:00" table:style-name="ce3">
            <text:p>01/12/2009</text:p>
          </table:table-cell>
          <table:table-cell office:value-type="float" office:value="107.0133357838" table:style-name="ce1">
            <text:p>107.0133358</text:p>
          </table:table-cell>
          <table:table-cell office:value-type="float" office:value="825.25597269620005" table:style-name="ce1">
            <text:p>825.2559727</text:p>
          </table:table-cell>
          <table:table-cell office:value-type="float" office:value="110.84538698980001" table:style-name="ce1">
            <text:p>110.845387</text:p>
          </table:table-cell>
          <table:table-cell table:number-columns-repeated="16380"/>
        </table:table-row>
        <table:table-row table:style-name="ro1">
          <table:table-cell office:value-type="date" office:date-value="2010-01-01T00:00:00" table:style-name="ce3">
            <text:p>01/01/2010</text:p>
          </table:table-cell>
          <table:table-cell office:value-type="float" office:value="103.8175144011" table:style-name="ce1">
            <text:p>103.8175144</text:p>
          </table:table-cell>
          <table:table-cell office:value-type="float" office:value="868.66748448370004" table:style-name="ce1">
            <text:p>868.6674845</text:p>
          </table:table-cell>
          <table:table-cell office:value-type="float" office:value="121.99129039979999" table:style-name="ce1">
            <text:p>121.9912904</text:p>
          </table:table-cell>
          <table:table-cell table:number-columns-repeated="16380"/>
        </table:table-row>
        <table:table-row table:style-name="ro1">
          <table:table-cell office:value-type="date" office:date-value="2010-02-01T00:00:00" table:style-name="ce3">
            <text:p>01/02/2010</text:p>
          </table:table-cell>
          <table:table-cell office:value-type="float" office:value="90.031674566800007" table:style-name="ce1">
            <text:p>90.03167457</text:p>
          </table:table-cell>
          <table:table-cell office:value-type="float" office:value="785.47362539929998" table:style-name="ce1">
            <text:p>785.4736254</text:p>
          </table:table-cell>
          <table:table-cell office:value-type="float" office:value="153.6666170597" table:style-name="ce1">
            <text:p>153.6666171</text:p>
          </table:table-cell>
          <table:table-cell table:number-columns-repeated="16380"/>
        </table:table-row>
        <table:table-row table:style-name="ro1">
          <table:table-cell office:value-type="date" office:date-value="2010-03-01T00:00:00" table:style-name="ce3">
            <text:p>01/03/2010</text:p>
          </table:table-cell>
          <table:table-cell office:value-type="float" office:value="105.64882777770001" table:style-name="ce1">
            <text:p>105.6488278</text:p>
          </table:table-cell>
          <table:table-cell office:value-type="float" office:value="919.3227502945" table:style-name="ce1">
            <text:p>919.3227503</text:p>
          </table:table-cell>
          <table:table-cell office:value-type="float" office:value="176.3022996796" table:style-name="ce1">
            <text:p>176.3022997</text:p>
          </table:table-cell>
          <table:table-cell table:number-columns-repeated="16380"/>
        </table:table-row>
        <table:table-row table:style-name="ro1">
          <table:table-cell office:value-type="date" office:date-value="2010-04-01T00:00:00" table:style-name="ce3">
            <text:p>01/04/2010</text:p>
          </table:table-cell>
          <table:table-cell office:value-type="float" office:value="103.4713602648" table:style-name="ce1">
            <text:p>103.4713603</text:p>
          </table:table-cell>
          <table:table-cell office:value-type="float" office:value="729.62238713520003" table:style-name="ce1">
            <text:p>729.6223871</text:p>
          </table:table-cell>
          <table:table-cell office:value-type="float" office:value="167.50520347969999" table:style-name="ce1">
            <text:p>167.5052035</text:p>
          </table:table-cell>
          <table:table-cell table:number-columns-repeated="16380"/>
        </table:table-row>
        <table:table-row table:style-name="ro1">
          <table:table-cell office:value-type="date" office:date-value="2010-05-01T00:00:00" table:style-name="ce3">
            <text:p>01/05/2010</text:p>
          </table:table-cell>
          <table:table-cell office:value-type="float" office:value="100.69925452610001" table:style-name="ce1">
            <text:p>100.6992545</text:p>
          </table:table-cell>
          <table:table-cell office:value-type="float" office:value="842.73863456940001" table:style-name="ce1">
            <text:p>842.7386346</text:p>
          </table:table-cell>
          <table:table-cell office:value-type="float" office:value="154.2776629297" table:style-name="ce1">
            <text:p>154.2776629</text:p>
          </table:table-cell>
          <table:table-cell table:number-columns-repeated="16380"/>
        </table:table-row>
        <table:table-row table:style-name="ro1">
          <table:table-cell office:value-type="date" office:date-value="2010-06-01T00:00:00" table:style-name="ce3">
            <text:p>01/06/2010</text:p>
          </table:table-cell>
          <table:table-cell office:value-type="float" office:value="110.24793792040001" table:style-name="ce1">
            <text:p>110.2479379</text:p>
          </table:table-cell>
          <table:table-cell office:value-type="float" office:value="716.41018789550003" table:style-name="ce1">
            <text:p>716.4101879</text:p>
          </table:table-cell>
          <table:table-cell office:value-type="float" office:value="181.75671701959999" table:style-name="ce1">
            <text:p>181.756717</text:p>
          </table:table-cell>
          <table:table-cell table:number-columns-repeated="16380"/>
        </table:table-row>
        <table:table-row table:style-name="ro1">
          <table:table-cell office:value-type="date" office:date-value="2010-07-01T00:00:00" table:style-name="ce3">
            <text:p>01/07/2010</text:p>
          </table:table-cell>
          <table:table-cell office:value-type="float" office:value="113.26134612760001" table:style-name="ce1">
            <text:p>113.2613461</text:p>
          </table:table-cell>
          <table:table-cell office:value-type="float" office:value="873.81973206370003" table:style-name="ce1">
            <text:p>873.8197321</text:p>
          </table:table-cell>
          <table:table-cell office:value-type="float" office:value="179.70069073959999" table:style-name="ce1">
            <text:p>179.7006907</text:p>
          </table:table-cell>
          <table:table-cell table:number-columns-repeated="16380"/>
        </table:table-row>
        <table:table-row table:style-name="ro1">
          <table:table-cell office:value-type="date" office:date-value="2010-08-01T00:00:00" table:style-name="ce3">
            <text:p>01/08/2010</text:p>
          </table:table-cell>
          <table:table-cell office:value-type="float" office:value="111.5521203094" table:style-name="ce1">
            <text:p>111.5521203</text:p>
          </table:table-cell>
          <table:table-cell office:value-type="float" office:value="854.98159911580001" table:style-name="ce1">
            <text:p>854.9815991</text:p>
          </table:table-cell>
          <table:table-cell office:value-type="float" office:value="145.32140765969999" table:style-name="ce1">
            <text:p>145.3214077</text:p>
          </table:table-cell>
          <table:table-cell table:number-columns-repeated="16380"/>
        </table:table-row>
        <table:table-row table:style-name="ro1">
          <table:table-cell office:value-type="date" office:date-value="2010-09-01T00:00:00" table:style-name="ce3">
            <text:p>01/09/2010</text:p>
          </table:table-cell>
          <table:table-cell office:value-type="float" office:value="110.7793778807" table:style-name="ce1">
            <text:p>110.7793779</text:p>
          </table:table-cell>
          <table:table-cell office:value-type="float" office:value="809.55874315280005" table:style-name="ce1">
            <text:p>809.5587432</text:p>
          </table:table-cell>
          <table:table-cell office:value-type="float" office:value="183.3017619096" table:style-name="ce1">
            <text:p>183.3017619</text:p>
          </table:table-cell>
          <table:table-cell table:number-columns-repeated="16380"/>
        </table:table-row>
        <table:table-row table:style-name="ro1">
          <table:table-cell office:value-type="date" office:date-value="2010-10-01T00:00:00" table:style-name="ce3">
            <text:p>01/10/2010</text:p>
          </table:table-cell>
          <table:table-cell office:value-type="float" office:value="114.263900431" table:style-name="ce1">
            <text:p>114.2639004</text:p>
          </table:table-cell>
          <table:table-cell office:value-type="float" office:value="772.64037506219995" table:style-name="ce1">
            <text:p>772.6403751</text:p>
          </table:table-cell>
          <table:table-cell office:value-type="float" office:value="161.58456976970001" table:style-name="ce1">
            <text:p>161.5845698</text:p>
          </table:table-cell>
          <table:table-cell table:number-columns-repeated="16380"/>
        </table:table-row>
        <table:table-row table:style-name="ro1">
          <table:table-cell office:value-type="date" office:date-value="2010-11-01T00:00:00" table:style-name="ce3">
            <text:p>01/11/2010</text:p>
          </table:table-cell>
          <table:table-cell office:value-type="float" office:value="109.82134962799999" table:style-name="ce1">
            <text:p>109.8213496</text:p>
          </table:table-cell>
          <table:table-cell office:value-type="float" office:value="1035.7548006267" table:style-name="ce1">
            <text:p>1035.754801</text:p>
          </table:table-cell>
          <table:table-cell office:value-type="float" office:value="159.64904543969999" table:style-name="ce1">
            <text:p>159.6490454</text:p>
          </table:table-cell>
          <table:table-cell table:number-columns-repeated="16380"/>
        </table:table-row>
        <table:table-row table:style-name="ro1">
          <table:table-cell office:value-type="date" office:date-value="2010-12-01T00:00:00" table:style-name="ce3">
            <text:p>01/12/2010</text:p>
          </table:table-cell>
          <table:table-cell office:value-type="float" office:value="112.7184155736" table:style-name="ce1">
            <text:p>112.7184156</text:p>
          </table:table-cell>
          <table:table-cell office:value-type="float" office:value="848.75080465910003" table:style-name="ce1">
            <text:p>848.7508047</text:p>
          </table:table-cell>
          <table:table-cell office:value-type="float" office:value="118.35636782980001" table:style-name="ce1">
            <text:p>118.3563678</text:p>
          </table:table-cell>
          <table:table-cell table:number-columns-repeated="16380"/>
        </table:table-row>
        <table:table-row table:style-name="ro1">
          <table:table-cell office:value-type="date" office:date-value="2011-01-01T00:00:00" table:style-name="ce3">
            <text:p>01/01/2011</text:p>
          </table:table-cell>
          <table:table-cell office:value-type="float" office:value="112.1151594024" table:style-name="ce1">
            <text:p>112.1151594</text:p>
          </table:table-cell>
          <table:table-cell office:value-type="float" office:value="832.5944639452" table:style-name="ce1">
            <text:p>832.5944639</text:p>
          </table:table-cell>
          <table:table-cell office:value-type="float" office:value="164.09286759970001" table:style-name="ce1">
            <text:p>164.0928676</text:p>
          </table:table-cell>
          <table:table-cell table:number-columns-repeated="16380"/>
        </table:table-row>
        <table:table-row table:style-name="ro1">
          <table:table-cell office:value-type="date" office:date-value="2011-02-01T00:00:00" table:style-name="ce3">
            <text:p>01/02/2011</text:p>
          </table:table-cell>
          <table:table-cell office:value-type="float" office:value="100.3717726047" table:style-name="ce1">
            <text:p>100.3717726</text:p>
          </table:table-cell>
          <table:table-cell office:value-type="float" office:value="700.39959675950001" table:style-name="ce1">
            <text:p>700.3995968</text:p>
          </table:table-cell>
          <table:table-cell office:value-type="float" office:value="163.29544027969999" table:style-name="ce1">
            <text:p>163.2954403</text:p>
          </table:table-cell>
          <table:table-cell table:number-columns-repeated="16380"/>
        </table:table-row>
        <table:table-row table:style-name="ro1">
          <table:table-cell office:value-type="date" office:date-value="2011-03-01T00:00:00" table:style-name="ce3">
            <text:p>01/03/2011</text:p>
          </table:table-cell>
          <table:table-cell office:value-type="float" office:value="112.6710168744" table:style-name="ce1">
            <text:p>112.6710169</text:p>
          </table:table-cell>
          <table:table-cell office:value-type="float" office:value="548.96578528659995" table:style-name="ce1">
            <text:p>548.9657853</text:p>
          </table:table-cell>
          <table:table-cell office:value-type="float" office:value="198.26345430960001" table:style-name="ce1">
            <text:p>198.2634543</text:p>
          </table:table-cell>
          <table:table-cell table:number-columns-repeated="16380"/>
        </table:table-row>
        <table:table-row table:style-name="ro1">
          <table:table-cell office:value-type="date" office:date-value="2011-04-01T00:00:00" table:style-name="ce3">
            <text:p>01/04/2011</text:p>
          </table:table-cell>
          <table:table-cell office:value-type="float" office:value="109.9879632371" table:style-name="ce1">
            <text:p>109.9879632</text:p>
          </table:table-cell>
          <table:table-cell office:value-type="float" office:value="509.79558621690001" table:style-name="ce1">
            <text:p>509.7955862</text:p>
          </table:table-cell>
          <table:table-cell office:value-type="float" office:value="165.34899790969999" table:style-name="ce1">
            <text:p>165.3489979</text:p>
          </table:table-cell>
          <table:table-cell table:number-columns-repeated="16380"/>
        </table:table-row>
        <table:table-row table:style-name="ro1">
          <table:table-cell office:value-type="date" office:date-value="2011-05-01T00:00:00" table:style-name="ce3">
            <text:p>01/05/2011</text:p>
          </table:table-cell>
          <table:table-cell office:value-type="float" office:value="112.5834010972" table:style-name="ce1">
            <text:p>112.5834011</text:p>
          </table:table-cell>
          <table:table-cell office:value-type="float" office:value="685.19791578100001" table:style-name="ce1">
            <text:p>685.1979158</text:p>
          </table:table-cell>
          <table:table-cell office:value-type="float" office:value="168.36126152969999" table:style-name="ce1">
            <text:p>168.3612615</text:p>
          </table:table-cell>
          <table:table-cell table:number-columns-repeated="16380"/>
        </table:table-row>
        <table:table-row table:style-name="ro1">
          <table:table-cell office:value-type="date" office:date-value="2011-06-01T00:00:00" table:style-name="ce3">
            <text:p>01/06/2011</text:p>
          </table:table-cell>
          <table:table-cell office:value-type="float" office:value="106.4894480163" table:style-name="ce1">
            <text:p>106.489448</text:p>
          </table:table-cell>
          <table:table-cell office:value-type="float" office:value="700.11538508249998" table:style-name="ce1">
            <text:p>700.1153851</text:p>
          </table:table-cell>
          <table:table-cell office:value-type="float" office:value="155.86680232969999" table:style-name="ce1">
            <text:p>155.8668023</text:p>
          </table:table-cell>
          <table:table-cell table:number-columns-repeated="16380"/>
        </table:table-row>
        <table:table-row table:style-name="ro1">
          <table:table-cell office:value-type="date" office:date-value="2011-07-01T00:00:00" table:style-name="ce3">
            <text:p>01/07/2011</text:p>
          </table:table-cell>
          <table:table-cell office:value-type="float" office:value="107.398270674" table:style-name="ce1">
            <text:p>107.3982707</text:p>
          </table:table-cell>
          <table:table-cell office:value-type="float" office:value="706.88545297749999" table:style-name="ce1">
            <text:p>706.885453</text:p>
          </table:table-cell>
          <table:table-cell office:value-type="float" office:value="174.74516825960001" table:style-name="ce1">
            <text:p>174.7451683</text:p>
          </table:table-cell>
          <table:table-cell table:number-columns-repeated="16380"/>
        </table:table-row>
        <table:table-row table:style-name="ro1">
          <table:table-cell office:value-type="date" office:date-value="2011-08-01T00:00:00" table:style-name="ce3">
            <text:p>01/08/2011</text:p>
          </table:table-cell>
          <table:table-cell office:value-type="float" office:value="109.65617234299999" table:style-name="ce1">
            <text:p>109.6561723</text:p>
          </table:table-cell>
          <table:table-cell office:value-type="float" office:value="683.17199664780003" table:style-name="ce1">
            <text:p>683.1719966</text:p>
          </table:table-cell>
          <table:table-cell office:value-type="float" office:value="142.85446423970001" table:style-name="ce1">
            <text:p>142.8544642</text:p>
          </table:table-cell>
          <table:table-cell table:number-columns-repeated="16380"/>
        </table:table-row>
        <table:table-row table:style-name="ro1">
          <table:table-cell office:value-type="date" office:date-value="2011-09-01T00:00:00" table:style-name="ce3">
            <text:p>01/09/2011</text:p>
          </table:table-cell>
          <table:table-cell office:value-type="float" office:value="107.40832494350001" table:style-name="ce1">
            <text:p>107.4083249</text:p>
          </table:table-cell>
          <table:table-cell office:value-type="float" office:value="449.8925096863" table:style-name="ce1">
            <text:p>449.8925097</text:p>
          </table:table-cell>
          <table:table-cell office:value-type="float" office:value="169.18533107970001" table:style-name="ce1">
            <text:p>169.1853311</text:p>
          </table:table-cell>
          <table:table-cell table:number-columns-repeated="16380"/>
        </table:table-row>
        <table:table-row table:style-name="ro1">
          <table:table-cell office:value-type="date" office:date-value="2011-10-01T00:00:00" table:style-name="ce3">
            <text:p>01/10/2011</text:p>
          </table:table-cell>
          <table:table-cell office:value-type="float" office:value="106.0711070975" table:style-name="ce1">
            <text:p>106.0711071</text:p>
          </table:table-cell>
          <table:table-cell office:value-type="float" office:value="715.78346471040004" table:style-name="ce1">
            <text:p>715.7834647</text:p>
          </table:table-cell>
          <table:table-cell office:value-type="float" office:value="165.7760028397" table:style-name="ce1">
            <text:p>165.7760028</text:p>
          </table:table-cell>
          <table:table-cell table:number-columns-repeated="16380"/>
        </table:table-row>
        <table:table-row table:style-name="ro1">
          <table:table-cell office:value-type="date" office:date-value="2011-11-01T00:00:00" table:style-name="ce3">
            <text:p>01/11/2011</text:p>
          </table:table-cell>
          <table:table-cell office:value-type="float" office:value="102.0106185362" table:style-name="ce1">
            <text:p>102.0106185</text:p>
          </table:table-cell>
          <table:table-cell office:value-type="float" office:value="674.94443297340001" table:style-name="ce1">
            <text:p>674.944433</text:p>
          </table:table-cell>
          <table:table-cell office:value-type="float" office:value="157.9052214397" table:style-name="ce1">
            <text:p>157.9052214</text:p>
          </table:table-cell>
          <table:table-cell table:number-columns-repeated="16380"/>
        </table:table-row>
        <table:table-row table:style-name="ro1">
          <table:table-cell office:value-type="date" office:date-value="2011-12-01T00:00:00" table:style-name="ce3">
            <text:p>01/12/2011</text:p>
          </table:table-cell>
          <table:table-cell office:value-type="float" office:value="102.16286890320001" table:style-name="ce1">
            <text:p>102.1628689</text:p>
          </table:table-cell>
          <table:table-cell office:value-type="float" office:value="698.32266527390004" table:style-name="ce1">
            <text:p>698.3226653</text:p>
          </table:table-cell>
          <table:table-cell office:value-type="float" office:value="106.0551229898" table:style-name="ce1">
            <text:p>106.055123</text:p>
          </table:table-cell>
          <table:table-cell table:number-columns-repeated="16380"/>
        </table:table-row>
        <table:table-row table:style-name="ro1">
          <table:table-cell office:value-type="date" office:date-value="2012-01-01T00:00:00" table:style-name="ce3">
            <text:p>01/01/2012</text:p>
          </table:table-cell>
          <table:table-cell office:value-type="float" office:value="94.813197885099996" table:style-name="ce1">
            <text:p>94.81319789</text:p>
          </table:table-cell>
          <table:table-cell office:value-type="float" office:value="664.18082664300005" table:style-name="ce1">
            <text:p>664.1808266</text:p>
          </table:table-cell>
          <table:table-cell office:value-type="float" office:value="164.6425482997" table:style-name="ce1">
            <text:p>164.6425483</text:p>
          </table:table-cell>
          <table:table-cell table:number-columns-repeated="16380"/>
        </table:table-row>
        <table:table-row table:style-name="ro1">
          <table:table-cell office:value-type="date" office:date-value="2012-02-01T00:00:00" table:style-name="ce3">
            <text:p>01/02/2012</text:p>
          </table:table-cell>
          <table:table-cell office:value-type="float" office:value="91.753827302999994" table:style-name="ce1">
            <text:p>91.7538273</text:p>
          </table:table-cell>
          <table:table-cell office:value-type="float" office:value="601.72713249850005" table:style-name="ce1">
            <text:p>601.7271325</text:p>
          </table:table-cell>
          <table:table-cell office:value-type="float" office:value="107.3154596198" table:style-name="ce1">
            <text:p>107.3154596</text:p>
          </table:table-cell>
          <table:table-cell table:number-columns-repeated="16380"/>
        </table:table-row>
        <table:table-row table:style-name="ro1">
          <table:table-cell office:value-type="date" office:date-value="2012-03-01T00:00:00" table:style-name="ce3">
            <text:p>01/03/2012</text:p>
          </table:table-cell>
          <table:table-cell office:value-type="float" office:value="102.2174492234" table:style-name="ce1">
            <text:p>102.2174492</text:p>
          </table:table-cell>
          <table:table-cell office:value-type="float" office:value="615.85026660029996" table:style-name="ce1">
            <text:p>615.8502666</text:p>
          </table:table-cell>
          <table:table-cell office:value-type="float" office:value="137.4012407797" table:style-name="ce1">
            <text:p>137.4012408</text:p>
          </table:table-cell>
          <table:table-cell table:number-columns-repeated="16380"/>
        </table:table-row>
        <table:table-row table:style-name="ro1">
          <table:table-cell office:value-type="date" office:date-value="2012-04-01T00:00:00" table:style-name="ce3">
            <text:p>01/04/2012</text:p>
          </table:table-cell>
          <table:table-cell office:value-type="float" office:value="100.2425034251" table:style-name="ce1">
            <text:p>100.2425034</text:p>
          </table:table-cell>
          <table:table-cell office:value-type="float" office:value="613.59114814229997" table:style-name="ce1">
            <text:p>613.5911481</text:p>
          </table:table-cell>
          <table:table-cell office:value-type="float" office:value="132.09517827970001" table:style-name="ce1">
            <text:p>132.0951783</text:p>
          </table:table-cell>
          <table:table-cell table:number-columns-repeated="16380"/>
        </table:table-row>
        <table:table-row table:style-name="ro1">
          <table:table-cell office:value-type="date" office:date-value="2012-05-01T00:00:00" table:style-name="ce3">
            <text:p>01/05/2012</text:p>
          </table:table-cell>
          <table:table-cell office:value-type="float" office:value="101.1531329787" table:style-name="ce1">
            <text:p>101.153133</text:p>
          </table:table-cell>
          <table:table-cell office:value-type="float" office:value="638.02606488289996" table:style-name="ce1">
            <text:p>638.0260649</text:p>
          </table:table-cell>
          <table:table-cell office:value-type="float" office:value="120.44209705980001" table:style-name="ce1">
            <text:p>120.4420971</text:p>
          </table:table-cell>
          <table:table-cell table:number-columns-repeated="16380"/>
        </table:table-row>
        <table:table-row table:style-name="ro1">
          <table:table-cell office:value-type="date" office:date-value="2012-06-01T00:00:00" table:style-name="ce3">
            <text:p>01/06/2012</text:p>
          </table:table-cell>
          <table:table-cell office:value-type="float" office:value="95.993856391400001" table:style-name="ce1">
            <text:p>95.99385639</text:p>
          </table:table-cell>
          <table:table-cell office:value-type="float" office:value="655.12977785340001" table:style-name="ce1">
            <text:p>655.1297779</text:p>
          </table:table-cell>
          <table:table-cell office:value-type="float" office:value="140.73134972970001" table:style-name="ce1">
            <text:p>140.7313497</text:p>
          </table:table-cell>
          <table:table-cell table:number-columns-repeated="16380"/>
        </table:table-row>
        <table:table-row table:style-name="ro1">
          <table:table-cell office:value-type="date" office:date-value="2012-07-01T00:00:00" table:style-name="ce3">
            <text:p>01/07/2012</text:p>
          </table:table-cell>
          <table:table-cell office:value-type="float" office:value="96.878632108999994" table:style-name="ce1">
            <text:p>96.87863211</text:p>
          </table:table-cell>
          <table:table-cell office:value-type="float" office:value="634.49163761800003" table:style-name="ce1">
            <text:p>634.4916376</text:p>
          </table:table-cell>
          <table:table-cell office:value-type="float" office:value="127.15515143970001" table:style-name="ce1">
            <text:p>127.1551514</text:p>
          </table:table-cell>
          <table:table-cell table:number-columns-repeated="16380"/>
        </table:table-row>
        <table:table-row table:style-name="ro1">
          <table:table-cell office:value-type="date" office:date-value="2012-08-01T00:00:00" table:style-name="ce3">
            <text:p>01/08/2012</text:p>
          </table:table-cell>
          <table:table-cell office:value-type="float" office:value="98.712818134100004" table:style-name="ce1">
            <text:p>98.71281813</text:p>
          </table:table-cell>
          <table:table-cell office:value-type="float" office:value="644.18398455049999" table:style-name="ce1">
            <text:p>644.1839846</text:p>
          </table:table-cell>
          <table:table-cell office:value-type="float" office:value="81.774560304800005" table:style-name="ce1">
            <text:p>81.7745603</text:p>
          </table:table-cell>
          <table:table-cell table:number-columns-repeated="16380"/>
        </table:table-row>
        <table:table-row table:style-name="ro1">
          <table:table-cell office:value-type="date" office:date-value="2012-09-01T00:00:00" table:style-name="ce3">
            <text:p>01/09/2012</text:p>
          </table:table-cell>
          <table:table-cell office:value-type="float" office:value="94.257340413099996" table:style-name="ce1">
            <text:p>94.25734041</text:p>
          </table:table-cell>
          <table:table-cell office:value-type="float" office:value="648.19938542260002" table:style-name="ce1">
            <text:p>648.1993854</text:p>
          </table:table-cell>
          <table:table-cell office:value-type="float" office:value="126.3861587797" table:style-name="ce1">
            <text:p>126.3861588</text:p>
          </table:table-cell>
          <table:table-cell table:number-columns-repeated="16380"/>
        </table:table-row>
        <table:table-row table:style-name="ro1">
          <table:table-cell office:value-type="date" office:date-value="2012-10-01T00:00:00" table:style-name="ce3">
            <text:p>01/10/2012</text:p>
          </table:table-cell>
          <table:table-cell office:value-type="float" office:value="96.138925137300006" table:style-name="ce1">
            <text:p>96.13892514</text:p>
          </table:table-cell>
          <table:table-cell office:value-type="float" office:value="642.69733885560004" table:style-name="ce1">
            <text:p>642.6973389</text:p>
          </table:table-cell>
          <table:table-cell office:value-type="float" office:value="136.0984458197" table:style-name="ce1">
            <text:p>136.0984458</text:p>
          </table:table-cell>
          <table:table-cell table:number-columns-repeated="16380"/>
        </table:table-row>
        <table:table-row table:style-name="ro1">
          <table:table-cell office:value-type="date" office:date-value="2012-11-01T00:00:00" table:style-name="ce3">
            <text:p>01/11/2012</text:p>
          </table:table-cell>
          <table:table-cell office:value-type="float" office:value="94.087854155499997" table:style-name="ce1">
            <text:p>94.08785416</text:p>
          </table:table-cell>
          <table:table-cell office:value-type="float" office:value="625.4551637861" table:style-name="ce1">
            <text:p>625.4551638</text:p>
          </table:table-cell>
          <table:table-cell office:value-type="float" office:value="116.7867523898" table:style-name="ce1">
            <text:p>116.7867524</text:p>
          </table:table-cell>
          <table:table-cell table:number-columns-repeated="16380"/>
        </table:table-row>
        <table:table-row table:style-name="ro1">
          <table:table-cell office:value-type="date" office:date-value="2012-12-01T00:00:00" table:style-name="ce3">
            <text:p>01/12/2012</text:p>
          </table:table-cell>
          <table:table-cell office:value-type="float" office:value="95.341765196899999" table:style-name="ce1">
            <text:p>95.3417652</text:p>
          </table:table-cell>
          <table:table-cell office:value-type="float" office:value="631.75883303169996" table:style-name="ce1">
            <text:p>631.758833</text:p>
          </table:table-cell>
          <table:table-cell office:value-type="float" office:value="86.862642387799994" table:style-name="ce1">
            <text:p>86.86264239</text:p>
          </table:table-cell>
          <table:table-cell table:number-columns-repeated="16380"/>
        </table:table-row>
        <table:table-row table:style-name="ro1">
          <table:table-cell office:value-type="date" office:date-value="2013-01-01T00:00:00" table:style-name="ce3">
            <text:p>01/01/2013</text:p>
          </table:table-cell>
          <table:table-cell office:value-type="float" office:value="88.482806481699996" table:style-name="ce1">
            <text:p>88.48280648</text:p>
          </table:table-cell>
          <table:table-cell office:value-type="float" office:value="600.87449746760001" table:style-name="ce1">
            <text:p>600.8744975</text:p>
          </table:table-cell>
          <table:table-cell office:value-type="float" office:value="114.6928076698" table:style-name="ce1">
            <text:p>114.6928077</text:p>
          </table:table-cell>
          <table:table-cell table:number-columns-repeated="16380"/>
        </table:table-row>
        <table:table-row table:style-name="ro1">
          <table:table-cell office:value-type="date" office:date-value="2013-02-01T00:00:00" table:style-name="ce3">
            <text:p>01/02/2013</text:p>
          </table:table-cell>
          <table:table-cell office:value-type="float" office:value="86.4896955711" table:style-name="ce1">
            <text:p>86.48969557</text:p>
          </table:table-cell>
          <table:table-cell office:value-type="float" office:value="568.0881299115" table:style-name="ce1">
            <text:p>568.0881299</text:p>
          </table:table-cell>
          <table:table-cell office:value-type="float" office:value="105.6133337398" table:style-name="ce1">
            <text:p>105.6133337</text:p>
          </table:table-cell>
          <table:table-cell table:number-columns-repeated="16380"/>
        </table:table-row>
        <table:table-row table:style-name="ro1">
          <table:table-cell office:value-type="date" office:date-value="2013-03-01T00:00:00" table:style-name="ce3">
            <text:p>01/03/2013</text:p>
          </table:table-cell>
          <table:table-cell office:value-type="float" office:value="96.275968142300002" table:style-name="ce1">
            <text:p>96.27596814</text:p>
          </table:table-cell>
          <table:table-cell office:value-type="float" office:value="581.11814217870005" table:style-name="ce1">
            <text:p>581.1181422</text:p>
          </table:table-cell>
          <table:table-cell office:value-type="float" office:value="106.2014140198" table:style-name="ce1">
            <text:p>106.201414</text:p>
          </table:table-cell>
          <table:table-cell table:number-columns-repeated="16380"/>
        </table:table-row>
        <table:table-row table:style-name="ro1">
          <table:table-cell office:value-type="date" office:date-value="2013-04-01T00:00:00" table:style-name="ce3">
            <text:p>01/04/2013</text:p>
          </table:table-cell>
          <table:table-cell office:value-type="float" office:value="91.426341706299993" table:style-name="ce1">
            <text:p>91.42634171</text:p>
          </table:table-cell>
          <table:table-cell office:value-type="float" office:value="584.67443188029995" table:style-name="ce1">
            <text:p>584.6744319</text:p>
          </table:table-cell>
          <table:table-cell office:value-type="float" office:value="119.0863576798" table:style-name="ce1">
            <text:p>119.0863577</text:p>
          </table:table-cell>
          <table:table-cell table:number-columns-repeated="16380"/>
        </table:table-row>
        <table:table-row table:style-name="ro1">
          <table:table-cell office:value-type="date" office:date-value="2013-05-01T00:00:00" table:style-name="ce3">
            <text:p>01/05/2013</text:p>
          </table:table-cell>
          <table:table-cell office:value-type="float" office:value="94.6713269002" table:style-name="ce1">
            <text:p>94.6713269</text:p>
          </table:table-cell>
          <table:table-cell office:value-type="float" office:value="614.48750804660006" table:style-name="ce1">
            <text:p>614.487508</text:p>
          </table:table-cell>
          <table:table-cell office:value-type="float" office:value="101.8745896098" table:style-name="ce1">
            <text:p>101.8745896</text:p>
          </table:table-cell>
          <table:table-cell table:number-columns-repeated="16380"/>
        </table:table-row>
        <table:table-row table:style-name="ro1">
          <table:table-cell office:value-type="date" office:date-value="2013-06-01T00:00:00" table:style-name="ce3">
            <text:p>01/06/2013</text:p>
          </table:table-cell>
          <table:table-cell office:value-type="float" office:value="93.417480543799996" table:style-name="ce1">
            <text:p>93.41748054</text:p>
          </table:table-cell>
          <table:table-cell office:value-type="float" office:value="586.77322580249995" table:style-name="ce1">
            <text:p>586.7732258</text:p>
          </table:table-cell>
          <table:table-cell office:value-type="float" office:value="104.4665672198" table:style-name="ce1">
            <text:p>104.4665672</text:p>
          </table:table-cell>
          <table:table-cell table:number-columns-repeated="16380"/>
        </table:table-row>
        <table:table-row table:style-name="ro1">
          <table:table-cell office:value-type="date" office:date-value="2013-07-01T00:00:00" table:style-name="ce3">
            <text:p>01/07/2013</text:p>
          </table:table-cell>
          <table:table-cell office:value-type="float" office:value="100.9971757079" table:style-name="ce1">
            <text:p>100.9971757</text:p>
          </table:table-cell>
          <table:table-cell office:value-type="float" office:value="576.13350661339996" table:style-name="ce1">
            <text:p>576.1335066</text:p>
          </table:table-cell>
          <table:table-cell office:value-type="float" office:value="115.73916545980001" table:style-name="ce1">
            <text:p>115.7391655</text:p>
          </table:table-cell>
          <table:table-cell table:number-columns-repeated="16380"/>
        </table:table-row>
        <table:table-row table:style-name="ro1">
          <table:table-cell office:value-type="date" office:date-value="2013-08-01T00:00:00" table:style-name="ce3">
            <text:p>01/08/2013</text:p>
          </table:table-cell>
          <table:table-cell office:value-type="float" office:value="105.8617126251" table:style-name="ce1">
            <text:p>105.8617126</text:p>
          </table:table-cell>
          <table:table-cell office:value-type="float" office:value="559.13181834739999" table:style-name="ce1">
            <text:p>559.1318183</text:p>
          </table:table-cell>
          <table:table-cell office:value-type="float" office:value="69.064565643899996" table:style-name="ce1">
            <text:p>69.06456564</text:p>
          </table:table-cell>
          <table:table-cell table:number-columns-repeated="16380"/>
        </table:table-row>
        <table:table-row table:style-name="ro1">
          <table:table-cell office:value-type="date" office:date-value="2013-09-01T00:00:00" table:style-name="ce3">
            <text:p>01/09/2013</text:p>
          </table:table-cell>
          <table:table-cell office:value-type="float" office:value="96.490075239399999" table:style-name="ce1">
            <text:p>96.49007524</text:p>
          </table:table-cell>
          <table:table-cell office:value-type="float" office:value="465.99783804790002" table:style-name="ce1">
            <text:p>465.997838</text:p>
          </table:table-cell>
          <table:table-cell office:value-type="float" office:value="109.3908768798" table:style-name="ce1">
            <text:p>109.3908769</text:p>
          </table:table-cell>
          <table:table-cell table:number-columns-repeated="16380"/>
        </table:table-row>
        <table:table-row table:style-name="ro1">
          <table:table-cell office:value-type="date" office:date-value="2013-10-01T00:00:00" table:style-name="ce3">
            <text:p>01/10/2013</text:p>
          </table:table-cell>
          <table:table-cell office:value-type="float" office:value="94.873519688399995" table:style-name="ce1">
            <text:p>94.87351969</text:p>
          </table:table-cell>
          <table:table-cell office:value-type="float" office:value="203.45183583740001" table:style-name="ce1">
            <text:p>203.4518358</text:p>
          </table:table-cell>
          <table:table-cell office:value-type="float" office:value="113.9229932298" table:style-name="ce1">
            <text:p>113.9229932</text:p>
          </table:table-cell>
          <table:table-cell table:number-columns-repeated="16380"/>
        </table:table-row>
        <table:table-row table:style-name="ro1">
          <table:table-cell office:value-type="date" office:date-value="2013-11-01T00:00:00" table:style-name="ce3">
            <text:p>01/11/2013</text:p>
          </table:table-cell>
          <table:table-cell office:value-type="float" office:value="91.192568458799997" table:style-name="ce1">
            <text:p>91.19256846</text:p>
          </table:table-cell>
          <table:table-cell office:value-type="float" office:value="47.601812153099999" table:style-name="ce1">
            <text:p>47.60181215</text:p>
          </table:table-cell>
          <table:table-cell office:value-type="float" office:value="94.346524900800006" table:style-name="ce1">
            <text:p>94.3465249</text:p>
          </table:table-cell>
          <table:table-cell table:number-columns-repeated="16380"/>
        </table:table-row>
        <table:table-row table:style-name="ro1">
          <table:table-cell office:value-type="date" office:date-value="2013-12-01T00:00:00" table:style-name="ce3">
            <text:p>01/12/2013</text:p>
          </table:table-cell>
          <table:table-cell office:value-type="float" office:value="94.692844472399997" table:style-name="ce1">
            <text:p>94.69284447</text:p>
          </table:table-cell>
          <table:table-cell office:value-type="float" office:value="26.7013226774" table:style-name="ce1">
            <text:p>26.70132268</text:p>
          </table:table-cell>
          <table:table-cell office:value-type="float" office:value="80.942839357799997" table:style-name="ce1">
            <text:p>80.94283936</text:p>
          </table:table-cell>
          <table:table-cell table:number-columns-repeated="16380"/>
        </table:table-row>
        <table:table-row table:style-name="ro1">
          <table:table-cell office:value-type="date" office:date-value="2014-01-01T00:00:00" table:style-name="ce3">
            <text:p>01/01/2014</text:p>
          </table:table-cell>
          <table:table-cell office:value-type="float" office:value="91.751954956899993" table:style-name="ce1">
            <text:p>91.75195496</text:p>
          </table:table-cell>
          <table:table-cell office:value-type="float" office:value="14.0211093972" table:style-name="ce1">
            <text:p>14.0211094</text:p>
          </table:table-cell>
          <table:table-cell office:value-type="float" office:value="107.0595451998" table:style-name="ce1">
            <text:p>107.0595452</text:p>
          </table:table-cell>
          <table:table-cell table:number-columns-repeated="16380"/>
        </table:table-row>
        <table:table-row table:style-name="ro1">
          <table:table-cell office:value-type="date" office:date-value="2014-02-01T00:00:00" table:style-name="ce3">
            <text:p>01/02/2014</text:p>
          </table:table-cell>
          <table:table-cell office:value-type="float" office:value="82.286601728899996" table:style-name="ce1">
            <text:p>82.28660173</text:p>
          </table:table-cell>
          <table:table-cell office:value-type="float" office:value="35.016336098499998" table:style-name="ce1">
            <text:p>35.0163361</text:p>
          </table:table-cell>
          <table:table-cell office:value-type="float" office:value="103.1101447998" table:style-name="ce1">
            <text:p>103.1101448</text:p>
          </table:table-cell>
          <table:table-cell table:number-columns-repeated="16380"/>
        </table:table-row>
        <table:table-row table:style-name="ro1">
          <table:table-cell office:value-type="date" office:date-value="2014-03-01T00:00:00" table:style-name="ce3">
            <text:p>01/03/2014</text:p>
          </table:table-cell>
          <table:table-cell office:value-type="float" office:value="92.827988691300007" table:style-name="ce1">
            <text:p>92.82798869</text:p>
          </table:table-cell>
          <table:table-cell office:value-type="float" office:value="41.268992991899999" table:style-name="ce1">
            <text:p>41.26899299</text:p>
          </table:table-cell>
          <table:table-cell office:value-type="float" office:value="113.5076419798" table:style-name="ce1">
            <text:p>113.507642</text:p>
          </table:table-cell>
          <table:table-cell table:number-columns-repeated="16380"/>
        </table:table-row>
        <table:table-row table:style-name="ro1">
          <table:table-cell office:value-type="date" office:date-value="2014-04-01T00:00:00" table:style-name="ce3">
            <text:p>01/04/2014</text:p>
          </table:table-cell>
          <table:table-cell office:value-type="float" office:value="90.8280250782" table:style-name="ce1">
            <text:p>90.82802508</text:p>
          </table:table-cell>
          <table:table-cell office:value-type="float" office:value="42.609889108899999" table:style-name="ce1">
            <text:p>42.60988911</text:p>
          </table:table-cell>
          <table:table-cell office:value-type="float" office:value="116.33813105980001" table:style-name="ce1">
            <text:p>116.3381311</text:p>
          </table:table-cell>
          <table:table-cell table:number-columns-repeated="16380"/>
        </table:table-row>
        <table:table-row table:style-name="ro1">
          <table:table-cell office:value-type="date" office:date-value="2014-05-01T00:00:00" table:style-name="ce3">
            <text:p>01/05/2014</text:p>
          </table:table-cell>
          <table:table-cell office:value-type="float" office:value="94.490038373800004" table:style-name="ce1">
            <text:p>94.49003837</text:p>
          </table:table-cell>
          <table:table-cell office:value-type="float" office:value="44.519208579800001" table:style-name="ce1">
            <text:p>44.51920858</text:p>
          </table:table-cell>
          <table:table-cell office:value-type="float" office:value="98.402885326800003" table:style-name="ce1">
            <text:p>98.40288533</text:p>
          </table:table-cell>
          <table:table-cell table:number-columns-repeated="16380"/>
        </table:table-row>
        <table:table-row table:style-name="ro1">
          <table:table-cell office:value-type="date" office:date-value="2014-06-01T00:00:00" table:style-name="ce3">
            <text:p>01/06/2014</text:p>
          </table:table-cell>
          <table:table-cell office:value-type="float" office:value="88.945809883300001" table:style-name="ce1">
            <text:p>88.94580988</text:p>
          </table:table-cell>
          <table:table-cell office:value-type="float" office:value="23.181470370300001" table:style-name="ce1">
            <text:p>23.18147037</text:p>
          </table:table-cell>
          <table:table-cell office:value-type="float" office:value="110.35223874979999" table:style-name="ce1">
            <text:p>110.3522387</text:p>
          </table:table-cell>
          <table:table-cell table:number-columns-repeated="16380"/>
        </table:table-row>
        <table:table-row table:style-name="ro1">
          <table:table-cell office:value-type="date" office:date-value="2014-07-01T00:00:00" table:style-name="ce3">
            <text:p>01/07/2014</text:p>
          </table:table-cell>
          <table:table-cell office:value-type="float" office:value="95.284308397900006" table:style-name="ce1">
            <text:p>95.2843084</text:p>
          </table:table-cell>
          <table:table-cell office:value-type="float" office:value="17.606549014399999" table:style-name="ce1">
            <text:p>17.60654901</text:p>
          </table:table-cell>
          <table:table-cell office:value-type="float" office:value="114.9771822898" table:style-name="ce1">
            <text:p>114.9771823</text:p>
          </table:table-cell>
          <table:table-cell table:number-columns-repeated="16380"/>
        </table:table-row>
        <table:table-row table:style-name="ro1">
          <table:table-cell office:value-type="date" office:date-value="2014-08-01T00:00:00" table:style-name="ce3">
            <text:p>01/08/2014</text:p>
          </table:table-cell>
          <table:table-cell office:value-type="float" office:value="93.626790318199994" table:style-name="ce1">
            <text:p>93.62679032</text:p>
          </table:table-cell>
          <table:table-cell office:value-type="float" office:value="48.804246171000003" table:style-name="ce1">
            <text:p>48.80424617</text:p>
          </table:table-cell>
          <table:table-cell office:value-type="float" office:value="62.7335305119" table:style-name="ce1">
            <text:p>62.73353051</text:p>
          </table:table-cell>
          <table:table-cell table:number-columns-repeated="16380"/>
        </table:table-row>
        <table:table-row table:style-name="ro1">
          <table:table-cell office:value-type="date" office:date-value="2014-09-01T00:00:00" table:style-name="ce3">
            <text:p>01/09/2014</text:p>
          </table:table-cell>
          <table:table-cell office:value-type="float" office:value="92.370006678899998" table:style-name="ce1">
            <text:p>92.37000668</text:p>
          </table:table-cell>
          <table:table-cell office:value-type="float" office:value="22.831671383300002" table:style-name="ce1">
            <text:p>22.83167138</text:p>
          </table:table-cell>
          <table:table-cell office:value-type="float" office:value="106.5780106298" table:style-name="ce1">
            <text:p>106.5780106</text:p>
          </table:table-cell>
          <table:table-cell table:number-columns-repeated="16380"/>
        </table:table-row>
        <table:table-row table:style-name="ro1">
          <table:table-cell office:value-type="date" office:date-value="2014-10-01T00:00:00" table:style-name="ce3">
            <text:p>01/10/2014</text:p>
          </table:table-cell>
          <table:table-cell office:value-type="float" office:value="95.269945156399999" table:style-name="ce1">
            <text:p>95.26994516</text:p>
          </table:table-cell>
          <table:table-cell office:value-type="float" office:value="43.775885732299997" table:style-name="ce1">
            <text:p>43.77588573</text:p>
          </table:table-cell>
          <table:table-cell office:value-type="float" office:value="102.17734013979999" table:style-name="ce1">
            <text:p>102.1773401</text:p>
          </table:table-cell>
          <table:table-cell table:number-columns-repeated="16380"/>
        </table:table-row>
        <table:table-row table:style-name="ro1">
          <table:table-cell office:value-type="date" office:date-value="2014-11-01T00:00:00" table:style-name="ce3">
            <text:p>01/11/2014</text:p>
          </table:table-cell>
          <table:table-cell office:value-type="float" office:value="89.875111614399998" table:style-name="ce1">
            <text:p>89.87511161</text:p>
          </table:table-cell>
          <table:table-cell office:value-type="float" office:value="21.1045388848" table:style-name="ce1">
            <text:p>21.10453888</text:p>
          </table:table-cell>
          <table:table-cell office:value-type="float" office:value="84.875355824799996" table:style-name="ce1">
            <text:p>84.87535582</text:p>
          </table:table-cell>
          <table:table-cell table:number-columns-repeated="16380"/>
        </table:table-row>
        <table:table-row table:style-name="ro1">
          <table:table-cell office:value-type="date" office:date-value="2014-12-01T00:00:00" table:style-name="ce3">
            <text:p>01/12/2014</text:p>
          </table:table-cell>
          <table:table-cell office:value-type="float" office:value="93.346707107200004" table:style-name="ce1">
            <text:p>93.34670711</text:p>
          </table:table-cell>
          <table:table-cell office:value-type="float" office:value="21.1045388848" table:style-name="ce1">
            <text:p>21.10453888</text:p>
          </table:table-cell>
          <table:table-cell office:value-type="float" office:value="68.151826340900001" table:style-name="ce1">
            <text:p>68.15182634</text:p>
          </table:table-cell>
          <table:table-cell table:number-columns-repeated="16380"/>
        </table:table-row>
        <table:table-row table:style-name="ro1">
          <table:table-cell office:value-type="date" office:date-value="2015-01-01T00:00:00" table:style-name="ce3">
            <text:p>01/01/2015</text:p>
          </table:table-cell>
          <table:table-cell office:value-type="float" office:value="92.9502816392" table:style-name="ce1">
            <text:p>92.95028164</text:p>
          </table:table-cell>
          <table:table-cell office:value-type="float" office:value="126.2409969271" table:style-name="ce1">
            <text:p>126.2409969</text:p>
          </table:table-cell>
          <table:table-cell office:value-type="float" office:value="99.5973713498" table:style-name="ce1">
            <text:p>99.59737135</text:p>
          </table:table-cell>
          <table:table-cell table:number-columns-repeated="16380"/>
        </table:table-row>
        <table:table-row table:style-name="ro1">
          <table:table-cell office:value-type="date" office:date-value="2015-02-01T00:00:00" table:style-name="ce3">
            <text:p>01/02/2015</text:p>
          </table:table-cell>
          <table:table-cell office:value-type="float" office:value="87.878621033100004" table:style-name="ce1">
            <text:p>87.87862103</text:p>
          </table:table-cell>
          <table:table-cell office:value-type="float" office:value="100.9607326345" table:style-name="ce1">
            <text:p>100.9607326</text:p>
          </table:table-cell>
          <table:table-cell office:value-type="float" office:value="92.601877404800007" table:style-name="ce1">
            <text:p>92.6018774</text:p>
          </table:table-cell>
          <table:table-cell table:number-columns-repeated="16380"/>
        </table:table-row>
        <table:table-row table:style-name="ro1">
          <table:table-cell office:value-type="date" office:date-value="2015-03-01T00:00:00" table:style-name="ce3">
            <text:p>01/03/2015</text:p>
          </table:table-cell>
          <table:table-cell office:value-type="float" office:value="100.5785992488" table:style-name="ce1">
            <text:p>100.5785992</text:p>
          </table:table-cell>
          <table:table-cell office:value-type="float" office:value="80.9055907109" table:style-name="ce1">
            <text:p>80.90559071</text:p>
          </table:table-cell>
          <table:table-cell office:value-type="float" office:value="111.18244830979999" table:style-name="ce1">
            <text:p>111.1824483</text:p>
          </table:table-cell>
          <table:table-cell table:number-columns-repeated="16380"/>
        </table:table-row>
        <table:table-row table:style-name="ro1">
          <table:table-cell office:value-type="date" office:date-value="2015-04-01T00:00:00" table:style-name="ce3">
            <text:p>01/04/2015</text:p>
          </table:table-cell>
          <table:table-cell office:value-type="float" office:value="99.540136881699993" table:style-name="ce1">
            <text:p>99.54013688</text:p>
          </table:table-cell>
          <table:table-cell office:value-type="float" office:value="119.0191053405" table:style-name="ce1">
            <text:p>119.0191053</text:p>
          </table:table-cell>
          <table:table-cell office:value-type="float" office:value="114.3737718898" table:style-name="ce1">
            <text:p>114.3737719</text:p>
          </table:table-cell>
          <table:table-cell table:number-columns-repeated="16380"/>
        </table:table-row>
        <table:table-row table:style-name="ro1">
          <table:table-cell office:value-type="date" office:date-value="2015-05-01T00:00:00" table:style-name="ce3">
            <text:p>01/05/2015</text:p>
          </table:table-cell>
          <table:table-cell office:value-type="float" office:value="106.6011064484" table:style-name="ce1">
            <text:p>106.6011064</text:p>
          </table:table-cell>
          <table:table-cell office:value-type="float" office:value="118.1081704784" table:style-name="ce1">
            <text:p>118.1081705</text:p>
          </table:table-cell>
          <table:table-cell office:value-type="float" office:value="97.286065114799996" table:style-name="ce1">
            <text:p>97.28606511</text:p>
          </table:table-cell>
          <table:table-cell table:number-columns-repeated="16380"/>
        </table:table-row>
        <table:table-row table:style-name="ro1">
          <table:table-cell office:value-type="date" office:date-value="2015-06-01T00:00:00" table:style-name="ce3">
            <text:p>01/06/2015</text:p>
          </table:table-cell>
          <table:table-cell office:value-type="float" office:value="102.44007535910001" table:style-name="ce1">
            <text:p>102.4400754</text:p>
          </table:table-cell>
          <table:table-cell office:value-type="float" office:value="94.737225656800007" table:style-name="ce1">
            <text:p>94.73722566</text:p>
          </table:table-cell>
          <table:table-cell office:value-type="float" office:value="114.91923683980001" table:style-name="ce1">
            <text:p>114.9192368</text:p>
          </table:table-cell>
          <table:table-cell table:number-columns-repeated="16380"/>
        </table:table-row>
        <table:table-row table:style-name="ro1">
          <table:table-cell office:value-type="date" office:date-value="2015-07-01T00:00:00" table:style-name="ce3">
            <text:p>01/07/2015</text:p>
          </table:table-cell>
          <table:table-cell office:value-type="float" office:value="105.839854644" table:style-name="ce1">
            <text:p>105.8398546</text:p>
          </table:table-cell>
          <table:table-cell office:value-type="float" office:value="110.24498074890001" table:style-name="ce1">
            <text:p>110.2449807</text:p>
          </table:table-cell>
          <table:table-cell office:value-type="float" office:value="116.5620211798" table:style-name="ce1">
            <text:p>116.5620212</text:p>
          </table:table-cell>
          <table:table-cell table:number-columns-repeated="16380"/>
        </table:table-row>
        <table:table-row table:style-name="ro1">
          <table:table-cell office:value-type="date" office:date-value="2015-08-01T00:00:00" table:style-name="ce3">
            <text:p>01/08/2015</text:p>
          </table:table-cell>
          <table:table-cell office:value-type="float" office:value="100.995133255" table:style-name="ce1">
            <text:p>100.9951333</text:p>
          </table:table-cell>
          <table:table-cell office:value-type="float" office:value="96.333183535200007" table:style-name="ce1">
            <text:p>96.33318354</text:p>
          </table:table-cell>
          <table:table-cell office:value-type="float" office:value="71.606614030900005" table:style-name="ce1">
            <text:p>71.60661403</text:p>
          </table:table-cell>
          <table:table-cell table:number-columns-repeated="16380"/>
        </table:table-row>
        <table:table-row table:style-name="ro1">
          <table:table-cell office:value-type="date" office:date-value="2015-09-01T00:00:00" table:style-name="ce3">
            <text:p>01/09/2015</text:p>
          </table:table-cell>
          <table:table-cell office:value-type="float" office:value="96.554018954699998" table:style-name="ce1">
            <text:p>96.55401895</text:p>
          </table:table-cell>
          <table:table-cell office:value-type="float" office:value="89.526678245699998" table:style-name="ce1">
            <text:p>89.52667825</text:p>
          </table:table-cell>
          <table:table-cell office:value-type="float" office:value="110.6502665598" table:style-name="ce1">
            <text:p>110.6502666</text:p>
          </table:table-cell>
          <table:table-cell table:number-columns-repeated="16380"/>
        </table:table-row>
        <table:table-row table:style-name="ro1">
          <table:table-cell office:value-type="date" office:date-value="2015-10-01T00:00:00" table:style-name="ce3">
            <text:p>01/10/2015</text:p>
          </table:table-cell>
          <table:table-cell office:value-type="float" office:value="101.89570850280001" table:style-name="ce1">
            <text:p>101.8957085</text:p>
          </table:table-cell>
          <table:table-cell office:value-type="float" office:value="88.331531706600003" table:style-name="ce1">
            <text:p>88.33153171</text:p>
          </table:table-cell>
          <table:table-cell office:value-type="float" office:value="101.97173218979999" table:style-name="ce1">
            <text:p>101.9717322</text:p>
          </table:table-cell>
          <table:table-cell table:number-columns-repeated="16380"/>
        </table:table-row>
        <table:table-row table:style-name="ro1">
          <table:table-cell office:value-type="date" office:date-value="2015-11-01T00:00:00" table:style-name="ce3">
            <text:p>01/11/2015</text:p>
          </table:table-cell>
          <table:table-cell office:value-type="float" office:value="101.44901168929999" table:style-name="ce1">
            <text:p>101.4490117</text:p>
          </table:table-cell>
          <table:table-cell office:value-type="float" office:value="90.984174025000002" table:style-name="ce1">
            <text:p>90.98417403</text:p>
          </table:table-cell>
          <table:table-cell office:value-type="float" office:value="94.273488748800006" table:style-name="ce1">
            <text:p>94.27348875</text:p>
          </table:table-cell>
          <table:table-cell table:number-columns-repeated="16380"/>
        </table:table-row>
        <table:table-row table:style-name="ro1">
          <table:table-cell office:value-type="date" office:date-value="2015-12-01T00:00:00" table:style-name="ce3">
            <text:p>01/12/2015</text:p>
          </table:table-cell>
          <table:table-cell office:value-type="float" office:value="103.277452344" table:style-name="ce1">
            <text:p>103.2774523</text:p>
          </table:table-cell>
          <table:table-cell office:value-type="float" office:value="84.6076299904" table:style-name="ce1">
            <text:p>84.60762999</text:p>
          </table:table-cell>
          <table:table-cell office:value-type="float" office:value="74.9751063808" table:style-name="ce1">
            <text:p>74.97510638</text:p>
          </table:table-cell>
          <table:table-cell table:number-columns-repeated="16380"/>
        </table:table-row>
        <table:table-row table:style-name="ro1">
          <table:table-cell office:value-type="date" office:date-value="2016-01-01T00:00:00" table:style-name="ce3">
            <text:p>01/01/2016</text:p>
          </table:table-cell>
          <table:table-cell office:value-type="float" office:value="100.6159436769" table:style-name="ce1">
            <text:p>100.6159437</text:p>
          </table:table-cell>
          <table:table-cell office:value-type="float" office:value="136.93172846850001" table:style-name="ce1">
            <text:p>136.9317285</text:p>
          </table:table-cell>
          <table:table-cell office:value-type="float" office:value="99.063022873799994" table:style-name="ce1">
            <text:p>99.06302287</text:p>
          </table:table-cell>
          <table:table-cell table:number-columns-repeated="16380"/>
        </table:table-row>
        <table:table-row table:style-name="ro1">
          <table:table-cell office:value-type="date" office:date-value="2016-02-01T00:00:00" table:style-name="ce3">
            <text:p>01/02/2016</text:p>
          </table:table-cell>
          <table:table-cell office:value-type="float" office:value="97.700205633699994" table:style-name="ce1">
            <text:p>97.70020563</text:p>
          </table:table-cell>
          <table:table-cell office:value-type="float" office:value="151.0694375281" table:style-name="ce1">
            <text:p>151.0694375</text:p>
          </table:table-cell>
          <table:table-cell office:value-type="float" office:value="99.348245841799994" table:style-name="ce1">
            <text:p>99.34824584</text:p>
          </table:table-cell>
          <table:table-cell table:number-columns-repeated="16380"/>
        </table:table-row>
        <table:table-row table:style-name="ro1">
          <table:table-cell office:value-type="date" office:date-value="2016-03-01T00:00:00" table:style-name="ce3">
            <text:p>01/03/2016</text:p>
          </table:table-cell>
          <table:table-cell office:value-type="float" office:value="102.4989646497" table:style-name="ce1">
            <text:p>102.4989646</text:p>
          </table:table-cell>
          <table:table-cell office:value-type="float" office:value="156.24354754469999" table:style-name="ce1">
            <text:p>156.2435475</text:p>
          </table:table-cell>
          <table:table-cell office:value-type="float" office:value="93.422180528799998" table:style-name="ce1">
            <text:p>93.42218053</text:p>
          </table:table-cell>
          <table:table-cell table:number-columns-repeated="16380"/>
        </table:table-row>
        <table:table-row table:style-name="ro1">
          <table:table-cell office:value-type="date" office:date-value="2016-04-01T00:00:00" table:style-name="ce3">
            <text:p>01/04/2016</text:p>
          </table:table-cell>
          <table:table-cell office:value-type="float" office:value="101.5466817321" table:style-name="ce1">
            <text:p>101.5466817</text:p>
          </table:table-cell>
          <table:table-cell office:value-type="float" office:value="122.3567706752" table:style-name="ce1">
            <text:p>122.3567707</text:p>
          </table:table-cell>
          <table:table-cell office:value-type="float" office:value="101.7522870098" table:style-name="ce1">
            <text:p>101.752287</text:p>
          </table:table-cell>
          <table:table-cell table:number-columns-repeated="16380"/>
        </table:table-row>
        <table:table-row table:style-name="ro1">
          <table:table-cell office:value-type="date" office:date-value="2016-05-01T00:00:00" table:style-name="ce3">
            <text:p>01/05/2016</text:p>
          </table:table-cell>
          <table:table-cell office:value-type="float" office:value="100.282716472" table:style-name="ce1">
            <text:p>100.2827165</text:p>
          </table:table-cell>
          <table:table-cell office:value-type="float" office:value="148.7665941967" table:style-name="ce1">
            <text:p>148.7665942</text:p>
          </table:table-cell>
          <table:table-cell office:value-type="float" office:value="95.550137163800002" table:style-name="ce1">
            <text:p>95.55013716</text:p>
          </table:table-cell>
          <table:table-cell table:number-columns-repeated="16380"/>
        </table:table-row>
        <table:table-row table:style-name="ro1">
          <table:table-cell office:value-type="date" office:date-value="2016-06-01T00:00:00" table:style-name="ce3">
            <text:p>01/06/2016</text:p>
          </table:table-cell>
          <table:table-cell office:value-type="float" office:value="95.867456006599994" table:style-name="ce1">
            <text:p>95.86745601</text:p>
          </table:table-cell>
          <table:table-cell office:value-type="float" office:value="135.77301932399999" table:style-name="ce1">
            <text:p>135.7730193</text:p>
          </table:table-cell>
          <table:table-cell office:value-type="float" office:value="108.25259735980001" table:style-name="ce1">
            <text:p>108.2525974</text:p>
          </table:table-cell>
          <table:table-cell table:number-columns-repeated="16380"/>
        </table:table-row>
        <table:table-row table:style-name="ro1">
          <table:table-cell office:value-type="date" office:date-value="2016-07-01T00:00:00" table:style-name="ce3">
            <text:p>01/07/2016</text:p>
          </table:table-cell>
          <table:table-cell office:value-type="float" office:value="99.955234563700003" table:style-name="ce1">
            <text:p>99.95523456</text:p>
          </table:table-cell>
          <table:table-cell office:value-type="float" office:value="149.68481653769999" table:style-name="ce1">
            <text:p>149.6848165</text:p>
          </table:table-cell>
          <table:table-cell office:value-type="float" office:value="89.214999733799999" table:style-name="ce1">
            <text:p>89.21499973</text:p>
          </table:table-cell>
          <table:table-cell table:number-columns-repeated="16380"/>
        </table:table-row>
        <table:table-row table:style-name="ro1">
          <table:table-cell office:value-type="date" office:date-value="2016-08-01T00:00:00" table:style-name="ce3">
            <text:p>01/08/2016</text:p>
          </table:table-cell>
          <table:table-cell office:value-type="float" office:value="98.340547670399999" table:style-name="ce1">
            <text:p>98.34054767</text:p>
          </table:table-cell>
          <table:table-cell office:value-type="float" office:value="157.01602030780001" table:style-name="ce1">
            <text:p>157.0160203</text:p>
          </table:table-cell>
          <table:table-cell office:value-type="float" office:value="75.079677614800005" table:style-name="ce1">
            <text:p>75.07967761</text:p>
          </table:table-cell>
          <table:table-cell table:number-columns-repeated="16380"/>
        </table:table-row>
        <table:table-row table:style-name="ro1">
          <table:table-cell office:value-type="date" office:date-value="2016-09-01T00:00:00" table:style-name="ce3">
            <text:p>01/09/2016</text:p>
          </table:table-cell>
          <table:table-cell office:value-type="float" office:value="92.469282532099996" table:style-name="ce1">
            <text:p>92.46928253</text:p>
          </table:table-cell>
          <table:table-cell office:value-type="float" office:value="117.853108717" table:style-name="ce1">
            <text:p>117.8531087</text:p>
          </table:table-cell>
          <table:table-cell office:value-type="float" office:value="118.0685267898" table:style-name="ce1">
            <text:p>118.0685268</text:p>
          </table:table-cell>
          <table:table-cell table:number-columns-repeated="16380"/>
        </table:table-row>
        <table:table-row table:style-name="ro1">
          <table:table-cell office:value-type="date" office:date-value="2016-10-01T00:00:00" table:style-name="ce3">
            <text:p>01/10/2016</text:p>
          </table:table-cell>
          <table:table-cell office:value-type="float" office:value="96.655997970000001" table:style-name="ce1">
            <text:p>96.65599797</text:p>
          </table:table-cell>
          <table:table-cell office:value-type="float" office:value="75.002732804600001" table:style-name="ce1">
            <text:p>75.0027328</text:p>
          </table:table-cell>
          <table:table-cell office:value-type="float" office:value="93.352097947800004" table:style-name="ce1">
            <text:p>93.35209795</text:p>
          </table:table-cell>
          <table:table-cell table:number-columns-repeated="16380"/>
        </table:table-row>
        <table:table-row table:style-name="ro1">
          <table:table-cell office:value-type="date" office:date-value="2016-11-01T00:00:00" table:style-name="ce3">
            <text:p>01/11/2016</text:p>
          </table:table-cell>
          <table:table-cell office:value-type="float" office:value="91.043162019799993" table:style-name="ce1">
            <text:p>91.04316202</text:p>
          </table:table-cell>
          <table:table-cell office:value-type="float" office:value="119.689553399" table:style-name="ce1">
            <text:p>119.6895534</text:p>
          </table:table-cell>
          <table:table-cell office:value-type="float" office:value="95.186578113799996" table:style-name="ce1">
            <text:p>95.18657811</text:p>
          </table:table-cell>
          <table:table-cell table:number-columns-repeated="16380"/>
        </table:table-row>
        <table:table-row table:style-name="ro1">
          <table:table-cell office:value-type="date" office:date-value="2016-12-01T00:00:00" table:style-name="ce3">
            <text:p>01/12/2016</text:p>
          </table:table-cell>
          <table:table-cell office:value-type="float" office:value="94.769959280199998" table:style-name="ce1">
            <text:p>94.76995928</text:p>
          </table:table-cell>
          <table:table-cell office:value-type="float" office:value="122.68470722550001" table:style-name="ce1">
            <text:p>122.6847072</text:p>
          </table:table-cell>
          <table:table-cell office:value-type="float" office:value="71.347082180900003" table:style-name="ce1">
            <text:p>71.34708218</text:p>
          </table:table-cell>
          <table:table-cell table:number-columns-repeated="16380"/>
        </table:table-row>
        <table:table-row table:style-name="ro1">
          <table:table-cell office:value-type="date" office:date-value="2017-01-01T00:00:00" table:style-name="ce3">
            <text:p>01/01/2017</text:p>
          </table:table-cell>
          <table:table-cell office:value-type="float" office:value="91.072111133199996" table:style-name="ce1">
            <text:p>91.07211113</text:p>
          </table:table-cell>
          <table:table-cell office:value-type="float" office:value="88.411693974499997" table:style-name="ce1">
            <text:p>88.41169397</text:p>
          </table:table-cell>
          <table:table-cell office:value-type="float" office:value="94.793654967799995" table:style-name="ce1">
            <text:p>94.79365497</text:p>
          </table:table-cell>
          <table:table-cell table:number-columns-repeated="16380"/>
        </table:table-row>
        <table:table-row table:style-name="ro1">
          <table:table-cell office:value-type="date" office:date-value="2017-02-01T00:00:00" table:style-name="ce3">
            <text:p>01/02/2017</text:p>
          </table:table-cell>
          <table:table-cell office:value-type="float" office:value="80.363534602200005" table:style-name="ce1">
            <text:p>80.3635346</text:p>
          </table:table-cell>
          <table:table-cell office:value-type="float" office:value="108.39396110920001" table:style-name="ce1">
            <text:p>108.3939611</text:p>
          </table:table-cell>
          <table:table-cell office:value-type="float" office:value="92.567984047799996" table:style-name="ce1">
            <text:p>92.56798405</text:p>
          </table:table-cell>
          <table:table-cell table:number-columns-repeated="16380"/>
        </table:table-row>
        <table:table-row table:style-name="ro1">
          <table:table-cell office:value-type="date" office:date-value="2017-03-01T00:00:00" table:style-name="ce3">
            <text:p>01/03/2017</text:p>
          </table:table-cell>
          <table:table-cell office:value-type="float" office:value="91.467585754500007" table:style-name="ce1">
            <text:p>91.46758575</text:p>
          </table:table-cell>
          <table:table-cell office:value-type="float" office:value="117.1607982219" table:style-name="ce1">
            <text:p>117.1607982</text:p>
          </table:table-cell>
          <table:table-cell office:value-type="float" office:value="117.8597953698" table:style-name="ce1">
            <text:p>117.8597954</text:p>
          </table:table-cell>
          <table:table-cell table:number-columns-repeated="16380"/>
        </table:table-row>
        <table:table-row table:style-name="ro1">
          <table:table-cell office:value-type="date" office:date-value="2017-04-01T00:00:00" table:style-name="ce3">
            <text:p>01/04/2017</text:p>
          </table:table-cell>
          <table:table-cell office:value-type="float" office:value="92.995534468200006" table:style-name="ce1">
            <text:p>92.99553447</text:p>
          </table:table-cell>
          <table:table-cell office:value-type="float" office:value="114.00531985959999" table:style-name="ce1">
            <text:p>114.0053199</text:p>
          </table:table-cell>
          <table:table-cell office:value-type="float" office:value="105.3630432698" table:style-name="ce1">
            <text:p>105.3630433</text:p>
          </table:table-cell>
          <table:table-cell table:number-columns-repeated="16380"/>
        </table:table-row>
        <table:table-row table:style-name="ro1">
          <table:table-cell office:value-type="date" office:date-value="2017-05-01T00:00:00" table:style-name="ce3">
            <text:p>01/05/2017</text:p>
          </table:table-cell>
          <table:table-cell office:value-type="float" office:value="94.935264391399997" table:style-name="ce1">
            <text:p>94.93526439</text:p>
          </table:table-cell>
          <table:table-cell office:value-type="float" office:value="104.8449588865" table:style-name="ce1">
            <text:p>104.8449589</text:p>
          </table:table-cell>
          <table:table-cell office:value-type="float" office:value="107.8621638298" table:style-name="ce1">
            <text:p>107.8621638</text:p>
          </table:table-cell>
          <table:table-cell table:number-columns-repeated="16380"/>
        </table:table-row>
        <table:table-row table:style-name="ro1">
          <table:table-cell office:value-type="date" office:date-value="2017-06-01T00:00:00" table:style-name="ce3">
            <text:p>01/06/2017</text:p>
          </table:table-cell>
          <table:table-cell office:value-type="float" office:value="89.091876868699998" table:style-name="ce1">
            <text:p>89.09187687</text:p>
          </table:table-cell>
          <table:table-cell office:value-type="float" office:value="92.5509819878" table:style-name="ce1">
            <text:p>92.55098199</text:p>
          </table:table-cell>
          <table:table-cell office:value-type="float" office:value="118.0614224198" table:style-name="ce1">
            <text:p>118.0614224</text:p>
          </table:table-cell>
          <table:table-cell table:number-columns-repeated="16380"/>
        </table:table-row>
        <table:table-row table:style-name="ro1">
          <table:table-cell office:value-type="date" office:date-value="2017-07-01T00:00:00" table:style-name="ce3">
            <text:p>01/07/2017</text:p>
          </table:table-cell>
          <table:table-cell office:value-type="float" office:value="91.131678368699994" table:style-name="ce1">
            <text:p>91.13167837</text:p>
          </table:table-cell>
          <table:table-cell office:value-type="float" office:value="102.14130421580001" table:style-name="ce1">
            <text:p>102.1413042</text:p>
          </table:table-cell>
          <table:table-cell office:value-type="float" office:value="106.72680318979999" table:style-name="ce1">
            <text:p>106.7268032</text:p>
          </table:table-cell>
          <table:table-cell table:number-columns-repeated="16380"/>
        </table:table-row>
        <table:table-row table:style-name="ro1">
          <table:table-cell office:value-type="date" office:date-value="2017-08-01T00:00:00" table:style-name="ce3">
            <text:p>01/08/2017</text:p>
          </table:table-cell>
          <table:table-cell office:value-type="float" office:value="90.541604805000006" table:style-name="ce1">
            <text:p>90.54160481</text:p>
          </table:table-cell>
          <table:table-cell office:value-type="float" office:value="116.7089745303" table:style-name="ce1">
            <text:p>116.7089745</text:p>
          </table:table-cell>
          <table:table-cell office:value-type="float" office:value="81.524008300800006" table:style-name="ce1">
            <text:p>81.5240083</text:p>
          </table:table-cell>
          <table:table-cell table:number-columns-repeated="16380"/>
        </table:table-row>
        <table:table-row table:style-name="ro1">
          <table:table-cell office:value-type="date" office:date-value="2017-09-01T00:00:00" table:style-name="ce3">
            <text:p>01/09/2017</text:p>
          </table:table-cell>
          <table:table-cell office:value-type="float" office:value="90.214507831600002" table:style-name="ce1">
            <text:p>90.21450783</text:p>
          </table:table-cell>
          <table:table-cell office:value-type="float" office:value="98.067603512600002" table:style-name="ce1">
            <text:p>98.06760351</text:p>
          </table:table-cell>
          <table:table-cell office:value-type="float" office:value="102.1025799798" table:style-name="ce1">
            <text:p>102.10258</text:p>
          </table:table-cell>
          <table:table-cell table:number-columns-repeated="16380"/>
        </table:table-row>
        <table:table-row table:style-name="ro1">
          <table:table-cell office:value-type="date" office:date-value="2017-10-01T00:00:00" table:style-name="ce3">
            <text:p>01/10/2017</text:p>
          </table:table-cell>
          <table:table-cell office:value-type="float" office:value="92.787451314600006" table:style-name="ce1">
            <text:p>92.78745131</text:p>
          </table:table-cell>
          <table:table-cell office:value-type="float" office:value="113.6482333937" table:style-name="ce1">
            <text:p>113.6482334</text:p>
          </table:table-cell>
          <table:table-cell office:value-type="float" office:value="108.58818447980001" table:style-name="ce1">
            <text:p>108.5881845</text:p>
          </table:table-cell>
          <table:table-cell table:number-columns-repeated="16380"/>
        </table:table-row>
        <table:table-row table:style-name="ro1">
          <table:table-cell office:value-type="date" office:date-value="2017-11-01T00:00:00" table:style-name="ce3">
            <text:p>01/11/2017</text:p>
          </table:table-cell>
          <table:table-cell office:value-type="float" office:value="91.131880890399998" table:style-name="ce1">
            <text:p>91.13188089</text:p>
          </table:table-cell>
          <table:table-cell office:value-type="float" office:value="109.50894538030001" table:style-name="ce1">
            <text:p>109.5089454</text:p>
          </table:table-cell>
          <table:table-cell office:value-type="float" office:value="105.39452409979999" table:style-name="ce1">
            <text:p>105.3945241</text:p>
          </table:table-cell>
          <table:table-cell table:number-columns-repeated="16380"/>
        </table:table-row>
        <table:table-row table:style-name="ro1">
          <table:table-cell office:value-type="date" office:date-value="2017-12-01T00:00:00" table:style-name="ce3">
            <text:p>01/12/2017</text:p>
          </table:table-cell>
          <table:table-cell office:value-type="float" office:value="92.571902148000007" table:style-name="ce1">
            <text:p>92.57190215</text:p>
          </table:table-cell>
          <table:table-cell office:value-type="float" office:value="102.0465669901" table:style-name="ce1">
            <text:p>102.046567</text:p>
          </table:table-cell>
          <table:table-cell office:value-type="float" office:value="74.835422285800007" table:style-name="ce1">
            <text:p>74.83542229</text:p>
          </table:table-cell>
          <table:table-cell table:number-columns-repeated="16380"/>
        </table:table-row>
        <table:table-row table:style-name="ro1">
          <table:table-cell office:value-type="date" office:date-value="2018-01-01T00:00:00" table:style-name="ce3">
            <text:p>01/01/2018</text:p>
          </table:table-cell>
          <table:table-cell office:value-type="float" office:value="90.278820682100005" table:style-name="ce1">
            <text:p>90.27882068</text:p>
          </table:table-cell>
          <table:table-cell office:value-type="float" office:value="97.732379483299994" table:style-name="ce1">
            <text:p>97.73237948</text:p>
          </table:table-cell>
          <table:table-cell office:value-type="float" office:value="87.554836568300004" table:style-name="ce1">
            <text:p>87.55483657</text:p>
          </table:table-cell>
          <table:table-cell table:number-columns-repeated="16380"/>
        </table:table-row>
        <table:table-row table:style-name="ro1">
          <table:table-cell office:value-type="date" office:date-value="2018-02-01T00:00:00" table:style-name="ce3">
            <text:p>01/02/2018</text:p>
          </table:table-cell>
          <table:table-cell office:value-type="float" office:value="83.215637739900004" table:style-name="ce1">
            <text:p>83.21563774</text:p>
          </table:table-cell>
          <table:table-cell office:value-type="float" office:value="81.320977008" table:style-name="ce1">
            <text:p>81.32097701</text:p>
          </table:table-cell>
          <table:table-cell office:value-type="float" office:value="86.701722659300003" table:style-name="ce1">
            <text:p>86.70172266</text:p>
          </table:table-cell>
          <table:table-cell table:number-columns-repeated="16380"/>
        </table:table-row>
        <table:table-row table:style-name="ro1">
          <table:table-cell office:value-type="date" office:date-value="2018-03-01T00:00:00" table:style-name="ce3">
            <text:p>01/03/2018</text:p>
          </table:table-cell>
          <table:table-cell office:value-type="float" office:value="96.042571211799995" table:style-name="ce1">
            <text:p>96.04257121</text:p>
          </table:table-cell>
          <table:table-cell office:value-type="float" office:value="24.238154810299999" table:style-name="ce1">
            <text:p>24.23815481</text:p>
          </table:table-cell>
          <table:table-cell office:value-type="float" office:value="101.96331288179999" table:style-name="ce1">
            <text:p>101.9633129</text:p>
          </table:table-cell>
          <table:table-cell table:number-columns-repeated="16380"/>
        </table:table-row>
        <table:table-row table:style-name="ro1">
          <table:table-cell office:value-type="date" office:date-value="2018-04-01T00:00:00" table:style-name="ce3">
            <text:p>01/04/2018</text:p>
          </table:table-cell>
          <table:table-cell office:value-type="float" office:value="94.1567336074" table:style-name="ce1">
            <text:p>94.15673361</text:p>
          </table:table-cell>
          <table:table-cell office:value-type="float" office:value="50.618828416299998" table:style-name="ce1">
            <text:p>50.61882842</text:p>
          </table:table-cell>
          <table:table-cell office:value-type="float" office:value="101.26355006199999" table:style-name="ce1">
            <text:p>101.2635501</text:p>
          </table:table-cell>
          <table:table-cell table:number-columns-repeated="16380"/>
        </table:table-row>
        <table:table-row table:style-name="ro1">
          <table:table-cell office:value-type="date" office:date-value="2018-05-01T00:00:00" table:style-name="ce3">
            <text:p>01/05/2018</text:p>
          </table:table-cell>
          <table:table-cell office:value-type="float" office:value="93.812076134799995" table:style-name="ce1">
            <text:p>93.81207613</text:p>
          </table:table-cell>
          <table:table-cell office:value-type="float" office:value="85.285365527799996" table:style-name="ce1">
            <text:p>85.28536553</text:p>
          </table:table-cell>
          <table:table-cell office:value-type="float" office:value="91.662996814300001" table:style-name="ce1">
            <text:p>91.66299681</text:p>
          </table:table-cell>
          <table:table-cell table:number-columns-repeated="16380"/>
        </table:table-row>
        <table:table-row table:style-name="ro1">
          <table:table-cell office:value-type="date" office:date-value="2018-06-01T00:00:00" table:style-name="ce3">
            <text:p>01/06/2018</text:p>
          </table:table-cell>
          <table:table-cell office:value-type="float" office:value="93.580827945099998" table:style-name="ce1">
            <text:p>93.58082795</text:p>
          </table:table-cell>
          <table:table-cell office:value-type="float" office:value="98.701614176600003" table:style-name="ce1">
            <text:p>98.70161418</text:p>
          </table:table-cell>
          <table:table-cell office:value-type="float" office:value="104.3251421402" table:style-name="ce1">
            <text:p>104.3251421</text:p>
          </table:table-cell>
          <table:table-cell table:number-columns-repeated="16380"/>
        </table:table-row>
        <table:table-row table:style-name="ro1">
          <table:table-cell office:value-type="date" office:date-value="2018-07-01T00:00:00" table:style-name="ce3">
            <text:p>01/07/2018</text:p>
          </table:table-cell>
          <table:table-cell office:value-type="float" office:value="94.727014624199995" table:style-name="ce1">
            <text:p>94.72701462</text:p>
          </table:table-cell>
          <table:table-cell office:value-type="float" office:value="104.1089235179" table:style-name="ce1">
            <text:p>104.1089235</text:p>
          </table:table-cell>
          <table:table-cell office:value-type="float" office:value="116.7084690619" table:style-name="ce1">
            <text:p>116.7084691</text:p>
          </table:table-cell>
          <table:table-cell table:number-columns-repeated="16380"/>
        </table:table-row>
        <table:table-row table:style-name="ro1">
          <table:table-cell office:value-type="date" office:date-value="2018-08-01T00:00:00" table:style-name="ce3">
            <text:p>01/08/2018</text:p>
          </table:table-cell>
          <table:table-cell office:value-type="float" office:value="94.281754134799996" table:style-name="ce1">
            <text:p>94.28175413</text:p>
          </table:table-cell>
          <table:table-cell office:value-type="float" office:value="113.1672597865" table:style-name="ce1">
            <text:p>113.1672598</text:p>
          </table:table-cell>
          <table:table-cell office:value-type="float" office:value="104.6956287653" table:style-name="ce1">
            <text:p>104.6956288</text:p>
          </table:table-cell>
          <table:table-cell table:number-columns-repeated="16380"/>
        </table:table-row>
        <table:table-row table:style-name="ro1">
          <table:table-cell office:value-type="date" office:date-value="2018-09-01T00:00:00" table:style-name="ce3">
            <text:p>01/09/2018</text:p>
          </table:table-cell>
          <table:table-cell office:value-type="float" office:value="91.638917681899997" table:style-name="ce1">
            <text:p>91.63891768</text:p>
          </table:table-cell>
          <table:table-cell office:value-type="float" office:value="88.783355398200001" table:style-name="ce1">
            <text:p>88.7833554</text:p>
          </table:table-cell>
          <table:table-cell office:value-type="float" office:value="93.608416445200007" table:style-name="ce1">
            <text:p>93.60841645</text:p>
          </table:table-cell>
          <table:table-cell table:number-columns-repeated="16380"/>
        </table:table-row>
        <table:table-row table:style-name="ro1">
          <table:table-cell office:value-type="date" office:date-value="2018-10-01T00:00:00" table:style-name="ce3">
            <text:p>01/10/2018</text:p>
          </table:table-cell>
          <table:table-cell office:value-type="float" office:value="96.283990012800004" table:style-name="ce1">
            <text:p>96.28399001</text:p>
          </table:table-cell>
          <table:table-cell office:value-type="float" office:value="113.11624743420001" table:style-name="ce1">
            <text:p>113.1162474</text:p>
          </table:table-cell>
          <table:table-cell office:value-type="float" office:value="106.6438311456" table:style-name="ce1">
            <text:p>106.6438311</text:p>
          </table:table-cell>
          <table:table-cell table:number-columns-repeated="16380"/>
        </table:table-row>
        <table:table-row table:style-name="ro1">
          <table:table-cell office:value-type="date" office:date-value="2018-11-01T00:00:00" table:style-name="ce3">
            <text:p>01/11/2018</text:p>
          </table:table-cell>
          <table:table-cell office:value-type="float" office:value="90.597582666400001" table:style-name="ce1">
            <text:p>90.59758267</text:p>
          </table:table-cell>
          <table:table-cell office:value-type="float" office:value="111.4109773724" table:style-name="ce1">
            <text:p>111.4109774</text:p>
          </table:table-cell>
          <table:table-cell office:value-type="float" office:value="89.639168896599998" table:style-name="ce1">
            <text:p>89.6391689</text:p>
          </table:table-cell>
          <table:table-cell table:number-columns-repeated="16380"/>
        </table:table-row>
        <table:table-row table:style-name="ro1">
          <table:table-cell office:value-type="date" office:date-value="2018-12-01T00:00:00" table:style-name="ce3">
            <text:p>01/12/2018</text:p>
          </table:table-cell>
          <table:table-cell office:value-type="float" office:value="92.6601441591" table:style-name="ce1">
            <text:p>92.66014416</text:p>
          </table:table-cell>
          <table:table-cell office:value-type="float" office:value="135.88961898630001" table:style-name="ce1">
            <text:p>135.889619</text:p>
          </table:table-cell>
          <table:table-cell office:value-type="float" office:value="71.0147360064" table:style-name="ce1">
            <text:p>71.01473601</text:p>
          </table:table-cell>
          <table:table-cell table:number-columns-repeated="16380"/>
        </table:table-row>
        <table:table-row table:style-name="ro1">
          <table:table-cell office:value-type="date" office:date-value="2019-01-01T00:00:00" table:style-name="ce3">
            <text:p>01/01/2019</text:p>
          </table:table-cell>
          <table:table-cell office:value-type="float" office:value="92.831096896800005" table:style-name="ce1">
            <text:p>92.8310969</text:p>
          </table:table-cell>
          <table:table-cell office:value-type="float" office:value="134.16977396670001" table:style-name="ce1">
            <text:p>134.169774</text:p>
          </table:table-cell>
          <table:table-cell office:value-type="float" office:value="91.518550723100006" table:style-name="ce1">
            <text:p>91.51855072</text:p>
          </table:table-cell>
          <table:table-cell table:number-columns-repeated="16380"/>
        </table:table-row>
        <table:table-row table:style-name="ro1">
          <table:table-cell office:value-type="date" office:date-value="2019-02-01T00:00:00" table:style-name="ce3">
            <text:p>01/02/2019</text:p>
          </table:table-cell>
          <table:table-cell office:value-type="float" office:value="85.683017142500006" table:style-name="ce1">
            <text:p>85.68301714</text:p>
          </table:table-cell>
          <table:table-cell office:value-type="float" office:value="132.44992894710001" table:style-name="ce1">
            <text:p>132.4499289</text:p>
          </table:table-cell>
          <table:table-cell office:value-type="float" office:value="91.751021422799994" table:style-name="ce1">
            <text:p>91.75102142</text:p>
          </table:table-cell>
          <table:table-cell table:number-columns-repeated="16380"/>
        </table:table-row>
        <table:table-row table:style-name="ro1">
          <table:table-cell office:value-type="date" office:date-value="2019-03-01T00:00:00" table:style-name="ce3">
            <text:p>01/03/2019</text:p>
          </table:table-cell>
          <table:table-cell office:value-type="float" office:value="92.752155084699993" table:style-name="ce1">
            <text:p>92.75215508</text:p>
          </table:table-cell>
          <table:table-cell office:value-type="float" office:value="125.9494977712" table:style-name="ce1">
            <text:p>125.9494978</text:p>
          </table:table-cell>
          <table:table-cell office:value-type="float" office:value="98.730055674200003" table:style-name="ce1">
            <text:p>98.73005567</text:p>
          </table:table-cell>
          <table:table-cell table:number-columns-repeated="16380"/>
        </table:table-row>
        <table:table-row table:style-name="ro1">
          <table:table-cell office:value-type="date" office:date-value="2019-04-01T00:00:00" table:style-name="ce3">
            <text:p>01/04/2019</text:p>
          </table:table-cell>
          <table:table-cell office:value-type="float" office:value="89.348391436599996" table:style-name="ce1">
            <text:p>89.34839144</text:p>
          </table:table-cell>
          <table:table-cell office:value-type="float" office:value="110.6457920882" table:style-name="ce1">
            <text:p>110.6457921</text:p>
          </table:table-cell>
          <table:table-cell office:value-type="float" office:value="98.387610976399998" table:style-name="ce1">
            <text:p>98.38761098</text:p>
          </table:table-cell>
          <table:table-cell table:number-columns-repeated="16380"/>
        </table:table-row>
        <table:table-row table:style-name="ro1">
          <table:table-cell office:value-type="date" office:date-value="2019-05-01T00:00:00" table:style-name="ce3">
            <text:p>01/05/2019</text:p>
          </table:table-cell>
          <table:table-cell office:value-type="float" office:value="72.2602403928" table:style-name="ce1">
            <text:p>72.26024039</text:p>
          </table:table-cell>
          <table:table-cell office:value-type="float" office:value="130.64992165960001" table:style-name="ce1">
            <text:p>130.6499217</text:p>
          </table:table-cell>
          <table:table-cell office:value-type="float" office:value="94.343917985999994" table:style-name="ce1">
            <text:p>94.34391799</text:p>
          </table:table-cell>
          <table:table-cell table:number-columns-repeated="16380"/>
        </table:table-row>
        <table:table-row table:style-name="ro1">
          <table:table-cell office:value-type="date" office:date-value="2019-06-01T00:00:00" table:style-name="ce3">
            <text:p>01/06/2019</text:p>
          </table:table-cell>
          <table:table-cell office:value-type="float" office:value="73.661815561599994" table:style-name="ce1">
            <text:p>73.66181556</text:p>
          </table:table-cell>
          <table:table-cell office:value-type="float" office:value="114.1802193531" table:style-name="ce1">
            <text:p>114.1802194</text:p>
          </table:table-cell>
          <table:table-cell office:value-type="float" office:value="94.278408542799994" table:style-name="ce1">
            <text:p>94.27840854</text:p>
          </table:table-cell>
          <table:table-cell table:number-columns-repeated="16380"/>
        </table:table-row>
        <table:table-row table:style-name="ro1">
          <table:table-cell office:value-type="date" office:date-value="2019-07-01T00:00:00" table:style-name="ce3">
            <text:p>01/07/2019</text:p>
          </table:table-cell>
          <table:table-cell office:value-type="float" office:value="83.164949860299998" table:style-name="ce1">
            <text:p>83.16494986</text:p>
          </table:table-cell>
          <table:table-cell office:value-type="float" office:value="105.7048813963" table:style-name="ce1">
            <text:p>105.7048814</text:p>
          </table:table-cell>
          <table:table-cell office:value-type="float" office:value="114.3253154864" table:style-name="ce1">
            <text:p>114.3253155</text:p>
          </table:table-cell>
          <table:table-cell table:number-columns-repeated="16380"/>
        </table:table-row>
        <table:table-row table:style-name="ro1">
          <table:table-cell office:value-type="date" office:date-value="2019-08-01T00:00:00" table:style-name="ce3">
            <text:p>01/08/2019</text:p>
          </table:table-cell>
          <table:table-cell office:value-type="float" office:value="90.766718454100001" table:style-name="ce1">
            <text:p>90.76671845</text:p>
          </table:table-cell>
          <table:table-cell office:value-type="float" office:value="79.506394762699998" table:style-name="ce1">
            <text:p>79.50639476</text:p>
          </table:table-cell>
          <table:table-cell office:value-type="float" office:value="97.902022763000005" table:style-name="ce1">
            <text:p>97.90202276</text:p>
          </table:table-cell>
          <table:table-cell table:number-columns-repeated="16380"/>
        </table:table-row>
        <table:table-row table:style-name="ro1">
          <table:table-cell office:value-type="date" office:date-value="2019-09-01T00:00:00" table:style-name="ce3">
            <text:p>01/09/2019</text:p>
          </table:table-cell>
          <table:table-cell office:value-type="float" office:value="89.025138066699995" table:style-name="ce1">
            <text:p>89.02513807</text:p>
          </table:table-cell>
          <table:table-cell office:value-type="float" office:value="81.328264486899997" table:style-name="ce1">
            <text:p>81.32826449</text:p>
          </table:table-cell>
          <table:table-cell office:value-type="float" office:value="99.954997812599998" table:style-name="ce1">
            <text:p>99.95499781</text:p>
          </table:table-cell>
          <table:table-cell table:number-columns-repeated="16380"/>
        </table:table-row>
        <table:table-row table:style-name="ro1">
          <table:table-cell office:value-type="date" office:date-value="2019-10-01T00:00:00" table:style-name="ce3">
            <text:p>01/10/2019</text:p>
          </table:table-cell>
          <table:table-cell office:value-type="float" office:value="94.910821026799994" table:style-name="ce1">
            <text:p>94.91082103</text:p>
          </table:table-cell>
          <table:table-cell office:value-type="float" office:value="79.506394762699998" table:style-name="ce1">
            <text:p>79.50639476</text:p>
          </table:table-cell>
          <table:table-cell office:value-type="float" office:value="110.26706521209999" table:style-name="ce1">
            <text:p>110.2670652</text:p>
          </table:table-cell>
          <table:table-cell table:number-columns-repeated="16380"/>
        </table:table-row>
        <table:table-row table:style-name="ro1">
          <table:table-cell office:value-type="date" office:date-value="2019-11-01T00:00:00" table:style-name="ce3">
            <text:p>01/11/2019</text:p>
          </table:table-cell>
          <table:table-cell office:value-type="float" office:value="88.6309245379" table:style-name="ce1">
            <text:p>88.63092454</text:p>
          </table:table-cell>
          <table:table-cell office:value-type="float" office:value="92.988230721600004" table:style-name="ce1">
            <text:p>92.98823072</text:p>
          </table:table-cell>
          <table:table-cell office:value-type="float" office:value="89.704144438100002" table:style-name="ce1">
            <text:p>89.70414444</text:p>
          </table:table-cell>
          <table:table-cell table:number-columns-repeated="16380"/>
        </table:table-row>
        <table:table-row table:style-name="ro1">
          <table:table-cell office:value-type="date" office:date-value="2019-12-01T00:00:00" table:style-name="ce3">
            <text:p>01/12/2019</text:p>
          </table:table-cell>
          <table:table-cell office:value-type="float" office:value="87.818439050799995" table:style-name="ce1">
            <text:p>87.81843905</text:p>
          </table:table-cell>
          <table:table-cell office:value-type="float" office:value="126.3648840684" table:style-name="ce1">
            <text:p>126.3648841</text:p>
          </table:table-cell>
          <table:table-cell office:value-type="float" office:value="69.963784583800006" table:style-name="ce1">
            <text:p>69.96378458</text:p>
          </table:table-cell>
          <table:table-cell table:number-columns-repeated="16380"/>
        </table:table-row>
        <table:table-row table:style-name="ro1">
          <table:table-cell office:value-type="date" office:date-value="2020-01-01T00:00:00" table:style-name="ce3">
            <text:p>01/01/2020</text:p>
          </table:table-cell>
          <table:table-cell office:value-type="float" office:value="87.499847989000003" table:style-name="ce1">
            <text:p>87.49984799</text:p>
          </table:table-cell>
          <table:table-cell office:value-type="float" office:value="109.31218345009999" table:style-name="ce1">
            <text:p>109.3121835</text:p>
          </table:table-cell>
          <table:table-cell office:value-type="float" office:value="94.540800147300004" table:style-name="ce1">
            <text:p>94.54080015</text:p>
          </table:table-cell>
          <table:table-cell table:number-columns-repeated="16380"/>
        </table:table-row>
        <table:table-row table:style-name="ro1">
          <table:table-cell office:value-type="date" office:date-value="2020-02-01T00:00:00" table:style-name="ce3">
            <text:p>01/02/2020</text:p>
          </table:table-cell>
          <table:table-cell office:value-type="float" office:value="84.571384113799994" table:style-name="ce1">
            <text:p>84.57138411</text:p>
          </table:table-cell>
          <table:table-cell office:value-type="float" office:value="93.279729877400001" table:style-name="ce1">
            <text:p>93.27972988</text:p>
          </table:table-cell>
          <table:table-cell office:value-type="float" office:value="105.9978833519" table:style-name="ce1">
            <text:p>105.9978834</text:p>
          </table:table-cell>
          <table:table-cell table:number-columns-repeated="16380"/>
        </table:table-row>
        <table:table-row table:style-name="ro1">
          <table:table-cell office:value-type="date" office:date-value="2020-03-01T00:00:00" table:style-name="ce3">
            <text:p>01/03/2020</text:p>
          </table:table-cell>
          <table:table-cell office:value-type="float" office:value="85.933895574399997" table:style-name="ce1">
            <text:p>85.93389557</text:p>
          </table:table-cell>
          <table:table-cell office:value-type="float" office:value="121.3365236297" table:style-name="ce1">
            <text:p>121.3365236</text:p>
          </table:table-cell>
          <table:table-cell office:value-type="float" office:value="99.547602803499998" table:style-name="ce1">
            <text:p>99.5476028</text:p>
          </table:table-cell>
          <table:table-cell table:number-columns-repeated="16380"/>
        </table:table-row>
        <table:table-row table:style-name="ro1">
          <table:table-cell office:value-type="date" office:date-value="2020-04-01T00:00:00" table:style-name="ce3">
            <text:p>01/04/2020</text:p>
          </table:table-cell>
          <table:table-cell office:value-type="float" office:value="55.901305379299998" table:style-name="ce1">
            <text:p>55.90130538</text:p>
          </table:table-cell>
          <table:table-cell office:value-type="float" office:value="85.409252668999997" table:style-name="ce1">
            <text:p>85.40925267</text:p>
          </table:table-cell>
          <table:table-cell office:value-type="float" office:value="65.470295917200005" table:style-name="ce1">
            <text:p>65.47029592</text:p>
          </table:table-cell>
          <table:table-cell table:number-columns-repeated="16380"/>
        </table:table-row>
        <table:table-row table:style-name="ro1">
          <table:table-cell office:value-type="date" office:date-value="2020-05-01T00:00:00" table:style-name="ce3">
            <text:p>01/05/2020</text:p>
          </table:table-cell>
          <table:table-cell office:value-type="float" office:value="49.534683637599997" table:style-name="ce1">
            <text:p>49.53468364</text:p>
          </table:table-cell>
          <table:table-cell office:value-type="float" office:value="98.599589472000005" table:style-name="ce1">
            <text:p>98.59958947</text:p>
          </table:table-cell>
          <table:table-cell office:value-type="float" office:value="70.315463671100005" table:style-name="ce1">
            <text:p>70.31546367</text:p>
          </table:table-cell>
          <table:table-cell table:number-columns-repeated="16380"/>
        </table:table-row>
        <table:table-row table:style-name="ro1">
          <table:table-cell office:value-type="date" office:date-value="2020-06-01T00:00:00" table:style-name="ce3">
            <text:p>01/06/2020</text:p>
          </table:table-cell>
          <table:table-cell office:value-type="float" office:value="73.811693114999997" table:style-name="ce1">
            <text:p>73.81169312</text:p>
          </table:table-cell>
          <table:table-cell office:value-type="float" office:value="85.555002247000004" table:style-name="ce1">
            <text:p>85.55500225</text:p>
          </table:table-cell>
          <table:table-cell office:value-type="float" office:value="106.4704629278" table:style-name="ce1">
            <text:p>106.4704629</text:p>
          </table:table-cell>
          <table:table-cell table:number-columns-repeated="16380"/>
        </table:table-row>
        <table:table-row table:style-name="ro1">
          <table:table-cell office:value-type="date" office:date-value="2020-07-01T00:00:00" table:style-name="ce3">
            <text:p>01/07/2020</text:p>
          </table:table-cell>
          <table:table-cell office:value-type="float" office:value="81.405596397699995" table:style-name="ce1">
            <text:p>81.4055964</text:p>
          </table:table-cell>
          <table:table-cell office:value-type="float" office:value="105.4498196349" table:style-name="ce1">
            <text:p>105.4498196</text:p>
          </table:table-cell>
          <table:table-cell office:value-type="float" office:value="116.7709017281" table:style-name="ce1">
            <text:p>116.7709017</text:p>
          </table:table-cell>
          <table:table-cell table:number-columns-repeated="16380"/>
        </table:table-row>
        <table:table-row table:style-name="ro1">
          <table:table-cell office:value-type="date" office:date-value="2020-08-01T00:00:00" table:style-name="ce3">
            <text:p>01/08/2020</text:p>
          </table:table-cell>
          <table:table-cell office:value-type="float" office:value="84.778142976500007" table:style-name="ce1">
            <text:p>84.77814298</text:p>
          </table:table-cell>
          <table:table-cell office:value-type="float" office:value="94.081352556100001" table:style-name="ce1">
            <text:p>94.08135256</text:p>
          </table:table-cell>
          <table:table-cell office:value-type="float" office:value="88.785947127399993" table:style-name="ce1">
            <text:p>88.78594713</text:p>
          </table:table-cell>
          <table:table-cell table:number-columns-repeated="16380"/>
        </table:table-row>
        <table:table-row table:style-name="ro1">
          <table:table-cell office:value-type="date" office:date-value="2020-09-01T00:00:00" table:style-name="ce3">
            <text:p>01/09/2020</text:p>
          </table:table-cell>
          <table:table-cell office:value-type="float" office:value="82.819901707599996" table:style-name="ce1">
            <text:p>82.81990171</text:p>
          </table:table-cell>
          <table:table-cell office:value-type="float" office:value="60.413200053399997" table:style-name="ce1">
            <text:p>60.41320005</text:p>
          </table:table-cell>
          <table:table-cell office:value-type="float" office:value="107.5078962235" table:style-name="ce1">
            <text:p>107.5078962</text:p>
          </table:table-cell>
          <table:table-cell table:number-columns-repeated="16380"/>
        </table:table-row>
        <table:table-row table:style-name="ro1">
          <table:table-cell office:value-type="date" office:date-value="2020-10-01T00:00:00" table:style-name="ce3">
            <text:p>01/10/2020</text:p>
          </table:table-cell>
          <table:table-cell office:value-type="float" office:value="85.712184577200006" table:style-name="ce1">
            <text:p>85.71218458</text:p>
          </table:table-cell>
          <table:table-cell office:value-type="float" office:value="100.0570852514" table:style-name="ce1">
            <text:p>100.0570853</text:p>
          </table:table-cell>
          <table:table-cell office:value-type="float" office:value="92.415274311199994" table:style-name="ce1">
            <text:p>92.41527431</text:p>
          </table:table-cell>
          <table:table-cell table:number-columns-repeated="16380"/>
        </table:table-row>
        <table:table-row table:style-name="ro1">
          <table:table-cell office:value-type="date" office:date-value="2020-11-01T00:00:00" table:style-name="ce3">
            <text:p>01/11/2020</text:p>
          </table:table-cell>
          <table:table-cell office:value-type="float" office:value="79.902181537000004" table:style-name="ce1">
            <text:p>79.90218154</text:p>
          </table:table-cell>
          <table:table-cell office:value-type="float" office:value="136.71310410160001" table:style-name="ce1">
            <text:p>136.7131041</text:p>
          </table:table-cell>
          <table:table-cell office:value-type="float" office:value="105.5032403079" table:style-name="ce1">
            <text:p>105.5032403</text:p>
          </table:table-cell>
          <table:table-cell table:number-columns-repeated="16380"/>
        </table:table-row>
        <table:table-row table:style-name="ro1">
          <table:table-cell office:value-type="date" office:date-value="2020-12-01T00:00:00" table:style-name="ce3">
            <text:p>01/12/2020</text:p>
          </table:table-cell>
          <table:table-cell office:value-type="float" office:value="81.273842382599994" table:style-name="ce1">
            <text:p>81.27384238</text:p>
          </table:table-cell>
          <table:table-cell office:value-type="float" office:value="134.96410916639999" table:style-name="ce1">
            <text:p>134.9641092</text:p>
          </table:table-cell>
          <table:table-cell office:value-type="float" office:value="86.188046566599994" table:style-name="ce1">
            <text:p>86.18804657</text:p>
          </table:table-cell>
          <table:table-cell table:number-columns-repeated="16380"/>
        </table:table-row>
        <table:table-row table:style-name="ro1">
          <table:table-cell office:value-type="date" office:date-value="2021-01-01T00:00:00" table:style-name="ce3">
            <text:p>01/01/2021</text:p>
          </table:table-cell>
          <table:table-cell office:value-type="float" office:value="83.177259158400005" table:style-name="ce1">
            <text:p>83.17725916</text:p>
          </table:table-cell>
          <table:table-cell office:value-type="float" office:value="126.4377588573" table:style-name="ce1">
            <text:p>126.4377589</text:p>
          </table:table-cell>
          <table:table-cell office:value-type="float" office:value="79.881275947099994" table:style-name="ce1">
            <text:p>79.88127595</text:p>
          </table:table-cell>
          <table:table-cell table:number-columns-repeated="16380"/>
        </table:table-row>
        <table:table-row table:style-name="ro1">
          <table:table-cell office:value-type="date" office:date-value="2021-02-01T00:00:00" table:style-name="ce3">
            <text:p>01/02/2021</text:p>
          </table:table-cell>
          <table:table-cell office:value-type="float" office:value="74.224679400499994" table:style-name="ce1">
            <text:p>74.2246794</text:p>
          </table:table-cell>
          <table:table-cell office:value-type="float" office:value="123.5956420876" table:style-name="ce1">
            <text:p>123.5956421</text:p>
          </table:table-cell>
          <table:table-cell office:value-type="float" office:value="108.3915856335" table:style-name="ce1">
            <text:p>108.3915856</text:p>
          </table:table-cell>
          <table:table-cell table:number-columns-repeated="16380"/>
        </table:table-row>
        <table:table-row table:style-name="ro1">
          <table:table-cell office:value-type="date" office:date-value="2021-03-01T00:00:00" table:style-name="ce3">
            <text:p>01/03/2021</text:p>
          </table:table-cell>
          <table:table-cell office:value-type="float" office:value="81.225797339400003" table:style-name="ce1">
            <text:p>81.22579734</text:p>
          </table:table-cell>
          <table:table-cell office:value-type="float" office:value="132.3406167636" table:style-name="ce1">
            <text:p>132.3406168</text:p>
          </table:table-cell>
          <table:table-cell office:value-type="float" office:value="134.8287324348" table:style-name="ce1">
            <text:p>134.8287324</text:p>
          </table:table-cell>
          <table:table-cell table:number-columns-repeated="16380"/>
        </table:table-row>
        <table:table-row table:style-name="ro1">
          <table:table-cell office:value-type="date" office:date-value="2021-04-01T00:00:00" table:style-name="ce3">
            <text:p>01/04/2021</text:p>
          </table:table-cell>
          <table:table-cell office:value-type="float" office:value="79.561255634600002" table:style-name="ce1">
            <text:p>79.56125563</text:p>
          </table:table-cell>
          <table:table-cell office:value-type="float" office:value="38.988012097199999" table:style-name="ce1">
            <text:p>38.9880121</text:p>
          </table:table-cell>
          <table:table-cell office:value-type="float" office:value="122.91858105999999" table:style-name="ce1">
            <text:p>122.9185811</text:p>
          </table:table-cell>
          <table:table-cell table:number-columns-repeated="16380"/>
        </table:table-row>
        <table:table-row table:style-name="ro1">
          <table:table-cell office:value-type="date" office:date-value="2021-05-01T00:00:00" table:style-name="ce3">
            <text:p>01/05/2021</text:p>
          </table:table-cell>
          <table:table-cell office:value-type="float" office:value="81.848659230699994" table:style-name="ce1">
            <text:p>81.84865923</text:p>
          </table:table-cell>
          <table:table-cell office:value-type="float" office:value="107.63986553869999" table:style-name="ce1">
            <text:p>107.6398655</text:p>
          </table:table-cell>
          <table:table-cell office:value-type="float" office:value="93.084648241899998" table:style-name="ce1">
            <text:p>93.08464824</text:p>
          </table:table-cell>
          <table:table-cell table:number-columns-repeated="16380"/>
        </table:table-row>
        <table:table-row table:style-name="ro1">
          <table:table-cell office:value-type="date" office:date-value="2021-06-01T00:00:00" table:style-name="ce3">
            <text:p>01/06/2021</text:p>
          </table:table-cell>
          <table:table-cell office:value-type="float" office:value="78.960958315499994" table:style-name="ce1">
            <text:p>78.96095832</text:p>
          </table:table-cell>
          <table:table-cell office:value-type="float" office:value="105.4498196349" table:style-name="ce1">
            <text:p>105.4498196</text:p>
          </table:table-cell>
          <table:table-cell office:value-type="float" office:value="118.9678992796" table:style-name="ce1">
            <text:p>118.9678993</text:p>
          </table:table-cell>
          <table:table-cell table:number-columns-repeated="16380"/>
        </table:table-row>
        <table:table-row table:style-name="ro1">
          <table:table-cell office:value-type="date" office:date-value="2021-07-01T00:00:00" table:style-name="ce3">
            <text:p>01/07/2021</text:p>
          </table:table-cell>
          <table:table-cell office:value-type="float" office:value="79.118436896299997" table:style-name="ce1">
            <text:p>79.1184369</text:p>
          </table:table-cell>
          <table:table-cell office:value-type="float" office:value="110.2595557067" table:style-name="ce1">
            <text:p>110.2595557</text:p>
          </table:table-cell>
          <table:table-cell office:value-type="float" office:value="110.9488826531" table:style-name="ce1">
            <text:p>110.9488827</text:p>
          </table:table-cell>
          <table:table-cell table:number-columns-repeated="16380"/>
        </table:table-row>
        <table:table-row table:style-name="ro1">
          <table:table-cell office:value-type="date" office:date-value="2021-08-01T00:00:00" table:style-name="ce3">
            <text:p>01/08/2021</text:p>
          </table:table-cell>
          <table:table-cell office:value-type="float" office:value="80.386452590499999" table:style-name="ce1">
            <text:p>80.38645259</text:p>
          </table:table-cell>
          <table:table-cell office:value-type="float" office:value="118.348657282" table:style-name="ce1">
            <text:p>118.3486573</text:p>
          </table:table-cell>
          <table:table-cell office:value-type="float" office:value="101.6957521759" table:style-name="ce1">
            <text:p>101.6957522</text:p>
          </table:table-cell>
          <table:table-cell table:number-columns-repeated="16380"/>
        </table:table-row>
        <table:table-row table:style-name="ro1">
          <table:table-cell office:value-type="date" office:date-value="2021-09-01T00:00:00" table:style-name="ce3">
            <text:p>01/09/2021</text:p>
          </table:table-cell>
          <table:table-cell office:value-type="float" office:value="76.981129094400004" table:style-name="ce1">
            <text:p>76.98112909</text:p>
          </table:table-cell>
          <table:table-cell office:value-type="float" office:value="20.404940910699999" table:style-name="ce1">
            <text:p>20.40494091</text:p>
          </table:table-cell>
          <table:table-cell office:value-type="float" office:value="104.26682981659999" table:style-name="ce1">
            <text:p>104.2668298</text:p>
          </table:table-cell>
          <table:table-cell table:number-columns-repeated="16380"/>
        </table:table-row>
        <table:table-row table:number-rows-repeated="1048194" table:style-name="ro2">
          <table:table-cell table:number-columns-repeated="16384"/>
        </table:table-row>
      </table:table>
      <table:table table:name="Asi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Japon</text:p>
          </table:table-cell>
          <table:table-cell office:value-type="string" table:style-name="ce1">
            <text:p>India</text:p>
          </table:table-cell>
          <table:table-cell table:number-columns-repeated="16380"/>
        </table:table-row>
        <table:table-row table:style-name="ro1">
          <table:table-cell office:value-type="date" office:date-value="1990-01-01T00:00:00" table:style-name="ce2">
            <text:p>1/1/90</text:p>
          </table:table-cell>
          <table:table-cell office:value-type="float" office:value="72.621426382400003" table:style-name="ce1">
            <text:p>72.62142638</text:p>
          </table:table-cell>
          <table:table-cell office:value-type="float" office:value="181.21822638980001" table:style-name="ce1">
            <text:p>181.2182264</text:p>
          </table:table-cell>
          <table:table-cell office:value-type="float" office:value="81.535317905200003" table:style-name="ce1">
            <text:p>81.53531791</text:p>
          </table:table-cell>
          <table:table-cell table:number-columns-repeated="16380"/>
        </table:table-row>
        <table:table-row table:style-name="ro1">
          <table:table-cell office:value-type="date" office:date-value="1990-02-01T00:00:00" table:style-name="ce2">
            <text:p>1/2/90</text:p>
          </table:table-cell>
          <table:table-cell office:value-type="float" office:value="70.317980116499996" table:style-name="ce1">
            <text:p>70.31798012</text:p>
          </table:table-cell>
          <table:table-cell office:value-type="float" office:value="194.2190604198" table:style-name="ce1">
            <text:p>194.2190604</text:p>
          </table:table-cell>
          <table:table-cell office:value-type="float" office:value="75.099559749099996" table:style-name="ce1">
            <text:p>75.09955975</text:p>
          </table:table-cell>
          <table:table-cell table:number-columns-repeated="16380"/>
        </table:table-row>
        <table:table-row table:style-name="ro1">
          <table:table-cell office:value-type="date" office:date-value="1990-03-01T00:00:00" table:style-name="ce2">
            <text:p>1/3/90</text:p>
          </table:table-cell>
          <table:table-cell office:value-type="float" office:value="81.8435921544" table:style-name="ce1">
            <text:p>81.84359215</text:p>
          </table:table-cell>
          <table:table-cell office:value-type="float" office:value="211.98500542970001" table:style-name="ce1">
            <text:p>211.9850054</text:p>
          </table:table-cell>
          <table:table-cell office:value-type="float" office:value="77.431807979400006" table:style-name="ce1">
            <text:p>77.43180798</text:p>
          </table:table-cell>
          <table:table-cell table:number-columns-repeated="16380"/>
        </table:table-row>
        <table:table-row table:style-name="ro1">
          <table:table-cell office:value-type="date" office:date-value="1990-04-01T00:00:00" table:style-name="ce2">
            <text:p>1/4/90</text:p>
          </table:table-cell>
          <table:table-cell office:value-type="float" office:value="71.253506364499998" table:style-name="ce1">
            <text:p>71.25350636</text:p>
          </table:table-cell>
          <table:table-cell office:value-type="float" office:value="208.53277694970001" table:style-name="ce1">
            <text:p>208.5327769</text:p>
          </table:table-cell>
          <table:table-cell office:value-type="float" office:value="74.600493002899995" table:style-name="ce1">
            <text:p>74.600493</text:p>
          </table:table-cell>
          <table:table-cell table:number-columns-repeated="16380"/>
        </table:table-row>
        <table:table-row table:style-name="ro1">
          <table:table-cell office:value-type="date" office:date-value="1990-05-01T00:00:00" table:style-name="ce2">
            <text:p>1/5/90</text:p>
          </table:table-cell>
          <table:table-cell office:value-type="float" office:value="83.124707944400001" table:style-name="ce1">
            <text:p>83.12470794</text:p>
          </table:table-cell>
          <table:table-cell office:value-type="float" office:value="186.8975375398" table:style-name="ce1">
            <text:p>186.8975375</text:p>
          </table:table-cell>
          <table:table-cell office:value-type="float" office:value="75.845756189699998" table:style-name="ce1">
            <text:p>75.84575619</text:p>
          </table:table-cell>
          <table:table-cell table:number-columns-repeated="16380"/>
        </table:table-row>
        <table:table-row table:style-name="ro1">
          <table:table-cell office:value-type="date" office:date-value="1990-06-01T00:00:00" table:style-name="ce2">
            <text:p>1/6/90</text:p>
          </table:table-cell>
          <table:table-cell office:value-type="float" office:value="99.069700152199999" table:style-name="ce1">
            <text:p>99.06970015</text:p>
          </table:table-cell>
          <table:table-cell office:value-type="float" office:value="213.91456610969999" table:style-name="ce1">
            <text:p>213.9145661</text:p>
          </table:table-cell>
          <table:table-cell office:value-type="float" office:value="80.367507048600004" table:style-name="ce1">
            <text:p>80.36750705</text:p>
          </table:table-cell>
          <table:table-cell table:number-columns-repeated="16380"/>
        </table:table-row>
        <table:table-row table:style-name="ro1">
          <table:table-cell office:value-type="date" office:date-value="1990-07-01T00:00:00" table:style-name="ce2">
            <text:p>1/7/90</text:p>
          </table:table-cell>
          <table:table-cell office:value-type="float" office:value="102.3060727092" table:style-name="ce1">
            <text:p>102.3060727</text:p>
          </table:table-cell>
          <table:table-cell office:value-type="float" office:value="192.43584018979999" table:style-name="ce1">
            <text:p>192.4358402</text:p>
          </table:table-cell>
          <table:table-cell office:value-type="float" office:value="93.616392266899993" table:style-name="ce1">
            <text:p>93.61639227</text:p>
          </table:table-cell>
          <table:table-cell table:number-columns-repeated="16380"/>
        </table:table-row>
        <table:table-row table:style-name="ro1">
          <table:table-cell office:value-type="date" office:date-value="1990-08-01T00:00:00" table:style-name="ce2">
            <text:p>1/8/90</text:p>
          </table:table-cell>
          <table:table-cell office:value-type="float" office:value="93.234423943300001" table:style-name="ce1">
            <text:p>93.23442394</text:p>
          </table:table-cell>
          <table:table-cell office:value-type="float" office:value="131.75146501980001" table:style-name="ce1">
            <text:p>131.751465</text:p>
          </table:table-cell>
          <table:table-cell office:value-type="float" office:value="15.1411995929" table:style-name="ce1">
            <text:p>15.14119959</text:p>
          </table:table-cell>
          <table:table-cell table:number-columns-repeated="16380"/>
        </table:table-row>
        <table:table-row table:style-name="ro1">
          <table:table-cell office:value-type="date" office:date-value="1990-09-01T00:00:00" table:style-name="ce2">
            <text:p>1/9/90</text:p>
          </table:table-cell>
          <table:table-cell office:value-type="float" office:value="106.2925645892" table:style-name="ce1">
            <text:p>106.2925646</text:p>
          </table:table-cell>
          <table:table-cell office:value-type="float" office:value="153.6174629498" table:style-name="ce1">
            <text:p>153.6174629</text:p>
          </table:table-cell>
          <table:table-cell office:value-type="float" office:value="68.118787332699995" table:style-name="ce1">
            <text:p>68.11878733</text:p>
          </table:table-cell>
          <table:table-cell table:number-columns-repeated="16380"/>
        </table:table-row>
        <table:table-row table:style-name="ro1">
          <table:table-cell office:value-type="date" office:date-value="1990-10-01T00:00:00" table:style-name="ce2">
            <text:p>1/10/90</text:p>
          </table:table-cell>
          <table:table-cell office:value-type="float" office:value="97.840304164299994" table:style-name="ce1">
            <text:p>97.84030416</text:p>
          </table:table-cell>
          <table:table-cell office:value-type="float" office:value="183.69222543980001" table:style-name="ce1">
            <text:p>183.6922254</text:p>
          </table:table-cell>
          <table:table-cell office:value-type="float" office:value="90.096401662700003" table:style-name="ce1">
            <text:p>90.09640166</text:p>
          </table:table-cell>
          <table:table-cell table:number-columns-repeated="16380"/>
        </table:table-row>
        <table:table-row table:style-name="ro1">
          <table:table-cell office:value-type="date" office:date-value="1990-11-01T00:00:00" table:style-name="ce2">
            <text:p>1/11/90</text:p>
          </table:table-cell>
          <table:table-cell office:value-type="float" office:value="77.394915148400003" table:style-name="ce1">
            <text:p>77.39491515</text:p>
          </table:table-cell>
          <table:table-cell office:value-type="float" office:value="179.29071250979999" table:style-name="ce1">
            <text:p>179.2907125</text:p>
          </table:table-cell>
          <table:table-cell office:value-type="float" office:value="75.908551318199997" table:style-name="ce1">
            <text:p>75.90855132</text:p>
          </table:table-cell>
          <table:table-cell table:number-columns-repeated="16380"/>
        </table:table-row>
        <table:table-row table:style-name="ro1">
          <table:table-cell office:value-type="date" office:date-value="1990-12-01T00:00:00" table:style-name="ce2">
            <text:p>1/12/90</text:p>
          </table:table-cell>
          <table:table-cell office:value-type="float" office:value="51.8407024726" table:style-name="ce1">
            <text:p>51.84070247</text:p>
          </table:table-cell>
          <table:table-cell office:value-type="float" office:value="151.09061180980001" table:style-name="ce1">
            <text:p>151.0906118</text:p>
          </table:table-cell>
          <table:table-cell office:value-type="float" office:value="51.3984223434" table:style-name="ce1">
            <text:p>51.39842234</text:p>
          </table:table-cell>
          <table:table-cell table:number-columns-repeated="16380"/>
        </table:table-row>
        <table:table-row table:style-name="ro1">
          <table:table-cell office:value-type="date" office:date-value="1991-01-01T00:00:00" table:style-name="ce2">
            <text:p>1/1/91</text:p>
          </table:table-cell>
          <table:table-cell office:value-type="float" office:value="74.210332260399994" table:style-name="ce1">
            <text:p>74.21033226</text:p>
          </table:table-cell>
          <table:table-cell office:value-type="float" office:value="180.02752867980001" table:style-name="ce1">
            <text:p>180.0275287</text:p>
          </table:table-cell>
          <table:table-cell office:value-type="float" office:value="82.2132708237" table:style-name="ce1">
            <text:p>82.21327082</text:p>
          </table:table-cell>
          <table:table-cell table:number-columns-repeated="16380"/>
        </table:table-row>
        <table:table-row table:style-name="ro1">
          <table:table-cell office:value-type="date" office:date-value="1991-02-01T00:00:00" table:style-name="ce2">
            <text:p>1/2/91</text:p>
          </table:table-cell>
          <table:table-cell office:value-type="float" office:value="76.793741617400002" table:style-name="ce1">
            <text:p>76.79374162</text:p>
          </table:table-cell>
          <table:table-cell office:value-type="float" office:value="188.17900797979999" table:style-name="ce1">
            <text:p>188.179008</text:p>
          </table:table-cell>
          <table:table-cell office:value-type="float" office:value="72.360743711300003" table:style-name="ce1">
            <text:p>72.36074371</text:p>
          </table:table-cell>
          <table:table-cell table:number-columns-repeated="16380"/>
        </table:table-row>
        <table:table-row table:style-name="ro1">
          <table:table-cell office:value-type="date" office:date-value="1991-03-01T00:00:00" table:style-name="ce2">
            <text:p>1/3/91</text:p>
          </table:table-cell>
          <table:table-cell office:value-type="float" office:value="77.765808435400004" table:style-name="ce1">
            <text:p>77.76580844</text:p>
          </table:table-cell>
          <table:table-cell office:value-type="float" office:value="194.90059270980001" table:style-name="ce1">
            <text:p>194.9005927</text:p>
          </table:table-cell>
          <table:table-cell office:value-type="float" office:value="66.914914281700007" table:style-name="ce1">
            <text:p>66.91491428</text:p>
          </table:table-cell>
          <table:table-cell table:number-columns-repeated="16380"/>
        </table:table-row>
        <table:table-row table:style-name="ro1">
          <table:table-cell office:value-type="date" office:date-value="1991-04-01T00:00:00" table:style-name="ce2">
            <text:p>1/4/91</text:p>
          </table:table-cell>
          <table:table-cell office:value-type="float" office:value="88.135311101300005" table:style-name="ce1">
            <text:p>88.1353111</text:p>
          </table:table-cell>
          <table:table-cell office:value-type="float" office:value="220.91230593969999" table:style-name="ce1">
            <text:p>220.9123059</text:p>
          </table:table-cell>
          <table:table-cell office:value-type="float" office:value="75.972811671800002" table:style-name="ce1">
            <text:p>75.97281167</text:p>
          </table:table-cell>
          <table:table-cell table:number-columns-repeated="16380"/>
        </table:table-row>
        <table:table-row table:style-name="ro1">
          <table:table-cell office:value-type="date" office:date-value="1991-05-01T00:00:00" table:style-name="ce2">
            <text:p>1/5/91</text:p>
          </table:table-cell>
          <table:table-cell office:value-type="float" office:value="80.147952199399995" table:style-name="ce1">
            <text:p>80.1479522</text:p>
          </table:table-cell>
          <table:table-cell office:value-type="float" office:value="181.05027293980001" table:style-name="ce1">
            <text:p>181.0502729</text:p>
          </table:table-cell>
          <table:table-cell office:value-type="float" office:value="73.105703455599993" table:style-name="ce1">
            <text:p>73.10570346</text:p>
          </table:table-cell>
          <table:table-cell table:number-columns-repeated="16380"/>
        </table:table-row>
        <table:table-row table:style-name="ro1">
          <table:table-cell office:value-type="date" office:date-value="1991-06-01T00:00:00" table:style-name="ce2">
            <text:p>1/6/91</text:p>
          </table:table-cell>
          <table:table-cell office:value-type="float" office:value="100.41926289920001" table:style-name="ce1">
            <text:p>100.4192629</text:p>
          </table:table-cell>
          <table:table-cell office:value-type="float" office:value="200.80037000979999" table:style-name="ce1">
            <text:p>200.80037</text:p>
          </table:table-cell>
          <table:table-cell office:value-type="float" office:value="83.8091732826" table:style-name="ce1">
            <text:p>83.80917328</text:p>
          </table:table-cell>
          <table:table-cell table:number-columns-repeated="16380"/>
        </table:table-row>
        <table:table-row table:style-name="ro1">
          <table:table-cell office:value-type="date" office:date-value="1991-07-01T00:00:00" table:style-name="ce2">
            <text:p>1/7/91</text:p>
          </table:table-cell>
          <table:table-cell office:value-type="float" office:value="103.6862007692" table:style-name="ce1">
            <text:p>103.6862008</text:p>
          </table:table-cell>
          <table:table-cell office:value-type="float" office:value="191.3008963398" table:style-name="ce1">
            <text:p>191.3008963</text:p>
          </table:table-cell>
          <table:table-cell office:value-type="float" office:value="89.459971707299999" table:style-name="ce1">
            <text:p>89.45997171</text:p>
          </table:table-cell>
          <table:table-cell table:number-columns-repeated="16380"/>
        </table:table-row>
        <table:table-row table:style-name="ro1">
          <table:table-cell office:value-type="date" office:date-value="1991-08-01T00:00:00" table:style-name="ce2">
            <text:p>1/8/91</text:p>
          </table:table-cell>
          <table:table-cell office:value-type="float" office:value="104.5919836092" table:style-name="ce1">
            <text:p>104.5919836</text:p>
          </table:table-cell>
          <table:table-cell office:value-type="float" office:value="128.0363773798" table:style-name="ce1">
            <text:p>128.0363774</text:p>
          </table:table-cell>
          <table:table-cell office:value-type="float" office:value="16.106271467500001" table:style-name="ce1">
            <text:p>16.10627147</text:p>
          </table:table-cell>
          <table:table-cell table:number-columns-repeated="16380"/>
        </table:table-row>
        <table:table-row table:style-name="ro1">
          <table:table-cell office:value-type="date" office:date-value="1991-09-01T00:00:00" table:style-name="ce2">
            <text:p>1/9/91</text:p>
          </table:table-cell>
          <table:table-cell office:value-type="float" office:value="126.05377441900001" table:style-name="ce1">
            <text:p>126.0537744</text:p>
          </table:table-cell>
          <table:table-cell office:value-type="float" office:value="153.67021975980001" table:style-name="ce1">
            <text:p>153.6702198</text:p>
          </table:table-cell>
          <table:table-cell office:value-type="float" office:value="67.527840408399996" table:style-name="ce1">
            <text:p>67.52784041</text:p>
          </table:table-cell>
          <table:table-cell table:number-columns-repeated="16380"/>
        </table:table-row>
        <table:table-row table:style-name="ro1">
          <table:table-cell office:value-type="date" office:date-value="1991-10-01T00:00:00" table:style-name="ce2">
            <text:p>1/10/91</text:p>
          </table:table-cell>
          <table:table-cell office:value-type="float" office:value="104.4210709992" table:style-name="ce1">
            <text:p>104.421071</text:p>
          </table:table-cell>
          <table:table-cell office:value-type="float" office:value="182.5221148098" table:style-name="ce1">
            <text:p>182.5221148</text:p>
          </table:table-cell>
          <table:table-cell office:value-type="float" office:value="81.088365654" table:style-name="ce1">
            <text:p>81.08836565</text:p>
          </table:table-cell>
          <table:table-cell table:number-columns-repeated="16380"/>
        </table:table-row>
        <table:table-row table:style-name="ro1">
          <table:table-cell office:value-type="date" office:date-value="1991-11-01T00:00:00" table:style-name="ce2">
            <text:p>1/11/91</text:p>
          </table:table-cell>
          <table:table-cell office:value-type="float" office:value="76.424007218400007" table:style-name="ce1">
            <text:p>76.42400722</text:p>
          </table:table-cell>
          <table:table-cell office:value-type="float" office:value="158.81533397979999" table:style-name="ce1">
            <text:p>158.815334</text:p>
          </table:table-cell>
          <table:table-cell office:value-type="float" office:value="65.807928419800007" table:style-name="ce1">
            <text:p>65.80792842</text:p>
          </table:table-cell>
          <table:table-cell table:number-columns-repeated="16380"/>
        </table:table-row>
        <table:table-row table:style-name="ro1">
          <table:table-cell office:value-type="date" office:date-value="1991-12-01T00:00:00" table:style-name="ce2">
            <text:p>1/12/91</text:p>
          </table:table-cell>
          <table:table-cell office:value-type="float" office:value="56.777925865599997" table:style-name="ce1">
            <text:p>56.77792587</text:p>
          </table:table-cell>
          <table:table-cell office:value-type="float" office:value="125.51157659979999" table:style-name="ce1">
            <text:p>125.5115766</text:p>
          </table:table-cell>
          <table:table-cell office:value-type="float" office:value="50.6786445065" table:style-name="ce1">
            <text:p>50.67864451</text:p>
          </table:table-cell>
          <table:table-cell table:number-columns-repeated="16380"/>
        </table:table-row>
        <table:table-row table:style-name="ro1">
          <table:table-cell office:value-type="date" office:date-value="1992-01-01T00:00:00" table:style-name="ce2">
            <text:p>1/1/92</text:p>
          </table:table-cell>
          <table:table-cell office:value-type="float" office:value="81.422028365399996" table:style-name="ce1">
            <text:p>81.42202837</text:p>
          </table:table-cell>
          <table:table-cell office:value-type="float" office:value="163.62075655979999" table:style-name="ce1">
            <text:p>163.6207566</text:p>
          </table:table-cell>
          <table:table-cell office:value-type="float" office:value="76.103836297100003" table:style-name="ce1">
            <text:p>76.1038363</text:p>
          </table:table-cell>
          <table:table-cell table:number-columns-repeated="16380"/>
        </table:table-row>
        <table:table-row table:style-name="ro1">
          <table:table-cell office:value-type="date" office:date-value="1992-02-01T00:00:00" table:style-name="ce2">
            <text:p>1/2/92</text:p>
          </table:table-cell>
          <table:table-cell office:value-type="float" office:value="84.116133387399998" table:style-name="ce1">
            <text:p>84.11613339</text:p>
          </table:table-cell>
          <table:table-cell office:value-type="float" office:value="166.5401164598" table:style-name="ce1">
            <text:p>166.5401165</text:p>
          </table:table-cell>
          <table:table-cell office:value-type="float" office:value="73.028454078899998" table:style-name="ce1">
            <text:p>73.02845408</text:p>
          </table:table-cell>
          <table:table-cell table:number-columns-repeated="16380"/>
        </table:table-row>
        <table:table-row table:style-name="ro1">
          <table:table-cell office:value-type="date" office:date-value="1992-03-01T00:00:00" table:style-name="ce2">
            <text:p>1/3/92</text:p>
          </table:table-cell>
          <table:table-cell office:value-type="float" office:value="88.906447938300005" table:style-name="ce1">
            <text:p>88.90644794</text:p>
          </table:table-cell>
          <table:table-cell office:value-type="float" office:value="184.58273930979999" table:style-name="ce1">
            <text:p>184.5827393</text:p>
          </table:table-cell>
          <table:table-cell office:value-type="float" office:value="70.642194645999993" table:style-name="ce1">
            <text:p>70.64219465</text:p>
          </table:table-cell>
          <table:table-cell table:number-columns-repeated="16380"/>
        </table:table-row>
        <table:table-row table:style-name="ro1">
          <table:table-cell office:value-type="date" office:date-value="1992-04-01T00:00:00" table:style-name="ce2">
            <text:p>1/4/92</text:p>
          </table:table-cell>
          <table:table-cell office:value-type="float" office:value="82.910453497399999" table:style-name="ce1">
            <text:p>82.9104535</text:p>
          </table:table-cell>
          <table:table-cell office:value-type="float" office:value="178.5920253898" table:style-name="ce1">
            <text:p>178.5920254</text:p>
          </table:table-cell>
          <table:table-cell office:value-type="float" office:value="71.929921312100007" table:style-name="ce1">
            <text:p>71.92992131</text:p>
          </table:table-cell>
          <table:table-cell table:number-columns-repeated="16380"/>
        </table:table-row>
        <table:table-row table:style-name="ro1">
          <table:table-cell office:value-type="date" office:date-value="1992-05-01T00:00:00" table:style-name="ce2">
            <text:p>1/5/92</text:p>
          </table:table-cell>
          <table:table-cell office:value-type="float" office:value="82.5735816384" table:style-name="ce1">
            <text:p>82.57358164</text:p>
          </table:table-cell>
          <table:table-cell office:value-type="float" office:value="156.66398247980001" table:style-name="ce1">
            <text:p>156.6639825</text:p>
          </table:table-cell>
          <table:table-cell office:value-type="float" office:value="61.717359666199997" table:style-name="ce1">
            <text:p>61.71735967</text:p>
          </table:table-cell>
          <table:table-cell table:number-columns-repeated="16380"/>
        </table:table-row>
        <table:table-row table:style-name="ro1">
          <table:table-cell office:value-type="date" office:date-value="1992-06-01T00:00:00" table:style-name="ce2">
            <text:p>1/6/92</text:p>
          </table:table-cell>
          <table:table-cell office:value-type="float" office:value="106.4428966692" table:style-name="ce1">
            <text:p>106.4428967</text:p>
          </table:table-cell>
          <table:table-cell office:value-type="float" office:value="162.60563292980001" table:style-name="ce1">
            <text:p>162.6056329</text:p>
          </table:table-cell>
          <table:table-cell office:value-type="float" office:value="78.320682370399993" table:style-name="ce1">
            <text:p>78.32068237</text:p>
          </table:table-cell>
          <table:table-cell table:number-columns-repeated="16380"/>
        </table:table-row>
        <table:table-row table:style-name="ro1">
          <table:table-cell office:value-type="date" office:date-value="1992-07-01T00:00:00" table:style-name="ce2">
            <text:p>1/7/92</text:p>
          </table:table-cell>
          <table:table-cell office:value-type="float" office:value="106.47972901919999" table:style-name="ce1">
            <text:p>106.479729</text:p>
          </table:table-cell>
          <table:table-cell office:value-type="float" office:value="156.54736753980001" table:style-name="ce1">
            <text:p>156.5473675</text:p>
          </table:table-cell>
          <table:table-cell office:value-type="float" office:value="82.489508667999999" table:style-name="ce1">
            <text:p>82.48950867</text:p>
          </table:table-cell>
          <table:table-cell table:number-columns-repeated="16380"/>
        </table:table-row>
        <table:table-row table:style-name="ro1">
          <table:table-cell office:value-type="date" office:date-value="1992-08-01T00:00:00" table:style-name="ce2">
            <text:p>1/8/92</text:p>
          </table:table-cell>
          <table:table-cell office:value-type="float" office:value="99.141522404200003" table:style-name="ce1">
            <text:p>99.1415224</text:p>
          </table:table-cell>
          <table:table-cell office:value-type="float" office:value="97.013422412899999" table:style-name="ce1">
            <text:p>97.01342241</text:p>
          </table:table-cell>
          <table:table-cell office:value-type="float" office:value="9.9028579268999994" table:style-name="ce1">
            <text:p>9.902857927</text:p>
          </table:table-cell>
          <table:table-cell table:number-columns-repeated="16380"/>
        </table:table-row>
        <table:table-row table:style-name="ro1">
          <table:table-cell office:value-type="date" office:date-value="1992-09-01T00:00:00" table:style-name="ce2">
            <text:p>1/9/92</text:p>
          </table:table-cell>
          <table:table-cell office:value-type="float" office:value="112.1042671591" table:style-name="ce1">
            <text:p>112.1042672</text:p>
          </table:table-cell>
          <table:table-cell office:value-type="float" office:value="142.50172494980001" table:style-name="ce1">
            <text:p>142.5017249</text:p>
          </table:table-cell>
          <table:table-cell office:value-type="float" office:value="66.865698886499999" table:style-name="ce1">
            <text:p>66.86569889</text:p>
          </table:table-cell>
          <table:table-cell table:number-columns-repeated="16380"/>
        </table:table-row>
        <table:table-row table:style-name="ro1">
          <table:table-cell office:value-type="date" office:date-value="1992-10-01T00:00:00" table:style-name="ce2">
            <text:p>1/10/92</text:p>
          </table:table-cell>
          <table:table-cell office:value-type="float" office:value="90.422327469300001" table:style-name="ce1">
            <text:p>90.42232747</text:p>
          </table:table-cell>
          <table:table-cell office:value-type="float" office:value="150.21752251980001" table:style-name="ce1">
            <text:p>150.2175225</text:p>
          </table:table-cell>
          <table:table-cell office:value-type="float" office:value="79.002172124599994" table:style-name="ce1">
            <text:p>79.00217212</text:p>
          </table:table-cell>
          <table:table-cell table:number-columns-repeated="16380"/>
        </table:table-row>
        <table:table-row table:style-name="ro1">
          <table:table-cell office:value-type="date" office:date-value="1992-11-01T00:00:00" table:style-name="ce2">
            <text:p>1/11/92</text:p>
          </table:table-cell>
          <table:table-cell office:value-type="float" office:value="74.493276129400002" table:style-name="ce1">
            <text:p>74.49327613</text:p>
          </table:table-cell>
          <table:table-cell office:value-type="float" office:value="127.7870245398" table:style-name="ce1">
            <text:p>127.7870245</text:p>
          </table:table-cell>
          <table:table-cell office:value-type="float" office:value="64.436766420699996" table:style-name="ce1">
            <text:p>64.43676642</text:p>
          </table:table-cell>
          <table:table-cell table:number-columns-repeated="16380"/>
        </table:table-row>
        <table:table-row table:style-name="ro1">
          <table:table-cell office:value-type="date" office:date-value="1992-12-01T00:00:00" table:style-name="ce2">
            <text:p>1/12/92</text:p>
          </table:table-cell>
          <table:table-cell office:value-type="float" office:value="64.433412837500001" table:style-name="ce1">
            <text:p>64.43341284</text:p>
          </table:table-cell>
          <table:table-cell office:value-type="float" office:value="98.150880754900001" table:style-name="ce1">
            <text:p>98.15088075</text:p>
          </table:table-cell>
          <table:table-cell office:value-type="float" office:value="48.674097679399999" table:style-name="ce1">
            <text:p>48.67409768</text:p>
          </table:table-cell>
          <table:table-cell table:number-columns-repeated="16380"/>
        </table:table-row>
        <table:table-row table:style-name="ro1">
          <table:table-cell office:value-type="date" office:date-value="1993-01-01T00:00:00" table:style-name="ce2">
            <text:p>1/1/93</text:p>
          </table:table-cell>
          <table:table-cell office:value-type="float" office:value="74.525918124399993" table:style-name="ce1">
            <text:p>74.52591812</text:p>
          </table:table-cell>
          <table:table-cell office:value-type="float" office:value="141.46285731980001" table:style-name="ce1">
            <text:p>141.4628573</text:p>
          </table:table-cell>
          <table:table-cell office:value-type="float" office:value="63.873142315800003" table:style-name="ce1">
            <text:p>63.87314232</text:p>
          </table:table-cell>
          <table:table-cell table:number-columns-repeated="16380"/>
        </table:table-row>
        <table:table-row table:style-name="ro1">
          <table:table-cell office:value-type="date" office:date-value="1993-02-01T00:00:00" table:style-name="ce2">
            <text:p>1/2/93</text:p>
          </table:table-cell>
          <table:table-cell office:value-type="float" office:value="88.210347007300001" table:style-name="ce1">
            <text:p>88.21034701</text:p>
          </table:table-cell>
          <table:table-cell office:value-type="float" office:value="136.62543687979999" table:style-name="ce1">
            <text:p>136.6254369</text:p>
          </table:table-cell>
          <table:table-cell office:value-type="float" office:value="64.808003821599996" table:style-name="ce1">
            <text:p>64.80800382</text:p>
          </table:table-cell>
          <table:table-cell table:number-columns-repeated="16380"/>
        </table:table-row>
        <table:table-row table:style-name="ro1">
          <table:table-cell office:value-type="date" office:date-value="1993-03-01T00:00:00" table:style-name="ce2">
            <text:p>1/3/93</text:p>
          </table:table-cell>
          <table:table-cell office:value-type="float" office:value="95.767012115300005" table:style-name="ce1">
            <text:p>95.76701212</text:p>
          </table:table-cell>
          <table:table-cell office:value-type="float" office:value="145.4008798298" table:style-name="ce1">
            <text:p>145.4008798</text:p>
          </table:table-cell>
          <table:table-cell office:value-type="float" office:value="60.721951195499997" table:style-name="ce1">
            <text:p>60.7219512</text:p>
          </table:table-cell>
          <table:table-cell table:number-columns-repeated="16380"/>
        </table:table-row>
        <table:table-row table:style-name="ro1">
          <table:table-cell office:value-type="date" office:date-value="1993-04-01T00:00:00" table:style-name="ce2">
            <text:p>1/4/93</text:p>
          </table:table-cell>
          <table:table-cell office:value-type="float" office:value="88.106999181299997" table:style-name="ce1">
            <text:p>88.10699918</text:p>
          </table:table-cell>
          <table:table-cell office:value-type="float" office:value="146.76662145980001" table:style-name="ce1">
            <text:p>146.7666215</text:p>
          </table:table-cell>
          <table:table-cell office:value-type="float" office:value="67.235957820500005" table:style-name="ce1">
            <text:p>67.23595782</text:p>
          </table:table-cell>
          <table:table-cell table:number-columns-repeated="16380"/>
        </table:table-row>
        <table:table-row table:style-name="ro1">
          <table:table-cell office:value-type="date" office:date-value="1993-05-01T00:00:00" table:style-name="ce2">
            <text:p>1/5/93</text:p>
          </table:table-cell>
          <table:table-cell office:value-type="float" office:value="83.986094165400004" table:style-name="ce1">
            <text:p>83.98609417</text:p>
          </table:table-cell>
          <table:table-cell office:value-type="float" office:value="124.4748115598" table:style-name="ce1">
            <text:p>124.4748116</text:p>
          </table:table-cell>
          <table:table-cell office:value-type="float" office:value="53.711266240400001" table:style-name="ce1">
            <text:p>53.71126624</text:p>
          </table:table-cell>
          <table:table-cell table:number-columns-repeated="16380"/>
        </table:table-row>
        <table:table-row table:style-name="ro1">
          <table:table-cell office:value-type="date" office:date-value="1993-06-01T00:00:00" table:style-name="ce2">
            <text:p>1/6/93</text:p>
          </table:table-cell>
          <table:table-cell office:value-type="float" office:value="111.27225722910001" table:style-name="ce1">
            <text:p>111.2722572</text:p>
          </table:table-cell>
          <table:table-cell office:value-type="float" office:value="140.70821351980001" table:style-name="ce1">
            <text:p>140.7082135</text:p>
          </table:table-cell>
          <table:table-cell office:value-type="float" office:value="69.461645570599998" table:style-name="ce1">
            <text:p>69.46164557</text:p>
          </table:table-cell>
          <table:table-cell table:number-columns-repeated="16380"/>
        </table:table-row>
        <table:table-row table:style-name="ro1">
          <table:table-cell office:value-type="date" office:date-value="1993-07-01T00:00:00" table:style-name="ce2">
            <text:p>1/7/93</text:p>
          </table:table-cell>
          <table:table-cell office:value-type="float" office:value="107.1556083192" table:style-name="ce1">
            <text:p>107.1556083</text:p>
          </table:table-cell>
          <table:table-cell office:value-type="float" office:value="122.56883795980001" table:style-name="ce1">
            <text:p>122.568838</text:p>
          </table:table-cell>
          <table:table-cell office:value-type="float" office:value="68.609429034200005" table:style-name="ce1">
            <text:p>68.60942903</text:p>
          </table:table-cell>
          <table:table-cell table:number-columns-repeated="16380"/>
        </table:table-row>
        <table:table-row table:style-name="ro1">
          <table:table-cell office:value-type="date" office:date-value="1993-08-01T00:00:00" table:style-name="ce2">
            <text:p>1/8/93</text:p>
          </table:table-cell>
          <table:table-cell office:value-type="float" office:value="98.249147589200007" table:style-name="ce1">
            <text:p>98.24914759</text:p>
          </table:table-cell>
          <table:table-cell office:value-type="float" office:value="78.424864326900007" table:style-name="ce1">
            <text:p>78.42486433</text:p>
          </table:table-cell>
          <table:table-cell office:value-type="float" office:value="12.241637794300001" table:style-name="ce1">
            <text:p>12.24163779</text:p>
          </table:table-cell>
          <table:table-cell table:number-columns-repeated="16380"/>
        </table:table-row>
        <table:table-row table:style-name="ro1">
          <table:table-cell office:value-type="date" office:date-value="1993-09-01T00:00:00" table:style-name="ce2">
            <text:p>1/9/93</text:p>
          </table:table-cell>
          <table:table-cell office:value-type="float" office:value="111.7749390291" table:style-name="ce1">
            <text:p>111.774939</text:p>
          </table:table-cell>
          <table:table-cell office:value-type="float" office:value="123.2507908898" table:style-name="ce1">
            <text:p>123.2507909</text:p>
          </table:table-cell>
          <table:table-cell office:value-type="float" office:value="62.579573724299998" table:style-name="ce1">
            <text:p>62.57957372</text:p>
          </table:table-cell>
          <table:table-cell table:number-columns-repeated="16380"/>
        </table:table-row>
        <table:table-row table:style-name="ro1">
          <table:table-cell office:value-type="date" office:date-value="1993-10-01T00:00:00" table:style-name="ce2">
            <text:p>1/10/93</text:p>
          </table:table-cell>
          <table:table-cell office:value-type="float" office:value="95.581524377299999" table:style-name="ce1">
            <text:p>95.58152438</text:p>
          </table:table-cell>
          <table:table-cell office:value-type="float" office:value="128.41779273980001" table:style-name="ce1">
            <text:p>128.4177927</text:p>
          </table:table-cell>
          <table:table-cell office:value-type="float" office:value="65.1544800721" table:style-name="ce1">
            <text:p>65.15448007</text:p>
          </table:table-cell>
          <table:table-cell table:number-columns-repeated="16380"/>
        </table:table-row>
        <table:table-row table:style-name="ro1">
          <table:table-cell office:value-type="date" office:date-value="1993-11-01T00:00:00" table:style-name="ce2">
            <text:p>1/11/93</text:p>
          </table:table-cell>
          <table:table-cell office:value-type="float" office:value="76.571476326400003" table:style-name="ce1">
            <text:p>76.57147633</text:p>
          </table:table-cell>
          <table:table-cell office:value-type="float" office:value="108.5803489299" table:style-name="ce1">
            <text:p>108.5803489</text:p>
          </table:table-cell>
          <table:table-cell office:value-type="float" office:value="59.096249224899999" table:style-name="ce1">
            <text:p>59.09624922</text:p>
          </table:table-cell>
          <table:table-cell table:number-columns-repeated="16380"/>
        </table:table-row>
        <table:table-row table:style-name="ro1">
          <table:table-cell office:value-type="date" office:date-value="1993-12-01T00:00:00" table:style-name="ce2">
            <text:p>1/12/93</text:p>
          </table:table-cell>
          <table:table-cell office:value-type="float" office:value="63.515924685500003" table:style-name="ce1">
            <text:p>63.51592469</text:p>
          </table:table-cell>
          <table:table-cell office:value-type="float" office:value="93.114106695900006" table:style-name="ce1">
            <text:p>93.1141067</text:p>
          </table:table-cell>
          <table:table-cell office:value-type="float" office:value="46.019429786800004" table:style-name="ce1">
            <text:p>46.01942979</text:p>
          </table:table-cell>
          <table:table-cell table:number-columns-repeated="16380"/>
        </table:table-row>
        <table:table-row table:style-name="ro1">
          <table:table-cell office:value-type="date" office:date-value="1994-01-01T00:00:00" table:style-name="ce2">
            <text:p>1/1/94</text:p>
          </table:table-cell>
          <table:table-cell office:value-type="float" office:value="76.243981044400002" table:style-name="ce1">
            <text:p>76.24398104</text:p>
          </table:table-cell>
          <table:table-cell office:value-type="float" office:value="108.6482147799" table:style-name="ce1">
            <text:p>108.6482148</text:p>
          </table:table-cell>
          <table:table-cell office:value-type="float" office:value="70.8378970821" table:style-name="ce1">
            <text:p>70.83789708</text:p>
          </table:table-cell>
          <table:table-cell table:number-columns-repeated="16380"/>
        </table:table-row>
        <table:table-row table:style-name="ro1">
          <table:table-cell office:value-type="date" office:date-value="1994-02-01T00:00:00" table:style-name="ce2">
            <text:p>1/2/94</text:p>
          </table:table-cell>
          <table:table-cell office:value-type="float" office:value="82.564033830400007" table:style-name="ce1">
            <text:p>82.56403383</text:p>
          </table:table-cell>
          <table:table-cell office:value-type="float" office:value="115.9854792399" table:style-name="ce1">
            <text:p>115.9854792</text:p>
          </table:table-cell>
          <table:table-cell office:value-type="float" office:value="67.174982673299994" table:style-name="ce1">
            <text:p>67.17498267</text:p>
          </table:table-cell>
          <table:table-cell table:number-columns-repeated="16380"/>
        </table:table-row>
        <table:table-row table:style-name="ro1">
          <table:table-cell office:value-type="date" office:date-value="1994-03-01T00:00:00" table:style-name="ce2">
            <text:p>1/3/94</text:p>
          </table:table-cell>
          <table:table-cell office:value-type="float" office:value="86.834403816299996" table:style-name="ce1">
            <text:p>86.83440382</text:p>
          </table:table-cell>
          <table:table-cell office:value-type="float" office:value="129.94562429979999" table:style-name="ce1">
            <text:p>129.9456243</text:p>
          </table:table-cell>
          <table:table-cell office:value-type="float" office:value="70.706888132100005" table:style-name="ce1">
            <text:p>70.70688813</text:p>
          </table:table-cell>
          <table:table-cell table:number-columns-repeated="16380"/>
        </table:table-row>
        <table:table-row table:style-name="ro1">
          <table:table-cell office:value-type="date" office:date-value="1994-04-01T00:00:00" table:style-name="ce2">
            <text:p>1/4/94</text:p>
          </table:table-cell>
          <table:table-cell office:value-type="float" office:value="87.043277519300005" table:style-name="ce1">
            <text:p>87.04327752</text:p>
          </table:table-cell>
          <table:table-cell office:value-type="float" office:value="117.6021843199" table:style-name="ce1">
            <text:p>117.6021843</text:p>
          </table:table-cell>
          <table:table-cell office:value-type="float" office:value="67.668709102799994" table:style-name="ce1">
            <text:p>67.6687091</text:p>
          </table:table-cell>
          <table:table-cell table:number-columns-repeated="16380"/>
        </table:table-row>
        <table:table-row table:style-name="ro1">
          <table:table-cell office:value-type="date" office:date-value="1994-05-01T00:00:00" table:style-name="ce2">
            <text:p>1/5/94</text:p>
          </table:table-cell>
          <table:table-cell office:value-type="float" office:value="86.168239440299999" table:style-name="ce1">
            <text:p>86.16823944</text:p>
          </table:table-cell>
          <table:table-cell office:value-type="float" office:value="110.4980795899" table:style-name="ce1">
            <text:p>110.4980796</text:p>
          </table:table-cell>
          <table:table-cell office:value-type="float" office:value="71.953635519399995" table:style-name="ce1">
            <text:p>71.95363552</text:p>
          </table:table-cell>
          <table:table-cell table:number-columns-repeated="16380"/>
        </table:table-row>
        <table:table-row table:style-name="ro1">
          <table:table-cell office:value-type="date" office:date-value="1994-06-01T00:00:00" table:style-name="ce2">
            <text:p>1/6/94</text:p>
          </table:table-cell>
          <table:table-cell office:value-type="float" office:value="109.5680434292" table:style-name="ce1">
            <text:p>109.5680434</text:p>
          </table:table-cell>
          <table:table-cell office:value-type="float" office:value="130.4829792498" table:style-name="ce1">
            <text:p>130.4829792</text:p>
          </table:table-cell>
          <table:table-cell office:value-type="float" office:value="80.806110156399996" table:style-name="ce1">
            <text:p>80.80611016</text:p>
          </table:table-cell>
          <table:table-cell table:number-columns-repeated="16380"/>
        </table:table-row>
        <table:table-row table:style-name="ro1">
          <table:table-cell office:value-type="date" office:date-value="1994-07-01T00:00:00" table:style-name="ce2">
            <text:p>1/7/94</text:p>
          </table:table-cell>
          <table:table-cell office:value-type="float" office:value="105.12685261919999" table:style-name="ce1">
            <text:p>105.1268526</text:p>
          </table:table-cell>
          <table:table-cell office:value-type="float" office:value="111.7989126799" table:style-name="ce1">
            <text:p>111.7989127</text:p>
          </table:table-cell>
          <table:table-cell office:value-type="float" office:value="74.1044194081" table:style-name="ce1">
            <text:p>74.10441941</text:p>
          </table:table-cell>
          <table:table-cell table:number-columns-repeated="16380"/>
        </table:table-row>
        <table:table-row table:style-name="ro1">
          <table:table-cell office:value-type="date" office:date-value="1994-08-01T00:00:00" table:style-name="ce2">
            <text:p>1/8/94</text:p>
          </table:table-cell>
          <table:table-cell office:value-type="float" office:value="118.7342360291" table:style-name="ce1">
            <text:p>118.734236</text:p>
          </table:table-cell>
          <table:table-cell office:value-type="float" office:value="68.9621389239" table:style-name="ce1">
            <text:p>68.96213892</text:p>
          </table:table-cell>
          <table:table-cell office:value-type="float" office:value="12.7241712566" table:style-name="ce1">
            <text:p>12.72417126</text:p>
          </table:table-cell>
          <table:table-cell table:number-columns-repeated="16380"/>
        </table:table-row>
        <table:table-row table:style-name="ro1">
          <table:table-cell office:value-type="date" office:date-value="1994-09-01T00:00:00" table:style-name="ce2">
            <text:p>1/9/94</text:p>
          </table:table-cell>
          <table:table-cell office:value-type="float" office:value="120.73623184909999" table:style-name="ce1">
            <text:p>120.7362318</text:p>
          </table:table-cell>
          <table:table-cell office:value-type="float" office:value="112.2164025599" table:style-name="ce1">
            <text:p>112.2164026</text:p>
          </table:table-cell>
          <table:table-cell office:value-type="float" office:value="69.966377689200002" table:style-name="ce1">
            <text:p>69.96637769</text:p>
          </table:table-cell>
          <table:table-cell table:number-columns-repeated="16380"/>
        </table:table-row>
        <table:table-row table:style-name="ro1">
          <table:table-cell office:value-type="date" office:date-value="1994-10-01T00:00:00" table:style-name="ce2">
            <text:p>1/10/94</text:p>
          </table:table-cell>
          <table:table-cell office:value-type="float" office:value="97.201866786300002" table:style-name="ce1">
            <text:p>97.20186679</text:p>
          </table:table-cell>
          <table:table-cell office:value-type="float" office:value="106.80996213989999" table:style-name="ce1">
            <text:p>106.8099621</text:p>
          </table:table-cell>
          <table:table-cell office:value-type="float" office:value="77.141071336099998" table:style-name="ce1">
            <text:p>77.14107134</text:p>
          </table:table-cell>
          <table:table-cell table:number-columns-repeated="16380"/>
        </table:table-row>
        <table:table-row table:style-name="ro1">
          <table:table-cell office:value-type="date" office:date-value="1994-11-01T00:00:00" table:style-name="ce2">
            <text:p>1/11/94</text:p>
          </table:table-cell>
          <table:table-cell office:value-type="float" office:value="83.6682603884" table:style-name="ce1">
            <text:p>83.66826039</text:p>
          </table:table-cell>
          <table:table-cell office:value-type="float" office:value="106.5364223899" table:style-name="ce1">
            <text:p>106.5364224</text:p>
          </table:table-cell>
          <table:table-cell office:value-type="float" office:value="75.187913816600002" table:style-name="ce1">
            <text:p>75.18791382</text:p>
          </table:table-cell>
          <table:table-cell table:number-columns-repeated="16380"/>
        </table:table-row>
        <table:table-row table:style-name="ro1">
          <table:table-cell office:value-type="date" office:date-value="1994-12-01T00:00:00" table:style-name="ce2">
            <text:p>1/12/94</text:p>
          </table:table-cell>
          <table:table-cell office:value-type="float" office:value="68.868579078500005" table:style-name="ce1">
            <text:p>68.86857908</text:p>
          </table:table-cell>
          <table:table-cell office:value-type="float" office:value="89.674673558899997" table:style-name="ce1">
            <text:p>89.67467356</text:p>
          </table:table-cell>
          <table:table-cell office:value-type="float" office:value="61.935834143400001" table:style-name="ce1">
            <text:p>61.93583414</text:p>
          </table:table-cell>
          <table:table-cell table:number-columns-repeated="16380"/>
        </table:table-row>
        <table:table-row table:style-name="ro1">
          <table:table-cell office:value-type="date" office:date-value="1995-01-01T00:00:00" table:style-name="ce2">
            <text:p>1/1/95</text:p>
          </table:table-cell>
          <table:table-cell office:value-type="float" office:value="87.616410358300001" table:style-name="ce1">
            <text:p>87.61641036</text:p>
          </table:table-cell>
          <table:table-cell office:value-type="float" office:value="111.11740265989999" table:style-name="ce1">
            <text:p>111.1174027</text:p>
          </table:table-cell>
          <table:table-cell office:value-type="float" office:value="85.579712265699996" table:style-name="ce1">
            <text:p>85.57971227</text:p>
          </table:table-cell>
          <table:table-cell table:number-columns-repeated="16380"/>
        </table:table-row>
        <table:table-row table:style-name="ro1">
          <table:table-cell office:value-type="date" office:date-value="1995-02-01T00:00:00" table:style-name="ce2">
            <text:p>1/2/95</text:p>
          </table:table-cell>
          <table:table-cell office:value-type="float" office:value="80.233905755400002" table:style-name="ce1">
            <text:p>80.23390576</text:p>
          </table:table-cell>
          <table:table-cell office:value-type="float" office:value="110.5551857399" table:style-name="ce1">
            <text:p>110.5551857</text:p>
          </table:table-cell>
          <table:table-cell office:value-type="float" office:value="77.766718356300004" table:style-name="ce1">
            <text:p>77.76671836</text:p>
          </table:table-cell>
          <table:table-cell table:number-columns-repeated="16380"/>
        </table:table-row>
        <table:table-row table:style-name="ro1">
          <table:table-cell office:value-type="date" office:date-value="1995-03-01T00:00:00" table:style-name="ce2">
            <text:p>1/3/95</text:p>
          </table:table-cell>
          <table:table-cell office:value-type="float" office:value="98.073247383199998" table:style-name="ce1">
            <text:p>98.07324738</text:p>
          </table:table-cell>
          <table:table-cell office:value-type="float" office:value="120.0584128799" table:style-name="ce1">
            <text:p>120.0584129</text:p>
          </table:table-cell>
          <table:table-cell office:value-type="float" office:value="78.298345111700002" table:style-name="ce1">
            <text:p>78.29834511</text:p>
          </table:table-cell>
          <table:table-cell table:number-columns-repeated="16380"/>
        </table:table-row>
        <table:table-row table:style-name="ro1">
          <table:table-cell office:value-type="date" office:date-value="1995-04-01T00:00:00" table:style-name="ce2">
            <text:p>1/4/95</text:p>
          </table:table-cell>
          <table:table-cell office:value-type="float" office:value="82.043693381400004" table:style-name="ce1">
            <text:p>82.04369338</text:p>
          </table:table-cell>
          <table:table-cell office:value-type="float" office:value="102.0683257499" table:style-name="ce1">
            <text:p>102.0683257</text:p>
          </table:table-cell>
          <table:table-cell office:value-type="float" office:value="73.591037016000001" table:style-name="ce1">
            <text:p>73.59103702</text:p>
          </table:table-cell>
          <table:table-cell table:number-columns-repeated="16380"/>
        </table:table-row>
        <table:table-row table:style-name="ro1">
          <table:table-cell office:value-type="date" office:date-value="1995-05-01T00:00:00" table:style-name="ce2">
            <text:p>1/5/95</text:p>
          </table:table-cell>
          <table:table-cell office:value-type="float" office:value="92.9840343993" table:style-name="ce1">
            <text:p>92.9840344</text:p>
          </table:table-cell>
          <table:table-cell office:value-type="float" office:value="104.5979922499" table:style-name="ce1">
            <text:p>104.5979922</text:p>
          </table:table-cell>
          <table:table-cell office:value-type="float" office:value="77.504109746099999" table:style-name="ce1">
            <text:p>77.50410975</text:p>
          </table:table-cell>
          <table:table-cell table:number-columns-repeated="16380"/>
        </table:table-row>
        <table:table-row table:style-name="ro1">
          <table:table-cell office:value-type="date" office:date-value="1995-06-01T00:00:00" table:style-name="ce2">
            <text:p>1/6/95</text:p>
          </table:table-cell>
          <table:table-cell office:value-type="float" office:value="114.1038424691" table:style-name="ce1">
            <text:p>114.1038425</text:p>
          </table:table-cell>
          <table:table-cell office:value-type="float" office:value="113.6758213099" table:style-name="ce1">
            <text:p>113.6758213</text:p>
          </table:table-cell>
          <table:table-cell office:value-type="float" office:value="87.760924326999998" table:style-name="ce1">
            <text:p>87.76092433</text:p>
          </table:table-cell>
          <table:table-cell table:number-columns-repeated="16380"/>
        </table:table-row>
        <table:table-row table:style-name="ro1">
          <table:table-cell office:value-type="date" office:date-value="1995-07-01T00:00:00" table:style-name="ce2">
            <text:p>1/7/95</text:p>
          </table:table-cell>
          <table:table-cell office:value-type="float" office:value="108.2835454992" table:style-name="ce1">
            <text:p>108.2835455</text:p>
          </table:table-cell>
          <table:table-cell office:value-type="float" office:value="100.9942822899" table:style-name="ce1">
            <text:p>100.9942823</text:p>
          </table:table-cell>
          <table:table-cell office:value-type="float" office:value="82.630541540099998" table:style-name="ce1">
            <text:p>82.63054154</text:p>
          </table:table-cell>
          <table:table-cell table:number-columns-repeated="16380"/>
        </table:table-row>
        <table:table-row table:style-name="ro1">
          <table:table-cell office:value-type="date" office:date-value="1995-08-01T00:00:00" table:style-name="ce2">
            <text:p>1/8/95</text:p>
          </table:table-cell>
          <table:table-cell office:value-type="float" office:value="117.62199314910001" table:style-name="ce1">
            <text:p>117.6219931</text:p>
          </table:table-cell>
          <table:table-cell office:value-type="float" office:value="58.158879685899997" table:style-name="ce1">
            <text:p>58.15887969</text:p>
          </table:table-cell>
          <table:table-cell office:value-type="float" office:value="14.2544339381" table:style-name="ce1">
            <text:p>14.25443394</text:p>
          </table:table-cell>
          <table:table-cell table:number-columns-repeated="16380"/>
        </table:table-row>
        <table:table-row table:style-name="ro1">
          <table:table-cell office:value-type="date" office:date-value="1995-09-01T00:00:00" table:style-name="ce2">
            <text:p>1/9/95</text:p>
          </table:table-cell>
          <table:table-cell office:value-type="float" office:value="113.9616623191" table:style-name="ce1">
            <text:p>113.9616623</text:p>
          </table:table-cell>
          <table:table-cell office:value-type="float" office:value="100.7655116999" table:style-name="ce1">
            <text:p>100.7655117</text:p>
          </table:table-cell>
          <table:table-cell office:value-type="float" office:value="73.725930957700001" table:style-name="ce1">
            <text:p>73.72593096</text:p>
          </table:table-cell>
          <table:table-cell table:number-columns-repeated="16380"/>
        </table:table-row>
        <table:table-row table:style-name="ro1">
          <table:table-cell office:value-type="date" office:date-value="1995-10-01T00:00:00" table:style-name="ce2">
            <text:p>1/10/95</text:p>
          </table:table-cell>
          <table:table-cell office:value-type="float" office:value="98.952797726200004" table:style-name="ce1">
            <text:p>98.95279773</text:p>
          </table:table-cell>
          <table:table-cell office:value-type="float" office:value="102.00512044990001" table:style-name="ce1">
            <text:p>102.0051204</text:p>
          </table:table-cell>
          <table:table-cell office:value-type="float" office:value="84.139617032800004" table:style-name="ce1">
            <text:p>84.13961703</text:p>
          </table:table-cell>
          <table:table-cell table:number-columns-repeated="16380"/>
        </table:table-row>
        <table:table-row table:style-name="ro1">
          <table:table-cell office:value-type="date" office:date-value="1995-11-01T00:00:00" table:style-name="ce2">
            <text:p>1/11/95</text:p>
          </table:table-cell>
          <table:table-cell office:value-type="float" office:value="86.096595267300003" table:style-name="ce1">
            <text:p>86.09659527</text:p>
          </table:table-cell>
          <table:table-cell office:value-type="float" office:value="92.369930336899998" table:style-name="ce1">
            <text:p>92.36993034</text:p>
          </table:table-cell>
          <table:table-cell office:value-type="float" office:value="74.035187519000004" table:style-name="ce1">
            <text:p>74.03518752</text:p>
          </table:table-cell>
          <table:table-cell table:number-columns-repeated="16380"/>
        </table:table-row>
        <table:table-row table:style-name="ro1">
          <table:table-cell office:value-type="date" office:date-value="1995-12-01T00:00:00" table:style-name="ce2">
            <text:p>1/12/95</text:p>
          </table:table-cell>
          <table:table-cell office:value-type="float" office:value="68.131641750499995" table:style-name="ce1">
            <text:p>68.13164175</text:p>
          </table:table-cell>
          <table:table-cell office:value-type="float" office:value="69.392669755900002" table:style-name="ce1">
            <text:p>69.39266976</text:p>
          </table:table-cell>
          <table:table-cell office:value-type="float" office:value="49.030312397199999" table:style-name="ce1">
            <text:p>49.0303124</text:p>
          </table:table-cell>
          <table:table-cell table:number-columns-repeated="16380"/>
        </table:table-row>
        <table:table-row table:style-name="ro1">
          <table:table-cell office:value-type="date" office:date-value="1996-01-01T00:00:00" table:style-name="ce2">
            <text:p>1/1/96</text:p>
          </table:table-cell>
          <table:table-cell office:value-type="float" office:value="80.681176023399999" table:style-name="ce1">
            <text:p>80.68117602</text:p>
          </table:table-cell>
          <table:table-cell office:value-type="float" office:value="93.766929820900003" table:style-name="ce1">
            <text:p>93.76692982</text:p>
          </table:table-cell>
          <table:table-cell office:value-type="float" office:value="75.300056342600001" table:style-name="ce1">
            <text:p>75.30005634</text:p>
          </table:table-cell>
          <table:table-cell table:number-columns-repeated="16380"/>
        </table:table-row>
        <table:table-row table:style-name="ro1">
          <table:table-cell office:value-type="date" office:date-value="1996-02-01T00:00:00" table:style-name="ce2">
            <text:p>1/2/96</text:p>
          </table:table-cell>
          <table:table-cell office:value-type="float" office:value="78.971591064400002" table:style-name="ce1">
            <text:p>78.97159106</text:p>
          </table:table-cell>
          <table:table-cell office:value-type="float" office:value="87.945494495899993" table:style-name="ce1">
            <text:p>87.9454945</text:p>
          </table:table-cell>
          <table:table-cell office:value-type="float" office:value="75.247795819999993" table:style-name="ce1">
            <text:p>75.24779582</text:p>
          </table:table-cell>
          <table:table-cell table:number-columns-repeated="16380"/>
        </table:table-row>
        <table:table-row table:style-name="ro1">
          <table:table-cell office:value-type="date" office:date-value="1996-03-01T00:00:00" table:style-name="ce2">
            <text:p>1/3/96</text:p>
          </table:table-cell>
          <table:table-cell office:value-type="float" office:value="91.795204951299993" table:style-name="ce1">
            <text:p>91.79520495</text:p>
          </table:table-cell>
          <table:table-cell office:value-type="float" office:value="102.7842279899" table:style-name="ce1">
            <text:p>102.784228</text:p>
          </table:table-cell>
          <table:table-cell office:value-type="float" office:value="66.6456073815" table:style-name="ce1">
            <text:p>66.64560738</text:p>
          </table:table-cell>
          <table:table-cell table:number-columns-repeated="16380"/>
        </table:table-row>
        <table:table-row table:style-name="ro1">
          <table:table-cell office:value-type="date" office:date-value="1996-04-01T00:00:00" table:style-name="ce2">
            <text:p>1/4/96</text:p>
          </table:table-cell>
          <table:table-cell office:value-type="float" office:value="86.284889815300005" table:style-name="ce1">
            <text:p>86.28488982</text:p>
          </table:table-cell>
          <table:table-cell office:value-type="float" office:value="107.45596225990001" table:style-name="ce1">
            <text:p>107.4559623</text:p>
          </table:table-cell>
          <table:table-cell office:value-type="float" office:value="71.567634490000003" table:style-name="ce1">
            <text:p>71.56763449</text:p>
          </table:table-cell>
          <table:table-cell table:number-columns-repeated="16380"/>
        </table:table-row>
        <table:table-row table:style-name="ro1">
          <table:table-cell office:value-type="date" office:date-value="1996-05-01T00:00:00" table:style-name="ce2">
            <text:p>1/5/96</text:p>
          </table:table-cell>
          <table:table-cell office:value-type="float" office:value="95.688884473300007" table:style-name="ce1">
            <text:p>95.68888447</text:p>
          </table:table-cell>
          <table:table-cell office:value-type="float" office:value="95.635869934900001" table:style-name="ce1">
            <text:p>95.63586993</text:p>
          </table:table-cell>
          <table:table-cell office:value-type="float" office:value="67.481859068700004" table:style-name="ce1">
            <text:p>67.48185907</text:p>
          </table:table-cell>
          <table:table-cell table:number-columns-repeated="16380"/>
        </table:table-row>
        <table:table-row table:style-name="ro1">
          <table:table-cell office:value-type="date" office:date-value="1996-06-01T00:00:00" table:style-name="ce2">
            <text:p>1/6/96</text:p>
          </table:table-cell>
          <table:table-cell office:value-type="float" office:value="109.67958976920001" table:style-name="ce1">
            <text:p>109.6795898</text:p>
          </table:table-cell>
          <table:table-cell office:value-type="float" office:value="104.9097689899" table:style-name="ce1">
            <text:p>104.909769</text:p>
          </table:table-cell>
          <table:table-cell office:value-type="float" office:value="74.148300261700001" table:style-name="ce1">
            <text:p>74.14830026</text:p>
          </table:table-cell>
          <table:table-cell table:number-columns-repeated="16380"/>
        </table:table-row>
        <table:table-row table:style-name="ro1">
          <table:table-cell office:value-type="date" office:date-value="1996-07-01T00:00:00" table:style-name="ce2">
            <text:p>1/7/96</text:p>
          </table:table-cell>
          <table:table-cell office:value-type="float" office:value="118.4843930591" table:style-name="ce1">
            <text:p>118.4843931</text:p>
          </table:table-cell>
          <table:table-cell office:value-type="float" office:value="116.8200869799" table:style-name="ce1">
            <text:p>116.820087</text:p>
          </table:table-cell>
          <table:table-cell office:value-type="float" office:value="75.865401427099997" table:style-name="ce1">
            <text:p>75.86540143</text:p>
          </table:table-cell>
          <table:table-cell table:number-columns-repeated="16380"/>
        </table:table-row>
        <table:table-row table:style-name="ro1">
          <table:table-cell office:value-type="date" office:date-value="1996-08-01T00:00:00" table:style-name="ce2">
            <text:p>1/8/96</text:p>
          </table:table-cell>
          <table:table-cell office:value-type="float" office:value="105.3496261192" table:style-name="ce1">
            <text:p>105.3496261</text:p>
          </table:table-cell>
          <table:table-cell office:value-type="float" office:value="47.567819014900003" table:style-name="ce1">
            <text:p>47.56781901</text:p>
          </table:table-cell>
          <table:table-cell office:value-type="float" office:value="17.5539502307" table:style-name="ce1">
            <text:p>17.55395023</text:p>
          </table:table-cell>
          <table:table-cell table:number-columns-repeated="16380"/>
        </table:table-row>
        <table:table-row table:style-name="ro1">
          <table:table-cell office:value-type="date" office:date-value="1996-09-01T00:00:00" table:style-name="ce2">
            <text:p>1/9/96</text:p>
          </table:table-cell>
          <table:table-cell office:value-type="float" office:value="113.9231738391" table:style-name="ce1">
            <text:p>113.9231738</text:p>
          </table:table-cell>
          <table:table-cell office:value-type="float" office:value="102.25977202990001" table:style-name="ce1">
            <text:p>102.259772</text:p>
          </table:table-cell>
          <table:table-cell office:value-type="float" office:value="65.417078782100006" table:style-name="ce1">
            <text:p>65.41707878</text:p>
          </table:table-cell>
          <table:table-cell table:number-columns-repeated="16380"/>
        </table:table-row>
        <table:table-row table:style-name="ro1">
          <table:table-cell office:value-type="date" office:date-value="1996-10-01T00:00:00" table:style-name="ce2">
            <text:p>1/10/96</text:p>
          </table:table-cell>
          <table:table-cell office:value-type="float" office:value="108.28157702919999" table:style-name="ce1">
            <text:p>108.281577</text:p>
          </table:table-cell>
          <table:table-cell office:value-type="float" office:value="113.0519615199" table:style-name="ce1">
            <text:p>113.0519615</text:p>
          </table:table-cell>
          <table:table-cell office:value-type="float" office:value="80.192306214599995" table:style-name="ce1">
            <text:p>80.19230621</text:p>
          </table:table-cell>
          <table:table-cell table:number-columns-repeated="16380"/>
        </table:table-row>
        <table:table-row table:style-name="ro1">
          <table:table-cell office:value-type="date" office:date-value="1996-11-01T00:00:00" table:style-name="ce2">
            <text:p>1/11/96</text:p>
          </table:table-cell>
          <table:table-cell office:value-type="float" office:value="85.108235533300004" table:style-name="ce1">
            <text:p>85.10823553</text:p>
          </table:table-cell>
          <table:table-cell office:value-type="float" office:value="87.980229679900006" table:style-name="ce1">
            <text:p>87.98022968</text:p>
          </table:table-cell>
          <table:table-cell office:value-type="float" office:value="65.734177928199998" table:style-name="ce1">
            <text:p>65.73417793</text:p>
          </table:table-cell>
          <table:table-cell table:number-columns-repeated="16380"/>
        </table:table-row>
        <table:table-row table:style-name="ro1">
          <table:table-cell office:value-type="date" office:date-value="1996-12-01T00:00:00" table:style-name="ce2">
            <text:p>1/12/96</text:p>
          </table:table-cell>
          <table:table-cell office:value-type="float" office:value="51.364280568600002" table:style-name="ce1">
            <text:p>51.36428057</text:p>
          </table:table-cell>
          <table:table-cell office:value-type="float" office:value="71.606389564899999" table:style-name="ce1">
            <text:p>71.60638956</text:p>
          </table:table-cell>
          <table:table-cell office:value-type="float" office:value="54.122963986099997" table:style-name="ce1">
            <text:p>54.12296399</text:p>
          </table:table-cell>
          <table:table-cell table:number-columns-repeated="16380"/>
        </table:table-row>
        <table:table-row table:style-name="ro1">
          <table:table-cell office:value-type="date" office:date-value="1997-01-01T00:00:00" table:style-name="ce2">
            <text:p>1/1/97</text:p>
          </table:table-cell>
          <table:table-cell office:value-type="float" office:value="77.817793988399998" table:style-name="ce1">
            <text:p>77.81779399</text:p>
          </table:table-cell>
          <table:table-cell office:value-type="float" office:value="86.313124350899997" table:style-name="ce1">
            <text:p>86.31312435</text:p>
          </table:table-cell>
          <table:table-cell office:value-type="float" office:value="70.377015291700005" table:style-name="ce1">
            <text:p>70.37701529</text:p>
          </table:table-cell>
          <table:table-cell table:number-columns-repeated="16380"/>
        </table:table-row>
        <table:table-row table:style-name="ro1">
          <table:table-cell office:value-type="date" office:date-value="1997-02-01T00:00:00" table:style-name="ce2">
            <text:p>1/2/97</text:p>
          </table:table-cell>
          <table:table-cell office:value-type="float" office:value="83.392768467400003" table:style-name="ce1">
            <text:p>83.39276847</text:p>
          </table:table-cell>
          <table:table-cell office:value-type="float" office:value="103.0671655899" table:style-name="ce1">
            <text:p>103.0671656</text:p>
          </table:table-cell>
          <table:table-cell office:value-type="float" office:value="72.3610316412" table:style-name="ce1">
            <text:p>72.36103164</text:p>
          </table:table-cell>
          <table:table-cell table:number-columns-repeated="16380"/>
        </table:table-row>
        <table:table-row table:style-name="ro1">
          <table:table-cell office:value-type="date" office:date-value="1997-03-01T00:00:00" table:style-name="ce2">
            <text:p>1/3/97</text:p>
          </table:table-cell>
          <table:table-cell office:value-type="float" office:value="96.784693345299999" table:style-name="ce1">
            <text:p>96.78469335</text:p>
          </table:table-cell>
          <table:table-cell office:value-type="float" office:value="102.3971895299" table:style-name="ce1">
            <text:p>102.3971895</text:p>
          </table:table-cell>
          <table:table-cell office:value-type="float" office:value="69.909236382800003" table:style-name="ce1">
            <text:p>69.90923638</text:p>
          </table:table-cell>
          <table:table-cell table:number-columns-repeated="16380"/>
        </table:table-row>
        <table:table-row table:style-name="ro1">
          <table:table-cell office:value-type="date" office:date-value="1997-04-01T00:00:00" table:style-name="ce2">
            <text:p>1/4/97</text:p>
          </table:table-cell>
          <table:table-cell office:value-type="float" office:value="103.0372347692" table:style-name="ce1">
            <text:p>103.0372348</text:p>
          </table:table-cell>
          <table:table-cell office:value-type="float" office:value="121.8467233498" table:style-name="ce1">
            <text:p>121.8467233</text:p>
          </table:table-cell>
          <table:table-cell office:value-type="float" office:value="75.396115217299993" table:style-name="ce1">
            <text:p>75.39611522</text:p>
          </table:table-cell>
          <table:table-cell table:number-columns-repeated="16380"/>
        </table:table-row>
        <table:table-row table:style-name="ro1">
          <table:table-cell office:value-type="date" office:date-value="1997-05-01T00:00:00" table:style-name="ce2">
            <text:p>1/5/97</text:p>
          </table:table-cell>
          <table:table-cell office:value-type="float" office:value="95.5672656773" table:style-name="ce1">
            <text:p>95.56726568</text:p>
          </table:table-cell>
          <table:table-cell office:value-type="float" office:value="105.17532785989999" table:style-name="ce1">
            <text:p>105.1753279</text:p>
          </table:table-cell>
          <table:table-cell office:value-type="float" office:value="69.139909020000005" table:style-name="ce1">
            <text:p>69.13990902</text:p>
          </table:table-cell>
          <table:table-cell table:number-columns-repeated="16380"/>
        </table:table-row>
        <table:table-row table:style-name="ro1">
          <table:table-cell office:value-type="date" office:date-value="1997-06-01T00:00:00" table:style-name="ce2">
            <text:p>1/6/97</text:p>
          </table:table-cell>
          <table:table-cell office:value-type="float" office:value="112.65372225909999" table:style-name="ce1">
            <text:p>112.6537223</text:p>
          </table:table-cell>
          <table:table-cell office:value-type="float" office:value="118.3827346899" table:style-name="ce1">
            <text:p>118.3827347</text:p>
          </table:table-cell>
          <table:table-cell office:value-type="float" office:value="87.689799030499998" table:style-name="ce1">
            <text:p>87.68979903</text:p>
          </table:table-cell>
          <table:table-cell table:number-columns-repeated="16380"/>
        </table:table-row>
        <table:table-row table:style-name="ro1">
          <table:table-cell office:value-type="date" office:date-value="1997-07-01T00:00:00" table:style-name="ce2">
            <text:p>1/7/97</text:p>
          </table:table-cell>
          <table:table-cell office:value-type="float" office:value="99.178835565200004" table:style-name="ce1">
            <text:p>99.17883557</text:p>
          </table:table-cell>
          <table:table-cell office:value-type="float" office:value="122.1733285998" table:style-name="ce1">
            <text:p>122.1733286</text:p>
          </table:table-cell>
          <table:table-cell office:value-type="float" office:value="82.1361806747" table:style-name="ce1">
            <text:p>82.13618067</text:p>
          </table:table-cell>
          <table:table-cell table:number-columns-repeated="16380"/>
        </table:table-row>
        <table:table-row table:style-name="ro1">
          <table:table-cell office:value-type="date" office:date-value="1997-08-01T00:00:00" table:style-name="ce2">
            <text:p>1/8/97</text:p>
          </table:table-cell>
          <table:table-cell office:value-type="float" office:value="99.173416465200006" table:style-name="ce1">
            <text:p>99.17341647</text:p>
          </table:table-cell>
          <table:table-cell office:value-type="float" office:value="60.707056733899996" table:style-name="ce1">
            <text:p>60.70705673</text:p>
          </table:table-cell>
          <table:table-cell office:value-type="float" office:value="18.197335055500002" table:style-name="ce1">
            <text:p>18.19733506</text:p>
          </table:table-cell>
          <table:table-cell table:number-columns-repeated="16380"/>
        </table:table-row>
        <table:table-row table:style-name="ro1">
          <table:table-cell office:value-type="date" office:date-value="1997-09-01T00:00:00" table:style-name="ce2">
            <text:p>1/9/97</text:p>
          </table:table-cell>
          <table:table-cell office:value-type="float" office:value="134.21843350899999" table:style-name="ce1">
            <text:p>134.2184335</text:p>
          </table:table-cell>
          <table:table-cell office:value-type="float" office:value="122.08969953979999" table:style-name="ce1">
            <text:p>122.0896995</text:p>
          </table:table-cell>
          <table:table-cell office:value-type="float" office:value="75.174817541600007" table:style-name="ce1">
            <text:p>75.17481754</text:p>
          </table:table-cell>
          <table:table-cell table:number-columns-repeated="16380"/>
        </table:table-row>
        <table:table-row table:style-name="ro1">
          <table:table-cell office:value-type="date" office:date-value="1997-10-01T00:00:00" table:style-name="ce2">
            <text:p>1/10/97</text:p>
          </table:table-cell>
          <table:table-cell office:value-type="float" office:value="110.6599537192" table:style-name="ce1">
            <text:p>110.6599537</text:p>
          </table:table-cell>
          <table:table-cell office:value-type="float" office:value="125.3611279598" table:style-name="ce1">
            <text:p>125.361128</text:p>
          </table:table-cell>
          <table:table-cell office:value-type="float" office:value="90.245487498200006" table:style-name="ce1">
            <text:p>90.2454875</text:p>
          </table:table-cell>
          <table:table-cell table:number-columns-repeated="16380"/>
        </table:table-row>
        <table:table-row table:style-name="ro1">
          <table:table-cell office:value-type="date" office:date-value="1997-11-01T00:00:00" table:style-name="ce2">
            <text:p>1/11/97</text:p>
          </table:table-cell>
          <table:table-cell office:value-type="float" office:value="83.935135995400003" table:style-name="ce1">
            <text:p>83.935136</text:p>
          </table:table-cell>
          <table:table-cell office:value-type="float" office:value="95.621886257900002" table:style-name="ce1">
            <text:p>95.62188626</text:p>
          </table:table-cell>
          <table:table-cell office:value-type="float" office:value="75.476469947400005" table:style-name="ce1">
            <text:p>75.47646995</text:p>
          </table:table-cell>
          <table:table-cell table:number-columns-repeated="16380"/>
        </table:table-row>
        <table:table-row table:style-name="ro1">
          <table:table-cell office:value-type="date" office:date-value="1997-12-01T00:00:00" table:style-name="ce2">
            <text:p>1/12/97</text:p>
          </table:table-cell>
          <table:table-cell office:value-type="float" office:value="79.615713292400002" table:style-name="ce1">
            <text:p>79.61571329</text:p>
          </table:table-cell>
          <table:table-cell office:value-type="float" office:value="76.931702321900005" table:style-name="ce1">
            <text:p>76.93170232</text:p>
          </table:table-cell>
          <table:table-cell office:value-type="float" office:value="62.864832273499999" table:style-name="ce1">
            <text:p>62.86483227</text:p>
          </table:table-cell>
          <table:table-cell table:number-columns-repeated="16380"/>
        </table:table-row>
        <table:table-row table:style-name="ro1">
          <table:table-cell office:value-type="date" office:date-value="1998-01-01T00:00:00" table:style-name="ce2">
            <text:p>1/1/98</text:p>
          </table:table-cell>
          <table:table-cell office:value-type="float" office:value="91.177164540299998" table:style-name="ce1">
            <text:p>91.17716454</text:p>
          </table:table-cell>
          <table:table-cell office:value-type="float" office:value="105.1528221999" table:style-name="ce1">
            <text:p>105.1528222</text:p>
          </table:table-cell>
          <table:table-cell office:value-type="float" office:value="83.541912417500001" table:style-name="ce1">
            <text:p>83.54191242</text:p>
          </table:table-cell>
          <table:table-cell table:number-columns-repeated="16380"/>
        </table:table-row>
        <table:table-row table:style-name="ro1">
          <table:table-cell office:value-type="date" office:date-value="1998-02-01T00:00:00" table:style-name="ce2">
            <text:p>1/2/98</text:p>
          </table:table-cell>
          <table:table-cell office:value-type="float" office:value="93.218804990300001" table:style-name="ce1">
            <text:p>93.21880499</text:p>
          </table:table-cell>
          <table:table-cell office:value-type="float" office:value="108.1252486999" table:style-name="ce1">
            <text:p>108.1252487</text:p>
          </table:table-cell>
          <table:table-cell office:value-type="float" office:value="81.321197027799997" table:style-name="ce1">
            <text:p>81.32119703</text:p>
          </table:table-cell>
          <table:table-cell table:number-columns-repeated="16380"/>
        </table:table-row>
        <table:table-row table:style-name="ro1">
          <table:table-cell office:value-type="date" office:date-value="1998-03-01T00:00:00" table:style-name="ce2">
            <text:p>1/3/98</text:p>
          </table:table-cell>
          <table:table-cell office:value-type="float" office:value="101.1260568292" table:style-name="ce1">
            <text:p>101.1260568</text:p>
          </table:table-cell>
          <table:table-cell office:value-type="float" office:value="118.8935663899" table:style-name="ce1">
            <text:p>118.8935664</text:p>
          </table:table-cell>
          <table:table-cell office:value-type="float" office:value="86.087204056700003" table:style-name="ce1">
            <text:p>86.08720406</text:p>
          </table:table-cell>
          <table:table-cell table:number-columns-repeated="16380"/>
        </table:table-row>
        <table:table-row table:style-name="ro1">
          <table:table-cell office:value-type="date" office:date-value="1998-04-01T00:00:00" table:style-name="ce2">
            <text:p>1/4/98</text:p>
          </table:table-cell>
          <table:table-cell office:value-type="float" office:value="99.128559578199997" table:style-name="ce1">
            <text:p>99.12855958</text:p>
          </table:table-cell>
          <table:table-cell office:value-type="float" office:value="110.4267386799" table:style-name="ce1">
            <text:p>110.4267387</text:p>
          </table:table-cell>
          <table:table-cell office:value-type="float" office:value="84.421504574099998" table:style-name="ce1">
            <text:p>84.42150457</text:p>
          </table:table-cell>
          <table:table-cell table:number-columns-repeated="16380"/>
        </table:table-row>
        <table:table-row table:style-name="ro1">
          <table:table-cell office:value-type="date" office:date-value="1998-05-01T00:00:00" table:style-name="ce2">
            <text:p>1/5/98</text:p>
          </table:table-cell>
          <table:table-cell office:value-type="float" office:value="93.844598714300005" table:style-name="ce1">
            <text:p>93.84459871</text:p>
          </table:table-cell>
          <table:table-cell office:value-type="float" office:value="100.8230676299" table:style-name="ce1">
            <text:p>100.8230676</text:p>
          </table:table-cell>
          <table:table-cell office:value-type="float" office:value="76.352037684799996" table:style-name="ce1">
            <text:p>76.35203768</text:p>
          </table:table-cell>
          <table:table-cell table:number-columns-repeated="16380"/>
        </table:table-row>
        <table:table-row table:style-name="ro1">
          <table:table-cell office:value-type="date" office:date-value="1998-06-01T00:00:00" table:style-name="ce2">
            <text:p>1/6/98</text:p>
          </table:table-cell>
          <table:table-cell office:value-type="float" office:value="115.90032891910001" table:style-name="ce1">
            <text:p>115.9003289</text:p>
          </table:table-cell>
          <table:table-cell office:value-type="float" office:value="121.75099901980001" table:style-name="ce1">
            <text:p>121.750999</text:p>
          </table:table-cell>
          <table:table-cell office:value-type="float" office:value="93.838200626299994" table:style-name="ce1">
            <text:p>93.83820063</text:p>
          </table:table-cell>
          <table:table-cell table:number-columns-repeated="16380"/>
        </table:table-row>
        <table:table-row table:style-name="ro1">
          <table:table-cell office:value-type="date" office:date-value="1998-07-01T00:00:00" table:style-name="ce2">
            <text:p>1/7/98</text:p>
          </table:table-cell>
          <table:table-cell office:value-type="float" office:value="109.64755871920001" table:style-name="ce1">
            <text:p>109.6475587</text:p>
          </table:table-cell>
          <table:table-cell office:value-type="float" office:value="121.3564036898" table:style-name="ce1">
            <text:p>121.3564037</text:p>
          </table:table-cell>
          <table:table-cell office:value-type="float" office:value="91.928331600199996" table:style-name="ce1">
            <text:p>91.9283316</text:p>
          </table:table-cell>
          <table:table-cell table:number-columns-repeated="16380"/>
        </table:table-row>
        <table:table-row table:style-name="ro1">
          <table:table-cell office:value-type="date" office:date-value="1998-08-01T00:00:00" table:style-name="ce2">
            <text:p>1/8/98</text:p>
          </table:table-cell>
          <table:table-cell office:value-type="float" office:value="106.99989959920001" table:style-name="ce1">
            <text:p>106.9998996</text:p>
          </table:table-cell>
          <table:table-cell office:value-type="float" office:value="61.0953769479" table:style-name="ce1">
            <text:p>61.09537695</text:p>
          </table:table-cell>
          <table:table-cell office:value-type="float" office:value="20.3752767607" table:style-name="ce1">
            <text:p>20.37527676</text:p>
          </table:table-cell>
          <table:table-cell table:number-columns-repeated="16380"/>
        </table:table-row>
        <table:table-row table:style-name="ro1">
          <table:table-cell office:value-type="date" office:date-value="1998-09-01T00:00:00" table:style-name="ce2">
            <text:p>1/9/98</text:p>
          </table:table-cell>
          <table:table-cell office:value-type="float" office:value="121.34049711909999" table:style-name="ce1">
            <text:p>121.3404971</text:p>
          </table:table-cell>
          <table:table-cell office:value-type="float" office:value="116.8038786999" table:style-name="ce1">
            <text:p>116.8038787</text:p>
          </table:table-cell>
          <table:table-cell office:value-type="float" office:value="81.771348683900001" table:style-name="ce1">
            <text:p>81.77134868</text:p>
          </table:table-cell>
          <table:table-cell table:number-columns-repeated="16380"/>
        </table:table-row>
        <table:table-row table:style-name="ro1">
          <table:table-cell office:value-type="date" office:date-value="1998-10-01T00:00:00" table:style-name="ce2">
            <text:p>1/10/98</text:p>
          </table:table-cell>
          <table:table-cell office:value-type="float" office:value="96.063339353299995" table:style-name="ce1">
            <text:p>96.06333935</text:p>
          </table:table-cell>
          <table:table-cell office:value-type="float" office:value="116.8407403299" table:style-name="ce1">
            <text:p>116.8407403</text:p>
          </table:table-cell>
          <table:table-cell office:value-type="float" office:value="89.871658727899998" table:style-name="ce1">
            <text:p>89.87165873</text:p>
          </table:table-cell>
          <table:table-cell table:number-columns-repeated="16380"/>
        </table:table-row>
        <table:table-row table:style-name="ro1">
          <table:table-cell office:value-type="date" office:date-value="1998-11-01T00:00:00" table:style-name="ce2">
            <text:p>1/11/98</text:p>
          </table:table-cell>
          <table:table-cell office:value-type="float" office:value="83.362441506400003" table:style-name="ce1">
            <text:p>83.36244151</text:p>
          </table:table-cell>
          <table:table-cell office:value-type="float" office:value="101.65462393990001" table:style-name="ce1">
            <text:p>101.6546239</text:p>
          </table:table-cell>
          <table:table-cell office:value-type="float" office:value="80.0223532957" table:style-name="ce1">
            <text:p>80.0223533</text:p>
          </table:table-cell>
          <table:table-cell table:number-columns-repeated="16380"/>
        </table:table-row>
        <table:table-row table:style-name="ro1">
          <table:table-cell office:value-type="date" office:date-value="1998-12-01T00:00:00" table:style-name="ce2">
            <text:p>1/12/98</text:p>
          </table:table-cell>
          <table:table-cell office:value-type="float" office:value="67.843770554499997" table:style-name="ce1">
            <text:p>67.84377055</text:p>
          </table:table-cell>
          <table:table-cell office:value-type="float" office:value="81.598624900900006" table:style-name="ce1">
            <text:p>81.5986249</text:p>
          </table:table-cell>
          <table:table-cell office:value-type="float" office:value="61.289825773499999" table:style-name="ce1">
            <text:p>61.28982577</text:p>
          </table:table-cell>
          <table:table-cell table:number-columns-repeated="16380"/>
        </table:table-row>
        <table:table-row table:style-name="ro1">
          <table:table-cell office:value-type="date" office:date-value="1999-01-01T00:00:00" table:style-name="ce2">
            <text:p>1/1/99</text:p>
          </table:table-cell>
          <table:table-cell office:value-type="float" office:value="76.709388038399993" table:style-name="ce1">
            <text:p>76.70938804</text:p>
          </table:table-cell>
          <table:table-cell office:value-type="float" office:value="104.9869422199" table:style-name="ce1">
            <text:p>104.9869422</text:p>
          </table:table-cell>
          <table:table-cell office:value-type="float" office:value="79.123394756600007" table:style-name="ce1">
            <text:p>79.12339476</text:p>
          </table:table-cell>
          <table:table-cell table:number-columns-repeated="16380"/>
        </table:table-row>
        <table:table-row table:style-name="ro1">
          <table:table-cell office:value-type="date" office:date-value="1999-02-01T00:00:00" table:style-name="ce2">
            <text:p>1/2/99</text:p>
          </table:table-cell>
          <table:table-cell office:value-type="float" office:value="82.102745955399996" table:style-name="ce1">
            <text:p>82.10274596</text:p>
          </table:table-cell>
          <table:table-cell office:value-type="float" office:value="108.8474164399" table:style-name="ce1">
            <text:p>108.8474164</text:p>
          </table:table-cell>
          <table:table-cell office:value-type="float" office:value="76.359320084900006" table:style-name="ce1">
            <text:p>76.35932008</text:p>
          </table:table-cell>
          <table:table-cell table:number-columns-repeated="16380"/>
        </table:table-row>
        <table:table-row table:style-name="ro1">
          <table:table-cell office:value-type="date" office:date-value="1999-03-01T00:00:00" table:style-name="ce2">
            <text:p>1/3/99</text:p>
          </table:table-cell>
          <table:table-cell office:value-type="float" office:value="98.7552416682" table:style-name="ce1">
            <text:p>98.75524167</text:p>
          </table:table-cell>
          <table:table-cell office:value-type="float" office:value="132.73602049979999" table:style-name="ce1">
            <text:p>132.7360205</text:p>
          </table:table-cell>
          <table:table-cell office:value-type="float" office:value="78.963290856900002" table:style-name="ce1">
            <text:p>78.96329086</text:p>
          </table:table-cell>
          <table:table-cell table:number-columns-repeated="16380"/>
        </table:table-row>
        <table:table-row table:style-name="ro1">
          <table:table-cell office:value-type="date" office:date-value="1999-04-01T00:00:00" table:style-name="ce2">
            <text:p>1/4/99</text:p>
          </table:table-cell>
          <table:table-cell office:value-type="float" office:value="102.0504448792" table:style-name="ce1">
            <text:p>102.0504449</text:p>
          </table:table-cell>
          <table:table-cell office:value-type="float" office:value="126.67001016979999" table:style-name="ce1">
            <text:p>126.6700102</text:p>
          </table:table-cell>
          <table:table-cell office:value-type="float" office:value="84.277254146600001" table:style-name="ce1">
            <text:p>84.27725415</text:p>
          </table:table-cell>
          <table:table-cell table:number-columns-repeated="16380"/>
        </table:table-row>
        <table:table-row table:style-name="ro1">
          <table:table-cell office:value-type="date" office:date-value="1999-05-01T00:00:00" table:style-name="ce2">
            <text:p>1/5/99</text:p>
          </table:table-cell>
          <table:table-cell office:value-type="float" office:value="89.601817373299994" table:style-name="ce1">
            <text:p>89.60181737</text:p>
          </table:table-cell>
          <table:table-cell office:value-type="float" office:value="118.95794053989999" table:style-name="ce1">
            <text:p>118.9579405</text:p>
          </table:table-cell>
          <table:table-cell office:value-type="float" office:value="76.854123157900005" table:style-name="ce1">
            <text:p>76.85412316</text:p>
          </table:table-cell>
          <table:table-cell table:number-columns-repeated="16380"/>
        </table:table-row>
        <table:table-row table:style-name="ro1">
          <table:table-cell office:value-type="date" office:date-value="1999-06-01T00:00:00" table:style-name="ce2">
            <text:p>1/6/99</text:p>
          </table:table-cell>
          <table:table-cell office:value-type="float" office:value="108.6682002292" table:style-name="ce1">
            <text:p>108.6682002</text:p>
          </table:table-cell>
          <table:table-cell office:value-type="float" office:value="143.09225792980001" table:style-name="ce1">
            <text:p>143.0922579</text:p>
          </table:table-cell>
          <table:table-cell office:value-type="float" office:value="92.739707460199995" table:style-name="ce1">
            <text:p>92.73970746</text:p>
          </table:table-cell>
          <table:table-cell table:number-columns-repeated="16380"/>
        </table:table-row>
        <table:table-row table:style-name="ro1">
          <table:table-cell office:value-type="date" office:date-value="1999-07-01T00:00:00" table:style-name="ce2">
            <text:p>1/7/99</text:p>
          </table:table-cell>
          <table:table-cell office:value-type="float" office:value="101.6343673092" table:style-name="ce1">
            <text:p>101.6343673</text:p>
          </table:table-cell>
          <table:table-cell office:value-type="float" office:value="122.8975424998" table:style-name="ce1">
            <text:p>122.8975425</text:p>
          </table:table-cell>
          <table:table-cell office:value-type="float" office:value="86.783174459600005" table:style-name="ce1">
            <text:p>86.78317446</text:p>
          </table:table-cell>
          <table:table-cell table:number-columns-repeated="16380"/>
        </table:table-row>
        <table:table-row table:style-name="ro1">
          <table:table-cell office:value-type="date" office:date-value="1999-08-01T00:00:00" table:style-name="ce2">
            <text:p>1/8/99</text:p>
          </table:table-cell>
          <table:table-cell office:value-type="float" office:value="105.8253110492" table:style-name="ce1">
            <text:p>105.825311</text:p>
          </table:table-cell>
          <table:table-cell office:value-type="float" office:value="72.961246124900001" table:style-name="ce1">
            <text:p>72.96124612</text:p>
          </table:table-cell>
          <table:table-cell office:value-type="float" office:value="19.166758054900001" table:style-name="ce1">
            <text:p>19.16675805</text:p>
          </table:table-cell>
          <table:table-cell table:number-columns-repeated="16380"/>
        </table:table-row>
        <table:table-row table:style-name="ro1">
          <table:table-cell office:value-type="date" office:date-value="1999-09-01T00:00:00" table:style-name="ce2">
            <text:p>1/9/99</text:p>
          </table:table-cell>
          <table:table-cell office:value-type="float" office:value="118.68331621910001" table:style-name="ce1">
            <text:p>118.6833162</text:p>
          </table:table-cell>
          <table:table-cell office:value-type="float" office:value="125.7466214798" table:style-name="ce1">
            <text:p>125.7466215</text:p>
          </table:table-cell>
          <table:table-cell office:value-type="float" office:value="79.724394478400001" table:style-name="ce1">
            <text:p>79.72439448</text:p>
          </table:table-cell>
          <table:table-cell table:number-columns-repeated="16380"/>
        </table:table-row>
        <table:table-row table:style-name="ro1">
          <table:table-cell office:value-type="date" office:date-value="1999-10-01T00:00:00" table:style-name="ce2">
            <text:p>1/10/99</text:p>
          </table:table-cell>
          <table:table-cell office:value-type="float" office:value="92.678192231300002" table:style-name="ce1">
            <text:p>92.67819223</text:p>
          </table:table-cell>
          <table:table-cell office:value-type="float" office:value="125.17925852979999" table:style-name="ce1">
            <text:p>125.1792585</text:p>
          </table:table-cell>
          <table:table-cell office:value-type="float" office:value="90.245487498200006" table:style-name="ce1">
            <text:p>90.2454875</text:p>
          </table:table-cell>
          <table:table-cell table:number-columns-repeated="16380"/>
        </table:table-row>
        <table:table-row table:style-name="ro1">
          <table:table-cell office:value-type="date" office:date-value="1999-11-01T00:00:00" table:style-name="ce2">
            <text:p>1/11/99</text:p>
          </table:table-cell>
          <table:table-cell office:value-type="float" office:value="88.251897093300002" table:style-name="ce1">
            <text:p>88.25189709</text:p>
          </table:table-cell>
          <table:table-cell office:value-type="float" office:value="110.7215560499" table:style-name="ce1">
            <text:p>110.721556</text:p>
          </table:table-cell>
          <table:table-cell office:value-type="float" office:value="80.166481621100004" table:style-name="ce1">
            <text:p>80.16648162</text:p>
          </table:table-cell>
          <table:table-cell table:number-columns-repeated="16380"/>
        </table:table-row>
        <table:table-row table:style-name="ro1">
          <table:table-cell office:value-type="date" office:date-value="1999-12-01T00:00:00" table:style-name="ce2">
            <text:p>1/12/99</text:p>
          </table:table-cell>
          <table:table-cell office:value-type="float" office:value="58.2885917726" table:style-name="ce1">
            <text:p>58.28859177</text:p>
          </table:table-cell>
          <table:table-cell office:value-type="float" office:value="94.072779811900006" table:style-name="ce1">
            <text:p>94.07277981</text:p>
          </table:table-cell>
          <table:table-cell office:value-type="float" office:value="71.181023775100002" table:style-name="ce1">
            <text:p>71.18102378</text:p>
          </table:table-cell>
          <table:table-cell table:number-columns-repeated="16380"/>
        </table:table-row>
        <table:table-row table:style-name="ro1">
          <table:table-cell office:value-type="date" office:date-value="2000-01-01T00:00:00" table:style-name="ce2">
            <text:p>1/1/00</text:p>
          </table:table-cell>
          <table:table-cell office:value-type="float" office:value="80.619597459399998" table:style-name="ce1">
            <text:p>80.61959746</text:p>
          </table:table-cell>
          <table:table-cell office:value-type="float" office:value="122.0116868198" table:style-name="ce1">
            <text:p>122.0116868</text:p>
          </table:table-cell>
          <table:table-cell office:value-type="float" office:value="81.299150174100006" table:style-name="ce1">
            <text:p>81.29915017</text:p>
          </table:table-cell>
          <table:table-cell table:number-columns-repeated="16380"/>
        </table:table-row>
        <table:table-row table:style-name="ro1">
          <table:table-cell office:value-type="date" office:date-value="2000-02-01T00:00:00" table:style-name="ce2">
            <text:p>1/2/00</text:p>
          </table:table-cell>
          <table:table-cell office:value-type="float" office:value="92.2520572743" table:style-name="ce1">
            <text:p>92.25205727</text:p>
          </table:table-cell>
          <table:table-cell office:value-type="float" office:value="132.38283297980001" table:style-name="ce1">
            <text:p>132.382833</text:p>
          </table:table-cell>
          <table:table-cell office:value-type="float" office:value="89.201823948799998" table:style-name="ce1">
            <text:p>89.20182395</text:p>
          </table:table-cell>
          <table:table-cell table:number-columns-repeated="16380"/>
        </table:table-row>
        <table:table-row table:style-name="ro1">
          <table:table-cell office:value-type="date" office:date-value="2000-03-01T00:00:00" table:style-name="ce2">
            <text:p>1/3/00</text:p>
          </table:table-cell>
          <table:table-cell office:value-type="float" office:value="97.950087513300005" table:style-name="ce1">
            <text:p>97.95008751</text:p>
          </table:table-cell>
          <table:table-cell office:value-type="float" office:value="140.35895045980001" table:style-name="ce1">
            <text:p>140.3589505</text:p>
          </table:table-cell>
          <table:table-cell office:value-type="float" office:value="88.879979321299999" table:style-name="ce1">
            <text:p>88.87997932</text:p>
          </table:table-cell>
          <table:table-cell table:number-columns-repeated="16380"/>
        </table:table-row>
        <table:table-row table:style-name="ro1">
          <table:table-cell office:value-type="date" office:date-value="2000-04-01T00:00:00" table:style-name="ce2">
            <text:p>1/4/00</text:p>
          </table:table-cell>
          <table:table-cell office:value-type="float" office:value="88.797279648300005" table:style-name="ce1">
            <text:p>88.79727965</text:p>
          </table:table-cell>
          <table:table-cell office:value-type="float" office:value="119.6983092099" table:style-name="ce1">
            <text:p>119.6983092</text:p>
          </table:table-cell>
          <table:table-cell office:value-type="float" office:value="80.031617379899998" table:style-name="ce1">
            <text:p>80.03161738</text:p>
          </table:table-cell>
          <table:table-cell table:number-columns-repeated="16380"/>
        </table:table-row>
        <table:table-row table:style-name="ro1">
          <table:table-cell office:value-type="date" office:date-value="2000-05-01T00:00:00" table:style-name="ce2">
            <text:p>1/5/00</text:p>
          </table:table-cell>
          <table:table-cell office:value-type="float" office:value="109.8443175292" table:style-name="ce1">
            <text:p>109.8443175</text:p>
          </table:table-cell>
          <table:table-cell office:value-type="float" office:value="135.0743356598" table:style-name="ce1">
            <text:p>135.0743357</text:p>
          </table:table-cell>
          <table:table-cell office:value-type="float" office:value="86.677874601200003" table:style-name="ce1">
            <text:p>86.6778746</text:p>
          </table:table-cell>
          <table:table-cell table:number-columns-repeated="16380"/>
        </table:table-row>
        <table:table-row table:style-name="ro1">
          <table:table-cell office:value-type="date" office:date-value="2000-06-01T00:00:00" table:style-name="ce2">
            <text:p>1/6/00</text:p>
          </table:table-cell>
          <table:table-cell office:value-type="float" office:value="115.8279765291" table:style-name="ce1">
            <text:p>115.8279765</text:p>
          </table:table-cell>
          <table:table-cell office:value-type="float" office:value="130.4083677998" table:style-name="ce1">
            <text:p>130.4083678</text:p>
          </table:table-cell>
          <table:table-cell office:value-type="float" office:value="92.146995005700006" table:style-name="ce1">
            <text:p>92.14699501</text:p>
          </table:table-cell>
          <table:table-cell table:number-columns-repeated="16380"/>
        </table:table-row>
        <table:table-row table:style-name="ro1">
          <table:table-cell office:value-type="date" office:date-value="2000-07-01T00:00:00" table:style-name="ce2">
            <text:p>1/7/00</text:p>
          </table:table-cell>
          <table:table-cell office:value-type="float" office:value="114.44315675910001" table:style-name="ce1">
            <text:p>114.4431568</text:p>
          </table:table-cell>
          <table:table-cell office:value-type="float" office:value="121.9431344998" table:style-name="ce1">
            <text:p>121.9431345</text:p>
          </table:table-cell>
          <table:table-cell office:value-type="float" office:value="85.832480106899993" table:style-name="ce1">
            <text:p>85.83248011</text:p>
          </table:table-cell>
          <table:table-cell table:number-columns-repeated="16380"/>
        </table:table-row>
        <table:table-row table:style-name="ro1">
          <table:table-cell office:value-type="date" office:date-value="2000-08-01T00:00:00" table:style-name="ce2">
            <text:p>1/8/00</text:p>
          </table:table-cell>
          <table:table-cell office:value-type="float" office:value="110.0926221692" table:style-name="ce1">
            <text:p>110.0926222</text:p>
          </table:table-cell>
          <table:table-cell office:value-type="float" office:value="70.390737804899999" table:style-name="ce1">
            <text:p>70.3907378</text:p>
          </table:table-cell>
          <table:table-cell office:value-type="float" office:value="38.559569992199997" table:style-name="ce1">
            <text:p>38.55956999</text:p>
          </table:table-cell>
          <table:table-cell table:number-columns-repeated="16380"/>
        </table:table-row>
        <table:table-row table:style-name="ro1">
          <table:table-cell office:value-type="date" office:date-value="2000-09-01T00:00:00" table:style-name="ce2">
            <text:p>1/9/00</text:p>
          </table:table-cell>
          <table:table-cell office:value-type="float" office:value="114.8422578591" table:style-name="ce1">
            <text:p>114.8422579</text:p>
          </table:table-cell>
          <table:table-cell office:value-type="float" office:value="121.47970757980001" table:style-name="ce1">
            <text:p>121.4797076</text:p>
          </table:table-cell>
          <table:table-cell office:value-type="float" office:value="82.152260200900002" table:style-name="ce1">
            <text:p>82.1522602</text:p>
          </table:table-cell>
          <table:table-cell table:number-columns-repeated="16380"/>
        </table:table-row>
        <table:table-row table:style-name="ro1">
          <table:table-cell office:value-type="date" office:date-value="2000-10-01T00:00:00" table:style-name="ce2">
            <text:p>1/10/00</text:p>
          </table:table-cell>
          <table:table-cell office:value-type="float" office:value="101.85149294919999" table:style-name="ce1">
            <text:p>101.8514929</text:p>
          </table:table-cell>
          <table:table-cell office:value-type="float" office:value="128.7508242598" table:style-name="ce1">
            <text:p>128.7508243</text:p>
          </table:table-cell>
          <table:table-cell office:value-type="float" office:value="96.146354317800004" table:style-name="ce1">
            <text:p>96.14635432</text:p>
          </table:table-cell>
          <table:table-cell table:number-columns-repeated="16380"/>
        </table:table-row>
        <table:table-row table:style-name="ro1">
          <table:table-cell office:value-type="date" office:date-value="2000-11-01T00:00:00" table:style-name="ce2">
            <text:p>1/11/00</text:p>
          </table:table-cell>
          <table:table-cell office:value-type="float" office:value="88.079472180300002" table:style-name="ce1">
            <text:p>88.07947218</text:p>
          </table:table-cell>
          <table:table-cell office:value-type="float" office:value="114.63493264989999" table:style-name="ce1">
            <text:p>114.6349326</text:p>
          </table:table-cell>
          <table:table-cell office:value-type="float" office:value="84.322829579399993" table:style-name="ce1">
            <text:p>84.32282958</text:p>
          </table:table-cell>
          <table:table-cell table:number-columns-repeated="16380"/>
        </table:table-row>
        <table:table-row table:style-name="ro1">
          <table:table-cell office:value-type="date" office:date-value="2000-12-01T00:00:00" table:style-name="ce2">
            <text:p>1/12/00</text:p>
          </table:table-cell>
          <table:table-cell office:value-type="float" office:value="74.129221099399999" table:style-name="ce1">
            <text:p>74.1292211</text:p>
          </table:table-cell>
          <table:table-cell office:value-type="float" office:value="85.301113297900002" table:style-name="ce1">
            <text:p>85.3011133</text:p>
          </table:table-cell>
          <table:table-cell office:value-type="float" office:value="64.366313510699996" table:style-name="ce1">
            <text:p>64.36631351</text:p>
          </table:table-cell>
          <table:table-cell table:number-columns-repeated="16380"/>
        </table:table-row>
        <table:table-row table:style-name="ro1">
          <table:table-cell office:value-type="date" office:date-value="2001-01-01T00:00:00" table:style-name="ce2">
            <text:p>1/1/01</text:p>
          </table:table-cell>
          <table:table-cell office:value-type="float" office:value="81.552505937399999" table:style-name="ce1">
            <text:p>81.55250594</text:p>
          </table:table-cell>
          <table:table-cell office:value-type="float" office:value="133.02564459979999" table:style-name="ce1">
            <text:p>133.0256446</text:p>
          </table:table-cell>
          <table:table-cell office:value-type="float" office:value="90.431804573099996" table:style-name="ce1">
            <text:p>90.43180457</text:p>
          </table:table-cell>
          <table:table-cell table:number-columns-repeated="16380"/>
        </table:table-row>
        <table:table-row table:style-name="ro1">
          <table:table-cell office:value-type="date" office:date-value="2001-02-01T00:00:00" table:style-name="ce2">
            <text:p>1/2/01</text:p>
          </table:table-cell>
          <table:table-cell office:value-type="float" office:value="88.540546359299995" table:style-name="ce1">
            <text:p>88.54054636</text:p>
          </table:table-cell>
          <table:table-cell office:value-type="float" office:value="129.3882355998" table:style-name="ce1">
            <text:p>129.3882356</text:p>
          </table:table-cell>
          <table:table-cell office:value-type="float" office:value="91.128999297099995" table:style-name="ce1">
            <text:p>91.1289993</text:p>
          </table:table-cell>
          <table:table-cell table:number-columns-repeated="16380"/>
        </table:table-row>
        <table:table-row table:style-name="ro1">
          <table:table-cell office:value-type="date" office:date-value="2001-03-01T00:00:00" table:style-name="ce2">
            <text:p>1/3/01</text:p>
          </table:table-cell>
          <table:table-cell office:value-type="float" office:value="103.8894416792" table:style-name="ce1">
            <text:p>103.8894417</text:p>
          </table:table-cell>
          <table:table-cell office:value-type="float" office:value="140.46266961980001" table:style-name="ce1">
            <text:p>140.4626696</text:p>
          </table:table-cell>
          <table:table-cell office:value-type="float" office:value="90.069694303999995" table:style-name="ce1">
            <text:p>90.0696943</text:p>
          </table:table-cell>
          <table:table-cell table:number-columns-repeated="16380"/>
        </table:table-row>
        <table:table-row table:style-name="ro1">
          <table:table-cell office:value-type="date" office:date-value="2001-04-01T00:00:00" table:style-name="ce2">
            <text:p>1/4/01</text:p>
          </table:table-cell>
          <table:table-cell office:value-type="float" office:value="92.199474470300004" table:style-name="ce1">
            <text:p>92.19947447</text:p>
          </table:table-cell>
          <table:table-cell office:value-type="float" office:value="127.0922370298" table:style-name="ce1">
            <text:p>127.092237</text:p>
          </table:table-cell>
          <table:table-cell office:value-type="float" office:value="83.649570166499998" table:style-name="ce1">
            <text:p>83.64957017</text:p>
          </table:table-cell>
          <table:table-cell table:number-columns-repeated="16380"/>
        </table:table-row>
        <table:table-row table:style-name="ro1">
          <table:table-cell office:value-type="date" office:date-value="2001-05-01T00:00:00" table:style-name="ce2">
            <text:p>1/5/01</text:p>
          </table:table-cell>
          <table:table-cell office:value-type="float" office:value="97.941130109300005" table:style-name="ce1">
            <text:p>97.94113011</text:p>
          </table:table-cell>
          <table:table-cell office:value-type="float" office:value="132.04604302979999" table:style-name="ce1">
            <text:p>132.046043</text:p>
          </table:table-cell>
          <table:table-cell office:value-type="float" office:value="81.400137683500006" table:style-name="ce1">
            <text:p>81.40013768</text:p>
          </table:table-cell>
          <table:table-cell table:number-columns-repeated="16380"/>
        </table:table-row>
        <table:table-row table:style-name="ro1">
          <table:table-cell office:value-type="date" office:date-value="2001-06-01T00:00:00" table:style-name="ce2">
            <text:p>1/6/01</text:p>
          </table:table-cell>
          <table:table-cell office:value-type="float" office:value="106.62232969919999" table:style-name="ce1">
            <text:p>106.6223297</text:p>
          </table:table-cell>
          <table:table-cell office:value-type="float" office:value="135.58305174980001" table:style-name="ce1">
            <text:p>135.5830517</text:p>
          </table:table-cell>
          <table:table-cell office:value-type="float" office:value="95.0236247104" table:style-name="ce1">
            <text:p>95.02362471</text:p>
          </table:table-cell>
          <table:table-cell table:number-columns-repeated="16380"/>
        </table:table-row>
        <table:table-row table:style-name="ro1">
          <table:table-cell office:value-type="date" office:date-value="2001-07-01T00:00:00" table:style-name="ce2">
            <text:p>1/7/01</text:p>
          </table:table-cell>
          <table:table-cell office:value-type="float" office:value="109.0348305592" table:style-name="ce1">
            <text:p>109.0348306</text:p>
          </table:table-cell>
          <table:table-cell office:value-type="float" office:value="132.94795761980001" table:style-name="ce1">
            <text:p>132.9479576</text:p>
          </table:table-cell>
          <table:table-cell office:value-type="float" office:value="85.703185536299998" table:style-name="ce1">
            <text:p>85.70318554</text:p>
          </table:table-cell>
          <table:table-cell table:number-columns-repeated="16380"/>
        </table:table-row>
        <table:table-row table:style-name="ro1">
          <table:table-cell office:value-type="date" office:date-value="2001-08-01T00:00:00" table:style-name="ce2">
            <text:p>1/8/01</text:p>
          </table:table-cell>
          <table:table-cell office:value-type="float" office:value="116.8030145391" table:style-name="ce1">
            <text:p>116.8030145</text:p>
          </table:table-cell>
          <table:table-cell office:value-type="float" office:value="78.190112006899994" table:style-name="ce1">
            <text:p>78.19011201</text:p>
          </table:table-cell>
          <table:table-cell office:value-type="float" office:value="42.815468285199998" table:style-name="ce1">
            <text:p>42.81546829</text:p>
          </table:table-cell>
          <table:table-cell table:number-columns-repeated="16380"/>
        </table:table-row>
        <table:table-row table:style-name="ro1">
          <table:table-cell office:value-type="date" office:date-value="2001-09-01T00:00:00" table:style-name="ce2">
            <text:p>1/9/01</text:p>
          </table:table-cell>
          <table:table-cell office:value-type="float" office:value="113.66453783910001" table:style-name="ce1">
            <text:p>113.6645378</text:p>
          </table:table-cell>
          <table:table-cell office:value-type="float" office:value="130.5475115998" table:style-name="ce1">
            <text:p>130.5475116</text:p>
          </table:table-cell>
          <table:table-cell office:value-type="float" office:value="77.1042938545" table:style-name="ce1">
            <text:p>77.10429385</text:p>
          </table:table-cell>
          <table:table-cell table:number-columns-repeated="16380"/>
        </table:table-row>
        <table:table-row table:style-name="ro1">
          <table:table-cell office:value-type="date" office:date-value="2001-10-01T00:00:00" table:style-name="ce2">
            <text:p>1/10/01</text:p>
          </table:table-cell>
          <table:table-cell office:value-type="float" office:value="104.8564058292" table:style-name="ce1">
            <text:p>104.8564058</text:p>
          </table:table-cell>
          <table:table-cell office:value-type="float" office:value="138.65066852979999" table:style-name="ce1">
            <text:p>138.6506685</text:p>
          </table:table-cell>
          <table:table-cell office:value-type="float" office:value="92.480420357100002" table:style-name="ce1">
            <text:p>92.48042036</text:p>
          </table:table-cell>
          <table:table-cell table:number-columns-repeated="16380"/>
        </table:table-row>
        <table:table-row table:style-name="ro1">
          <table:table-cell office:value-type="date" office:date-value="2001-11-01T00:00:00" table:style-name="ce2">
            <text:p>1/11/01</text:p>
          </table:table-cell>
          <table:table-cell office:value-type="float" office:value="92.861163567299997" table:style-name="ce1">
            <text:p>92.86116357</text:p>
          </table:table-cell>
          <table:table-cell office:value-type="float" office:value="132.03793865980001" table:style-name="ce1">
            <text:p>132.0379387</text:p>
          </table:table-cell>
          <table:table-cell office:value-type="float" office:value="75.807575358899996" table:style-name="ce1">
            <text:p>75.80757536</text:p>
          </table:table-cell>
          <table:table-cell table:number-columns-repeated="16380"/>
        </table:table-row>
        <table:table-row table:style-name="ro1">
          <table:table-cell office:value-type="date" office:date-value="2001-12-01T00:00:00" table:style-name="ce2">
            <text:p>1/12/01</text:p>
          </table:table-cell>
          <table:table-cell office:value-type="float" office:value="71.384435984500001" table:style-name="ce1">
            <text:p>71.38443598</text:p>
          </table:table-cell>
          <table:table-cell office:value-type="float" office:value="89.2777597969" table:style-name="ce1">
            <text:p>89.2777598</text:p>
          </table:table-cell>
          <table:table-cell office:value-type="float" office:value="54.413198195699998" table:style-name="ce1">
            <text:p>54.4131982</text:p>
          </table:table-cell>
          <table:table-cell table:number-columns-repeated="16380"/>
        </table:table-row>
        <table:table-row table:style-name="ro1">
          <table:table-cell office:value-type="date" office:date-value="2002-01-01T00:00:00" table:style-name="ce2">
            <text:p>1/1/02</text:p>
          </table:table-cell>
          <table:table-cell office:value-type="float" office:value="95.693918648299999" table:style-name="ce1">
            <text:p>95.69391865</text:p>
          </table:table-cell>
          <table:table-cell office:value-type="float" office:value="135.10809360979999" table:style-name="ce1">
            <text:p>135.1080936</text:p>
          </table:table-cell>
          <table:table-cell office:value-type="float" office:value="77.3417972835" table:style-name="ce1">
            <text:p>77.34179728</text:p>
          </table:table-cell>
          <table:table-cell table:number-columns-repeated="16380"/>
        </table:table-row>
        <table:table-row table:style-name="ro1">
          <table:table-cell office:value-type="date" office:date-value="2002-02-01T00:00:00" table:style-name="ce2">
            <text:p>1/2/02</text:p>
          </table:table-cell>
          <table:table-cell office:value-type="float" office:value="90.711110980300006" table:style-name="ce1">
            <text:p>90.71111098</text:p>
          </table:table-cell>
          <table:table-cell office:value-type="float" office:value="133.23107278980001" table:style-name="ce1">
            <text:p>133.2310728</text:p>
          </table:table-cell>
          <table:table-cell office:value-type="float" office:value="81.529108023500001" table:style-name="ce1">
            <text:p>81.52910802</text:p>
          </table:table-cell>
          <table:table-cell table:number-columns-repeated="16380"/>
        </table:table-row>
        <table:table-row table:style-name="ro1">
          <table:table-cell office:value-type="date" office:date-value="2002-03-01T00:00:00" table:style-name="ce2">
            <text:p>1/3/02</text:p>
          </table:table-cell>
          <table:table-cell office:value-type="float" office:value="104.39285633919999" table:style-name="ce1">
            <text:p>104.3928563</text:p>
          </table:table-cell>
          <table:table-cell office:value-type="float" office:value="146.10797053979999" table:style-name="ce1">
            <text:p>146.1079705</text:p>
          </table:table-cell>
          <table:table-cell office:value-type="float" office:value="80.868273324" table:style-name="ce1">
            <text:p>80.86827332</text:p>
          </table:table-cell>
          <table:table-cell table:number-columns-repeated="16380"/>
        </table:table-row>
        <table:table-row table:style-name="ro1">
          <table:table-cell office:value-type="date" office:date-value="2002-04-01T00:00:00" table:style-name="ce2">
            <text:p>1/4/02</text:p>
          </table:table-cell>
          <table:table-cell office:value-type="float" office:value="102.2043906092" table:style-name="ce1">
            <text:p>102.2043906</text:p>
          </table:table-cell>
          <table:table-cell office:value-type="float" office:value="147.4257275898" table:style-name="ce1">
            <text:p>147.4257276</text:p>
          </table:table-cell>
          <table:table-cell office:value-type="float" office:value="81.844492790100006" table:style-name="ce1">
            <text:p>81.84449279</text:p>
          </table:table-cell>
          <table:table-cell table:number-columns-repeated="16380"/>
        </table:table-row>
        <table:table-row table:style-name="ro1">
          <table:table-cell office:value-type="date" office:date-value="2002-05-01T00:00:00" table:style-name="ce2">
            <text:p>1/5/02</text:p>
          </table:table-cell>
          <table:table-cell office:value-type="float" office:value="95.969068108299993" table:style-name="ce1">
            <text:p>95.96906811</text:p>
          </table:table-cell>
          <table:table-cell office:value-type="float" office:value="125.4826451998" table:style-name="ce1">
            <text:p>125.4826452</text:p>
          </table:table-cell>
          <table:table-cell office:value-type="float" office:value="75.425708475600004" table:style-name="ce1">
            <text:p>75.42570848</text:p>
          </table:table-cell>
          <table:table-cell table:number-columns-repeated="16380"/>
        </table:table-row>
        <table:table-row table:style-name="ro1">
          <table:table-cell office:value-type="date" office:date-value="2002-06-01T00:00:00" table:style-name="ce2">
            <text:p>1/6/02</text:p>
          </table:table-cell>
          <table:table-cell office:value-type="float" office:value="117.4905361391" table:style-name="ce1">
            <text:p>117.4905361</text:p>
          </table:table-cell>
          <table:table-cell office:value-type="float" office:value="142.52994352979999" table:style-name="ce1">
            <text:p>142.5299435</text:p>
          </table:table-cell>
          <table:table-cell office:value-type="float" office:value="93.648532343900001" table:style-name="ce1">
            <text:p>93.64853234</text:p>
          </table:table-cell>
          <table:table-cell table:number-columns-repeated="16380"/>
        </table:table-row>
        <table:table-row table:style-name="ro1">
          <table:table-cell office:value-type="date" office:date-value="2002-07-01T00:00:00" table:style-name="ce2">
            <text:p>1/7/02</text:p>
          </table:table-cell>
          <table:table-cell office:value-type="float" office:value="114.0813701891" table:style-name="ce1">
            <text:p>114.0813702</text:p>
          </table:table-cell>
          <table:table-cell office:value-type="float" office:value="154.16657356979999" table:style-name="ce1">
            <text:p>154.1665736</text:p>
          </table:table-cell>
          <table:table-cell office:value-type="float" office:value="91.757207161300002" table:style-name="ce1">
            <text:p>91.75720716</text:p>
          </table:table-cell>
          <table:table-cell table:number-columns-repeated="16380"/>
        </table:table-row>
        <table:table-row table:style-name="ro1">
          <table:table-cell office:value-type="date" office:date-value="2002-08-01T00:00:00" table:style-name="ce2">
            <text:p>1/8/02</text:p>
          </table:table-cell>
          <table:table-cell office:value-type="float" office:value="102.01213310919999" table:style-name="ce1">
            <text:p>102.0121331</text:p>
          </table:table-cell>
          <table:table-cell office:value-type="float" office:value="74.514990830900004" table:style-name="ce1">
            <text:p>74.51499083</text:p>
          </table:table-cell>
          <table:table-cell office:value-type="float" office:value="36.751138933299998" table:style-name="ce1">
            <text:p>36.75113893</text:p>
          </table:table-cell>
          <table:table-cell table:number-columns-repeated="16380"/>
        </table:table-row>
        <table:table-row table:style-name="ro1">
          <table:table-cell office:value-type="date" office:date-value="2002-09-01T00:00:00" table:style-name="ce2">
            <text:p>1/9/02</text:p>
          </table:table-cell>
          <table:table-cell office:value-type="float" office:value="124.408725519" table:style-name="ce1">
            <text:p>124.4087255</text:p>
          </table:table-cell>
          <table:table-cell office:value-type="float" office:value="131.35444613979999" table:style-name="ce1">
            <text:p>131.3544461</text:p>
          </table:table-cell>
          <table:table-cell office:value-type="float" office:value="81.030885266799999" table:style-name="ce1">
            <text:p>81.03088527</text:p>
          </table:table-cell>
          <table:table-cell table:number-columns-repeated="16380"/>
        </table:table-row>
        <table:table-row table:style-name="ro1">
          <table:table-cell office:value-type="date" office:date-value="2002-10-01T00:00:00" table:style-name="ce2">
            <text:p>1/10/02</text:p>
          </table:table-cell>
          <table:table-cell office:value-type="float" office:value="117.5487805091" table:style-name="ce1">
            <text:p>117.5487805</text:p>
          </table:table-cell>
          <table:table-cell office:value-type="float" office:value="149.82252185979999" table:style-name="ce1">
            <text:p>149.8225219</text:p>
          </table:table-cell>
          <table:table-cell office:value-type="float" office:value="92.4120860835" table:style-name="ce1">
            <text:p>92.41208608</text:p>
          </table:table-cell>
          <table:table-cell table:number-columns-repeated="16380"/>
        </table:table-row>
        <table:table-row table:style-name="ro1">
          <table:table-cell office:value-type="date" office:date-value="2002-11-01T00:00:00" table:style-name="ce2">
            <text:p>1/11/02</text:p>
          </table:table-cell>
          <table:table-cell office:value-type="float" office:value="94.844040480299995" table:style-name="ce1">
            <text:p>94.84404048</text:p>
          </table:table-cell>
          <table:table-cell office:value-type="float" office:value="117.1490305999" table:style-name="ce1">
            <text:p>117.1490306</text:p>
          </table:table-cell>
          <table:table-cell office:value-type="float" office:value="72.975649872000005" table:style-name="ce1">
            <text:p>72.97564987</text:p>
          </table:table-cell>
          <table:table-cell table:number-columns-repeated="16380"/>
        </table:table-row>
        <table:table-row table:style-name="ro1">
          <table:table-cell office:value-type="date" office:date-value="2002-12-01T00:00:00" table:style-name="ce2">
            <text:p>1/12/02</text:p>
          </table:table-cell>
          <table:table-cell office:value-type="float" office:value="70.985725291500003" table:style-name="ce1">
            <text:p>70.98572529</text:p>
          </table:table-cell>
          <table:table-cell office:value-type="float" office:value="90.266071479900006" table:style-name="ce1">
            <text:p>90.26607148</text:p>
          </table:table-cell>
          <table:table-cell office:value-type="float" office:value="59.339448551700002" table:style-name="ce1">
            <text:p>59.33944855</text:p>
          </table:table-cell>
          <table:table-cell table:number-columns-repeated="16380"/>
        </table:table-row>
        <table:table-row table:style-name="ro1">
          <table:table-cell office:value-type="date" office:date-value="2003-01-01T00:00:00" table:style-name="ce2">
            <text:p>1/1/03</text:p>
          </table:table-cell>
          <table:table-cell office:value-type="float" office:value="95.986414434300002" table:style-name="ce1">
            <text:p>95.98641443</text:p>
          </table:table-cell>
          <table:table-cell office:value-type="float" office:value="130.19292089979999" table:style-name="ce1">
            <text:p>130.1929209</text:p>
          </table:table-cell>
          <table:table-cell office:value-type="float" office:value="86.655765046400006" table:style-name="ce1">
            <text:p>86.65576505</text:p>
          </table:table-cell>
          <table:table-cell table:number-columns-repeated="16380"/>
        </table:table-row>
        <table:table-row table:style-name="ro1">
          <table:table-cell office:value-type="date" office:date-value="2003-02-01T00:00:00" table:style-name="ce2">
            <text:p>1/2/03</text:p>
          </table:table-cell>
          <table:table-cell office:value-type="float" office:value="93.414310393299999" table:style-name="ce1">
            <text:p>93.41431039</text:p>
          </table:table-cell>
          <table:table-cell office:value-type="float" office:value="138.17469167979999" table:style-name="ce1">
            <text:p>138.1746917</text:p>
          </table:table-cell>
          <table:table-cell office:value-type="float" office:value="85.051600070700005" table:style-name="ce1">
            <text:p>85.05160007</text:p>
          </table:table-cell>
          <table:table-cell table:number-columns-repeated="16380"/>
        </table:table-row>
        <table:table-row table:style-name="ro1">
          <table:table-cell office:value-type="date" office:date-value="2003-03-01T00:00:00" table:style-name="ce2">
            <text:p>1/3/03</text:p>
          </table:table-cell>
          <table:table-cell office:value-type="float" office:value="97.2157501473" table:style-name="ce1">
            <text:p>97.21575015</text:p>
          </table:table-cell>
          <table:table-cell office:value-type="float" office:value="149.4573926098" table:style-name="ce1">
            <text:p>149.4573926</text:p>
          </table:table-cell>
          <table:table-cell office:value-type="float" office:value="80.429767567900001" table:style-name="ce1">
            <text:p>80.42976757</text:p>
          </table:table-cell>
          <table:table-cell table:number-columns-repeated="16380"/>
        </table:table-row>
        <table:table-row table:style-name="ro1">
          <table:table-cell office:value-type="date" office:date-value="2003-04-01T00:00:00" table:style-name="ce2">
            <text:p>1/4/03</text:p>
          </table:table-cell>
          <table:table-cell office:value-type="float" office:value="102.4291503792" table:style-name="ce1">
            <text:p>102.4291504</text:p>
          </table:table-cell>
          <table:table-cell office:value-type="float" office:value="147.7758724098" table:style-name="ce1">
            <text:p>147.7758724</text:p>
          </table:table-cell>
          <table:table-cell office:value-type="float" office:value="87.283118195900002" table:style-name="ce1">
            <text:p>87.2831182</text:p>
          </table:table-cell>
          <table:table-cell table:number-columns-repeated="16380"/>
        </table:table-row>
        <table:table-row table:style-name="ro1">
          <table:table-cell office:value-type="date" office:date-value="2003-05-01T00:00:00" table:style-name="ce2">
            <text:p>1/5/03</text:p>
          </table:table-cell>
          <table:table-cell office:value-type="float" office:value="96.7311064453" table:style-name="ce1">
            <text:p>96.73110645</text:p>
          </table:table-cell>
          <table:table-cell office:value-type="float" office:value="126.3749824698" table:style-name="ce1">
            <text:p>126.3749825</text:p>
          </table:table-cell>
          <table:table-cell office:value-type="float" office:value="74.413753520699998" table:style-name="ce1">
            <text:p>74.41375352</text:p>
          </table:table-cell>
          <table:table-cell table:number-columns-repeated="16380"/>
        </table:table-row>
        <table:table-row table:style-name="ro1">
          <table:table-cell office:value-type="date" office:date-value="2003-06-01T00:00:00" table:style-name="ce2">
            <text:p>1/6/03</text:p>
          </table:table-cell>
          <table:table-cell office:value-type="float" office:value="115.4138770191" table:style-name="ce1">
            <text:p>115.413877</text:p>
          </table:table-cell>
          <table:table-cell office:value-type="float" office:value="147.36798329979999" table:style-name="ce1">
            <text:p>147.3679833</text:p>
          </table:table-cell>
          <table:table-cell office:value-type="float" office:value="84.011031974399998" table:style-name="ce1">
            <text:p>84.01103197</text:p>
          </table:table-cell>
          <table:table-cell table:number-columns-repeated="16380"/>
        </table:table-row>
        <table:table-row table:style-name="ro1">
          <table:table-cell office:value-type="date" office:date-value="2003-07-01T00:00:00" table:style-name="ce2">
            <text:p>1/7/03</text:p>
          </table:table-cell>
          <table:table-cell office:value-type="float" office:value="120.2009546291" table:style-name="ce1">
            <text:p>120.2009546</text:p>
          </table:table-cell>
          <table:table-cell office:value-type="float" office:value="152.3458519898" table:style-name="ce1">
            <text:p>152.345852</text:p>
          </table:table-cell>
          <table:table-cell office:value-type="float" office:value="85.022488620700003" table:style-name="ce1">
            <text:p>85.02248862</text:p>
          </table:table-cell>
          <table:table-cell table:number-columns-repeated="16380"/>
        </table:table-row>
        <table:table-row table:style-name="ro1">
          <table:table-cell office:value-type="date" office:date-value="2003-08-01T00:00:00" table:style-name="ce2">
            <text:p>1/8/03</text:p>
          </table:table-cell>
          <table:table-cell office:value-type="float" office:value="102.88653146919999" table:style-name="ce1">
            <text:p>102.8865315</text:p>
          </table:table-cell>
          <table:table-cell office:value-type="float" office:value="65.445634323899995" table:style-name="ce1">
            <text:p>65.44563432</text:p>
          </table:table-cell>
          <table:table-cell office:value-type="float" office:value="37.668395461700001" table:style-name="ce1">
            <text:p>37.66839546</text:p>
          </table:table-cell>
          <table:table-cell table:number-columns-repeated="16380"/>
        </table:table-row>
        <table:table-row table:style-name="ro1">
          <table:table-cell office:value-type="date" office:date-value="2003-09-01T00:00:00" table:style-name="ce2">
            <text:p>1/9/03</text:p>
          </table:table-cell>
          <table:table-cell office:value-type="float" office:value="115.51194135910001" table:style-name="ce1">
            <text:p>115.5119414</text:p>
          </table:table-cell>
          <table:table-cell office:value-type="float" office:value="147.06797140980001" table:style-name="ce1">
            <text:p>147.0679714</text:p>
          </table:table-cell>
          <table:table-cell office:value-type="float" office:value="73.163463522599997" table:style-name="ce1">
            <text:p>73.16346352</text:p>
          </table:table-cell>
          <table:table-cell table:number-columns-repeated="16380"/>
        </table:table-row>
        <table:table-row table:style-name="ro1">
          <table:table-cell office:value-type="date" office:date-value="2003-10-01T00:00:00" table:style-name="ce2">
            <text:p>1/10/03</text:p>
          </table:table-cell>
          <table:table-cell office:value-type="float" office:value="96.785317993299998" table:style-name="ce1">
            <text:p>96.78531799</text:p>
          </table:table-cell>
          <table:table-cell office:value-type="float" office:value="155.1551070898" table:style-name="ce1">
            <text:p>155.1551071</text:p>
          </table:table-cell>
          <table:table-cell office:value-type="float" office:value="93.670240941700001" table:style-name="ce1">
            <text:p>93.67024094</text:p>
          </table:table-cell>
          <table:table-cell table:number-columns-repeated="16380"/>
        </table:table-row>
        <table:table-row table:style-name="ro1">
          <table:table-cell office:value-type="date" office:date-value="2003-11-01T00:00:00" table:style-name="ce2">
            <text:p>1/11/03</text:p>
          </table:table-cell>
          <table:table-cell office:value-type="float" office:value="76.636361692400001" table:style-name="ce1">
            <text:p>76.63636169</text:p>
          </table:table-cell>
          <table:table-cell office:value-type="float" office:value="118.1455697099" table:style-name="ce1">
            <text:p>118.1455697</text:p>
          </table:table-cell>
          <table:table-cell office:value-type="float" office:value="75.445307512200003" table:style-name="ce1">
            <text:p>75.44530751</text:p>
          </table:table-cell>
          <table:table-cell table:number-columns-repeated="16380"/>
        </table:table-row>
        <table:table-row table:style-name="ro1">
          <table:table-cell office:value-type="date" office:date-value="2003-12-01T00:00:00" table:style-name="ce2">
            <text:p>1/12/03</text:p>
          </table:table-cell>
          <table:table-cell office:value-type="float" office:value="74.147693436400004" table:style-name="ce1">
            <text:p>74.14769344</text:p>
          </table:table-cell>
          <table:table-cell office:value-type="float" office:value="97.878667405900003" table:style-name="ce1">
            <text:p>97.87866741</text:p>
          </table:table-cell>
          <table:table-cell office:value-type="float" office:value="57.269107669599997" table:style-name="ce1">
            <text:p>57.26910767</text:p>
          </table:table-cell>
          <table:table-cell table:number-columns-repeated="16380"/>
        </table:table-row>
        <table:table-row table:style-name="ro1">
          <table:table-cell office:value-type="date" office:date-value="2004-01-01T00:00:00" table:style-name="ce2">
            <text:p>1/1/04</text:p>
          </table:table-cell>
          <table:table-cell office:value-type="float" office:value="91.309557153300005" table:style-name="ce1">
            <text:p>91.30955715</text:p>
          </table:table-cell>
          <table:table-cell office:value-type="float" office:value="139.3329368098" table:style-name="ce1">
            <text:p>139.3329368</text:p>
          </table:table-cell>
          <table:table-cell office:value-type="float" office:value="83.932129269300006" table:style-name="ce1">
            <text:p>83.93212927</text:p>
          </table:table-cell>
          <table:table-cell table:number-columns-repeated="16380"/>
        </table:table-row>
        <table:table-row table:style-name="ro1">
          <table:table-cell office:value-type="date" office:date-value="2004-02-01T00:00:00" table:style-name="ce2">
            <text:p>1/2/04</text:p>
          </table:table-cell>
          <table:table-cell office:value-type="float" office:value="97.824711238299997" table:style-name="ce1">
            <text:p>97.82471124</text:p>
          </table:table-cell>
          <table:table-cell office:value-type="float" office:value="145.48076858979999" table:style-name="ce1">
            <text:p>145.4807686</text:p>
          </table:table-cell>
          <table:table-cell office:value-type="float" office:value="92.480421182100002" table:style-name="ce1">
            <text:p>92.48042118</text:p>
          </table:table-cell>
          <table:table-cell table:number-columns-repeated="16380"/>
        </table:table-row>
        <table:table-row table:style-name="ro1">
          <table:table-cell office:value-type="date" office:date-value="2004-03-01T00:00:00" table:style-name="ce2">
            <text:p>1/3/04</text:p>
          </table:table-cell>
          <table:table-cell office:value-type="float" office:value="117.7925811091" table:style-name="ce1">
            <text:p>117.7925811</text:p>
          </table:table-cell>
          <table:table-cell office:value-type="float" office:value="175.44472215979999" table:style-name="ce1">
            <text:p>175.4447222</text:p>
          </table:table-cell>
          <table:table-cell office:value-type="float" office:value="89.447879474700002" table:style-name="ce1">
            <text:p>89.44787947</text:p>
          </table:table-cell>
          <table:table-cell table:number-columns-repeated="16380"/>
        </table:table-row>
        <table:table-row table:style-name="ro1">
          <table:table-cell office:value-type="date" office:date-value="2004-04-01T00:00:00" table:style-name="ce2">
            <text:p>1/4/04</text:p>
          </table:table-cell>
          <table:table-cell office:value-type="float" office:value="116.1626251391" table:style-name="ce1">
            <text:p>116.1626251</text:p>
          </table:table-cell>
          <table:table-cell office:value-type="float" office:value="152.85041559979999" table:style-name="ce1">
            <text:p>152.8504156</text:p>
          </table:table-cell>
          <table:table-cell office:value-type="float" office:value="94.082375119899993" table:style-name="ce1">
            <text:p>94.08237512</text:p>
          </table:table-cell>
          <table:table-cell table:number-columns-repeated="16380"/>
        </table:table-row>
        <table:table-row table:style-name="ro1">
          <table:table-cell office:value-type="date" office:date-value="2004-05-01T00:00:00" table:style-name="ce2">
            <text:p>1/5/04</text:p>
          </table:table-cell>
          <table:table-cell office:value-type="float" office:value="110.94042091919999" table:style-name="ce1">
            <text:p>110.9404209</text:p>
          </table:table-cell>
          <table:table-cell office:value-type="float" office:value="134.9923995298" table:style-name="ce1">
            <text:p>134.9923995</text:p>
          </table:table-cell>
          <table:table-cell office:value-type="float" office:value="83.003697923900006" table:style-name="ce1">
            <text:p>83.00369792</text:p>
          </table:table-cell>
          <table:table-cell table:number-columns-repeated="16380"/>
        </table:table-row>
        <table:table-row table:style-name="ro1">
          <table:table-cell office:value-type="date" office:date-value="2004-06-01T00:00:00" table:style-name="ce2">
            <text:p>1/6/04</text:p>
          </table:table-cell>
          <table:table-cell office:value-type="float" office:value="146.6099371789" table:style-name="ce1">
            <text:p>146.6099372</text:p>
          </table:table-cell>
          <table:table-cell office:value-type="float" office:value="154.7509524598" table:style-name="ce1">
            <text:p>154.7509525</text:p>
          </table:table-cell>
          <table:table-cell office:value-type="float" office:value="99.710003021700004" table:style-name="ce1">
            <text:p>99.71000302</text:p>
          </table:table-cell>
          <table:table-cell table:number-columns-repeated="16380"/>
        </table:table-row>
        <table:table-row table:style-name="ro1">
          <table:table-cell office:value-type="date" office:date-value="2004-07-01T00:00:00" table:style-name="ce2">
            <text:p>1/7/04</text:p>
          </table:table-cell>
          <table:table-cell office:value-type="float" office:value="122.4917586091" table:style-name="ce1">
            <text:p>122.4917586</text:p>
          </table:table-cell>
          <table:table-cell office:value-type="float" office:value="135.88326521979999" table:style-name="ce1">
            <text:p>135.8832652</text:p>
          </table:table-cell>
          <table:table-cell office:value-type="float" office:value="92.772547974299997" table:style-name="ce1">
            <text:p>92.77254797</text:p>
          </table:table-cell>
          <table:table-cell table:number-columns-repeated="16380"/>
        </table:table-row>
        <table:table-row table:style-name="ro1">
          <table:table-cell office:value-type="date" office:date-value="2004-08-01T00:00:00" table:style-name="ce2">
            <text:p>1/8/04</text:p>
          </table:table-cell>
          <table:table-cell office:value-type="float" office:value="133.264182869" table:style-name="ce1">
            <text:p>133.2641829</text:p>
          </table:table-cell>
          <table:table-cell office:value-type="float" office:value="75.523240614900004" table:style-name="ce1">
            <text:p>75.52324061</text:p>
          </table:table-cell>
          <table:table-cell office:value-type="float" office:value="37.842283698199999" table:style-name="ce1">
            <text:p>37.8422837</text:p>
          </table:table-cell>
          <table:table-cell table:number-columns-repeated="16380"/>
        </table:table-row>
        <table:table-row table:style-name="ro1">
          <table:table-cell office:value-type="date" office:date-value="2004-09-01T00:00:00" table:style-name="ce2">
            <text:p>1/9/04</text:p>
          </table:table-cell>
          <table:table-cell office:value-type="float" office:value="138.86465150890001" table:style-name="ce1">
            <text:p>138.8646515</text:p>
          </table:table-cell>
          <table:table-cell office:value-type="float" office:value="144.15156726980001" table:style-name="ce1">
            <text:p>144.1515673</text:p>
          </table:table-cell>
          <table:table-cell office:value-type="float" office:value="79.240245638399998" table:style-name="ce1">
            <text:p>79.24024564</text:p>
          </table:table-cell>
          <table:table-cell table:number-columns-repeated="16380"/>
        </table:table-row>
        <table:table-row table:style-name="ro1">
          <table:table-cell office:value-type="date" office:date-value="2004-10-01T00:00:00" table:style-name="ce2">
            <text:p>1/10/04</text:p>
          </table:table-cell>
          <table:table-cell office:value-type="float" office:value="114.1790276891" table:style-name="ce1">
            <text:p>114.1790277</text:p>
          </table:table-cell>
          <table:table-cell office:value-type="float" office:value="139.94097554979999" table:style-name="ce1">
            <text:p>139.9409755</text:p>
          </table:table-cell>
          <table:table-cell office:value-type="float" office:value="95.4348736484" table:style-name="ce1">
            <text:p>95.43487365</text:p>
          </table:table-cell>
          <table:table-cell table:number-columns-repeated="16380"/>
        </table:table-row>
        <table:table-row table:style-name="ro1">
          <table:table-cell office:value-type="date" office:date-value="2004-11-01T00:00:00" table:style-name="ce2">
            <text:p>1/11/04</text:p>
          </table:table-cell>
          <table:table-cell office:value-type="float" office:value="100.6895261292" table:style-name="ce1">
            <text:p>100.6895261</text:p>
          </table:table-cell>
          <table:table-cell office:value-type="float" office:value="126.4452564198" table:style-name="ce1">
            <text:p>126.4452564</text:p>
          </table:table-cell>
          <table:table-cell office:value-type="float" office:value="81.436369005800003" table:style-name="ce1">
            <text:p>81.43636901</text:p>
          </table:table-cell>
          <table:table-cell table:number-columns-repeated="16380"/>
        </table:table-row>
        <table:table-row table:style-name="ro1">
          <table:table-cell office:value-type="date" office:date-value="2004-12-01T00:00:00" table:style-name="ce2">
            <text:p>1/12/04</text:p>
          </table:table-cell>
          <table:table-cell office:value-type="float" office:value="91.951083528300003" table:style-name="ce1">
            <text:p>91.95108353</text:p>
          </table:table-cell>
          <table:table-cell office:value-type="float" office:value="107.2993219299" table:style-name="ce1">
            <text:p>107.2993219</text:p>
          </table:table-cell>
          <table:table-cell office:value-type="float" office:value="61.792898788599999" table:style-name="ce1">
            <text:p>61.79289879</text:p>
          </table:table-cell>
          <table:table-cell table:number-columns-repeated="16380"/>
        </table:table-row>
        <table:table-row table:style-name="ro1">
          <table:table-cell office:value-type="date" office:date-value="2005-01-01T00:00:00" table:style-name="ce2">
            <text:p>1/1/05</text:p>
          </table:table-cell>
          <table:table-cell office:value-type="float" office:value="112.1629827591" table:style-name="ce1">
            <text:p>112.1629828</text:p>
          </table:table-cell>
          <table:table-cell office:value-type="float" office:value="144.2873885498" table:style-name="ce1">
            <text:p>144.2873885</text:p>
          </table:table-cell>
          <table:table-cell office:value-type="float" office:value="86.860727441600005" table:style-name="ce1">
            <text:p>86.86072744</text:p>
          </table:table-cell>
          <table:table-cell table:number-columns-repeated="16380"/>
        </table:table-row>
        <table:table-row table:style-name="ro1">
          <table:table-cell office:value-type="date" office:date-value="2005-02-01T00:00:00" table:style-name="ce2">
            <text:p>1/2/05</text:p>
          </table:table-cell>
          <table:table-cell office:value-type="float" office:value="108.29575901920001" table:style-name="ce1">
            <text:p>108.295759</text:p>
          </table:table-cell>
          <table:table-cell office:value-type="float" office:value="137.45689681979999" table:style-name="ce1">
            <text:p>137.4568968</text:p>
          </table:table-cell>
          <table:table-cell office:value-type="float" office:value="80.449569557999993" table:style-name="ce1">
            <text:p>80.44956956</text:p>
          </table:table-cell>
          <table:table-cell table:number-columns-repeated="16380"/>
        </table:table-row>
        <table:table-row table:style-name="ro1">
          <table:table-cell office:value-type="date" office:date-value="2005-03-01T00:00:00" table:style-name="ce2">
            <text:p>1/3/05</text:p>
          </table:table-cell>
          <table:table-cell office:value-type="float" office:value="118.0650716991" table:style-name="ce1">
            <text:p>118.0650717</text:p>
          </table:table-cell>
          <table:table-cell office:value-type="float" office:value="140.77253719980001" table:style-name="ce1">
            <text:p>140.7725372</text:p>
          </table:table-cell>
          <table:table-cell office:value-type="float" office:value="75.631370482700007" table:style-name="ce1">
            <text:p>75.63137048</text:p>
          </table:table-cell>
          <table:table-cell table:number-columns-repeated="16380"/>
        </table:table-row>
        <table:table-row table:style-name="ro1">
          <table:table-cell office:value-type="date" office:date-value="2005-04-01T00:00:00" table:style-name="ce2">
            <text:p>1/4/05</text:p>
          </table:table-cell>
          <table:table-cell office:value-type="float" office:value="109.53681236920001" table:style-name="ce1">
            <text:p>109.5368124</text:p>
          </table:table-cell>
          <table:table-cell office:value-type="float" office:value="144.99813818979999" table:style-name="ce1">
            <text:p>144.9981382</text:p>
          </table:table-cell>
          <table:table-cell office:value-type="float" office:value="84.752890490499993" table:style-name="ce1">
            <text:p>84.75289049</text:p>
          </table:table-cell>
          <table:table-cell table:number-columns-repeated="16380"/>
        </table:table-row>
        <table:table-row table:style-name="ro1">
          <table:table-cell office:value-type="date" office:date-value="2005-05-01T00:00:00" table:style-name="ce2">
            <text:p>1/5/05</text:p>
          </table:table-cell>
          <table:table-cell office:value-type="float" office:value="112.5953518691" table:style-name="ce1">
            <text:p>112.5953519</text:p>
          </table:table-cell>
          <table:table-cell office:value-type="float" office:value="141.8505420898" table:style-name="ce1">
            <text:p>141.8505421</text:p>
          </table:table-cell>
          <table:table-cell office:value-type="float" office:value="80.933081487099997" table:style-name="ce1">
            <text:p>80.93308149</text:p>
          </table:table-cell>
          <table:table-cell table:number-columns-repeated="16380"/>
        </table:table-row>
        <table:table-row table:style-name="ro1">
          <table:table-cell office:value-type="date" office:date-value="2005-06-01T00:00:00" table:style-name="ce2">
            <text:p>1/6/05</text:p>
          </table:table-cell>
          <table:table-cell office:value-type="float" office:value="136.29591727900001" table:style-name="ce1">
            <text:p>136.2959173</text:p>
          </table:table-cell>
          <table:table-cell office:value-type="float" office:value="163.6310432798" table:style-name="ce1">
            <text:p>163.6310433</text:p>
          </table:table-cell>
          <table:table-cell office:value-type="float" office:value="93.8144921942" table:style-name="ce1">
            <text:p>93.81449219</text:p>
          </table:table-cell>
          <table:table-cell table:number-columns-repeated="16380"/>
        </table:table-row>
        <table:table-row table:style-name="ro1">
          <table:table-cell office:value-type="date" office:date-value="2005-07-01T00:00:00" table:style-name="ce2">
            <text:p>1/7/05</text:p>
          </table:table-cell>
          <table:table-cell office:value-type="float" office:value="117.28818699910001" table:style-name="ce1">
            <text:p>117.288187</text:p>
          </table:table-cell>
          <table:table-cell office:value-type="float" office:value="141.02273779980001" table:style-name="ce1">
            <text:p>141.0227378</text:p>
          </table:table-cell>
          <table:table-cell office:value-type="float" office:value="82.543077663000005" table:style-name="ce1">
            <text:p>82.54307766</text:p>
          </table:table-cell>
          <table:table-cell table:number-columns-repeated="16380"/>
        </table:table-row>
        <table:table-row table:style-name="ro1">
          <table:table-cell office:value-type="date" office:date-value="2005-08-01T00:00:00" table:style-name="ce2">
            <text:p>1/8/05</text:p>
          </table:table-cell>
          <table:table-cell office:value-type="float" office:value="116.19339866910001" table:style-name="ce1">
            <text:p>116.1933987</text:p>
          </table:table-cell>
          <table:table-cell office:value-type="float" office:value="89.333829484899994" table:style-name="ce1">
            <text:p>89.33382948</text:p>
          </table:table-cell>
          <table:table-cell office:value-type="float" office:value="36.5685566975" table:style-name="ce1">
            <text:p>36.5685567</text:p>
          </table:table-cell>
          <table:table-cell table:number-columns-repeated="16380"/>
        </table:table-row>
        <table:table-row table:style-name="ro1">
          <table:table-cell office:value-type="date" office:date-value="2005-09-01T00:00:00" table:style-name="ce2">
            <text:p>1/9/05</text:p>
          </table:table-cell>
          <table:table-cell office:value-type="float" office:value="130.52978664899999" table:style-name="ce1">
            <text:p>130.5297866</text:p>
          </table:table-cell>
          <table:table-cell office:value-type="float" office:value="165.8177321698" table:style-name="ce1">
            <text:p>165.8177322</text:p>
          </table:table-cell>
          <table:table-cell office:value-type="float" office:value="81.0771644366" table:style-name="ce1">
            <text:p>81.07716444</text:p>
          </table:table-cell>
          <table:table-cell table:number-columns-repeated="16380"/>
        </table:table-row>
        <table:table-row table:style-name="ro1">
          <table:table-cell office:value-type="date" office:date-value="2005-10-01T00:00:00" table:style-name="ce2">
            <text:p>1/10/05</text:p>
          </table:table-cell>
          <table:table-cell office:value-type="float" office:value="107.2270867392" table:style-name="ce1">
            <text:p>107.2270867</text:p>
          </table:table-cell>
          <table:table-cell office:value-type="float" office:value="154.4379542298" table:style-name="ce1">
            <text:p>154.4379542</text:p>
          </table:table-cell>
          <table:table-cell office:value-type="float" office:value="85.417870061200006" table:style-name="ce1">
            <text:p>85.41787006</text:p>
          </table:table-cell>
          <table:table-cell table:number-columns-repeated="16380"/>
        </table:table-row>
        <table:table-row table:style-name="ro1">
          <table:table-cell office:value-type="date" office:date-value="2005-11-01T00:00:00" table:style-name="ce2">
            <text:p>1/11/05</text:p>
          </table:table-cell>
          <table:table-cell office:value-type="float" office:value="102.84636628920001" table:style-name="ce1">
            <text:p>102.8463663</text:p>
          </table:table-cell>
          <table:table-cell office:value-type="float" office:value="149.0163074898" table:style-name="ce1">
            <text:p>149.0163075</text:p>
          </table:table-cell>
          <table:table-cell office:value-type="float" office:value="76.302286030399998" table:style-name="ce1">
            <text:p>76.30228603</text:p>
          </table:table-cell>
          <table:table-cell table:number-columns-repeated="16380"/>
        </table:table-row>
        <table:table-row table:style-name="ro1">
          <table:table-cell office:value-type="date" office:date-value="2005-12-01T00:00:00" table:style-name="ce2">
            <text:p>1/12/05</text:p>
          </table:table-cell>
          <table:table-cell office:value-type="float" office:value="86.717056192300007" table:style-name="ce1">
            <text:p>86.71705619</text:p>
          </table:table-cell>
          <table:table-cell office:value-type="float" office:value="117.94928360989999" table:style-name="ce1">
            <text:p>117.9492836</text:p>
          </table:table-cell>
          <table:table-cell office:value-type="float" office:value="59.819303193000003" table:style-name="ce1">
            <text:p>59.81930319</text:p>
          </table:table-cell>
          <table:table-cell table:number-columns-repeated="16380"/>
        </table:table-row>
        <table:table-row table:style-name="ro1">
          <table:table-cell office:value-type="date" office:date-value="2006-01-01T00:00:00" table:style-name="ce2">
            <text:p>1/1/06</text:p>
          </table:table-cell>
          <table:table-cell office:value-type="float" office:value="108.1604061692" table:style-name="ce1">
            <text:p>108.1604062</text:p>
          </table:table-cell>
          <table:table-cell office:value-type="float" office:value="154.40145011979999" table:style-name="ce1">
            <text:p>154.4014501</text:p>
          </table:table-cell>
          <table:table-cell office:value-type="float" office:value="95.965790891699996" table:style-name="ce1">
            <text:p>95.96579089</text:p>
          </table:table-cell>
          <table:table-cell table:number-columns-repeated="16380"/>
        </table:table-row>
        <table:table-row table:style-name="ro1">
          <table:table-cell office:value-type="date" office:date-value="2006-02-01T00:00:00" table:style-name="ce2">
            <text:p>1/2/06</text:p>
          </table:table-cell>
          <table:table-cell office:value-type="float" office:value="104.7936080992" table:style-name="ce1">
            <text:p>104.7936081</text:p>
          </table:table-cell>
          <table:table-cell office:value-type="float" office:value="154.78799630980001" table:style-name="ce1">
            <text:p>154.7879963</text:p>
          </table:table-cell>
          <table:table-cell office:value-type="float" office:value="82.872533046200004" table:style-name="ce1">
            <text:p>82.87253305</text:p>
          </table:table-cell>
          <table:table-cell table:number-columns-repeated="16380"/>
        </table:table-row>
        <table:table-row table:style-name="ro1">
          <table:table-cell office:value-type="date" office:date-value="2006-03-01T00:00:00" table:style-name="ce2">
            <text:p>1/3/06</text:p>
          </table:table-cell>
          <table:table-cell office:value-type="float" office:value="119.6830757891" table:style-name="ce1">
            <text:p>119.6830758</text:p>
          </table:table-cell>
          <table:table-cell office:value-type="float" office:value="177.40926379979999" table:style-name="ce1">
            <text:p>177.4092638</text:p>
          </table:table-cell>
          <table:table-cell office:value-type="float" office:value="86.795282367599995" table:style-name="ce1">
            <text:p>86.79528237</text:p>
          </table:table-cell>
          <table:table-cell table:number-columns-repeated="16380"/>
        </table:table-row>
        <table:table-row table:style-name="ro1">
          <table:table-cell office:value-type="date" office:date-value="2006-04-01T00:00:00" table:style-name="ce2">
            <text:p>1/4/06</text:p>
          </table:table-cell>
          <table:table-cell office:value-type="float" office:value="101.6917514192" table:style-name="ce1">
            <text:p>101.6917514</text:p>
          </table:table-cell>
          <table:table-cell office:value-type="float" office:value="145.72552238980001" table:style-name="ce1">
            <text:p>145.7255224</text:p>
          </table:table-cell>
          <table:table-cell office:value-type="float" office:value="79.961441674599996" table:style-name="ce1">
            <text:p>79.96144167</text:p>
          </table:table-cell>
          <table:table-cell table:number-columns-repeated="16380"/>
        </table:table-row>
        <table:table-row table:style-name="ro1">
          <table:table-cell office:value-type="date" office:date-value="2006-05-01T00:00:00" table:style-name="ce2">
            <text:p>1/5/06</text:p>
          </table:table-cell>
          <table:table-cell office:value-type="float" office:value="115.05850542909999" table:style-name="ce1">
            <text:p>115.0585054</text:p>
          </table:table-cell>
          <table:table-cell office:value-type="float" office:value="156.97793755980001" table:style-name="ce1">
            <text:p>156.9779376</text:p>
          </table:table-cell>
          <table:table-cell office:value-type="float" office:value="83.451293686200003" table:style-name="ce1">
            <text:p>83.45129369</text:p>
          </table:table-cell>
          <table:table-cell table:number-columns-repeated="16380"/>
        </table:table-row>
        <table:table-row table:style-name="ro1">
          <table:table-cell office:value-type="date" office:date-value="2006-06-01T00:00:00" table:style-name="ce2">
            <text:p>1/6/06</text:p>
          </table:table-cell>
          <table:table-cell office:value-type="float" office:value="143.52650762889999" table:style-name="ce1">
            <text:p>143.5265076</text:p>
          </table:table-cell>
          <table:table-cell office:value-type="float" office:value="171.19640194979999" table:style-name="ce1">
            <text:p>171.1964019</text:p>
          </table:table-cell>
          <table:table-cell office:value-type="float" office:value="93.431204636399997" table:style-name="ce1">
            <text:p>93.43120464</text:p>
          </table:table-cell>
          <table:table-cell table:number-columns-repeated="16380"/>
        </table:table-row>
        <table:table-row table:style-name="ro1">
          <table:table-cell office:value-type="date" office:date-value="2006-07-01T00:00:00" table:style-name="ce2">
            <text:p>1/7/06</text:p>
          </table:table-cell>
          <table:table-cell office:value-type="float" office:value="124.605515829" table:style-name="ce1">
            <text:p>124.6055158</text:p>
          </table:table-cell>
          <table:table-cell office:value-type="float" office:value="155.17826880979999" table:style-name="ce1">
            <text:p>155.1782688</text:p>
          </table:table-cell>
          <table:table-cell office:value-type="float" office:value="75.892021334299997" table:style-name="ce1">
            <text:p>75.89202133</text:p>
          </table:table-cell>
          <table:table-cell table:number-columns-repeated="16380"/>
        </table:table-row>
        <table:table-row table:style-name="ro1">
          <table:table-cell office:value-type="date" office:date-value="2006-08-01T00:00:00" table:style-name="ce2">
            <text:p>1/8/06</text:p>
          </table:table-cell>
          <table:table-cell office:value-type="float" office:value="123.4949345691" table:style-name="ce1">
            <text:p>123.4949346</text:p>
          </table:table-cell>
          <table:table-cell office:value-type="float" office:value="96.452623573899999" table:style-name="ce1">
            <text:p>96.45262357</text:p>
          </table:table-cell>
          <table:table-cell office:value-type="float" office:value="46.132373401499997" table:style-name="ce1">
            <text:p>46.1323734</text:p>
          </table:table-cell>
          <table:table-cell table:number-columns-repeated="16380"/>
        </table:table-row>
        <table:table-row table:style-name="ro1">
          <table:table-cell office:value-type="date" office:date-value="2006-09-01T00:00:00" table:style-name="ce2">
            <text:p>1/9/06</text:p>
          </table:table-cell>
          <table:table-cell office:value-type="float" office:value="132.62043049900001" table:style-name="ce1">
            <text:p>132.6204305</text:p>
          </table:table-cell>
          <table:table-cell office:value-type="float" office:value="172.4784943498" table:style-name="ce1">
            <text:p>172.4784943</text:p>
          </table:table-cell>
          <table:table-cell office:value-type="float" office:value="85.263629537200003" table:style-name="ce1">
            <text:p>85.26362954</text:p>
          </table:table-cell>
          <table:table-cell table:number-columns-repeated="16380"/>
        </table:table-row>
        <table:table-row table:style-name="ro1">
          <table:table-cell office:value-type="date" office:date-value="2006-10-01T00:00:00" table:style-name="ce2">
            <text:p>1/10/06</text:p>
          </table:table-cell>
          <table:table-cell office:value-type="float" office:value="123.9373007991" table:style-name="ce1">
            <text:p>123.9373008</text:p>
          </table:table-cell>
          <table:table-cell office:value-type="float" office:value="178.97090778980001" table:style-name="ce1">
            <text:p>178.9709078</text:p>
          </table:table-cell>
          <table:table-cell office:value-type="float" office:value="94.683196638699997" table:style-name="ce1">
            <text:p>94.68319664</text:p>
          </table:table-cell>
          <table:table-cell table:number-columns-repeated="16380"/>
        </table:table-row>
        <table:table-row table:style-name="ro1">
          <table:table-cell office:value-type="date" office:date-value="2006-11-01T00:00:00" table:style-name="ce2">
            <text:p>1/11/06</text:p>
          </table:table-cell>
          <table:table-cell office:value-type="float" office:value="108.73957727920001" table:style-name="ce1">
            <text:p>108.7395773</text:p>
          </table:table-cell>
          <table:table-cell office:value-type="float" office:value="166.64703468979999" table:style-name="ce1">
            <text:p>166.6470347</text:p>
          </table:table-cell>
          <table:table-cell office:value-type="float" office:value="83.041256693999998" table:style-name="ce1">
            <text:p>83.04125669</text:p>
          </table:table-cell>
          <table:table-cell table:number-columns-repeated="16380"/>
        </table:table-row>
        <table:table-row table:style-name="ro1">
          <table:table-cell office:value-type="date" office:date-value="2006-12-01T00:00:00" table:style-name="ce2">
            <text:p>1/12/06</text:p>
          </table:table-cell>
          <table:table-cell office:value-type="float" office:value="87.542185400299999" table:style-name="ce1">
            <text:p>87.5421854</text:p>
          </table:table-cell>
          <table:table-cell office:value-type="float" office:value="114.9843595999" table:style-name="ce1">
            <text:p>114.9843596</text:p>
          </table:table-cell>
          <table:table-cell office:value-type="float" office:value="51.646294550500002" table:style-name="ce1">
            <text:p>51.64629455</text:p>
          </table:table-cell>
          <table:table-cell table:number-columns-repeated="16380"/>
        </table:table-row>
        <table:table-row table:style-name="ro1">
          <table:table-cell office:value-type="date" office:date-value="2007-01-01T00:00:00" table:style-name="ce2">
            <text:p>1/1/07</text:p>
          </table:table-cell>
          <table:table-cell office:value-type="float" office:value="114.2951260091" table:style-name="ce1">
            <text:p>114.295126</text:p>
          </table:table-cell>
          <table:table-cell office:value-type="float" office:value="175.02286766980001" table:style-name="ce1">
            <text:p>175.0228677</text:p>
          </table:table-cell>
          <table:table-cell office:value-type="float" office:value="92.796755540000007" table:style-name="ce1">
            <text:p>92.79675554</text:p>
          </table:table-cell>
          <table:table-cell table:number-columns-repeated="16380"/>
        </table:table-row>
        <table:table-row table:style-name="ro1">
          <table:table-cell office:value-type="date" office:date-value="2007-02-01T00:00:00" table:style-name="ce2">
            <text:p>1/2/07</text:p>
          </table:table-cell>
          <table:table-cell office:value-type="float" office:value="111.0697711092" table:style-name="ce1">
            <text:p>111.0697711</text:p>
          </table:table-cell>
          <table:table-cell office:value-type="float" office:value="178.04592299980001" table:style-name="ce1">
            <text:p>178.045923</text:p>
          </table:table-cell>
          <table:table-cell office:value-type="float" office:value="89.465711330900007" table:style-name="ce1">
            <text:p>89.46571133</text:p>
          </table:table-cell>
          <table:table-cell table:number-columns-repeated="16380"/>
        </table:table-row>
        <table:table-row table:style-name="ro1">
          <table:table-cell office:value-type="date" office:date-value="2007-03-01T00:00:00" table:style-name="ce2">
            <text:p>1/3/07</text:p>
          </table:table-cell>
          <table:table-cell office:value-type="float" office:value="122.5650027591" table:style-name="ce1">
            <text:p>122.5650028</text:p>
          </table:table-cell>
          <table:table-cell office:value-type="float" office:value="192.40373238980001" table:style-name="ce1">
            <text:p>192.4037324</text:p>
          </table:table-cell>
          <table:table-cell office:value-type="float" office:value="91.342078181600002" table:style-name="ce1">
            <text:p>91.34207818</text:p>
          </table:table-cell>
          <table:table-cell table:number-columns-repeated="16380"/>
        </table:table-row>
        <table:table-row table:style-name="ro1">
          <table:table-cell office:value-type="date" office:date-value="2007-04-01T00:00:00" table:style-name="ce2">
            <text:p>1/4/07</text:p>
          </table:table-cell>
          <table:table-cell office:value-type="float" office:value="103.1942599092" table:style-name="ce1">
            <text:p>103.1942599</text:p>
          </table:table-cell>
          <table:table-cell office:value-type="float" office:value="174.3365289498" table:style-name="ce1">
            <text:p>174.3365289</text:p>
          </table:table-cell>
          <table:table-cell office:value-type="float" office:value="94.756842353600007" table:style-name="ce1">
            <text:p>94.75684235</text:p>
          </table:table-cell>
          <table:table-cell table:number-columns-repeated="16380"/>
        </table:table-row>
        <table:table-row table:style-name="ro1">
          <table:table-cell office:value-type="date" office:date-value="2007-05-01T00:00:00" table:style-name="ce2">
            <text:p>1/5/07</text:p>
          </table:table-cell>
          <table:table-cell office:value-type="float" office:value="115.6311889591" table:style-name="ce1">
            <text:p>115.631189</text:p>
          </table:table-cell>
          <table:table-cell office:value-type="float" office:value="167.78165624979999" table:style-name="ce1">
            <text:p>167.7816562</text:p>
          </table:table-cell>
          <table:table-cell office:value-type="float" office:value="85.194971033000002" table:style-name="ce1">
            <text:p>85.19497103</text:p>
          </table:table-cell>
          <table:table-cell table:number-columns-repeated="16380"/>
        </table:table-row>
        <table:table-row table:style-name="ro1">
          <table:table-cell office:value-type="date" office:date-value="2007-06-01T00:00:00" table:style-name="ce2">
            <text:p>1/6/07</text:p>
          </table:table-cell>
          <table:table-cell office:value-type="float" office:value="143.3433184889" table:style-name="ce1">
            <text:p>143.3433185</text:p>
          </table:table-cell>
          <table:table-cell office:value-type="float" office:value="176.56347191980001" table:style-name="ce1">
            <text:p>176.5634719</text:p>
          </table:table-cell>
          <table:table-cell office:value-type="float" office:value="99.761371703999998" table:style-name="ce1">
            <text:p>99.7613717</text:p>
          </table:table-cell>
          <table:table-cell table:number-columns-repeated="16380"/>
        </table:table-row>
        <table:table-row table:style-name="ro1">
          <table:table-cell office:value-type="date" office:date-value="2007-07-01T00:00:00" table:style-name="ce2">
            <text:p>1/7/07</text:p>
          </table:table-cell>
          <table:table-cell office:value-type="float" office:value="121.0692434891" table:style-name="ce1">
            <text:p>121.0692435</text:p>
          </table:table-cell>
          <table:table-cell office:value-type="float" office:value="171.01566456980001" table:style-name="ce1">
            <text:p>171.0156646</text:p>
          </table:table-cell>
          <table:table-cell office:value-type="float" office:value="92.7497313824" table:style-name="ce1">
            <text:p>92.74973138</text:p>
          </table:table-cell>
          <table:table-cell table:number-columns-repeated="16380"/>
        </table:table-row>
        <table:table-row table:style-name="ro1">
          <table:table-cell office:value-type="date" office:date-value="2007-08-01T00:00:00" table:style-name="ce2">
            <text:p>1/8/07</text:p>
          </table:table-cell>
          <table:table-cell office:value-type="float" office:value="116.5120611991" table:style-name="ce1">
            <text:p>116.5120612</text:p>
          </table:table-cell>
          <table:table-cell office:value-type="float" office:value="100.6304926199" table:style-name="ce1">
            <text:p>100.6304926</text:p>
          </table:table-cell>
          <table:table-cell office:value-type="float" office:value="48.8580609889" table:style-name="ce1">
            <text:p>48.85806099</text:p>
          </table:table-cell>
          <table:table-cell table:number-columns-repeated="16380"/>
        </table:table-row>
        <table:table-row table:style-name="ro1">
          <table:table-cell office:value-type="date" office:date-value="2007-09-01T00:00:00" table:style-name="ce2">
            <text:p>1/9/07</text:p>
          </table:table-cell>
          <table:table-cell office:value-type="float" office:value="123.3264548091" table:style-name="ce1">
            <text:p>123.3264548</text:p>
          </table:table-cell>
          <table:table-cell office:value-type="float" office:value="159.2410557398" table:style-name="ce1">
            <text:p>159.2410557</text:p>
          </table:table-cell>
          <table:table-cell office:value-type="float" office:value="81.596912638099994" table:style-name="ce1">
            <text:p>81.59691264</text:p>
          </table:table-cell>
          <table:table-cell table:number-columns-repeated="16380"/>
        </table:table-row>
        <table:table-row table:style-name="ro1">
          <table:table-cell office:value-type="date" office:date-value="2007-10-01T00:00:00" table:style-name="ce2">
            <text:p>1/10/07</text:p>
          </table:table-cell>
          <table:table-cell office:value-type="float" office:value="126.78519538899999" table:style-name="ce1">
            <text:p>126.7851954</text:p>
          </table:table-cell>
          <table:table-cell office:value-type="float" office:value="183.0089689898" table:style-name="ce1">
            <text:p>183.008969</text:p>
          </table:table-cell>
          <table:table-cell office:value-type="float" office:value="104.6037288441" table:style-name="ce1">
            <text:p>104.6037288</text:p>
          </table:table-cell>
          <table:table-cell table:number-columns-repeated="16380"/>
        </table:table-row>
        <table:table-row table:style-name="ro1">
          <table:table-cell office:value-type="date" office:date-value="2007-11-01T00:00:00" table:style-name="ce2">
            <text:p>1/11/07</text:p>
          </table:table-cell>
          <table:table-cell office:value-type="float" office:value="107.1107843092" table:style-name="ce1">
            <text:p>107.1107843</text:p>
          </table:table-cell>
          <table:table-cell office:value-type="float" office:value="162.95435864980001" table:style-name="ce1">
            <text:p>162.9543586</text:p>
          </table:table-cell>
          <table:table-cell office:value-type="float" office:value="99.767927266599997" table:style-name="ce1">
            <text:p>99.76792727</text:p>
          </table:table-cell>
          <table:table-cell table:number-columns-repeated="16380"/>
        </table:table-row>
        <table:table-row table:style-name="ro1">
          <table:table-cell office:value-type="date" office:date-value="2007-12-01T00:00:00" table:style-name="ce2">
            <text:p>1/12/07</text:p>
          </table:table-cell>
          <table:table-cell office:value-type="float" office:value="80.453157392400001" table:style-name="ce1">
            <text:p>80.45315739</text:p>
          </table:table-cell>
          <table:table-cell office:value-type="float" office:value="110.87599247990001" table:style-name="ce1">
            <text:p>110.8759925</text:p>
          </table:table-cell>
          <table:table-cell office:value-type="float" office:value="61.638107155100002" table:style-name="ce1">
            <text:p>61.63810716</text:p>
          </table:table-cell>
          <table:table-cell table:number-columns-repeated="16380"/>
        </table:table-row>
        <table:table-row table:style-name="ro1">
          <table:table-cell office:value-type="date" office:date-value="2008-01-01T00:00:00" table:style-name="ce2">
            <text:p>1/1/08</text:p>
          </table:table-cell>
          <table:table-cell office:value-type="float" office:value="111.2531670991" table:style-name="ce1">
            <text:p>111.2531671</text:p>
          </table:table-cell>
          <table:table-cell office:value-type="float" office:value="179.17257821979999" table:style-name="ce1">
            <text:p>179.1725782</text:p>
          </table:table-cell>
          <table:table-cell office:value-type="float" office:value="100.2108839741" table:style-name="ce1">
            <text:p>100.210884</text:p>
          </table:table-cell>
          <table:table-cell table:number-columns-repeated="16380"/>
        </table:table-row>
        <table:table-row table:style-name="ro1">
          <table:table-cell office:value-type="date" office:date-value="2008-02-01T00:00:00" table:style-name="ce2">
            <text:p>1/2/08</text:p>
          </table:table-cell>
          <table:table-cell office:value-type="float" office:value="113.8052974491" table:style-name="ce1">
            <text:p>113.8052974</text:p>
          </table:table-cell>
          <table:table-cell office:value-type="float" office:value="170.97265231980001" table:style-name="ce1">
            <text:p>170.9726523</text:p>
          </table:table-cell>
          <table:table-cell office:value-type="float" office:value="105.1270138813" table:style-name="ce1">
            <text:p>105.1270139</text:p>
          </table:table-cell>
          <table:table-cell table:number-columns-repeated="16380"/>
        </table:table-row>
        <table:table-row table:style-name="ro1">
          <table:table-cell office:value-type="date" office:date-value="2008-03-01T00:00:00" table:style-name="ce2">
            <text:p>1/3/08</text:p>
          </table:table-cell>
          <table:table-cell office:value-type="float" office:value="106.7328815292" table:style-name="ce1">
            <text:p>106.7328815</text:p>
          </table:table-cell>
          <table:table-cell office:value-type="float" office:value="170.2997949798" table:style-name="ce1">
            <text:p>170.299795</text:p>
          </table:table-cell>
          <table:table-cell office:value-type="float" office:value="83.103934670399994" table:style-name="ce1">
            <text:p>83.10393467</text:p>
          </table:table-cell>
          <table:table-cell table:number-columns-repeated="16380"/>
        </table:table-row>
        <table:table-row table:style-name="ro1">
          <table:table-cell office:value-type="date" office:date-value="2008-04-01T00:00:00" table:style-name="ce2">
            <text:p>1/4/08</text:p>
          </table:table-cell>
          <table:table-cell office:value-type="float" office:value="113.42547415910001" table:style-name="ce1">
            <text:p>113.4254742</text:p>
          </table:table-cell>
          <table:table-cell office:value-type="float" office:value="176.38963594980001" table:style-name="ce1">
            <text:p>176.3896359</text:p>
          </table:table-cell>
          <table:table-cell office:value-type="float" office:value="102.28125455679999" table:style-name="ce1">
            <text:p>102.2812546</text:p>
          </table:table-cell>
          <table:table-cell table:number-columns-repeated="16380"/>
        </table:table-row>
        <table:table-row table:style-name="ro1">
          <table:table-cell office:value-type="date" office:date-value="2008-05-01T00:00:00" table:style-name="ce2">
            <text:p>1/5/08</text:p>
          </table:table-cell>
          <table:table-cell office:value-type="float" office:value="102.3547925492" table:style-name="ce1">
            <text:p>102.3547925</text:p>
          </table:table-cell>
          <table:table-cell office:value-type="float" office:value="149.18557218980001" table:style-name="ce1">
            <text:p>149.1855722</text:p>
          </table:table-cell>
          <table:table-cell office:value-type="float" office:value="93.391814334900005" table:style-name="ce1">
            <text:p>93.39181433</text:p>
          </table:table-cell>
          <table:table-cell table:number-columns-repeated="16380"/>
        </table:table-row>
        <table:table-row table:style-name="ro1">
          <table:table-cell office:value-type="date" office:date-value="2008-06-01T00:00:00" table:style-name="ce2">
            <text:p>1/6/08</text:p>
          </table:table-cell>
          <table:table-cell office:value-type="float" office:value="134.14382772900001" table:style-name="ce1">
            <text:p>134.1438277</text:p>
          </table:table-cell>
          <table:table-cell office:value-type="float" office:value="179.9762894198" table:style-name="ce1">
            <text:p>179.9762894</text:p>
          </table:table-cell>
          <table:table-cell office:value-type="float" office:value="105.155057763" table:style-name="ce1">
            <text:p>105.1550578</text:p>
          </table:table-cell>
          <table:table-cell table:number-columns-repeated="16380"/>
        </table:table-row>
        <table:table-row table:style-name="ro1">
          <table:table-cell office:value-type="date" office:date-value="2008-07-01T00:00:00" table:style-name="ce2">
            <text:p>1/7/08</text:p>
          </table:table-cell>
          <table:table-cell office:value-type="float" office:value="130.681994049" table:style-name="ce1">
            <text:p>130.681994</text:p>
          </table:table-cell>
          <table:table-cell office:value-type="float" office:value="174.3782613198" table:style-name="ce1">
            <text:p>174.3782613</text:p>
          </table:table-cell>
          <table:table-cell office:value-type="float" office:value="100.11571611470001" table:style-name="ce1">
            <text:p>100.1157161</text:p>
          </table:table-cell>
          <table:table-cell table:number-columns-repeated="16380"/>
        </table:table-row>
        <table:table-row table:style-name="ro1">
          <table:table-cell office:value-type="date" office:date-value="2008-08-01T00:00:00" table:style-name="ce2">
            <text:p>1/8/08</text:p>
          </table:table-cell>
          <table:table-cell office:value-type="float" office:value="112.0092178491" table:style-name="ce1">
            <text:p>112.0092178</text:p>
          </table:table-cell>
          <table:table-cell office:value-type="float" office:value="82.254229260900004" table:style-name="ce1">
            <text:p>82.25422926</text:p>
          </table:table-cell>
          <table:table-cell office:value-type="float" office:value="45.871544346900002" table:style-name="ce1">
            <text:p>45.87154435</text:p>
          </table:table-cell>
          <table:table-cell table:number-columns-repeated="16380"/>
        </table:table-row>
        <table:table-row table:style-name="ro1">
          <table:table-cell office:value-type="date" office:date-value="2008-09-01T00:00:00" table:style-name="ce2">
            <text:p>1/9/08</text:p>
          </table:table-cell>
          <table:table-cell office:value-type="float" office:value="122.4443195691" table:style-name="ce1">
            <text:p>122.4443196</text:p>
          </table:table-cell>
          <table:table-cell office:value-type="float" office:value="156.35155985980001" table:style-name="ce1">
            <text:p>156.3515599</text:p>
          </table:table-cell>
          <table:table-cell office:value-type="float" office:value="86.317369809699997" table:style-name="ce1">
            <text:p>86.31736981</text:p>
          </table:table-cell>
          <table:table-cell table:number-columns-repeated="16380"/>
        </table:table-row>
        <table:table-row table:style-name="ro1">
          <table:table-cell office:value-type="date" office:date-value="2008-10-01T00:00:00" table:style-name="ce2">
            <text:p>1/10/08</text:p>
          </table:table-cell>
          <table:table-cell office:value-type="float" office:value="109.26371630920001" table:style-name="ce1">
            <text:p>109.2637163</text:p>
          </table:table-cell>
          <table:table-cell office:value-type="float" office:value="162.1224639598" table:style-name="ce1">
            <text:p>162.122464</text:p>
          </table:table-cell>
          <table:table-cell office:value-type="float" office:value="96.512149100100004" table:style-name="ce1">
            <text:p>96.5121491</text:p>
          </table:table-cell>
          <table:table-cell table:number-columns-repeated="16380"/>
        </table:table-row>
        <table:table-row table:style-name="ro1">
          <table:table-cell office:value-type="date" office:date-value="2008-11-01T00:00:00" table:style-name="ce2">
            <text:p>1/11/08</text:p>
          </table:table-cell>
          <table:table-cell office:value-type="float" office:value="88.8646184033" table:style-name="ce1">
            <text:p>88.8646184</text:p>
          </table:table-cell>
          <table:table-cell office:value-type="float" office:value="127.62751851980001" table:style-name="ce1">
            <text:p>127.6275185</text:p>
          </table:table-cell>
          <table:table-cell office:value-type="float" office:value="68.441455324299994" table:style-name="ce1">
            <text:p>68.44145532</text:p>
          </table:table-cell>
          <table:table-cell table:number-columns-repeated="16380"/>
        </table:table-row>
        <table:table-row table:style-name="ro1">
          <table:table-cell office:value-type="date" office:date-value="2008-12-01T00:00:00" table:style-name="ce2">
            <text:p>1/12/08</text:p>
          </table:table-cell>
          <table:table-cell office:value-type="float" office:value="91.282975344299999" table:style-name="ce1">
            <text:p>91.28297534</text:p>
          </table:table-cell>
          <table:table-cell office:value-type="float" office:value="100.14784797990001" table:style-name="ce1">
            <text:p>100.147848</text:p>
          </table:table-cell>
          <table:table-cell office:value-type="float" office:value="40.8766552871" table:style-name="ce1">
            <text:p>40.87665529</text:p>
          </table:table-cell>
          <table:table-cell table:number-columns-repeated="16380"/>
        </table:table-row>
        <table:table-row table:style-name="ro1">
          <table:table-cell office:value-type="date" office:date-value="2009-01-01T00:00:00" table:style-name="ce2">
            <text:p>1/1/09</text:p>
          </table:table-cell>
          <table:table-cell office:value-type="float" office:value="86.6250999823" table:style-name="ce1">
            <text:p>86.62509998</text:p>
          </table:table-cell>
          <table:table-cell office:value-type="float" office:value="126.3201184398" table:style-name="ce1">
            <text:p>126.3201184</text:p>
          </table:table-cell>
          <table:table-cell office:value-type="float" office:value="65.868218805200001" table:style-name="ce1">
            <text:p>65.86821881</text:p>
          </table:table-cell>
          <table:table-cell table:number-columns-repeated="16380"/>
        </table:table-row>
        <table:table-row table:style-name="ro1">
          <table:table-cell office:value-type="date" office:date-value="2009-02-01T00:00:00" table:style-name="ce2">
            <text:p>1/2/09</text:p>
          </table:table-cell>
          <table:table-cell office:value-type="float" office:value="98.511397236199997" table:style-name="ce1">
            <text:p>98.51139724</text:p>
          </table:table-cell>
          <table:table-cell office:value-type="float" office:value="125.6203516498" table:style-name="ce1">
            <text:p>125.6203516</text:p>
          </table:table-cell>
          <table:table-cell office:value-type="float" office:value="54.205112296899998" table:style-name="ce1">
            <text:p>54.2051123</text:p>
          </table:table-cell>
          <table:table-cell table:number-columns-repeated="16380"/>
        </table:table-row>
        <table:table-row table:style-name="ro1">
          <table:table-cell office:value-type="date" office:date-value="2009-03-01T00:00:00" table:style-name="ce2">
            <text:p>1/3/09</text:p>
          </table:table-cell>
          <table:table-cell office:value-type="float" office:value="109.3716900892" table:style-name="ce1">
            <text:p>109.3716901</text:p>
          </table:table-cell>
          <table:table-cell office:value-type="float" office:value="142.30310538980001" table:style-name="ce1">
            <text:p>142.3031054</text:p>
          </table:table-cell>
          <table:table-cell office:value-type="float" office:value="53.260720227500002" table:style-name="ce1">
            <text:p>53.26072023</text:p>
          </table:table-cell>
          <table:table-cell table:number-columns-repeated="16380"/>
        </table:table-row>
        <table:table-row table:style-name="ro1">
          <table:table-cell office:value-type="date" office:date-value="2009-04-01T00:00:00" table:style-name="ce2">
            <text:p>1/4/09</text:p>
          </table:table-cell>
          <table:table-cell office:value-type="float" office:value="108.1406475492" table:style-name="ce1">
            <text:p>108.1406475</text:p>
          </table:table-cell>
          <table:table-cell office:value-type="float" office:value="147.4871342898" table:style-name="ce1">
            <text:p>147.4871343</text:p>
          </table:table-cell>
          <table:table-cell office:value-type="float" office:value="68.414013703099997" table:style-name="ce1">
            <text:p>68.4140137</text:p>
          </table:table-cell>
          <table:table-cell table:number-columns-repeated="16380"/>
        </table:table-row>
        <table:table-row table:style-name="ro1">
          <table:table-cell office:value-type="date" office:date-value="2009-05-01T00:00:00" table:style-name="ce2">
            <text:p>1/5/09</text:p>
          </table:table-cell>
          <table:table-cell office:value-type="float" office:value="99.240553854200002" table:style-name="ce1">
            <text:p>99.24055385</text:p>
          </table:table-cell>
          <table:table-cell office:value-type="float" office:value="124.7533641798" table:style-name="ce1">
            <text:p>124.7533642</text:p>
          </table:table-cell>
          <table:table-cell office:value-type="float" office:value="68.038824484399996" table:style-name="ce1">
            <text:p>68.03882448</text:p>
          </table:table-cell>
          <table:table-cell table:number-columns-repeated="16380"/>
        </table:table-row>
        <table:table-row table:style-name="ro1">
          <table:table-cell office:value-type="date" office:date-value="2009-06-01T00:00:00" table:style-name="ce2">
            <text:p>1/6/09</text:p>
          </table:table-cell>
          <table:table-cell office:value-type="float" office:value="130.66645590900001" table:style-name="ce1">
            <text:p>130.6664559</text:p>
          </table:table-cell>
          <table:table-cell office:value-type="float" office:value="142.72145095979999" table:style-name="ce1">
            <text:p>142.721451</text:p>
          </table:table-cell>
          <table:table-cell office:value-type="float" office:value="83.730961114300001" table:style-name="ce1">
            <text:p>83.73096111</text:p>
          </table:table-cell>
          <table:table-cell table:number-columns-repeated="16380"/>
        </table:table-row>
        <table:table-row table:style-name="ro1">
          <table:table-cell office:value-type="date" office:date-value="2009-07-01T00:00:00" table:style-name="ce2">
            <text:p>1/7/09</text:p>
          </table:table-cell>
          <table:table-cell office:value-type="float" office:value="117.02198124909999" table:style-name="ce1">
            <text:p>117.0219812</text:p>
          </table:table-cell>
          <table:table-cell office:value-type="float" office:value="137.6278053998" table:style-name="ce1">
            <text:p>137.6278054</text:p>
          </table:table-cell>
          <table:table-cell office:value-type="float" office:value="87.890286548700004" table:style-name="ce1">
            <text:p>87.89028655</text:p>
          </table:table-cell>
          <table:table-cell table:number-columns-repeated="16380"/>
        </table:table-row>
        <table:table-row table:style-name="ro1">
          <table:table-cell office:value-type="date" office:date-value="2009-08-01T00:00:00" table:style-name="ce2">
            <text:p>1/8/09</text:p>
          </table:table-cell>
          <table:table-cell office:value-type="float" office:value="108.86273577919999" table:style-name="ce1">
            <text:p>108.8627358</text:p>
          </table:table-cell>
          <table:table-cell office:value-type="float" office:value="66.562682604900004" table:style-name="ce1">
            <text:p>66.5626826</text:p>
          </table:table-cell>
          <table:table-cell office:value-type="float" office:value="38.168541326499998" table:style-name="ce1">
            <text:p>38.16854133</text:p>
          </table:table-cell>
          <table:table-cell table:number-columns-repeated="16380"/>
        </table:table-row>
        <table:table-row table:style-name="ro1">
          <table:table-cell office:value-type="date" office:date-value="2009-09-01T00:00:00" table:style-name="ce2">
            <text:p>1/9/09</text:p>
          </table:table-cell>
          <table:table-cell office:value-type="float" office:value="127.660296479" table:style-name="ce1">
            <text:p>127.6602965</text:p>
          </table:table-cell>
          <table:table-cell office:value-type="float" office:value="148.4989881498" table:style-name="ce1">
            <text:p>148.4989881</text:p>
          </table:table-cell>
          <table:table-cell office:value-type="float" office:value="80.045246613900005" table:style-name="ce1">
            <text:p>80.04524661</text:p>
          </table:table-cell>
          <table:table-cell table:number-columns-repeated="16380"/>
        </table:table-row>
        <table:table-row table:style-name="ro1">
          <table:table-cell office:value-type="date" office:date-value="2009-10-01T00:00:00" table:style-name="ce2">
            <text:p>1/10/09</text:p>
          </table:table-cell>
          <table:table-cell office:value-type="float" office:value="94.233094487299994" table:style-name="ce1">
            <text:p>94.23309449</text:p>
          </table:table-cell>
          <table:table-cell office:value-type="float" office:value="148.78362984980001" table:style-name="ce1">
            <text:p>148.7836298</text:p>
          </table:table-cell>
          <table:table-cell office:value-type="float" office:value="91.1343552891" table:style-name="ce1">
            <text:p>91.13435529</text:p>
          </table:table-cell>
          <table:table-cell table:number-columns-repeated="16380"/>
        </table:table-row>
        <table:table-row table:style-name="ro1">
          <table:table-cell office:value-type="date" office:date-value="2009-11-01T00:00:00" table:style-name="ce2">
            <text:p>1/11/09</text:p>
          </table:table-cell>
          <table:table-cell office:value-type="float" office:value="92.351691455299999" table:style-name="ce1">
            <text:p>92.35169146</text:p>
          </table:table-cell>
          <table:table-cell office:value-type="float" office:value="137.85923149979999" table:style-name="ce1">
            <text:p>137.8592315</text:p>
          </table:table-cell>
          <table:table-cell office:value-type="float" office:value="78.815244539199995" table:style-name="ce1">
            <text:p>78.81524454</text:p>
          </table:table-cell>
          <table:table-cell table:number-columns-repeated="16380"/>
        </table:table-row>
        <table:table-row table:style-name="ro1">
          <table:table-cell office:value-type="date" office:date-value="2009-12-01T00:00:00" table:style-name="ce2">
            <text:p>1/12/09</text:p>
          </table:table-cell>
          <table:table-cell office:value-type="float" office:value="76.255245266399996" table:style-name="ce1">
            <text:p>76.25524527</text:p>
          </table:table-cell>
          <table:table-cell office:value-type="float" office:value="95.310648471899995" table:style-name="ce1">
            <text:p>95.31064847</text:p>
          </table:table-cell>
          <table:table-cell office:value-type="float" office:value="61.216650316799999" table:style-name="ce1">
            <text:p>61.21665032</text:p>
          </table:table-cell>
          <table:table-cell table:number-columns-repeated="16380"/>
        </table:table-row>
        <table:table-row table:style-name="ro1">
          <table:table-cell office:value-type="date" office:date-value="2010-01-01T00:00:00" table:style-name="ce2">
            <text:p>1/1/10</text:p>
          </table:table-cell>
          <table:table-cell office:value-type="float" office:value="79.225981920400002" table:style-name="ce1">
            <text:p>79.22598192</text:p>
          </table:table-cell>
          <table:table-cell office:value-type="float" office:value="118.4633053899" table:style-name="ce1">
            <text:p>118.4633054</text:p>
          </table:table-cell>
          <table:table-cell office:value-type="float" office:value="78.428681345399994" table:style-name="ce1">
            <text:p>78.42868135</text:p>
          </table:table-cell>
          <table:table-cell table:number-columns-repeated="16380"/>
        </table:table-row>
        <table:table-row table:style-name="ro1">
          <table:table-cell office:value-type="date" office:date-value="2010-02-01T00:00:00" table:style-name="ce2">
            <text:p>1/2/10</text:p>
          </table:table-cell>
          <table:table-cell office:value-type="float" office:value="86.716438393299995" table:style-name="ce1">
            <text:p>86.71643839</text:p>
          </table:table-cell>
          <table:table-cell office:value-type="float" office:value="123.3848811898" table:style-name="ce1">
            <text:p>123.3848812</text:p>
          </table:table-cell>
          <table:table-cell office:value-type="float" office:value="79.614390137800001" table:style-name="ce1">
            <text:p>79.61439014</text:p>
          </table:table-cell>
          <table:table-cell table:number-columns-repeated="16380"/>
        </table:table-row>
        <table:table-row table:style-name="ro1">
          <table:table-cell office:value-type="date" office:date-value="2010-03-01T00:00:00" table:style-name="ce2">
            <text:p>1/3/10</text:p>
          </table:table-cell>
          <table:table-cell office:value-type="float" office:value="94.610227410299998" table:style-name="ce1">
            <text:p>94.61022741</text:p>
          </table:table-cell>
          <table:table-cell office:value-type="float" office:value="158.9460083898" table:style-name="ce1">
            <text:p>158.9460084</text:p>
          </table:table-cell>
          <table:table-cell office:value-type="float" office:value="89.376285826599997" table:style-name="ce1">
            <text:p>89.37628583</text:p>
          </table:table-cell>
          <table:table-cell table:number-columns-repeated="16380"/>
        </table:table-row>
        <table:table-row table:style-name="ro1">
          <table:table-cell office:value-type="date" office:date-value="2010-04-01T00:00:00" table:style-name="ce2">
            <text:p>1/4/10</text:p>
          </table:table-cell>
          <table:table-cell office:value-type="float" office:value="93.121739266299997" table:style-name="ce1">
            <text:p>93.12173927</text:p>
          </table:table-cell>
          <table:table-cell office:value-type="float" office:value="150.64685665979999" table:style-name="ce1">
            <text:p>150.6468567</text:p>
          </table:table-cell>
          <table:table-cell office:value-type="float" office:value="84.410118564100003" table:style-name="ce1">
            <text:p>84.41011856</text:p>
          </table:table-cell>
          <table:table-cell table:number-columns-repeated="16380"/>
        </table:table-row>
        <table:table-row table:style-name="ro1">
          <table:table-cell office:value-type="date" office:date-value="2010-05-01T00:00:00" table:style-name="ce2">
            <text:p>1/5/10</text:p>
          </table:table-cell>
          <table:table-cell office:value-type="float" office:value="90.999442443299998" table:style-name="ce1">
            <text:p>90.99944244</text:p>
          </table:table-cell>
          <table:table-cell office:value-type="float" office:value="137.47589221979999" table:style-name="ce1">
            <text:p>137.4758922</text:p>
          </table:table-cell>
          <table:table-cell office:value-type="float" office:value="77.870376531700003" table:style-name="ce1">
            <text:p>77.87037653</text:p>
          </table:table-cell>
          <table:table-cell table:number-columns-repeated="16380"/>
        </table:table-row>
        <table:table-row table:style-name="ro1">
          <table:table-cell office:value-type="date" office:date-value="2010-06-01T00:00:00" table:style-name="ce2">
            <text:p>1/6/10</text:p>
          </table:table-cell>
          <table:table-cell office:value-type="float" office:value="114.6520003191" table:style-name="ce1">
            <text:p>114.6520003</text:p>
          </table:table-cell>
          <table:table-cell office:value-type="float" office:value="157.29881459980001" table:style-name="ce1">
            <text:p>157.2988146</text:p>
          </table:table-cell>
          <table:table-cell office:value-type="float" office:value="92.962819560900002" table:style-name="ce1">
            <text:p>92.96281956</text:p>
          </table:table-cell>
          <table:table-cell table:number-columns-repeated="16380"/>
        </table:table-row>
        <table:table-row table:style-name="ro1">
          <table:table-cell office:value-type="date" office:date-value="2010-07-01T00:00:00" table:style-name="ce2">
            <text:p>1/7/10</text:p>
          </table:table-cell>
          <table:table-cell office:value-type="float" office:value="107.1615438492" table:style-name="ce1">
            <text:p>107.1615438</text:p>
          </table:table-cell>
          <table:table-cell office:value-type="float" office:value="145.4332949798" table:style-name="ce1">
            <text:p>145.433295</text:p>
          </table:table-cell>
          <table:table-cell office:value-type="float" office:value="82.534878963799997" table:style-name="ce1">
            <text:p>82.53487896</text:p>
          </table:table-cell>
          <table:table-cell table:number-columns-repeated="16380"/>
        </table:table-row>
        <table:table-row table:style-name="ro1">
          <table:table-cell office:value-type="date" office:date-value="2010-08-01T00:00:00" table:style-name="ce2">
            <text:p>1/8/10</text:p>
          </table:table-cell>
          <table:table-cell office:value-type="float" office:value="101.42846342919999" table:style-name="ce1">
            <text:p>101.4284634</text:p>
          </table:table-cell>
          <table:table-cell office:value-type="float" office:value="80.879518179900003" table:style-name="ce1">
            <text:p>80.87951818</text:p>
          </table:table-cell>
          <table:table-cell office:value-type="float" office:value="47.013569283800003" table:style-name="ce1">
            <text:p>47.01356928</text:p>
          </table:table-cell>
          <table:table-cell table:number-columns-repeated="16380"/>
        </table:table-row>
        <table:table-row table:style-name="ro1">
          <table:table-cell office:value-type="date" office:date-value="2010-09-01T00:00:00" table:style-name="ce2">
            <text:p>1/9/10</text:p>
          </table:table-cell>
          <table:table-cell office:value-type="float" office:value="113.9413667291" table:style-name="ce1">
            <text:p>113.9413667</text:p>
          </table:table-cell>
          <table:table-cell office:value-type="float" office:value="152.10532370979999" table:style-name="ce1">
            <text:p>152.1053237</text:p>
          </table:table-cell>
          <table:table-cell office:value-type="float" office:value="86.107904936599994" table:style-name="ce1">
            <text:p>86.10790494</text:p>
          </table:table-cell>
          <table:table-cell table:number-columns-repeated="16380"/>
        </table:table-row>
        <table:table-row table:style-name="ro1">
          <table:table-cell office:value-type="date" office:date-value="2010-10-01T00:00:00" table:style-name="ce2">
            <text:p>1/10/10</text:p>
          </table:table-cell>
          <table:table-cell office:value-type="float" office:value="93.755546572300005" table:style-name="ce1">
            <text:p>93.75554657</text:p>
          </table:table-cell>
          <table:table-cell office:value-type="float" office:value="142.46072560979999" table:style-name="ce1">
            <text:p>142.4607256</text:p>
          </table:table-cell>
          <table:table-cell office:value-type="float" office:value="84.879295159199998" table:style-name="ce1">
            <text:p>84.87929516</text:p>
          </table:table-cell>
          <table:table-cell table:number-columns-repeated="16380"/>
        </table:table-row>
        <table:table-row table:style-name="ro1">
          <table:table-cell office:value-type="date" office:date-value="2010-11-01T00:00:00" table:style-name="ce2">
            <text:p>1/11/10</text:p>
          </table:table-cell>
          <table:table-cell office:value-type="float" office:value="94.110863372300003" table:style-name="ce1">
            <text:p>94.11086337</text:p>
          </table:table-cell>
          <table:table-cell office:value-type="float" office:value="142.12051805979999" table:style-name="ce1">
            <text:p>142.1205181</text:p>
          </table:table-cell>
          <table:table-cell office:value-type="float" office:value="82.408506521500001" table:style-name="ce1">
            <text:p>82.40850652</text:p>
          </table:table-cell>
          <table:table-cell table:number-columns-repeated="16380"/>
        </table:table-row>
        <table:table-row table:style-name="ro1">
          <table:table-cell office:value-type="date" office:date-value="2010-12-01T00:00:00" table:style-name="ce2">
            <text:p>1/12/10</text:p>
          </table:table-cell>
          <table:table-cell office:value-type="float" office:value="82.6447025314" table:style-name="ce1">
            <text:p>82.64470253</text:p>
          </table:table-cell>
          <table:table-cell office:value-type="float" office:value="92.786022587900007" table:style-name="ce1">
            <text:p>92.78602259</text:p>
          </table:table-cell>
          <table:table-cell office:value-type="float" office:value="64.708377147799993" table:style-name="ce1">
            <text:p>64.70837715</text:p>
          </table:table-cell>
          <table:table-cell table:number-columns-repeated="16380"/>
        </table:table-row>
        <table:table-row table:style-name="ro1">
          <table:table-cell office:value-type="date" office:date-value="2011-01-01T00:00:00" table:style-name="ce2">
            <text:p>1/1/11</text:p>
          </table:table-cell>
          <table:table-cell office:value-type="float" office:value="87.302229935300005" table:style-name="ce1">
            <text:p>87.30222994</text:p>
          </table:table-cell>
          <table:table-cell office:value-type="float" office:value="147.59401984979999" table:style-name="ce1">
            <text:p>147.5940198</text:p>
          </table:table-cell>
          <table:table-cell office:value-type="float" office:value="89.077382998999994" table:style-name="ce1">
            <text:p>89.077383</text:p>
          </table:table-cell>
          <table:table-cell table:number-columns-repeated="16380"/>
        </table:table-row>
        <table:table-row table:style-name="ro1">
          <table:table-cell office:value-type="date" office:date-value="2011-02-01T00:00:00" table:style-name="ce2">
            <text:p>1/2/11</text:p>
          </table:table-cell>
          <table:table-cell office:value-type="float" office:value="83.720255520400002" table:style-name="ce1">
            <text:p>83.72025552</text:p>
          </table:table-cell>
          <table:table-cell office:value-type="float" office:value="150.46676852979999" table:style-name="ce1">
            <text:p>150.4667685</text:p>
          </table:table-cell>
          <table:table-cell office:value-type="float" office:value="82.006430661099998" table:style-name="ce1">
            <text:p>82.00643066</text:p>
          </table:table-cell>
          <table:table-cell table:number-columns-repeated="16380"/>
        </table:table-row>
        <table:table-row table:style-name="ro1">
          <table:table-cell office:value-type="date" office:date-value="2011-03-01T00:00:00" table:style-name="ce2">
            <text:p>1/3/11</text:p>
          </table:table-cell>
          <table:table-cell office:value-type="float" office:value="101.86060515920001" table:style-name="ce1">
            <text:p>101.8606052</text:p>
          </table:table-cell>
          <table:table-cell office:value-type="float" office:value="167.71286831980001" table:style-name="ce1">
            <text:p>167.7128683</text:p>
          </table:table-cell>
          <table:table-cell office:value-type="float" office:value="99.606230519999997" table:style-name="ce1">
            <text:p>99.60623052</text:p>
          </table:table-cell>
          <table:table-cell table:number-columns-repeated="16380"/>
        </table:table-row>
        <table:table-row table:style-name="ro1">
          <table:table-cell office:value-type="date" office:date-value="2011-04-01T00:00:00" table:style-name="ce2">
            <text:p>1/4/11</text:p>
          </table:table-cell>
          <table:table-cell office:value-type="float" office:value="100.33370384920001" table:style-name="ce1">
            <text:p>100.3337038</text:p>
          </table:table-cell>
          <table:table-cell office:value-type="float" office:value="137.3721948898" table:style-name="ce1">
            <text:p>137.3721949</text:p>
          </table:table-cell>
          <table:table-cell office:value-type="float" office:value="89.837761435499999" table:style-name="ce1">
            <text:p>89.83776144</text:p>
          </table:table-cell>
          <table:table-cell table:number-columns-repeated="16380"/>
        </table:table-row>
        <table:table-row table:style-name="ro1">
          <table:table-cell office:value-type="date" office:date-value="2011-05-01T00:00:00" table:style-name="ce2">
            <text:p>1/5/11</text:p>
          </table:table-cell>
          <table:table-cell office:value-type="float" office:value="119.00222669910001" table:style-name="ce1">
            <text:p>119.0022267</text:p>
          </table:table-cell>
          <table:table-cell office:value-type="float" office:value="161.01387342979999" table:style-name="ce1">
            <text:p>161.0138734</text:p>
          </table:table-cell>
          <table:table-cell office:value-type="float" office:value="101.6501998083" table:style-name="ce1">
            <text:p>101.6501998</text:p>
          </table:table-cell>
          <table:table-cell table:number-columns-repeated="16380"/>
        </table:table-row>
        <table:table-row table:style-name="ro1">
          <table:table-cell office:value-type="date" office:date-value="2011-06-01T00:00:00" table:style-name="ce2">
            <text:p>1/6/11</text:p>
          </table:table-cell>
          <table:table-cell office:value-type="float" office:value="116.3613606391" table:style-name="ce1">
            <text:p>116.3613606</text:p>
          </table:table-cell>
          <table:table-cell office:value-type="float" office:value="141.39787644980001" table:style-name="ce1">
            <text:p>141.3978764</text:p>
          </table:table-cell>
          <table:table-cell office:value-type="float" office:value="93.143866664900003" table:style-name="ce1">
            <text:p>93.14386666</text:p>
          </table:table-cell>
          <table:table-cell table:number-columns-repeated="16380"/>
        </table:table-row>
        <table:table-row table:style-name="ro1">
          <table:table-cell office:value-type="date" office:date-value="2011-07-01T00:00:00" table:style-name="ce2">
            <text:p>1/7/11</text:p>
          </table:table-cell>
          <table:table-cell office:value-type="float" office:value="105.0968667592" table:style-name="ce1">
            <text:p>105.0968668</text:p>
          </table:table-cell>
          <table:table-cell office:value-type="float" office:value="138.51079778979999" table:style-name="ce1">
            <text:p>138.5107978</text:p>
          </table:table-cell>
          <table:table-cell office:value-type="float" office:value="87.812224750799999" table:style-name="ce1">
            <text:p>87.81222475</text:p>
          </table:table-cell>
          <table:table-cell table:number-columns-repeated="16380"/>
        </table:table-row>
        <table:table-row table:style-name="ro1">
          <table:table-cell office:value-type="date" office:date-value="2011-08-01T00:00:00" table:style-name="ce2">
            <text:p>1/8/11</text:p>
          </table:table-cell>
          <table:table-cell office:value-type="float" office:value="110.97399301919999" table:style-name="ce1">
            <text:p>110.973993</text:p>
          </table:table-cell>
          <table:table-cell office:value-type="float" office:value="77.967450069899996" table:style-name="ce1">
            <text:p>77.96745007</text:p>
          </table:table-cell>
          <table:table-cell office:value-type="float" office:value="55.413495389600001" table:style-name="ce1">
            <text:p>55.41349539</text:p>
          </table:table-cell>
          <table:table-cell table:number-columns-repeated="16380"/>
        </table:table-row>
        <table:table-row table:style-name="ro1">
          <table:table-cell office:value-type="date" office:date-value="2011-09-01T00:00:00" table:style-name="ce2">
            <text:p>1/9/11</text:p>
          </table:table-cell>
          <table:table-cell office:value-type="float" office:value="120.94206314909999" table:style-name="ce1">
            <text:p>120.9420631</text:p>
          </table:table-cell>
          <table:table-cell office:value-type="float" office:value="160.4493226498" table:style-name="ce1">
            <text:p>160.4493226</text:p>
          </table:table-cell>
          <table:table-cell office:value-type="float" office:value="106.0990503182" table:style-name="ce1">
            <text:p>106.0990503</text:p>
          </table:table-cell>
          <table:table-cell table:number-columns-repeated="16380"/>
        </table:table-row>
        <table:table-row table:style-name="ro1">
          <table:table-cell office:value-type="date" office:date-value="2011-10-01T00:00:00" table:style-name="ce2">
            <text:p>1/10/11</text:p>
          </table:table-cell>
          <table:table-cell office:value-type="float" office:value="97.884900773300004" table:style-name="ce1">
            <text:p>97.88490077</text:p>
          </table:table-cell>
          <table:table-cell office:value-type="float" office:value="147.1786602098" table:style-name="ce1">
            <text:p>147.1786602</text:p>
          </table:table-cell>
          <table:table-cell office:value-type="float" office:value="96.013046614800004" table:style-name="ce1">
            <text:p>96.01304661</text:p>
          </table:table-cell>
          <table:table-cell table:number-columns-repeated="16380"/>
        </table:table-row>
        <table:table-row table:style-name="ro1">
          <table:table-cell office:value-type="date" office:date-value="2011-11-01T00:00:00" table:style-name="ce2">
            <text:p>1/11/11</text:p>
          </table:table-cell>
          <table:table-cell office:value-type="float" office:value="84.805411112399995" table:style-name="ce1">
            <text:p>84.80541111</text:p>
          </table:table-cell>
          <table:table-cell office:value-type="float" office:value="144.01084176980001" table:style-name="ce1">
            <text:p>144.0108418</text:p>
          </table:table-cell>
          <table:table-cell office:value-type="float" office:value="93.6322685982" table:style-name="ce1">
            <text:p>93.6322686</text:p>
          </table:table-cell>
          <table:table-cell table:number-columns-repeated="16380"/>
        </table:table-row>
        <table:table-row table:style-name="ro1">
          <table:table-cell office:value-type="date" office:date-value="2011-12-01T00:00:00" table:style-name="ce2">
            <text:p>1/12/11</text:p>
          </table:table-cell>
          <table:table-cell office:value-type="float" office:value="79.206775338400007" table:style-name="ce1">
            <text:p>79.20677534</text:p>
          </table:table-cell>
          <table:table-cell office:value-type="float" office:value="99.361081067900002" table:style-name="ce1">
            <text:p>99.36108107</text:p>
          </table:table-cell>
          <table:table-cell office:value-type="float" office:value="69.981197318200003" table:style-name="ce1">
            <text:p>69.98119732</text:p>
          </table:table-cell>
          <table:table-cell table:number-columns-repeated="16380"/>
        </table:table-row>
        <table:table-row table:style-name="ro1">
          <table:table-cell office:value-type="date" office:date-value="2012-01-01T00:00:00" table:style-name="ce2">
            <text:p>1/1/12</text:p>
          </table:table-cell>
          <table:table-cell office:value-type="float" office:value="87.840202899299996" table:style-name="ce1">
            <text:p>87.8402029</text:p>
          </table:table-cell>
          <table:table-cell office:value-type="float" office:value="147.06994258980001" table:style-name="ce1">
            <text:p>147.0699426</text:p>
          </table:table-cell>
          <table:table-cell office:value-type="float" office:value="101.4158715324" table:style-name="ce1">
            <text:p>101.4158715</text:p>
          </table:table-cell>
          <table:table-cell table:number-columns-repeated="16380"/>
        </table:table-row>
        <table:table-row table:style-name="ro1">
          <table:table-cell office:value-type="date" office:date-value="2012-02-01T00:00:00" table:style-name="ce2">
            <text:p>1/2/12</text:p>
          </table:table-cell>
          <table:table-cell office:value-type="float" office:value="90.156998151300002" table:style-name="ce1">
            <text:p>90.15699815</text:p>
          </table:table-cell>
          <table:table-cell office:value-type="float" office:value="121.53563538980001" table:style-name="ce1">
            <text:p>121.5356354</text:p>
          </table:table-cell>
          <table:table-cell office:value-type="float" office:value="95.227115972299998" table:style-name="ce1">
            <text:p>95.22711597</text:p>
          </table:table-cell>
          <table:table-cell table:number-columns-repeated="16380"/>
        </table:table-row>
        <table:table-row table:style-name="ro1">
          <table:table-cell office:value-type="date" office:date-value="2012-03-01T00:00:00" table:style-name="ce2">
            <text:p>1/3/12</text:p>
          </table:table-cell>
          <table:table-cell office:value-type="float" office:value="96.444688059300006" table:style-name="ce1">
            <text:p>96.44468806</text:p>
          </table:table-cell>
          <table:table-cell office:value-type="float" office:value="145.2539404998" table:style-name="ce1">
            <text:p>145.2539405</text:p>
          </table:table-cell>
          <table:table-cell office:value-type="float" office:value="99.783709148300005" table:style-name="ce1">
            <text:p>99.78370915</text:p>
          </table:table-cell>
          <table:table-cell table:number-columns-repeated="16380"/>
        </table:table-row>
        <table:table-row table:style-name="ro1">
          <table:table-cell office:value-type="date" office:date-value="2012-04-01T00:00:00" table:style-name="ce2">
            <text:p>1/4/12</text:p>
          </table:table-cell>
          <table:table-cell office:value-type="float" office:value="91.830899223299994" table:style-name="ce1">
            <text:p>91.83089922</text:p>
          </table:table-cell>
          <table:table-cell office:value-type="float" office:value="136.8596396698" table:style-name="ce1">
            <text:p>136.8596397</text:p>
          </table:table-cell>
          <table:table-cell office:value-type="float" office:value="94.327795879099995" table:style-name="ce1">
            <text:p>94.32779588</text:p>
          </table:table-cell>
          <table:table-cell table:number-columns-repeated="16380"/>
        </table:table-row>
        <table:table-row table:style-name="ro1">
          <table:table-cell office:value-type="date" office:date-value="2012-05-01T00:00:00" table:style-name="ce2">
            <text:p>1/5/12</text:p>
          </table:table-cell>
          <table:table-cell office:value-type="float" office:value="90.003865246299995" table:style-name="ce1">
            <text:p>90.00386525</text:p>
          </table:table-cell>
          <table:table-cell office:value-type="float" office:value="126.50925506980001" table:style-name="ce1">
            <text:p>126.5092551</text:p>
          </table:table-cell>
          <table:table-cell office:value-type="float" office:value="86.707230474200003" table:style-name="ce1">
            <text:p>86.70723047</text:p>
          </table:table-cell>
          <table:table-cell table:number-columns-repeated="16380"/>
        </table:table-row>
        <table:table-row table:style-name="ro1">
          <table:table-cell office:value-type="date" office:date-value="2012-06-01T00:00:00" table:style-name="ce2">
            <text:p>1/6/12</text:p>
          </table:table-cell>
          <table:table-cell office:value-type="float" office:value="107.5547443792" table:style-name="ce1">
            <text:p>107.5547444</text:p>
          </table:table-cell>
          <table:table-cell office:value-type="float" office:value="155.8536832298" table:style-name="ce1">
            <text:p>155.8536832</text:p>
          </table:table-cell>
          <table:table-cell office:value-type="float" office:value="96.799147798000007" table:style-name="ce1">
            <text:p>96.7991478</text:p>
          </table:table-cell>
          <table:table-cell table:number-columns-repeated="16380"/>
        </table:table-row>
        <table:table-row table:style-name="ro1">
          <table:table-cell office:value-type="date" office:date-value="2012-07-01T00:00:00" table:style-name="ce2">
            <text:p>1/7/12</text:p>
          </table:table-cell>
          <table:table-cell office:value-type="float" office:value="100.0868750092" table:style-name="ce1">
            <text:p>100.086875</text:p>
          </table:table-cell>
          <table:table-cell office:value-type="float" office:value="151.13430117979999" table:style-name="ce1">
            <text:p>151.1343012</text:p>
          </table:table-cell>
          <table:table-cell office:value-type="float" office:value="94.773338728400006" table:style-name="ce1">
            <text:p>94.77333873</text:p>
          </table:table-cell>
          <table:table-cell table:number-columns-repeated="16380"/>
        </table:table-row>
        <table:table-row table:style-name="ro1">
          <table:table-cell office:value-type="date" office:date-value="2012-08-01T00:00:00" table:style-name="ce2">
            <text:p>1/8/12</text:p>
          </table:table-cell>
          <table:table-cell office:value-type="float" office:value="99.224842361200004" table:style-name="ce1">
            <text:p>99.22484236</text:p>
          </table:table-cell>
          <table:table-cell office:value-type="float" office:value="72.912538331899995" table:style-name="ce1">
            <text:p>72.91253833</text:p>
          </table:table-cell>
          <table:table-cell office:value-type="float" office:value="60.833196194199999" table:style-name="ce1">
            <text:p>60.83319619</text:p>
          </table:table-cell>
          <table:table-cell table:number-columns-repeated="16380"/>
        </table:table-row>
        <table:table-row table:style-name="ro1">
          <table:table-cell office:value-type="date" office:date-value="2012-09-01T00:00:00" table:style-name="ce2">
            <text:p>1/9/12</text:p>
          </table:table-cell>
          <table:table-cell office:value-type="float" office:value="103.9442400992" table:style-name="ce1">
            <text:p>103.9442401</text:p>
          </table:table-cell>
          <table:table-cell office:value-type="float" office:value="134.55784119980001" table:style-name="ce1">
            <text:p>134.5578412</text:p>
          </table:table-cell>
          <table:table-cell office:value-type="float" office:value="91.601980506700002" table:style-name="ce1">
            <text:p>91.60198051</text:p>
          </table:table-cell>
          <table:table-cell table:number-columns-repeated="16380"/>
        </table:table-row>
        <table:table-row table:style-name="ro1">
          <table:table-cell office:value-type="date" office:date-value="2012-10-01T00:00:00" table:style-name="ce2">
            <text:p>1/10/12</text:p>
          </table:table-cell>
          <table:table-cell office:value-type="float" office:value="98.5885487372" table:style-name="ce1">
            <text:p>98.58854874</text:p>
          </table:table-cell>
          <table:table-cell office:value-type="float" office:value="145.3169955498" table:style-name="ce1">
            <text:p>145.3169955</text:p>
          </table:table-cell>
          <table:table-cell office:value-type="float" office:value="97.000207479899998" table:style-name="ce1">
            <text:p>97.00020748</text:p>
          </table:table-cell>
          <table:table-cell table:number-columns-repeated="16380"/>
        </table:table-row>
        <table:table-row table:style-name="ro1">
          <table:table-cell office:value-type="date" office:date-value="2012-11-01T00:00:00" table:style-name="ce2">
            <text:p>1/11/12</text:p>
          </table:table-cell>
          <table:table-cell office:value-type="float" office:value="82.879224804399996" table:style-name="ce1">
            <text:p>82.8792248</text:p>
          </table:table-cell>
          <table:table-cell office:value-type="float" office:value="125.0191508298" table:style-name="ce1">
            <text:p>125.0191508</text:p>
          </table:table-cell>
          <table:table-cell office:value-type="float" office:value="90.075302451200002" table:style-name="ce1">
            <text:p>90.07530245</text:p>
          </table:table-cell>
          <table:table-cell table:number-columns-repeated="16380"/>
        </table:table-row>
        <table:table-row table:style-name="ro1">
          <table:table-cell office:value-type="date" office:date-value="2012-12-01T00:00:00" table:style-name="ce2">
            <text:p>1/12/12</text:p>
          </table:table-cell>
          <table:table-cell office:value-type="float" office:value="67.899922394499995" table:style-name="ce1">
            <text:p>67.89992239</text:p>
          </table:table-cell>
          <table:table-cell office:value-type="float" office:value="83.442027962899999" table:style-name="ce1">
            <text:p>83.44202796</text:p>
          </table:table-cell>
          <table:table-cell office:value-type="float" office:value="64.835275394700005" table:style-name="ce1">
            <text:p>64.83527539</text:p>
          </table:table-cell>
          <table:table-cell table:number-columns-repeated="16380"/>
        </table:table-row>
        <table:table-row table:style-name="ro1">
          <table:table-cell office:value-type="date" office:date-value="2013-01-01T00:00:00" table:style-name="ce2">
            <text:p>1/1/13</text:p>
          </table:table-cell>
          <table:table-cell office:value-type="float" office:value="81.519732917400006" table:style-name="ce1">
            <text:p>81.51973292</text:p>
          </table:table-cell>
          <table:table-cell office:value-type="float" office:value="121.41991097979999" table:style-name="ce1">
            <text:p>121.419911</text:p>
          </table:table-cell>
          <table:table-cell office:value-type="float" office:value="99.167087673599994" table:style-name="ce1">
            <text:p>99.16708767</text:p>
          </table:table-cell>
          <table:table-cell table:number-columns-repeated="16380"/>
        </table:table-row>
        <table:table-row table:style-name="ro1">
          <table:table-cell office:value-type="date" office:date-value="2013-02-01T00:00:00" table:style-name="ce2">
            <text:p>1/2/13</text:p>
          </table:table-cell>
          <table:table-cell office:value-type="float" office:value="74.663221994400004" table:style-name="ce1">
            <text:p>74.66322199</text:p>
          </table:table-cell>
          <table:table-cell office:value-type="float" office:value="119.5453065799" table:style-name="ce1">
            <text:p>119.5453066</text:p>
          </table:table-cell>
          <table:table-cell office:value-type="float" office:value="94.271621749999994" table:style-name="ce1">
            <text:p>94.27162175</text:p>
          </table:table-cell>
          <table:table-cell table:number-columns-repeated="16380"/>
        </table:table-row>
        <table:table-row table:style-name="ro1">
          <table:table-cell office:value-type="date" office:date-value="2013-03-01T00:00:00" table:style-name="ce2">
            <text:p>1/3/13</text:p>
          </table:table-cell>
          <table:table-cell office:value-type="float" office:value="79.919566609399993" table:style-name="ce1">
            <text:p>79.91956661</text:p>
          </table:table-cell>
          <table:table-cell office:value-type="float" office:value="123.9528306598" table:style-name="ce1">
            <text:p>123.9528307</text:p>
          </table:table-cell>
          <table:table-cell office:value-type="float" office:value="100.06121999920001" table:style-name="ce1">
            <text:p>100.06122</text:p>
          </table:table-cell>
          <table:table-cell table:number-columns-repeated="16380"/>
        </table:table-row>
        <table:table-row table:style-name="ro1">
          <table:table-cell office:value-type="date" office:date-value="2013-04-01T00:00:00" table:style-name="ce2">
            <text:p>1/4/13</text:p>
          </table:table-cell>
          <table:table-cell office:value-type="float" office:value="84.336832422399993" table:style-name="ce1">
            <text:p>84.33683242</text:p>
          </table:table-cell>
          <table:table-cell office:value-type="float" office:value="140.50650716979999" table:style-name="ce1">
            <text:p>140.5065072</text:p>
          </table:table-cell>
          <table:table-cell office:value-type="float" office:value="104.3821158384" table:style-name="ce1">
            <text:p>104.3821158</text:p>
          </table:table-cell>
          <table:table-cell table:number-columns-repeated="16380"/>
        </table:table-row>
        <table:table-row table:style-name="ro1">
          <table:table-cell office:value-type="date" office:date-value="2013-05-01T00:00:00" table:style-name="ce2">
            <text:p>1/5/13</text:p>
          </table:table-cell>
          <table:table-cell office:value-type="float" office:value="79.471788979400003" table:style-name="ce1">
            <text:p>79.47178898</text:p>
          </table:table-cell>
          <table:table-cell office:value-type="float" office:value="131.5915242698" table:style-name="ce1">
            <text:p>131.5915243</text:p>
          </table:table-cell>
          <table:table-cell office:value-type="float" office:value="95.1456816062" table:style-name="ce1">
            <text:p>95.14568161</text:p>
          </table:table-cell>
          <table:table-cell table:number-columns-repeated="16380"/>
        </table:table-row>
        <table:table-row table:style-name="ro1">
          <table:table-cell office:value-type="date" office:date-value="2013-06-01T00:00:00" table:style-name="ce2">
            <text:p>1/6/13</text:p>
          </table:table-cell>
          <table:table-cell office:value-type="float" office:value="91.255198513300002" table:style-name="ce1">
            <text:p>91.25519851</text:p>
          </table:table-cell>
          <table:table-cell office:value-type="float" office:value="136.6941606398" table:style-name="ce1">
            <text:p>136.6941606</text:p>
          </table:table-cell>
          <table:table-cell office:value-type="float" office:value="97.176499836199994" table:style-name="ce1">
            <text:p>97.17649984</text:p>
          </table:table-cell>
          <table:table-cell table:number-columns-repeated="16380"/>
        </table:table-row>
        <table:table-row table:style-name="ro1">
          <table:table-cell office:value-type="date" office:date-value="2013-07-01T00:00:00" table:style-name="ce2">
            <text:p>1/7/13</text:p>
          </table:table-cell>
          <table:table-cell office:value-type="float" office:value="104.8579567992" table:style-name="ce1">
            <text:p>104.8579568</text:p>
          </table:table-cell>
          <table:table-cell office:value-type="float" office:value="155.29549976979999" table:style-name="ce1">
            <text:p>155.2954998</text:p>
          </table:table-cell>
          <table:table-cell office:value-type="float" office:value="106.11644496869999" table:style-name="ce1">
            <text:p>106.116445</text:p>
          </table:table-cell>
          <table:table-cell table:number-columns-repeated="16380"/>
        </table:table-row>
        <table:table-row table:style-name="ro1">
          <table:table-cell office:value-type="date" office:date-value="2013-08-01T00:00:00" table:style-name="ce2">
            <text:p>1/8/13</text:p>
          </table:table-cell>
          <table:table-cell office:value-type="float" office:value="97.6867913233" table:style-name="ce1">
            <text:p>97.68679132</text:p>
          </table:table-cell>
          <table:table-cell office:value-type="float" office:value="62.3559559419" table:style-name="ce1">
            <text:p>62.35595594</text:p>
          </table:table-cell>
          <table:table-cell office:value-type="float" office:value="59.604792189900003" table:style-name="ce1">
            <text:p>59.60479219</text:p>
          </table:table-cell>
          <table:table-cell table:number-columns-repeated="16380"/>
        </table:table-row>
        <table:table-row table:style-name="ro1">
          <table:table-cell office:value-type="date" office:date-value="2013-09-01T00:00:00" table:style-name="ce2">
            <text:p>1/9/13</text:p>
          </table:table-cell>
          <table:table-cell office:value-type="float" office:value="103.51731325919999" table:style-name="ce1">
            <text:p>103.5173133</text:p>
          </table:table-cell>
          <table:table-cell office:value-type="float" office:value="137.60391465980001" table:style-name="ce1">
            <text:p>137.6039147</text:p>
          </table:table-cell>
          <table:table-cell office:value-type="float" office:value="90.061987440899998" table:style-name="ce1">
            <text:p>90.06198744</text:p>
          </table:table-cell>
          <table:table-cell table:number-columns-repeated="16380"/>
        </table:table-row>
        <table:table-row table:style-name="ro1">
          <table:table-cell office:value-type="date" office:date-value="2013-10-01T00:00:00" table:style-name="ce2">
            <text:p>1/10/13</text:p>
          </table:table-cell>
          <table:table-cell office:value-type="float" office:value="101.9588319592" table:style-name="ce1">
            <text:p>101.958832</text:p>
          </table:table-cell>
          <table:table-cell office:value-type="float" office:value="150.3369949998" table:style-name="ce1">
            <text:p>150.336995</text:p>
          </table:table-cell>
          <table:table-cell office:value-type="float" office:value="107.6260853486" table:style-name="ce1">
            <text:p>107.6260853</text:p>
          </table:table-cell>
          <table:table-cell table:number-columns-repeated="16380"/>
        </table:table-row>
        <table:table-row table:style-name="ro1">
          <table:table-cell office:value-type="date" office:date-value="2013-11-01T00:00:00" table:style-name="ce2">
            <text:p>1/11/13</text:p>
          </table:table-cell>
          <table:table-cell office:value-type="float" office:value="76.436851707399995" table:style-name="ce1">
            <text:p>76.43685171</text:p>
          </table:table-cell>
          <table:table-cell office:value-type="float" office:value="121.9912297298" table:style-name="ce1">
            <text:p>121.9912297</text:p>
          </table:table-cell>
          <table:table-cell office:value-type="float" office:value="90.393472847300004" table:style-name="ce1">
            <text:p>90.39347285</text:p>
          </table:table-cell>
          <table:table-cell table:number-columns-repeated="16380"/>
        </table:table-row>
        <table:table-row table:style-name="ro1">
          <table:table-cell office:value-type="date" office:date-value="2013-12-01T00:00:00" table:style-name="ce2">
            <text:p>1/12/13</text:p>
          </table:table-cell>
          <table:table-cell office:value-type="float" office:value="66.833164513499995" table:style-name="ce1">
            <text:p>66.83316451</text:p>
          </table:table-cell>
          <table:table-cell office:value-type="float" office:value="87.499876485900003" table:style-name="ce1">
            <text:p>87.49987649</text:p>
          </table:table-cell>
          <table:table-cell office:value-type="float" office:value="70.740674209000005" table:style-name="ce1">
            <text:p>70.74067421</text:p>
          </table:table-cell>
          <table:table-cell table:number-columns-repeated="16380"/>
        </table:table-row>
        <table:table-row table:style-name="ro1">
          <table:table-cell office:value-type="date" office:date-value="2014-01-01T00:00:00" table:style-name="ce2">
            <text:p>1/1/14</text:p>
          </table:table-cell>
          <table:table-cell office:value-type="float" office:value="83.606351201400003" table:style-name="ce1">
            <text:p>83.6063512</text:p>
          </table:table-cell>
          <table:table-cell office:value-type="float" office:value="120.38512369990001" table:style-name="ce1">
            <text:p>120.3851237</text:p>
          </table:table-cell>
          <table:table-cell office:value-type="float" office:value="104.6809495732" table:style-name="ce1">
            <text:p>104.6809496</text:p>
          </table:table-cell>
          <table:table-cell table:number-columns-repeated="16380"/>
        </table:table-row>
        <table:table-row table:style-name="ro1">
          <table:table-cell office:value-type="date" office:date-value="2014-02-01T00:00:00" table:style-name="ce2">
            <text:p>1/2/14</text:p>
          </table:table-cell>
          <table:table-cell office:value-type="float" office:value="79.786000059399996" table:style-name="ce1">
            <text:p>79.78600006</text:p>
          </table:table-cell>
          <table:table-cell office:value-type="float" office:value="114.5401629199" table:style-name="ce1">
            <text:p>114.5401629</text:p>
          </table:table-cell>
          <table:table-cell office:value-type="float" office:value="96.695854936299995" table:style-name="ce1">
            <text:p>96.69585494</text:p>
          </table:table-cell>
          <table:table-cell table:number-columns-repeated="16380"/>
        </table:table-row>
        <table:table-row table:style-name="ro1">
          <table:table-cell office:value-type="date" office:date-value="2014-03-01T00:00:00" table:style-name="ce2">
            <text:p>1/3/14</text:p>
          </table:table-cell>
          <table:table-cell office:value-type="float" office:value="83.779700467400005" table:style-name="ce1">
            <text:p>83.77970047</text:p>
          </table:table-cell>
          <table:table-cell office:value-type="float" office:value="116.22712697990001" table:style-name="ce1">
            <text:p>116.227127</text:p>
          </table:table-cell>
          <table:table-cell office:value-type="float" office:value="98.663516240800007" table:style-name="ce1">
            <text:p>98.66351624</text:p>
          </table:table-cell>
          <table:table-cell table:number-columns-repeated="16380"/>
        </table:table-row>
        <table:table-row table:style-name="ro1">
          <table:table-cell office:value-type="date" office:date-value="2014-04-01T00:00:00" table:style-name="ce2">
            <text:p>1/4/14</text:p>
          </table:table-cell>
          <table:table-cell office:value-type="float" office:value="87.901412640299995" table:style-name="ce1">
            <text:p>87.90141264</text:p>
          </table:table-cell>
          <table:table-cell office:value-type="float" office:value="127.6417774098" table:style-name="ce1">
            <text:p>127.6417774</text:p>
          </table:table-cell>
          <table:table-cell office:value-type="float" office:value="100.8175214211" table:style-name="ce1">
            <text:p>100.8175214</text:p>
          </table:table-cell>
          <table:table-cell table:number-columns-repeated="16380"/>
        </table:table-row>
        <table:table-row table:style-name="ro1">
          <table:table-cell office:value-type="date" office:date-value="2014-05-01T00:00:00" table:style-name="ce2">
            <text:p>1/5/14</text:p>
          </table:table-cell>
          <table:table-cell office:value-type="float" office:value="80.466062567400002" table:style-name="ce1">
            <text:p>80.46606257</text:p>
          </table:table-cell>
          <table:table-cell office:value-type="float" office:value="104.98986370990001" table:style-name="ce1">
            <text:p>104.9898637</text:p>
          </table:table-cell>
          <table:table-cell office:value-type="float" office:value="90.338921968799994" table:style-name="ce1">
            <text:p>90.33892197</text:p>
          </table:table-cell>
          <table:table-cell table:number-columns-repeated="16380"/>
        </table:table-row>
        <table:table-row table:style-name="ro1">
          <table:table-cell office:value-type="date" office:date-value="2014-06-01T00:00:00" table:style-name="ce2">
            <text:p>1/6/14</text:p>
          </table:table-cell>
          <table:table-cell office:value-type="float" office:value="101.8000234392" table:style-name="ce1">
            <text:p>101.8000234</text:p>
          </table:table-cell>
          <table:table-cell office:value-type="float" office:value="118.31621081989999" table:style-name="ce1">
            <text:p>118.3162108</text:p>
          </table:table-cell>
          <table:table-cell office:value-type="float" office:value="100.9116945194" table:style-name="ce1">
            <text:p>100.9116945</text:p>
          </table:table-cell>
          <table:table-cell table:number-columns-repeated="16380"/>
        </table:table-row>
        <table:table-row table:style-name="ro1">
          <table:table-cell office:value-type="date" office:date-value="2014-07-01T00:00:00" table:style-name="ce2">
            <text:p>1/7/14</text:p>
          </table:table-cell>
          <table:table-cell office:value-type="float" office:value="109.54073491920001" table:style-name="ce1">
            <text:p>109.5407349</text:p>
          </table:table-cell>
          <table:table-cell office:value-type="float" office:value="124.8692921598" table:style-name="ce1">
            <text:p>124.8692922</text:p>
          </table:table-cell>
          <table:table-cell office:value-type="float" office:value="101.43688107449999" table:style-name="ce1">
            <text:p>101.4368811</text:p>
          </table:table-cell>
          <table:table-cell table:number-columns-repeated="16380"/>
        </table:table-row>
        <table:table-row table:style-name="ro1">
          <table:table-cell office:value-type="date" office:date-value="2014-08-01T00:00:00" table:style-name="ce2">
            <text:p>1/8/14</text:p>
          </table:table-cell>
          <table:table-cell office:value-type="float" office:value="97.792988474300003" table:style-name="ce1">
            <text:p>97.79298847</text:p>
          </table:table-cell>
          <table:table-cell office:value-type="float" office:value="45.0143975529" table:style-name="ce1">
            <text:p>45.01439755</text:p>
          </table:table-cell>
          <table:table-cell office:value-type="float" office:value="66.329267209799994" table:style-name="ce1">
            <text:p>66.32926721</text:p>
          </table:table-cell>
          <table:table-cell table:number-columns-repeated="16380"/>
        </table:table-row>
        <table:table-row table:style-name="ro1">
          <table:table-cell office:value-type="date" office:date-value="2014-09-01T00:00:00" table:style-name="ce2">
            <text:p>1/9/14</text:p>
          </table:table-cell>
          <table:table-cell office:value-type="float" office:value="117.5801405091" table:style-name="ce1">
            <text:p>117.5801405</text:p>
          </table:table-cell>
          <table:table-cell office:value-type="float" office:value="122.2450750998" table:style-name="ce1">
            <text:p>122.2450751</text:p>
          </table:table-cell>
          <table:table-cell office:value-type="float" office:value="108.49847145290001" table:style-name="ce1">
            <text:p>108.4984715</text:p>
          </table:table-cell>
          <table:table-cell table:number-columns-repeated="16380"/>
        </table:table-row>
        <table:table-row table:style-name="ro1">
          <table:table-cell office:value-type="date" office:date-value="2014-10-01T00:00:00" table:style-name="ce2">
            <text:p>1/10/14</text:p>
          </table:table-cell>
          <table:table-cell office:value-type="float" office:value="108.0045937192" table:style-name="ce1">
            <text:p>108.0045937</text:p>
          </table:table-cell>
          <table:table-cell office:value-type="float" office:value="121.9059153498" table:style-name="ce1">
            <text:p>121.9059153</text:p>
          </table:table-cell>
          <table:table-cell office:value-type="float" office:value="113.3767485069" table:style-name="ce1">
            <text:p>113.3767485</text:p>
          </table:table-cell>
          <table:table-cell table:number-columns-repeated="16380"/>
        </table:table-row>
        <table:table-row table:style-name="ro1">
          <table:table-cell office:value-type="date" office:date-value="2014-11-01T00:00:00" table:style-name="ce2">
            <text:p>1/11/14</text:p>
          </table:table-cell>
          <table:table-cell office:value-type="float" office:value="73.120054037399996" table:style-name="ce1">
            <text:p>73.12005404</text:p>
          </table:table-cell>
          <table:table-cell office:value-type="float" office:value="98.260879515900001" table:style-name="ce1">
            <text:p>98.26087952</text:p>
          </table:table-cell>
          <table:table-cell office:value-type="float" office:value="96.014562693599999" table:style-name="ce1">
            <text:p>96.01456269</text:p>
          </table:table-cell>
          <table:table-cell table:number-columns-repeated="16380"/>
        </table:table-row>
        <table:table-row table:style-name="ro1">
          <table:table-cell office:value-type="date" office:date-value="2014-12-01T00:00:00" table:style-name="ce2">
            <text:p>1/12/14</text:p>
          </table:table-cell>
          <table:table-cell office:value-type="float" office:value="74.365501843399997" table:style-name="ce1">
            <text:p>74.36550184</text:p>
          </table:table-cell>
          <table:table-cell office:value-type="float" office:value="80.621274338899994" table:style-name="ce1">
            <text:p>80.62127434</text:p>
          </table:table-cell>
          <table:table-cell office:value-type="float" office:value="79.607874802400005" table:style-name="ce1">
            <text:p>79.6078748</text:p>
          </table:table-cell>
          <table:table-cell table:number-columns-repeated="16380"/>
        </table:table-row>
        <table:table-row table:style-name="ro1">
          <table:table-cell office:value-type="date" office:date-value="2015-01-01T00:00:00" table:style-name="ce2">
            <text:p>1/1/15</text:p>
          </table:table-cell>
          <table:table-cell office:value-type="float" office:value="82.724172193399994" table:style-name="ce1">
            <text:p>82.72417219</text:p>
          </table:table-cell>
          <table:table-cell office:value-type="float" office:value="97.206507922900002" table:style-name="ce1">
            <text:p>97.20650792</text:p>
          </table:table-cell>
          <table:table-cell office:value-type="float" office:value="106.6469332196" table:style-name="ce1">
            <text:p>106.6469332</text:p>
          </table:table-cell>
          <table:table-cell table:number-columns-repeated="16380"/>
        </table:table-row>
        <table:table-row table:style-name="ro1">
          <table:table-cell office:value-type="date" office:date-value="2015-02-01T00:00:00" table:style-name="ce2">
            <text:p>1/2/15</text:p>
          </table:table-cell>
          <table:table-cell office:value-type="float" office:value="85.131915644299994" table:style-name="ce1">
            <text:p>85.13191564</text:p>
          </table:table-cell>
          <table:table-cell office:value-type="float" office:value="95.719815155899994" table:style-name="ce1">
            <text:p>95.71981516</text:p>
          </table:table-cell>
          <table:table-cell office:value-type="float" office:value="102.1278699697" table:style-name="ce1">
            <text:p>102.12787</text:p>
          </table:table-cell>
          <table:table-cell table:number-columns-repeated="16380"/>
        </table:table-row>
        <table:table-row table:style-name="ro1">
          <table:table-cell office:value-type="date" office:date-value="2015-03-01T00:00:00" table:style-name="ce2">
            <text:p>1/3/15</text:p>
          </table:table-cell>
          <table:table-cell office:value-type="float" office:value="97.232783060299994" table:style-name="ce1">
            <text:p>97.23278306</text:p>
          </table:table-cell>
          <table:table-cell office:value-type="float" office:value="105.9575748499" table:style-name="ce1">
            <text:p>105.9575748</text:p>
          </table:table-cell>
          <table:table-cell office:value-type="float" office:value="109.3742520557" table:style-name="ce1">
            <text:p>109.3742521</text:p>
          </table:table-cell>
          <table:table-cell table:number-columns-repeated="16380"/>
        </table:table-row>
        <table:table-row table:style-name="ro1">
          <table:table-cell office:value-type="date" office:date-value="2015-04-01T00:00:00" table:style-name="ce2">
            <text:p>1/4/15</text:p>
          </table:table-cell>
          <table:table-cell office:value-type="float" office:value="92.912195626300004" table:style-name="ce1">
            <text:p>92.91219563</text:p>
          </table:table-cell>
          <table:table-cell office:value-type="float" office:value="106.87570669989999" table:style-name="ce1">
            <text:p>106.8757067</text:p>
          </table:table-cell>
          <table:table-cell office:value-type="float" office:value="105.0095546372" table:style-name="ce1">
            <text:p>105.0095546</text:p>
          </table:table-cell>
          <table:table-cell table:number-columns-repeated="16380"/>
        </table:table-row>
        <table:table-row table:style-name="ro1">
          <table:table-cell office:value-type="date" office:date-value="2015-05-01T00:00:00" table:style-name="ce2">
            <text:p>1/5/15</text:p>
          </table:table-cell>
          <table:table-cell office:value-type="float" office:value="82.540023555399998" table:style-name="ce1">
            <text:p>82.54002356</text:p>
          </table:table-cell>
          <table:table-cell office:value-type="float" office:value="90.7974425819" table:style-name="ce1">
            <text:p>90.79744258</text:p>
          </table:table-cell>
          <table:table-cell office:value-type="float" office:value="91.111500291300004" table:style-name="ce1">
            <text:p>91.11150029</text:p>
          </table:table-cell>
          <table:table-cell table:number-columns-repeated="16380"/>
        </table:table-row>
        <table:table-row table:style-name="ro1">
          <table:table-cell office:value-type="date" office:date-value="2015-06-01T00:00:00" table:style-name="ce2">
            <text:p>1/6/15</text:p>
          </table:table-cell>
          <table:table-cell office:value-type="float" office:value="120.1754015791" table:style-name="ce1">
            <text:p>120.1754016</text:p>
          </table:table-cell>
          <table:table-cell office:value-type="float" office:value="121.5214546098" table:style-name="ce1">
            <text:p>121.5214546</text:p>
          </table:table-cell>
          <table:table-cell office:value-type="float" office:value="110.5088805236" table:style-name="ce1">
            <text:p>110.5088805</text:p>
          </table:table-cell>
          <table:table-cell table:number-columns-repeated="16380"/>
        </table:table-row>
        <table:table-row table:style-name="ro1">
          <table:table-cell office:value-type="date" office:date-value="2015-07-01T00:00:00" table:style-name="ce2">
            <text:p>1/7/15</text:p>
          </table:table-cell>
          <table:table-cell office:value-type="float" office:value="123.37038045910001" table:style-name="ce1">
            <text:p>123.3703805</text:p>
          </table:table-cell>
          <table:table-cell office:value-type="float" office:value="114.0353413899" table:style-name="ce1">
            <text:p>114.0353414</text:p>
          </table:table-cell>
          <table:table-cell office:value-type="float" office:value="101.55797772379999" table:style-name="ce1">
            <text:p>101.5579777</text:p>
          </table:table-cell>
          <table:table-cell table:number-columns-repeated="16380"/>
        </table:table-row>
        <table:table-row table:style-name="ro1">
          <table:table-cell office:value-type="date" office:date-value="2015-08-01T00:00:00" table:style-name="ce2">
            <text:p>1/8/15</text:p>
          </table:table-cell>
          <table:table-cell office:value-type="float" office:value="115.4082536991" table:style-name="ce1">
            <text:p>115.4082537</text:p>
          </table:table-cell>
          <table:table-cell office:value-type="float" office:value="58.9511928059" table:style-name="ce1">
            <text:p>58.95119281</text:p>
          </table:table-cell>
          <table:table-cell office:value-type="float" office:value="66.674657368699997" table:style-name="ce1">
            <text:p>66.67465737</text:p>
          </table:table-cell>
          <table:table-cell table:number-columns-repeated="16380"/>
        </table:table-row>
        <table:table-row table:style-name="ro1">
          <table:table-cell office:value-type="date" office:date-value="2015-09-01T00:00:00" table:style-name="ce2">
            <text:p>1/9/15</text:p>
          </table:table-cell>
          <table:table-cell office:value-type="float" office:value="134.70012544900001" table:style-name="ce1">
            <text:p>134.7001254</text:p>
          </table:table-cell>
          <table:table-cell office:value-type="float" office:value="115.5393730799" table:style-name="ce1">
            <text:p>115.5393731</text:p>
          </table:table-cell>
          <table:table-cell office:value-type="float" office:value="108.6914132023" table:style-name="ce1">
            <text:p>108.6914132</text:p>
          </table:table-cell>
          <table:table-cell table:number-columns-repeated="16380"/>
        </table:table-row>
        <table:table-row table:style-name="ro1">
          <table:table-cell office:value-type="date" office:date-value="2015-10-01T00:00:00" table:style-name="ce2">
            <text:p>1/10/15</text:p>
          </table:table-cell>
          <table:table-cell office:value-type="float" office:value="104.8151032592" table:style-name="ce1">
            <text:p>104.8151033</text:p>
          </table:table-cell>
          <table:table-cell office:value-type="float" office:value="110.2813117399" table:style-name="ce1">
            <text:p>110.2813117</text:p>
          </table:table-cell>
          <table:table-cell office:value-type="float" office:value="106.478953214" table:style-name="ce1">
            <text:p>106.4789532</text:p>
          </table:table-cell>
          <table:table-cell table:number-columns-repeated="16380"/>
        </table:table-row>
        <table:table-row table:style-name="ro1">
          <table:table-cell office:value-type="date" office:date-value="2015-11-01T00:00:00" table:style-name="ce2">
            <text:p>1/11/15</text:p>
          </table:table-cell>
          <table:table-cell office:value-type="float" office:value="90.9855404953" table:style-name="ce1">
            <text:p>90.9855405</text:p>
          </table:table-cell>
          <table:table-cell office:value-type="float" office:value="101.8396314599" table:style-name="ce1">
            <text:p>101.8396315</text:p>
          </table:table-cell>
          <table:table-cell office:value-type="float" office:value="106.86286697280001" table:style-name="ce1">
            <text:p>106.862867</text:p>
          </table:table-cell>
          <table:table-cell table:number-columns-repeated="16380"/>
        </table:table-row>
        <table:table-row table:style-name="ro1">
          <table:table-cell office:value-type="date" office:date-value="2015-12-01T00:00:00" table:style-name="ce2">
            <text:p>1/12/15</text:p>
          </table:table-cell>
          <table:table-cell office:value-type="float" office:value="70.004104979499999" table:style-name="ce1">
            <text:p>70.00410498</text:p>
          </table:table-cell>
          <table:table-cell office:value-type="float" office:value="81.274647703900001" table:style-name="ce1">
            <text:p>81.2746477</text:p>
          </table:table-cell>
          <table:table-cell office:value-type="float" office:value="84.955140821499995" table:style-name="ce1">
            <text:p>84.95514082</text:p>
          </table:table-cell>
          <table:table-cell table:number-columns-repeated="16380"/>
        </table:table-row>
        <table:table-row table:style-name="ro1">
          <table:table-cell office:value-type="date" office:date-value="2016-01-01T00:00:00" table:style-name="ce2">
            <text:p>1/1/16</text:p>
          </table:table-cell>
          <table:table-cell office:value-type="float" office:value="88.9984798813" table:style-name="ce1">
            <text:p>88.99847988</text:p>
          </table:table-cell>
          <table:table-cell office:value-type="float" office:value="103.9701960699" table:style-name="ce1">
            <text:p>103.9701961</text:p>
          </table:table-cell>
          <table:table-cell office:value-type="float" office:value="104.8827236624" table:style-name="ce1">
            <text:p>104.8827237</text:p>
          </table:table-cell>
          <table:table-cell table:number-columns-repeated="16380"/>
        </table:table-row>
        <table:table-row table:style-name="ro1">
          <table:table-cell office:value-type="date" office:date-value="2016-02-01T00:00:00" table:style-name="ce2">
            <text:p>1/2/16</text:p>
          </table:table-cell>
          <table:table-cell office:value-type="float" office:value="95.239625383299995" table:style-name="ce1">
            <text:p>95.23962538</text:p>
          </table:table-cell>
          <table:table-cell office:value-type="float" office:value="103.8601117199" table:style-name="ce1">
            <text:p>103.8601117</text:p>
          </table:table-cell>
          <table:table-cell office:value-type="float" office:value="107.7508889198" table:style-name="ce1">
            <text:p>107.7508889</text:p>
          </table:table-cell>
          <table:table-cell table:number-columns-repeated="16380"/>
        </table:table-row>
        <table:table-row table:style-name="ro1">
          <table:table-cell office:value-type="date" office:date-value="2016-03-01T00:00:00" table:style-name="ce2">
            <text:p>1/3/16</text:p>
          </table:table-cell>
          <table:table-cell office:value-type="float" office:value="99.479014311200004" table:style-name="ce1">
            <text:p>99.47901431</text:p>
          </table:table-cell>
          <table:table-cell office:value-type="float" office:value="111.8505648499" table:style-name="ce1">
            <text:p>111.8505648</text:p>
          </table:table-cell>
          <table:table-cell office:value-type="float" office:value="113.0625275731" table:style-name="ce1">
            <text:p>113.0625276</text:p>
          </table:table-cell>
          <table:table-cell table:number-columns-repeated="16380"/>
        </table:table-row>
        <table:table-row table:style-name="ro1">
          <table:table-cell office:value-type="date" office:date-value="2016-04-01T00:00:00" table:style-name="ce2">
            <text:p>1/4/16</text:p>
          </table:table-cell>
          <table:table-cell office:value-type="float" office:value="93.674557742299996" table:style-name="ce1">
            <text:p>93.67455774</text:p>
          </table:table-cell>
          <table:table-cell office:value-type="float" office:value="111.8617437499" table:style-name="ce1">
            <text:p>111.8617437</text:p>
          </table:table-cell>
          <table:table-cell office:value-type="float" office:value="107.658610923" table:style-name="ce1">
            <text:p>107.6586109</text:p>
          </table:table-cell>
          <table:table-cell table:number-columns-repeated="16380"/>
        </table:table-row>
        <table:table-row table:style-name="ro1">
          <table:table-cell office:value-type="date" office:date-value="2016-05-01T00:00:00" table:style-name="ce2">
            <text:p>1/5/16</text:p>
          </table:table-cell>
          <table:table-cell office:value-type="float" office:value="87.892413746299994" table:style-name="ce1">
            <text:p>87.89241375</text:p>
          </table:table-cell>
          <table:table-cell office:value-type="float" office:value="105.51893930990001" table:style-name="ce1">
            <text:p>105.5189393</text:p>
          </table:table-cell>
          <table:table-cell office:value-type="float" office:value="105.6705356926" table:style-name="ce1">
            <text:p>105.6705357</text:p>
          </table:table-cell>
          <table:table-cell table:number-columns-repeated="16380"/>
        </table:table-row>
        <table:table-row table:style-name="ro1">
          <table:table-cell office:value-type="date" office:date-value="2016-06-01T00:00:00" table:style-name="ce2">
            <text:p>1/6/16</text:p>
          </table:table-cell>
          <table:table-cell office:value-type="float" office:value="113.7399361591" table:style-name="ce1">
            <text:p>113.7399362</text:p>
          </table:table-cell>
          <table:table-cell office:value-type="float" office:value="106.8186226899" table:style-name="ce1">
            <text:p>106.8186227</text:p>
          </table:table-cell>
          <table:table-cell office:value-type="float" office:value="113.4802126683" table:style-name="ce1">
            <text:p>113.4802127</text:p>
          </table:table-cell>
          <table:table-cell table:number-columns-repeated="16380"/>
        </table:table-row>
        <table:table-row table:style-name="ro1">
          <table:table-cell office:value-type="date" office:date-value="2016-07-01T00:00:00" table:style-name="ce2">
            <text:p>1/7/16</text:p>
          </table:table-cell>
          <table:table-cell office:value-type="float" office:value="102.2967735692" table:style-name="ce1">
            <text:p>102.2967736</text:p>
          </table:table-cell>
          <table:table-cell office:value-type="float" office:value="87.164368800899993" table:style-name="ce1">
            <text:p>87.1643688</text:p>
          </table:table-cell>
          <table:table-cell office:value-type="float" office:value="99.310322463099993" table:style-name="ce1">
            <text:p>99.31032246</text:p>
          </table:table-cell>
          <table:table-cell table:number-columns-repeated="16380"/>
        </table:table-row>
        <table:table-row table:style-name="ro1">
          <table:table-cell office:value-type="date" office:date-value="2016-08-01T00:00:00" table:style-name="ce2">
            <text:p>1/8/16</text:p>
          </table:table-cell>
          <table:table-cell office:value-type="float" office:value="110.68948863919999" table:style-name="ce1">
            <text:p>110.6894886</text:p>
          </table:table-cell>
          <table:table-cell office:value-type="float" office:value="55.9292091059" table:style-name="ce1">
            <text:p>55.92920911</text:p>
          </table:table-cell>
          <table:table-cell office:value-type="float" office:value="79.553174430200002" table:style-name="ce1">
            <text:p>79.55317443</text:p>
          </table:table-cell>
          <table:table-cell table:number-columns-repeated="16380"/>
        </table:table-row>
        <table:table-row table:style-name="ro1">
          <table:table-cell office:value-type="date" office:date-value="2016-09-01T00:00:00" table:style-name="ce2">
            <text:p>1/9/16</text:p>
          </table:table-cell>
          <table:table-cell office:value-type="float" office:value="131.309493879" table:style-name="ce1">
            <text:p>131.3094939</text:p>
          </table:table-cell>
          <table:table-cell office:value-type="float" office:value="100.70319499990001" table:style-name="ce1">
            <text:p>100.703195</text:p>
          </table:table-cell>
          <table:table-cell office:value-type="float" office:value="113.9088164187" table:style-name="ce1">
            <text:p>113.9088164</text:p>
          </table:table-cell>
          <table:table-cell table:number-columns-repeated="16380"/>
        </table:table-row>
        <table:table-row table:style-name="ro1">
          <table:table-cell office:value-type="date" office:date-value="2016-10-01T00:00:00" table:style-name="ce2">
            <text:p>1/10/16</text:p>
          </table:table-cell>
          <table:table-cell office:value-type="float" office:value="92.141365205300005" table:style-name="ce1">
            <text:p>92.14136521</text:p>
          </table:table-cell>
          <table:table-cell office:value-type="float" office:value="97.611989423899999" table:style-name="ce1">
            <text:p>97.61198942</text:p>
          </table:table-cell>
          <table:table-cell office:value-type="float" office:value="111.9562967347" table:style-name="ce1">
            <text:p>111.9562967</text:p>
          </table:table-cell>
          <table:table-cell table:number-columns-repeated="16380"/>
        </table:table-row>
        <table:table-row table:style-name="ro1">
          <table:table-cell office:value-type="date" office:date-value="2016-11-01T00:00:00" table:style-name="ce2">
            <text:p>1/11/16</text:p>
          </table:table-cell>
          <table:table-cell office:value-type="float" office:value="90.601130428299996" table:style-name="ce1">
            <text:p>90.60113043</text:p>
          </table:table-cell>
          <table:table-cell office:value-type="float" office:value="95.959037520899997" table:style-name="ce1">
            <text:p>95.95903752</text:p>
          </table:table-cell>
          <table:table-cell office:value-type="float" office:value="109.6202691769" table:style-name="ce1">
            <text:p>109.6202692</text:p>
          </table:table-cell>
          <table:table-cell table:number-columns-repeated="16380"/>
        </table:table-row>
        <table:table-row table:style-name="ro1">
          <table:table-cell office:value-type="date" office:date-value="2016-12-01T00:00:00" table:style-name="ce2">
            <text:p>1/12/16</text:p>
          </table:table-cell>
          <table:table-cell office:value-type="float" office:value="73.929424418400004" table:style-name="ce1">
            <text:p>73.92942442</text:p>
          </table:table-cell>
          <table:table-cell office:value-type="float" office:value="69.795296859900006" table:style-name="ce1">
            <text:p>69.79529686</text:p>
          </table:table-cell>
          <table:table-cell office:value-type="float" office:value="93.498795175500007" table:style-name="ce1">
            <text:p>93.49879518</text:p>
          </table:table-cell>
          <table:table-cell table:number-columns-repeated="16380"/>
        </table:table-row>
        <table:table-row table:style-name="ro1">
          <table:table-cell office:value-type="date" office:date-value="2017-01-01T00:00:00" table:style-name="ce2">
            <text:p>1/1/17</text:p>
          </table:table-cell>
          <table:table-cell office:value-type="float" office:value="90.375484404299996" table:style-name="ce1">
            <text:p>90.3754844</text:p>
          </table:table-cell>
          <table:table-cell office:value-type="float" office:value="103.25827110989999" table:style-name="ce1">
            <text:p>103.2582711</text:p>
          </table:table-cell>
          <table:table-cell office:value-type="float" office:value="118.5156116582" table:style-name="ce1">
            <text:p>118.5156117</text:p>
          </table:table-cell>
          <table:table-cell table:number-columns-repeated="16380"/>
        </table:table-row>
        <table:table-row table:style-name="ro1">
          <table:table-cell office:value-type="date" office:date-value="2017-02-01T00:00:00" table:style-name="ce2">
            <text:p>1/2/17</text:p>
          </table:table-cell>
          <table:table-cell office:value-type="float" office:value="92.090360434299996" table:style-name="ce1">
            <text:p>92.09036043</text:p>
          </table:table-cell>
          <table:table-cell office:value-type="float" office:value="88.077386054900003" table:style-name="ce1">
            <text:p>88.07738605</text:p>
          </table:table-cell>
          <table:table-cell office:value-type="float" office:value="109.3796033296" table:style-name="ce1">
            <text:p>109.3796033</text:p>
          </table:table-cell>
          <table:table-cell table:number-columns-repeated="16380"/>
        </table:table-row>
        <table:table-row table:style-name="ro1">
          <table:table-cell office:value-type="date" office:date-value="2017-03-01T00:00:00" table:style-name="ce2">
            <text:p>1/3/17</text:p>
          </table:table-cell>
          <table:table-cell office:value-type="float" office:value="104.0975278292" table:style-name="ce1">
            <text:p>104.0975278</text:p>
          </table:table-cell>
          <table:table-cell office:value-type="float" office:value="111.1407414999" table:style-name="ce1">
            <text:p>111.1407415</text:p>
          </table:table-cell>
          <table:table-cell office:value-type="float" office:value="125.7005061662" table:style-name="ce1">
            <text:p>125.7005062</text:p>
          </table:table-cell>
          <table:table-cell table:number-columns-repeated="16380"/>
        </table:table-row>
        <table:table-row table:style-name="ro1">
          <table:table-cell office:value-type="date" office:date-value="2017-04-01T00:00:00" table:style-name="ce2">
            <text:p>1/4/17</text:p>
          </table:table-cell>
          <table:table-cell office:value-type="float" office:value="89.333229682300001" table:style-name="ce1">
            <text:p>89.33322968</text:p>
          </table:table-cell>
          <table:table-cell office:value-type="float" office:value="95.654100166899994" table:style-name="ce1">
            <text:p>95.65410017</text:p>
          </table:table-cell>
          <table:table-cell office:value-type="float" office:value="105.048978514" table:style-name="ce1">
            <text:p>105.0489785</text:p>
          </table:table-cell>
          <table:table-cell table:number-columns-repeated="16380"/>
        </table:table-row>
        <table:table-row table:style-name="ro1">
          <table:table-cell office:value-type="date" office:date-value="2017-05-01T00:00:00" table:style-name="ce2">
            <text:p>1/5/17</text:p>
          </table:table-cell>
          <table:table-cell office:value-type="float" office:value="105.2478605992" table:style-name="ce1">
            <text:p>105.2478606</text:p>
          </table:table-cell>
          <table:table-cell office:value-type="float" office:value="100.38083100990001" table:style-name="ce1">
            <text:p>100.380831</text:p>
          </table:table-cell>
          <table:table-cell office:value-type="float" office:value="115.149367692" table:style-name="ce1">
            <text:p>115.1493677</text:p>
          </table:table-cell>
          <table:table-cell table:number-columns-repeated="16380"/>
        </table:table-row>
        <table:table-row table:style-name="ro1">
          <table:table-cell office:value-type="date" office:date-value="2017-06-01T00:00:00" table:style-name="ce2">
            <text:p>1/6/17</text:p>
          </table:table-cell>
          <table:table-cell office:value-type="float" office:value="126.220946209" table:style-name="ce1">
            <text:p>126.2209462</text:p>
          </table:table-cell>
          <table:table-cell office:value-type="float" office:value="107.88534790990001" table:style-name="ce1">
            <text:p>107.8853479</text:p>
          </table:table-cell>
          <table:table-cell office:value-type="float" office:value="120.9610541024" table:style-name="ce1">
            <text:p>120.9610541</text:p>
          </table:table-cell>
          <table:table-cell table:number-columns-repeated="16380"/>
        </table:table-row>
        <table:table-row table:style-name="ro1">
          <table:table-cell office:value-type="date" office:date-value="2017-07-01T00:00:00" table:style-name="ce2">
            <text:p>1/7/17</text:p>
          </table:table-cell>
          <table:table-cell office:value-type="float" office:value="105.8032983192" table:style-name="ce1">
            <text:p>105.8032983</text:p>
          </table:table-cell>
          <table:table-cell office:value-type="float" office:value="107.0338423999" table:style-name="ce1">
            <text:p>107.0338424</text:p>
          </table:table-cell>
          <table:table-cell office:value-type="float" office:value="100.72064315999999" table:style-name="ce1">
            <text:p>100.7206432</text:p>
          </table:table-cell>
          <table:table-cell table:number-columns-repeated="16380"/>
        </table:table-row>
        <table:table-row table:style-name="ro1">
          <table:table-cell office:value-type="date" office:date-value="2017-08-01T00:00:00" table:style-name="ce2">
            <text:p>1/8/17</text:p>
          </table:table-cell>
          <table:table-cell office:value-type="float" office:value="120.9943682891" table:style-name="ce1">
            <text:p>120.9943683</text:p>
          </table:table-cell>
          <table:table-cell office:value-type="float" office:value="61.659846781900001" table:style-name="ce1">
            <text:p>61.65984678</text:p>
          </table:table-cell>
          <table:table-cell office:value-type="float" office:value="81.144515456799994" table:style-name="ce1">
            <text:p>81.14451546</text:p>
          </table:table-cell>
          <table:table-cell table:number-columns-repeated="16380"/>
        </table:table-row>
        <table:table-row table:style-name="ro1">
          <table:table-cell office:value-type="date" office:date-value="2017-09-01T00:00:00" table:style-name="ce2">
            <text:p>1/9/17</text:p>
          </table:table-cell>
          <table:table-cell office:value-type="float" office:value="129.429130219" table:style-name="ce1">
            <text:p>129.4291302</text:p>
          </table:table-cell>
          <table:table-cell office:value-type="float" office:value="107.5215882099" table:style-name="ce1">
            <text:p>107.5215882</text:p>
          </table:table-cell>
          <table:table-cell office:value-type="float" office:value="115.8195454576" table:style-name="ce1">
            <text:p>115.8195455</text:p>
          </table:table-cell>
          <table:table-cell table:number-columns-repeated="16380"/>
        </table:table-row>
        <table:table-row table:style-name="ro1">
          <table:table-cell office:value-type="date" office:date-value="2017-10-01T00:00:00" table:style-name="ce2">
            <text:p>1/10/17</text:p>
          </table:table-cell>
          <table:table-cell office:value-type="float" office:value="110.7445694292" table:style-name="ce1">
            <text:p>110.7445694</text:p>
          </table:table-cell>
          <table:table-cell office:value-type="float" office:value="115.4851335499" table:style-name="ce1">
            <text:p>115.4851335</text:p>
          </table:table-cell>
          <table:table-cell office:value-type="float" office:value="120.08252263289999" table:style-name="ce1">
            <text:p>120.0825226</text:p>
          </table:table-cell>
          <table:table-cell table:number-columns-repeated="16380"/>
        </table:table-row>
        <table:table-row table:style-name="ro1">
          <table:table-cell office:value-type="date" office:date-value="2017-11-01T00:00:00" table:style-name="ce2">
            <text:p>1/11/17</text:p>
          </table:table-cell>
          <table:table-cell office:value-type="float" office:value="94.740071541299997" table:style-name="ce1">
            <text:p>94.74007154</text:p>
          </table:table-cell>
          <table:table-cell office:value-type="float" office:value="113.6972440899" table:style-name="ce1">
            <text:p>113.6972441</text:p>
          </table:table-cell>
          <table:table-cell office:value-type="float" office:value="115.2190786307" table:style-name="ce1">
            <text:p>115.2190786</text:p>
          </table:table-cell>
          <table:table-cell table:number-columns-repeated="16380"/>
        </table:table-row>
        <table:table-row table:style-name="ro1">
          <table:table-cell office:value-type="date" office:date-value="2017-12-01T00:00:00" table:style-name="ce2">
            <text:p>1/12/17</text:p>
          </table:table-cell>
          <table:table-cell office:value-type="float" office:value="71.026950933500004" table:style-name="ce1">
            <text:p>71.02695093</text:p>
          </table:table-cell>
          <table:table-cell office:value-type="float" office:value="76.367446197899994" table:style-name="ce1">
            <text:p>76.3674462</text:p>
          </table:table-cell>
          <table:table-cell office:value-type="float" office:value="89.806401083899999" table:style-name="ce1">
            <text:p>89.80640108</text:p>
          </table:table-cell>
          <table:table-cell table:number-columns-repeated="16380"/>
        </table:table-row>
        <table:table-row table:style-name="ro1">
          <table:table-cell office:value-type="date" office:date-value="2018-01-01T00:00:00" table:style-name="ce2">
            <text:p>1/1/18</text:p>
          </table:table-cell>
          <table:table-cell office:value-type="float" office:value="92.653916514499997" table:style-name="ce1">
            <text:p>92.65391651</text:p>
          </table:table-cell>
          <table:table-cell office:value-type="float" office:value="111.04484257990001" table:style-name="ce1">
            <text:p>111.0448426</text:p>
          </table:table-cell>
          <table:table-cell office:value-type="float" office:value="112.088319089" table:style-name="ce1">
            <text:p>112.0883191</text:p>
          </table:table-cell>
          <table:table-cell table:number-columns-repeated="16380"/>
        </table:table-row>
        <table:table-row table:style-name="ro1">
          <table:table-cell office:value-type="date" office:date-value="2018-02-01T00:00:00" table:style-name="ce2">
            <text:p>1/2/18</text:p>
          </table:table-cell>
          <table:table-cell office:value-type="float" office:value="96.720925051099996" table:style-name="ce1">
            <text:p>96.72092505</text:p>
          </table:table-cell>
          <table:table-cell office:value-type="float" office:value="95.057659845900005" table:style-name="ce1">
            <text:p>95.05765985</text:p>
          </table:table-cell>
          <table:table-cell office:value-type="float" office:value="105.765597778" table:style-name="ce1">
            <text:p>105.7655978</text:p>
          </table:table-cell>
          <table:table-cell table:number-columns-repeated="16380"/>
        </table:table-row>
        <table:table-row table:style-name="ro1">
          <table:table-cell office:value-type="date" office:date-value="2018-03-01T00:00:00" table:style-name="ce2">
            <text:p>1/3/18</text:p>
          </table:table-cell>
          <table:table-cell office:value-type="float" office:value="105.2443828689" table:style-name="ce1">
            <text:p>105.2443829</text:p>
          </table:table-cell>
          <table:table-cell office:value-type="float" office:value="104.75366875989999" table:style-name="ce1">
            <text:p>104.7536688</text:p>
          </table:table-cell>
          <table:table-cell office:value-type="float" office:value="112.7573842939" table:style-name="ce1">
            <text:p>112.7573843</text:p>
          </table:table-cell>
          <table:table-cell table:number-columns-repeated="16380"/>
        </table:table-row>
        <table:table-row table:style-name="ro1">
          <table:table-cell office:value-type="date" office:date-value="2018-04-01T00:00:00" table:style-name="ce2">
            <text:p>1/4/18</text:p>
          </table:table-cell>
          <table:table-cell office:value-type="float" office:value="99.043013985300007" table:style-name="ce1">
            <text:p>99.04301399</text:p>
          </table:table-cell>
          <table:table-cell office:value-type="float" office:value="97.861567063899997" table:style-name="ce1">
            <text:p>97.86156706</text:p>
          </table:table-cell>
          <table:table-cell office:value-type="float" office:value="104.9925988393" table:style-name="ce1">
            <text:p>104.9925988</text:p>
          </table:table-cell>
          <table:table-cell table:number-columns-repeated="16380"/>
        </table:table-row>
        <table:table-row table:style-name="ro1">
          <table:table-cell office:value-type="date" office:date-value="2018-05-01T00:00:00" table:style-name="ce2">
            <text:p>1/5/18</text:p>
          </table:table-cell>
          <table:table-cell office:value-type="float" office:value="93.485660426600006" table:style-name="ce1">
            <text:p>93.48566043</text:p>
          </table:table-cell>
          <table:table-cell office:value-type="float" office:value="101.8806243999" table:style-name="ce1">
            <text:p>101.8806244</text:p>
          </table:table-cell>
          <table:table-cell office:value-type="float" office:value="100.0311412242" table:style-name="ce1">
            <text:p>100.0311412</text:p>
          </table:table-cell>
          <table:table-cell table:number-columns-repeated="16380"/>
        </table:table-row>
        <table:table-row table:style-name="ro1">
          <table:table-cell office:value-type="date" office:date-value="2018-06-01T00:00:00" table:style-name="ce2">
            <text:p>1/6/18</text:p>
          </table:table-cell>
          <table:table-cell office:value-type="float" office:value="119.6442557772" table:style-name="ce1">
            <text:p>119.6442558</text:p>
          </table:table-cell>
          <table:table-cell office:value-type="float" office:value="107.3806972399" table:style-name="ce1">
            <text:p>107.3806972</text:p>
          </table:table-cell>
          <table:table-cell office:value-type="float" office:value="110.217085475" table:style-name="ce1">
            <text:p>110.2170855</text:p>
          </table:table-cell>
          <table:table-cell table:number-columns-repeated="16380"/>
        </table:table-row>
        <table:table-row table:style-name="ro1">
          <table:table-cell office:value-type="date" office:date-value="2018-07-01T00:00:00" table:style-name="ce2">
            <text:p>1/7/18</text:p>
          </table:table-cell>
          <table:table-cell office:value-type="float" office:value="108.3360004255" table:style-name="ce1">
            <text:p>108.3360004</text:p>
          </table:table-cell>
          <table:table-cell office:value-type="float" office:value="112.9491535499" table:style-name="ce1">
            <text:p>112.9491535</text:p>
          </table:table-cell>
          <table:table-cell office:value-type="float" office:value="93.642407832100005" table:style-name="ce1">
            <text:p>93.64240783</text:p>
          </table:table-cell>
          <table:table-cell table:number-columns-repeated="16380"/>
        </table:table-row>
        <table:table-row table:style-name="ro1">
          <table:table-cell office:value-type="date" office:date-value="2018-08-01T00:00:00" table:style-name="ce2">
            <text:p>1/8/18</text:p>
          </table:table-cell>
          <table:table-cell office:value-type="float" office:value="108.2812275018" table:style-name="ce1">
            <text:p>108.2812275</text:p>
          </table:table-cell>
          <table:table-cell office:value-type="float" office:value="59.795138743899997" table:style-name="ce1">
            <text:p>59.79513874</text:p>
          </table:table-cell>
          <table:table-cell office:value-type="float" office:value="82.865503232199998" table:style-name="ce1">
            <text:p>82.86550323</text:p>
          </table:table-cell>
          <table:table-cell table:number-columns-repeated="16380"/>
        </table:table-row>
        <table:table-row table:style-name="ro1">
          <table:table-cell office:value-type="date" office:date-value="2018-09-01T00:00:00" table:style-name="ce2">
            <text:p>1/9/18</text:p>
          </table:table-cell>
          <table:table-cell office:value-type="float" office:value="117.148653705" table:style-name="ce1">
            <text:p>117.1486537</text:p>
          </table:table-cell>
          <table:table-cell office:value-type="float" office:value="104.9932537299" table:style-name="ce1">
            <text:p>104.9932537</text:p>
          </table:table-cell>
          <table:table-cell office:value-type="float" office:value="95.741156979899998" table:style-name="ce1">
            <text:p>95.74115698</text:p>
          </table:table-cell>
          <table:table-cell table:number-columns-repeated="16380"/>
        </table:table-row>
        <table:table-row table:style-name="ro1">
          <table:table-cell office:value-type="date" office:date-value="2018-10-01T00:00:00" table:style-name="ce2">
            <text:p>1/10/18</text:p>
          </table:table-cell>
          <table:table-cell office:value-type="float" office:value="115.2476303505" table:style-name="ce1">
            <text:p>115.2476304</text:p>
          </table:table-cell>
          <table:table-cell office:value-type="float" office:value="121.7860456698" table:style-name="ce1">
            <text:p>121.7860457</text:p>
          </table:table-cell>
          <table:table-cell office:value-type="float" office:value="115.4778681972" table:style-name="ce1">
            <text:p>115.4778682</text:p>
          </table:table-cell>
          <table:table-cell table:number-columns-repeated="16380"/>
        </table:table-row>
        <table:table-row table:style-name="ro1">
          <table:table-cell office:value-type="date" office:date-value="2018-11-01T00:00:00" table:style-name="ce2">
            <text:p>1/11/18</text:p>
          </table:table-cell>
          <table:table-cell office:value-type="float" office:value="97.135432928399993" table:style-name="ce1">
            <text:p>97.13543293</text:p>
          </table:table-cell>
          <table:table-cell office:value-type="float" office:value="103.9573561999" table:style-name="ce1">
            <text:p>103.9573562</text:p>
          </table:table-cell>
          <table:table-cell office:value-type="float" office:value="102.7293356091" table:style-name="ce1">
            <text:p>102.7293356</text:p>
          </table:table-cell>
          <table:table-cell table:number-columns-repeated="16380"/>
        </table:table-row>
        <table:table-row table:style-name="ro1">
          <table:table-cell office:value-type="date" office:date-value="2018-12-01T00:00:00" table:style-name="ce2">
            <text:p>1/12/18</text:p>
          </table:table-cell>
          <table:table-cell office:value-type="float" office:value="80.338300255600004" table:style-name="ce1">
            <text:p>80.33830026</text:p>
          </table:table-cell>
          <table:table-cell office:value-type="float" office:value="72.326634787900005" table:style-name="ce1">
            <text:p>72.32663479</text:p>
          </table:table-cell>
          <table:table-cell office:value-type="float" office:value="78.5849679353" table:style-name="ce1">
            <text:p>78.58496794</text:p>
          </table:table-cell>
          <table:table-cell table:number-columns-repeated="16380"/>
        </table:table-row>
        <table:table-row table:style-name="ro1">
          <table:table-cell office:value-type="date" office:date-value="2019-01-01T00:00:00" table:style-name="ce2">
            <text:p>1/1/19</text:p>
          </table:table-cell>
          <table:table-cell office:value-type="float" office:value="96.887176840799995" table:style-name="ce1">
            <text:p>96.88717684</text:p>
          </table:table-cell>
          <table:table-cell office:value-type="float" office:value="114.737632484" table:style-name="ce1">
            <text:p>114.7376325</text:p>
          </table:table-cell>
          <table:table-cell office:value-type="float" office:value="113.27699824219999" table:style-name="ce1">
            <text:p>113.2769982</text:p>
          </table:table-cell>
          <table:table-cell table:number-columns-repeated="16380"/>
        </table:table-row>
        <table:table-row table:style-name="ro1">
          <table:table-cell office:value-type="date" office:date-value="2019-02-01T00:00:00" table:style-name="ce2">
            <text:p>1/2/19</text:p>
          </table:table-cell>
          <table:table-cell office:value-type="float" office:value="101.6613211759" table:style-name="ce1">
            <text:p>101.6613212</text:p>
          </table:table-cell>
          <table:table-cell office:value-type="float" office:value="102.8252077978" table:style-name="ce1">
            <text:p>102.8252078</text:p>
          </table:table-cell>
          <table:table-cell office:value-type="float" office:value="100.7501062099" table:style-name="ce1">
            <text:p>100.7501062</text:p>
          </table:table-cell>
          <table:table-cell table:number-columns-repeated="16380"/>
        </table:table-row>
        <table:table-row table:style-name="ro1">
          <table:table-cell office:value-type="date" office:date-value="2019-03-01T00:00:00" table:style-name="ce2">
            <text:p>1/3/19</text:p>
          </table:table-cell>
          <table:table-cell office:value-type="float" office:value="107.0687272478" table:style-name="ce1">
            <text:p>107.0687272</text:p>
          </table:table-cell>
          <table:table-cell office:value-type="float" office:value="120.41573216720001" table:style-name="ce1">
            <text:p>120.4157322</text:p>
          </table:table-cell>
          <table:table-cell office:value-type="float" office:value="104.9743386121" table:style-name="ce1">
            <text:p>104.9743386</text:p>
          </table:table-cell>
          <table:table-cell table:number-columns-repeated="16380"/>
        </table:table-row>
        <table:table-row table:style-name="ro1">
          <table:table-cell office:value-type="date" office:date-value="2019-04-01T00:00:00" table:style-name="ce2">
            <text:p>1/4/19</text:p>
          </table:table-cell>
          <table:table-cell office:value-type="float" office:value="105.17701661229999" table:style-name="ce1">
            <text:p>105.1770166</text:p>
          </table:table-cell>
          <table:table-cell office:value-type="float" office:value="113.644526238" table:style-name="ce1">
            <text:p>113.6445262</text:p>
          </table:table-cell>
          <table:table-cell office:value-type="float" office:value="102.5641433549" table:style-name="ce1">
            <text:p>102.5641434</text:p>
          </table:table-cell>
          <table:table-cell table:number-columns-repeated="16380"/>
        </table:table-row>
        <table:table-row table:style-name="ro1">
          <table:table-cell office:value-type="date" office:date-value="2019-05-01T00:00:00" table:style-name="ce2">
            <text:p>1/5/19</text:p>
          </table:table-cell>
          <table:table-cell office:value-type="float" office:value="99.658699283399997" table:style-name="ce1">
            <text:p>99.65869928</text:p>
          </table:table-cell>
          <table:table-cell office:value-type="float" office:value="110.6739937623" table:style-name="ce1">
            <text:p>110.6739938</text:p>
          </table:table-cell>
          <table:table-cell office:value-type="float" office:value="100.0203709724" table:style-name="ce1">
            <text:p>100.020371</text:p>
          </table:table-cell>
          <table:table-cell table:number-columns-repeated="16380"/>
        </table:table-row>
        <table:table-row table:style-name="ro1">
          <table:table-cell office:value-type="date" office:date-value="2019-06-01T00:00:00" table:style-name="ce2">
            <text:p>1/6/19</text:p>
          </table:table-cell>
          <table:table-cell office:value-type="float" office:value="110.4461303513" table:style-name="ce1">
            <text:p>110.4461304</text:p>
          </table:table-cell>
          <table:table-cell office:value-type="float" office:value="98.359314187999999" table:style-name="ce1">
            <text:p>98.35931419</text:p>
          </table:table-cell>
          <table:table-cell office:value-type="float" office:value="94.255075653999995" table:style-name="ce1">
            <text:p>94.25507565</text:p>
          </table:table-cell>
          <table:table-cell table:number-columns-repeated="16380"/>
        </table:table-row>
        <table:table-row table:style-name="ro1">
          <table:table-cell office:value-type="date" office:date-value="2019-07-01T00:00:00" table:style-name="ce2">
            <text:p>1/7/19</text:p>
          </table:table-cell>
          <table:table-cell office:value-type="float" office:value="120.0265695792" table:style-name="ce1">
            <text:p>120.0265696</text:p>
          </table:table-cell>
          <table:table-cell office:value-type="float" office:value="125.2399990585" table:style-name="ce1">
            <text:p>125.2399991</text:p>
          </table:table-cell>
          <table:table-cell office:value-type="float" office:value="90.069110648299997" table:style-name="ce1">
            <text:p>90.06911065</text:p>
          </table:table-cell>
          <table:table-cell table:number-columns-repeated="16380"/>
        </table:table-row>
        <table:table-row table:style-name="ro1">
          <table:table-cell office:value-type="date" office:date-value="2019-08-01T00:00:00" table:style-name="ce2">
            <text:p>1/8/19</text:p>
          </table:table-cell>
          <table:table-cell office:value-type="float" office:value="100.0655943865" table:style-name="ce1">
            <text:p>100.0655944</text:p>
          </table:table-cell>
          <table:table-cell office:value-type="float" office:value="52.108495061799999" table:style-name="ce1">
            <text:p>52.10849506</text:p>
          </table:table-cell>
          <table:table-cell office:value-type="float" office:value="81.715419651600001" table:style-name="ce1">
            <text:p>81.71541965</text:p>
          </table:table-cell>
          <table:table-cell table:number-columns-repeated="16380"/>
        </table:table-row>
        <table:table-row table:style-name="ro1">
          <table:table-cell office:value-type="date" office:date-value="2019-09-01T00:00:00" table:style-name="ce2">
            <text:p>1/9/19</text:p>
          </table:table-cell>
          <table:table-cell office:value-type="float" office:value="116.7253284027" table:style-name="ce1">
            <text:p>116.7253284</text:p>
          </table:table-cell>
          <table:table-cell office:value-type="float" office:value="109.2191418844" table:style-name="ce1">
            <text:p>109.2191419</text:p>
          </table:table-cell>
          <table:table-cell office:value-type="float" office:value="106.3535434659" table:style-name="ce1">
            <text:p>106.3535435</text:p>
          </table:table-cell>
          <table:table-cell table:number-columns-repeated="16380"/>
        </table:table-row>
        <table:table-row table:style-name="ro1">
          <table:table-cell office:value-type="date" office:date-value="2019-10-01T00:00:00" table:style-name="ce2">
            <text:p>1/10/19</text:p>
          </table:table-cell>
          <table:table-cell office:value-type="float" office:value="123.1545586853" table:style-name="ce1">
            <text:p>123.1545587</text:p>
          </table:table-cell>
          <table:table-cell office:value-type="float" office:value="104.5877278386" table:style-name="ce1">
            <text:p>104.5877278</text:p>
          </table:table-cell>
          <table:table-cell office:value-type="float" office:value="114.0947547368" table:style-name="ce1">
            <text:p>114.0947547</text:p>
          </table:table-cell>
          <table:table-cell table:number-columns-repeated="16380"/>
        </table:table-row>
        <table:table-row table:style-name="ro1">
          <table:table-cell office:value-type="date" office:date-value="2019-11-01T00:00:00" table:style-name="ce2">
            <text:p>1/11/19</text:p>
          </table:table-cell>
          <table:table-cell office:value-type="float" office:value="91.917665284600005" table:style-name="ce1">
            <text:p>91.91766528</text:p>
          </table:table-cell>
          <table:table-cell office:value-type="float" office:value="80.684932927700004" table:style-name="ce1">
            <text:p>80.68493293</text:p>
          </table:table-cell>
          <table:table-cell office:value-type="float" office:value="102.2144022058" table:style-name="ce1">
            <text:p>102.2144022</text:p>
          </table:table-cell>
          <table:table-cell table:number-columns-repeated="16380"/>
        </table:table-row>
        <table:table-row table:style-name="ro1">
          <table:table-cell office:value-type="date" office:date-value="2019-12-01T00:00:00" table:style-name="ce2">
            <text:p>1/12/19</text:p>
          </table:table-cell>
          <table:table-cell office:value-type="float" office:value="75.651093842400002" table:style-name="ce1">
            <text:p>75.65109384</text:p>
          </table:table-cell>
          <table:table-cell office:value-type="float" office:value="60.561099538599997" table:style-name="ce1">
            <text:p>60.56109954</text:p>
          </table:table-cell>
          <table:table-cell office:value-type="float" office:value="86.312825714400006" table:style-name="ce1">
            <text:p>86.31282571</text:p>
          </table:table-cell>
          <table:table-cell table:number-columns-repeated="16380"/>
        </table:table-row>
        <table:table-row table:style-name="ro1">
          <table:table-cell office:value-type="date" office:date-value="2020-01-01T00:00:00" table:style-name="ce2">
            <text:p>1/1/20</text:p>
          </table:table-cell>
          <table:table-cell office:value-type="float" office:value="99.021949249100004" table:style-name="ce1">
            <text:p>99.02194925</text:p>
          </table:table-cell>
          <table:table-cell office:value-type="float" office:value="87.977687090900005" table:style-name="ce1">
            <text:p>87.97768709</text:p>
          </table:table-cell>
          <table:table-cell office:value-type="float" office:value="113.3161170404" table:style-name="ce1">
            <text:p>113.316117</text:p>
          </table:table-cell>
          <table:table-cell table:number-columns-repeated="16380"/>
        </table:table-row>
        <table:table-row table:style-name="ro1">
          <table:table-cell office:value-type="date" office:date-value="2020-02-01T00:00:00" table:style-name="ce2">
            <text:p>1/2/20</text:p>
          </table:table-cell>
          <table:table-cell office:value-type="float" office:value="98.570093097500006" table:style-name="ce1">
            <text:p>98.5700931</text:p>
          </table:table-cell>
          <table:table-cell office:value-type="float" office:value="100.014992186" table:style-name="ce1">
            <text:p>100.0149922</text:p>
          </table:table-cell>
          <table:table-cell office:value-type="float" office:value="104.7716027673" table:style-name="ce1">
            <text:p>104.7716028</text:p>
          </table:table-cell>
          <table:table-cell table:number-columns-repeated="16380"/>
        </table:table-row>
        <table:table-row table:style-name="ro1">
          <table:table-cell office:value-type="date" office:date-value="2020-03-01T00:00:00" table:style-name="ce2">
            <text:p>1/3/20</text:p>
          </table:table-cell>
          <table:table-cell office:value-type="float" office:value="103.4030982796" table:style-name="ce1">
            <text:p>103.4030983</text:p>
          </table:table-cell>
          <table:table-cell office:value-type="float" office:value="65.295076136999995" table:style-name="ce1">
            <text:p>65.29507614</text:p>
          </table:table-cell>
          <table:table-cell office:value-type="float" office:value="75.853072394799995" table:style-name="ce1">
            <text:p>75.85307239</text:p>
          </table:table-cell>
          <table:table-cell table:number-columns-repeated="16380"/>
        </table:table-row>
        <table:table-row table:style-name="ro1">
          <table:table-cell office:value-type="date" office:date-value="2020-04-01T00:00:00" table:style-name="ce2">
            <text:p>1/4/20</text:p>
          </table:table-cell>
          <table:table-cell office:value-type="float" office:value="105.4186069296" table:style-name="ce1">
            <text:p>105.4186069</text:p>
          </table:table-cell>
          <table:table-cell office:value-type="float" office:value="40.103649927799999" table:style-name="ce1">
            <text:p>40.10364993</text:p>
          </table:table-cell>
          <table:table-cell office:value-type="float" office:value="50.040051628400001" table:style-name="ce1">
            <text:p>50.04005163</text:p>
          </table:table-cell>
          <table:table-cell table:number-columns-repeated="16380"/>
        </table:table-row>
        <table:table-row table:style-name="ro1">
          <table:table-cell office:value-type="date" office:date-value="2020-05-01T00:00:00" table:style-name="ce2">
            <text:p>1/5/20</text:p>
          </table:table-cell>
          <table:table-cell office:value-type="float" office:value="100.6638927658" table:style-name="ce1">
            <text:p>100.6638928</text:p>
          </table:table-cell>
          <table:table-cell office:value-type="float" office:value="64.351499490500004" table:style-name="ce1">
            <text:p>64.35149949</text:p>
          </table:table-cell>
          <table:table-cell office:value-type="float" office:value="49.314162225499999" table:style-name="ce1">
            <text:p>49.31416223</text:p>
          </table:table-cell>
          <table:table-cell table:number-columns-repeated="16380"/>
        </table:table-row>
        <table:table-row table:style-name="ro1">
          <table:table-cell office:value-type="date" office:date-value="2020-06-01T00:00:00" table:style-name="ce2">
            <text:p>1/6/20</text:p>
          </table:table-cell>
          <table:table-cell office:value-type="float" office:value="119.4196904682" table:style-name="ce1">
            <text:p>119.4196905</text:p>
          </table:table-cell>
          <table:table-cell office:value-type="float" office:value="100.49002067639999" table:style-name="ce1">
            <text:p>100.4900207</text:p>
          </table:table-cell>
          <table:table-cell office:value-type="float" office:value="84.1878825836" table:style-name="ce1">
            <text:p>84.18788258</text:p>
          </table:table-cell>
          <table:table-cell table:number-columns-repeated="16380"/>
        </table:table-row>
        <table:table-row table:style-name="ro1">
          <table:table-cell office:value-type="date" office:date-value="2020-07-01T00:00:00" table:style-name="ce2">
            <text:p>1/7/20</text:p>
          </table:table-cell>
          <table:table-cell office:value-type="float" office:value="114.4606349705" table:style-name="ce1">
            <text:p>114.460635</text:p>
          </table:table-cell>
          <table:table-cell office:value-type="float" office:value="114.1953639307" table:style-name="ce1">
            <text:p>114.1953639</text:p>
          </table:table-cell>
          <table:table-cell office:value-type="float" office:value="76.393558603900004" table:style-name="ce1">
            <text:p>76.3935586</text:p>
          </table:table-cell>
          <table:table-cell table:number-columns-repeated="16380"/>
        </table:table-row>
        <table:table-row table:style-name="ro1">
          <table:table-cell office:value-type="date" office:date-value="2020-08-01T00:00:00" table:style-name="ce2">
            <text:p>1/8/20</text:p>
          </table:table-cell>
          <table:table-cell office:value-type="float" office:value="106.3831631819" table:style-name="ce1">
            <text:p>106.3831632</text:p>
          </table:table-cell>
          <table:table-cell office:value-type="float" office:value="59.905523555599999" table:style-name="ce1">
            <text:p>59.90552356</text:p>
          </table:table-cell>
          <table:table-cell office:value-type="float" office:value="63.068947111599996" table:style-name="ce1">
            <text:p>63.06894711</text:p>
          </table:table-cell>
          <table:table-cell table:number-columns-repeated="16380"/>
        </table:table-row>
        <table:table-row table:style-name="ro1">
          <table:table-cell office:value-type="date" office:date-value="2020-09-01T00:00:00" table:style-name="ce2">
            <text:p>1/9/20</text:p>
          </table:table-cell>
          <table:table-cell office:value-type="float" office:value="125.1460488469" table:style-name="ce1">
            <text:p>125.1460488</text:p>
          </table:table-cell>
          <table:table-cell office:value-type="float" office:value="111.32284245069999" table:style-name="ce1">
            <text:p>111.3228425</text:p>
          </table:table-cell>
          <table:table-cell office:value-type="float" office:value="94.856562846800003" table:style-name="ce1">
            <text:p>94.85656285</text:p>
          </table:table-cell>
          <table:table-cell table:number-columns-repeated="16380"/>
        </table:table-row>
        <table:table-row table:style-name="ro1">
          <table:table-cell office:value-type="date" office:date-value="2020-10-01T00:00:00" table:style-name="ce2">
            <text:p>1/10/20</text:p>
          </table:table-cell>
          <table:table-cell office:value-type="float" office:value="115.0649699727" table:style-name="ce1">
            <text:p>115.06497</text:p>
          </table:table-cell>
          <table:table-cell office:value-type="float" office:value="105.3438487871" table:style-name="ce1">
            <text:p>105.3438488</text:p>
          </table:table-cell>
          <table:table-cell office:value-type="float" office:value="93.796503651400002" table:style-name="ce1">
            <text:p>93.79650365</text:p>
          </table:table-cell>
          <table:table-cell table:number-columns-repeated="16380"/>
        </table:table-row>
        <table:table-row table:style-name="ro1">
          <table:table-cell office:value-type="date" office:date-value="2020-11-01T00:00:00" table:style-name="ce2">
            <text:p>1/11/20</text:p>
          </table:table-cell>
          <table:table-cell office:value-type="float" office:value="92.190971384099996" table:style-name="ce1">
            <text:p>92.19097138</text:p>
          </table:table-cell>
          <table:table-cell office:value-type="float" office:value="91.499559978799994" table:style-name="ce1">
            <text:p>91.49955998</text:p>
          </table:table-cell>
          <table:table-cell office:value-type="float" office:value="87.258665277199995" table:style-name="ce1">
            <text:p>87.25866528</text:p>
          </table:table-cell>
          <table:table-cell table:number-columns-repeated="16380"/>
        </table:table-row>
        <table:table-row table:style-name="ro1">
          <table:table-cell office:value-type="date" office:date-value="2020-12-01T00:00:00" table:style-name="ce2">
            <text:p>1/12/20</text:p>
          </table:table-cell>
          <table:table-cell office:value-type="float" office:value="79.885471481400003" table:style-name="ce1">
            <text:p>79.88547148</text:p>
          </table:table-cell>
          <table:table-cell office:value-type="float" office:value="76.390911692100005" table:style-name="ce1">
            <text:p>76.39091169</text:p>
          </table:table-cell>
          <table:table-cell office:value-type="float" office:value="67.592546502299996" table:style-name="ce1">
            <text:p>67.5925465</text:p>
          </table:table-cell>
          <table:table-cell table:number-columns-repeated="16380"/>
        </table:table-row>
        <table:table-row table:style-name="ro1">
          <table:table-cell office:value-type="date" office:date-value="2021-01-01T00:00:00" table:style-name="ce2">
            <text:p>1/1/21</text:p>
          </table:table-cell>
          <table:table-cell office:value-type="float" office:value="96.750041456199995" table:style-name="ce1">
            <text:p>96.75004146</text:p>
          </table:table-cell>
          <table:table-cell office:value-type="float" office:value="92.781267969599995" table:style-name="ce1">
            <text:p>92.78126797</text:p>
          </table:table-cell>
          <table:table-cell office:value-type="float" office:value="83.337455840499999" table:style-name="ce1">
            <text:p>83.33745584</text:p>
          </table:table-cell>
          <table:table-cell table:number-columns-repeated="16380"/>
        </table:table-row>
        <table:table-row table:style-name="ro1">
          <table:table-cell office:value-type="date" office:date-value="2021-02-01T00:00:00" table:style-name="ce2">
            <text:p>1/2/21</text:p>
          </table:table-cell>
          <table:table-cell office:value-type="float" office:value="98.665996807699997" table:style-name="ce1">
            <text:p>98.66599681</text:p>
          </table:table-cell>
          <table:table-cell office:value-type="float" office:value="98.069285610999998" table:style-name="ce1">
            <text:p>98.06928561</text:p>
          </table:table-cell>
          <table:table-cell office:value-type="float" office:value="76.3249786242" table:style-name="ce1">
            <text:p>76.32497862</text:p>
          </table:table-cell>
          <table:table-cell table:number-columns-repeated="16380"/>
        </table:table-row>
        <table:table-row table:style-name="ro1">
          <table:table-cell office:value-type="date" office:date-value="2021-03-01T00:00:00" table:style-name="ce2">
            <text:p>1/3/21</text:p>
          </table:table-cell>
          <table:table-cell office:value-type="float" office:value="113.00581273029999" table:style-name="ce1">
            <text:p>113.0058127</text:p>
          </table:table-cell>
          <table:table-cell office:value-type="float" office:value="113.4058773854" table:style-name="ce1">
            <text:p>113.4058774</text:p>
          </table:table-cell>
          <table:table-cell office:value-type="float" office:value="77.797263146399999" table:style-name="ce1">
            <text:p>77.79726315</text:p>
          </table:table-cell>
          <table:table-cell table:number-columns-repeated="16380"/>
        </table:table-row>
        <table:table-row table:style-name="ro1">
          <table:table-cell office:value-type="date" office:date-value="2021-04-01T00:00:00" table:style-name="ce2">
            <text:p>1/4/21</text:p>
          </table:table-cell>
          <table:table-cell office:value-type="float" office:value="105.69606569859999" table:style-name="ce1">
            <text:p>105.6960657</text:p>
          </table:table-cell>
          <table:table-cell office:value-type="float" office:value="107.60129767319999" table:style-name="ce1">
            <text:p>107.6012977</text:p>
          </table:table-cell>
          <table:table-cell office:value-type="float" office:value="76.754092594900001" table:style-name="ce1">
            <text:p>76.75409259</text:p>
          </table:table-cell>
          <table:table-cell table:number-columns-repeated="16380"/>
        </table:table-row>
        <table:table-row table:style-name="ro1">
          <table:table-cell office:value-type="date" office:date-value="2021-05-01T00:00:00" table:style-name="ce2">
            <text:p>1/5/21</text:p>
          </table:table-cell>
          <table:table-cell office:value-type="float" office:value="99.3371810461" table:style-name="ce1">
            <text:p>99.33718105</text:p>
          </table:table-cell>
          <table:table-cell office:value-type="float" office:value="100.3102584552" table:style-name="ce1">
            <text:p>100.3102585</text:p>
          </table:table-cell>
          <table:table-cell office:value-type="float" office:value="66.2345374975" table:style-name="ce1">
            <text:p>66.2345375</text:p>
          </table:table-cell>
          <table:table-cell table:number-columns-repeated="16380"/>
        </table:table-row>
        <table:table-row table:style-name="ro1">
          <table:table-cell office:value-type="date" office:date-value="2021-06-01T00:00:00" table:style-name="ce2">
            <text:p>1/6/21</text:p>
          </table:table-cell>
          <table:table-cell office:value-type="float" office:value="110.8553788027" table:style-name="ce1">
            <text:p>110.8553788</text:p>
          </table:table-cell>
          <table:table-cell office:value-type="float" office:value="115.2983523142" table:style-name="ce1">
            <text:p>115.2983523</text:p>
          </table:table-cell>
          <table:table-cell office:value-type="float" office:value="71.310532838499995" table:style-name="ce1">
            <text:p>71.31053284</text:p>
          </table:table-cell>
          <table:table-cell table:number-columns-repeated="16380"/>
        </table:table-row>
        <table:table-row table:style-name="ro1">
          <table:table-cell office:value-type="date" office:date-value="2021-07-01T00:00:00" table:style-name="ce2">
            <text:p>1/7/21</text:p>
          </table:table-cell>
          <table:table-cell office:value-type="float" office:value="97.934056410699995" table:style-name="ce1">
            <text:p>97.93405641</text:p>
          </table:table-cell>
          <table:table-cell office:value-type="float" office:value="113.9372816569" table:style-name="ce1">
            <text:p>113.9372817</text:p>
          </table:table-cell>
          <table:table-cell office:value-type="float" office:value="57.601292582299997" table:style-name="ce1">
            <text:p>57.60129258</text:p>
          </table:table-cell>
          <table:table-cell table:number-columns-repeated="16380"/>
        </table:table-row>
        <table:table-row table:style-name="ro1">
          <table:table-cell office:value-type="date" office:date-value="2021-08-01T00:00:00" table:style-name="ce2">
            <text:p>1/8/21</text:p>
          </table:table-cell>
          <table:table-cell office:value-type="float" office:value="100.2396730033" table:style-name="ce1">
            <text:p>100.239673</text:p>
          </table:table-cell>
          <table:table-cell office:value-type="float" office:value="56.5326065247" table:style-name="ce1">
            <text:p>56.53260652</text:p>
          </table:table-cell>
          <table:table-cell office:value-type="float" office:value="48.420662360100003" table:style-name="ce1">
            <text:p>48.42066236</text:p>
          </table:table-cell>
          <table:table-cell table:number-columns-repeated="16380"/>
        </table:table-row>
        <table:table-row table:style-name="ro1">
          <table:table-cell office:value-type="date" office:date-value="2021-09-01T00:00:00" table:style-name="ce2">
            <text:p>1/9/21</text:p>
          </table:table-cell>
          <table:table-cell office:value-type="float" office:value="121.88303186829999" table:style-name="ce1">
            <text:p>121.8830319</text:p>
          </table:table-cell>
          <table:table-cell office:value-type="float" office:value="101.3846589907" table:style-name="ce1">
            <text:p>101.384659</text:p>
          </table:table-cell>
          <table:table-cell office:value-type="float" office:value="67.444368376599996" table:style-name="ce1">
            <text:p>67.44436838</text:p>
          </table:table-cell>
          <table:table-cell table:number-columns-repeated="16380"/>
        </table:table-row>
        <table:table-row table:number-rows-repeated="1048194" table:style-name="ro2">
          <table:table-cell table:number-columns-repeated="16384"/>
        </table:table-row>
      </table:table>
      <table:table table:name="Afric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Gabon</text:p>
          </table:table-cell>
          <table:table-cell office:value-type="string" table:style-name="ce1">
            <text:p>Cameroun</text:p>
          </table:table-cell>
          <table:table-cell office:value-type="string" table:style-name="ce1">
            <text:p>Guinée equatoriale</text:p>
          </table:table-cell>
          <table:table-cell office:value-type="string" table:style-name="ce1">
            <text:p>Namibie</text:p>
          </table:table-cell>
          <table:table-cell office:value-type="string" table:style-name="ce1">
            <text:p>Ethiopie</text:p>
          </table:table-cell>
          <table:table-cell table:number-columns-repeated="16378"/>
        </table:table-row>
        <table:table-row table:style-name="ro1">
          <table:table-cell office:value-type="date" office:date-value="1990-01-01T00:00:00" table:style-name="ce2">
            <text:p>1/1/90</text:p>
          </table:table-cell>
          <table:table-cell office:value-type="float" office:value="26.987304013199999" table:style-name="ce1">
            <text:p>26.98730401</text:p>
          </table:table-cell>
          <table:table-cell office:value-type="float" office:value="67.864274300899993" table:style-name="ce1">
            <text:p>67.864274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9.748656196199999" table:style-name="ce1">
            <text:p>19.7486562</text:p>
          </table:table-cell>
          <table:table-cell office:value-type="float" office:value="59.476190674500003" table:style-name="ce1">
            <text:p>59.47619067</text:p>
          </table:table-cell>
          <table:table-cell table:number-columns-repeated="16378"/>
        </table:table-row>
        <table:table-row table:style-name="ro1">
          <table:table-cell office:value-type="date" office:date-value="1990-02-01T00:00:00" table:style-name="ce2">
            <text:p>1/2/90</text:p>
          </table:table-cell>
          <table:table-cell office:value-type="float" office:value="25.696036036900001" table:style-name="ce1">
            <text:p>25.69603604</text:p>
          </table:table-cell>
          <table:table-cell office:value-type="float" office:value="69.657495021900004" table:style-name="ce1">
            <text:p>69.65749502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2.364444238200001" table:style-name="ce1">
            <text:p>12.36444424</text:p>
          </table:table-cell>
          <table:table-cell office:value-type="float" office:value="35.333953887100002" table:style-name="ce1">
            <text:p>35.33395389</text:p>
          </table:table-cell>
          <table:table-cell table:number-columns-repeated="16378"/>
        </table:table-row>
        <table:table-row table:style-name="ro1">
          <table:table-cell office:value-type="date" office:date-value="1990-03-01T00:00:00" table:style-name="ce2">
            <text:p>1/3/90</text:p>
          </table:table-cell>
          <table:table-cell office:value-type="float" office:value="29.909978968299999" table:style-name="ce1">
            <text:p>29.90997897</text:p>
          </table:table-cell>
          <table:table-cell office:value-type="float" office:value="75.255709134900002" table:style-name="ce1">
            <text:p>75.2557091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7.669946292399999" table:style-name="ce1">
            <text:p>17.66994629</text:p>
          </table:table-cell>
          <table:table-cell office:value-type="float" office:value="40.540736738600003" table:style-name="ce1">
            <text:p>40.54073674</text:p>
          </table:table-cell>
          <table:table-cell table:number-columns-repeated="16378"/>
        </table:table-row>
        <table:table-row table:style-name="ro1">
          <table:table-cell office:value-type="date" office:date-value="1990-04-01T00:00:00" table:style-name="ce2">
            <text:p>1/4/90</text:p>
          </table:table-cell>
          <table:table-cell office:value-type="float" office:value="30.226437731200001" table:style-name="ce1">
            <text:p>30.22643773</text:p>
          </table:table-cell>
          <table:table-cell office:value-type="float" office:value="71.426659787899993" table:style-name="ce1">
            <text:p>71.4266597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23.361202837699999" table:style-name="ce1">
            <text:p>23.36120284</text:p>
          </table:table-cell>
          <table:table-cell office:value-type="float" office:value="29.043494908500001" table:style-name="ce1">
            <text:p>29.04349491</text:p>
          </table:table-cell>
          <table:table-cell table:number-columns-repeated="16378"/>
        </table:table-row>
        <table:table-row table:style-name="ro1">
          <table:table-cell office:value-type="date" office:date-value="1990-05-01T00:00:00" table:style-name="ce2">
            <text:p>1/5/90</text:p>
          </table:table-cell>
          <table:table-cell office:value-type="float" office:value="32.306367029599997" table:style-name="ce1">
            <text:p>32.30636703</text:p>
          </table:table-cell>
          <table:table-cell office:value-type="float" office:value="65.165628970900002" table:style-name="ce1">
            <text:p>65.1656289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8.453926306100001" table:style-name="ce1">
            <text:p>18.45392631</text:p>
          </table:table-cell>
          <table:table-cell office:value-type="float" office:value="55.0100738728" table:style-name="ce1">
            <text:p>55.01007387</text:p>
          </table:table-cell>
          <table:table-cell table:number-columns-repeated="16378"/>
        </table:table-row>
        <table:table-row table:style-name="ro1">
          <table:table-cell office:value-type="date" office:date-value="1990-06-01T00:00:00" table:style-name="ce2">
            <text:p>1/6/90</text:p>
          </table:table-cell>
          <table:table-cell office:value-type="float" office:value="33.378145228299999" table:style-name="ce1">
            <text:p>33.37814523</text:p>
          </table:table-cell>
          <table:table-cell office:value-type="float" office:value="72.668901382900003" table:style-name="ce1">
            <text:p>72.66890138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20.470758405400002" table:style-name="ce1">
            <text:p>20.47075841</text:p>
          </table:table-cell>
          <table:table-cell office:value-type="float" office:value="25.323022758899999" table:style-name="ce1">
            <text:p>25.32302276</text:p>
          </table:table-cell>
          <table:table-cell table:number-columns-repeated="16378"/>
        </table:table-row>
        <table:table-row table:style-name="ro1">
          <table:table-cell office:value-type="date" office:date-value="1990-07-01T00:00:00" table:style-name="ce2">
            <text:p>1/7/90</text:p>
          </table:table-cell>
          <table:table-cell office:value-type="float" office:value="25.4014412593" table:style-name="ce1">
            <text:p>25.40144126</text:p>
          </table:table-cell>
          <table:table-cell office:value-type="float" office:value="59.260203647899999" table:style-name="ce1">
            <text:p>59.26020365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1.9214993939" table:style-name="ce1">
            <text:p>11.92149939</text:p>
          </table:table-cell>
          <table:table-cell office:value-type="float" office:value="16.1557663617" table:style-name="ce1">
            <text:p>16.15576636</text:p>
          </table:table-cell>
          <table:table-cell table:number-columns-repeated="16378"/>
        </table:table-row>
        <table:table-row table:style-name="ro1">
          <table:table-cell office:value-type="date" office:date-value="1990-08-01T00:00:00" table:style-name="ce2">
            <text:p>1/8/90</text:p>
          </table:table-cell>
          <table:table-cell office:value-type="float" office:value="21.058818370099999" table:style-name="ce1">
            <text:p>21.05881837</text:p>
          </table:table-cell>
          <table:table-cell office:value-type="float" office:value="33.605229934" table:style-name="ce1">
            <text:p>33.6052299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2.8479909002000001" table:style-name="ce1">
            <text:p>2.8479909</text:p>
          </table:table-cell>
          <table:table-cell office:value-type="float" office:value="24.461870639899999" table:style-name="ce1">
            <text:p>24.46187064</text:p>
          </table:table-cell>
          <table:table-cell table:number-columns-repeated="16378"/>
        </table:table-row>
        <table:table-row table:style-name="ro1">
          <table:table-cell office:value-type="date" office:date-value="1990-09-01T00:00:00" table:style-name="ce2">
            <text:p>1/9/90</text:p>
          </table:table-cell>
          <table:table-cell office:value-type="float" office:value="30.235564408399998" table:style-name="ce1">
            <text:p>30.23556441</text:p>
          </table:table-cell>
          <table:table-cell office:value-type="float" office:value="65.342377194899996" table:style-name="ce1">
            <text:p>65.3423771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4.426721747" table:style-name="ce1">
            <text:p>14.42672175</text:p>
          </table:table-cell>
          <table:table-cell office:value-type="float" office:value="39.492117702900003" table:style-name="ce1">
            <text:p>39.4921177</text:p>
          </table:table-cell>
          <table:table-cell table:number-columns-repeated="16378"/>
        </table:table-row>
        <table:table-row table:style-name="ro1">
          <table:table-cell office:value-type="date" office:date-value="1990-10-01T00:00:00" table:style-name="ce2">
            <text:p>1/10/90</text:p>
          </table:table-cell>
          <table:table-cell office:value-type="float" office:value="30.5830695599" table:style-name="ce1">
            <text:p>30.58306956</text:p>
          </table:table-cell>
          <table:table-cell office:value-type="float" office:value="70.811372169899997" table:style-name="ce1">
            <text:p>70.8113721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20.6440004026" table:style-name="ce1">
            <text:p>20.6440004</text:p>
          </table:table-cell>
          <table:table-cell office:value-type="float" office:value="36.206906266799997" table:style-name="ce1">
            <text:p>36.20690627</text:p>
          </table:table-cell>
          <table:table-cell table:number-columns-repeated="16378"/>
        </table:table-row>
        <table:table-row table:style-name="ro1">
          <table:table-cell office:value-type="date" office:date-value="1990-11-01T00:00:00" table:style-name="ce2">
            <text:p>1/11/90</text:p>
          </table:table-cell>
          <table:table-cell office:value-type="float" office:value="30.980525416500001" table:style-name="ce1">
            <text:p>30.98052542</text:p>
          </table:table-cell>
          <table:table-cell office:value-type="float" office:value="62.059425493900001" table:style-name="ce1">
            <text:p>62.0594254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20.2414810211" table:style-name="ce1">
            <text:p>20.24148102</text:p>
          </table:table-cell>
          <table:table-cell office:value-type="float" office:value="43.075547001700002" table:style-name="ce1">
            <text:p>43.075547</text:p>
          </table:table-cell>
          <table:table-cell table:number-columns-repeated="16378"/>
        </table:table-row>
        <table:table-row table:style-name="ro1">
          <table:table-cell office:value-type="date" office:date-value="1990-12-01T00:00:00" table:style-name="ce2">
            <text:p>1/12/90</text:p>
          </table:table-cell>
          <table:table-cell office:value-type="float" office:value="20.486900153899999" table:style-name="ce1">
            <text:p>20.48690015</text:p>
          </table:table-cell>
          <table:table-cell office:value-type="float" office:value="50.813579842000003" table:style-name="ce1">
            <text:p>50.81357984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32.837916289699997" table:style-name="ce1">
            <text:p>32.83791629</text:p>
          </table:table-cell>
          <table:table-cell office:value-type="float" office:value="43.505329102200001" table:style-name="ce1">
            <text:p>43.5053291</text:p>
          </table:table-cell>
          <table:table-cell table:number-columns-repeated="16378"/>
        </table:table-row>
        <table:table-row table:style-name="ro1">
          <table:table-cell office:value-type="date" office:date-value="1991-01-01T00:00:00" table:style-name="ce2">
            <text:p>1/1/91</text:p>
          </table:table-cell>
          <table:table-cell office:value-type="float" office:value="24.932306105799999" table:style-name="ce1">
            <text:p>24.93230611</text:p>
          </table:table-cell>
          <table:table-cell office:value-type="float" office:value="59.853031770900003" table:style-name="ce1">
            <text:p>59.8530317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25.446852336100001" table:style-name="ce1">
            <text:p>25.44685234</text:p>
          </table:table-cell>
          <table:table-cell office:value-type="float" office:value="66.964552996199998" table:style-name="ce1">
            <text:p>66.964553</text:p>
          </table:table-cell>
          <table:table-cell table:number-columns-repeated="16378"/>
        </table:table-row>
        <table:table-row table:style-name="ro1">
          <table:table-cell office:value-type="date" office:date-value="1991-02-01T00:00:00" table:style-name="ce2">
            <text:p>1/2/91</text:p>
          </table:table-cell>
          <table:table-cell office:value-type="float" office:value="23.739448560100001" table:style-name="ce1">
            <text:p>23.73944856</text:p>
          </table:table-cell>
          <table:table-cell office:value-type="float" office:value="61.447958005899999" table:style-name="ce1">
            <text:p>61.44795801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5.973196562" table:style-name="ce1">
            <text:p>15.97319656</text:p>
          </table:table-cell>
          <table:table-cell office:value-type="float" office:value="33.622518017399997" table:style-name="ce1">
            <text:p>33.62251802</text:p>
          </table:table-cell>
          <table:table-cell table:number-columns-repeated="16378"/>
        </table:table-row>
        <table:table-row table:style-name="ro1">
          <table:table-cell office:value-type="date" office:date-value="1991-03-01T00:00:00" table:style-name="ce2">
            <text:p>1/3/91</text:p>
          </table:table-cell>
          <table:table-cell office:value-type="float" office:value="27.632490748799999" table:style-name="ce1">
            <text:p>27.63249075</text:p>
          </table:table-cell>
          <table:table-cell office:value-type="float" office:value="66.373948710899995" table:style-name="ce1">
            <text:p>66.37394871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22.879575672400001" table:style-name="ce1">
            <text:p>22.87957567</text:p>
          </table:table-cell>
          <table:table-cell office:value-type="float" office:value="41.094483043899999" table:style-name="ce1">
            <text:p>41.09448304</text:p>
          </table:table-cell>
          <table:table-cell table:number-columns-repeated="16378"/>
        </table:table-row>
        <table:table-row table:style-name="ro1">
          <table:table-cell office:value-type="date" office:date-value="1991-04-01T00:00:00" table:style-name="ce2">
            <text:p>1/4/91</text:p>
          </table:table-cell>
          <table:table-cell office:value-type="float" office:value="29.462740822800001" table:style-name="ce1">
            <text:p>29.46274082</text:p>
          </table:table-cell>
          <table:table-cell office:value-type="float" office:value="68.037252321899999" table:style-name="ce1">
            <text:p>68.03725232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23.954713480900001" table:style-name="ce1">
            <text:p>23.95471348</text:p>
          </table:table-cell>
          <table:table-cell office:value-type="float" office:value="36.102971104200002" table:style-name="ce1">
            <text:p>36.1029711</text:p>
          </table:table-cell>
          <table:table-cell table:number-columns-repeated="16378"/>
        </table:table-row>
        <table:table-row table:style-name="ro1">
          <table:table-cell office:value-type="date" office:date-value="1991-05-01T00:00:00" table:style-name="ce2">
            <text:p>1/5/91</text:p>
          </table:table-cell>
          <table:table-cell office:value-type="float" office:value="31.490001639399999" table:style-name="ce1">
            <text:p>31.49000164</text:p>
          </table:table-cell>
          <table:table-cell office:value-type="float" office:value="62.062708831899997" table:style-name="ce1">
            <text:p>62.0627088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8.955953970900001" table:style-name="ce1">
            <text:p>18.95595397</text:p>
          </table:table-cell>
          <table:table-cell office:value-type="float" office:value="85.441590726499996" table:style-name="ce1">
            <text:p>85.44159073</text:p>
          </table:table-cell>
          <table:table-cell table:number-columns-repeated="16378"/>
        </table:table-row>
        <table:table-row table:style-name="ro1">
          <table:table-cell office:value-type="date" office:date-value="1991-06-01T00:00:00" table:style-name="ce2">
            <text:p>1/6/91</text:p>
          </table:table-cell>
          <table:table-cell office:value-type="float" office:value="32.5348604745" table:style-name="ce1">
            <text:p>32.53486047</text:p>
          </table:table-cell>
          <table:table-cell office:value-type="float" office:value="69.211553902899993" table:style-name="ce1">
            <text:p>69.211553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21.0588734918" table:style-name="ce1">
            <text:p>21.05887349</text:p>
          </table:table-cell>
          <table:table-cell office:value-type="float" office:value="29.2792753825" table:style-name="ce1">
            <text:p>29.27927538</text:p>
          </table:table-cell>
          <table:table-cell table:number-columns-repeated="16378"/>
        </table:table-row>
        <table:table-row table:style-name="ro1">
          <table:table-cell office:value-type="date" office:date-value="1991-07-01T00:00:00" table:style-name="ce2">
            <text:p>1/7/91</text:p>
          </table:table-cell>
          <table:table-cell office:value-type="float" office:value="26.6026861842" table:style-name="ce1">
            <text:p>26.60268618</text:p>
          </table:table-cell>
          <table:table-cell office:value-type="float" office:value="62.815258201900001" table:style-name="ce1">
            <text:p>62.8152582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5.3159122012" table:style-name="ce1">
            <text:p>15.3159122</text:p>
          </table:table-cell>
          <table:table-cell office:value-type="float" office:value="30.295391956" table:style-name="ce1">
            <text:p>30.29539196</text:p>
          </table:table-cell>
          <table:table-cell table:number-columns-repeated="16378"/>
        </table:table-row>
        <table:table-row table:style-name="ro1">
          <table:table-cell office:value-type="date" office:date-value="1991-08-01T00:00:00" table:style-name="ce2">
            <text:p>1/8/91</text:p>
          </table:table-cell>
          <table:table-cell office:value-type="float" office:value="22.0547510325" table:style-name="ce1">
            <text:p>22.05475103</text:p>
          </table:table-cell>
          <table:table-cell office:value-type="float" office:value="35.628823912000001" table:style-name="ce1">
            <text:p>35.62882391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3.6623159024" table:style-name="ce1">
            <text:p>3.662315902</text:p>
          </table:table-cell>
          <table:table-cell office:value-type="float" office:value="19.427269417400002" table:style-name="ce1">
            <text:p>19.42726942</text:p>
          </table:table-cell>
          <table:table-cell table:number-columns-repeated="16378"/>
        </table:table-row>
        <table:table-row table:style-name="ro1">
          <table:table-cell office:value-type="date" office:date-value="1991-09-01T00:00:00" table:style-name="ce2">
            <text:p>1/9/91</text:p>
          </table:table-cell>
          <table:table-cell office:value-type="float" office:value="31.665501327800001" table:style-name="ce1">
            <text:p>31.66550133</text:p>
          </table:table-cell>
          <table:table-cell office:value-type="float" office:value="69.271096970900004" table:style-name="ce1">
            <text:p>69.2710969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8.564146678099998" table:style-name="ce1">
            <text:p>18.56414668</text:p>
          </table:table-cell>
          <table:table-cell office:value-type="float" office:value="37.817368864499997" table:style-name="ce1">
            <text:p>37.81736886</text:p>
          </table:table-cell>
          <table:table-cell table:number-columns-repeated="16378"/>
        </table:table-row>
        <table:table-row table:style-name="ro1">
          <table:table-cell office:value-type="date" office:date-value="1991-10-01T00:00:00" table:style-name="ce2">
            <text:p>1/10/91</text:p>
          </table:table-cell>
          <table:table-cell office:value-type="float" office:value="31.6404205087" table:style-name="ce1">
            <text:p>31.64042051</text:p>
          </table:table-cell>
          <table:table-cell office:value-type="float" office:value="75.628708074900004" table:style-name="ce1">
            <text:p>75.6287080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9.705080316" table:style-name="ce1">
            <text:p>19.70508032</text:p>
          </table:table-cell>
          <table:table-cell office:value-type="float" office:value="31.030470146900001" table:style-name="ce1">
            <text:p>31.03047015</text:p>
          </table:table-cell>
          <table:table-cell table:number-columns-repeated="16378"/>
        </table:table-row>
        <table:table-row table:style-name="ro1">
          <table:table-cell office:value-type="date" office:date-value="1991-11-01T00:00:00" table:style-name="ce2">
            <text:p>1/11/91</text:p>
          </table:table-cell>
          <table:table-cell office:value-type="float" office:value="32.051541614100003" table:style-name="ce1">
            <text:p>32.05154161</text:p>
          </table:table-cell>
          <table:table-cell office:value-type="float" office:value="66.289363746899994" table:style-name="ce1">
            <text:p>66.28936375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9.323304728499998" table:style-name="ce1">
            <text:p>19.32330473</text:p>
          </table:table-cell>
          <table:table-cell office:value-type="float" office:value="38.431961418900002" table:style-name="ce1">
            <text:p>38.43196142</text:p>
          </table:table-cell>
          <table:table-cell table:number-columns-repeated="16378"/>
        </table:table-row>
        <table:table-row table:style-name="ro1">
          <table:table-cell office:value-type="date" office:date-value="1991-12-01T00:00:00" table:style-name="ce2">
            <text:p>1/12/91</text:p>
          </table:table-cell>
          <table:table-cell office:value-type="float" office:value="21.195160443900001" table:style-name="ce1">
            <text:p>21.19516044</text:p>
          </table:table-cell>
          <table:table-cell office:value-type="float" office:value="54.272991363000003" table:style-name="ce1">
            <text:p>54.27299136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31.344179626900001" table:style-name="ce1">
            <text:p>31.34417963</text:p>
          </table:table-cell>
          <table:table-cell office:value-type="float" office:value="55.081029695799998" table:style-name="ce1">
            <text:p>55.0810297</text:p>
          </table:table-cell>
          <table:table-cell table:number-columns-repeated="16378"/>
        </table:table-row>
        <table:table-row table:style-name="ro1">
          <table:table-cell office:value-type="date" office:date-value="1992-01-01T00:00:00" table:style-name="ce2">
            <text:p>1/1/92</text:p>
          </table:table-cell>
          <table:table-cell office:value-type="float" office:value="28.858821446299999" table:style-name="ce1">
            <text:p>28.85882145</text:p>
          </table:table-cell>
          <table:table-cell office:value-type="float" office:value="67.463352932899994" table:style-name="ce1">
            <text:p>67.4633529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21.878834818600001" table:style-name="ce1">
            <text:p>21.87883482</text:p>
          </table:table-cell>
          <table:table-cell office:value-type="float" office:value="78.282845531500001" table:style-name="ce1">
            <text:p>78.28284553</text:p>
          </table:table-cell>
          <table:table-cell table:number-columns-repeated="16378"/>
        </table:table-row>
        <table:table-row table:style-name="ro1">
          <table:table-cell office:value-type="date" office:date-value="1992-02-01T00:00:00" table:style-name="ce2">
            <text:p>1/2/92</text:p>
          </table:table-cell>
          <table:table-cell office:value-type="float" office:value="27.477841658399999" table:style-name="ce1">
            <text:p>27.47784166</text:p>
          </table:table-cell>
          <table:table-cell office:value-type="float" office:value="69.238101292899998" table:style-name="ce1">
            <text:p>69.2381012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3.729337423400001" table:style-name="ce1">
            <text:p>13.72933742</text:p>
          </table:table-cell>
          <table:table-cell office:value-type="float" office:value="49.631849811599999" table:style-name="ce1">
            <text:p>49.63184981</text:p>
          </table:table-cell>
          <table:table-cell table:number-columns-repeated="16378"/>
        </table:table-row>
        <table:table-row table:style-name="ro1">
          <table:table-cell office:value-type="date" office:date-value="1992-03-01T00:00:00" table:style-name="ce2">
            <text:p>1/3/92</text:p>
          </table:table-cell>
          <table:table-cell office:value-type="float" office:value="31.984005440600001" table:style-name="ce1">
            <text:p>31.98400544</text:p>
          </table:table-cell>
          <table:table-cell office:value-type="float" office:value="74.809997430899998" table:style-name="ce1">
            <text:p>74.8099974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9.661227171899998" table:style-name="ce1">
            <text:p>19.66122717</text:p>
          </table:table-cell>
          <table:table-cell office:value-type="float" office:value="37.125474998599998" table:style-name="ce1">
            <text:p>37.125475</text:p>
          </table:table-cell>
          <table:table-cell table:number-columns-repeated="16378"/>
        </table:table-row>
        <table:table-row table:style-name="ro1">
          <table:table-cell office:value-type="date" office:date-value="1992-04-01T00:00:00" table:style-name="ce2">
            <text:p>1/4/92</text:p>
          </table:table-cell>
          <table:table-cell office:value-type="float" office:value="31.353670710799999" table:style-name="ce1">
            <text:p>31.35367071</text:p>
          </table:table-cell>
          <table:table-cell office:value-type="float" office:value="70.844847741899997" table:style-name="ce1">
            <text:p>70.84484774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21.014228782299998" table:style-name="ce1">
            <text:p>21.01422878</text:p>
          </table:table-cell>
          <table:table-cell office:value-type="float" office:value="38.323264518599998" table:style-name="ce1">
            <text:p>38.32326452</text:p>
          </table:table-cell>
          <table:table-cell table:number-columns-repeated="16378"/>
        </table:table-row>
        <table:table-row table:style-name="ro1">
          <table:table-cell office:value-type="date" office:date-value="1992-05-01T00:00:00" table:style-name="ce2">
            <text:p>1/5/92</text:p>
          </table:table-cell>
          <table:table-cell office:value-type="float" office:value="33.511192451900001" table:style-name="ce1">
            <text:p>33.51119245</text:p>
          </table:table-cell>
          <table:table-cell office:value-type="float" office:value="64.617724421899993" table:style-name="ce1">
            <text:p>64.61772442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6.628248537000001" table:style-name="ce1">
            <text:p>16.62824854</text:p>
          </table:table-cell>
          <table:table-cell office:value-type="float" office:value="47.058197006" table:style-name="ce1">
            <text:p>47.05819701</text:p>
          </table:table-cell>
          <table:table-cell table:number-columns-repeated="16378"/>
        </table:table-row>
        <table:table-row table:style-name="ro1">
          <table:table-cell office:value-type="date" office:date-value="1992-06-01T00:00:00" table:style-name="ce2">
            <text:p>1/6/92</text:p>
          </table:table-cell>
          <table:table-cell office:value-type="float" office:value="34.622818441900002" table:style-name="ce1">
            <text:p>34.62281844</text:p>
          </table:table-cell>
          <table:table-cell office:value-type="float" office:value="72.062675129900001" table:style-name="ce1">
            <text:p>72.0626751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8.473558565099999" table:style-name="ce1">
            <text:p>18.47355857</text:p>
          </table:table-cell>
          <table:table-cell office:value-type="float" office:value="37.341994442400001" table:style-name="ce1">
            <text:p>37.34199444</text:p>
          </table:table-cell>
          <table:table-cell table:number-columns-repeated="16378"/>
        </table:table-row>
        <table:table-row table:style-name="ro1">
          <table:table-cell office:value-type="date" office:date-value="1992-07-01T00:00:00" table:style-name="ce2">
            <text:p>1/7/92</text:p>
          </table:table-cell>
          <table:table-cell office:value-type="float" office:value="28.965527617900001" table:style-name="ce1">
            <text:p>28.96552762</text:p>
          </table:table-cell>
          <table:table-cell office:value-type="float" office:value="63.647660172899997" table:style-name="ce1">
            <text:p>63.6476601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5.199345729999999" table:style-name="ce1">
            <text:p>15.19934573</text:p>
          </table:table-cell>
          <table:table-cell office:value-type="float" office:value="33.068264853300001" table:style-name="ce1">
            <text:p>33.06826485</text:p>
          </table:table-cell>
          <table:table-cell table:number-columns-repeated="16378"/>
        </table:table-row>
        <table:table-row table:style-name="ro1">
          <table:table-cell office:value-type="date" office:date-value="1992-08-01T00:00:00" table:style-name="ce2">
            <text:p>1/8/92</text:p>
          </table:table-cell>
          <table:table-cell office:value-type="float" office:value="24.0138610387" table:style-name="ce1">
            <text:p>24.01386104</text:p>
          </table:table-cell>
          <table:table-cell office:value-type="float" office:value="36.106209511000003" table:style-name="ce1">
            <text:p>36.10620951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3.6352262458000002" table:style-name="ce1">
            <text:p>3.635226246</text:p>
          </table:table-cell>
          <table:table-cell office:value-type="float" office:value="21.793351384299999" table:style-name="ce1">
            <text:p>21.79335138</text:p>
          </table:table-cell>
          <table:table-cell table:number-columns-repeated="16378"/>
        </table:table-row>
        <table:table-row table:style-name="ro1">
          <table:table-cell office:value-type="date" office:date-value="1992-09-01T00:00:00" table:style-name="ce2">
            <text:p>1/9/92</text:p>
          </table:table-cell>
          <table:table-cell office:value-type="float" office:value="34.478037803500001" table:style-name="ce1">
            <text:p>34.4780378</text:p>
          </table:table-cell>
          <table:table-cell office:value-type="float" office:value="70.194862635899995" table:style-name="ce1">
            <text:p>70.19486264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8.432298419999999" table:style-name="ce1">
            <text:p>18.43229842</text:p>
          </table:table-cell>
          <table:table-cell office:value-type="float" office:value="32.429105443799997" table:style-name="ce1">
            <text:p>32.42910544</text:p>
          </table:table-cell>
          <table:table-cell table:number-columns-repeated="16378"/>
        </table:table-row>
        <table:table-row table:style-name="ro1">
          <table:table-cell office:value-type="date" office:date-value="1992-10-01T00:00:00" table:style-name="ce2">
            <text:p>1/10/92</text:p>
          </table:table-cell>
          <table:table-cell office:value-type="float" office:value="33.2428607099" table:style-name="ce1">
            <text:p>33.24286071</text:p>
          </table:table-cell>
          <table:table-cell office:value-type="float" office:value="73.079464966900005" table:style-name="ce1">
            <text:p>73.0794649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7.3517191147" table:style-name="ce1">
            <text:p>17.35171911</text:p>
          </table:table-cell>
          <table:table-cell office:value-type="float" office:value="38.437688661599999" table:style-name="ce1">
            <text:p>38.43768866</text:p>
          </table:table-cell>
          <table:table-cell table:number-columns-repeated="16378"/>
        </table:table-row>
        <table:table-row table:style-name="ro1">
          <table:table-cell office:value-type="date" office:date-value="1992-11-01T00:00:00" table:style-name="ce2">
            <text:p>1/11/92</text:p>
          </table:table-cell>
          <table:table-cell office:value-type="float" office:value="33.674591759599998" table:style-name="ce1">
            <text:p>33.67459176</text:p>
          </table:table-cell>
          <table:table-cell office:value-type="float" office:value="64.117581376900006" table:style-name="ce1">
            <text:p>64.11758138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7.023326295899999" table:style-name="ce1">
            <text:p>17.0233263</text:p>
          </table:table-cell>
          <table:table-cell office:value-type="float" office:value="73.140128440300003" table:style-name="ce1">
            <text:p>73.14012844</text:p>
          </table:table-cell>
          <table:table-cell table:number-columns-repeated="16378"/>
        </table:table-row>
        <table:table-row table:style-name="ro1">
          <table:table-cell office:value-type="date" office:date-value="1992-12-01T00:00:00" table:style-name="ce2">
            <text:p>1/12/92</text:p>
          </table:table-cell>
          <table:table-cell office:value-type="float" office:value="22.268254601399999" table:style-name="ce1">
            <text:p>22.2682546</text:p>
          </table:table-cell>
          <table:table-cell office:value-type="float" office:value="52.46348133" table:style-name="ce1">
            <text:p>52.4634813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27.628242084299998" table:style-name="ce1">
            <text:p>27.62824208</text:p>
          </table:table-cell>
          <table:table-cell office:value-type="float" office:value="55.883276125499997" table:style-name="ce1">
            <text:p>55.88327613</text:p>
          </table:table-cell>
          <table:table-cell table:number-columns-repeated="16378"/>
        </table:table-row>
        <table:table-row table:style-name="ro1">
          <table:table-cell office:value-type="date" office:date-value="1993-01-01T00:00:00" table:style-name="ce2">
            <text:p>1/1/93</text:p>
          </table:table-cell>
          <table:table-cell office:value-type="float" office:value="27.739013643900002" table:style-name="ce1">
            <text:p>27.73901364</text:p>
          </table:table-cell>
          <table:table-cell office:value-type="float" office:value="63.932886617900003" table:style-name="ce1">
            <text:p>63.93288662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9.090524905700001" table:style-name="ce1">
            <text:p>19.09052491</text:p>
          </table:table-cell>
          <table:table-cell office:value-type="float" office:value="79.903122148500003" table:style-name="ce1">
            <text:p>79.90312215</text:p>
          </table:table-cell>
          <table:table-cell table:number-columns-repeated="16378"/>
        </table:table-row>
        <table:table-row table:style-name="ro1">
          <table:table-cell office:value-type="date" office:date-value="1993-02-01T00:00:00" table:style-name="ce2">
            <text:p>1/2/93</text:p>
          </table:table-cell>
          <table:table-cell office:value-type="float" office:value="26.568518315199999" table:style-name="ce1">
            <text:p>26.56851832</text:p>
          </table:table-cell>
          <table:table-cell office:value-type="float" office:value="65.522766163900002" table:style-name="ce1">
            <text:p>65.52276616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1.987129257499999" table:style-name="ce1">
            <text:p>11.98712926</text:p>
          </table:table-cell>
          <table:table-cell office:value-type="float" office:value="43.692256024099997" table:style-name="ce1">
            <text:p>43.69225602</text:p>
          </table:table-cell>
          <table:table-cell table:number-columns-repeated="16378"/>
        </table:table-row>
        <table:table-row table:style-name="ro1">
          <table:table-cell office:value-type="date" office:date-value="1993-03-01T00:00:00" table:style-name="ce2">
            <text:p>1/3/93</text:p>
          </table:table-cell>
          <table:table-cell office:value-type="float" office:value="30.9257447136" table:style-name="ce1">
            <text:p>30.92574471</text:p>
          </table:table-cell>
          <table:table-cell office:value-type="float" office:value="70.8814826829" table:style-name="ce1">
            <text:p>70.88148268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7.177219087400001" table:style-name="ce1">
            <text:p>17.17721909</text:p>
          </table:table-cell>
          <table:table-cell office:value-type="float" office:value="44.553377321100001" table:style-name="ce1">
            <text:p>44.55337732</text:p>
          </table:table-cell>
          <table:table-cell table:number-columns-repeated="16378"/>
        </table:table-row>
        <table:table-row table:style-name="ro1">
          <table:table-cell office:value-type="date" office:date-value="1993-04-01T00:00:00" table:style-name="ce2">
            <text:p>1/4/93</text:p>
          </table:table-cell>
          <table:table-cell office:value-type="float" office:value="30.348090023600001" table:style-name="ce1">
            <text:p>30.34809002</text:p>
          </table:table-cell>
          <table:table-cell office:value-type="float" office:value="68.641045591899996" table:style-name="ce1">
            <text:p>68.6410455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20.551444479600001" table:style-name="ce1">
            <text:p>20.55144448</text:p>
          </table:table-cell>
          <table:table-cell office:value-type="float" office:value="60.827823562600003" table:style-name="ce1">
            <text:p>60.82782356</text:p>
          </table:table-cell>
          <table:table-cell table:number-columns-repeated="16378"/>
        </table:table-row>
        <table:table-row table:style-name="ro1">
          <table:table-cell office:value-type="date" office:date-value="1993-05-01T00:00:00" table:style-name="ce2">
            <text:p>1/5/93</text:p>
          </table:table-cell>
          <table:table-cell office:value-type="float" office:value="32.436495037299999" table:style-name="ce1">
            <text:p>32.43649504</text:p>
          </table:table-cell>
          <table:table-cell office:value-type="float" office:value="62.5642965889" table:style-name="ce1">
            <text:p>62.5642965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6.273007803399999" table:style-name="ce1">
            <text:p>16.2730078</text:p>
          </table:table-cell>
          <table:table-cell office:value-type="float" office:value="72.643245528500003" table:style-name="ce1">
            <text:p>72.64324553</text:p>
          </table:table-cell>
          <table:table-cell table:number-columns-repeated="16378"/>
        </table:table-row>
        <table:table-row table:style-name="ro1">
          <table:table-cell office:value-type="date" office:date-value="1993-06-01T00:00:00" table:style-name="ce2">
            <text:p>1/6/93</text:p>
          </table:table-cell>
          <table:table-cell office:value-type="float" office:value="33.512727186699998" table:style-name="ce1">
            <text:p>33.51272719</text:p>
          </table:table-cell>
          <table:table-cell office:value-type="float" office:value="69.784337408900001" table:style-name="ce1">
            <text:p>69.78433741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8.090956759299999" table:style-name="ce1">
            <text:p>18.09095676</text:p>
          </table:table-cell>
          <table:table-cell office:value-type="float" office:value="47.933963125799998" table:style-name="ce1">
            <text:p>47.93396313</text:p>
          </table:table-cell>
          <table:table-cell table:number-columns-repeated="16378"/>
        </table:table-row>
        <table:table-row table:style-name="ro1">
          <table:table-cell office:value-type="date" office:date-value="1993-07-01T00:00:00" table:style-name="ce2">
            <text:p>1/7/93</text:p>
          </table:table-cell>
          <table:table-cell office:value-type="float" office:value="25.806176992899999" table:style-name="ce1">
            <text:p>25.80617699</text:p>
          </table:table-cell>
          <table:table-cell office:value-type="float" office:value="58.055203173999999" table:style-name="ce1">
            <text:p>58.0552031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5.5195630726" table:style-name="ce1">
            <text:p>15.51956307</text:p>
          </table:table-cell>
          <table:table-cell office:value-type="float" office:value="23.784078518000001" table:style-name="ce1">
            <text:p>23.78407852</text:p>
          </table:table-cell>
          <table:table-cell table:number-columns-repeated="16378"/>
        </table:table-row>
        <table:table-row table:style-name="ro1">
          <table:table-cell office:value-type="date" office:date-value="1993-08-01T00:00:00" table:style-name="ce2">
            <text:p>1/8/93</text:p>
          </table:table-cell>
          <table:table-cell office:value-type="float" office:value="21.352185524999999" table:style-name="ce1">
            <text:p>21.35218553</text:p>
          </table:table-cell>
          <table:table-cell office:value-type="float" office:value="32.963730570000003" table:style-name="ce1">
            <text:p>32.9637305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3.7144186711999998" table:style-name="ce1">
            <text:p>3.714418671</text:p>
          </table:table-cell>
          <table:table-cell office:value-type="float" office:value="36.8943656645" table:style-name="ce1">
            <text:p>36.89436566</text:p>
          </table:table-cell>
          <table:table-cell table:number-columns-repeated="16378"/>
        </table:table-row>
        <table:table-row table:style-name="ro1">
          <table:table-cell office:value-type="date" office:date-value="1993-09-01T00:00:00" table:style-name="ce2">
            <text:p>1/9/93</text:p>
          </table:table-cell>
          <table:table-cell office:value-type="float" office:value="30.748387079699999" table:style-name="ce1">
            <text:p>30.74838708</text:p>
          </table:table-cell>
          <table:table-cell office:value-type="float" office:value="64.061469407900006" table:style-name="ce1">
            <text:p>64.06146941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8.846637898000001" table:style-name="ce1">
            <text:p>18.8466379</text:p>
          </table:table-cell>
          <table:table-cell office:value-type="float" office:value="51.321082068300001" table:style-name="ce1">
            <text:p>51.32108207</text:p>
          </table:table-cell>
          <table:table-cell table:number-columns-repeated="16378"/>
        </table:table-row>
        <table:table-row table:style-name="ro1">
          <table:table-cell office:value-type="date" office:date-value="1993-10-01T00:00:00" table:style-name="ce2">
            <text:p>1/10/93</text:p>
          </table:table-cell>
          <table:table-cell office:value-type="float" office:value="30.414086921700001" table:style-name="ce1">
            <text:p>30.41408692</text:p>
          </table:table-cell>
          <table:table-cell office:value-type="float" office:value="67.858303071899996" table:style-name="ce1">
            <text:p>67.8583030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21.852463821600001" table:style-name="ce1">
            <text:p>21.85246382</text:p>
          </table:table-cell>
          <table:table-cell office:value-type="float" office:value="35.128121077999999" table:style-name="ce1">
            <text:p>35.12812108</text:p>
          </table:table-cell>
          <table:table-cell table:number-columns-repeated="16378"/>
        </table:table-row>
        <table:table-row table:style-name="ro1">
          <table:table-cell office:value-type="date" office:date-value="1993-11-01T00:00:00" table:style-name="ce2">
            <text:p>1/11/93</text:p>
          </table:table-cell>
          <table:table-cell office:value-type="float" office:value="30.809280716300002" table:style-name="ce1">
            <text:p>30.80928072</text:p>
          </table:table-cell>
          <table:table-cell office:value-type="float" office:value="59.571847534900002" table:style-name="ce1">
            <text:p>59.5718475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21.454177726699999" table:style-name="ce1">
            <text:p>21.45417773</text:p>
          </table:table-cell>
          <table:table-cell office:value-type="float" office:value="65.682302362800002" table:style-name="ce1">
            <text:p>65.68230236</text:p>
          </table:table-cell>
          <table:table-cell table:number-columns-repeated="16378"/>
        </table:table-row>
        <table:table-row table:style-name="ro1">
          <table:table-cell office:value-type="date" office:date-value="1993-12-01T00:00:00" table:style-name="ce2">
            <text:p>1/12/93</text:p>
          </table:table-cell>
          <table:table-cell office:value-type="float" office:value="20.373494481000002" table:style-name="ce1">
            <text:p>20.37349448</text:p>
          </table:table-cell>
          <table:table-cell office:value-type="float" office:value="48.726174129" table:style-name="ce1">
            <text:p>48.7261741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34.8444895063" table:style-name="ce1">
            <text:p>34.84448951</text:p>
          </table:table-cell>
          <table:table-cell office:value-type="float" office:value="77.950118658199997" table:style-name="ce1">
            <text:p>77.95011866</text:p>
          </table:table-cell>
          <table:table-cell table:number-columns-repeated="16378"/>
        </table:table-row>
        <table:table-row table:style-name="ro1">
          <table:table-cell office:value-type="date" office:date-value="1994-01-01T00:00:00" table:style-name="ce2">
            <text:p>1/1/94</text:p>
          </table:table-cell>
          <table:table-cell office:value-type="float" office:value="28.1683666391" table:style-name="ce1">
            <text:p>28.16836664</text:p>
          </table:table-cell>
          <table:table-cell office:value-type="float" office:value="63.004247378899997" table:style-name="ce1">
            <text:p>63.00424738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26.799220629600001" table:style-name="ce1">
            <text:p>26.79922063</text:p>
          </table:table-cell>
          <table:table-cell office:value-type="float" office:value="88.728306697999997" table:style-name="ce1">
            <text:p>88.7283067</text:p>
          </table:table-cell>
          <table:table-cell table:number-columns-repeated="16378"/>
        </table:table-row>
        <table:table-row table:style-name="ro1">
          <table:table-cell office:value-type="date" office:date-value="1994-02-01T00:00:00" table:style-name="ce2">
            <text:p>1/2/94</text:p>
          </table:table-cell>
          <table:table-cell office:value-type="float" office:value="26.928037162500001" table:style-name="ce1">
            <text:p>26.92803716</text:p>
          </table:table-cell>
          <table:table-cell office:value-type="float" office:value="64.561586859900004" table:style-name="ce1">
            <text:p>64.56158686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6.839117783999999" table:style-name="ce1">
            <text:p>16.83911778</text:p>
          </table:table-cell>
          <table:table-cell office:value-type="float" office:value="71.240405105600004" table:style-name="ce1">
            <text:p>71.24040511</text:p>
          </table:table-cell>
          <table:table-cell table:number-columns-repeated="16378"/>
        </table:table-row>
        <table:table-row table:style-name="ro1">
          <table:table-cell office:value-type="date" office:date-value="1994-03-01T00:00:00" table:style-name="ce2">
            <text:p>1/3/94</text:p>
          </table:table-cell>
          <table:table-cell office:value-type="float" office:value="31.344180369899998" table:style-name="ce1">
            <text:p>31.34418037</text:p>
          </table:table-cell>
          <table:table-cell office:value-type="float" office:value="69.850455888900001" table:style-name="ce1">
            <text:p>69.8504558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24.146095640599999" table:style-name="ce1">
            <text:p>24.14609564</text:p>
          </table:table-cell>
          <table:table-cell office:value-type="float" office:value="37.761191093999997" table:style-name="ce1">
            <text:p>37.76119109</text:p>
          </table:table-cell>
          <table:table-cell table:number-columns-repeated="16378"/>
        </table:table-row>
        <table:table-row table:style-name="ro1">
          <table:table-cell office:value-type="date" office:date-value="1994-04-01T00:00:00" table:style-name="ce2">
            <text:p>1/4/94</text:p>
          </table:table-cell>
          <table:table-cell office:value-type="float" office:value="35.038385654999999" table:style-name="ce1">
            <text:p>35.03838566</text:p>
          </table:table-cell>
          <table:table-cell office:value-type="float" office:value="83.446033426900001" table:style-name="ce1">
            <text:p>83.4460334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27.247485273199999" table:style-name="ce1">
            <text:p>27.24748527</text:p>
          </table:table-cell>
          <table:table-cell office:value-type="float" office:value="75.443437177600003" table:style-name="ce1">
            <text:p>75.44343718</text:p>
          </table:table-cell>
          <table:table-cell table:number-columns-repeated="16378"/>
        </table:table-row>
        <table:table-row table:style-name="ro1">
          <table:table-cell office:value-type="date" office:date-value="1994-05-01T00:00:00" table:style-name="ce2">
            <text:p>1/5/94</text:p>
          </table:table-cell>
          <table:table-cell office:value-type="float" office:value="37.524932986800003" table:style-name="ce1">
            <text:p>37.52493299</text:p>
          </table:table-cell>
          <table:table-cell office:value-type="float" office:value="76.074763778900007" table:style-name="ce1">
            <text:p>76.07476378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21.587465387799998" table:style-name="ce1">
            <text:p>21.58746539</text:p>
          </table:table-cell>
          <table:table-cell office:value-type="float" office:value="67.483628493400005" table:style-name="ce1">
            <text:p>67.48362849</text:p>
          </table:table-cell>
          <table:table-cell table:number-columns-repeated="16378"/>
        </table:table-row>
        <table:table-row table:style-name="ro1">
          <table:table-cell office:value-type="date" office:date-value="1994-06-01T00:00:00" table:style-name="ce2">
            <text:p>1/6/94</text:p>
          </table:table-cell>
          <table:table-cell office:value-type="float" office:value="38.614040727199999" table:style-name="ce1">
            <text:p>38.61404073</text:p>
          </table:table-cell>
          <table:table-cell office:value-type="float" office:value="84.8496910259" table:style-name="ce1">
            <text:p>84.8496910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24.012395001000002" table:style-name="ce1">
            <text:p>24.012395</text:p>
          </table:table-cell>
          <table:table-cell office:value-type="float" office:value="43.638168502699997" table:style-name="ce1">
            <text:p>43.6381685</text:p>
          </table:table-cell>
          <table:table-cell table:number-columns-repeated="16378"/>
        </table:table-row>
        <table:table-row table:style-name="ro1">
          <table:table-cell office:value-type="date" office:date-value="1994-07-01T00:00:00" table:style-name="ce2">
            <text:p>1/7/94</text:p>
          </table:table-cell>
          <table:table-cell office:value-type="float" office:value="31.064896202300002" table:style-name="ce1">
            <text:p>31.0648962</text:p>
          </table:table-cell>
          <table:table-cell office:value-type="float" office:value="70.254563493899994" table:style-name="ce1">
            <text:p>70.2545634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23.0724186775" table:style-name="ce1">
            <text:p>23.07241868</text:p>
          </table:table-cell>
          <table:table-cell office:value-type="float" office:value="38.9277687501" table:style-name="ce1">
            <text:p>38.92776875</text:p>
          </table:table-cell>
          <table:table-cell table:number-columns-repeated="16378"/>
        </table:table-row>
        <table:table-row table:style-name="ro1">
          <table:table-cell office:value-type="date" office:date-value="1994-08-01T00:00:00" table:style-name="ce2">
            <text:p>1/8/94</text:p>
          </table:table-cell>
          <table:table-cell office:value-type="float" office:value="25.780207447599999" table:style-name="ce1">
            <text:p>25.78020745</text:p>
          </table:table-cell>
          <table:table-cell office:value-type="float" office:value="39.873703759000001" table:style-name="ce1">
            <text:p>39.87370376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5.5246567954000003" table:style-name="ce1">
            <text:p>5.524656795</text:p>
          </table:table-cell>
          <table:table-cell office:value-type="float" office:value="23.514328438900002" table:style-name="ce1">
            <text:p>23.51432844</text:p>
          </table:table-cell>
          <table:table-cell table:number-columns-repeated="16378"/>
        </table:table-row>
        <table:table-row table:style-name="ro1">
          <table:table-cell office:value-type="date" office:date-value="1994-09-01T00:00:00" table:style-name="ce2">
            <text:p>1/9/94</text:p>
          </table:table-cell>
          <table:table-cell office:value-type="float" office:value="37.0141424563" table:style-name="ce1">
            <text:p>37.01414246</text:p>
          </table:table-cell>
          <table:table-cell office:value-type="float" office:value="77.503791185899999" table:style-name="ce1">
            <text:p>77.5037911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28.044436154500001" table:style-name="ce1">
            <text:p>28.04443615</text:p>
          </table:table-cell>
          <table:table-cell office:value-type="float" office:value="54.1514476057" table:style-name="ce1">
            <text:p>54.15144761</text:p>
          </table:table-cell>
          <table:table-cell table:number-columns-repeated="16378"/>
        </table:table-row>
        <table:table-row table:style-name="ro1">
          <table:table-cell office:value-type="date" office:date-value="1994-10-01T00:00:00" table:style-name="ce2">
            <text:p>1/10/94</text:p>
          </table:table-cell>
          <table:table-cell office:value-type="float" office:value="41.948753996000001" table:style-name="ce1">
            <text:p>41.948754</text:p>
          </table:table-cell>
          <table:table-cell office:value-type="float" office:value="83.973766341900003" table:style-name="ce1">
            <text:p>83.97376634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34.345722300699997" table:style-name="ce1">
            <text:p>34.3457223</text:p>
          </table:table-cell>
          <table:table-cell office:value-type="float" office:value="40.194247456299998" table:style-name="ce1">
            <text:p>40.19424746</text:p>
          </table:table-cell>
          <table:table-cell table:number-columns-repeated="16378"/>
        </table:table-row>
        <table:table-row table:style-name="ro1">
          <table:table-cell office:value-type="date" office:date-value="1994-11-01T00:00:00" table:style-name="ce2">
            <text:p>1/11/94</text:p>
          </table:table-cell>
          <table:table-cell office:value-type="float" office:value="42.537121696200003" table:style-name="ce1">
            <text:p>42.5371217</text:p>
          </table:table-cell>
          <table:table-cell office:value-type="float" office:value="73.7374088129" table:style-name="ce1">
            <text:p>73.73740881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33.732658608999998" table:style-name="ce1">
            <text:p>33.73265861</text:p>
          </table:table-cell>
          <table:table-cell office:value-type="float" office:value="25.6070546415" table:style-name="ce1">
            <text:p>25.60705464</text:p>
          </table:table-cell>
          <table:table-cell table:number-columns-repeated="16378"/>
        </table:table-row>
        <table:table-row table:style-name="ro1">
          <table:table-cell office:value-type="date" office:date-value="1994-12-01T00:00:00" table:style-name="ce2">
            <text:p>1/12/94</text:p>
          </table:table-cell>
          <table:table-cell office:value-type="float" office:value="28.100281874299998" table:style-name="ce1">
            <text:p>28.10028187</text:p>
          </table:table-cell>
          <table:table-cell office:value-type="float" office:value="60.303676209899997" table:style-name="ce1">
            <text:p>60.30367621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54.806272622500003" table:style-name="ce1">
            <text:p>54.80627262</text:p>
          </table:table-cell>
          <table:table-cell office:value-type="float" office:value="60.417226329099996" table:style-name="ce1">
            <text:p>60.41722633</text:p>
          </table:table-cell>
          <table:table-cell table:number-columns-repeated="16378"/>
        </table:table-row>
        <table:table-row table:style-name="ro1">
          <table:table-cell office:value-type="date" office:date-value="1995-01-01T00:00:00" table:style-name="ce2">
            <text:p>1/1/95</text:p>
          </table:table-cell>
          <table:table-cell office:value-type="float" office:value="36.6153363799" table:style-name="ce1">
            <text:p>36.61533638</text:p>
          </table:table-cell>
          <table:table-cell office:value-type="float" office:value="88.064500463900004" table:style-name="ce1">
            <text:p>88.06450046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40.768511942099998" table:style-name="ce1">
            <text:p>40.76851194</text:p>
          </table:table-cell>
          <table:table-cell office:value-type="float" office:value="62.398089995900001" table:style-name="ce1">
            <text:p>62.39809</text:p>
          </table:table-cell>
          <table:table-cell table:number-columns-repeated="16378"/>
        </table:table-row>
        <table:table-row table:style-name="ro1">
          <table:table-cell office:value-type="date" office:date-value="1995-02-01T00:00:00" table:style-name="ce2">
            <text:p>1/2/95</text:p>
          </table:table-cell>
          <table:table-cell office:value-type="float" office:value="35.036857112" table:style-name="ce1">
            <text:p>35.03685711</text:p>
          </table:table-cell>
          <table:table-cell office:value-type="float" office:value="90.177204192900007" table:style-name="ce1">
            <text:p>90.1772041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25.625255867700002" table:style-name="ce1">
            <text:p>25.62525587</text:p>
          </table:table-cell>
          <table:table-cell office:value-type="float" office:value="48.836374411400001" table:style-name="ce1">
            <text:p>48.83637441</text:p>
          </table:table-cell>
          <table:table-cell table:number-columns-repeated="16378"/>
        </table:table-row>
        <table:table-row table:style-name="ro1">
          <table:table-cell office:value-type="date" office:date-value="1995-03-01T00:00:00" table:style-name="ce2">
            <text:p>1/3/95</text:p>
          </table:table-cell>
          <table:table-cell office:value-type="float" office:value="40.822810556900002" table:style-name="ce1">
            <text:p>40.82281056</text:p>
          </table:table-cell>
          <table:table-cell office:value-type="float" office:value="97.624503723900006" table:style-name="ce1">
            <text:p>97.62450372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36.756982632300002" table:style-name="ce1">
            <text:p>36.75698263</text:p>
          </table:table-cell>
          <table:table-cell office:value-type="float" office:value="36.976951426200003" table:style-name="ce1">
            <text:p>36.97695143</text:p>
          </table:table-cell>
          <table:table-cell table:number-columns-repeated="16378"/>
        </table:table-row>
        <table:table-row table:style-name="ro1">
          <table:table-cell office:value-type="date" office:date-value="1995-04-01T00:00:00" table:style-name="ce2">
            <text:p>1/4/95</text:p>
          </table:table-cell>
          <table:table-cell office:value-type="float" office:value="35.701831524100001" table:style-name="ce1">
            <text:p>35.70183152</text:p>
          </table:table-cell>
          <table:table-cell office:value-type="float" office:value="91.714385978899998" table:style-name="ce1">
            <text:p>91.71438598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36.124128046599999" table:style-name="ce1">
            <text:p>36.12412805</text:p>
          </table:table-cell>
          <table:table-cell office:value-type="float" office:value="28.119772859200001" table:style-name="ce1">
            <text:p>28.11977286</text:p>
          </table:table-cell>
          <table:table-cell table:number-columns-repeated="16378"/>
        </table:table-row>
        <table:table-row table:style-name="ro1">
          <table:table-cell office:value-type="date" office:date-value="1995-05-01T00:00:00" table:style-name="ce2">
            <text:p>1/5/95</text:p>
          </table:table-cell>
          <table:table-cell office:value-type="float" office:value="38.196858286299999" table:style-name="ce1">
            <text:p>38.19685829</text:p>
          </table:table-cell>
          <table:table-cell office:value-type="float" office:value="83.554266628899995" table:style-name="ce1">
            <text:p>83.5542666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28.630678141800001" table:style-name="ce1">
            <text:p>28.63067814</text:p>
          </table:table-cell>
          <table:table-cell office:value-type="float" office:value="44.479959332100002" table:style-name="ce1">
            <text:p>44.47995933</text:p>
          </table:table-cell>
          <table:table-cell table:number-columns-repeated="16378"/>
        </table:table-row>
        <table:table-row table:style-name="ro1">
          <table:table-cell office:value-type="date" office:date-value="1995-06-01T00:00:00" table:style-name="ce2">
            <text:p>1/6/95</text:p>
          </table:table-cell>
          <table:table-cell office:value-type="float" office:value="39.4242168185" table:style-name="ce1">
            <text:p>39.42421682</text:p>
          </table:table-cell>
          <table:table-cell office:value-type="float" office:value="93.207766858900001" table:style-name="ce1">
            <text:p>93.20776686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31.859195959200001" table:style-name="ce1">
            <text:p>31.85919596</text:p>
          </table:table-cell>
          <table:table-cell office:value-type="float" office:value="35.904536221100003" table:style-name="ce1">
            <text:p>35.90453622</text:p>
          </table:table-cell>
          <table:table-cell table:number-columns-repeated="16378"/>
        </table:table-row>
        <table:table-row table:style-name="ro1">
          <table:table-cell office:value-type="date" office:date-value="1995-07-01T00:00:00" table:style-name="ce2">
            <text:p>1/7/95</text:p>
          </table:table-cell>
          <table:table-cell office:value-type="float" office:value="32.178635239000002" table:style-name="ce1">
            <text:p>32.17863524</text:p>
          </table:table-cell>
          <table:table-cell office:value-type="float" office:value="78.724221769899998" table:style-name="ce1">
            <text:p>78.7242217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28.753404788499999" table:style-name="ce1">
            <text:p>28.75340479</text:p>
          </table:table-cell>
          <table:table-cell office:value-type="float" office:value="28.738871829000001" table:style-name="ce1">
            <text:p>28.73887183</text:p>
          </table:table-cell>
          <table:table-cell table:number-columns-repeated="16378"/>
        </table:table-row>
        <table:table-row table:style-name="ro1">
          <table:table-cell office:value-type="date" office:date-value="1995-08-01T00:00:00" table:style-name="ce2">
            <text:p>1/8/95</text:p>
          </table:table-cell>
          <table:table-cell office:value-type="float" office:value="26.624276905799999" table:style-name="ce1">
            <text:p>26.62427691</text:p>
          </table:table-cell>
          <table:table-cell office:value-type="float" office:value="44.705046418000002" table:style-name="ce1">
            <text:p>44.70504642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6.8878726245999999" table:style-name="ce1">
            <text:p>6.887872625</text:p>
          </table:table-cell>
          <table:table-cell office:value-type="float" office:value="19.060604291299999" table:style-name="ce1">
            <text:p>19.06060429</text:p>
          </table:table-cell>
          <table:table-cell table:number-columns-repeated="16378"/>
        </table:table-row>
        <table:table-row table:style-name="ro1">
          <table:table-cell office:value-type="date" office:date-value="1995-09-01T00:00:00" table:style-name="ce2">
            <text:p>1/9/95</text:p>
          </table:table-cell>
          <table:table-cell office:value-type="float" office:value="38.1875210886" table:style-name="ce1">
            <text:p>38.18752109</text:p>
          </table:table-cell>
          <table:table-cell office:value-type="float" office:value="86.875002550900007" table:style-name="ce1">
            <text:p>86.87500255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34.979023528699997" table:style-name="ce1">
            <text:p>34.97902353</text:p>
          </table:table-cell>
          <table:table-cell office:value-type="float" office:value="32.3715462157" table:style-name="ce1">
            <text:p>32.37154622</text:p>
          </table:table-cell>
          <table:table-cell table:number-columns-repeated="16378"/>
        </table:table-row>
        <table:table-row table:style-name="ro1">
          <table:table-cell office:value-type="date" office:date-value="1995-10-01T00:00:00" table:style-name="ce2">
            <text:p>1/10/95</text:p>
          </table:table-cell>
          <table:table-cell office:value-type="float" office:value="38.5568266565" table:style-name="ce1">
            <text:p>38.55682666</text:p>
          </table:table-cell>
          <table:table-cell office:value-type="float" office:value="97.107065800900003" table:style-name="ce1">
            <text:p>97.1070658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37.007068979800003" table:style-name="ce1">
            <text:p>37.00706898</text:p>
          </table:table-cell>
          <table:table-cell office:value-type="float" office:value="47.684028019199999" table:style-name="ce1">
            <text:p>47.68402802</text:p>
          </table:table-cell>
          <table:table-cell table:number-columns-repeated="16378"/>
        </table:table-row>
        <table:table-row table:style-name="ro1">
          <table:table-cell office:value-type="date" office:date-value="1995-11-01T00:00:00" table:style-name="ce2">
            <text:p>1/11/95</text:p>
          </table:table-cell>
          <table:table-cell office:value-type="float" office:value="39.057771025400001" table:style-name="ce1">
            <text:p>39.05777103</text:p>
          </table:table-cell>
          <table:table-cell office:value-type="float" office:value="85.272809063899999" table:style-name="ce1">
            <text:p>85.27280906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36.362787213399997" table:style-name="ce1">
            <text:p>36.36278721</text:p>
          </table:table-cell>
          <table:table-cell office:value-type="float" office:value="44.776696860800001" table:style-name="ce1">
            <text:p>44.77669686</text:p>
          </table:table-cell>
          <table:table-cell table:number-columns-repeated="16378"/>
        </table:table-row>
        <table:table-row table:style-name="ro1">
          <table:table-cell office:value-type="date" office:date-value="1995-12-01T00:00:00" table:style-name="ce2">
            <text:p>1/12/95</text:p>
          </table:table-cell>
          <table:table-cell office:value-type="float" office:value="25.8543333215" table:style-name="ce1">
            <text:p>25.85433332</text:p>
          </table:table-cell>
          <table:table-cell office:value-type="float" office:value="69.736028110899994" table:style-name="ce1">
            <text:p>69.73602811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59.106451943700002" table:style-name="ce1">
            <text:p>59.10645194</text:p>
          </table:table-cell>
          <table:table-cell office:value-type="float" office:value="59.035547275799999" table:style-name="ce1">
            <text:p>59.03554728</text:p>
          </table:table-cell>
          <table:table-cell table:number-columns-repeated="16378"/>
        </table:table-row>
        <table:table-row table:style-name="ro1">
          <table:table-cell office:value-type="date" office:date-value="1996-01-01T00:00:00" table:style-name="ce2">
            <text:p>1/1/96</text:p>
          </table:table-cell>
          <table:table-cell office:value-type="float" office:value="42.498267478499997" table:style-name="ce1">
            <text:p>42.49826748</text:p>
          </table:table-cell>
          <table:table-cell office:value-type="float" office:value="86.432811791899994" table:style-name="ce1">
            <text:p>86.4328117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42.630972118999999" table:style-name="ce1">
            <text:p>42.63097212</text:p>
          </table:table-cell>
          <table:table-cell office:value-type="float" office:value="59.200814071300002" table:style-name="ce1">
            <text:p>59.20081407</text:p>
          </table:table-cell>
          <table:table-cell table:number-columns-repeated="16378"/>
        </table:table-row>
        <table:table-row table:style-name="ro1">
          <table:table-cell office:value-type="date" office:date-value="1996-02-01T00:00:00" table:style-name="ce2">
            <text:p>1/2/96</text:p>
          </table:table-cell>
          <table:table-cell office:value-type="float" office:value="46.355750299699999" table:style-name="ce1">
            <text:p>46.3557503</text:p>
          </table:table-cell>
          <table:table-cell office:value-type="float" office:value="88.498093544900001" table:style-name="ce1">
            <text:p>88.49809354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26.661143512399999" table:style-name="ce1">
            <text:p>26.66114351</text:p>
          </table:table-cell>
          <table:table-cell office:value-type="float" office:value="48.072740313799997" table:style-name="ce1">
            <text:p>48.07274031</text:p>
          </table:table-cell>
          <table:table-cell table:number-columns-repeated="16378"/>
        </table:table-row>
        <table:table-row table:style-name="ro1">
          <table:table-cell office:value-type="date" office:date-value="1996-03-01T00:00:00" table:style-name="ce2">
            <text:p>1/3/96</text:p>
          </table:table-cell>
          <table:table-cell office:value-type="float" office:value="45.204934910600002" table:style-name="ce1">
            <text:p>45.20493491</text:p>
          </table:table-cell>
          <table:table-cell office:value-type="float" office:value="95.814455370900006" table:style-name="ce1">
            <text:p>95.8144553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35.136348416799997" table:style-name="ce1">
            <text:p>35.13634842</text:p>
          </table:table-cell>
          <table:table-cell office:value-type="float" office:value="45.097059213599998" table:style-name="ce1">
            <text:p>45.09705921</text:p>
          </table:table-cell>
          <table:table-cell table:number-columns-repeated="16378"/>
        </table:table-row>
        <table:table-row table:style-name="ro1">
          <table:table-cell office:value-type="date" office:date-value="1996-04-01T00:00:00" table:style-name="ce2">
            <text:p>1/4/96</text:p>
          </table:table-cell>
          <table:table-cell office:value-type="float" office:value="49.552470354599997" table:style-name="ce1">
            <text:p>49.55247035</text:p>
          </table:table-cell>
          <table:table-cell office:value-type="float" office:value="97.317854839899994" table:style-name="ce1">
            <text:p>97.31785484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37.144364623000001" table:style-name="ce1">
            <text:p>37.14436462</text:p>
          </table:table-cell>
          <table:table-cell office:value-type="float" office:value="35.605268978200002" table:style-name="ce1">
            <text:p>35.60526898</text:p>
          </table:table-cell>
          <table:table-cell table:number-columns-repeated="16378"/>
        </table:table-row>
        <table:table-row table:style-name="ro1">
          <table:table-cell office:value-type="date" office:date-value="1996-05-01T00:00:00" table:style-name="ce2">
            <text:p>1/5/96</text:p>
          </table:table-cell>
          <table:table-cell office:value-type="float" office:value="45.474491798700001" table:style-name="ce1">
            <text:p>45.4744918</text:p>
          </table:table-cell>
          <table:table-cell office:value-type="float" office:value="88.654902472900005" table:style-name="ce1">
            <text:p>88.6549024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30.230010895100001" table:style-name="ce1">
            <text:p>30.2300109</text:p>
          </table:table-cell>
          <table:table-cell office:value-type="float" office:value="37.846016773700001" table:style-name="ce1">
            <text:p>37.84601677</text:p>
          </table:table-cell>
          <table:table-cell table:number-columns-repeated="16378"/>
        </table:table-row>
        <table:table-row table:style-name="ro1">
          <table:table-cell office:value-type="date" office:date-value="1996-06-01T00:00:00" table:style-name="ce2">
            <text:p>1/6/96</text:p>
          </table:table-cell>
          <table:table-cell office:value-type="float" office:value="44.680716895499998" table:style-name="ce1">
            <text:p>44.6807169</text:p>
          </table:table-cell>
          <table:table-cell office:value-type="float" office:value="98.898959825899993" table:style-name="ce1">
            <text:p>98.8989598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34.647378608700002" table:style-name="ce1">
            <text:p>34.64737861</text:p>
          </table:table-cell>
          <table:table-cell office:value-type="float" office:value="33.840213822400003" table:style-name="ce1">
            <text:p>33.84021382</text:p>
          </table:table-cell>
          <table:table-cell table:number-columns-repeated="16378"/>
        </table:table-row>
        <table:table-row table:style-name="ro1">
          <table:table-cell office:value-type="date" office:date-value="1996-07-01T00:00:00" table:style-name="ce2">
            <text:p>1/7/96</text:p>
          </table:table-cell>
          <table:table-cell office:value-type="float" office:value="40.954907136499997" table:style-name="ce1">
            <text:p>40.95490714</text:p>
          </table:table-cell>
          <table:table-cell office:value-type="float" office:value="83.669638903899994" table:style-name="ce1">
            <text:p>83.669638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31.595919515199999" table:style-name="ce1">
            <text:p>31.59591952</text:p>
          </table:table-cell>
          <table:table-cell office:value-type="float" office:value="22.649917346700001" table:style-name="ce1">
            <text:p>22.64991735</text:p>
          </table:table-cell>
          <table:table-cell table:number-columns-repeated="16378"/>
        </table:table-row>
        <table:table-row table:style-name="ro1">
          <table:table-cell office:value-type="date" office:date-value="1996-08-01T00:00:00" table:style-name="ce2">
            <text:p>1/8/96</text:p>
          </table:table-cell>
          <table:table-cell office:value-type="float" office:value="40.2916585786" table:style-name="ce1">
            <text:p>40.29165858</text:p>
          </table:table-cell>
          <table:table-cell office:value-type="float" office:value="47.539830285999997" table:style-name="ce1">
            <text:p>47.5398302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5.7704490570999996" table:style-name="ce1">
            <text:p>5.770449057</text:p>
          </table:table-cell>
          <table:table-cell office:value-type="float" office:value="19.977099669299999" table:style-name="ce1">
            <text:p>19.97709967</text:p>
          </table:table-cell>
          <table:table-cell table:number-columns-repeated="16378"/>
        </table:table-row>
        <table:table-row table:style-name="ro1">
          <table:table-cell office:value-type="date" office:date-value="1996-09-01T00:00:00" table:style-name="ce2">
            <text:p>1/9/96</text:p>
          </table:table-cell>
          <table:table-cell office:value-type="float" office:value="43.836886439799997" table:style-name="ce1">
            <text:p>43.83688644</text:p>
          </table:table-cell>
          <table:table-cell office:value-type="float" office:value="92.489137264899995" table:style-name="ce1">
            <text:p>92.48913726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35.708114673899999" table:style-name="ce1">
            <text:p>35.70811467</text:p>
          </table:table-cell>
          <table:table-cell office:value-type="float" office:value="36.088888343900003" table:style-name="ce1">
            <text:p>36.08888834</text:p>
          </table:table-cell>
          <table:table-cell table:number-columns-repeated="16378"/>
        </table:table-row>
        <table:table-row table:style-name="ro1">
          <table:table-cell office:value-type="date" office:date-value="1996-10-01T00:00:00" table:style-name="ce2">
            <text:p>1/10/96</text:p>
          </table:table-cell>
          <table:table-cell office:value-type="float" office:value="45.632654928199997" table:style-name="ce1">
            <text:p>45.63265493</text:p>
          </table:table-cell>
          <table:table-cell office:value-type="float" office:value="99.774498968900005" table:style-name="ce1">
            <text:p>99.7744989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42.1862411802" table:style-name="ce1">
            <text:p>42.18624118</text:p>
          </table:table-cell>
          <table:table-cell office:value-type="float" office:value="59.621424644999998" table:style-name="ce1">
            <text:p>59.62142465</text:p>
          </table:table-cell>
          <table:table-cell table:number-columns-repeated="16378"/>
        </table:table-row>
        <table:table-row table:style-name="ro1">
          <table:table-cell office:value-type="date" office:date-value="1996-11-01T00:00:00" table:style-name="ce2">
            <text:p>1/11/96</text:p>
          </table:table-cell>
          <table:table-cell office:value-type="float" office:value="44.6656209338" table:style-name="ce1">
            <text:p>44.66562093</text:p>
          </table:table-cell>
          <table:table-cell office:value-type="float" office:value="87.560171455900004" table:style-name="ce1">
            <text:p>87.56017146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36.3559700526" table:style-name="ce1">
            <text:p>36.35597005</text:p>
          </table:table-cell>
          <table:table-cell office:value-type="float" office:value="44.9360825296" table:style-name="ce1">
            <text:p>44.93608253</text:p>
          </table:table-cell>
          <table:table-cell table:number-columns-repeated="16378"/>
        </table:table-row>
        <table:table-row table:style-name="ro1">
          <table:table-cell office:value-type="date" office:date-value="1996-12-01T00:00:00" table:style-name="ce2">
            <text:p>1/12/96</text:p>
          </table:table-cell>
          <table:table-cell office:value-type="float" office:value="28.664646949800002" table:style-name="ce1">
            <text:p>28.66464695</text:p>
          </table:table-cell>
          <table:table-cell office:value-type="float" office:value="71.671942786900004" table:style-name="ce1">
            <text:p>71.6719427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54.0504224548" table:style-name="ce1">
            <text:p>54.05042245</text:p>
          </table:table-cell>
          <table:table-cell office:value-type="float" office:value="53.2927786164" table:style-name="ce1">
            <text:p>53.29277862</text:p>
          </table:table-cell>
          <table:table-cell table:number-columns-repeated="16378"/>
        </table:table-row>
        <table:table-row table:style-name="ro1">
          <table:table-cell office:value-type="date" office:date-value="1997-01-01T00:00:00" table:style-name="ce2">
            <text:p>1/1/97</text:p>
          </table:table-cell>
          <table:table-cell office:value-type="float" office:value="46.022725234799999" table:style-name="ce1">
            <text:p>46.02272523</text:p>
          </table:table-cell>
          <table:table-cell office:value-type="float" office:value="87.028737177899998" table:style-name="ce1">
            <text:p>87.02873718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46.125616491700001" table:style-name="ce1">
            <text:p>46.12561649</text:p>
          </table:table-cell>
          <table:table-cell office:value-type="float" office:value="55.337361000199998" table:style-name="ce1">
            <text:p>55.337361</text:p>
          </table:table-cell>
          <table:table-cell table:number-columns-repeated="16378"/>
        </table:table-row>
        <table:table-row table:style-name="ro1">
          <table:table-cell office:value-type="date" office:date-value="1997-02-01T00:00:00" table:style-name="ce2">
            <text:p>1/2/97</text:p>
          </table:table-cell>
          <table:table-cell office:value-type="float" office:value="47.437332143299997" table:style-name="ce1">
            <text:p>47.43733214</text:p>
          </table:table-cell>
          <table:table-cell office:value-type="float" office:value="89.490710247899997" table:style-name="ce1">
            <text:p>89.49071025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32.054786512100002" table:style-name="ce1">
            <text:p>32.05478651</text:p>
          </table:table-cell>
          <table:table-cell office:value-type="float" office:value="98.582591595799997" table:style-name="ce1">
            <text:p>98.5825916</text:p>
          </table:table-cell>
          <table:table-cell table:number-columns-repeated="16378"/>
        </table:table-row>
        <table:table-row table:style-name="ro1">
          <table:table-cell office:value-type="date" office:date-value="1997-03-01T00:00:00" table:style-name="ce2">
            <text:p>1/3/97</text:p>
          </table:table-cell>
          <table:table-cell office:value-type="float" office:value="46.185996991899998" table:style-name="ce1">
            <text:p>46.18599699</text:p>
          </table:table-cell>
          <table:table-cell office:value-type="float" office:value="97.301844088899998" table:style-name="ce1">
            <text:p>97.3018440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38.427811054899998" table:style-name="ce1">
            <text:p>38.42781105</text:p>
          </table:table-cell>
          <table:table-cell office:value-type="float" office:value="60.318689409199997" table:style-name="ce1">
            <text:p>60.31868941</text:p>
          </table:table-cell>
          <table:table-cell table:number-columns-repeated="16378"/>
        </table:table-row>
        <table:table-row table:style-name="ro1">
          <table:table-cell office:value-type="date" office:date-value="1997-04-01T00:00:00" table:style-name="ce2">
            <text:p>1/4/97</text:p>
          </table:table-cell>
          <table:table-cell office:value-type="float" office:value="57.5970287544" table:style-name="ce1">
            <text:p>57.59702875</text:p>
          </table:table-cell>
          <table:table-cell office:value-type="float" office:value="104.37601422989999" table:style-name="ce1">
            <text:p>104.3760142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45.410625353999997" table:style-name="ce1">
            <text:p>45.41062535</text:p>
          </table:table-cell>
          <table:table-cell office:value-type="float" office:value="54.505918558399998" table:style-name="ce1">
            <text:p>54.50591856</text:p>
          </table:table-cell>
          <table:table-cell table:number-columns-repeated="16378"/>
        </table:table-row>
        <table:table-row table:style-name="ro1">
          <table:table-cell office:value-type="date" office:date-value="1997-05-01T00:00:00" table:style-name="ce2">
            <text:p>1/5/97</text:p>
          </table:table-cell>
          <table:table-cell office:value-type="float" office:value="44.4000069684" table:style-name="ce1">
            <text:p>44.40000697</text:p>
          </table:table-cell>
          <table:table-cell office:value-type="float" office:value="95.346086791900007" table:style-name="ce1">
            <text:p>95.3460867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35.110893662099997" table:style-name="ce1">
            <text:p>35.11089366</text:p>
          </table:table-cell>
          <table:table-cell office:value-type="float" office:value="41.412671925200002" table:style-name="ce1">
            <text:p>41.41267193</text:p>
          </table:table-cell>
          <table:table-cell table:number-columns-repeated="16378"/>
        </table:table-row>
        <table:table-row table:style-name="ro1">
          <table:table-cell office:value-type="date" office:date-value="1997-06-01T00:00:00" table:style-name="ce2">
            <text:p>1/6/97</text:p>
          </table:table-cell>
          <table:table-cell office:value-type="float" office:value="51.576134162300001" table:style-name="ce1">
            <text:p>51.57613416</text:p>
          </table:table-cell>
          <table:table-cell office:value-type="float" office:value="106.4676084499" table:style-name="ce1">
            <text:p>106.4676084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43.678983933799998" table:style-name="ce1">
            <text:p>43.67898393</text:p>
          </table:table-cell>
          <table:table-cell office:value-type="float" office:value="58.499031656200003" table:style-name="ce1">
            <text:p>58.49903166</text:p>
          </table:table-cell>
          <table:table-cell table:number-columns-repeated="16378"/>
        </table:table-row>
        <table:table-row table:style-name="ro1">
          <table:table-cell office:value-type="date" office:date-value="1997-07-01T00:00:00" table:style-name="ce2">
            <text:p>1/7/97</text:p>
          </table:table-cell>
          <table:table-cell office:value-type="float" office:value="48.311938200599997" table:style-name="ce1">
            <text:p>48.3119382</text:p>
          </table:table-cell>
          <table:table-cell office:value-type="float" office:value="96.148726319900007" table:style-name="ce1">
            <text:p>96.14872632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39.048166153099999" table:style-name="ce1">
            <text:p>39.04816615</text:p>
          </table:table-cell>
          <table:table-cell office:value-type="float" office:value="53.567432633300001" table:style-name="ce1">
            <text:p>53.56743263</text:p>
          </table:table-cell>
          <table:table-cell table:number-columns-repeated="16378"/>
        </table:table-row>
        <table:table-row table:style-name="ro1">
          <table:table-cell office:value-type="date" office:date-value="1997-08-01T00:00:00" table:style-name="ce2">
            <text:p>1/8/97</text:p>
          </table:table-cell>
          <table:table-cell office:value-type="float" office:value="36.578636487399997" table:style-name="ce1">
            <text:p>36.57863649</text:p>
          </table:table-cell>
          <table:table-cell office:value-type="float" office:value="54.636898367000001" table:style-name="ce1">
            <text:p>54.6368983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6.6138037881000002" table:style-name="ce1">
            <text:p>6.613803788</text:p>
          </table:table-cell>
          <table:table-cell office:value-type="float" office:value="31.983061738899998" table:style-name="ce1">
            <text:p>31.98306174</text:p>
          </table:table-cell>
          <table:table-cell table:number-columns-repeated="16378"/>
        </table:table-row>
        <table:table-row table:style-name="ro1">
          <table:table-cell office:value-type="date" office:date-value="1997-09-01T00:00:00" table:style-name="ce2">
            <text:p>1/9/97</text:p>
          </table:table-cell>
          <table:table-cell office:value-type="float" office:value="52.600703374200002" table:style-name="ce1">
            <text:p>52.60070337</text:p>
          </table:table-cell>
          <table:table-cell office:value-type="float" office:value="106.3251853699" table:style-name="ce1">
            <text:p>106.3251854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46.724904317300002" table:style-name="ce1">
            <text:p>46.72490432</text:p>
          </table:table-cell>
          <table:table-cell office:value-type="float" office:value="49.284567520499998" table:style-name="ce1">
            <text:p>49.28456752</text:p>
          </table:table-cell>
          <table:table-cell table:number-columns-repeated="16378"/>
        </table:table-row>
        <table:table-row table:style-name="ro1">
          <table:table-cell office:value-type="date" office:date-value="1997-10-01T00:00:00" table:style-name="ce2">
            <text:p>1/10/97</text:p>
          </table:table-cell>
          <table:table-cell office:value-type="float" office:value="54.691938854900002" table:style-name="ce1">
            <text:p>54.69193885</text:p>
          </table:table-cell>
          <table:table-cell office:value-type="float" office:value="115.3674383299" table:style-name="ce1">
            <text:p>115.367438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47.0746311889" table:style-name="ce1">
            <text:p>47.07463119</text:p>
          </table:table-cell>
          <table:table-cell office:value-type="float" office:value="58.057639380200001" table:style-name="ce1">
            <text:p>58.05763938</text:p>
          </table:table-cell>
          <table:table-cell table:number-columns-repeated="16378"/>
        </table:table-row>
        <table:table-row table:style-name="ro1">
          <table:table-cell office:value-type="date" office:date-value="1997-11-01T00:00:00" table:style-name="ce2">
            <text:p>1/11/97</text:p>
          </table:table-cell>
          <table:table-cell office:value-type="float" office:value="44.8427300711" table:style-name="ce1">
            <text:p>44.84273007</text:p>
          </table:table-cell>
          <table:table-cell office:value-type="float" office:value="101.5033303399" table:style-name="ce1">
            <text:p>101.503330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42.274261246199998" table:style-name="ce1">
            <text:p>42.27426125</text:p>
          </table:table-cell>
          <table:table-cell office:value-type="float" office:value="45.858770659900003" table:style-name="ce1">
            <text:p>45.85877066</text:p>
          </table:table-cell>
          <table:table-cell table:number-columns-repeated="16378"/>
        </table:table-row>
        <table:table-row table:style-name="ro1">
          <table:table-cell office:value-type="date" office:date-value="1997-12-01T00:00:00" table:style-name="ce2">
            <text:p>1/12/97</text:p>
          </table:table-cell>
          <table:table-cell office:value-type="float" office:value="44.024606216599999" table:style-name="ce1">
            <text:p>44.02460622</text:p>
          </table:table-cell>
          <table:table-cell office:value-type="float" office:value="83.049485814899995" table:style-name="ce1">
            <text:p>83.04948581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59.102417633500004" table:style-name="ce1">
            <text:p>59.10241763</text:p>
          </table:table-cell>
          <table:table-cell office:value-type="float" office:value="57.617856770000003" table:style-name="ce1">
            <text:p>57.61785677</text:p>
          </table:table-cell>
          <table:table-cell table:number-columns-repeated="16378"/>
        </table:table-row>
        <table:table-row table:style-name="ro1">
          <table:table-cell office:value-type="date" office:date-value="1998-01-01T00:00:00" table:style-name="ce2">
            <text:p>1/1/98</text:p>
          </table:table-cell>
          <table:table-cell office:value-type="float" office:value="50.729952482999998" table:style-name="ce1">
            <text:p>50.72995248</text:p>
          </table:table-cell>
          <table:table-cell office:value-type="float" office:value="100.06621280989999" table:style-name="ce1">
            <text:p>100.0662128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57.450718510500003" table:style-name="ce1">
            <text:p>57.45071851</text:p>
          </table:table-cell>
          <table:table-cell office:value-type="float" office:value="93.340496507300003" table:style-name="ce1">
            <text:p>93.34049651</text:p>
          </table:table-cell>
          <table:table-cell table:number-columns-repeated="16378"/>
        </table:table-row>
        <table:table-row table:style-name="ro1">
          <table:table-cell office:value-type="date" office:date-value="1998-02-01T00:00:00" table:style-name="ce2">
            <text:p>1/2/98</text:p>
          </table:table-cell>
          <table:table-cell office:value-type="float" office:value="55.569616858499998" table:style-name="ce1">
            <text:p>55.56961686</text:p>
          </table:table-cell>
          <table:table-cell office:value-type="float" office:value="102.5402279199" table:style-name="ce1">
            <text:p>102.540227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43.959131236700003" table:style-name="ce1">
            <text:p>43.95913124</text:p>
          </table:table-cell>
          <table:table-cell office:value-type="float" office:value="83.268429382099995" table:style-name="ce1">
            <text:p>83.26842938</text:p>
          </table:table-cell>
          <table:table-cell table:number-columns-repeated="16378"/>
        </table:table-row>
        <table:table-row table:style-name="ro1">
          <table:table-cell office:value-type="date" office:date-value="1998-03-01T00:00:00" table:style-name="ce2">
            <text:p>1/3/98</text:p>
          </table:table-cell>
          <table:table-cell office:value-type="float" office:value="60.680866547800001" table:style-name="ce1">
            <text:p>60.68086655</text:p>
          </table:table-cell>
          <table:table-cell office:value-type="float" office:value="111.3306474699" table:style-name="ce1">
            <text:p>111.3306475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63.316542248399998" table:style-name="ce1">
            <text:p>63.31654225</text:p>
          </table:table-cell>
          <table:table-cell office:value-type="float" office:value="66.122735928200001" table:style-name="ce1">
            <text:p>66.12273593</text:p>
          </table:table-cell>
          <table:table-cell table:number-columns-repeated="16378"/>
        </table:table-row>
        <table:table-row table:style-name="ro1">
          <table:table-cell office:value-type="date" office:date-value="1998-04-01T00:00:00" table:style-name="ce2">
            <text:p>1/4/98</text:p>
          </table:table-cell>
          <table:table-cell office:value-type="float" office:value="59.897249458899999" table:style-name="ce1">
            <text:p>59.89724946</text:p>
          </table:table-cell>
          <table:table-cell office:value-type="float" office:value="117.9068475599" table:style-name="ce1">
            <text:p>117.9068476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54.502969969399999" table:style-name="ce1">
            <text:p>54.50296997</text:p>
          </table:table-cell>
          <table:table-cell office:value-type="float" office:value="52.1372656689" table:style-name="ce1">
            <text:p>52.13726567</text:p>
          </table:table-cell>
          <table:table-cell table:number-columns-repeated="16378"/>
        </table:table-row>
        <table:table-row table:style-name="ro1">
          <table:table-cell office:value-type="date" office:date-value="1998-05-01T00:00:00" table:style-name="ce2">
            <text:p>1/5/98</text:p>
          </table:table-cell>
          <table:table-cell office:value-type="float" office:value="53.961288691500002" table:style-name="ce1">
            <text:p>53.96128869</text:p>
          </table:table-cell>
          <table:table-cell office:value-type="float" office:value="107.6080812599" table:style-name="ce1">
            <text:p>107.608081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42.374283188200003" table:style-name="ce1">
            <text:p>42.37428319</text:p>
          </table:table-cell>
          <table:table-cell office:value-type="float" office:value="53.112476657800002" table:style-name="ce1">
            <text:p>53.11247666</text:p>
          </table:table-cell>
          <table:table-cell table:number-columns-repeated="16378"/>
        </table:table-row>
        <table:table-row table:style-name="ro1">
          <table:table-cell office:value-type="date" office:date-value="1998-06-01T00:00:00" table:style-name="ce2">
            <text:p>1/6/98</text:p>
          </table:table-cell>
          <table:table-cell office:value-type="float" office:value="65.246326901200007" table:style-name="ce1">
            <text:p>65.2463269</text:p>
          </table:table-cell>
          <table:table-cell office:value-type="float" office:value="120.1457105999" table:style-name="ce1">
            <text:p>120.1457106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63.300144199000002" table:style-name="ce1">
            <text:p>63.3001442</text:p>
          </table:table-cell>
          <table:table-cell office:value-type="float" office:value="65.639181368999999" table:style-name="ce1">
            <text:p>65.63918137</text:p>
          </table:table-cell>
          <table:table-cell table:number-columns-repeated="16378"/>
        </table:table-row>
        <table:table-row table:style-name="ro1">
          <table:table-cell office:value-type="date" office:date-value="1998-07-01T00:00:00" table:style-name="ce2">
            <text:p>1/7/98</text:p>
          </table:table-cell>
          <table:table-cell office:value-type="float" office:value="55.725974878999999" table:style-name="ce1">
            <text:p>55.72597488</text:p>
          </table:table-cell>
          <table:table-cell office:value-type="float" office:value="106.4755171699" table:style-name="ce1">
            <text:p>106.4755172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58.6514320267" table:style-name="ce1">
            <text:p>58.65143203</text:p>
          </table:table-cell>
          <table:table-cell office:value-type="float" office:value="43.072040451699998" table:style-name="ce1">
            <text:p>43.07204045</text:p>
          </table:table-cell>
          <table:table-cell table:number-columns-repeated="16378"/>
        </table:table-row>
        <table:table-row table:style-name="ro1">
          <table:table-cell office:value-type="date" office:date-value="1998-08-01T00:00:00" table:style-name="ce2">
            <text:p>1/8/98</text:p>
          </table:table-cell>
          <table:table-cell office:value-type="float" office:value="43.349779451099998" table:style-name="ce1">
            <text:p>43.34977945</text:p>
          </table:table-cell>
          <table:table-cell office:value-type="float" office:value="60.4659082959" table:style-name="ce1">
            <text:p>60.465908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8.3149373844000003" table:style-name="ce1">
            <text:p>8.314937384</text:p>
          </table:table-cell>
          <table:table-cell office:value-type="float" office:value="31.317482931200001" table:style-name="ce1">
            <text:p>31.31748293</text:p>
          </table:table-cell>
          <table:table-cell table:number-columns-repeated="16378"/>
        </table:table-row>
        <table:table-row table:style-name="ro1">
          <table:table-cell office:value-type="date" office:date-value="1998-09-01T00:00:00" table:style-name="ce2">
            <text:p>1/9/98</text:p>
          </table:table-cell>
          <table:table-cell office:value-type="float" office:value="63.341886146" table:style-name="ce1">
            <text:p>63.34188615</text:p>
          </table:table-cell>
          <table:table-cell office:value-type="float" office:value="117.7570116599" table:style-name="ce1">
            <text:p>117.757011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69.799492930200003" table:style-name="ce1">
            <text:p>69.79949293</text:p>
          </table:table-cell>
          <table:table-cell office:value-type="float" office:value="44.295627967900003" table:style-name="ce1">
            <text:p>44.29562797</text:p>
          </table:table-cell>
          <table:table-cell table:number-columns-repeated="16378"/>
        </table:table-row>
        <table:table-row table:style-name="ro1">
          <table:table-cell office:value-type="date" office:date-value="1998-10-01T00:00:00" table:style-name="ce2">
            <text:p>1/10/98</text:p>
          </table:table-cell>
          <table:table-cell office:value-type="float" office:value="62.523533608699999" table:style-name="ce1">
            <text:p>62.52353361</text:p>
          </table:table-cell>
          <table:table-cell office:value-type="float" office:value="128.3579314699" table:style-name="ce1">
            <text:p>128.3579315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66.008307565999999" table:style-name="ce1">
            <text:p>66.00830757</text:p>
          </table:table-cell>
          <table:table-cell office:value-type="float" office:value="68.803010681399996" table:style-name="ce1">
            <text:p>68.80301068</text:p>
          </table:table-cell>
          <table:table-cell table:number-columns-repeated="16378"/>
        </table:table-row>
        <table:table-row table:style-name="ro1">
          <table:table-cell office:value-type="date" office:date-value="1998-11-01T00:00:00" table:style-name="ce2">
            <text:p>1/11/98</text:p>
          </table:table-cell>
          <table:table-cell office:value-type="float" office:value="63.566262060100001" table:style-name="ce1">
            <text:p>63.56626206</text:p>
          </table:table-cell>
          <table:table-cell office:value-type="float" office:value="113.0935200099" table:style-name="ce1">
            <text:p>113.09352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60.0332825773" table:style-name="ce1">
            <text:p>60.03328258</text:p>
          </table:table-cell>
          <table:table-cell office:value-type="float" office:value="66.672759406799997" table:style-name="ce1">
            <text:p>66.67275941</text:p>
          </table:table-cell>
          <table:table-cell table:number-columns-repeated="16378"/>
        </table:table-row>
        <table:table-row table:style-name="ro1">
          <table:table-cell office:value-type="date" office:date-value="1998-12-01T00:00:00" table:style-name="ce2">
            <text:p>1/12/98</text:p>
          </table:table-cell>
          <table:table-cell office:value-type="float" office:value="47.141482086400003" table:style-name="ce1">
            <text:p>47.14148209</text:p>
          </table:table-cell>
          <table:table-cell office:value-type="float" office:value="92.564823553899998" table:style-name="ce1">
            <text:p>92.56482355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73.460973017399994" table:style-name="ce1">
            <text:p>73.46097302</text:p>
          </table:table-cell>
          <table:table-cell office:value-type="float" office:value="88.926506254000003" table:style-name="ce1">
            <text:p>88.92650625</text:p>
          </table:table-cell>
          <table:table-cell table:number-columns-repeated="16378"/>
        </table:table-row>
        <table:table-row table:style-name="ro1">
          <table:table-cell office:value-type="date" office:date-value="1999-01-01T00:00:00" table:style-name="ce2">
            <text:p>1/1/99</text:p>
          </table:table-cell>
          <table:table-cell office:value-type="float" office:value="60.030742903099998" table:style-name="ce1">
            <text:p>60.0307429</text:p>
          </table:table-cell>
          <table:table-cell office:value-type="float" office:value="113.09989575989999" table:style-name="ce1">
            <text:p>113.0998958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66.789111351399995" table:style-name="ce1">
            <text:p>66.78911135</text:p>
          </table:table-cell>
          <table:table-cell office:value-type="float" office:value="98.212291182900003" table:style-name="ce1">
            <text:p>98.21229118</text:p>
          </table:table-cell>
          <table:table-cell table:number-columns-repeated="16378"/>
        </table:table-row>
        <table:table-row table:style-name="ro1">
          <table:table-cell office:value-type="date" office:date-value="1999-02-01T00:00:00" table:style-name="ce2">
            <text:p>1/2/99</text:p>
          </table:table-cell>
          <table:table-cell office:value-type="float" office:value="66.349973756400004" table:style-name="ce1">
            <text:p>66.34997376</text:p>
          </table:table-cell>
          <table:table-cell office:value-type="float" office:value="115.9369436499" table:style-name="ce1">
            <text:p>115.9369436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60.715011467399997" table:style-name="ce1">
            <text:p>60.71501147</text:p>
          </table:table-cell>
          <table:table-cell office:value-type="float" office:value="85.930694183" table:style-name="ce1">
            <text:p>85.93069418</text:p>
          </table:table-cell>
          <table:table-cell table:number-columns-repeated="16378"/>
        </table:table-row>
        <table:table-row table:style-name="ro1">
          <table:table-cell office:value-type="date" office:date-value="1999-03-01T00:00:00" table:style-name="ce2">
            <text:p>1/3/99</text:p>
          </table:table-cell>
          <table:table-cell office:value-type="float" office:value="77.060985243900006" table:style-name="ce1">
            <text:p>77.06098524</text:p>
          </table:table-cell>
          <table:table-cell office:value-type="float" office:value="125.7574536499" table:style-name="ce1">
            <text:p>125.7574536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88.507973075300001" table:style-name="ce1">
            <text:p>88.50797308</text:p>
          </table:table-cell>
          <table:table-cell office:value-type="float" office:value="74.342516489600001" table:style-name="ce1">
            <text:p>74.34251649</text:p>
          </table:table-cell>
          <table:table-cell table:number-columns-repeated="16378"/>
        </table:table-row>
        <table:table-row table:style-name="ro1">
          <table:table-cell office:value-type="date" office:date-value="1999-04-01T00:00:00" table:style-name="ce2">
            <text:p>1/4/99</text:p>
          </table:table-cell>
          <table:table-cell office:value-type="float" office:value="69.503955699200006" table:style-name="ce1">
            <text:p>69.5039557</text:p>
          </table:table-cell>
          <table:table-cell office:value-type="float" office:value="139.61254004989999" table:style-name="ce1">
            <text:p>139.61254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76.4485076717" table:style-name="ce1">
            <text:p>76.44850767</text:p>
          </table:table-cell>
          <table:table-cell office:value-type="float" office:value="88.082424001600003" table:style-name="ce1">
            <text:p>88.082424</text:p>
          </table:table-cell>
          <table:table-cell table:number-columns-repeated="16378"/>
        </table:table-row>
        <table:table-row table:style-name="ro1">
          <table:table-cell office:value-type="date" office:date-value="1999-05-01T00:00:00" table:style-name="ce2">
            <text:p>1/5/99</text:p>
          </table:table-cell>
          <table:table-cell office:value-type="float" office:value="67.612934585700003" table:style-name="ce1">
            <text:p>67.61293459</text:p>
          </table:table-cell>
          <table:table-cell office:value-type="float" office:value="127.3723658399" table:style-name="ce1">
            <text:p>127.3723658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51.419174970999997" table:style-name="ce1">
            <text:p>51.41917497</text:p>
          </table:table-cell>
          <table:table-cell office:value-type="float" office:value="50.782447409900001" table:style-name="ce1">
            <text:p>50.78244741</text:p>
          </table:table-cell>
          <table:table-cell table:number-columns-repeated="16378"/>
        </table:table-row>
        <table:table-row table:style-name="ro1">
          <table:table-cell office:value-type="date" office:date-value="1999-06-01T00:00:00" table:style-name="ce2">
            <text:p>1/6/99</text:p>
          </table:table-cell>
          <table:table-cell office:value-type="float" office:value="76.759637303100007" table:style-name="ce1">
            <text:p>76.7596373</text:p>
          </table:table-cell>
          <table:table-cell office:value-type="float" office:value="142.15126586989999" table:style-name="ce1">
            <text:p>142.151265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78.403415889900003" table:style-name="ce1">
            <text:p>78.40341589</text:p>
          </table:table-cell>
          <table:table-cell office:value-type="float" office:value="88.560048983100003" table:style-name="ce1">
            <text:p>88.56004898</text:p>
          </table:table-cell>
          <table:table-cell table:number-columns-repeated="16378"/>
        </table:table-row>
        <table:table-row table:style-name="ro1">
          <table:table-cell office:value-type="date" office:date-value="1999-07-01T00:00:00" table:style-name="ce2">
            <text:p>1/7/99</text:p>
          </table:table-cell>
          <table:table-cell office:value-type="float" office:value="67.510685666900002" table:style-name="ce1">
            <text:p>67.51068567</text:p>
          </table:table-cell>
          <table:table-cell office:value-type="float" office:value="118.50201760989999" table:style-name="ce1">
            <text:p>118.5020176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59.787117451299999" table:style-name="ce1">
            <text:p>59.78711745</text:p>
          </table:table-cell>
          <table:table-cell office:value-type="float" office:value="49.830040137200001" table:style-name="ce1">
            <text:p>49.83004014</text:p>
          </table:table-cell>
          <table:table-cell table:number-columns-repeated="16378"/>
        </table:table-row>
        <table:table-row table:style-name="ro1">
          <table:table-cell office:value-type="date" office:date-value="1999-08-01T00:00:00" table:style-name="ce2">
            <text:p>1/8/99</text:p>
          </table:table-cell>
          <table:table-cell office:value-type="float" office:value="49.916479064800001" table:style-name="ce1">
            <text:p>49.91647906</text:p>
          </table:table-cell>
          <table:table-cell office:value-type="float" office:value="67.292297916899997" table:style-name="ce1">
            <text:p>67.29229792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1.5282953187" table:style-name="ce1">
            <text:p>11.52829532</text:p>
          </table:table-cell>
          <table:table-cell office:value-type="float" office:value="33.213171749799997" table:style-name="ce1">
            <text:p>33.21317175</text:p>
          </table:table-cell>
          <table:table-cell table:number-columns-repeated="16378"/>
        </table:table-row>
        <table:table-row table:style-name="ro1">
          <table:table-cell office:value-type="date" office:date-value="1999-09-01T00:00:00" table:style-name="ce2">
            <text:p>1/9/99</text:p>
          </table:table-cell>
          <table:table-cell office:value-type="float" office:value="70.9442716856" table:style-name="ce1">
            <text:p>70.94427169</text:p>
          </table:table-cell>
          <table:table-cell office:value-type="float" office:value="131.2271617399" table:style-name="ce1">
            <text:p>131.227161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79.415934552300001" table:style-name="ce1">
            <text:p>79.41593455</text:p>
          </table:table-cell>
          <table:table-cell office:value-type="float" office:value="44.853179835900001" table:style-name="ce1">
            <text:p>44.85317984</text:p>
          </table:table-cell>
          <table:table-cell table:number-columns-repeated="16378"/>
        </table:table-row>
        <table:table-row table:style-name="ro1">
          <table:table-cell office:value-type="date" office:date-value="1999-10-01T00:00:00" table:style-name="ce2">
            <text:p>1/10/99</text:p>
          </table:table-cell>
          <table:table-cell office:value-type="float" office:value="73.6300984266" table:style-name="ce1">
            <text:p>73.63009843</text:p>
          </table:table-cell>
          <table:table-cell office:value-type="float" office:value="147.36439925990001" table:style-name="ce1">
            <text:p>147.364399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71.439273183599994" table:style-name="ce1">
            <text:p>71.43927318</text:p>
          </table:table-cell>
          <table:table-cell office:value-type="float" office:value="80.299490135799999" table:style-name="ce1">
            <text:p>80.29949014</text:p>
          </table:table-cell>
          <table:table-cell table:number-columns-repeated="16378"/>
        </table:table-row>
        <table:table-row table:style-name="ro1">
          <table:table-cell office:value-type="date" office:date-value="1999-11-01T00:00:00" table:style-name="ce2">
            <text:p>1/11/99</text:p>
          </table:table-cell>
          <table:table-cell office:value-type="float" office:value="71.9531835481" table:style-name="ce1">
            <text:p>71.95318355</text:p>
          </table:table-cell>
          <table:table-cell office:value-type="float" office:value="130.00315216990001" table:style-name="ce1">
            <text:p>130.0031522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73.944936751499995" table:style-name="ce1">
            <text:p>73.94493675</text:p>
          </table:table-cell>
          <table:table-cell office:value-type="float" office:value="53.713525644400001" table:style-name="ce1">
            <text:p>53.71352564</text:p>
          </table:table-cell>
          <table:table-cell table:number-columns-repeated="16378"/>
        </table:table-row>
        <table:table-row table:style-name="ro1">
          <table:table-cell office:value-type="date" office:date-value="1999-12-01T00:00:00" table:style-name="ce2">
            <text:p>1/12/99</text:p>
          </table:table-cell>
          <table:table-cell office:value-type="float" office:value="53.994914573800003" table:style-name="ce1">
            <text:p>53.99491457</text:p>
          </table:table-cell>
          <table:table-cell office:value-type="float" office:value="106.1882496999" table:style-name="ce1">
            <text:p>106.188249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62.356745815700002" table:style-name="ce1">
            <text:p>62.35674582</text:p>
          </table:table-cell>
          <table:table-cell office:value-type="float" office:value="89.1745273521" table:style-name="ce1">
            <text:p>89.17452735</text:p>
          </table:table-cell>
          <table:table-cell table:number-columns-repeated="16378"/>
        </table:table-row>
        <table:table-row table:style-name="ro1">
          <table:table-cell office:value-type="date" office:date-value="2000-01-01T00:00:00" table:style-name="ce2">
            <text:p>1/1/00</text:p>
          </table:table-cell>
          <table:table-cell office:value-type="float" office:value="70.612433790500006" table:style-name="ce1">
            <text:p>70.61243379</text:p>
          </table:table-cell>
          <table:table-cell office:value-type="float" office:value="129.0895370799" table:style-name="ce1">
            <text:p>129.0895371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82.603729863300003" table:style-name="ce1">
            <text:p>82.60372986</text:p>
          </table:table-cell>
          <table:table-cell office:value-type="float" office:value="75.800103526399994" table:style-name="ce1">
            <text:p>75.80010353</text:p>
          </table:table-cell>
          <table:table-cell table:number-columns-repeated="16378"/>
        </table:table-row>
        <table:table-row table:style-name="ro1">
          <table:table-cell office:value-type="date" office:date-value="2000-02-01T00:00:00" table:style-name="ce2">
            <text:p>1/2/00</text:p>
          </table:table-cell>
          <table:table-cell office:value-type="float" office:value="76.595077243800006" table:style-name="ce1">
            <text:p>76.59507724</text:p>
          </table:table-cell>
          <table:table-cell office:value-type="float" office:value="132.32387494989999" table:style-name="ce1">
            <text:p>132.323874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59.6804973817" table:style-name="ce1">
            <text:p>59.68049738</text:p>
          </table:table-cell>
          <table:table-cell office:value-type="float" office:value="96.168082646499997" table:style-name="ce1">
            <text:p>96.16808265</text:p>
          </table:table-cell>
          <table:table-cell table:number-columns-repeated="16378"/>
        </table:table-row>
        <table:table-row table:style-name="ro1">
          <table:table-cell office:value-type="date" office:date-value="2000-03-01T00:00:00" table:style-name="ce2">
            <text:p>1/3/00</text:p>
          </table:table-cell>
          <table:table-cell office:value-type="float" office:value="89.6036416062" table:style-name="ce1">
            <text:p>89.60364161</text:p>
          </table:table-cell>
          <table:table-cell office:value-type="float" office:value="143.5567744999" table:style-name="ce1">
            <text:p>143.5567745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88.131283848899997" table:style-name="ce1">
            <text:p>88.13128385</text:p>
          </table:table-cell>
          <table:table-cell office:value-type="float" office:value="77.301745153200002" table:style-name="ce1">
            <text:p>77.30174515</text:p>
          </table:table-cell>
          <table:table-cell table:number-columns-repeated="16378"/>
        </table:table-row>
        <table:table-row table:style-name="ro1">
          <table:table-cell office:value-type="date" office:date-value="2000-04-01T00:00:00" table:style-name="ce2">
            <text:p>1/4/00</text:p>
          </table:table-cell>
          <table:table-cell office:value-type="float" office:value="72.588947639500006" table:style-name="ce1">
            <text:p>72.58894764</text:p>
          </table:table-cell>
          <table:table-cell office:value-type="float" office:value="138.42742488990001" table:style-name="ce1">
            <text:p>138.427424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85.535545797400005" table:style-name="ce1">
            <text:p>85.5355458</text:p>
          </table:table-cell>
          <table:table-cell office:value-type="float" office:value="46.762487068699997" table:style-name="ce1">
            <text:p>46.76248707</text:p>
          </table:table-cell>
          <table:table-cell table:number-columns-repeated="16378"/>
        </table:table-row>
        <table:table-row table:style-name="ro1">
          <table:table-cell office:value-type="date" office:date-value="2000-05-01T00:00:00" table:style-name="ce2">
            <text:p>1/5/00</text:p>
          </table:table-cell>
          <table:table-cell office:value-type="float" office:value="81.436003503199998" table:style-name="ce1">
            <text:p>81.4360035</text:p>
          </table:table-cell>
          <table:table-cell office:value-type="float" office:value="125.9228401199" table:style-name="ce1">
            <text:p>125.9228401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68.482569517599998" table:style-name="ce1">
            <text:p>68.48256952</text:p>
          </table:table-cell>
          <table:table-cell office:value-type="float" office:value="32.543600590099999" table:style-name="ce1">
            <text:p>32.54360059</text:p>
          </table:table-cell>
          <table:table-cell table:number-columns-repeated="16378"/>
        </table:table-row>
        <table:table-row table:style-name="ro1">
          <table:table-cell office:value-type="date" office:date-value="2000-06-01T00:00:00" table:style-name="ce2">
            <text:p>1/6/00</text:p>
          </table:table-cell>
          <table:table-cell office:value-type="float" office:value="75.710187472800001" table:style-name="ce1">
            <text:p>75.71018747</text:p>
          </table:table-cell>
          <table:table-cell office:value-type="float" office:value="140.82591866990001" table:style-name="ce1">
            <text:p>140.825918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84.087544370800003" table:style-name="ce1">
            <text:p>84.08754437</text:p>
          </table:table-cell>
          <table:table-cell office:value-type="float" office:value="52.051468615700003" table:style-name="ce1">
            <text:p>52.05146862</text:p>
          </table:table-cell>
          <table:table-cell table:number-columns-repeated="16378"/>
        </table:table-row>
        <table:table-row table:style-name="ro1">
          <table:table-cell office:value-type="date" office:date-value="2000-07-01T00:00:00" table:style-name="ce2">
            <text:p>1/7/00</text:p>
          </table:table-cell>
          <table:table-cell office:value-type="float" office:value="66.995913411900005" table:style-name="ce1">
            <text:p>66.99591341</text:p>
          </table:table-cell>
          <table:table-cell office:value-type="float" office:value="124.3783010999" table:style-name="ce1">
            <text:p>124.3783011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66.321056392399996" table:style-name="ce1">
            <text:p>66.32105639</text:p>
          </table:table-cell>
          <table:table-cell office:value-type="float" office:value="35.905897318599997" table:style-name="ce1">
            <text:p>35.90589732</text:p>
          </table:table-cell>
          <table:table-cell table:number-columns-repeated="16378"/>
        </table:table-row>
        <table:table-row table:style-name="ro1">
          <table:table-cell office:value-type="date" office:date-value="2000-08-01T00:00:00" table:style-name="ce2">
            <text:p>1/8/00</text:p>
          </table:table-cell>
          <table:table-cell office:value-type="float" office:value="54.920690290499998" table:style-name="ce1">
            <text:p>54.92069029</text:p>
          </table:table-cell>
          <table:table-cell office:value-type="float" office:value="70.711784290899999" table:style-name="ce1">
            <text:p>70.7117842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9.3523978068000009" table:style-name="ce1">
            <text:p>9.352397807</text:p>
          </table:table-cell>
          <table:table-cell office:value-type="float" office:value="25.166555735799999" table:style-name="ce1">
            <text:p>25.16655574</text:p>
          </table:table-cell>
          <table:table-cell table:number-columns-repeated="16378"/>
        </table:table-row>
        <table:table-row table:style-name="ro1">
          <table:table-cell office:value-type="date" office:date-value="2000-09-01T00:00:00" table:style-name="ce2">
            <text:p>1/9/00</text:p>
          </table:table-cell>
          <table:table-cell office:value-type="float" office:value="86.772966942899998" table:style-name="ce1">
            <text:p>86.77296694</text:p>
          </table:table-cell>
          <table:table-cell office:value-type="float" office:value="137.27125105990001" table:style-name="ce1">
            <text:p>137.2712511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75.760010498900002" table:style-name="ce1">
            <text:p>75.7600105</text:p>
          </table:table-cell>
          <table:table-cell office:value-type="float" office:value="38.330230459600003" table:style-name="ce1">
            <text:p>38.33023046</text:p>
          </table:table-cell>
          <table:table-cell table:number-columns-repeated="16378"/>
        </table:table-row>
        <table:table-row table:style-name="ro1">
          <table:table-cell office:value-type="date" office:date-value="2000-10-01T00:00:00" table:style-name="ce2">
            <text:p>1/10/00</text:p>
          </table:table-cell>
          <table:table-cell office:value-type="float" office:value="80.783721818299995" table:style-name="ce1">
            <text:p>80.78372182</text:p>
          </table:table-cell>
          <table:table-cell office:value-type="float" office:value="153.43910358989999" table:style-name="ce1">
            <text:p>153.4391036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83.840294846299997" table:style-name="ce1">
            <text:p>83.84029485</text:p>
          </table:table-cell>
          <table:table-cell office:value-type="float" office:value="64.118518753999993" table:style-name="ce1">
            <text:p>64.11851875</text:p>
          </table:table-cell>
          <table:table-cell table:number-columns-repeated="16378"/>
        </table:table-row>
        <table:table-row table:style-name="ro1">
          <table:table-cell office:value-type="date" office:date-value="2000-11-01T00:00:00" table:style-name="ce2">
            <text:p>1/11/00</text:p>
          </table:table-cell>
          <table:table-cell office:value-type="float" office:value="76.855681237100001" table:style-name="ce1">
            <text:p>76.85568124</text:p>
          </table:table-cell>
          <table:table-cell office:value-type="float" office:value="134.78634764989999" table:style-name="ce1">
            <text:p>134.7863476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82.007142139099997" table:style-name="ce1">
            <text:p>82.00714214</text:p>
          </table:table-cell>
          <table:table-cell office:value-type="float" office:value="55.813184149100003" table:style-name="ce1">
            <text:p>55.81318415</text:p>
          </table:table-cell>
          <table:table-cell table:number-columns-repeated="16378"/>
        </table:table-row>
        <table:table-row table:style-name="ro1">
          <table:table-cell office:value-type="date" office:date-value="2000-12-01T00:00:00" table:style-name="ce2">
            <text:p>1/12/00</text:p>
          </table:table-cell>
          <table:table-cell office:value-type="float" office:value="57.113837444600001" table:style-name="ce1">
            <text:p>57.11383744</text:p>
          </table:table-cell>
          <table:table-cell office:value-type="float" office:value="109.97082023989999" table:style-name="ce1">
            <text:p>109.9708202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74.245975306600002" table:style-name="ce1">
            <text:p>74.24597531</text:p>
          </table:table-cell>
          <table:table-cell office:value-type="float" office:value="69.163002604799999" table:style-name="ce1">
            <text:p>69.1630026</text:p>
          </table:table-cell>
          <table:table-cell table:number-columns-repeated="16378"/>
        </table:table-row>
        <table:table-row table:style-name="ro1">
          <table:table-cell office:value-type="date" office:date-value="2001-01-01T00:00:00" table:style-name="ce2">
            <text:p>1/1/01</text:p>
          </table:table-cell>
          <table:table-cell office:value-type="float" office:value="78.803294767099999" table:style-name="ce1">
            <text:p>78.80329477</text:p>
          </table:table-cell>
          <table:table-cell office:value-type="float" office:value="140.83935763989999" table:style-name="ce1">
            <text:p>140.8393576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96.908021910200006" table:style-name="ce1">
            <text:p>96.90802191</text:p>
          </table:table-cell>
          <table:table-cell office:value-type="float" office:value="90.580561861099994" table:style-name="ce1">
            <text:p>90.58056186</text:p>
          </table:table-cell>
          <table:table-cell table:number-columns-repeated="16378"/>
        </table:table-row>
        <table:table-row table:style-name="ro1">
          <table:table-cell office:value-type="date" office:date-value="2001-02-01T00:00:00" table:style-name="ce2">
            <text:p>1/2/01</text:p>
          </table:table-cell>
          <table:table-cell office:value-type="float" office:value="80.466189401600005" table:style-name="ce1">
            <text:p>80.4661894</text:p>
          </table:table-cell>
          <table:table-cell office:value-type="float" office:value="144.05470382990001" table:style-name="ce1">
            <text:p>144.0547038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83.826070405500005" table:style-name="ce1">
            <text:p>83.82607041</text:p>
          </table:table-cell>
          <table:table-cell office:value-type="float" office:value="60.748018068100002" table:style-name="ce1">
            <text:p>60.74801807</text:p>
          </table:table-cell>
          <table:table-cell table:number-columns-repeated="16378"/>
        </table:table-row>
        <table:table-row table:style-name="ro1">
          <table:table-cell office:value-type="date" office:date-value="2001-03-01T00:00:00" table:style-name="ce2">
            <text:p>1/3/01</text:p>
          </table:table-cell>
          <table:table-cell office:value-type="float" office:value="93.566774694900005" table:style-name="ce1">
            <text:p>93.56677469</text:p>
          </table:table-cell>
          <table:table-cell office:value-type="float" office:value="156.25009734989999" table:style-name="ce1">
            <text:p>156.250097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16.1791504091" table:style-name="ce1">
            <text:p>116.1791504</text:p>
          </table:table-cell>
          <table:table-cell office:value-type="float" office:value="66.704173672600007" table:style-name="ce1">
            <text:p>66.70417367</text:p>
          </table:table-cell>
          <table:table-cell table:number-columns-repeated="16378"/>
        </table:table-row>
        <table:table-row table:style-name="ro1">
          <table:table-cell office:value-type="date" office:date-value="2001-04-01T00:00:00" table:style-name="ce2">
            <text:p>1/4/01</text:p>
          </table:table-cell>
          <table:table-cell office:value-type="float" office:value="80.699161976900001" table:style-name="ce1">
            <text:p>80.69916198</text:p>
          </table:table-cell>
          <table:table-cell office:value-type="float" office:value="143.9948838999" table:style-name="ce1">
            <text:p>143.994883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89.475119534300006" table:style-name="ce1">
            <text:p>89.47511953</text:p>
          </table:table-cell>
          <table:table-cell office:value-type="float" office:value="41.444848142300003" table:style-name="ce1">
            <text:p>41.44484814</text:p>
          </table:table-cell>
          <table:table-cell table:number-columns-repeated="16378"/>
        </table:table-row>
        <table:table-row table:style-name="ro1">
          <table:table-cell office:value-type="date" office:date-value="2001-05-01T00:00:00" table:style-name="ce2">
            <text:p>1/5/01</text:p>
          </table:table-cell>
          <table:table-cell office:value-type="float" office:value="85.305590832999997" table:style-name="ce1">
            <text:p>85.30559083</text:p>
          </table:table-cell>
          <table:table-cell office:value-type="float" office:value="130.5493440699" table:style-name="ce1">
            <text:p>130.5493441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70.890963832400004" table:style-name="ce1">
            <text:p>70.89096383</text:p>
          </table:table-cell>
          <table:table-cell office:value-type="float" office:value="45.937993230799997" table:style-name="ce1">
            <text:p>45.93799323</text:p>
          </table:table-cell>
          <table:table-cell table:number-columns-repeated="16378"/>
        </table:table-row>
        <table:table-row table:style-name="ro1">
          <table:table-cell office:value-type="date" office:date-value="2001-06-01T00:00:00" table:style-name="ce2">
            <text:p>1/6/01</text:p>
          </table:table-cell>
          <table:table-cell office:value-type="float" office:value="86.972665328800005" table:style-name="ce1">
            <text:p>86.97266533</text:p>
          </table:table-cell>
          <table:table-cell office:value-type="float" office:value="145.75273581990001" table:style-name="ce1">
            <text:p>145.7527358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92.793878915400001" table:style-name="ce1">
            <text:p>92.79387892</text:p>
          </table:table-cell>
          <table:table-cell office:value-type="float" office:value="57.058956346400002" table:style-name="ce1">
            <text:p>57.05895635</text:p>
          </table:table-cell>
          <table:table-cell table:number-columns-repeated="16378"/>
        </table:table-row>
        <table:table-row table:style-name="ro1">
          <table:table-cell office:value-type="date" office:date-value="2001-07-01T00:00:00" table:style-name="ce2">
            <text:p>1/7/01</text:p>
          </table:table-cell>
          <table:table-cell office:value-type="float" office:value="78.564453626800002" table:style-name="ce1">
            <text:p>78.56445363</text:p>
          </table:table-cell>
          <table:table-cell office:value-type="float" office:value="132.17728794990001" table:style-name="ce1">
            <text:p>132.177287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90.641455020799995" table:style-name="ce1">
            <text:p>90.64145502</text:p>
          </table:table-cell>
          <table:table-cell office:value-type="float" office:value="56.108079641800003" table:style-name="ce1">
            <text:p>56.10807964</text:p>
          </table:table-cell>
          <table:table-cell table:number-columns-repeated="16378"/>
        </table:table-row>
        <table:table-row table:style-name="ro1">
          <table:table-cell office:value-type="date" office:date-value="2001-08-01T00:00:00" table:style-name="ce2">
            <text:p>1/8/01</text:p>
          </table:table-cell>
          <table:table-cell office:value-type="float" office:value="53.387227295400002" table:style-name="ce1">
            <text:p>53.3872273</text:p>
          </table:table-cell>
          <table:table-cell office:value-type="float" office:value="75.314176126899994" table:style-name="ce1">
            <text:p>75.3141761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1.9280695075" table:style-name="ce1">
            <text:p>11.92806951</text:p>
          </table:table-cell>
          <table:table-cell office:value-type="float" office:value="43.730151706599997" table:style-name="ce1">
            <text:p>43.73015171</text:p>
          </table:table-cell>
          <table:table-cell table:number-columns-repeated="16378"/>
        </table:table-row>
        <table:table-row table:style-name="ro1">
          <table:table-cell office:value-type="date" office:date-value="2001-09-01T00:00:00" table:style-name="ce2">
            <text:p>1/9/01</text:p>
          </table:table-cell>
          <table:table-cell office:value-type="float" office:value="83.475358095900006" table:style-name="ce1">
            <text:p>83.4753581</text:p>
          </table:table-cell>
          <table:table-cell office:value-type="float" office:value="146.06799894989999" table:style-name="ce1">
            <text:p>146.067998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80.380844957099995" table:style-name="ce1">
            <text:p>80.38084496</text:p>
          </table:table-cell>
          <table:table-cell office:value-type="float" office:value="53.620327496500003" table:style-name="ce1">
            <text:p>53.6203275</text:p>
          </table:table-cell>
          <table:table-cell table:number-columns-repeated="16378"/>
        </table:table-row>
        <table:table-row table:style-name="ro1">
          <table:table-cell office:value-type="date" office:date-value="2001-10-01T00:00:00" table:style-name="ce2">
            <text:p>1/10/01</text:p>
          </table:table-cell>
          <table:table-cell office:value-type="float" office:value="88.7876757919" table:style-name="ce1">
            <text:p>88.78767579</text:p>
          </table:table-cell>
          <table:table-cell office:value-type="float" office:value="149.9875818399" table:style-name="ce1">
            <text:p>149.9875818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02.3892792147" table:style-name="ce1">
            <text:p>102.3892792</text:p>
          </table:table-cell>
          <table:table-cell office:value-type="float" office:value="73.767674600199996" table:style-name="ce1">
            <text:p>73.7676746</text:p>
          </table:table-cell>
          <table:table-cell table:number-columns-repeated="16378"/>
        </table:table-row>
        <table:table-row table:style-name="ro1">
          <table:table-cell office:value-type="date" office:date-value="2001-11-01T00:00:00" table:style-name="ce2">
            <text:p>1/11/01</text:p>
          </table:table-cell>
          <table:table-cell office:value-type="float" office:value="79.280933292499995" table:style-name="ce1">
            <text:p>79.28093329</text:p>
          </table:table-cell>
          <table:table-cell office:value-type="float" office:value="132.07787631990001" table:style-name="ce1">
            <text:p>132.077876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95.485593356199999" table:style-name="ce1">
            <text:p>95.48559336</text:p>
          </table:table-cell>
          <table:table-cell office:value-type="float" office:value="96.208209425199996" table:style-name="ce1">
            <text:p>96.20820943</text:p>
          </table:table-cell>
          <table:table-cell table:number-columns-repeated="16378"/>
        </table:table-row>
        <table:table-row table:style-name="ro1">
          <table:table-cell office:value-type="date" office:date-value="2001-12-01T00:00:00" table:style-name="ce2">
            <text:p>1/12/01</text:p>
          </table:table-cell>
          <table:table-cell office:value-type="float" office:value="52.082668879000003" table:style-name="ce1">
            <text:p>52.08266888</text:p>
          </table:table-cell>
          <table:table-cell office:value-type="float" office:value="108.0946086199" table:style-name="ce1">
            <text:p>108.0946086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75.439752185700002" table:style-name="ce1">
            <text:p>75.43975219</text:p>
          </table:table-cell>
          <table:table-cell office:value-type="float" office:value="62.2417112682" table:style-name="ce1">
            <text:p>62.24171127</text:p>
          </table:table-cell>
          <table:table-cell table:number-columns-repeated="16378"/>
        </table:table-row>
        <table:table-row table:style-name="ro1">
          <table:table-cell office:value-type="date" office:date-value="2002-01-01T00:00:00" table:style-name="ce2">
            <text:p>1/1/02</text:p>
          </table:table-cell>
          <table:table-cell office:value-type="float" office:value="80.146658279600004" table:style-name="ce1">
            <text:p>80.14665828</text:p>
          </table:table-cell>
          <table:table-cell office:value-type="float" office:value="134.53739283990001" table:style-name="ce1">
            <text:p>134.5373928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11.5228522678" table:style-name="ce1">
            <text:p>111.5228523</text:p>
          </table:table-cell>
          <table:table-cell office:value-type="float" office:value="116.39570071049999" table:style-name="ce1">
            <text:p>116.3957007</text:p>
          </table:table-cell>
          <table:table-cell table:number-columns-repeated="16378"/>
        </table:table-row>
        <table:table-row table:style-name="ro1">
          <table:table-cell office:value-type="date" office:date-value="2002-02-01T00:00:00" table:style-name="ce2">
            <text:p>1/2/02</text:p>
          </table:table-cell>
          <table:table-cell office:value-type="float" office:value="82.973755334900005" table:style-name="ce1">
            <text:p>82.97375533</text:p>
          </table:table-cell>
          <table:table-cell office:value-type="float" office:value="138.7499233899" table:style-name="ce1">
            <text:p>138.7499234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08.629245324" table:style-name="ce1">
            <text:p>108.6292453</text:p>
          </table:table-cell>
          <table:table-cell office:value-type="float" office:value="78.656536114199994" table:style-name="ce1">
            <text:p>78.65653611</text:p>
          </table:table-cell>
          <table:table-cell table:number-columns-repeated="16378"/>
        </table:table-row>
        <table:table-row table:style-name="ro1">
          <table:table-cell office:value-type="date" office:date-value="2002-03-01T00:00:00" table:style-name="ce2">
            <text:p>1/3/02</text:p>
          </table:table-cell>
          <table:table-cell office:value-type="float" office:value="84.188938772300006" table:style-name="ce1">
            <text:p>84.18893877</text:p>
          </table:table-cell>
          <table:table-cell office:value-type="float" office:value="148.73351678989999" table:style-name="ce1">
            <text:p>148.7335168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20.9814174853" table:style-name="ce1">
            <text:p>120.9814175</text:p>
          </table:table-cell>
          <table:table-cell office:value-type="float" office:value="100.62648071850001" table:style-name="ce1">
            <text:p>100.6264807</text:p>
          </table:table-cell>
          <table:table-cell table:number-columns-repeated="16378"/>
        </table:table-row>
        <table:table-row table:style-name="ro1">
          <table:table-cell office:value-type="date" office:date-value="2002-04-01T00:00:00" table:style-name="ce2">
            <text:p>1/4/02</text:p>
          </table:table-cell>
          <table:table-cell office:value-type="float" office:value="88.023520279400003" table:style-name="ce1">
            <text:p>88.02352028</text:p>
          </table:table-cell>
          <table:table-cell office:value-type="float" office:value="151.7298195999" table:style-name="ce1">
            <text:p>151.7298196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97.033897977600006" table:style-name="ce1">
            <text:p>97.03389798</text:p>
          </table:table-cell>
          <table:table-cell office:value-type="float" office:value="66.701109720000005" table:style-name="ce1">
            <text:p>66.70110972</text:p>
          </table:table-cell>
          <table:table-cell table:number-columns-repeated="16378"/>
        </table:table-row>
        <table:table-row table:style-name="ro1">
          <table:table-cell office:value-type="date" office:date-value="2002-05-01T00:00:00" table:style-name="ce2">
            <text:p>1/5/02</text:p>
          </table:table-cell>
          <table:table-cell office:value-type="float" office:value="80.869693797400004" table:style-name="ce1">
            <text:p>80.8696938</text:p>
          </table:table-cell>
          <table:table-cell office:value-type="float" office:value="137.09953294990001" table:style-name="ce1">
            <text:p>137.099532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81.095387985200006" table:style-name="ce1">
            <text:p>81.09538799</text:p>
          </table:table-cell>
          <table:table-cell office:value-type="float" office:value="73.651499990000005" table:style-name="ce1">
            <text:p>73.65149999</text:p>
          </table:table-cell>
          <table:table-cell table:number-columns-repeated="16378"/>
        </table:table-row>
        <table:table-row table:style-name="ro1">
          <table:table-cell office:value-type="date" office:date-value="2002-06-01T00:00:00" table:style-name="ce2">
            <text:p>1/6/02</text:p>
          </table:table-cell>
          <table:table-cell office:value-type="float" office:value="86.763421288800004" table:style-name="ce1">
            <text:p>86.76342129</text:p>
          </table:table-cell>
          <table:table-cell office:value-type="float" office:value="152.35102275989999" table:style-name="ce1">
            <text:p>152.3510228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96.798074639399999" table:style-name="ce1">
            <text:p>96.79807464</text:p>
          </table:table-cell>
          <table:table-cell office:value-type="float" office:value="79.574813659900002" table:style-name="ce1">
            <text:p>79.57481366</text:p>
          </table:table-cell>
          <table:table-cell table:number-columns-repeated="16378"/>
        </table:table-row>
        <table:table-row table:style-name="ro1">
          <table:table-cell office:value-type="date" office:date-value="2002-07-01T00:00:00" table:style-name="ce2">
            <text:p>1/7/02</text:p>
          </table:table-cell>
          <table:table-cell office:value-type="float" office:value="86.516687698499993" table:style-name="ce1">
            <text:p>86.5166877</text:p>
          </table:table-cell>
          <table:table-cell office:value-type="float" office:value="136.02332861990001" table:style-name="ce1">
            <text:p>136.0233286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95.5150371979" table:style-name="ce1">
            <text:p>95.5150372</text:p>
          </table:table-cell>
          <table:table-cell office:value-type="float" office:value="74.927101394499999" table:style-name="ce1">
            <text:p>74.92710139</text:p>
          </table:table-cell>
          <table:table-cell table:number-columns-repeated="16378"/>
        </table:table-row>
        <table:table-row table:style-name="ro1">
          <table:table-cell office:value-type="date" office:date-value="2002-08-01T00:00:00" table:style-name="ce2">
            <text:p>1/8/02</text:p>
          </table:table-cell>
          <table:table-cell office:value-type="float" office:value="52.5133271005" table:style-name="ce1">
            <text:p>52.5133271</text:p>
          </table:table-cell>
          <table:table-cell office:value-type="float" office:value="82.345609850900004" table:style-name="ce1">
            <text:p>82.34560985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0.8879376609" table:style-name="ce1">
            <text:p>10.88793766</text:p>
          </table:table-cell>
          <table:table-cell office:value-type="float" office:value="48.082961524300003" table:style-name="ce1">
            <text:p>48.08296152</text:p>
          </table:table-cell>
          <table:table-cell table:number-columns-repeated="16378"/>
        </table:table-row>
        <table:table-row table:style-name="ro1">
          <table:table-cell office:value-type="date" office:date-value="2002-09-01T00:00:00" table:style-name="ce2">
            <text:p>1/9/02</text:p>
          </table:table-cell>
          <table:table-cell office:value-type="float" office:value="88.461770030599993" table:style-name="ce1">
            <text:p>88.46177003</text:p>
          </table:table-cell>
          <table:table-cell office:value-type="float" office:value="148.88145340989999" table:style-name="ce1">
            <text:p>148.8814534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83.729828254799997" table:style-name="ce1">
            <text:p>83.72982825</text:p>
          </table:table-cell>
          <table:table-cell office:value-type="float" office:value="80.304626855699993" table:style-name="ce1">
            <text:p>80.30462686</text:p>
          </table:table-cell>
          <table:table-cell table:number-columns-repeated="16378"/>
        </table:table-row>
        <table:table-row table:style-name="ro1">
          <table:table-cell office:value-type="date" office:date-value="2002-10-01T00:00:00" table:style-name="ce2">
            <text:p>1/10/02</text:p>
          </table:table-cell>
          <table:table-cell office:value-type="float" office:value="87.4490481622" table:style-name="ce1">
            <text:p>87.44904816</text:p>
          </table:table-cell>
          <table:table-cell office:value-type="float" office:value="154.6477560399" table:style-name="ce1">
            <text:p>154.647756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93.251591659100001" table:style-name="ce1">
            <text:p>93.25159166</text:p>
          </table:table-cell>
          <table:table-cell office:value-type="float" office:value="90.411925634100001" table:style-name="ce1">
            <text:p>90.41192563</text:p>
          </table:table-cell>
          <table:table-cell table:number-columns-repeated="16378"/>
        </table:table-row>
        <table:table-row table:style-name="ro1">
          <table:table-cell office:value-type="date" office:date-value="2002-11-01T00:00:00" table:style-name="ce2">
            <text:p>1/11/02</text:p>
          </table:table-cell>
          <table:table-cell office:value-type="float" office:value="80.453850018300002" table:style-name="ce1">
            <text:p>80.45385002</text:p>
          </table:table-cell>
          <table:table-cell office:value-type="float" office:value="135.93425467989999" table:style-name="ce1">
            <text:p>135.934254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82.504259412099998" table:style-name="ce1">
            <text:p>82.50425941</text:p>
          </table:table-cell>
          <table:table-cell office:value-type="float" office:value="93.067539721800003" table:style-name="ce1">
            <text:p>93.06753972</text:p>
          </table:table-cell>
          <table:table-cell table:number-columns-repeated="16378"/>
        </table:table-row>
        <table:table-row table:style-name="ro1">
          <table:table-cell office:value-type="date" office:date-value="2002-12-01T00:00:00" table:style-name="ce2">
            <text:p>1/12/02</text:p>
          </table:table-cell>
          <table:table-cell office:value-type="float" office:value="60.125739601500001" table:style-name="ce1">
            <text:p>60.1257396</text:p>
          </table:table-cell>
          <table:table-cell office:value-type="float" office:value="111.2387621899" table:style-name="ce1">
            <text:p>111.2387622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79.377811443300004" table:style-name="ce1">
            <text:p>79.37781144</text:p>
          </table:table-cell>
          <table:table-cell office:value-type="float" office:value="82.473390660099994" table:style-name="ce1">
            <text:p>82.47339066</text:p>
          </table:table-cell>
          <table:table-cell table:number-columns-repeated="16378"/>
        </table:table-row>
        <table:table-row table:style-name="ro1">
          <table:table-cell office:value-type="date" office:date-value="2003-01-01T00:00:00" table:style-name="ce2">
            <text:p>1/1/03</text:p>
          </table:table-cell>
          <table:table-cell office:value-type="float" office:value="81.543082006999995" table:style-name="ce1">
            <text:p>81.54308201</text:p>
          </table:table-cell>
          <table:table-cell office:value-type="float" office:value="133.9920685299" table:style-name="ce1">
            <text:p>133.9920685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12.07049653200001" table:style-name="ce1">
            <text:p>112.0704965</text:p>
          </table:table-cell>
          <table:table-cell office:value-type="float" office:value="107.38625935509999" table:style-name="ce1">
            <text:p>107.3862594</text:p>
          </table:table-cell>
          <table:table-cell table:number-columns-repeated="16378"/>
        </table:table-row>
        <table:table-row table:style-name="ro1">
          <table:table-cell office:value-type="date" office:date-value="2003-02-01T00:00:00" table:style-name="ce2">
            <text:p>1/2/03</text:p>
          </table:table-cell>
          <table:table-cell office:value-type="float" office:value="83.870283580199995" table:style-name="ce1">
            <text:p>83.87028358</text:p>
          </table:table-cell>
          <table:table-cell office:value-type="float" office:value="136.12985672990001" table:style-name="ce1">
            <text:p>136.129856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08.07252644659999" table:style-name="ce1">
            <text:p>108.0725264</text:p>
          </table:table-cell>
          <table:table-cell office:value-type="float" office:value="83.6355319595" table:style-name="ce1">
            <text:p>83.63553196</text:p>
          </table:table-cell>
          <table:table-cell table:number-columns-repeated="16378"/>
        </table:table-row>
        <table:table-row table:style-name="ro1">
          <table:table-cell office:value-type="date" office:date-value="2003-03-01T00:00:00" table:style-name="ce2">
            <text:p>1/3/03</text:p>
          </table:table-cell>
          <table:table-cell office:value-type="float" office:value="93.623059999299997" table:style-name="ce1">
            <text:p>93.62306</text:p>
          </table:table-cell>
          <table:table-cell office:value-type="float" office:value="148.35711715990001" table:style-name="ce1">
            <text:p>148.3571172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14.9940694229" table:style-name="ce1">
            <text:p>114.9940694</text:p>
          </table:table-cell>
          <table:table-cell office:value-type="float" office:value="100.5671883903" table:style-name="ce1">
            <text:p>100.5671884</text:p>
          </table:table-cell>
          <table:table-cell table:number-columns-repeated="16378"/>
        </table:table-row>
        <table:table-row table:style-name="ro1">
          <table:table-cell office:value-type="date" office:date-value="2003-04-01T00:00:00" table:style-name="ce2">
            <text:p>1/4/03</text:p>
          </table:table-cell>
          <table:table-cell office:value-type="float" office:value="93.082836657000001" table:style-name="ce1">
            <text:p>93.08283666</text:p>
          </table:table-cell>
          <table:table-cell office:value-type="float" office:value="144.93063033990001" table:style-name="ce1">
            <text:p>144.930630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17.0290368925" table:style-name="ce1">
            <text:p>117.0290369</text:p>
          </table:table-cell>
          <table:table-cell office:value-type="float" office:value="69.271262053000001" table:style-name="ce1">
            <text:p>69.27126205</text:p>
          </table:table-cell>
          <table:table-cell table:number-columns-repeated="16378"/>
        </table:table-row>
        <table:table-row table:style-name="ro1">
          <table:table-cell office:value-type="date" office:date-value="2003-05-01T00:00:00" table:style-name="ce2">
            <text:p>1/5/03</text:p>
          </table:table-cell>
          <table:table-cell office:value-type="float" office:value="82.370488158699999" table:style-name="ce1">
            <text:p>82.37048816</text:p>
          </table:table-cell>
          <table:table-cell office:value-type="float" office:value="133.24395715989999" table:style-name="ce1">
            <text:p>133.2439572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87.839822798699998" table:style-name="ce1">
            <text:p>87.8398228</text:p>
          </table:table-cell>
          <table:table-cell office:value-type="float" office:value="73.115563419899999" table:style-name="ce1">
            <text:p>73.11556342</text:p>
          </table:table-cell>
          <table:table-cell table:number-columns-repeated="16378"/>
        </table:table-row>
        <table:table-row table:style-name="ro1">
          <table:table-cell office:value-type="date" office:date-value="2003-06-01T00:00:00" table:style-name="ce2">
            <text:p>1/6/03</text:p>
          </table:table-cell>
          <table:table-cell office:value-type="float" office:value="85.584478726900002" table:style-name="ce1">
            <text:p>85.58447873</text:p>
          </table:table-cell>
          <table:table-cell office:value-type="float" office:value="149.33686772990001" table:style-name="ce1">
            <text:p>149.336867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05.3356896146" table:style-name="ce1">
            <text:p>105.3356896</text:p>
          </table:table-cell>
          <table:table-cell office:value-type="float" office:value="71.081548491999996" table:style-name="ce1">
            <text:p>71.08154849</text:p>
          </table:table-cell>
          <table:table-cell table:number-columns-repeated="16378"/>
        </table:table-row>
        <table:table-row table:style-name="ro1">
          <table:table-cell office:value-type="date" office:date-value="2003-07-01T00:00:00" table:style-name="ce2">
            <text:p>1/7/03</text:p>
          </table:table-cell>
          <table:table-cell office:value-type="float" office:value="83.559382555100001" table:style-name="ce1">
            <text:p>83.55938256</text:p>
          </table:table-cell>
          <table:table-cell office:value-type="float" office:value="135.31775016989999" table:style-name="ce1">
            <text:p>135.3177502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95.1159249496" table:style-name="ce1">
            <text:p>95.11592495</text:p>
          </table:table-cell>
          <table:table-cell office:value-type="float" office:value="79.5320427491" table:style-name="ce1">
            <text:p>79.53204275</text:p>
          </table:table-cell>
          <table:table-cell table:number-columns-repeated="16378"/>
        </table:table-row>
        <table:table-row table:style-name="ro1">
          <table:table-cell office:value-type="date" office:date-value="2003-08-01T00:00:00" table:style-name="ce2">
            <text:p>1/8/03</text:p>
          </table:table-cell>
          <table:table-cell office:value-type="float" office:value="49.335862229500002" table:style-name="ce1">
            <text:p>49.33586223</text:p>
          </table:table-cell>
          <table:table-cell office:value-type="float" office:value="70.695763990900005" table:style-name="ce1">
            <text:p>70.6957639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0.725263009400001" table:style-name="ce1">
            <text:p>10.72526301</text:p>
          </table:table-cell>
          <table:table-cell office:value-type="float" office:value="49.884924320800003" table:style-name="ce1">
            <text:p>49.88492432</text:p>
          </table:table-cell>
          <table:table-cell table:number-columns-repeated="16378"/>
        </table:table-row>
        <table:table-row table:style-name="ro1">
          <table:table-cell office:value-type="date" office:date-value="2003-09-01T00:00:00" table:style-name="ce2">
            <text:p>1/9/03</text:p>
          </table:table-cell>
          <table:table-cell office:value-type="float" office:value="96.797029406600004" table:style-name="ce1">
            <text:p>96.79702941</text:p>
          </table:table-cell>
          <table:table-cell office:value-type="float" office:value="149.92170366990001" table:style-name="ce1">
            <text:p>149.921703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96.879549634699998" table:style-name="ce1">
            <text:p>96.87954963</text:p>
          </table:table-cell>
          <table:table-cell office:value-type="float" office:value="83.388624784599997" table:style-name="ce1">
            <text:p>83.38862478</text:p>
          </table:table-cell>
          <table:table-cell table:number-columns-repeated="16378"/>
        </table:table-row>
        <table:table-row table:style-name="ro1">
          <table:table-cell office:value-type="date" office:date-value="2003-10-01T00:00:00" table:style-name="ce2">
            <text:p>1/10/03</text:p>
          </table:table-cell>
          <table:table-cell office:value-type="float" office:value="95.842942415099998" table:style-name="ce1">
            <text:p>95.84294242</text:p>
          </table:table-cell>
          <table:table-cell office:value-type="float" office:value="155.26012299990001" table:style-name="ce1">
            <text:p>155.26012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10.3765074678" table:style-name="ce1">
            <text:p>110.3765075</text:p>
          </table:table-cell>
          <table:table-cell office:value-type="float" office:value="92.948972525499997" table:style-name="ce1">
            <text:p>92.94897253</text:p>
          </table:table-cell>
          <table:table-cell table:number-columns-repeated="16378"/>
        </table:table-row>
        <table:table-row table:style-name="ro1">
          <table:table-cell office:value-type="date" office:date-value="2003-11-01T00:00:00" table:style-name="ce2">
            <text:p>1/11/03</text:p>
          </table:table-cell>
          <table:table-cell office:value-type="float" office:value="78.978638009999997" table:style-name="ce1">
            <text:p>78.97863801</text:p>
          </table:table-cell>
          <table:table-cell office:value-type="float" office:value="137.32628974990001" table:style-name="ce1">
            <text:p>137.326289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93.115733294400002" table:style-name="ce1">
            <text:p>93.11573329</text:p>
          </table:table-cell>
          <table:table-cell office:value-type="float" office:value="92.1560397115" table:style-name="ce1">
            <text:p>92.15603971</text:p>
          </table:table-cell>
          <table:table-cell table:number-columns-repeated="16378"/>
        </table:table-row>
        <table:table-row table:style-name="ro1">
          <table:table-cell office:value-type="date" office:date-value="2003-12-01T00:00:00" table:style-name="ce2">
            <text:p>1/12/03</text:p>
          </table:table-cell>
          <table:table-cell office:value-type="float" office:value="70.310966141899996" table:style-name="ce1">
            <text:p>70.31096614</text:p>
          </table:table-cell>
          <table:table-cell office:value-type="float" office:value="114.84828496990001" table:style-name="ce1">
            <text:p>114.848285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88.871236458300004" table:style-name="ce1">
            <text:p>88.87123646</text:p>
          </table:table-cell>
          <table:table-cell office:value-type="float" office:value="79.893167796399993" table:style-name="ce1">
            <text:p>79.8931678</text:p>
          </table:table-cell>
          <table:table-cell table:number-columns-repeated="16378"/>
        </table:table-row>
        <table:table-row table:style-name="ro1">
          <table:table-cell office:value-type="date" office:date-value="2004-01-01T00:00:00" table:style-name="ce2">
            <text:p>1/1/04</text:p>
          </table:table-cell>
          <table:table-cell office:value-type="float" office:value="84.232587075400005" table:style-name="ce1">
            <text:p>84.23258708</text:p>
          </table:table-cell>
          <table:table-cell office:value-type="float" office:value="137.2465437299" table:style-name="ce1">
            <text:p>137.246543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12.7834645487" table:style-name="ce1">
            <text:p>112.7834645</text:p>
          </table:table-cell>
          <table:table-cell office:value-type="float" office:value="91.4230354229" table:style-name="ce1">
            <text:p>91.42303542</text:p>
          </table:table-cell>
          <table:table-cell table:number-columns-repeated="16378"/>
        </table:table-row>
        <table:table-row table:style-name="ro1">
          <table:table-cell office:value-type="date" office:date-value="2004-02-01T00:00:00" table:style-name="ce2">
            <text:p>1/2/04</text:p>
          </table:table-cell>
          <table:table-cell office:value-type="float" office:value="84.205706926299996" table:style-name="ce1">
            <text:p>84.20570693</text:p>
          </table:table-cell>
          <table:table-cell office:value-type="float" office:value="142.56329792989999" table:style-name="ce1">
            <text:p>142.563297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14.9648604408" table:style-name="ce1">
            <text:p>114.9648604</text:p>
          </table:table-cell>
          <table:table-cell office:value-type="float" office:value="86.614301416499998" table:style-name="ce1">
            <text:p>86.61430142</text:p>
          </table:table-cell>
          <table:table-cell table:number-columns-repeated="16378"/>
        </table:table-row>
        <table:table-row table:style-name="ro1">
          <table:table-cell office:value-type="date" office:date-value="2004-03-01T00:00:00" table:style-name="ce2">
            <text:p>1/3/04</text:p>
          </table:table-cell>
          <table:table-cell office:value-type="float" office:value="97.075632891699996" table:style-name="ce1">
            <text:p>97.07563289</text:p>
          </table:table-cell>
          <table:table-cell office:value-type="float" office:value="162.7027643399" table:style-name="ce1">
            <text:p>162.702764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34.05929302269999" table:style-name="ce1">
            <text:p>134.059293</text:p>
          </table:table-cell>
          <table:table-cell office:value-type="float" office:value="93.214252947399999" table:style-name="ce1">
            <text:p>93.21425295</text:p>
          </table:table-cell>
          <table:table-cell table:number-columns-repeated="16378"/>
        </table:table-row>
        <table:table-row table:style-name="ro1">
          <table:table-cell office:value-type="date" office:date-value="2004-04-01T00:00:00" table:style-name="ce2">
            <text:p>1/4/04</text:p>
          </table:table-cell>
          <table:table-cell office:value-type="float" office:value="94.7348647253" table:style-name="ce1">
            <text:p>94.73486473</text:p>
          </table:table-cell>
          <table:table-cell office:value-type="float" office:value="154.16476049990001" table:style-name="ce1">
            <text:p>154.1647605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20.03532293230001" table:style-name="ce1">
            <text:p>120.0353229</text:p>
          </table:table-cell>
          <table:table-cell office:value-type="float" office:value="84.721750717099994" table:style-name="ce1">
            <text:p>84.72175072</text:p>
          </table:table-cell>
          <table:table-cell table:number-columns-repeated="16378"/>
        </table:table-row>
        <table:table-row table:style-name="ro1">
          <table:table-cell office:value-type="date" office:date-value="2004-05-01T00:00:00" table:style-name="ce2">
            <text:p>1/5/04</text:p>
          </table:table-cell>
          <table:table-cell office:value-type="float" office:value="81.4569296409" table:style-name="ce1">
            <text:p>81.45692964</text:p>
          </table:table-cell>
          <table:table-cell office:value-type="float" office:value="140.3652817999" table:style-name="ce1">
            <text:p>140.3652818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93.638455578199995" table:style-name="ce1">
            <text:p>93.63845558</text:p>
          </table:table-cell>
          <table:table-cell office:value-type="float" office:value="74.575013129599995" table:style-name="ce1">
            <text:p>74.57501313</text:p>
          </table:table-cell>
          <table:table-cell table:number-columns-repeated="16378"/>
        </table:table-row>
        <table:table-row table:style-name="ro1">
          <table:table-cell office:value-type="date" office:date-value="2004-06-01T00:00:00" table:style-name="ce2">
            <text:p>1/6/04</text:p>
          </table:table-cell>
          <table:table-cell office:value-type="float" office:value="96.390850163699994" table:style-name="ce1">
            <text:p>96.39085016</text:p>
          </table:table-cell>
          <table:table-cell office:value-type="float" office:value="169.6803629899" table:style-name="ce1">
            <text:p>169.68036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26.2825842391" table:style-name="ce1">
            <text:p>126.2825842</text:p>
          </table:table-cell>
          <table:table-cell office:value-type="float" office:value="86.270078658200006" table:style-name="ce1">
            <text:p>86.27007866</text:p>
          </table:table-cell>
          <table:table-cell table:number-columns-repeated="16378"/>
        </table:table-row>
        <table:table-row table:style-name="ro1">
          <table:table-cell office:value-type="date" office:date-value="2004-07-01T00:00:00" table:style-name="ce2">
            <text:p>1/7/04</text:p>
          </table:table-cell>
          <table:table-cell office:value-type="float" office:value="88.931215598500003" table:style-name="ce1">
            <text:p>88.9312156</text:p>
          </table:table-cell>
          <table:table-cell office:value-type="float" office:value="149.69425725990001" table:style-name="ce1">
            <text:p>149.694257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09.7497670783" table:style-name="ce1">
            <text:p>109.7497671</text:p>
          </table:table-cell>
          <table:table-cell office:value-type="float" office:value="65.346689705700001" table:style-name="ce1">
            <text:p>65.34668971</text:p>
          </table:table-cell>
          <table:table-cell table:number-columns-repeated="16378"/>
        </table:table-row>
        <table:table-row table:style-name="ro1">
          <table:table-cell office:value-type="date" office:date-value="2004-08-01T00:00:00" table:style-name="ce2">
            <text:p>1/8/04</text:p>
          </table:table-cell>
          <table:table-cell office:value-type="float" office:value="47.439261913300001" table:style-name="ce1">
            <text:p>47.43926191</text:p>
          </table:table-cell>
          <table:table-cell office:value-type="float" office:value="71.918441460899999" table:style-name="ce1">
            <text:p>71.91844146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21.3483637229" table:style-name="ce1">
            <text:p>21.34836372</text:p>
          </table:table-cell>
          <table:table-cell office:value-type="float" office:value="53.787999336200002" table:style-name="ce1">
            <text:p>53.78799934</text:p>
          </table:table-cell>
          <table:table-cell table:number-columns-repeated="16378"/>
        </table:table-row>
        <table:table-row table:style-name="ro1">
          <table:table-cell office:value-type="date" office:date-value="2004-09-01T00:00:00" table:style-name="ce2">
            <text:p>1/9/04</text:p>
          </table:table-cell>
          <table:table-cell office:value-type="float" office:value="100.5584142189" table:style-name="ce1">
            <text:p>100.5584142</text:p>
          </table:table-cell>
          <table:table-cell office:value-type="float" office:value="166.33756469990001" table:style-name="ce1">
            <text:p>166.337564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16.5715267695" table:style-name="ce1">
            <text:p>116.5715268</text:p>
          </table:table-cell>
          <table:table-cell office:value-type="float" office:value="78.813441734799994" table:style-name="ce1">
            <text:p>78.81344173</text:p>
          </table:table-cell>
          <table:table-cell table:number-columns-repeated="16378"/>
        </table:table-row>
        <table:table-row table:style-name="ro1">
          <table:table-cell office:value-type="date" office:date-value="2004-10-01T00:00:00" table:style-name="ce2">
            <text:p>1/10/04</text:p>
          </table:table-cell>
          <table:table-cell office:value-type="float" office:value="96.281049755400005" table:style-name="ce1">
            <text:p>96.28104976</text:p>
          </table:table-cell>
          <table:table-cell office:value-type="float" office:value="162.37716622990001" table:style-name="ce1">
            <text:p>162.3771662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18.0220946715" table:style-name="ce1">
            <text:p>118.0220947</text:p>
          </table:table-cell>
          <table:table-cell office:value-type="float" office:value="85.561180588900001" table:style-name="ce1">
            <text:p>85.56118059</text:p>
          </table:table-cell>
          <table:table-cell table:number-columns-repeated="16378"/>
        </table:table-row>
        <table:table-row table:style-name="ro1">
          <table:table-cell office:value-type="date" office:date-value="2004-11-01T00:00:00" table:style-name="ce2">
            <text:p>1/11/04</text:p>
          </table:table-cell>
          <table:table-cell office:value-type="float" office:value="88.315947109899994" table:style-name="ce1">
            <text:p>88.31594711</text:p>
          </table:table-cell>
          <table:table-cell office:value-type="float" office:value="147.92020390990001" table:style-name="ce1">
            <text:p>147.920203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17.649680883" table:style-name="ce1">
            <text:p>117.6496809</text:p>
          </table:table-cell>
          <table:table-cell office:value-type="float" office:value="81.144398200300003" table:style-name="ce1">
            <text:p>81.1443982</text:p>
          </table:table-cell>
          <table:table-cell table:number-columns-repeated="16378"/>
        </table:table-row>
        <table:table-row table:style-name="ro1">
          <table:table-cell office:value-type="date" office:date-value="2004-12-01T00:00:00" table:style-name="ce2">
            <text:p>1/12/04</text:p>
          </table:table-cell>
          <table:table-cell office:value-type="float" office:value="73.102017156200006" table:style-name="ce1">
            <text:p>73.10201716</text:p>
          </table:table-cell>
          <table:table-cell office:value-type="float" office:value="124.82341798989999" table:style-name="ce1">
            <text:p>124.823418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99.824883000400007" table:style-name="ce1">
            <text:p>99.824883</text:p>
          </table:table-cell>
          <table:table-cell office:value-type="float" office:value="75.543499485699996" table:style-name="ce1">
            <text:p>75.54349949</text:p>
          </table:table-cell>
          <table:table-cell table:number-columns-repeated="16378"/>
        </table:table-row>
        <table:table-row table:style-name="ro1">
          <table:table-cell office:value-type="date" office:date-value="2005-01-01T00:00:00" table:style-name="ce2">
            <text:p>1/1/05</text:p>
          </table:table-cell>
          <table:table-cell office:value-type="float" office:value="82.786180858500003" table:style-name="ce1">
            <text:p>82.78618086</text:p>
          </table:table-cell>
          <table:table-cell office:value-type="float" office:value="146.4631760899" table:style-name="ce1">
            <text:p>146.4631761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32.80146941000001" table:style-name="ce1">
            <text:p>132.8014694</text:p>
          </table:table-cell>
          <table:table-cell office:value-type="float" office:value="83.241472594200005" table:style-name="ce1">
            <text:p>83.24147259</text:p>
          </table:table-cell>
          <table:table-cell table:number-columns-repeated="16378"/>
        </table:table-row>
        <table:table-row table:style-name="ro1">
          <table:table-cell office:value-type="date" office:date-value="2005-02-01T00:00:00" table:style-name="ce2">
            <text:p>1/2/05</text:p>
          </table:table-cell>
          <table:table-cell office:value-type="float" office:value="82.760647214100004" table:style-name="ce1">
            <text:p>82.76064721</text:p>
          </table:table-cell>
          <table:table-cell office:value-type="float" office:value="148.0391518799" table:style-name="ce1">
            <text:p>148.039151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26.0567242746" table:style-name="ce1">
            <text:p>126.0567243</text:p>
          </table:table-cell>
          <table:table-cell office:value-type="float" office:value="81.777988026299994" table:style-name="ce1">
            <text:p>81.77798803</text:p>
          </table:table-cell>
          <table:table-cell table:number-columns-repeated="16378"/>
        </table:table-row>
        <table:table-row table:style-name="ro1">
          <table:table-cell office:value-type="date" office:date-value="2005-03-01T00:00:00" table:style-name="ce2">
            <text:p>1/3/05</text:p>
          </table:table-cell>
          <table:table-cell office:value-type="float" office:value="88.195643798999996" table:style-name="ce1">
            <text:p>88.1956438</text:p>
          </table:table-cell>
          <table:table-cell office:value-type="float" office:value="158.6609392899" table:style-name="ce1">
            <text:p>158.660939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39.61565836619999" table:style-name="ce1">
            <text:p>139.6156584</text:p>
          </table:table-cell>
          <table:table-cell office:value-type="float" office:value="86.731375919800001" table:style-name="ce1">
            <text:p>86.73137592</text:p>
          </table:table-cell>
          <table:table-cell table:number-columns-repeated="16378"/>
        </table:table-row>
        <table:table-row table:style-name="ro1">
          <table:table-cell office:value-type="date" office:date-value="2005-04-01T00:00:00" table:style-name="ce2">
            <text:p>1/4/05</text:p>
          </table:table-cell>
          <table:table-cell office:value-type="float" office:value="93.158219461300007" table:style-name="ce1">
            <text:p>93.15821946</text:p>
          </table:table-cell>
          <table:table-cell office:value-type="float" office:value="161.32290145990001" table:style-name="ce1">
            <text:p>161.3229015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20.6953514968" table:style-name="ce1">
            <text:p>120.6953515</text:p>
          </table:table-cell>
          <table:table-cell office:value-type="float" office:value="81.822606280000002" table:style-name="ce1">
            <text:p>81.82260628</text:p>
          </table:table-cell>
          <table:table-cell table:number-columns-repeated="16378"/>
        </table:table-row>
        <table:table-row table:style-name="ro1">
          <table:table-cell office:value-type="date" office:date-value="2005-05-01T00:00:00" table:style-name="ce2">
            <text:p>1/5/05</text:p>
          </table:table-cell>
          <table:table-cell office:value-type="float" office:value="88.312159807200004" table:style-name="ce1">
            <text:p>88.31215981</text:p>
          </table:table-cell>
          <table:table-cell office:value-type="float" office:value="151.02693818989999" table:style-name="ce1">
            <text:p>151.0269382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17.96978294749999" table:style-name="ce1">
            <text:p>117.9697829</text:p>
          </table:table-cell>
          <table:table-cell office:value-type="float" office:value="73.982110233" table:style-name="ce1">
            <text:p>73.98211023</text:p>
          </table:table-cell>
          <table:table-cell table:number-columns-repeated="16378"/>
        </table:table-row>
        <table:table-row table:style-name="ro1">
          <table:table-cell office:value-type="date" office:date-value="2005-06-01T00:00:00" table:style-name="ce2">
            <text:p>1/6/05</text:p>
          </table:table-cell>
          <table:table-cell office:value-type="float" office:value="95.402386846699997" table:style-name="ce1">
            <text:p>95.40238685</text:p>
          </table:table-cell>
          <table:table-cell office:value-type="float" office:value="166.68871500989999" table:style-name="ce1">
            <text:p>166.688715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36.60026892089999" table:style-name="ce1">
            <text:p>136.6002689</text:p>
          </table:table-cell>
          <table:table-cell office:value-type="float" office:value="81.372154649699993" table:style-name="ce1">
            <text:p>81.37215465</text:p>
          </table:table-cell>
          <table:table-cell table:number-columns-repeated="16378"/>
        </table:table-row>
        <table:table-row table:style-name="ro1">
          <table:table-cell office:value-type="date" office:date-value="2005-07-01T00:00:00" table:style-name="ce2">
            <text:p>1/7/05</text:p>
          </table:table-cell>
          <table:table-cell office:value-type="float" office:value="76.918479463899999" table:style-name="ce1">
            <text:p>76.91847946</text:p>
          </table:table-cell>
          <table:table-cell office:value-type="float" office:value="133.3680100999" table:style-name="ce1">
            <text:p>133.3680101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17.6376338923" table:style-name="ce1">
            <text:p>117.6376339</text:p>
          </table:table-cell>
          <table:table-cell office:value-type="float" office:value="68.301149581299995" table:style-name="ce1">
            <text:p>68.30114958</text:p>
          </table:table-cell>
          <table:table-cell table:number-columns-repeated="16378"/>
        </table:table-row>
        <table:table-row table:style-name="ro1">
          <table:table-cell office:value-type="date" office:date-value="2005-08-01T00:00:00" table:style-name="ce2">
            <text:p>1/8/05</text:p>
          </table:table-cell>
          <table:table-cell office:value-type="float" office:value="51.435218017499999" table:style-name="ce1">
            <text:p>51.43521802</text:p>
          </table:table-cell>
          <table:table-cell office:value-type="float" office:value="68.9357087339" table:style-name="ce1">
            <text:p>68.9357087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23.213087987600002" table:style-name="ce1">
            <text:p>23.21308799</text:p>
          </table:table-cell>
          <table:table-cell office:value-type="float" office:value="37.526991154500003" table:style-name="ce1">
            <text:p>37.52699115</text:p>
          </table:table-cell>
          <table:table-cell table:number-columns-repeated="16378"/>
        </table:table-row>
        <table:table-row table:style-name="ro1">
          <table:table-cell office:value-type="date" office:date-value="2005-09-01T00:00:00" table:style-name="ce2">
            <text:p>1/9/05</text:p>
          </table:table-cell>
          <table:table-cell office:value-type="float" office:value="100.3543072888" table:style-name="ce1">
            <text:p>100.3543073</text:p>
          </table:table-cell>
          <table:table-cell office:value-type="float" office:value="164.2476718799" table:style-name="ce1">
            <text:p>164.247671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25.71930983030001" table:style-name="ce1">
            <text:p>125.7193098</text:p>
          </table:table-cell>
          <table:table-cell office:value-type="float" office:value="68.393443087400001" table:style-name="ce1">
            <text:p>68.39344309</text:p>
          </table:table-cell>
          <table:table-cell table:number-columns-repeated="16378"/>
        </table:table-row>
        <table:table-row table:style-name="ro1">
          <table:table-cell office:value-type="date" office:date-value="2005-10-01T00:00:00" table:style-name="ce2">
            <text:p>1/10/05</text:p>
          </table:table-cell>
          <table:table-cell office:value-type="float" office:value="82.498991031700001" table:style-name="ce1">
            <text:p>82.49899103</text:p>
          </table:table-cell>
          <table:table-cell office:value-type="float" office:value="141.57167170989999" table:style-name="ce1">
            <text:p>141.571671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21.9291781485" table:style-name="ce1">
            <text:p>121.9291781</text:p>
          </table:table-cell>
          <table:table-cell office:value-type="float" office:value="73.336683978400004" table:style-name="ce1">
            <text:p>73.33668398</text:p>
          </table:table-cell>
          <table:table-cell table:number-columns-repeated="16378"/>
        </table:table-row>
        <table:table-row table:style-name="ro1">
          <table:table-cell office:value-type="date" office:date-value="2005-11-01T00:00:00" table:style-name="ce2">
            <text:p>1/11/05</text:p>
          </table:table-cell>
          <table:table-cell office:value-type="float" office:value="86.135426637500004" table:style-name="ce1">
            <text:p>86.13542664</text:p>
          </table:table-cell>
          <table:table-cell office:value-type="float" office:value="142.64630615990001" table:style-name="ce1">
            <text:p>142.6463062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29.35327309670001" table:style-name="ce1">
            <text:p>129.3532731</text:p>
          </table:table-cell>
          <table:table-cell office:value-type="float" office:value="73.796369355500005" table:style-name="ce1">
            <text:p>73.79636936</text:p>
          </table:table-cell>
          <table:table-cell table:number-columns-repeated="16378"/>
        </table:table-row>
        <table:table-row table:style-name="ro1">
          <table:table-cell office:value-type="date" office:date-value="2005-12-01T00:00:00" table:style-name="ce2">
            <text:p>1/12/05</text:p>
          </table:table-cell>
          <table:table-cell office:value-type="float" office:value="66.897393593100006" table:style-name="ce1">
            <text:p>66.89739359</text:p>
          </table:table-cell>
          <table:table-cell office:value-type="float" office:value="108.7984769599" table:style-name="ce1">
            <text:p>108.79847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06.8869159589" table:style-name="ce1">
            <text:p>106.886916</text:p>
          </table:table-cell>
          <table:table-cell office:value-type="float" office:value="61.610109098499997" table:style-name="ce1">
            <text:p>61.6101091</text:p>
          </table:table-cell>
          <table:table-cell table:number-columns-repeated="16378"/>
        </table:table-row>
        <table:table-row table:style-name="ro1">
          <table:table-cell office:value-type="date" office:date-value="2006-01-01T00:00:00" table:style-name="ce2">
            <text:p>1/1/06</text:p>
          </table:table-cell>
          <table:table-cell office:value-type="float" office:value="80.880839406299998" table:style-name="ce1">
            <text:p>80.88083941</text:p>
          </table:table-cell>
          <table:table-cell office:value-type="float" office:value="136.8814528799" table:style-name="ce1">
            <text:p>136.881452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38.81214456399999" table:style-name="ce1">
            <text:p>138.8121446</text:p>
          </table:table-cell>
          <table:table-cell office:value-type="float" office:value="68.234622568000006" table:style-name="ce1">
            <text:p>68.23462257</text:p>
          </table:table-cell>
          <table:table-cell table:number-columns-repeated="16378"/>
        </table:table-row>
        <table:table-row table:style-name="ro1">
          <table:table-cell office:value-type="date" office:date-value="2006-02-01T00:00:00" table:style-name="ce2">
            <text:p>1/2/06</text:p>
          </table:table-cell>
          <table:table-cell office:value-type="float" office:value="71.407349631499997" table:style-name="ce1">
            <text:p>71.40734963</text:p>
          </table:table-cell>
          <table:table-cell office:value-type="float" office:value="130.16856230990001" table:style-name="ce1">
            <text:p>130.168562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31.46776517929999" table:style-name="ce1">
            <text:p>131.4677652</text:p>
          </table:table-cell>
          <table:table-cell office:value-type="float" office:value="65.279677900300001" table:style-name="ce1">
            <text:p>65.2796779</text:p>
          </table:table-cell>
          <table:table-cell table:number-columns-repeated="16378"/>
        </table:table-row>
        <table:table-row table:style-name="ro1">
          <table:table-cell office:value-type="date" office:date-value="2006-03-01T00:00:00" table:style-name="ce2">
            <text:p>1/3/06</text:p>
          </table:table-cell>
          <table:table-cell office:value-type="float" office:value="85.015854122600004" table:style-name="ce1">
            <text:p>85.01585412</text:p>
          </table:table-cell>
          <table:table-cell office:value-type="float" office:value="150.71868851990001" table:style-name="ce1">
            <text:p>150.7186885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51.05212880240001" table:style-name="ce1">
            <text:p>151.0521288</text:p>
          </table:table-cell>
          <table:table-cell office:value-type="float" office:value="81.901813170200001" table:style-name="ce1">
            <text:p>81.90181317</text:p>
          </table:table-cell>
          <table:table-cell table:number-columns-repeated="16378"/>
        </table:table-row>
        <table:table-row table:style-name="ro1">
          <table:table-cell office:value-type="date" office:date-value="2006-04-01T00:00:00" table:style-name="ce2">
            <text:p>1/4/06</text:p>
          </table:table-cell>
          <table:table-cell office:value-type="float" office:value="74.209729944100005" table:style-name="ce1">
            <text:p>74.20972994</text:p>
          </table:table-cell>
          <table:table-cell office:value-type="float" office:value="134.7023021899" table:style-name="ce1">
            <text:p>134.7023022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25.4263544131" table:style-name="ce1">
            <text:p>125.4263544</text:p>
          </table:table-cell>
          <table:table-cell office:value-type="float" office:value="65.080994082900006" table:style-name="ce1">
            <text:p>65.08099408</text:p>
          </table:table-cell>
          <table:table-cell table:number-columns-repeated="16378"/>
        </table:table-row>
        <table:table-row table:style-name="ro1">
          <table:table-cell office:value-type="date" office:date-value="2006-05-01T00:00:00" table:style-name="ce2">
            <text:p>1/5/06</text:p>
          </table:table-cell>
          <table:table-cell office:value-type="float" office:value="77.661501620600006" table:style-name="ce1">
            <text:p>77.66150162</text:p>
          </table:table-cell>
          <table:table-cell office:value-type="float" office:value="141.10078768989999" table:style-name="ce1">
            <text:p>141.100787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13.5585745961" table:style-name="ce1">
            <text:p>113.5585746</text:p>
          </table:table-cell>
          <table:table-cell office:value-type="float" office:value="70.559889444000007" table:style-name="ce1">
            <text:p>70.55988944</text:p>
          </table:table-cell>
          <table:table-cell table:number-columns-repeated="16378"/>
        </table:table-row>
        <table:table-row table:style-name="ro1">
          <table:table-cell office:value-type="date" office:date-value="2006-06-01T00:00:00" table:style-name="ce2">
            <text:p>1/6/06</text:p>
          </table:table-cell>
          <table:table-cell office:value-type="float" office:value="84.132653055099993" table:style-name="ce1">
            <text:p>84.13265306</text:p>
          </table:table-cell>
          <table:table-cell office:value-type="float" office:value="151.75273434990001" table:style-name="ce1">
            <text:p>151.752734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31.52673283409999" table:style-name="ce1">
            <text:p>131.5267328</text:p>
          </table:table-cell>
          <table:table-cell office:value-type="float" office:value="78.904887837499999" table:style-name="ce1">
            <text:p>78.90488784</text:p>
          </table:table-cell>
          <table:table-cell table:number-columns-repeated="16378"/>
        </table:table-row>
        <table:table-row table:style-name="ro1">
          <table:table-cell office:value-type="date" office:date-value="2006-07-01T00:00:00" table:style-name="ce2">
            <text:p>1/7/06</text:p>
          </table:table-cell>
          <table:table-cell office:value-type="float" office:value="65.077636514899993" table:style-name="ce1">
            <text:p>65.07763651</text:p>
          </table:table-cell>
          <table:table-cell office:value-type="float" office:value="121.1795151899" table:style-name="ce1">
            <text:p>121.1795152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20.9102084963" table:style-name="ce1">
            <text:p>120.9102085</text:p>
          </table:table-cell>
          <table:table-cell office:value-type="float" office:value="69.193839148500004" table:style-name="ce1">
            <text:p>69.19383915</text:p>
          </table:table-cell>
          <table:table-cell table:number-columns-repeated="16378"/>
        </table:table-row>
        <table:table-row table:style-name="ro1">
          <table:table-cell office:value-type="date" office:date-value="2006-08-01T00:00:00" table:style-name="ce2">
            <text:p>1/8/06</text:p>
          </table:table-cell>
          <table:table-cell office:value-type="float" office:value="46.420553010699997" table:style-name="ce1">
            <text:p>46.42055301</text:p>
          </table:table-cell>
          <table:table-cell office:value-type="float" office:value="68.438239309899998" table:style-name="ce1">
            <text:p>68.43823931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23.541306088100001" table:style-name="ce1">
            <text:p>23.54130609</text:p>
          </table:table-cell>
          <table:table-cell office:value-type="float" office:value="38.337454580699998" table:style-name="ce1">
            <text:p>38.33745458</text:p>
          </table:table-cell>
          <table:table-cell table:number-columns-repeated="16378"/>
        </table:table-row>
        <table:table-row table:style-name="ro1">
          <table:table-cell office:value-type="date" office:date-value="2006-09-01T00:00:00" table:style-name="ce2">
            <text:p>1/9/06</text:p>
          </table:table-cell>
          <table:table-cell office:value-type="float" office:value="79.329416133999999" table:style-name="ce1">
            <text:p>79.32941613</text:p>
          </table:table-cell>
          <table:table-cell office:value-type="float" office:value="145.5445208399" table:style-name="ce1">
            <text:p>145.5445208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21.60730972109999" table:style-name="ce1">
            <text:p>121.6073097</text:p>
          </table:table-cell>
          <table:table-cell office:value-type="float" office:value="75.500721698600003" table:style-name="ce1">
            <text:p>75.5007217</text:p>
          </table:table-cell>
          <table:table-cell table:number-columns-repeated="16378"/>
        </table:table-row>
        <table:table-row table:style-name="ro1">
          <table:table-cell office:value-type="date" office:date-value="2006-10-01T00:00:00" table:style-name="ce2">
            <text:p>1/10/06</text:p>
          </table:table-cell>
          <table:table-cell office:value-type="float" office:value="78.177772285299994" table:style-name="ce1">
            <text:p>78.17777229</text:p>
          </table:table-cell>
          <table:table-cell office:value-type="float" office:value="137.59036357990001" table:style-name="ce1">
            <text:p>137.5903636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37.3461422476" table:style-name="ce1">
            <text:p>137.3461422</text:p>
          </table:table-cell>
          <table:table-cell office:value-type="float" office:value="84.193206044099995" table:style-name="ce1">
            <text:p>84.19320604</text:p>
          </table:table-cell>
          <table:table-cell table:number-columns-repeated="16378"/>
        </table:table-row>
        <table:table-row table:style-name="ro1">
          <table:table-cell office:value-type="date" office:date-value="2006-11-01T00:00:00" table:style-name="ce2">
            <text:p>1/11/06</text:p>
          </table:table-cell>
          <table:table-cell office:value-type="float" office:value="74.462013842000005" table:style-name="ce1">
            <text:p>74.46201384</text:p>
          </table:table-cell>
          <table:table-cell office:value-type="float" office:value="132.33126170989999" table:style-name="ce1">
            <text:p>132.331261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29.68768483619999" table:style-name="ce1">
            <text:p>129.6876848</text:p>
          </table:table-cell>
          <table:table-cell office:value-type="float" office:value="79.939004767900002" table:style-name="ce1">
            <text:p>79.93900477</text:p>
          </table:table-cell>
          <table:table-cell table:number-columns-repeated="16378"/>
        </table:table-row>
        <table:table-row table:style-name="ro1">
          <table:table-cell office:value-type="date" office:date-value="2006-12-01T00:00:00" table:style-name="ce2">
            <text:p>1/12/06</text:p>
          </table:table-cell>
          <table:table-cell office:value-type="float" office:value="55.330307619999999" table:style-name="ce1">
            <text:p>55.33030762</text:p>
          </table:table-cell>
          <table:table-cell office:value-type="float" office:value="97.450601958899995" table:style-name="ce1">
            <text:p>97.45060196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04.6733422042" table:style-name="ce1">
            <text:p>104.6733422</text:p>
          </table:table-cell>
          <table:table-cell office:value-type="float" office:value="67.957375003600006" table:style-name="ce1">
            <text:p>67.957375</text:p>
          </table:table-cell>
          <table:table-cell table:number-columns-repeated="16378"/>
        </table:table-row>
        <table:table-row table:style-name="ro1">
          <table:table-cell office:value-type="date" office:date-value="2007-01-01T00:00:00" table:style-name="ce2">
            <text:p>1/1/07</text:p>
          </table:table-cell>
          <table:table-cell office:value-type="float" office:value="65.851803715800003" table:style-name="ce1">
            <text:p>65.85180372</text:p>
          </table:table-cell>
          <table:table-cell office:value-type="float" office:value="134.0413267699" table:style-name="ce1">
            <text:p>134.0413268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41.3583186102" table:style-name="ce1">
            <text:p>141.3583186</text:p>
          </table:table-cell>
          <table:table-cell office:value-type="float" office:value="86.926393396799995" table:style-name="ce1">
            <text:p>86.9263934</text:p>
          </table:table-cell>
          <table:table-cell table:number-columns-repeated="16378"/>
        </table:table-row>
        <table:table-row table:style-name="ro1">
          <table:table-cell office:value-type="date" office:date-value="2007-02-01T00:00:00" table:style-name="ce2">
            <text:p>1/2/07</text:p>
          </table:table-cell>
          <table:table-cell office:value-type="float" office:value="69.710261947999996" table:style-name="ce1">
            <text:p>69.71026195</text:p>
          </table:table-cell>
          <table:table-cell office:value-type="float" office:value="137.88439186990001" table:style-name="ce1">
            <text:p>137.884391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39.9198529544" table:style-name="ce1">
            <text:p>139.919853</text:p>
          </table:table-cell>
          <table:table-cell office:value-type="float" office:value="86.127352987999998" table:style-name="ce1">
            <text:p>86.12735299</text:p>
          </table:table-cell>
          <table:table-cell table:number-columns-repeated="16378"/>
        </table:table-row>
        <table:table-row table:style-name="ro1">
          <table:table-cell office:value-type="date" office:date-value="2007-03-01T00:00:00" table:style-name="ce2">
            <text:p>1/3/07</text:p>
          </table:table-cell>
          <table:table-cell office:value-type="float" office:value="84.800896312000006" table:style-name="ce1">
            <text:p>84.80089631</text:p>
          </table:table-cell>
          <table:table-cell office:value-type="float" office:value="153.30011084989999" table:style-name="ce1">
            <text:p>153.3001108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58.7018049317" table:style-name="ce1">
            <text:p>158.7018049</text:p>
          </table:table-cell>
          <table:table-cell office:value-type="float" office:value="93.568525009499993" table:style-name="ce1">
            <text:p>93.56852501</text:p>
          </table:table-cell>
          <table:table-cell table:number-columns-repeated="16378"/>
        </table:table-row>
        <table:table-row table:style-name="ro1">
          <table:table-cell office:value-type="date" office:date-value="2007-04-01T00:00:00" table:style-name="ce2">
            <text:p>1/4/07</text:p>
          </table:table-cell>
          <table:table-cell office:value-type="float" office:value="76.901970126199998" table:style-name="ce1">
            <text:p>76.90197013</text:p>
          </table:table-cell>
          <table:table-cell office:value-type="float" office:value="140.1677740399" table:style-name="ce1">
            <text:p>140.167774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24.7831454371" table:style-name="ce1">
            <text:p>124.7831454</text:p>
          </table:table-cell>
          <table:table-cell office:value-type="float" office:value="76.190446463300006" table:style-name="ce1">
            <text:p>76.19044646</text:p>
          </table:table-cell>
          <table:table-cell table:number-columns-repeated="16378"/>
        </table:table-row>
        <table:table-row table:style-name="ro1">
          <table:table-cell office:value-type="date" office:date-value="2007-05-01T00:00:00" table:style-name="ce2">
            <text:p>1/5/07</text:p>
          </table:table-cell>
          <table:table-cell office:value-type="float" office:value="76.213419083600002" table:style-name="ce1">
            <text:p>76.21341908</text:p>
          </table:table-cell>
          <table:table-cell office:value-type="float" office:value="136.6182898799" table:style-name="ce1">
            <text:p>136.618289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24.80279196790001" table:style-name="ce1">
            <text:p>124.802792</text:p>
          </table:table-cell>
          <table:table-cell office:value-type="float" office:value="82.310173808900004" table:style-name="ce1">
            <text:p>82.31017381</text:p>
          </table:table-cell>
          <table:table-cell table:number-columns-repeated="16378"/>
        </table:table-row>
        <table:table-row table:style-name="ro1">
          <table:table-cell office:value-type="date" office:date-value="2007-06-01T00:00:00" table:style-name="ce2">
            <text:p>1/6/07</text:p>
          </table:table-cell>
          <table:table-cell office:value-type="float" office:value="82.999069377599994" table:style-name="ce1">
            <text:p>82.99906938</text:p>
          </table:table-cell>
          <table:table-cell office:value-type="float" office:value="147.07321908989999" table:style-name="ce1">
            <text:p>147.0732191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51.05811777860001" table:style-name="ce1">
            <text:p>151.0581178</text:p>
          </table:table-cell>
          <table:table-cell office:value-type="float" office:value="87.820997041300004" table:style-name="ce1">
            <text:p>87.82099704</text:p>
          </table:table-cell>
          <table:table-cell table:number-columns-repeated="16378"/>
        </table:table-row>
        <table:table-row table:style-name="ro1">
          <table:table-cell office:value-type="date" office:date-value="2007-07-01T00:00:00" table:style-name="ce2">
            <text:p>1/7/07</text:p>
          </table:table-cell>
          <table:table-cell office:value-type="float" office:value="72.942828668700002" table:style-name="ce1">
            <text:p>72.94282867</text:p>
          </table:table-cell>
          <table:table-cell office:value-type="float" office:value="130.57388282989999" table:style-name="ce1">
            <text:p>130.5738828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41.4540457402" table:style-name="ce1">
            <text:p>141.4540457</text:p>
          </table:table-cell>
          <table:table-cell office:value-type="float" office:value="75.878812922799995" table:style-name="ce1">
            <text:p>75.87881292</text:p>
          </table:table-cell>
          <table:table-cell table:number-columns-repeated="16378"/>
        </table:table-row>
        <table:table-row table:style-name="ro1">
          <table:table-cell office:value-type="date" office:date-value="2007-08-01T00:00:00" table:style-name="ce2">
            <text:p>1/8/07</text:p>
          </table:table-cell>
          <table:table-cell office:value-type="float" office:value="47.389311208199999" table:style-name="ce1">
            <text:p>47.38931121</text:p>
          </table:table-cell>
          <table:table-cell office:value-type="float" office:value="72.090017140900002" table:style-name="ce1">
            <text:p>72.09001714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40.907805505600003" table:style-name="ce1">
            <text:p>40.90780551</text:p>
          </table:table-cell>
          <table:table-cell office:value-type="float" office:value="47.993192279600002" table:style-name="ce1">
            <text:p>47.99319228</text:p>
          </table:table-cell>
          <table:table-cell table:number-columns-repeated="16378"/>
        </table:table-row>
        <table:table-row table:style-name="ro1">
          <table:table-cell office:value-type="date" office:date-value="2007-09-01T00:00:00" table:style-name="ce2">
            <text:p>1/9/07</text:p>
          </table:table-cell>
          <table:table-cell office:value-type="float" office:value="80.102119186400003" table:style-name="ce1">
            <text:p>80.10211919</text:p>
          </table:table-cell>
          <table:table-cell office:value-type="float" office:value="137.67379909990001" table:style-name="ce1">
            <text:p>137.6737991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33.99892446539999" table:style-name="ce1">
            <text:p>133.9989245</text:p>
          </table:table-cell>
          <table:table-cell office:value-type="float" office:value="87.799730907799997" table:style-name="ce1">
            <text:p>87.79973091</text:p>
          </table:table-cell>
          <table:table-cell table:number-columns-repeated="16378"/>
        </table:table-row>
        <table:table-row table:style-name="ro1">
          <table:table-cell office:value-type="date" office:date-value="2007-10-01T00:00:00" table:style-name="ce2">
            <text:p>1/10/07</text:p>
          </table:table-cell>
          <table:table-cell office:value-type="float" office:value="87.481316807200002" table:style-name="ce1">
            <text:p>87.48131681</text:p>
          </table:table-cell>
          <table:table-cell office:value-type="float" office:value="148.6308573199" table:style-name="ce1">
            <text:p>148.630857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59.1273623749" table:style-name="ce1">
            <text:p>159.1273624</text:p>
          </table:table-cell>
          <table:table-cell office:value-type="float" office:value="95.744627621000006" table:style-name="ce1">
            <text:p>95.74462762</text:p>
          </table:table-cell>
          <table:table-cell table:number-columns-repeated="16378"/>
        </table:table-row>
        <table:table-row table:style-name="ro1">
          <table:table-cell office:value-type="date" office:date-value="2007-11-01T00:00:00" table:style-name="ce2">
            <text:p>1/11/07</text:p>
          </table:table-cell>
          <table:table-cell office:value-type="float" office:value="79.288168588700003" table:style-name="ce1">
            <text:p>79.28816859</text:p>
          </table:table-cell>
          <table:table-cell office:value-type="float" office:value="137.17572793990001" table:style-name="ce1">
            <text:p>137.175727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47.08062887349999" table:style-name="ce1">
            <text:p>147.0806289</text:p>
          </table:table-cell>
          <table:table-cell office:value-type="float" office:value="83.571057717900004" table:style-name="ce1">
            <text:p>83.57105772</text:p>
          </table:table-cell>
          <table:table-cell table:number-columns-repeated="16378"/>
        </table:table-row>
        <table:table-row table:style-name="ro1">
          <table:table-cell office:value-type="date" office:date-value="2007-12-01T00:00:00" table:style-name="ce2">
            <text:p>1/12/07</text:p>
          </table:table-cell>
          <table:table-cell office:value-type="float" office:value="62.087447263900003" table:style-name="ce1">
            <text:p>62.08744726</text:p>
          </table:table-cell>
          <table:table-cell office:value-type="float" office:value="104.1041200799" table:style-name="ce1">
            <text:p>104.1041201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14.98744065290001" table:style-name="ce1">
            <text:p>114.9874407</text:p>
          </table:table-cell>
          <table:table-cell office:value-type="float" office:value="79.804928864000004" table:style-name="ce1">
            <text:p>79.80492886</text:p>
          </table:table-cell>
          <table:table-cell table:number-columns-repeated="16378"/>
        </table:table-row>
        <table:table-row table:style-name="ro1">
          <table:table-cell office:value-type="date" office:date-value="2008-01-01T00:00:00" table:style-name="ce2">
            <text:p>1/1/08</text:p>
          </table:table-cell>
          <table:table-cell office:value-type="float" office:value="72.020053486500004" table:style-name="ce1">
            <text:p>72.02005349</text:p>
          </table:table-cell>
          <table:table-cell office:value-type="float" office:value="137.0604636699" table:style-name="ce1">
            <text:p>137.060463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51.98247563530001" table:style-name="ce1">
            <text:p>151.9824756</text:p>
          </table:table-cell>
          <table:table-cell office:value-type="float" office:value="93.667870709499994" table:style-name="ce1">
            <text:p>93.66787071</text:p>
          </table:table-cell>
          <table:table-cell table:number-columns-repeated="16378"/>
        </table:table-row>
        <table:table-row table:style-name="ro1">
          <table:table-cell office:value-type="date" office:date-value="2008-02-01T00:00:00" table:style-name="ce2">
            <text:p>1/2/08</text:p>
          </table:table-cell>
          <table:table-cell office:value-type="float" office:value="75.305056703899993" table:style-name="ce1">
            <text:p>75.3050567</text:p>
          </table:table-cell>
          <table:table-cell office:value-type="float" office:value="141.05154994989999" table:style-name="ce1">
            <text:p>141.051549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53.9471882247" table:style-name="ce1">
            <text:p>153.9471882</text:p>
          </table:table-cell>
          <table:table-cell office:value-type="float" office:value="99.246198195399998" table:style-name="ce1">
            <text:p>99.2461982</text:p>
          </table:table-cell>
          <table:table-cell table:number-columns-repeated="16378"/>
        </table:table-row>
        <table:table-row table:style-name="ro1">
          <table:table-cell office:value-type="date" office:date-value="2008-03-01T00:00:00" table:style-name="ce2">
            <text:p>1/3/08</text:p>
          </table:table-cell>
          <table:table-cell office:value-type="float" office:value="74.176603531699996" table:style-name="ce1">
            <text:p>74.17660353</text:p>
          </table:table-cell>
          <table:table-cell office:value-type="float" office:value="134.6780160799" table:style-name="ce1">
            <text:p>134.6780161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50.88797265599999" table:style-name="ce1">
            <text:p>150.8879727</text:p>
          </table:table-cell>
          <table:table-cell office:value-type="float" office:value="102.06730259850001" table:style-name="ce1">
            <text:p>102.0673026</text:p>
          </table:table-cell>
          <table:table-cell table:number-columns-repeated="16378"/>
        </table:table-row>
        <table:table-row table:style-name="ro1">
          <table:table-cell office:value-type="date" office:date-value="2008-04-01T00:00:00" table:style-name="ce2">
            <text:p>1/4/08</text:p>
          </table:table-cell>
          <table:table-cell office:value-type="float" office:value="84.868420927499997" table:style-name="ce1">
            <text:p>84.86842093</text:p>
          </table:table-cell>
          <table:table-cell office:value-type="float" office:value="151.3585965799" table:style-name="ce1">
            <text:p>151.3585966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53.23722663999999" table:style-name="ce1">
            <text:p>153.2372266</text:p>
          </table:table-cell>
          <table:table-cell office:value-type="float" office:value="92.855553508300005" table:style-name="ce1">
            <text:p>92.85555351</text:p>
          </table:table-cell>
          <table:table-cell table:number-columns-repeated="16378"/>
        </table:table-row>
        <table:table-row table:style-name="ro1">
          <table:table-cell office:value-type="date" office:date-value="2008-05-01T00:00:00" table:style-name="ce2">
            <text:p>1/5/08</text:p>
          </table:table-cell>
          <table:table-cell office:value-type="float" office:value="72.344933889900005" table:style-name="ce1">
            <text:p>72.34493389</text:p>
          </table:table-cell>
          <table:table-cell office:value-type="float" office:value="122.8033522299" table:style-name="ce1">
            <text:p>122.8033522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26.9343399155" table:style-name="ce1">
            <text:p>126.9343399</text:p>
          </table:table-cell>
          <table:table-cell office:value-type="float" office:value="79.972241782799998" table:style-name="ce1">
            <text:p>79.97224178</text:p>
          </table:table-cell>
          <table:table-cell table:number-columns-repeated="16378"/>
        </table:table-row>
        <table:table-row table:style-name="ro1">
          <table:table-cell office:value-type="date" office:date-value="2008-06-01T00:00:00" table:style-name="ce2">
            <text:p>1/6/08</text:p>
          </table:table-cell>
          <table:table-cell office:value-type="float" office:value="77.946134244000007" table:style-name="ce1">
            <text:p>77.94613424</text:p>
          </table:table-cell>
          <table:table-cell office:value-type="float" office:value="136.1868860699" table:style-name="ce1">
            <text:p>136.1868861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43.80711761559999" table:style-name="ce1">
            <text:p>143.8071176</text:p>
          </table:table-cell>
          <table:table-cell office:value-type="float" office:value="96.044408557599994" table:style-name="ce1">
            <text:p>96.04440856</text:p>
          </table:table-cell>
          <table:table-cell table:number-columns-repeated="16378"/>
        </table:table-row>
        <table:table-row table:style-name="ro1">
          <table:table-cell office:value-type="date" office:date-value="2008-07-01T00:00:00" table:style-name="ce2">
            <text:p>1/7/08</text:p>
          </table:table-cell>
          <table:table-cell office:value-type="float" office:value="76.9306471286" table:style-name="ce1">
            <text:p>76.93064713</text:p>
          </table:table-cell>
          <table:table-cell office:value-type="float" office:value="131.0858626099" table:style-name="ce1">
            <text:p>131.0858626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42.22924850589999" table:style-name="ce1">
            <text:p>142.2292485</text:p>
          </table:table-cell>
          <table:table-cell office:value-type="float" office:value="76.178729515699999" table:style-name="ce1">
            <text:p>76.17872952</text:p>
          </table:table-cell>
          <table:table-cell table:number-columns-repeated="16378"/>
        </table:table-row>
        <table:table-row table:style-name="ro1">
          <table:table-cell office:value-type="date" office:date-value="2008-08-01T00:00:00" table:style-name="ce2">
            <text:p>1/8/08</text:p>
          </table:table-cell>
          <table:table-cell office:value-type="float" office:value="37.318879775200003" table:style-name="ce1">
            <text:p>37.31887978</text:p>
          </table:table-cell>
          <table:table-cell office:value-type="float" office:value="57.823693423000002" table:style-name="ce1">
            <text:p>57.82369342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39.436962932500002" table:style-name="ce1">
            <text:p>39.43696293</text:p>
          </table:table-cell>
          <table:table-cell office:value-type="float" office:value="51.409140178800001" table:style-name="ce1">
            <text:p>51.40914018</text:p>
          </table:table-cell>
          <table:table-cell table:number-columns-repeated="16378"/>
        </table:table-row>
        <table:table-row table:style-name="ro1">
          <table:table-cell office:value-type="date" office:date-value="2008-09-01T00:00:00" table:style-name="ce2">
            <text:p>1/9/08</text:p>
          </table:table-cell>
          <table:table-cell office:value-type="float" office:value="75.567619362200006" table:style-name="ce1">
            <text:p>75.56761936</text:p>
          </table:table-cell>
          <table:table-cell office:value-type="float" office:value="127.3521089099" table:style-name="ce1">
            <text:p>127.3521089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43.3391560755" table:style-name="ce1">
            <text:p>143.3391561</text:p>
          </table:table-cell>
          <table:table-cell office:value-type="float" office:value="95.528545900400005" table:style-name="ce1">
            <text:p>95.5285459</text:p>
          </table:table-cell>
          <table:table-cell table:number-columns-repeated="16378"/>
        </table:table-row>
        <table:table-row table:style-name="ro1">
          <table:table-cell office:value-type="date" office:date-value="2008-10-01T00:00:00" table:style-name="ce2">
            <text:p>1/10/08</text:p>
          </table:table-cell>
          <table:table-cell office:value-type="float" office:value="66.354856590699995" table:style-name="ce1">
            <text:p>66.35485659</text:p>
          </table:table-cell>
          <table:table-cell office:value-type="float" office:value="113.26164174989999" table:style-name="ce1">
            <text:p>113.261641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31.0901542682" table:style-name="ce1">
            <text:p>131.0901543</text:p>
          </table:table-cell>
          <table:table-cell office:value-type="float" office:value="101.9593100326" table:style-name="ce1">
            <text:p>101.95931</text:p>
          </table:table-cell>
          <table:table-cell table:number-columns-repeated="16378"/>
        </table:table-row>
        <table:table-row table:style-name="ro1">
          <table:table-cell office:value-type="date" office:date-value="2008-11-01T00:00:00" table:style-name="ce2">
            <text:p>1/11/08</text:p>
          </table:table-cell>
          <table:table-cell office:value-type="float" office:value="48.462578735400001" table:style-name="ce1">
            <text:p>48.46257874</text:p>
          </table:table-cell>
          <table:table-cell office:value-type="float" office:value="80.043121877900006" table:style-name="ce1">
            <text:p>80.04312188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96.421166801799998" table:style-name="ce1">
            <text:p>96.4211668</text:p>
          </table:table-cell>
          <table:table-cell office:value-type="float" office:value="97.382796989400006" table:style-name="ce1">
            <text:p>97.38279699</text:p>
          </table:table-cell>
          <table:table-cell table:number-columns-repeated="16378"/>
        </table:table-row>
        <table:table-row table:style-name="ro1">
          <table:table-cell office:value-type="date" office:date-value="2008-12-01T00:00:00" table:style-name="ce2">
            <text:p>1/12/08</text:p>
          </table:table-cell>
          <table:table-cell office:value-type="float" office:value="26.7251458842" table:style-name="ce1">
            <text:p>26.72514588</text:p>
          </table:table-cell>
          <table:table-cell office:value-type="float" office:value="48.694792819" table:style-name="ce1">
            <text:p>48.69479282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81.645890117700006" table:style-name="ce1">
            <text:p>81.64589012</text:p>
          </table:table-cell>
          <table:table-cell office:value-type="float" office:value="99.049618154399994" table:style-name="ce1">
            <text:p>99.04961815</text:p>
          </table:table-cell>
          <table:table-cell table:number-columns-repeated="16378"/>
        </table:table-row>
        <table:table-row table:style-name="ro1">
          <table:table-cell office:value-type="date" office:date-value="2009-01-01T00:00:00" table:style-name="ce2">
            <text:p>1/1/09</text:p>
          </table:table-cell>
          <table:table-cell office:value-type="float" office:value="51.445798523699999" table:style-name="ce1">
            <text:p>51.44579852</text:p>
          </table:table-cell>
          <table:table-cell office:value-type="float" office:value="80.350509100899998" table:style-name="ce1">
            <text:p>80.3505091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42.068134442599998" table:style-name="ce1">
            <text:p>42.06813444</text:p>
          </table:table-cell>
          <table:table-cell office:value-type="float" office:value="93.010081453300003" table:style-name="ce1">
            <text:p>93.01008145</text:p>
          </table:table-cell>
          <table:table-cell table:number-columns-repeated="16378"/>
        </table:table-row>
        <table:table-row table:style-name="ro1">
          <table:table-cell office:value-type="date" office:date-value="2009-02-01T00:00:00" table:style-name="ce2">
            <text:p>1/2/09</text:p>
          </table:table-cell>
          <table:table-cell office:value-type="float" office:value="50.016655389999997" table:style-name="ce1">
            <text:p>50.01665539</text:p>
          </table:table-cell>
          <table:table-cell office:value-type="float" office:value="79.587750884900004" table:style-name="ce1">
            <text:p>79.58775088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89.610147749800007" table:style-name="ce1">
            <text:p>89.61014775</text:p>
          </table:table-cell>
          <table:table-cell office:value-type="float" office:value="106.8149040256" table:style-name="ce1">
            <text:p>106.814904</text:p>
          </table:table-cell>
          <table:table-cell table:number-columns-repeated="16378"/>
        </table:table-row>
        <table:table-row table:style-name="ro1">
          <table:table-cell office:value-type="date" office:date-value="2009-03-01T00:00:00" table:style-name="ce2">
            <text:p>1/3/09</text:p>
          </table:table-cell>
          <table:table-cell office:value-type="float" office:value="62.885904387899998" table:style-name="ce1">
            <text:p>62.88590439</text:p>
          </table:table-cell>
          <table:table-cell office:value-type="float" office:value="93.018856678899994" table:style-name="ce1">
            <text:p>93.01885668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09.5369456036" table:style-name="ce1">
            <text:p>109.5369456</text:p>
          </table:table-cell>
          <table:table-cell office:value-type="float" office:value="110.9290765794" table:style-name="ce1">
            <text:p>110.9290766</text:p>
          </table:table-cell>
          <table:table-cell table:number-columns-repeated="16378"/>
        </table:table-row>
        <table:table-row table:style-name="ro1">
          <table:table-cell office:value-type="date" office:date-value="2009-04-01T00:00:00" table:style-name="ce2">
            <text:p>1/4/09</text:p>
          </table:table-cell>
          <table:table-cell office:value-type="float" office:value="63.604845903600001" table:style-name="ce1">
            <text:p>63.6048459</text:p>
          </table:table-cell>
          <table:table-cell office:value-type="float" office:value="98.211123783900007" table:style-name="ce1">
            <text:p>98.21112378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89.290704078199994" table:style-name="ce1">
            <text:p>89.29070408</text:p>
          </table:table-cell>
          <table:table-cell office:value-type="float" office:value="104.8512848606" table:style-name="ce1">
            <text:p>104.8512849</text:p>
          </table:table-cell>
          <table:table-cell table:number-columns-repeated="16378"/>
        </table:table-row>
        <table:table-row table:style-name="ro1">
          <table:table-cell office:value-type="date" office:date-value="2009-05-01T00:00:00" table:style-name="ce2">
            <text:p>1/5/09</text:p>
          </table:table-cell>
          <table:table-cell office:value-type="float" office:value="60.727402282299998" table:style-name="ce1">
            <text:p>60.72740228</text:p>
          </table:table-cell>
          <table:table-cell office:value-type="float" office:value="95.515657600899999" table:style-name="ce1">
            <text:p>95.5156576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55.2181008357" table:style-name="ce1">
            <text:p>55.21810084</text:p>
          </table:table-cell>
          <table:table-cell office:value-type="float" office:value="102.6742679747" table:style-name="ce1">
            <text:p>102.674268</text:p>
          </table:table-cell>
          <table:table-cell table:number-columns-repeated="16378"/>
        </table:table-row>
        <table:table-row table:style-name="ro1">
          <table:table-cell office:value-type="date" office:date-value="2009-06-01T00:00:00" table:style-name="ce2">
            <text:p>1/6/09</text:p>
          </table:table-cell>
          <table:table-cell office:value-type="float" office:value="74.835605357000006" table:style-name="ce1">
            <text:p>74.83560536</text:p>
          </table:table-cell>
          <table:table-cell office:value-type="float" office:value="110.0123735099" table:style-name="ce1">
            <text:p>110.0123735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67.398457072599996" table:style-name="ce1">
            <text:p>67.39845707</text:p>
          </table:table-cell>
          <table:table-cell office:value-type="float" office:value="112.11225219799999" table:style-name="ce1">
            <text:p>112.1122522</text:p>
          </table:table-cell>
          <table:table-cell table:number-columns-repeated="16378"/>
        </table:table-row>
        <table:table-row table:style-name="ro1">
          <table:table-cell office:value-type="date" office:date-value="2009-07-01T00:00:00" table:style-name="ce2">
            <text:p>1/7/09</text:p>
          </table:table-cell>
          <table:table-cell office:value-type="float" office:value="64.013777184299997" table:style-name="ce1">
            <text:p>64.01377718</text:p>
          </table:table-cell>
          <table:table-cell office:value-type="float" office:value="110.01166630989999" table:style-name="ce1">
            <text:p>110.011666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66.835720214800006" table:style-name="ce1">
            <text:p>66.83572021</text:p>
          </table:table-cell>
          <table:table-cell office:value-type="float" office:value="105.769642983" table:style-name="ce1">
            <text:p>105.769643</text:p>
          </table:table-cell>
          <table:table-cell table:number-columns-repeated="16378"/>
        </table:table-row>
        <table:table-row table:style-name="ro1">
          <table:table-cell office:value-type="date" office:date-value="2009-08-01T00:00:00" table:style-name="ce2">
            <text:p>1/8/09</text:p>
          </table:table-cell>
          <table:table-cell office:value-type="float" office:value="43.5831070216" table:style-name="ce1">
            <text:p>43.58310702</text:p>
          </table:table-cell>
          <table:table-cell office:value-type="float" office:value="56.56985658" table:style-name="ce1">
            <text:p>56.56985658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3.969920893499999" table:style-name="ce1">
            <text:p>13.96992089</text:p>
          </table:table-cell>
          <table:table-cell office:value-type="float" office:value="49.507794306599997" table:style-name="ce1">
            <text:p>49.50779431</text:p>
          </table:table-cell>
          <table:table-cell table:number-columns-repeated="16378"/>
        </table:table-row>
        <table:table-row table:style-name="ro1">
          <table:table-cell office:value-type="date" office:date-value="2009-09-01T00:00:00" table:style-name="ce2">
            <text:p>1/9/09</text:p>
          </table:table-cell>
          <table:table-cell office:value-type="float" office:value="78.5724071689" table:style-name="ce1">
            <text:p>78.57240717</text:p>
          </table:table-cell>
          <table:table-cell office:value-type="float" office:value="130.2783704499" table:style-name="ce1">
            <text:p>130.2783704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87.145886972300005" table:style-name="ce1">
            <text:p>87.14588697</text:p>
          </table:table-cell>
          <table:table-cell office:value-type="float" office:value="112.42127538699999" table:style-name="ce1">
            <text:p>112.4212754</text:p>
          </table:table-cell>
          <table:table-cell table:number-columns-repeated="16378"/>
        </table:table-row>
        <table:table-row table:style-name="ro1">
          <table:table-cell office:value-type="date" office:date-value="2009-10-01T00:00:00" table:style-name="ce2">
            <text:p>1/10/09</text:p>
          </table:table-cell>
          <table:table-cell office:value-type="float" office:value="78.1236747417" table:style-name="ce1">
            <text:p>78.12367474</text:p>
          </table:table-cell>
          <table:table-cell office:value-type="float" office:value="123.9143425699" table:style-name="ce1">
            <text:p>123.9143426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83.041792845499998" table:style-name="ce1">
            <text:p>83.04179285</text:p>
          </table:table-cell>
          <table:table-cell office:value-type="float" office:value="111.6826860739" table:style-name="ce1">
            <text:p>111.6826861</text:p>
          </table:table-cell>
          <table:table-cell table:number-columns-repeated="16378"/>
        </table:table-row>
        <table:table-row table:style-name="ro1">
          <table:table-cell office:value-type="date" office:date-value="2009-11-01T00:00:00" table:style-name="ce2">
            <text:p>1/11/09</text:p>
          </table:table-cell>
          <table:table-cell office:value-type="float" office:value="73.157089698199997" table:style-name="ce1">
            <text:p>73.1570897</text:p>
          </table:table-cell>
          <table:table-cell office:value-type="float" office:value="114.56045967990001" table:style-name="ce1">
            <text:p>114.560459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75.642755116000004" table:style-name="ce1">
            <text:p>75.64275512</text:p>
          </table:table-cell>
          <table:table-cell office:value-type="float" office:value="114.6051268928" table:style-name="ce1">
            <text:p>114.6051269</text:p>
          </table:table-cell>
          <table:table-cell table:number-columns-repeated="16378"/>
        </table:table-row>
        <table:table-row table:style-name="ro1">
          <table:table-cell office:value-type="date" office:date-value="2009-12-01T00:00:00" table:style-name="ce2">
            <text:p>1/12/09</text:p>
          </table:table-cell>
          <table:table-cell office:value-type="float" office:value="57.407522031200003" table:style-name="ce1">
            <text:p>57.40752203</text:p>
          </table:table-cell>
          <table:table-cell office:value-type="float" office:value="87.029441301899993" table:style-name="ce1">
            <text:p>87.029441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73.441665783299996" table:style-name="ce1">
            <text:p>73.44166578</text:p>
          </table:table-cell>
          <table:table-cell office:value-type="float" office:value="109.3966106365" table:style-name="ce1">
            <text:p>109.3966106</text:p>
          </table:table-cell>
          <table:table-cell table:number-columns-repeated="16378"/>
        </table:table-row>
        <table:table-row table:style-name="ro1">
          <table:table-cell office:value-type="date" office:date-value="2010-01-01T00:00:00" table:style-name="ce2">
            <text:p>1/1/10</text:p>
          </table:table-cell>
          <table:table-cell office:value-type="float" office:value="76.401101689000001" table:style-name="ce1">
            <text:p>76.40110169</text:p>
          </table:table-cell>
          <table:table-cell office:value-type="float" office:value="105.8347931599" table:style-name="ce1">
            <text:p>105.8347932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88.325400695799999" table:style-name="ce1">
            <text:p>88.3254007</text:p>
          </table:table-cell>
          <table:table-cell office:value-type="float" office:value="117.10908576999999" table:style-name="ce1">
            <text:p>117.1090858</text:p>
          </table:table-cell>
          <table:table-cell table:number-columns-repeated="16378"/>
        </table:table-row>
        <table:table-row table:style-name="ro1">
          <table:table-cell office:value-type="date" office:date-value="2010-02-01T00:00:00" table:style-name="ce2">
            <text:p>1/2/10</text:p>
          </table:table-cell>
          <table:table-cell office:value-type="float" office:value="78.367554033600001" table:style-name="ce1">
            <text:p>78.36755403</text:p>
          </table:table-cell>
          <table:table-cell office:value-type="float" office:value="106.3962788199" table:style-name="ce1">
            <text:p>106.3962788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91.9351998498" table:style-name="ce1">
            <text:p>91.93519985</text:p>
          </table:table-cell>
          <table:table-cell office:value-type="float" office:value="115.1398460895" table:style-name="ce1">
            <text:p>115.1398461</text:p>
          </table:table-cell>
          <table:table-cell table:number-columns-repeated="16378"/>
        </table:table-row>
        <table:table-row table:style-name="ro1">
          <table:table-cell office:value-type="date" office:date-value="2010-03-01T00:00:00" table:style-name="ce2">
            <text:p>1/3/10</text:p>
          </table:table-cell>
          <table:table-cell office:value-type="float" office:value="93.847053138000007" table:style-name="ce1">
            <text:p>93.84705314</text:p>
          </table:table-cell>
          <table:table-cell office:value-type="float" office:value="124.19449333990001" table:style-name="ce1">
            <text:p>124.194493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14.3633732359" table:style-name="ce1">
            <text:p>114.3633732</text:p>
          </table:table-cell>
          <table:table-cell office:value-type="float" office:value="122.53210848729999" table:style-name="ce1">
            <text:p>122.5321085</text:p>
          </table:table-cell>
          <table:table-cell table:number-columns-repeated="16378"/>
        </table:table-row>
        <table:table-row table:style-name="ro1">
          <table:table-cell office:value-type="date" office:date-value="2010-04-01T00:00:00" table:style-name="ce2">
            <text:p>1/4/10</text:p>
          </table:table-cell>
          <table:table-cell office:value-type="float" office:value="82.211682057199994" table:style-name="ce1">
            <text:p>82.21168206</text:p>
          </table:table-cell>
          <table:table-cell office:value-type="float" office:value="113.8578175599" table:style-name="ce1">
            <text:p>113.8578176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03.9746254256" table:style-name="ce1">
            <text:p>103.9746254</text:p>
          </table:table-cell>
          <table:table-cell office:value-type="float" office:value="114.04098668659999" table:style-name="ce1">
            <text:p>114.0409867</text:p>
          </table:table-cell>
          <table:table-cell table:number-columns-repeated="16378"/>
        </table:table-row>
        <table:table-row table:style-name="ro1">
          <table:table-cell office:value-type="date" office:date-value="2010-05-01T00:00:00" table:style-name="ce2">
            <text:p>1/5/10</text:p>
          </table:table-cell>
          <table:table-cell office:value-type="float" office:value="76.212677665599998" table:style-name="ce1">
            <text:p>76.21267767</text:p>
          </table:table-cell>
          <table:table-cell office:value-type="float" office:value="104.7013531799" table:style-name="ce1">
            <text:p>104.7013532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94.866702309700003" table:style-name="ce1">
            <text:p>94.86670231</text:p>
          </table:table-cell>
          <table:table-cell office:value-type="float" office:value="96.748302070899996" table:style-name="ce1">
            <text:p>96.74830207</text:p>
          </table:table-cell>
          <table:table-cell table:number-columns-repeated="16378"/>
        </table:table-row>
        <table:table-row table:style-name="ro1">
          <table:table-cell office:value-type="date" office:date-value="2010-06-01T00:00:00" table:style-name="ce2">
            <text:p>1/6/10</text:p>
          </table:table-cell>
          <table:table-cell office:value-type="float" office:value="89.061836607499998" table:style-name="ce1">
            <text:p>89.06183661</text:p>
          </table:table-cell>
          <table:table-cell office:value-type="float" office:value="120.1345293099" table:style-name="ce1">
            <text:p>120.134529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15.61004087800001" table:style-name="ce1">
            <text:p>115.6100409</text:p>
          </table:table-cell>
          <table:table-cell office:value-type="float" office:value="119.582189816" table:style-name="ce1">
            <text:p>119.5821898</text:p>
          </table:table-cell>
          <table:table-cell table:number-columns-repeated="16378"/>
        </table:table-row>
        <table:table-row table:style-name="ro1">
          <table:table-cell office:value-type="date" office:date-value="2010-07-01T00:00:00" table:style-name="ce2">
            <text:p>1/7/10</text:p>
          </table:table-cell>
          <table:table-cell office:value-type="float" office:value="77.819106489800006" table:style-name="ce1">
            <text:p>77.81910649</text:p>
          </table:table-cell>
          <table:table-cell office:value-type="float" office:value="105.2442866799" table:style-name="ce1">
            <text:p>105.244286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08.5412002277" table:style-name="ce1">
            <text:p>108.5412002</text:p>
          </table:table-cell>
          <table:table-cell office:value-type="float" office:value="102.1105445207" table:style-name="ce1">
            <text:p>102.1105445</text:p>
          </table:table-cell>
          <table:table-cell table:number-columns-repeated="16378"/>
        </table:table-row>
        <table:table-row table:style-name="ro1">
          <table:table-cell office:value-type="date" office:date-value="2010-08-01T00:00:00" table:style-name="ce2">
            <text:p>1/8/10</text:p>
          </table:table-cell>
          <table:table-cell office:value-type="float" office:value="50.682325248700003" table:style-name="ce1">
            <text:p>50.68232525</text:p>
          </table:table-cell>
          <table:table-cell office:value-type="float" office:value="56.220974710999997" table:style-name="ce1">
            <text:p>56.22097471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7.970494221100001" table:style-name="ce1">
            <text:p>17.97049422</text:p>
          </table:table-cell>
          <table:table-cell office:value-type="float" office:value="54.565535939599997" table:style-name="ce1">
            <text:p>54.56553594</text:p>
          </table:table-cell>
          <table:table-cell table:number-columns-repeated="16378"/>
        </table:table-row>
        <table:table-row table:style-name="ro1">
          <table:table-cell office:value-type="date" office:date-value="2010-09-01T00:00:00" table:style-name="ce2">
            <text:p>1/9/10</text:p>
          </table:table-cell>
          <table:table-cell office:value-type="float" office:value="98.178069371800007" table:style-name="ce1">
            <text:p>98.17806937</text:p>
          </table:table-cell>
          <table:table-cell office:value-type="float" office:value="126.8261951299" table:style-name="ce1">
            <text:p>126.8261951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01.1332729002" table:style-name="ce1">
            <text:p>101.1332729</text:p>
          </table:table-cell>
          <table:table-cell office:value-type="float" office:value="112.89107129360001" table:style-name="ce1">
            <text:p>112.8910713</text:p>
          </table:table-cell>
          <table:table-cell table:number-columns-repeated="16378"/>
        </table:table-row>
        <table:table-row table:style-name="ro1">
          <table:table-cell office:value-type="date" office:date-value="2010-10-01T00:00:00" table:style-name="ce2">
            <text:p>1/10/10</text:p>
          </table:table-cell>
          <table:table-cell office:value-type="float" office:value="94.963166598100003" table:style-name="ce1">
            <text:p>94.9631666</text:p>
          </table:table-cell>
          <table:table-cell office:value-type="float" office:value="117.6334213999" table:style-name="ce1">
            <text:p>117.6334214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02.7752989618" table:style-name="ce1">
            <text:p>102.775299</text:p>
          </table:table-cell>
          <table:table-cell office:value-type="float" office:value="117.01493644919999" table:style-name="ce1">
            <text:p>117.0149364</text:p>
          </table:table-cell>
          <table:table-cell table:number-columns-repeated="16378"/>
        </table:table-row>
        <table:table-row table:style-name="ro1">
          <table:table-cell office:value-type="date" office:date-value="2010-11-01T00:00:00" table:style-name="ce2">
            <text:p>1/11/10</text:p>
          </table:table-cell>
          <table:table-cell office:value-type="float" office:value="94.4773144941" table:style-name="ce1">
            <text:p>94.47731449</text:p>
          </table:table-cell>
          <table:table-cell office:value-type="float" office:value="118.2175577599" table:style-name="ce1">
            <text:p>118.2175578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02.15812978610001" table:style-name="ce1">
            <text:p>102.1581298</text:p>
          </table:table-cell>
          <table:table-cell office:value-type="float" office:value="98.184308584899995" table:style-name="ce1">
            <text:p>98.18430858</text:p>
          </table:table-cell>
          <table:table-cell table:number-columns-repeated="16378"/>
        </table:table-row>
        <table:table-row table:style-name="ro1">
          <table:table-cell office:value-type="date" office:date-value="2010-12-01T00:00:00" table:style-name="ce2">
            <text:p>1/12/10</text:p>
          </table:table-cell>
          <table:table-cell office:value-type="float" office:value="79.1833099057" table:style-name="ce1">
            <text:p>79.18330991</text:p>
          </table:table-cell>
          <table:table-cell office:value-type="float" office:value="89.697776797900005" table:style-name="ce1">
            <text:p>89.6977768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89.078490695499994" table:style-name="ce1">
            <text:p>89.0784907</text:p>
          </table:table-cell>
          <table:table-cell office:value-type="float" office:value="103.3630602763" table:style-name="ce1">
            <text:p>103.3630603</text:p>
          </table:table-cell>
          <table:table-cell table:number-columns-repeated="16378"/>
        </table:table-row>
        <table:table-row table:style-name="ro1">
          <table:table-cell office:value-type="date" office:date-value="2011-01-01T00:00:00" table:style-name="ce2">
            <text:p>1/1/11</text:p>
          </table:table-cell>
          <table:table-cell office:value-type="float" office:value="100.7930037706" table:style-name="ce1">
            <text:p>100.7930038</text:p>
          </table:table-cell>
          <table:table-cell office:value-type="float" office:value="115.0323222999" table:style-name="ce1">
            <text:p>115.032322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18.7236084322" table:style-name="ce1">
            <text:p>118.7236084</text:p>
          </table:table-cell>
          <table:table-cell office:value-type="float" office:value="110.2677028092" table:style-name="ce1">
            <text:p>110.2677028</text:p>
          </table:table-cell>
          <table:table-cell table:number-columns-repeated="16378"/>
        </table:table-row>
        <table:table-row table:style-name="ro1">
          <table:table-cell office:value-type="date" office:date-value="2011-02-01T00:00:00" table:style-name="ce2">
            <text:p>1/2/11</text:p>
          </table:table-cell>
          <table:table-cell office:value-type="float" office:value="100.3545578571" table:style-name="ce1">
            <text:p>100.3545579</text:p>
          </table:table-cell>
          <table:table-cell office:value-type="float" office:value="118.1034536799" table:style-name="ce1">
            <text:p>118.103453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15.35259273370001" table:style-name="ce1">
            <text:p>115.3525927</text:p>
          </table:table-cell>
          <table:table-cell office:value-type="float" office:value="111.8977680309" table:style-name="ce1">
            <text:p>111.897768</text:p>
          </table:table-cell>
          <table:table-cell table:number-columns-repeated="16378"/>
        </table:table-row>
        <table:table-row table:style-name="ro1">
          <table:table-cell office:value-type="date" office:date-value="2011-03-01T00:00:00" table:style-name="ce2">
            <text:p>1/3/11</text:p>
          </table:table-cell>
          <table:table-cell office:value-type="float" office:value="112.80900015340001" table:style-name="ce1">
            <text:p>112.8090002</text:p>
          </table:table-cell>
          <table:table-cell office:value-type="float" office:value="125.07692315990001" table:style-name="ce1">
            <text:p>125.0769232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37.37992710180001" table:style-name="ce1">
            <text:p>137.3799271</text:p>
          </table:table-cell>
          <table:table-cell office:value-type="float" office:value="124.2831024716" table:style-name="ce1">
            <text:p>124.2831025</text:p>
          </table:table-cell>
          <table:table-cell table:number-columns-repeated="16378"/>
        </table:table-row>
        <table:table-row table:style-name="ro1">
          <table:table-cell office:value-type="date" office:date-value="2011-04-01T00:00:00" table:style-name="ce2">
            <text:p>1/4/11</text:p>
          </table:table-cell>
          <table:table-cell office:value-type="float" office:value="94.384843518599993" table:style-name="ce1">
            <text:p>94.38484352</text:p>
          </table:table-cell>
          <table:table-cell office:value-type="float" office:value="110.00062271989999" table:style-name="ce1">
            <text:p>110.000622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10.57144139810001" table:style-name="ce1">
            <text:p>110.5714414</text:p>
          </table:table-cell>
          <table:table-cell office:value-type="float" office:value="104.50438612489999" table:style-name="ce1">
            <text:p>104.5043861</text:p>
          </table:table-cell>
          <table:table-cell table:number-columns-repeated="16378"/>
        </table:table-row>
        <table:table-row table:style-name="ro1">
          <table:table-cell office:value-type="date" office:date-value="2011-05-01T00:00:00" table:style-name="ce2">
            <text:p>1/5/11</text:p>
          </table:table-cell>
          <table:table-cell office:value-type="float" office:value="111.994797217" table:style-name="ce1">
            <text:p>111.9947972</text:p>
          </table:table-cell>
          <table:table-cell office:value-type="float" office:value="123.8179943099" table:style-name="ce1">
            <text:p>123.817994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32.48153280060001" table:style-name="ce1">
            <text:p>132.4815328</text:p>
          </table:table-cell>
          <table:table-cell office:value-type="float" office:value="103.6698319755" table:style-name="ce1">
            <text:p>103.669832</text:p>
          </table:table-cell>
          <table:table-cell table:number-columns-repeated="16378"/>
        </table:table-row>
        <table:table-row table:style-name="ro1">
          <table:table-cell office:value-type="date" office:date-value="2011-06-01T00:00:00" table:style-name="ce2">
            <text:p>1/6/11</text:p>
          </table:table-cell>
          <table:table-cell office:value-type="float" office:value="101.9765978999" table:style-name="ce1">
            <text:p>101.9765979</text:p>
          </table:table-cell>
          <table:table-cell office:value-type="float" office:value="111.5101752999" table:style-name="ce1">
            <text:p>111.5101753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16.5582210709" table:style-name="ce1">
            <text:p>116.5582211</text:p>
          </table:table-cell>
          <table:table-cell office:value-type="float" office:value="110.6137640317" table:style-name="ce1">
            <text:p>110.613764</text:p>
          </table:table-cell>
          <table:table-cell table:number-columns-repeated="16378"/>
        </table:table-row>
        <table:table-row table:style-name="ro1">
          <table:table-cell office:value-type="date" office:date-value="2011-07-01T00:00:00" table:style-name="ce2">
            <text:p>1/7/11</text:p>
          </table:table-cell>
          <table:table-cell office:value-type="float" office:value="87.684617068700007" table:style-name="ce1">
            <text:p>87.68461707</text:p>
          </table:table-cell>
          <table:table-cell office:value-type="float" office:value="101.2342276799" table:style-name="ce1">
            <text:p>101.234227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08.2727683845" table:style-name="ce1">
            <text:p>108.2727684</text:p>
          </table:table-cell>
          <table:table-cell office:value-type="float" office:value="96.761482957699997" table:style-name="ce1">
            <text:p>96.76148296</text:p>
          </table:table-cell>
          <table:table-cell table:number-columns-repeated="16378"/>
        </table:table-row>
        <table:table-row table:style-name="ro1">
          <table:table-cell office:value-type="date" office:date-value="2011-08-01T00:00:00" table:style-name="ce2">
            <text:p>1/8/11</text:p>
          </table:table-cell>
          <table:table-cell office:value-type="float" office:value="65.191785941199996" table:style-name="ce1">
            <text:p>65.19178594</text:p>
          </table:table-cell>
          <table:table-cell office:value-type="float" office:value="58.944005707899997" table:style-name="ce1">
            <text:p>58.94400571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7.356414681899999" table:style-name="ce1">
            <text:p>17.35641468</text:p>
          </table:table-cell>
          <table:table-cell office:value-type="float" office:value="52.889997659700001" table:style-name="ce1">
            <text:p>52.88999766</text:p>
          </table:table-cell>
          <table:table-cell table:number-columns-repeated="16378"/>
        </table:table-row>
        <table:table-row table:style-name="ro1">
          <table:table-cell office:value-type="date" office:date-value="2011-09-01T00:00:00" table:style-name="ce2">
            <text:p>1/9/11</text:p>
          </table:table-cell>
          <table:table-cell office:value-type="float" office:value="103.5450722535" table:style-name="ce1">
            <text:p>103.5450723</text:p>
          </table:table-cell>
          <table:table-cell office:value-type="float" office:value="114.7251386999" table:style-name="ce1">
            <text:p>114.725138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13.7751914176" table:style-name="ce1">
            <text:p>113.7751914</text:p>
          </table:table-cell>
          <table:table-cell office:value-type="float" office:value="111.7762668204" table:style-name="ce1">
            <text:p>111.7762668</text:p>
          </table:table-cell>
          <table:table-cell table:number-columns-repeated="16378"/>
        </table:table-row>
        <table:table-row table:style-name="ro1">
          <table:table-cell office:value-type="date" office:date-value="2011-10-01T00:00:00" table:style-name="ce2">
            <text:p>1/10/11</text:p>
          </table:table-cell>
          <table:table-cell office:value-type="float" office:value="96.8457360763" table:style-name="ce1">
            <text:p>96.84573608</text:p>
          </table:table-cell>
          <table:table-cell office:value-type="float" office:value="103.3485593699" table:style-name="ce1">
            <text:p>103.3485594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06.8215083962" table:style-name="ce1">
            <text:p>106.8215084</text:p>
          </table:table-cell>
          <table:table-cell office:value-type="float" office:value="103.6663283595" table:style-name="ce1">
            <text:p>103.6663284</text:p>
          </table:table-cell>
          <table:table-cell table:number-columns-repeated="16378"/>
        </table:table-row>
        <table:table-row table:style-name="ro1">
          <table:table-cell office:value-type="date" office:date-value="2011-11-01T00:00:00" table:style-name="ce2">
            <text:p>1/11/11</text:p>
          </table:table-cell>
          <table:table-cell office:value-type="float" office:value="100.6232142715" table:style-name="ce1">
            <text:p>100.6232143</text:p>
          </table:table-cell>
          <table:table-cell office:value-type="float" office:value="103.0107784999" table:style-name="ce1">
            <text:p>103.0107785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13.7723704167" table:style-name="ce1">
            <text:p>113.7723704</text:p>
          </table:table-cell>
          <table:table-cell office:value-type="float" office:value="105.2470097114" table:style-name="ce1">
            <text:p>105.2470097</text:p>
          </table:table-cell>
          <table:table-cell table:number-columns-repeated="16378"/>
        </table:table-row>
        <table:table-row table:style-name="ro1">
          <table:table-cell office:value-type="date" office:date-value="2011-12-01T00:00:00" table:style-name="ce2">
            <text:p>1/12/11</text:p>
          </table:table-cell>
          <table:table-cell office:value-type="float" office:value="89.481652406699993" table:style-name="ce1">
            <text:p>89.48165241</text:p>
          </table:table-cell>
          <table:table-cell office:value-type="float" office:value="75.871115566900002" table:style-name="ce1">
            <text:p>75.8711155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83.137490174099995" table:style-name="ce1">
            <text:p>83.13749017</text:p>
          </table:table-cell>
          <table:table-cell office:value-type="float" office:value="96.680340765099999" table:style-name="ce1">
            <text:p>96.68034077</text:p>
          </table:table-cell>
          <table:table-cell table:number-columns-repeated="16378"/>
        </table:table-row>
        <table:table-row table:style-name="ro1">
          <table:table-cell office:value-type="date" office:date-value="2012-01-01T00:00:00" table:style-name="ce2">
            <text:p>1/1/12</text:p>
          </table:table-cell>
          <table:table-cell office:value-type="float" office:value="118.0994532584" table:style-name="ce1">
            <text:p>118.0994533</text:p>
          </table:table-cell>
          <table:table-cell office:value-type="float" office:value="100.5343397499" table:style-name="ce1">
            <text:p>100.534339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15.1194635204" table:style-name="ce1">
            <text:p>115.1194635</text:p>
          </table:table-cell>
          <table:table-cell office:value-type="float" office:value="112.0395960545" table:style-name="ce1">
            <text:p>112.0395961</text:p>
          </table:table-cell>
          <table:table-cell table:number-columns-repeated="16378"/>
        </table:table-row>
        <table:table-row table:style-name="ro1">
          <table:table-cell office:value-type="date" office:date-value="2012-02-01T00:00:00" table:style-name="ce2">
            <text:p>1/2/12</text:p>
          </table:table-cell>
          <table:table-cell office:value-type="float" office:value="109.27321781809999" table:style-name="ce1">
            <text:p>109.2732178</text:p>
          </table:table-cell>
          <table:table-cell office:value-type="float" office:value="99.135275702900003" table:style-name="ce1">
            <text:p>99.135275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14.3260866471" table:style-name="ce1">
            <text:p>114.3260866</text:p>
          </table:table-cell>
          <table:table-cell office:value-type="float" office:value="114.07499675690001" table:style-name="ce1">
            <text:p>114.0749968</text:p>
          </table:table-cell>
          <table:table-cell table:number-columns-repeated="16378"/>
        </table:table-row>
        <table:table-row table:style-name="ro1">
          <table:table-cell office:value-type="date" office:date-value="2012-03-01T00:00:00" table:style-name="ce2">
            <text:p>1/3/12</text:p>
          </table:table-cell>
          <table:table-cell office:value-type="float" office:value="111.6394613466" table:style-name="ce1">
            <text:p>111.6394613</text:p>
          </table:table-cell>
          <table:table-cell office:value-type="float" office:value="104.0187086999" table:style-name="ce1">
            <text:p>104.018708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18.3959244089" table:style-name="ce1">
            <text:p>118.3959244</text:p>
          </table:table-cell>
          <table:table-cell office:value-type="float" office:value="114.1451020718" table:style-name="ce1">
            <text:p>114.1451021</text:p>
          </table:table-cell>
          <table:table-cell table:number-columns-repeated="16378"/>
        </table:table-row>
        <table:table-row table:style-name="ro1">
          <table:table-cell office:value-type="date" office:date-value="2012-04-01T00:00:00" table:style-name="ce2">
            <text:p>1/4/12</text:p>
          </table:table-cell>
          <table:table-cell office:value-type="float" office:value="101.40038646710001" table:style-name="ce1">
            <text:p>101.4003865</text:p>
          </table:table-cell>
          <table:table-cell office:value-type="float" office:value="92.9506149419" table:style-name="ce1">
            <text:p>92.95061494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01.83617632630001" table:style-name="ce1">
            <text:p>101.8361763</text:p>
          </table:table-cell>
          <table:table-cell office:value-type="float" office:value="97.951727091600006" table:style-name="ce1">
            <text:p>97.95172709</text:p>
          </table:table-cell>
          <table:table-cell table:number-columns-repeated="16378"/>
        </table:table-row>
        <table:table-row table:style-name="ro1">
          <table:table-cell office:value-type="date" office:date-value="2012-05-01T00:00:00" table:style-name="ce2">
            <text:p>1/5/12</text:p>
          </table:table-cell>
          <table:table-cell office:value-type="float" office:value="94.505775570400004" table:style-name="ce1">
            <text:p>94.50577557</text:p>
          </table:table-cell>
          <table:table-cell office:value-type="float" office:value="95.5661685189" table:style-name="ce1">
            <text:p>95.56616852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91.769869204299994" table:style-name="ce1">
            <text:p>91.7698692</text:p>
          </table:table-cell>
          <table:table-cell office:value-type="float" office:value="85.816521995700001" table:style-name="ce1">
            <text:p>85.816522</text:p>
          </table:table-cell>
          <table:table-cell table:number-columns-repeated="16378"/>
        </table:table-row>
        <table:table-row table:style-name="ro1">
          <table:table-cell office:value-type="date" office:date-value="2012-06-01T00:00:00" table:style-name="ce2">
            <text:p>1/6/12</text:p>
          </table:table-cell>
          <table:table-cell office:value-type="float" office:value="109.1304223898" table:style-name="ce1">
            <text:p>109.1304224</text:p>
          </table:table-cell>
          <table:table-cell office:value-type="float" office:value="102.3090853799" table:style-name="ce1">
            <text:p>102.3090854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08.90870788709999" table:style-name="ce1">
            <text:p>108.9087079</text:p>
          </table:table-cell>
          <table:table-cell office:value-type="float" office:value="111.1441670831" table:style-name="ce1">
            <text:p>111.1441671</text:p>
          </table:table-cell>
          <table:table-cell table:number-columns-repeated="16378"/>
        </table:table-row>
        <table:table-row table:style-name="ro1">
          <table:table-cell office:value-type="date" office:date-value="2012-07-01T00:00:00" table:style-name="ce2">
            <text:p>1/7/12</text:p>
          </table:table-cell>
          <table:table-cell office:value-type="float" office:value="98.339305552900001" table:style-name="ce1">
            <text:p>98.33930555</text:p>
          </table:table-cell>
          <table:table-cell office:value-type="float" office:value="94.627346937900001" table:style-name="ce1">
            <text:p>94.62734694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01.79564548419999" table:style-name="ce1">
            <text:p>101.7956455</text:p>
          </table:table-cell>
          <table:table-cell office:value-type="float" office:value="106.43230787269999" table:style-name="ce1">
            <text:p>106.4323079</text:p>
          </table:table-cell>
          <table:table-cell table:number-columns-repeated="16378"/>
        </table:table-row>
        <table:table-row table:style-name="ro1">
          <table:table-cell office:value-type="date" office:date-value="2012-08-01T00:00:00" table:style-name="ce2">
            <text:p>1/8/12</text:p>
          </table:table-cell>
          <table:table-cell office:value-type="float" office:value="68.302711597200002" table:style-name="ce1">
            <text:p>68.3027116</text:p>
          </table:table-cell>
          <table:table-cell office:value-type="float" office:value="56.778934999000001" table:style-name="ce1">
            <text:p>56.778935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8.480782548699999" table:style-name="ce1">
            <text:p>18.48078255</text:p>
          </table:table-cell>
          <table:table-cell office:value-type="float" office:value="58.642616411500001" table:style-name="ce1">
            <text:p>58.64261641</text:p>
          </table:table-cell>
          <table:table-cell table:number-columns-repeated="16378"/>
        </table:table-row>
        <table:table-row table:style-name="ro1">
          <table:table-cell office:value-type="date" office:date-value="2012-09-01T00:00:00" table:style-name="ce2">
            <text:p>1/9/12</text:p>
          </table:table-cell>
          <table:table-cell office:value-type="float" office:value="105.1323695577" table:style-name="ce1">
            <text:p>105.1323696</text:p>
          </table:table-cell>
          <table:table-cell office:value-type="float" office:value="95.464065674899999" table:style-name="ce1">
            <text:p>95.46406567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85.097213515500002" table:style-name="ce1">
            <text:p>85.09721352</text:p>
          </table:table-cell>
          <table:table-cell office:value-type="float" office:value="107.23116856359999" table:style-name="ce1">
            <text:p>107.2311686</text:p>
          </table:table-cell>
          <table:table-cell table:number-columns-repeated="16378"/>
        </table:table-row>
        <table:table-row table:style-name="ro1">
          <table:table-cell office:value-type="date" office:date-value="2012-10-01T00:00:00" table:style-name="ce2">
            <text:p>1/10/12</text:p>
          </table:table-cell>
          <table:table-cell office:value-type="float" office:value="113.6001459671" table:style-name="ce1">
            <text:p>113.600146</text:p>
          </table:table-cell>
          <table:table-cell office:value-type="float" office:value="96.264614017900001" table:style-name="ce1">
            <text:p>96.26461402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97.509868858399997" table:style-name="ce1">
            <text:p>97.50986886</text:p>
          </table:table-cell>
          <table:table-cell office:value-type="float" office:value="117.42739930090001" table:style-name="ce1">
            <text:p>117.4273993</text:p>
          </table:table-cell>
          <table:table-cell table:number-columns-repeated="16378"/>
        </table:table-row>
        <table:table-row table:style-name="ro1">
          <table:table-cell office:value-type="date" office:date-value="2012-11-01T00:00:00" table:style-name="ce2">
            <text:p>1/11/12</text:p>
          </table:table-cell>
          <table:table-cell office:value-type="float" office:value="106.1032130017" table:style-name="ce1">
            <text:p>106.103213</text:p>
          </table:table-cell>
          <table:table-cell office:value-type="float" office:value="91.665489557900003" table:style-name="ce1">
            <text:p>91.66548956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93.288663775700002" table:style-name="ce1">
            <text:p>93.28866378</text:p>
          </table:table-cell>
          <table:table-cell office:value-type="float" office:value="109.3802176698" table:style-name="ce1">
            <text:p>109.3802177</text:p>
          </table:table-cell>
          <table:table-cell table:number-columns-repeated="16378"/>
        </table:table-row>
        <table:table-row table:style-name="ro1">
          <table:table-cell office:value-type="date" office:date-value="2012-12-01T00:00:00" table:style-name="ce2">
            <text:p>1/12/12</text:p>
          </table:table-cell>
          <table:table-cell office:value-type="float" office:value="62.1559388497" table:style-name="ce1">
            <text:p>62.15593885</text:p>
          </table:table-cell>
          <table:table-cell office:value-type="float" office:value="66.139074803900002" table:style-name="ce1">
            <text:p>66.1390748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73.577498293199994" table:style-name="ce1">
            <text:p>73.57749829</text:p>
          </table:table-cell>
          <table:table-cell office:value-type="float" office:value="86.442177538400003" table:style-name="ce1">
            <text:p>86.44217754</text:p>
          </table:table-cell>
          <table:table-cell table:number-columns-repeated="16378"/>
        </table:table-row>
        <table:table-row table:style-name="ro1">
          <table:table-cell office:value-type="date" office:date-value="2013-01-01T00:00:00" table:style-name="ce2">
            <text:p>1/1/13</text:p>
          </table:table-cell>
          <table:table-cell office:value-type="float" office:value="106.0966651593" table:style-name="ce1">
            <text:p>106.0966652</text:p>
          </table:table-cell>
          <table:table-cell office:value-type="float" office:value="90.4012123559" table:style-name="ce1">
            <text:p>90.40121236</text:p>
          </table:table-cell>
          <table:table-cell office:value-type="float" office:value="98.282874185899999" table:style-name="ce1">
            <text:p>98.28287419</text:p>
          </table:table-cell>
          <table:table-cell office:value-type="float" office:value="107.64949436969999" table:style-name="ce1">
            <text:p>107.6494944</text:p>
          </table:table-cell>
          <table:table-cell office:value-type="float" office:value="113.3075417734" table:style-name="ce1">
            <text:p>113.3075418</text:p>
          </table:table-cell>
          <table:table-cell table:number-columns-repeated="16378"/>
        </table:table-row>
        <table:table-row table:style-name="ro1">
          <table:table-cell office:value-type="date" office:date-value="2013-02-01T00:00:00" table:style-name="ce2">
            <text:p>1/2/13</text:p>
          </table:table-cell>
          <table:table-cell office:value-type="float" office:value="101.1069539911" table:style-name="ce1">
            <text:p>101.106954</text:p>
          </table:table-cell>
          <table:table-cell office:value-type="float" office:value="90.940224643899995" table:style-name="ce1">
            <text:p>90.94022464</text:p>
          </table:table-cell>
          <table:table-cell office:value-type="float" office:value="91.710368511400006" table:style-name="ce1">
            <text:p>91.71036851</text:p>
          </table:table-cell>
          <table:table-cell office:value-type="float" office:value="101.5213427858" table:style-name="ce1">
            <text:p>101.5213428</text:p>
          </table:table-cell>
          <table:table-cell office:value-type="float" office:value="108.06505746099999" table:style-name="ce1">
            <text:p>108.0650575</text:p>
          </table:table-cell>
          <table:table-cell table:number-columns-repeated="16378"/>
        </table:table-row>
        <table:table-row table:style-name="ro1">
          <table:table-cell office:value-type="date" office:date-value="2013-03-01T00:00:00" table:style-name="ce2">
            <text:p>1/3/13</text:p>
          </table:table-cell>
          <table:table-cell office:value-type="float" office:value="103.33217075180001" table:style-name="ce1">
            <text:p>103.3321708</text:p>
          </table:table-cell>
          <table:table-cell office:value-type="float" office:value="95.958883796899997" table:style-name="ce1">
            <text:p>95.9588838</text:p>
          </table:table-cell>
          <table:table-cell office:value-type="float" office:value="94.0374224806" table:style-name="ce1">
            <text:p>94.03742248</text:p>
          </table:table-cell>
          <table:table-cell office:value-type="float" office:value="105.5179989185" table:style-name="ce1">
            <text:p>105.5179989</text:p>
          </table:table-cell>
          <table:table-cell office:value-type="float" office:value="115.7073847612" table:style-name="ce1">
            <text:p>115.7073848</text:p>
          </table:table-cell>
          <table:table-cell table:number-columns-repeated="16378"/>
        </table:table-row>
        <table:table-row table:style-name="ro1">
          <table:table-cell office:value-type="date" office:date-value="2013-04-01T00:00:00" table:style-name="ce2">
            <text:p>1/4/13</text:p>
          </table:table-cell>
          <table:table-cell office:value-type="float" office:value="109.1597417422" table:style-name="ce1">
            <text:p>109.1597417</text:p>
          </table:table-cell>
          <table:table-cell office:value-type="float" office:value="103.3315289499" table:style-name="ce1">
            <text:p>103.3315289</text:p>
          </table:table-cell>
          <table:table-cell office:value-type="float" office:value="105.5380059797" table:style-name="ce1">
            <text:p>105.538006</text:p>
          </table:table-cell>
          <table:table-cell office:value-type="float" office:value="109.467612203" table:style-name="ce1">
            <text:p>109.4676122</text:p>
          </table:table-cell>
          <table:table-cell office:value-type="float" office:value="97.501452063800002" table:style-name="ce1">
            <text:p>97.50145206</text:p>
          </table:table-cell>
          <table:table-cell table:number-columns-repeated="16378"/>
        </table:table-row>
        <table:table-row table:style-name="ro1">
          <table:table-cell office:value-type="date" office:date-value="2013-05-01T00:00:00" table:style-name="ce2">
            <text:p>1/5/13</text:p>
          </table:table-cell>
          <table:table-cell office:value-type="float" office:value="104.3874519929" table:style-name="ce1">
            <text:p>104.387452</text:p>
          </table:table-cell>
          <table:table-cell office:value-type="float" office:value="96.4955310629" table:style-name="ce1">
            <text:p>96.49553106</text:p>
          </table:table-cell>
          <table:table-cell office:value-type="float" office:value="72.500762923500005" table:style-name="ce1">
            <text:p>72.50076292</text:p>
          </table:table-cell>
          <table:table-cell office:value-type="float" office:value="89.624153364799994" table:style-name="ce1">
            <text:p>89.62415336</text:p>
          </table:table-cell>
          <table:table-cell office:value-type="float" office:value="86.703543693" table:style-name="ce1">
            <text:p>86.70354369</text:p>
          </table:table-cell>
          <table:table-cell table:number-columns-repeated="16378"/>
        </table:table-row>
        <table:table-row table:style-name="ro1">
          <table:table-cell office:value-type="date" office:date-value="2013-06-01T00:00:00" table:style-name="ce2">
            <text:p>1/6/13</text:p>
          </table:table-cell>
          <table:table-cell office:value-type="float" office:value="107.32190010799999" table:style-name="ce1">
            <text:p>107.3219001</text:p>
          </table:table-cell>
          <table:table-cell office:value-type="float" office:value="96.978990570899995" table:style-name="ce1">
            <text:p>96.97899057</text:p>
          </table:table-cell>
          <table:table-cell office:value-type="float" office:value="95.3813196288" table:style-name="ce1">
            <text:p>95.38131963</text:p>
          </table:table-cell>
          <table:table-cell office:value-type="float" office:value="97.796460072100004" table:style-name="ce1">
            <text:p>97.79646007</text:p>
          </table:table-cell>
          <table:table-cell office:value-type="float" office:value="101.1174855001" table:style-name="ce1">
            <text:p>101.1174855</text:p>
          </table:table-cell>
          <table:table-cell table:number-columns-repeated="16378"/>
        </table:table-row>
        <table:table-row table:style-name="ro1">
          <table:table-cell office:value-type="date" office:date-value="2013-07-01T00:00:00" table:style-name="ce2">
            <text:p>1/7/13</text:p>
          </table:table-cell>
          <table:table-cell office:value-type="float" office:value="94.090495969599999" table:style-name="ce1">
            <text:p>94.09049597</text:p>
          </table:table-cell>
          <table:table-cell office:value-type="float" office:value="91.267410204900003" table:style-name="ce1">
            <text:p>91.2674102</text:p>
          </table:table-cell>
          <table:table-cell office:value-type="float" office:value="96.477095286600004" table:style-name="ce1">
            <text:p>96.47709529</text:p>
          </table:table-cell>
          <table:table-cell office:value-type="float" office:value="97.353673850999996" table:style-name="ce1">
            <text:p>97.35367385</text:p>
          </table:table-cell>
          <table:table-cell office:value-type="float" office:value="102.81390331" table:style-name="ce1">
            <text:p>102.8139033</text:p>
          </table:table-cell>
          <table:table-cell table:number-columns-repeated="16378"/>
        </table:table-row>
        <table:table-row table:style-name="ro1">
          <table:table-cell office:value-type="date" office:date-value="2013-08-01T00:00:00" table:style-name="ce2">
            <text:p>1/8/13</text:p>
          </table:table-cell>
          <table:table-cell office:value-type="float" office:value="71.355327602100004" table:style-name="ce1">
            <text:p>71.3553276</text:p>
          </table:table-cell>
          <table:table-cell office:value-type="float" office:value="50.817744165999997" table:style-name="ce1">
            <text:p>50.81774417</text:p>
          </table:table-cell>
          <table:table-cell office:value-type="float" office:value="38.423619832" table:style-name="ce1">
            <text:p>38.42361983</text:p>
          </table:table-cell>
          <table:table-cell office:value-type="float" office:value="14.2895795761" table:style-name="ce1">
            <text:p>14.28957958</text:p>
          </table:table-cell>
          <table:table-cell office:value-type="float" office:value="52.8343583865" table:style-name="ce1">
            <text:p>52.83435839</text:p>
          </table:table-cell>
          <table:table-cell table:number-columns-repeated="16378"/>
        </table:table-row>
        <table:table-row table:style-name="ro1">
          <table:table-cell office:value-type="date" office:date-value="2013-09-01T00:00:00" table:style-name="ce2">
            <text:p>1/9/13</text:p>
          </table:table-cell>
          <table:table-cell office:value-type="float" office:value="107.0950208969" table:style-name="ce1">
            <text:p>107.0950209</text:p>
          </table:table-cell>
          <table:table-cell office:value-type="float" office:value="97.7734925699" table:style-name="ce1">
            <text:p>97.77349257</text:p>
          </table:table-cell>
          <table:table-cell office:value-type="float" office:value="90.859175142500007" table:style-name="ce1">
            <text:p>90.85917514</text:p>
          </table:table-cell>
          <table:table-cell office:value-type="float" office:value="91.456481119700001" table:style-name="ce1">
            <text:p>91.45648112</text:p>
          </table:table-cell>
          <table:table-cell office:value-type="float" office:value="106.1086440289" table:style-name="ce1">
            <text:p>106.108644</text:p>
          </table:table-cell>
          <table:table-cell table:number-columns-repeated="16378"/>
        </table:table-row>
        <table:table-row table:style-name="ro1">
          <table:table-cell office:value-type="date" office:date-value="2013-10-01T00:00:00" table:style-name="ce2">
            <text:p>1/10/13</text:p>
          </table:table-cell>
          <table:table-cell office:value-type="float" office:value="112.3956715074" table:style-name="ce1">
            <text:p>112.3956715</text:p>
          </table:table-cell>
          <table:table-cell office:value-type="float" office:value="99.7733476529" table:style-name="ce1">
            <text:p>99.77334765</text:p>
          </table:table-cell>
          <table:table-cell office:value-type="float" office:value="118.71547315239999" table:style-name="ce1">
            <text:p>118.7154732</text:p>
          </table:table-cell>
          <table:table-cell office:value-type="float" office:value="99.150801955800006" table:style-name="ce1">
            <text:p>99.15080196</text:p>
          </table:table-cell>
          <table:table-cell office:value-type="float" office:value="120.3034464094" table:style-name="ce1">
            <text:p>120.3034464</text:p>
          </table:table-cell>
          <table:table-cell table:number-columns-repeated="16378"/>
        </table:table-row>
        <table:table-row table:style-name="ro1">
          <table:table-cell office:value-type="date" office:date-value="2013-11-01T00:00:00" table:style-name="ce2">
            <text:p>1/11/13</text:p>
          </table:table-cell>
          <table:table-cell office:value-type="float" office:value="106.6521386973" table:style-name="ce1">
            <text:p>106.6521387</text:p>
          </table:table-cell>
          <table:table-cell office:value-type="float" office:value="90.988501254900001" table:style-name="ce1">
            <text:p>90.98850125</text:p>
          </table:table-cell>
          <table:table-cell office:value-type="float" office:value="104.9283895774" table:style-name="ce1">
            <text:p>104.9283896</text:p>
          </table:table-cell>
          <table:table-cell office:value-type="float" office:value="89.440268825399997" table:style-name="ce1">
            <text:p>89.44026883</text:p>
          </table:table-cell>
          <table:table-cell office:value-type="float" office:value="101.6104339" table:style-name="ce1">
            <text:p>101.6104339</text:p>
          </table:table-cell>
          <table:table-cell table:number-columns-repeated="16378"/>
        </table:table-row>
        <table:table-row table:style-name="ro1">
          <table:table-cell office:value-type="date" office:date-value="2013-12-01T00:00:00" table:style-name="ce2">
            <text:p>1/12/13</text:p>
          </table:table-cell>
          <table:table-cell office:value-type="float" office:value="92.250964464600003" table:style-name="ce1">
            <text:p>92.25096446</text:p>
          </table:table-cell>
          <table:table-cell office:value-type="float" office:value="70.401536259899999" table:style-name="ce1">
            <text:p>70.40153626</text:p>
          </table:table-cell>
          <table:table-cell office:value-type="float" office:value="83.594750361899997" table:style-name="ce1">
            <text:p>83.59475036</text:p>
          </table:table-cell>
          <table:table-cell office:value-type="float" office:value="68.415123839399996" table:style-name="ce1">
            <text:p>68.41512384</text:p>
          </table:table-cell>
          <table:table-cell office:value-type="float" office:value="88.307492122900001" table:style-name="ce1">
            <text:p>88.30749212</text:p>
          </table:table-cell>
          <table:table-cell table:number-columns-repeated="16378"/>
        </table:table-row>
        <table:table-row table:style-name="ro1">
          <table:table-cell office:value-type="date" office:date-value="2014-01-01T00:00:00" table:style-name="ce2">
            <text:p>1/1/14</text:p>
          </table:table-cell>
          <table:table-cell office:value-type="float" office:value="109.1234044333" table:style-name="ce1">
            <text:p>109.1234044</text:p>
          </table:table-cell>
          <table:table-cell office:value-type="float" office:value="100.44217580989999" table:style-name="ce1">
            <text:p>100.4421758</text:p>
          </table:table-cell>
          <table:table-cell office:value-type="float" office:value="97.096799380199997" table:style-name="ce1">
            <text:p>97.09679938</text:p>
          </table:table-cell>
          <table:table-cell office:value-type="float" office:value="102.5364751513" table:style-name="ce1">
            <text:p>102.5364752</text:p>
          </table:table-cell>
          <table:table-cell office:value-type="float" office:value="113.2032403642" table:style-name="ce1">
            <text:p>113.2032404</text:p>
          </table:table-cell>
          <table:table-cell table:number-columns-repeated="16378"/>
        </table:table-row>
        <table:table-row table:style-name="ro1">
          <table:table-cell office:value-type="date" office:date-value="2014-02-01T00:00:00" table:style-name="ce2">
            <text:p>1/2/14</text:p>
          </table:table-cell>
          <table:table-cell office:value-type="float" office:value="104.5443541212" table:style-name="ce1">
            <text:p>104.5443541</text:p>
          </table:table-cell>
          <table:table-cell office:value-type="float" office:value="98.232559865900001" table:style-name="ce1">
            <text:p>98.23255987</text:p>
          </table:table-cell>
          <table:table-cell office:value-type="float" office:value="87.642109558200005" table:style-name="ce1">
            <text:p>87.64210956</text:p>
          </table:table-cell>
          <table:table-cell office:value-type="float" office:value="100.09021257089999" table:style-name="ce1">
            <text:p>100.0902126</text:p>
          </table:table-cell>
          <table:table-cell office:value-type="float" office:value="108.4748362733" table:style-name="ce1">
            <text:p>108.4748363</text:p>
          </table:table-cell>
          <table:table-cell table:number-columns-repeated="16378"/>
        </table:table-row>
        <table:table-row table:style-name="ro1">
          <table:table-cell office:value-type="date" office:date-value="2014-03-01T00:00:00" table:style-name="ce2">
            <text:p>1/3/14</text:p>
          </table:table-cell>
          <table:table-cell office:value-type="float" office:value="110.07277155289999" table:style-name="ce1">
            <text:p>110.0727716</text:p>
          </table:table-cell>
          <table:table-cell office:value-type="float" office:value="100.89098561989999" table:style-name="ce1">
            <text:p>100.8909856</text:p>
          </table:table-cell>
          <table:table-cell office:value-type="float" office:value="97.350866788999994" table:style-name="ce1">
            <text:p>97.35086679</text:p>
          </table:table-cell>
          <table:table-cell office:value-type="float" office:value="106.90451579720001" table:style-name="ce1">
            <text:p>106.9045158</text:p>
          </table:table-cell>
          <table:table-cell office:value-type="float" office:value="113.0587983465" table:style-name="ce1">
            <text:p>113.0587983</text:p>
          </table:table-cell>
          <table:table-cell table:number-columns-repeated="16378"/>
        </table:table-row>
        <table:table-row table:style-name="ro1">
          <table:table-cell office:value-type="date" office:date-value="2014-04-01T00:00:00" table:style-name="ce2">
            <text:p>1/4/14</text:p>
          </table:table-cell>
          <table:table-cell office:value-type="float" office:value="103.9217384193" table:style-name="ce1">
            <text:p>103.9217384</text:p>
          </table:table-cell>
          <table:table-cell office:value-type="float" office:value="98.753855940899996" table:style-name="ce1">
            <text:p>98.75385594</text:p>
          </table:table-cell>
          <table:table-cell office:value-type="float" office:value="119.78992265399999" table:style-name="ce1">
            <text:p>119.7899227</text:p>
          </table:table-cell>
          <table:table-cell office:value-type="float" office:value="105.7772694251" table:style-name="ce1">
            <text:p>105.7772694</text:p>
          </table:table-cell>
          <table:table-cell office:value-type="float" office:value="100.6273290721" table:style-name="ce1">
            <text:p>100.6273291</text:p>
          </table:table-cell>
          <table:table-cell table:number-columns-repeated="16378"/>
        </table:table-row>
        <table:table-row table:style-name="ro1">
          <table:table-cell office:value-type="date" office:date-value="2014-05-01T00:00:00" table:style-name="ce2">
            <text:p>1/5/14</text:p>
          </table:table-cell>
          <table:table-cell office:value-type="float" office:value="105.2148745942" table:style-name="ce1">
            <text:p>105.2148746</text:p>
          </table:table-cell>
          <table:table-cell office:value-type="float" office:value="96.070630415899998" table:style-name="ce1">
            <text:p>96.07063042</text:p>
          </table:table-cell>
          <table:table-cell office:value-type="float" office:value="79.191246806799995" table:style-name="ce1">
            <text:p>79.19124681</text:p>
          </table:table-cell>
          <table:table-cell office:value-type="float" office:value="79.011171082499999" table:style-name="ce1">
            <text:p>79.01117108</text:p>
          </table:table-cell>
          <table:table-cell office:value-type="float" office:value="82.603923351999995" table:style-name="ce1">
            <text:p>82.60392335</text:p>
          </table:table-cell>
          <table:table-cell table:number-columns-repeated="16378"/>
        </table:table-row>
        <table:table-row table:style-name="ro1">
          <table:table-cell office:value-type="date" office:date-value="2014-06-01T00:00:00" table:style-name="ce2">
            <text:p>1/6/14</text:p>
          </table:table-cell>
          <table:table-cell office:value-type="float" office:value="110.85715455659999" table:style-name="ce1">
            <text:p>110.8571546</text:p>
          </table:table-cell>
          <table:table-cell office:value-type="float" office:value="102.7597586199" table:style-name="ce1">
            <text:p>102.7597586</text:p>
          </table:table-cell>
          <table:table-cell office:value-type="float" office:value="97.207218715099998" table:style-name="ce1">
            <text:p>97.20721872</text:p>
          </table:table-cell>
          <table:table-cell office:value-type="float" office:value="92.706439942299994" table:style-name="ce1">
            <text:p>92.70643994</text:p>
          </table:table-cell>
          <table:table-cell office:value-type="float" office:value="101.79085793599999" table:style-name="ce1">
            <text:p>101.7908579</text:p>
          </table:table-cell>
          <table:table-cell table:number-columns-repeated="16378"/>
        </table:table-row>
        <table:table-row table:style-name="ro1">
          <table:table-cell office:value-type="date" office:date-value="2014-07-01T00:00:00" table:style-name="ce2">
            <text:p>1/7/14</text:p>
          </table:table-cell>
          <table:table-cell office:value-type="float" office:value="96.232635309100004" table:style-name="ce1">
            <text:p>96.23263531</text:p>
          </table:table-cell>
          <table:table-cell office:value-type="float" office:value="100.2511073899" table:style-name="ce1">
            <text:p>100.2511074</text:p>
          </table:table-cell>
          <table:table-cell office:value-type="float" office:value="98.072041594200002" table:style-name="ce1">
            <text:p>98.07204159</text:p>
          </table:table-cell>
          <table:table-cell office:value-type="float" office:value="83.667958282100003" table:style-name="ce1">
            <text:p>83.66795828</text:p>
          </table:table-cell>
          <table:table-cell office:value-type="float" office:value="101.25402619019999" table:style-name="ce1">
            <text:p>101.2540262</text:p>
          </table:table-cell>
          <table:table-cell table:number-columns-repeated="16378"/>
        </table:table-row>
        <table:table-row table:style-name="ro1">
          <table:table-cell office:value-type="date" office:date-value="2014-08-01T00:00:00" table:style-name="ce2">
            <text:p>1/8/14</text:p>
          </table:table-cell>
          <table:table-cell office:value-type="float" office:value="60.869789174099999" table:style-name="ce1">
            <text:p>60.86978917</text:p>
          </table:table-cell>
          <table:table-cell office:value-type="float" office:value="56.445375872" table:style-name="ce1">
            <text:p>56.44537587</text:p>
          </table:table-cell>
          <table:table-cell office:value-type="float" office:value="45.642678662100003" table:style-name="ce1">
            <text:p>45.64267866</text:p>
          </table:table-cell>
          <table:table-cell office:value-type="float" office:value="9.1421370553999992" table:style-name="ce1">
            <text:p>9.142137055</text:p>
          </table:table-cell>
          <table:table-cell office:value-type="float" office:value="49.271006011799997" table:style-name="ce1">
            <text:p>49.27100601</text:p>
          </table:table-cell>
          <table:table-cell table:number-columns-repeated="16378"/>
        </table:table-row>
        <table:table-row table:style-name="ro1">
          <table:table-cell office:value-type="date" office:date-value="2014-09-01T00:00:00" table:style-name="ce2">
            <text:p>1/9/14</text:p>
          </table:table-cell>
          <table:table-cell office:value-type="float" office:value="105.8805083868" table:style-name="ce1">
            <text:p>105.8805084</text:p>
          </table:table-cell>
          <table:table-cell office:value-type="float" office:value="104.63439615990001" table:style-name="ce1">
            <text:p>104.6343962</text:p>
          </table:table-cell>
          <table:table-cell office:value-type="float" office:value="103.15238689500001" table:style-name="ce1">
            <text:p>103.1523869</text:p>
          </table:table-cell>
          <table:table-cell office:value-type="float" office:value="93.028199568199994" table:style-name="ce1">
            <text:p>93.02819957</text:p>
          </table:table-cell>
          <table:table-cell office:value-type="float" office:value="110.7810264379" table:style-name="ce1">
            <text:p>110.7810264</text:p>
          </table:table-cell>
          <table:table-cell table:number-columns-repeated="16378"/>
        </table:table-row>
        <table:table-row table:style-name="ro1">
          <table:table-cell office:value-type="date" office:date-value="2014-10-01T00:00:00" table:style-name="ce2">
            <text:p>1/10/14</text:p>
          </table:table-cell>
          <table:table-cell office:value-type="float" office:value="105.6125832015" table:style-name="ce1">
            <text:p>105.6125832</text:p>
          </table:table-cell>
          <table:table-cell office:value-type="float" office:value="102.0952346999" table:style-name="ce1">
            <text:p>102.0952347</text:p>
          </table:table-cell>
          <table:table-cell office:value-type="float" office:value="124.58642567450001" table:style-name="ce1">
            <text:p>124.5864257</text:p>
          </table:table-cell>
          <table:table-cell office:value-type="float" office:value="101.04460548119999" table:style-name="ce1">
            <text:p>101.0446055</text:p>
          </table:table-cell>
          <table:table-cell office:value-type="float" office:value="120.58152114400001" table:style-name="ce1">
            <text:p>120.5815211</text:p>
          </table:table-cell>
          <table:table-cell table:number-columns-repeated="16378"/>
        </table:table-row>
        <table:table-row table:style-name="ro1">
          <table:table-cell office:value-type="date" office:date-value="2014-11-01T00:00:00" table:style-name="ce2">
            <text:p>1/11/14</text:p>
          </table:table-cell>
          <table:table-cell office:value-type="float" office:value="96.022310526400005" table:style-name="ce1">
            <text:p>96.02231053</text:p>
          </table:table-cell>
          <table:table-cell office:value-type="float" office:value="90.722312680900004" table:style-name="ce1">
            <text:p>90.72231268</text:p>
          </table:table-cell>
          <table:table-cell office:value-type="float" office:value="94.2380934201" table:style-name="ce1">
            <text:p>94.23809342</text:p>
          </table:table-cell>
          <table:table-cell office:value-type="float" office:value="84.863077058200005" table:style-name="ce1">
            <text:p>84.86307706</text:p>
          </table:table-cell>
          <table:table-cell office:value-type="float" office:value="96.897360790700006" table:style-name="ce1">
            <text:p>96.89736079</text:p>
          </table:table-cell>
          <table:table-cell table:number-columns-repeated="16378"/>
        </table:table-row>
        <table:table-row table:style-name="ro1">
          <table:table-cell office:value-type="date" office:date-value="2014-12-01T00:00:00" table:style-name="ce2">
            <text:p>1/12/14</text:p>
          </table:table-cell>
          <table:table-cell office:value-type="float" office:value="79.004591686599994" table:style-name="ce1">
            <text:p>79.00459169</text:p>
          </table:table-cell>
          <table:table-cell office:value-type="float" office:value="74.169830630899995" table:style-name="ce1">
            <text:p>74.16983063</text:p>
          </table:table-cell>
          <table:table-cell office:value-type="float" office:value="84.813527386499999" table:style-name="ce1">
            <text:p>84.81352739</text:p>
          </table:table-cell>
          <table:table-cell office:value-type="float" office:value="75.0249901878" table:style-name="ce1">
            <text:p>75.02499019</text:p>
          </table:table-cell>
          <table:table-cell office:value-type="float" office:value="92.915553636499993" table:style-name="ce1">
            <text:p>92.91555364</text:p>
          </table:table-cell>
          <table:table-cell table:number-columns-repeated="16378"/>
        </table:table-row>
        <table:table-row table:style-name="ro1">
          <table:table-cell office:value-type="date" office:date-value="2015-01-01T00:00:00" table:style-name="ce2">
            <text:p>1/1/15</text:p>
          </table:table-cell>
          <table:table-cell office:value-type="float" office:value="103.9548965212" table:style-name="ce1">
            <text:p>103.9548965</text:p>
          </table:table-cell>
          <table:table-cell office:value-type="float" office:value="96.2248184667" table:style-name="ce1">
            <text:p>96.22481847</text:p>
          </table:table-cell>
          <table:table-cell office:value-type="float" office:value="97.974935007799999" table:style-name="ce1">
            <text:p>97.97493501</text:p>
          </table:table-cell>
          <table:table-cell office:value-type="float" office:value="103.86513317009999" table:style-name="ce1">
            <text:p>103.8651332</text:p>
          </table:table-cell>
          <table:table-cell office:value-type="float" office:value="105.471448059" table:style-name="ce1">
            <text:p>105.4714481</text:p>
          </table:table-cell>
          <table:table-cell table:number-columns-repeated="16378"/>
        </table:table-row>
        <table:table-row table:style-name="ro1">
          <table:table-cell office:value-type="date" office:date-value="2015-02-01T00:00:00" table:style-name="ce2">
            <text:p>1/2/15</text:p>
          </table:table-cell>
          <table:table-cell office:value-type="float" office:value="100.1688287754" table:style-name="ce1">
            <text:p>100.1688288</text:p>
          </table:table-cell>
          <table:table-cell office:value-type="float" office:value="103.4119253495" table:style-name="ce1">
            <text:p>103.4119253</text:p>
          </table:table-cell>
          <table:table-cell office:value-type="float" office:value="103.9425118453" table:style-name="ce1">
            <text:p>103.9425118</text:p>
          </table:table-cell>
          <table:table-cell office:value-type="float" office:value="103.40387825489999" table:style-name="ce1">
            <text:p>103.4038783</text:p>
          </table:table-cell>
          <table:table-cell office:value-type="float" office:value="108.8249495486" table:style-name="ce1">
            <text:p>108.8249495</text:p>
          </table:table-cell>
          <table:table-cell table:number-columns-repeated="16378"/>
        </table:table-row>
        <table:table-row table:style-name="ro1">
          <table:table-cell office:value-type="date" office:date-value="2015-03-01T00:00:00" table:style-name="ce2">
            <text:p>1/3/15</text:p>
          </table:table-cell>
          <table:table-cell office:value-type="float" office:value="103.44669661979999" table:style-name="ce1">
            <text:p>103.4466966</text:p>
          </table:table-cell>
          <table:table-cell office:value-type="float" office:value="109.5681994971" table:style-name="ce1">
            <text:p>109.5681995</text:p>
          </table:table-cell>
          <table:table-cell office:value-type="float" office:value="107.8923635132" table:style-name="ce1">
            <text:p>107.8923635</text:p>
          </table:table-cell>
          <table:table-cell office:value-type="float" office:value="120.1602241274" table:style-name="ce1">
            <text:p>120.1602241</text:p>
          </table:table-cell>
          <table:table-cell office:value-type="float" office:value="116.3921801605" table:style-name="ce1">
            <text:p>116.3921802</text:p>
          </table:table-cell>
          <table:table-cell table:number-columns-repeated="16378"/>
        </table:table-row>
        <table:table-row table:style-name="ro1">
          <table:table-cell office:value-type="date" office:date-value="2015-04-01T00:00:00" table:style-name="ce2">
            <text:p>1/4/15</text:p>
          </table:table-cell>
          <table:table-cell office:value-type="float" office:value="112.73783567780001" table:style-name="ce1">
            <text:p>112.7378357</text:p>
          </table:table-cell>
          <table:table-cell office:value-type="float" office:value="107.092823771" table:style-name="ce1">
            <text:p>107.0928238</text:p>
          </table:table-cell>
          <table:table-cell office:value-type="float" office:value="115.2137085482" table:style-name="ce1">
            <text:p>115.2137085</text:p>
          </table:table-cell>
          <table:table-cell office:value-type="float" office:value="119.11018404710001" table:style-name="ce1">
            <text:p>119.110184</text:p>
          </table:table-cell>
          <table:table-cell office:value-type="float" office:value="100.4682793226" table:style-name="ce1">
            <text:p>100.4682793</text:p>
          </table:table-cell>
          <table:table-cell table:number-columns-repeated="16378"/>
        </table:table-row>
        <table:table-row table:style-name="ro1">
          <table:table-cell office:value-type="date" office:date-value="2015-05-01T00:00:00" table:style-name="ce2">
            <text:p>1/5/15</text:p>
          </table:table-cell>
          <table:table-cell office:value-type="float" office:value="95.022722498500002" table:style-name="ce1">
            <text:p>95.0227225</text:p>
          </table:table-cell>
          <table:table-cell office:value-type="float" office:value="94.834632184200004" table:style-name="ce1">
            <text:p>94.83463218</text:p>
          </table:table-cell>
          <table:table-cell office:value-type="float" office:value="85.388764107300005" table:style-name="ce1">
            <text:p>85.38876411</text:p>
          </table:table-cell>
          <table:table-cell office:value-type="float" office:value="95.220169410799997" table:style-name="ce1">
            <text:p>95.22016941</text:p>
          </table:table-cell>
          <table:table-cell office:value-type="float" office:value="79.792512456500006" table:style-name="ce1">
            <text:p>79.79251246</text:p>
          </table:table-cell>
          <table:table-cell table:number-columns-repeated="16378"/>
        </table:table-row>
        <table:table-row table:style-name="ro1">
          <table:table-cell office:value-type="date" office:date-value="2015-06-01T00:00:00" table:style-name="ce2">
            <text:p>1/6/15</text:p>
          </table:table-cell>
          <table:table-cell office:value-type="float" office:value="109.283857161" table:style-name="ce1">
            <text:p>109.2838572</text:p>
          </table:table-cell>
          <table:table-cell office:value-type="float" office:value="115.241544529" table:style-name="ce1">
            <text:p>115.2415445</text:p>
          </table:table-cell>
          <table:table-cell office:value-type="float" office:value="109.6720826347" table:style-name="ce1">
            <text:p>109.6720826</text:p>
          </table:table-cell>
          <table:table-cell office:value-type="float" office:value="125.7916723778" table:style-name="ce1">
            <text:p>125.7916724</text:p>
          </table:table-cell>
          <table:table-cell office:value-type="float" office:value="113.2909107686" table:style-name="ce1">
            <text:p>113.2909108</text:p>
          </table:table-cell>
          <table:table-cell table:number-columns-repeated="16378"/>
        </table:table-row>
        <table:table-row table:style-name="ro1">
          <table:table-cell office:value-type="date" office:date-value="2015-07-01T00:00:00" table:style-name="ce2">
            <text:p>1/7/15</text:p>
          </table:table-cell>
          <table:table-cell office:value-type="float" office:value="98.102348617000004" table:style-name="ce1">
            <text:p>98.10234862</text:p>
          </table:table-cell>
          <table:table-cell office:value-type="float" office:value="98.312934844300003" table:style-name="ce1">
            <text:p>98.31293484</text:p>
          </table:table-cell>
          <table:table-cell office:value-type="float" office:value="102.92517679220001" table:style-name="ce1">
            <text:p>102.9251768</text:p>
          </table:table-cell>
          <table:table-cell office:value-type="float" office:value="100.8882754843" table:style-name="ce1">
            <text:p>100.8882755</text:p>
          </table:table-cell>
          <table:table-cell office:value-type="float" office:value="93.612246114000001" table:style-name="ce1">
            <text:p>93.61224611</text:p>
          </table:table-cell>
          <table:table-cell table:number-columns-repeated="16378"/>
        </table:table-row>
        <table:table-row table:style-name="ro1">
          <table:table-cell office:value-type="date" office:date-value="2015-08-01T00:00:00" table:style-name="ce2">
            <text:p>1/8/15</text:p>
          </table:table-cell>
          <table:table-cell office:value-type="float" office:value="65.382068514799997" table:style-name="ce1">
            <text:p>65.38206851</text:p>
          </table:table-cell>
          <table:table-cell office:value-type="float" office:value="65.153958437" table:style-name="ce1">
            <text:p>65.15395844</text:p>
          </table:table-cell>
          <table:table-cell office:value-type="float" office:value="56.269159586000001" table:style-name="ce1">
            <text:p>56.26915959</text:p>
          </table:table-cell>
          <table:table-cell office:value-type="float" office:value="10.2916279043" table:style-name="ce1">
            <text:p>10.2916279</text:p>
          </table:table-cell>
          <table:table-cell office:value-type="float" office:value="49.465150129199998" table:style-name="ce1">
            <text:p>49.46515013</text:p>
          </table:table-cell>
          <table:table-cell table:number-columns-repeated="16378"/>
        </table:table-row>
        <table:table-row table:style-name="ro1">
          <table:table-cell office:value-type="date" office:date-value="2015-09-01T00:00:00" table:style-name="ce2">
            <text:p>1/9/15</text:p>
          </table:table-cell>
          <table:table-cell office:value-type="float" office:value="112.9849750496" table:style-name="ce1">
            <text:p>112.984975</text:p>
          </table:table-cell>
          <table:table-cell office:value-type="float" office:value="113.23396463509999" table:style-name="ce1">
            <text:p>113.2339646</text:p>
          </table:table-cell>
          <table:table-cell office:value-type="float" office:value="91.015180069600007" table:style-name="ce1">
            <text:p>91.01518007</text:p>
          </table:table-cell>
          <table:table-cell office:value-type="float" office:value="112.8200840164" table:style-name="ce1">
            <text:p>112.820084</text:p>
          </table:table-cell>
          <table:table-cell office:value-type="float" office:value="116.13521439500001" table:style-name="ce1">
            <text:p>116.1352144</text:p>
          </table:table-cell>
          <table:table-cell table:number-columns-repeated="16378"/>
        </table:table-row>
        <table:table-row table:style-name="ro1">
          <table:table-cell office:value-type="date" office:date-value="2015-10-01T00:00:00" table:style-name="ce2">
            <text:p>1/10/15</text:p>
          </table:table-cell>
          <table:table-cell office:value-type="float" office:value="117.5562236106" table:style-name="ce1">
            <text:p>117.5562236</text:p>
          </table:table-cell>
          <table:table-cell office:value-type="float" office:value="109.9719048841" table:style-name="ce1">
            <text:p>109.9719049</text:p>
          </table:table-cell>
          <table:table-cell office:value-type="float" office:value="142.0422312769" table:style-name="ce1">
            <text:p>142.0422313</text:p>
          </table:table-cell>
          <table:table-cell office:value-type="float" office:value="116.0888904055" table:style-name="ce1">
            <text:p>116.0888904</text:p>
          </table:table-cell>
          <table:table-cell office:value-type="float" office:value="116.19568260050001" table:style-name="ce1">
            <text:p>116.1956826</text:p>
          </table:table-cell>
          <table:table-cell table:number-columns-repeated="16378"/>
        </table:table-row>
        <table:table-row table:style-name="ro1">
          <table:table-cell office:value-type="date" office:date-value="2015-11-01T00:00:00" table:style-name="ce2">
            <text:p>1/11/15</text:p>
          </table:table-cell>
          <table:table-cell office:value-type="float" office:value="105.957985635" table:style-name="ce1">
            <text:p>105.9579856</text:p>
          </table:table-cell>
          <table:table-cell office:value-type="float" office:value="106.052020623" table:style-name="ce1">
            <text:p>106.0520206</text:p>
          </table:table-cell>
          <table:table-cell office:value-type="float" office:value="99.920631440299999" table:style-name="ce1">
            <text:p>99.92063144</text:p>
          </table:table-cell>
          <table:table-cell office:value-type="float" office:value="108.1097968966" table:style-name="ce1">
            <text:p>108.1097969</text:p>
          </table:table-cell>
          <table:table-cell office:value-type="float" office:value="103.5170863307" table:style-name="ce1">
            <text:p>103.5170863</text:p>
          </table:table-cell>
          <table:table-cell table:number-columns-repeated="16378"/>
        </table:table-row>
        <table:table-row table:style-name="ro1">
          <table:table-cell office:value-type="date" office:date-value="2015-12-01T00:00:00" table:style-name="ce2">
            <text:p>1/12/15</text:p>
          </table:table-cell>
          <table:table-cell office:value-type="float" office:value="75.401561319199999" table:style-name="ce1">
            <text:p>75.40156132</text:p>
          </table:table-cell>
          <table:table-cell office:value-type="float" office:value="80.901272778999996" table:style-name="ce1">
            <text:p>80.90127278</text:p>
          </table:table-cell>
          <table:table-cell office:value-type="float" office:value="87.743255178599995" table:style-name="ce1">
            <text:p>87.74325518</text:p>
          </table:table-cell>
          <table:table-cell office:value-type="float" office:value="84.250063904800001" table:style-name="ce1">
            <text:p>84.2500639</text:p>
          </table:table-cell>
          <table:table-cell office:value-type="float" office:value="96.8343401148" table:style-name="ce1">
            <text:p>96.83434011</text:p>
          </table:table-cell>
          <table:table-cell table:number-columns-repeated="16378"/>
        </table:table-row>
        <table:table-row table:style-name="ro1">
          <table:table-cell office:value-type="date" office:date-value="2016-01-01T00:00:00" table:style-name="ce2">
            <text:p>1/1/16</text:p>
          </table:table-cell>
          <table:table-cell office:value-type="float" office:value="109.29374094950001" table:style-name="ce1">
            <text:p>109.2937409</text:p>
          </table:table-cell>
          <table:table-cell office:value-type="float" office:value="99.133899282200005" table:style-name="ce1">
            <text:p>99.13389928</text:p>
          </table:table-cell>
          <table:table-cell office:value-type="float" office:value="98.672817621999997" table:style-name="ce1">
            <text:p>98.67281762</text:p>
          </table:table-cell>
          <table:table-cell office:value-type="float" office:value="118.38163197270001" table:style-name="ce1">
            <text:p>118.381632</text:p>
          </table:table-cell>
          <table:table-cell office:value-type="float" office:value="103.9316121271" table:style-name="ce1">
            <text:p>103.9316121</text:p>
          </table:table-cell>
          <table:table-cell table:number-columns-repeated="16378"/>
        </table:table-row>
        <table:table-row table:style-name="ro1">
          <table:table-cell office:value-type="date" office:date-value="2016-02-01T00:00:00" table:style-name="ce2">
            <text:p>1/2/16</text:p>
          </table:table-cell>
          <table:table-cell office:value-type="float" office:value="111.8275580705" table:style-name="ce1">
            <text:p>111.8275581</text:p>
          </table:table-cell>
          <table:table-cell office:value-type="float" office:value="111.1446942972" table:style-name="ce1">
            <text:p>111.1446943</text:p>
          </table:table-cell>
          <table:table-cell office:value-type="float" office:value="110.2884169368" table:style-name="ce1">
            <text:p>110.2884169</text:p>
          </table:table-cell>
          <table:table-cell office:value-type="float" office:value="121.7425195581" table:style-name="ce1">
            <text:p>121.7425196</text:p>
          </table:table-cell>
          <table:table-cell office:value-type="float" office:value="105.50111390239999" table:style-name="ce1">
            <text:p>105.5011139</text:p>
          </table:table-cell>
          <table:table-cell table:number-columns-repeated="16378"/>
        </table:table-row>
        <table:table-row table:style-name="ro1">
          <table:table-cell office:value-type="date" office:date-value="2016-03-01T00:00:00" table:style-name="ce2">
            <text:p>1/3/16</text:p>
          </table:table-cell>
          <table:table-cell office:value-type="float" office:value="114.79873867240001" table:style-name="ce1">
            <text:p>114.7987387</text:p>
          </table:table-cell>
          <table:table-cell office:value-type="float" office:value="113.1415115593" table:style-name="ce1">
            <text:p>113.1415116</text:p>
          </table:table-cell>
          <table:table-cell office:value-type="float" office:value="109.9752096335" table:style-name="ce1">
            <text:p>109.9752096</text:p>
          </table:table-cell>
          <table:table-cell office:value-type="float" office:value="136.80134078680001" table:style-name="ce1">
            <text:p>136.8013408</text:p>
          </table:table-cell>
          <table:table-cell office:value-type="float" office:value="119.15464894820001" table:style-name="ce1">
            <text:p>119.1546489</text:p>
          </table:table-cell>
          <table:table-cell table:number-columns-repeated="16378"/>
        </table:table-row>
        <table:table-row table:style-name="ro1">
          <table:table-cell office:value-type="date" office:date-value="2016-04-01T00:00:00" table:style-name="ce2">
            <text:p>1/4/16</text:p>
          </table:table-cell>
          <table:table-cell office:value-type="float" office:value="117.4580132035" table:style-name="ce1">
            <text:p>117.4580132</text:p>
          </table:table-cell>
          <table:table-cell office:value-type="float" office:value="111.36124421" table:style-name="ce1">
            <text:p>111.3612442</text:p>
          </table:table-cell>
          <table:table-cell office:value-type="float" office:value="119.1540205658" table:style-name="ce1">
            <text:p>119.1540206</text:p>
          </table:table-cell>
          <table:table-cell office:value-type="float" office:value="127.7146603619" table:style-name="ce1">
            <text:p>127.7146604</text:p>
          </table:table-cell>
          <table:table-cell office:value-type="float" office:value="104.58891354470001" table:style-name="ce1">
            <text:p>104.5889135</text:p>
          </table:table-cell>
          <table:table-cell table:number-columns-repeated="16378"/>
        </table:table-row>
        <table:table-row table:style-name="ro1">
          <table:table-cell office:value-type="date" office:date-value="2016-05-01T00:00:00" table:style-name="ce2">
            <text:p>1/5/16</text:p>
          </table:table-cell>
          <table:table-cell office:value-type="float" office:value="125.37309459780001" table:style-name="ce1">
            <text:p>125.3730946</text:p>
          </table:table-cell>
          <table:table-cell office:value-type="float" office:value="105.5948767486" table:style-name="ce1">
            <text:p>105.5948767</text:p>
          </table:table-cell>
          <table:table-cell office:value-type="float" office:value="91.154028158299994" table:style-name="ce1">
            <text:p>91.15402816</text:p>
          </table:table-cell>
          <table:table-cell office:value-type="float" office:value="120.2026065421" table:style-name="ce1">
            <text:p>120.2026065</text:p>
          </table:table-cell>
          <table:table-cell office:value-type="float" office:value="96.304027042599998" table:style-name="ce1">
            <text:p>96.30402704</text:p>
          </table:table-cell>
          <table:table-cell table:number-columns-repeated="16378"/>
        </table:table-row>
        <table:table-row table:style-name="ro1">
          <table:table-cell office:value-type="date" office:date-value="2016-06-01T00:00:00" table:style-name="ce2">
            <text:p>1/6/16</text:p>
          </table:table-cell>
          <table:table-cell office:value-type="float" office:value="132.8150558081" table:style-name="ce1">
            <text:p>132.8150558</text:p>
          </table:table-cell>
          <table:table-cell office:value-type="float" office:value="115.4070453922" table:style-name="ce1">
            <text:p>115.4070454</text:p>
          </table:table-cell>
          <table:table-cell office:value-type="float" office:value="108.7441838079" table:style-name="ce1">
            <text:p>108.7441838</text:p>
          </table:table-cell>
          <table:table-cell office:value-type="float" office:value="136.26870629160001" table:style-name="ce1">
            <text:p>136.2687063</text:p>
          </table:table-cell>
          <table:table-cell office:value-type="float" office:value="115.7658669601" table:style-name="ce1">
            <text:p>115.765867</text:p>
          </table:table-cell>
          <table:table-cell table:number-columns-repeated="16378"/>
        </table:table-row>
        <table:table-row table:style-name="ro1">
          <table:table-cell office:value-type="date" office:date-value="2016-07-01T00:00:00" table:style-name="ce2">
            <text:p>1/7/16</text:p>
          </table:table-cell>
          <table:table-cell office:value-type="float" office:value="98.255735376399997" table:style-name="ce1">
            <text:p>98.25573538</text:p>
          </table:table-cell>
          <table:table-cell office:value-type="float" office:value="88.752298173499995" table:style-name="ce1">
            <text:p>88.75229817</text:p>
          </table:table-cell>
          <table:table-cell office:value-type="float" office:value="97.329184863600005" table:style-name="ce1">
            <text:p>97.32918486</text:p>
          </table:table-cell>
          <table:table-cell office:value-type="float" office:value="106.4107358696" table:style-name="ce1">
            <text:p>106.4107359</text:p>
          </table:table-cell>
          <table:table-cell office:value-type="float" office:value="87.380588446800004" table:style-name="ce1">
            <text:p>87.38058845</text:p>
          </table:table-cell>
          <table:table-cell table:number-columns-repeated="16378"/>
        </table:table-row>
        <table:table-row table:style-name="ro1">
          <table:table-cell office:value-type="date" office:date-value="2016-08-01T00:00:00" table:style-name="ce2">
            <text:p>1/8/16</text:p>
          </table:table-cell>
          <table:table-cell office:value-type="float" office:value="91.822285038199993" table:style-name="ce1">
            <text:p>91.82228504</text:p>
          </table:table-cell>
          <table:table-cell office:value-type="float" office:value="68.960059106599999" table:style-name="ce1">
            <text:p>68.96005911</text:p>
          </table:table-cell>
          <table:table-cell office:value-type="float" office:value="59.6464605894" table:style-name="ce1">
            <text:p>59.64646059</text:p>
          </table:table-cell>
          <table:table-cell office:value-type="float" office:value="14.955249784399999" table:style-name="ce1">
            <text:p>14.95524978</text:p>
          </table:table-cell>
          <table:table-cell office:value-type="float" office:value="54.724000050500003" table:style-name="ce1">
            <text:p>54.72400005</text:p>
          </table:table-cell>
          <table:table-cell table:number-columns-repeated="16378"/>
        </table:table-row>
        <table:table-row table:style-name="ro1">
          <table:table-cell office:value-type="date" office:date-value="2016-09-01T00:00:00" table:style-name="ce2">
            <text:p>1/9/16</text:p>
          </table:table-cell>
          <table:table-cell office:value-type="float" office:value="128.43141600249999" table:style-name="ce1">
            <text:p>128.431416</text:p>
          </table:table-cell>
          <table:table-cell office:value-type="float" office:value="115.244778592" table:style-name="ce1">
            <text:p>115.2447786</text:p>
          </table:table-cell>
          <table:table-cell office:value-type="float" office:value="100.87354431999999" table:style-name="ce1">
            <text:p>100.8735443</text:p>
          </table:table-cell>
          <table:table-cell office:value-type="float" office:value="123.553267542" table:style-name="ce1">
            <text:p>123.5532675</text:p>
          </table:table-cell>
          <table:table-cell office:value-type="float" office:value="115.6669920768" table:style-name="ce1">
            <text:p>115.6669921</text:p>
          </table:table-cell>
          <table:table-cell table:number-columns-repeated="16378"/>
        </table:table-row>
        <table:table-row table:style-name="ro1">
          <table:table-cell office:value-type="date" office:date-value="2016-10-01T00:00:00" table:style-name="ce2">
            <text:p>1/10/16</text:p>
          </table:table-cell>
          <table:table-cell office:value-type="float" office:value="126.8820381658" table:style-name="ce1">
            <text:p>126.8820382</text:p>
          </table:table-cell>
          <table:table-cell office:value-type="float" office:value="103.0614277291" table:style-name="ce1">
            <text:p>103.0614277</text:p>
          </table:table-cell>
          <table:table-cell office:value-type="float" office:value="127.72558523639999" table:style-name="ce1">
            <text:p>127.7255852</text:p>
          </table:table-cell>
          <table:table-cell office:value-type="float" office:value="117.9259549307" table:style-name="ce1">
            <text:p>117.9259549</text:p>
          </table:table-cell>
          <table:table-cell office:value-type="float" office:value="101.4938465206" table:style-name="ce1">
            <text:p>101.4938465</text:p>
          </table:table-cell>
          <table:table-cell table:number-columns-repeated="16378"/>
        </table:table-row>
        <table:table-row table:style-name="ro1">
          <table:table-cell office:value-type="date" office:date-value="2016-11-01T00:00:00" table:style-name="ce2">
            <text:p>1/11/16</text:p>
          </table:table-cell>
          <table:table-cell office:value-type="float" office:value="127.8784086246" table:style-name="ce1">
            <text:p>127.8784086</text:p>
          </table:table-cell>
          <table:table-cell office:value-type="float" office:value="110.62376923310001" table:style-name="ce1">
            <text:p>110.6237692</text:p>
          </table:table-cell>
          <table:table-cell office:value-type="float" office:value="99.464429051600007" table:style-name="ce1">
            <text:p>99.46442905</text:p>
          </table:table-cell>
          <table:table-cell office:value-type="float" office:value="125.22108555600001" table:style-name="ce1">
            <text:p>125.2210856</text:p>
          </table:table-cell>
          <table:table-cell office:value-type="float" office:value="98.645435563500001" table:style-name="ce1">
            <text:p>98.64543556</text:p>
          </table:table-cell>
          <table:table-cell table:number-columns-repeated="16378"/>
        </table:table-row>
        <table:table-row table:style-name="ro1">
          <table:table-cell office:value-type="date" office:date-value="2016-12-01T00:00:00" table:style-name="ce2">
            <text:p>1/12/16</text:p>
          </table:table-cell>
          <table:table-cell office:value-type="float" office:value="95.885928422299997" table:style-name="ce1">
            <text:p>95.88592842</text:p>
          </table:table-cell>
          <table:table-cell office:value-type="float" office:value="87.053003370900001" table:style-name="ce1">
            <text:p>87.05300337</text:p>
          </table:table-cell>
          <table:table-cell office:value-type="float" office:value="87.147643111899995" table:style-name="ce1">
            <text:p>87.14764311</text:p>
          </table:table-cell>
          <table:table-cell office:value-type="float" office:value="89.718747806799996" table:style-name="ce1">
            <text:p>89.71874781</text:p>
          </table:table-cell>
          <table:table-cell office:value-type="float" office:value="85.0099890961" table:style-name="ce1">
            <text:p>85.0099891</text:p>
          </table:table-cell>
          <table:table-cell table:number-columns-repeated="16378"/>
        </table:table-row>
        <table:table-row table:style-name="ro1">
          <table:table-cell office:value-type="date" office:date-value="2017-01-01T00:00:00" table:style-name="ce2">
            <text:p>1/1/17</text:p>
          </table:table-cell>
          <table:table-cell office:value-type="float" office:value="122.1269489787" table:style-name="ce1">
            <text:p>122.126949</text:p>
          </table:table-cell>
          <table:table-cell office:value-type="float" office:value="109.4707885143" table:style-name="ce1">
            <text:p>109.4707885</text:p>
          </table:table-cell>
          <table:table-cell office:value-type="float" office:value="107.7319398863" table:style-name="ce1">
            <text:p>107.7319399</text:p>
          </table:table-cell>
          <table:table-cell office:value-type="float" office:value="126.7544822784" table:style-name="ce1">
            <text:p>126.7544823</text:p>
          </table:table-cell>
          <table:table-cell office:value-type="float" office:value="100.61019514420001" table:style-name="ce1">
            <text:p>100.6101951</text:p>
          </table:table-cell>
          <table:table-cell table:number-columns-repeated="16378"/>
        </table:table-row>
        <table:table-row table:style-name="ro1">
          <table:table-cell office:value-type="date" office:date-value="2017-02-01T00:00:00" table:style-name="ce2">
            <text:p>1/2/17</text:p>
          </table:table-cell>
          <table:table-cell office:value-type="float" office:value="116.5162775327" table:style-name="ce1">
            <text:p>116.5162775</text:p>
          </table:table-cell>
          <table:table-cell office:value-type="float" office:value="107.4727199389" table:style-name="ce1">
            <text:p>107.4727199</text:p>
          </table:table-cell>
          <table:table-cell office:value-type="float" office:value="110.34799449170001" table:style-name="ce1">
            <text:p>110.3479945</text:p>
          </table:table-cell>
          <table:table-cell office:value-type="float" office:value="119.6513362415" table:style-name="ce1">
            <text:p>119.6513362</text:p>
          </table:table-cell>
          <table:table-cell office:value-type="float" office:value="94.866528225799996" table:style-name="ce1">
            <text:p>94.86652823</text:p>
          </table:table-cell>
          <table:table-cell table:number-columns-repeated="16378"/>
        </table:table-row>
        <table:table-row table:style-name="ro1">
          <table:table-cell office:value-type="date" office:date-value="2017-03-01T00:00:00" table:style-name="ce2">
            <text:p>1/3/17</text:p>
          </table:table-cell>
          <table:table-cell office:value-type="float" office:value="136.90201151560001" table:style-name="ce1">
            <text:p>136.9020115</text:p>
          </table:table-cell>
          <table:table-cell office:value-type="float" office:value="121.5487693051" table:style-name="ce1">
            <text:p>121.5487693</text:p>
          </table:table-cell>
          <table:table-cell office:value-type="float" office:value="128.91844420519999" table:style-name="ce1">
            <text:p>128.9184442</text:p>
          </table:table-cell>
          <table:table-cell office:value-type="float" office:value="140.26214713389999" table:style-name="ce1">
            <text:p>140.2621471</text:p>
          </table:table-cell>
          <table:table-cell office:value-type="float" office:value="118.2884721201" table:style-name="ce1">
            <text:p>118.2884721</text:p>
          </table:table-cell>
          <table:table-cell table:number-columns-repeated="16378"/>
        </table:table-row>
        <table:table-row table:style-name="ro1">
          <table:table-cell office:value-type="date" office:date-value="2017-04-01T00:00:00" table:style-name="ce2">
            <text:p>1/4/17</text:p>
          </table:table-cell>
          <table:table-cell office:value-type="float" office:value="105.95689848489999" table:style-name="ce1">
            <text:p>105.9568985</text:p>
          </table:table-cell>
          <table:table-cell office:value-type="float" office:value="99.534983847700005" table:style-name="ce1">
            <text:p>99.53498385</text:p>
          </table:table-cell>
          <table:table-cell office:value-type="float" office:value="99.087650242799995" table:style-name="ce1">
            <text:p>99.08765024</text:p>
          </table:table-cell>
          <table:table-cell office:value-type="float" office:value="112.6656917176" table:style-name="ce1">
            <text:p>112.6656917</text:p>
          </table:table-cell>
          <table:table-cell office:value-type="float" office:value="84.591895814500006" table:style-name="ce1">
            <text:p>84.59189581</text:p>
          </table:table-cell>
          <table:table-cell table:number-columns-repeated="16378"/>
        </table:table-row>
        <table:table-row table:style-name="ro1">
          <table:table-cell office:value-type="date" office:date-value="2017-05-01T00:00:00" table:style-name="ce2">
            <text:p>1/5/17</text:p>
          </table:table-cell>
          <table:table-cell office:value-type="float" office:value="119.9789819433" table:style-name="ce1">
            <text:p>119.9789819</text:p>
          </table:table-cell>
          <table:table-cell office:value-type="float" office:value="114.9990629255" table:style-name="ce1">
            <text:p>114.9990629</text:p>
          </table:table-cell>
          <table:table-cell office:value-type="float" office:value="76.167357731199999" table:style-name="ce1">
            <text:p>76.16735773</text:p>
          </table:table-cell>
          <table:table-cell office:value-type="float" office:value="118.8086703929" table:style-name="ce1">
            <text:p>118.8086704</text:p>
          </table:table-cell>
          <table:table-cell office:value-type="float" office:value="89.0038653891" table:style-name="ce1">
            <text:p>89.00386539</text:p>
          </table:table-cell>
          <table:table-cell table:number-columns-repeated="16378"/>
        </table:table-row>
        <table:table-row table:style-name="ro1">
          <table:table-cell office:value-type="date" office:date-value="2017-06-01T00:00:00" table:style-name="ce2">
            <text:p>1/6/17</text:p>
          </table:table-cell>
          <table:table-cell office:value-type="float" office:value="122.0648221812" table:style-name="ce1">
            <text:p>122.0648222</text:p>
          </table:table-cell>
          <table:table-cell office:value-type="float" office:value="116.1946057877" table:style-name="ce1">
            <text:p>116.1946058</text:p>
          </table:table-cell>
          <table:table-cell office:value-type="float" office:value="107.9609560844" table:style-name="ce1">
            <text:p>107.9609561</text:p>
          </table:table-cell>
          <table:table-cell office:value-type="float" office:value="123.7071982938" table:style-name="ce1">
            <text:p>123.7071983</text:p>
          </table:table-cell>
          <table:table-cell office:value-type="float" office:value="116.2595256757" table:style-name="ce1">
            <text:p>116.2595257</text:p>
          </table:table-cell>
          <table:table-cell table:number-columns-repeated="16378"/>
        </table:table-row>
        <table:table-row table:style-name="ro1">
          <table:table-cell office:value-type="date" office:date-value="2017-07-01T00:00:00" table:style-name="ce2">
            <text:p>1/7/17</text:p>
          </table:table-cell>
          <table:table-cell office:value-type="float" office:value="99.416376213899994" table:style-name="ce1">
            <text:p>99.41637621</text:p>
          </table:table-cell>
          <table:table-cell office:value-type="float" office:value="99.995272540000002" table:style-name="ce1">
            <text:p>99.99527254</text:p>
          </table:table-cell>
          <table:table-cell office:value-type="float" office:value="101.5338236078" table:style-name="ce1">
            <text:p>101.5338236</text:p>
          </table:table-cell>
          <table:table-cell office:value-type="float" office:value="109.37854432819999" table:style-name="ce1">
            <text:p>109.3785443</text:p>
          </table:table-cell>
          <table:table-cell office:value-type="float" office:value="82.899292447299999" table:style-name="ce1">
            <text:p>82.89929245</text:p>
          </table:table-cell>
          <table:table-cell table:number-columns-repeated="16378"/>
        </table:table-row>
        <table:table-row table:style-name="ro1">
          <table:table-cell office:value-type="date" office:date-value="2017-08-01T00:00:00" table:style-name="ce2">
            <text:p>1/8/17</text:p>
          </table:table-cell>
          <table:table-cell office:value-type="float" office:value="88.614358411300003" table:style-name="ce1">
            <text:p>88.61435841</text:p>
          </table:table-cell>
          <table:table-cell office:value-type="float" office:value="71.2774242423" table:style-name="ce1">
            <text:p>71.27742424</text:p>
          </table:table-cell>
          <table:table-cell office:value-type="float" office:value="57.6379284048" table:style-name="ce1">
            <text:p>57.6379284</text:p>
          </table:table-cell>
          <table:table-cell office:value-type="float" office:value="15.8693458732" table:style-name="ce1">
            <text:p>15.86934587</text:p>
          </table:table-cell>
          <table:table-cell office:value-type="float" office:value="54.054156406099999" table:style-name="ce1">
            <text:p>54.05415641</text:p>
          </table:table-cell>
          <table:table-cell table:number-columns-repeated="16378"/>
        </table:table-row>
        <table:table-row table:style-name="ro1">
          <table:table-cell office:value-type="date" office:date-value="2017-09-01T00:00:00" table:style-name="ce2">
            <text:p>1/9/17</text:p>
          </table:table-cell>
          <table:table-cell office:value-type="float" office:value="123.7078660717" table:style-name="ce1">
            <text:p>123.7078661</text:p>
          </table:table-cell>
          <table:table-cell office:value-type="float" office:value="121.562907499" table:style-name="ce1">
            <text:p>121.5629075</text:p>
          </table:table-cell>
          <table:table-cell office:value-type="float" office:value="126.9754091687" table:style-name="ce1">
            <text:p>126.9754092</text:p>
          </table:table-cell>
          <table:table-cell office:value-type="float" office:value="117.04286239549999" table:style-name="ce1">
            <text:p>117.0428624</text:p>
          </table:table-cell>
          <table:table-cell office:value-type="float" office:value="110.05766794260001" table:style-name="ce1">
            <text:p>110.0576679</text:p>
          </table:table-cell>
          <table:table-cell table:number-columns-repeated="16378"/>
        </table:table-row>
        <table:table-row table:style-name="ro1">
          <table:table-cell office:value-type="date" office:date-value="2017-10-01T00:00:00" table:style-name="ce2">
            <text:p>1/10/17</text:p>
          </table:table-cell>
          <table:table-cell office:value-type="float" office:value="124.22022603249999" table:style-name="ce1">
            <text:p>124.220226</text:p>
          </table:table-cell>
          <table:table-cell office:value-type="float" office:value="123.7315494483" table:style-name="ce1">
            <text:p>123.7315494</text:p>
          </table:table-cell>
          <table:table-cell office:value-type="float" office:value="144.71992595250001" table:style-name="ce1">
            <text:p>144.719926</text:p>
          </table:table-cell>
          <table:table-cell office:value-type="float" office:value="136.0226564937" table:style-name="ce1">
            <text:p>136.0226565</text:p>
          </table:table-cell>
          <table:table-cell office:value-type="float" office:value="109.99167573610001" table:style-name="ce1">
            <text:p>109.9916757</text:p>
          </table:table-cell>
          <table:table-cell table:number-columns-repeated="16378"/>
        </table:table-row>
        <table:table-row table:style-name="ro1">
          <table:table-cell office:value-type="date" office:date-value="2017-11-01T00:00:00" table:style-name="ce2">
            <text:p>1/11/17</text:p>
          </table:table-cell>
          <table:table-cell office:value-type="float" office:value="117.3818871276" table:style-name="ce1">
            <text:p>117.3818871</text:p>
          </table:table-cell>
          <table:table-cell office:value-type="float" office:value="119.8735150386" table:style-name="ce1">
            <text:p>119.873515</text:p>
          </table:table-cell>
          <table:table-cell office:value-type="float" office:value="120.111650365" table:style-name="ce1">
            <text:p>120.1116504</text:p>
          </table:table-cell>
          <table:table-cell office:value-type="float" office:value="135.28395010119999" table:style-name="ce1">
            <text:p>135.2839501</text:p>
          </table:table-cell>
          <table:table-cell office:value-type="float" office:value="108.09393788680001" table:style-name="ce1">
            <text:p>108.0939379</text:p>
          </table:table-cell>
          <table:table-cell table:number-columns-repeated="16378"/>
        </table:table-row>
        <table:table-row table:style-name="ro1">
          <table:table-cell office:value-type="date" office:date-value="2017-12-01T00:00:00" table:style-name="ce2">
            <text:p>1/12/17</text:p>
          </table:table-cell>
          <table:table-cell office:value-type="float" office:value="80.696311285999997" table:style-name="ce1">
            <text:p>80.69631129</text:p>
          </table:table-cell>
          <table:table-cell office:value-type="float" office:value="86.374519789800004" table:style-name="ce1">
            <text:p>86.37451979</text:p>
          </table:table-cell>
          <table:table-cell office:value-type="float" office:value="106.2994574518" table:style-name="ce1">
            <text:p>106.2994575</text:p>
          </table:table-cell>
          <table:table-cell office:value-type="float" office:value="101.0872291283" table:style-name="ce1">
            <text:p>101.0872291</text:p>
          </table:table-cell>
          <table:table-cell office:value-type="float" office:value="82.974644133599995" table:style-name="ce1">
            <text:p>82.97464413</text:p>
          </table:table-cell>
          <table:table-cell table:number-columns-repeated="16378"/>
        </table:table-row>
        <table:table-row table:style-name="ro1">
          <table:table-cell office:value-type="date" office:date-value="2018-01-01T00:00:00" table:style-name="ce2">
            <text:p>1/1/18</text:p>
          </table:table-cell>
          <table:table-cell office:value-type="float" office:value="120.0376789621" table:style-name="ce1">
            <text:p>120.037679</text:p>
          </table:table-cell>
          <table:table-cell office:value-type="float" office:value="110.2389538148" table:style-name="ce1">
            <text:p>110.2389538</text:p>
          </table:table-cell>
          <table:table-cell office:value-type="float" office:value="135.81999357570001" table:style-name="ce1">
            <text:p>135.8199936</text:p>
          </table:table-cell>
          <table:table-cell office:value-type="float" office:value="142.26681486019999" table:style-name="ce1">
            <text:p>142.2668149</text:p>
          </table:table-cell>
          <table:table-cell office:value-type="float" office:value="108.0772021698" table:style-name="ce1">
            <text:p>108.0772022</text:p>
          </table:table-cell>
          <table:table-cell table:number-columns-repeated="16378"/>
        </table:table-row>
        <table:table-row table:style-name="ro1">
          <table:table-cell office:value-type="date" office:date-value="2018-02-01T00:00:00" table:style-name="ce2">
            <text:p>1/2/18</text:p>
          </table:table-cell>
          <table:table-cell office:value-type="float" office:value="112.85166624830001" table:style-name="ce1">
            <text:p>112.8516662</text:p>
          </table:table-cell>
          <table:table-cell office:value-type="float" office:value="109.57211314" table:style-name="ce1">
            <text:p>109.5721131</text:p>
          </table:table-cell>
          <table:table-cell office:value-type="float" office:value="120.0374296935" table:style-name="ce1">
            <text:p>120.0374297</text:p>
          </table:table-cell>
          <table:table-cell office:value-type="float" office:value="136.3241953104" table:style-name="ce1">
            <text:p>136.3241953</text:p>
          </table:table-cell>
          <table:table-cell office:value-type="float" office:value="108.15528421809999" table:style-name="ce1">
            <text:p>108.1552842</text:p>
          </table:table-cell>
          <table:table-cell table:number-columns-repeated="16378"/>
        </table:table-row>
        <table:table-row table:style-name="ro1">
          <table:table-cell office:value-type="date" office:date-value="2018-03-01T00:00:00" table:style-name="ce2">
            <text:p>1/3/18</text:p>
          </table:table-cell>
          <table:table-cell office:value-type="float" office:value="128.85166644149999" table:style-name="ce1">
            <text:p>128.8516664</text:p>
          </table:table-cell>
          <table:table-cell office:value-type="float" office:value="118.6706499142" table:style-name="ce1">
            <text:p>118.6706499</text:p>
          </table:table-cell>
          <table:table-cell office:value-type="float" office:value="162.18245412140001" table:style-name="ce1">
            <text:p>162.1824541</text:p>
          </table:table-cell>
          <table:table-cell office:value-type="float" office:value="151.17210041920001" table:style-name="ce1">
            <text:p>151.1721004</text:p>
          </table:table-cell>
          <table:table-cell office:value-type="float" office:value="119.3731932898" table:style-name="ce1">
            <text:p>119.3731933</text:p>
          </table:table-cell>
          <table:table-cell table:number-columns-repeated="16378"/>
        </table:table-row>
        <table:table-row table:style-name="ro1">
          <table:table-cell office:value-type="date" office:date-value="2018-04-01T00:00:00" table:style-name="ce2">
            <text:p>1/4/18</text:p>
          </table:table-cell>
          <table:table-cell office:value-type="float" office:value="117.64118042360001" table:style-name="ce1">
            <text:p>117.6411804</text:p>
          </table:table-cell>
          <table:table-cell office:value-type="float" office:value="108.0872041546" table:style-name="ce1">
            <text:p>108.0872042</text:p>
          </table:table-cell>
          <table:table-cell office:value-type="float" office:value="132.90955608269999" table:style-name="ce1">
            <text:p>132.9095561</text:p>
          </table:table-cell>
          <table:table-cell office:value-type="float" office:value="139.1588429336" table:style-name="ce1">
            <text:p>139.1588429</text:p>
          </table:table-cell>
          <table:table-cell office:value-type="float" office:value="108.6209362692" table:style-name="ce1">
            <text:p>108.6209363</text:p>
          </table:table-cell>
          <table:table-cell table:number-columns-repeated="16378"/>
        </table:table-row>
        <table:table-row table:style-name="ro1">
          <table:table-cell office:value-type="date" office:date-value="2018-05-01T00:00:00" table:style-name="ce2">
            <text:p>1/5/18</text:p>
          </table:table-cell>
          <table:table-cell office:value-type="float" office:value="115.2713792138" table:style-name="ce1">
            <text:p>115.2713792</text:p>
          </table:table-cell>
          <table:table-cell office:value-type="float" office:value="104.1158632395" table:style-name="ce1">
            <text:p>104.1158632</text:p>
          </table:table-cell>
          <table:table-cell office:value-type="float" office:value="96.055676986799995" table:style-name="ce1">
            <text:p>96.05567699</text:p>
          </table:table-cell>
          <table:table-cell office:value-type="float" office:value="119.542394763" table:style-name="ce1">
            <text:p>119.5423948</text:p>
          </table:table-cell>
          <table:table-cell office:value-type="float" office:value="75.876666826499999" table:style-name="ce1">
            <text:p>75.87666683</text:p>
          </table:table-cell>
          <table:table-cell table:number-columns-repeated="16378"/>
        </table:table-row>
        <table:table-row table:style-name="ro1">
          <table:table-cell office:value-type="date" office:date-value="2018-06-01T00:00:00" table:style-name="ce2">
            <text:p>1/6/18</text:p>
          </table:table-cell>
          <table:table-cell office:value-type="float" office:value="123.59518474310001" table:style-name="ce1">
            <text:p>123.5951847</text:p>
          </table:table-cell>
          <table:table-cell office:value-type="float" office:value="113.36179047890001" table:style-name="ce1">
            <text:p>113.3617905</text:p>
          </table:table-cell>
          <table:table-cell office:value-type="float" office:value="168.1011812097" table:style-name="ce1">
            <text:p>168.1011812</text:p>
          </table:table-cell>
          <table:table-cell office:value-type="float" office:value="148.89778809629999" table:style-name="ce1">
            <text:p>148.8977881</text:p>
          </table:table-cell>
          <table:table-cell office:value-type="float" office:value="118.13934932700001" table:style-name="ce1">
            <text:p>118.1393493</text:p>
          </table:table-cell>
          <table:table-cell table:number-columns-repeated="16378"/>
        </table:table-row>
        <table:table-row table:style-name="ro1">
          <table:table-cell office:value-type="date" office:date-value="2018-07-01T00:00:00" table:style-name="ce2">
            <text:p>1/7/18</text:p>
          </table:table-cell>
          <table:table-cell office:value-type="float" office:value="105.3300559158" table:style-name="ce1">
            <text:p>105.3300559</text:p>
          </table:table-cell>
          <table:table-cell office:value-type="float" office:value="102.5288825449" table:style-name="ce1">
            <text:p>102.5288825</text:p>
          </table:table-cell>
          <table:table-cell office:value-type="float" office:value="134.82666565299999" table:style-name="ce1">
            <text:p>134.8266657</text:p>
          </table:table-cell>
          <table:table-cell office:value-type="float" office:value="142.25257079830001" table:style-name="ce1">
            <text:p>142.2525708</text:p>
          </table:table-cell>
          <table:table-cell office:value-type="float" office:value="104.2488806465" table:style-name="ce1">
            <text:p>104.2488806</text:p>
          </table:table-cell>
          <table:table-cell table:number-columns-repeated="16378"/>
        </table:table-row>
        <table:table-row table:style-name="ro1">
          <table:table-cell office:value-type="date" office:date-value="2018-08-01T00:00:00" table:style-name="ce2">
            <text:p>1/8/18</text:p>
          </table:table-cell>
          <table:table-cell office:value-type="float" office:value="80.388833244599994" table:style-name="ce1">
            <text:p>80.38883324</text:p>
          </table:table-cell>
          <table:table-cell office:value-type="float" office:value="63.874758709300004" table:style-name="ce1">
            <text:p>63.87475871</text:p>
          </table:table-cell>
          <table:table-cell office:value-type="float" office:value="69.047189201899997" table:style-name="ce1">
            <text:p>69.0471892</text:p>
          </table:table-cell>
          <table:table-cell office:value-type="float" office:value="23.615713961699999" table:style-name="ce1">
            <text:p>23.61571396</text:p>
          </table:table-cell>
          <table:table-cell office:value-type="float" office:value="58.121136031799999" table:style-name="ce1">
            <text:p>58.12113603</text:p>
          </table:table-cell>
          <table:table-cell table:number-columns-repeated="16378"/>
        </table:table-row>
        <table:table-row table:style-name="ro1">
          <table:table-cell office:value-type="date" office:date-value="2018-09-01T00:00:00" table:style-name="ce2">
            <text:p>1/9/18</text:p>
          </table:table-cell>
          <table:table-cell office:value-type="float" office:value="107.0820247389" table:style-name="ce1">
            <text:p>107.0820247</text:p>
          </table:table-cell>
          <table:table-cell office:value-type="float" office:value="102.4776900949" table:style-name="ce1">
            <text:p>102.4776901</text:p>
          </table:table-cell>
          <table:table-cell office:value-type="float" office:value="143.39326065220001" table:style-name="ce1">
            <text:p>143.3932607</text:p>
          </table:table-cell>
          <table:table-cell office:value-type="float" office:value="133.81734621300001" table:style-name="ce1">
            <text:p>133.8173462</text:p>
          </table:table-cell>
          <table:table-cell office:value-type="float" office:value="110.5199956722" table:style-name="ce1">
            <text:p>110.5199957</text:p>
          </table:table-cell>
          <table:table-cell table:number-columns-repeated="16378"/>
        </table:table-row>
        <table:table-row table:style-name="ro1">
          <table:table-cell office:value-type="date" office:date-value="2018-10-01T00:00:00" table:style-name="ce2">
            <text:p>1/10/18</text:p>
          </table:table-cell>
          <table:table-cell office:value-type="float" office:value="124.7011454822" table:style-name="ce1">
            <text:p>124.7011455</text:p>
          </table:table-cell>
          <table:table-cell office:value-type="float" office:value="112.2389059477" table:style-name="ce1">
            <text:p>112.2389059</text:p>
          </table:table-cell>
          <table:table-cell office:value-type="float" office:value="167.3627552559" table:style-name="ce1">
            <text:p>167.3627553</text:p>
          </table:table-cell>
          <table:table-cell office:value-type="float" office:value="170.48829599539999" table:style-name="ce1">
            <text:p>170.488296</text:p>
          </table:table-cell>
          <table:table-cell office:value-type="float" office:value="118.640417662" table:style-name="ce1">
            <text:p>118.6404177</text:p>
          </table:table-cell>
          <table:table-cell table:number-columns-repeated="16378"/>
        </table:table-row>
        <table:table-row table:style-name="ro1">
          <table:table-cell office:value-type="date" office:date-value="2018-11-01T00:00:00" table:style-name="ce2">
            <text:p>1/11/18</text:p>
          </table:table-cell>
          <table:table-cell office:value-type="float" office:value="110.2971884235" table:style-name="ce1">
            <text:p>110.2971884</text:p>
          </table:table-cell>
          <table:table-cell office:value-type="float" office:value="104.0897221582" table:style-name="ce1">
            <text:p>104.0897222</text:p>
          </table:table-cell>
          <table:table-cell office:value-type="float" office:value="148.8223584445" table:style-name="ce1">
            <text:p>148.8223584</text:p>
          </table:table-cell>
          <table:table-cell office:value-type="float" office:value="150.38794923930001" table:style-name="ce1">
            <text:p>150.3879492</text:p>
          </table:table-cell>
          <table:table-cell office:value-type="float" office:value="120.1503096579" table:style-name="ce1">
            <text:p>120.1503097</text:p>
          </table:table-cell>
          <table:table-cell table:number-columns-repeated="16378"/>
        </table:table-row>
        <table:table-row table:style-name="ro1">
          <table:table-cell office:value-type="date" office:date-value="2018-12-01T00:00:00" table:style-name="ce2">
            <text:p>1/12/18</text:p>
          </table:table-cell>
          <table:table-cell office:value-type="float" office:value="86.743700249400007" table:style-name="ce1">
            <text:p>86.74370025</text:p>
          </table:table-cell>
          <table:table-cell office:value-type="float" office:value="77.387000704599998" table:style-name="ce1">
            <text:p>77.3870007</text:p>
          </table:table-cell>
          <table:table-cell office:value-type="float" office:value="108.08061447759999" table:style-name="ce1">
            <text:p>108.0806145</text:p>
          </table:table-cell>
          <table:table-cell office:value-type="float" office:value="113.5604125566" table:style-name="ce1">
            <text:p>113.5604126</text:p>
          </table:table-cell>
          <table:table-cell office:value-type="float" office:value="90.115844392100001" table:style-name="ce1">
            <text:p>90.11584439</text:p>
          </table:table-cell>
          <table:table-cell table:number-columns-repeated="16378"/>
        </table:table-row>
        <table:table-row table:style-name="ro1">
          <table:table-cell office:value-type="date" office:date-value="2019-01-01T00:00:00" table:style-name="ce2">
            <text:p>1/1/19</text:p>
          </table:table-cell>
          <table:table-cell office:value-type="float" office:value="115.54195802220001" table:style-name="ce1">
            <text:p>115.541958</text:p>
          </table:table-cell>
          <table:table-cell office:value-type="float" office:value="108.733899679" table:style-name="ce1">
            <text:p>108.7338997</text:p>
          </table:table-cell>
          <table:table-cell office:value-type="float" office:value="141.83342732" table:style-name="ce1">
            <text:p>141.8334273</text:p>
          </table:table-cell>
          <table:table-cell office:value-type="float" office:value="162.15286295070001" table:style-name="ce1">
            <text:p>162.152863</text:p>
          </table:table-cell>
          <table:table-cell office:value-type="float" office:value="110.4848663893" table:style-name="ce1">
            <text:p>110.4848664</text:p>
          </table:table-cell>
          <table:table-cell table:number-columns-repeated="16378"/>
        </table:table-row>
        <table:table-row table:style-name="ro1">
          <table:table-cell office:value-type="date" office:date-value="2019-02-01T00:00:00" table:style-name="ce2">
            <text:p>1/2/19</text:p>
          </table:table-cell>
          <table:table-cell office:value-type="float" office:value="111.850588927" table:style-name="ce1">
            <text:p>111.8505889</text:p>
          </table:table-cell>
          <table:table-cell office:value-type="float" office:value="104.79815876160001" table:style-name="ce1">
            <text:p>104.7981588</text:p>
          </table:table-cell>
          <table:table-cell office:value-type="float" office:value="150.6444495492" table:style-name="ce1">
            <text:p>150.6444495</text:p>
          </table:table-cell>
          <table:table-cell office:value-type="float" office:value="148.6687249407" table:style-name="ce1">
            <text:p>148.6687249</text:p>
          </table:table-cell>
          <table:table-cell office:value-type="float" office:value="112.6781677476" table:style-name="ce1">
            <text:p>112.6781677</text:p>
          </table:table-cell>
          <table:table-cell table:number-columns-repeated="16378"/>
        </table:table-row>
        <table:table-row table:style-name="ro1">
          <table:table-cell office:value-type="date" office:date-value="2019-03-01T00:00:00" table:style-name="ce2">
            <text:p>1/3/19</text:p>
          </table:table-cell>
          <table:table-cell office:value-type="float" office:value="119.9133982478" table:style-name="ce1">
            <text:p>119.9133982</text:p>
          </table:table-cell>
          <table:table-cell office:value-type="float" office:value="110.9223553928" table:style-name="ce1">
            <text:p>110.9223554</text:p>
          </table:table-cell>
          <table:table-cell office:value-type="float" office:value="187.3398541425" table:style-name="ce1">
            <text:p>187.3398541</text:p>
          </table:table-cell>
          <table:table-cell office:value-type="float" office:value="158.65659779219999" table:style-name="ce1">
            <text:p>158.6565978</text:p>
          </table:table-cell>
          <table:table-cell office:value-type="float" office:value="122.974515651" table:style-name="ce1">
            <text:p>122.9745157</text:p>
          </table:table-cell>
          <table:table-cell table:number-columns-repeated="16378"/>
        </table:table-row>
        <table:table-row table:style-name="ro1">
          <table:table-cell office:value-type="date" office:date-value="2019-04-01T00:00:00" table:style-name="ce2">
            <text:p>1/4/19</text:p>
          </table:table-cell>
          <table:table-cell office:value-type="float" office:value="103.46545376429999" table:style-name="ce1">
            <text:p>103.4654538</text:p>
          </table:table-cell>
          <table:table-cell office:value-type="float" office:value="107.86946372289999" table:style-name="ce1">
            <text:p>107.8694637</text:p>
          </table:table-cell>
          <table:table-cell office:value-type="float" office:value="147.38157529590001" table:style-name="ce1">
            <text:p>147.3815753</text:p>
          </table:table-cell>
          <table:table-cell office:value-type="float" office:value="154.91467239319999" table:style-name="ce1">
            <text:p>154.9146724</text:p>
          </table:table-cell>
          <table:table-cell office:value-type="float" office:value="109.8559951915" table:style-name="ce1">
            <text:p>109.8559952</text:p>
          </table:table-cell>
          <table:table-cell table:number-columns-repeated="16378"/>
        </table:table-row>
        <table:table-row table:style-name="ro1">
          <table:table-cell office:value-type="date" office:date-value="2019-05-01T00:00:00" table:style-name="ce2">
            <text:p>1/5/19</text:p>
          </table:table-cell>
          <table:table-cell office:value-type="float" office:value="117.0586733918" table:style-name="ce1">
            <text:p>117.0586734</text:p>
          </table:table-cell>
          <table:table-cell office:value-type="float" office:value="106.2247026634" table:style-name="ce1">
            <text:p>106.2247027</text:p>
          </table:table-cell>
          <table:table-cell office:value-type="float" office:value="155.26759530370001" table:style-name="ce1">
            <text:p>155.2675953</text:p>
          </table:table-cell>
          <table:table-cell office:value-type="float" office:value="143.831769869" table:style-name="ce1">
            <text:p>143.8317699</text:p>
          </table:table-cell>
          <table:table-cell office:value-type="float" office:value="103.08573231139999" table:style-name="ce1">
            <text:p>103.0857323</text:p>
          </table:table-cell>
          <table:table-cell table:number-columns-repeated="16378"/>
        </table:table-row>
        <table:table-row table:style-name="ro1">
          <table:table-cell office:value-type="date" office:date-value="2019-06-01T00:00:00" table:style-name="ce2">
            <text:p>1/6/19</text:p>
          </table:table-cell>
          <table:table-cell office:value-type="float" office:value="119.14221022940001" table:style-name="ce1">
            <text:p>119.1422102</text:p>
          </table:table-cell>
          <table:table-cell office:value-type="float" office:value="101.0029558499" table:style-name="ce1">
            <text:p>101.0029558</text:p>
          </table:table-cell>
          <table:table-cell office:value-type="float" office:value="152.3605085934" table:style-name="ce1">
            <text:p>152.3605086</text:p>
          </table:table-cell>
          <table:table-cell office:value-type="float" office:value="148.9441363217" table:style-name="ce1">
            <text:p>148.9441363</text:p>
          </table:table-cell>
          <table:table-cell office:value-type="float" office:value="116.9794669856" table:style-name="ce1">
            <text:p>116.979467</text:p>
          </table:table-cell>
          <table:table-cell table:number-columns-repeated="16378"/>
        </table:table-row>
        <table:table-row table:style-name="ro1">
          <table:table-cell office:value-type="date" office:date-value="2019-07-01T00:00:00" table:style-name="ce2">
            <text:p>1/7/19</text:p>
          </table:table-cell>
          <table:table-cell office:value-type="float" office:value="108.5411269542" table:style-name="ce1">
            <text:p>108.541127</text:p>
          </table:table-cell>
          <table:table-cell office:value-type="float" office:value="100.9596768557" table:style-name="ce1">
            <text:p>100.9596769</text:p>
          </table:table-cell>
          <table:table-cell office:value-type="float" office:value="137.17111121689999" table:style-name="ce1">
            <text:p>137.1711112</text:p>
          </table:table-cell>
          <table:table-cell office:value-type="float" office:value="167.3178311849" table:style-name="ce1">
            <text:p>167.3178312</text:p>
          </table:table-cell>
          <table:table-cell office:value-type="float" office:value="121.3452750406" table:style-name="ce1">
            <text:p>121.345275</text:p>
          </table:table-cell>
          <table:table-cell table:number-columns-repeated="16378"/>
        </table:table-row>
        <table:table-row table:style-name="ro1">
          <table:table-cell office:value-type="date" office:date-value="2019-08-01T00:00:00" table:style-name="ce2">
            <text:p>1/8/19</text:p>
          </table:table-cell>
          <table:table-cell office:value-type="float" office:value="85.182986108199998" table:style-name="ce1">
            <text:p>85.18298611</text:p>
          </table:table-cell>
          <table:table-cell office:value-type="float" office:value="59.252973525100003" table:style-name="ce1">
            <text:p>59.25297353</text:p>
          </table:table-cell>
          <table:table-cell office:value-type="float" office:value="91.620902773300003" table:style-name="ce1">
            <text:p>91.62090277</text:p>
          </table:table-cell>
          <table:table-cell office:value-type="float" office:value="21.616118972999999" table:style-name="ce1">
            <text:p>21.61611897</text:p>
          </table:table-cell>
          <table:table-cell office:value-type="float" office:value="61.2126245866" table:style-name="ce1">
            <text:p>61.21262459</text:p>
          </table:table-cell>
          <table:table-cell table:number-columns-repeated="16378"/>
        </table:table-row>
        <table:table-row table:style-name="ro1">
          <table:table-cell office:value-type="date" office:date-value="2019-09-01T00:00:00" table:style-name="ce2">
            <text:p>1/9/19</text:p>
          </table:table-cell>
          <table:table-cell office:value-type="float" office:value="123.6483437095" table:style-name="ce1">
            <text:p>123.6483437</text:p>
          </table:table-cell>
          <table:table-cell office:value-type="float" office:value="104.7408095903" table:style-name="ce1">
            <text:p>104.7408096</text:p>
          </table:table-cell>
          <table:table-cell office:value-type="float" office:value="164.36482665560001" table:style-name="ce1">
            <text:p>164.3648267</text:p>
          </table:table-cell>
          <table:table-cell office:value-type="float" office:value="153.969752306" table:style-name="ce1">
            <text:p>153.9697523</text:p>
          </table:table-cell>
          <table:table-cell office:value-type="float" office:value="128.16104698949999" table:style-name="ce1">
            <text:p>128.161047</text:p>
          </table:table-cell>
          <table:table-cell table:number-columns-repeated="16378"/>
        </table:table-row>
        <table:table-row table:style-name="ro1">
          <table:table-cell office:value-type="date" office:date-value="2019-10-01T00:00:00" table:style-name="ce2">
            <text:p>1/10/19</text:p>
          </table:table-cell>
          <table:table-cell office:value-type="float" office:value="137.2749579661" table:style-name="ce1">
            <text:p>137.274958</text:p>
          </table:table-cell>
          <table:table-cell office:value-type="float" office:value="114.2313710121" table:style-name="ce1">
            <text:p>114.231371</text:p>
          </table:table-cell>
          <table:table-cell office:value-type="float" office:value="186.2564130005" table:style-name="ce1">
            <text:p>186.256413</text:p>
          </table:table-cell>
          <table:table-cell office:value-type="float" office:value="175.34464968259999" table:style-name="ce1">
            <text:p>175.3446497</text:p>
          </table:table-cell>
          <table:table-cell office:value-type="float" office:value="138.47930601389999" table:style-name="ce1">
            <text:p>138.479306</text:p>
          </table:table-cell>
          <table:table-cell table:number-columns-repeated="16378"/>
        </table:table-row>
        <table:table-row table:style-name="ro1">
          <table:table-cell office:value-type="date" office:date-value="2019-11-01T00:00:00" table:style-name="ce2">
            <text:p>1/11/19</text:p>
          </table:table-cell>
          <table:table-cell office:value-type="float" office:value="126.73335239470001" table:style-name="ce1">
            <text:p>126.7333524</text:p>
          </table:table-cell>
          <table:table-cell office:value-type="float" office:value="102.3549992895" table:style-name="ce1">
            <text:p>102.3549993</text:p>
          </table:table-cell>
          <table:table-cell office:value-type="float" office:value="159.2738345523" table:style-name="ce1">
            <text:p>159.2738346</text:p>
          </table:table-cell>
          <table:table-cell office:value-type="float" office:value="148.3382347921" table:style-name="ce1">
            <text:p>148.3382348</text:p>
          </table:table-cell>
          <table:table-cell office:value-type="float" office:value="121.707716615" table:style-name="ce1">
            <text:p>121.7077166</text:p>
          </table:table-cell>
          <table:table-cell table:number-columns-repeated="16378"/>
        </table:table-row>
        <table:table-row table:style-name="ro1">
          <table:table-cell office:value-type="date" office:date-value="2019-12-01T00:00:00" table:style-name="ce2">
            <text:p>1/12/19</text:p>
          </table:table-cell>
          <table:table-cell office:value-type="float" office:value="100.0523064076" table:style-name="ce1">
            <text:p>100.0523064</text:p>
          </table:table-cell>
          <table:table-cell office:value-type="float" office:value="76.988924353200005" table:style-name="ce1">
            <text:p>76.98892435</text:p>
          </table:table-cell>
          <table:table-cell office:value-type="float" office:value="118.2752798675" table:style-name="ce1">
            <text:p>118.2752799</text:p>
          </table:table-cell>
          <table:table-cell office:value-type="float" office:value="117.40183260009999" table:style-name="ce1">
            <text:p>117.4018326</text:p>
          </table:table-cell>
          <table:table-cell office:value-type="float" office:value="95.798990876100007" table:style-name="ce1">
            <text:p>95.79899088</text:p>
          </table:table-cell>
          <table:table-cell table:number-columns-repeated="16378"/>
        </table:table-row>
        <table:table-row table:style-name="ro1">
          <table:table-cell office:value-type="date" office:date-value="2020-01-01T00:00:00" table:style-name="ce2">
            <text:p>1/1/20</text:p>
          </table:table-cell>
          <table:table-cell office:value-type="float" office:value="128.23043407329999" table:style-name="ce1">
            <text:p>128.2304341</text:p>
          </table:table-cell>
          <table:table-cell office:value-type="float" office:value="99.258906642100001" table:style-name="ce1">
            <text:p>99.25890664</text:p>
          </table:table-cell>
          <table:table-cell office:value-type="float" office:value="178.16772885060001" table:style-name="ce1">
            <text:p>178.1677289</text:p>
          </table:table-cell>
          <table:table-cell office:value-type="float" office:value="154.22475974" table:style-name="ce1">
            <text:p>154.2247597</text:p>
          </table:table-cell>
          <table:table-cell office:value-type="float" office:value="125.2139149381" table:style-name="ce1">
            <text:p>125.2139149</text:p>
          </table:table-cell>
          <table:table-cell table:number-columns-repeated="16378"/>
        </table:table-row>
        <table:table-row table:style-name="ro1">
          <table:table-cell office:value-type="date" office:date-value="2020-02-01T00:00:00" table:style-name="ce2">
            <text:p>1/2/20</text:p>
          </table:table-cell>
          <table:table-cell office:value-type="float" office:value="130.53886433650001" table:style-name="ce1">
            <text:p>130.5388643</text:p>
          </table:table-cell>
          <table:table-cell office:value-type="float" office:value="98.663650508000003" table:style-name="ce1">
            <text:p>98.66365051</text:p>
          </table:table-cell>
          <table:table-cell office:value-type="float" office:value="151.53210437819999" table:style-name="ce1">
            <text:p>151.5321044</text:p>
          </table:table-cell>
          <table:table-cell office:value-type="float" office:value="149.12914664440001" table:style-name="ce1">
            <text:p>149.1291466</text:p>
          </table:table-cell>
          <table:table-cell office:value-type="float" office:value="124.7370194651" table:style-name="ce1">
            <text:p>124.7370195</text:p>
          </table:table-cell>
          <table:table-cell table:number-columns-repeated="16378"/>
        </table:table-row>
        <table:table-row table:style-name="ro1">
          <table:table-cell office:value-type="date" office:date-value="2020-03-01T00:00:00" table:style-name="ce2">
            <text:p>1/3/20</text:p>
          </table:table-cell>
          <table:table-cell office:value-type="float" office:value="95.552610610399995" table:style-name="ce1">
            <text:p>95.55261061</text:p>
          </table:table-cell>
          <table:table-cell office:value-type="float" office:value="67.216239835899998" table:style-name="ce1">
            <text:p>67.21623984</text:p>
          </table:table-cell>
          <table:table-cell office:value-type="float" office:value="136.24110929860001" table:style-name="ce1">
            <text:p>136.2411093</text:p>
          </table:table-cell>
          <table:table-cell office:value-type="float" office:value="86.391625284" table:style-name="ce1">
            <text:p>86.39162528</text:p>
          </table:table-cell>
          <table:table-cell office:value-type="float" office:value="104.6398727246" table:style-name="ce1">
            <text:p>104.6398727</text:p>
          </table:table-cell>
          <table:table-cell table:number-columns-repeated="16378"/>
        </table:table-row>
        <table:table-row table:style-name="ro1">
          <table:table-cell office:value-type="date" office:date-value="2020-04-01T00:00:00" table:style-name="ce2">
            <text:p>1/4/20</text:p>
          </table:table-cell>
          <table:table-cell office:value-type="float" office:value="29.095003743199999" table:style-name="ce1">
            <text:p>29.09500374</text:p>
          </table:table-cell>
          <table:table-cell office:value-type="float" office:value="10.741867445900001" table:style-name="ce1">
            <text:p>10.74186745</text:p>
          </table:table-cell>
          <table:table-cell office:value-type="float" office:value="80.518209145" table:style-name="ce1">
            <text:p>80.51820915</text:p>
          </table:table-cell>
          <table:table-cell office:value-type="float" office:value="22.7440632978" table:style-name="ce1">
            <text:p>22.7440633</text:p>
          </table:table-cell>
          <table:table-cell office:value-type="float" office:value="75.815583841600002" table:style-name="ce1">
            <text:p>75.81558384</text:p>
          </table:table-cell>
          <table:table-cell table:number-columns-repeated="16378"/>
        </table:table-row>
        <table:table-row table:style-name="ro1">
          <table:table-cell office:value-type="date" office:date-value="2020-05-01T00:00:00" table:style-name="ce2">
            <text:p>1/5/20</text:p>
          </table:table-cell>
          <table:table-cell office:value-type="float" office:value="51.129117857899999" table:style-name="ce1">
            <text:p>51.12911786</text:p>
          </table:table-cell>
          <table:table-cell office:value-type="float" office:value="34.729295114999999" table:style-name="ce1">
            <text:p>34.72929512</text:p>
          </table:table-cell>
          <table:table-cell office:value-type="float" office:value="122.9010272117" table:style-name="ce1">
            <text:p>122.9010272</text:p>
          </table:table-cell>
          <table:table-cell office:value-type="float" office:value="96.2006519599" table:style-name="ce1">
            <text:p>96.20065196</text:p>
          </table:table-cell>
          <table:table-cell office:value-type="float" office:value="55.552746140399996" table:style-name="ce1">
            <text:p>55.55274614</text:p>
          </table:table-cell>
          <table:table-cell table:number-columns-repeated="16378"/>
        </table:table-row>
        <table:table-row table:style-name="ro1">
          <table:table-cell office:value-type="date" office:date-value="2020-06-01T00:00:00" table:style-name="ce2">
            <text:p>1/6/20</text:p>
          </table:table-cell>
          <table:table-cell office:value-type="float" office:value="100.90587066499999" table:style-name="ce1">
            <text:p>100.9058707</text:p>
          </table:table-cell>
          <table:table-cell office:value-type="float" office:value="71.171027099699998" table:style-name="ce1">
            <text:p>71.1710271</text:p>
          </table:table-cell>
          <table:table-cell office:value-type="float" office:value="162.52369954650001" table:style-name="ce1">
            <text:p>162.5236995</text:p>
          </table:table-cell>
          <table:table-cell office:value-type="float" office:value="123.8545468877" table:style-name="ce1">
            <text:p>123.8545469</text:p>
          </table:table-cell>
          <table:table-cell office:value-type="float" office:value="124.16312464870001" table:style-name="ce1">
            <text:p>124.1631246</text:p>
          </table:table-cell>
          <table:table-cell table:number-columns-repeated="16378"/>
        </table:table-row>
        <table:table-row table:style-name="ro1">
          <table:table-cell office:value-type="date" office:date-value="2020-07-01T00:00:00" table:style-name="ce2">
            <text:p>1/7/20</text:p>
          </table:table-cell>
          <table:table-cell office:value-type="float" office:value="106.8902804814" table:style-name="ce1">
            <text:p>106.8902805</text:p>
          </table:table-cell>
          <table:table-cell office:value-type="float" office:value="76.207036753099999" table:style-name="ce1">
            <text:p>76.20703675</text:p>
          </table:table-cell>
          <table:table-cell office:value-type="float" office:value="154.00055151110001" table:style-name="ce1">
            <text:p>154.0005515</text:p>
          </table:table-cell>
          <table:table-cell office:value-type="float" office:value="112.5625850773" table:style-name="ce1">
            <text:p>112.5625851</text:p>
          </table:table-cell>
          <table:table-cell office:value-type="float" office:value="113.9731295289" table:style-name="ce1">
            <text:p>113.9731295</text:p>
          </table:table-cell>
          <table:table-cell table:number-columns-repeated="16378"/>
        </table:table-row>
        <table:table-row table:style-name="ro1">
          <table:table-cell office:value-type="date" office:date-value="2020-08-01T00:00:00" table:style-name="ce2">
            <text:p>1/8/20</text:p>
          </table:table-cell>
          <table:table-cell office:value-type="float" office:value="85.723756791499994" table:style-name="ce1">
            <text:p>85.72375679</text:p>
          </table:table-cell>
          <table:table-cell office:value-type="float" office:value="50.865764434399999" table:style-name="ce1">
            <text:p>50.86576443</text:p>
          </table:table-cell>
          <table:table-cell office:value-type="float" office:value="96.013622243200004" table:style-name="ce1">
            <text:p>96.01362224</text:p>
          </table:table-cell>
          <table:table-cell office:value-type="float" office:value="27.7513637528" table:style-name="ce1">
            <text:p>27.75136375</text:p>
          </table:table-cell>
          <table:table-cell office:value-type="float" office:value="67.842588823499995" table:style-name="ce1">
            <text:p>67.84258882</text:p>
          </table:table-cell>
          <table:table-cell table:number-columns-repeated="16378"/>
        </table:table-row>
        <table:table-row table:style-name="ro1">
          <table:table-cell office:value-type="date" office:date-value="2020-09-01T00:00:00" table:style-name="ce2">
            <text:p>1/9/20</text:p>
          </table:table-cell>
          <table:table-cell office:value-type="float" office:value="119.48374239029999" table:style-name="ce1">
            <text:p>119.4837424</text:p>
          </table:table-cell>
          <table:table-cell office:value-type="float" office:value="100.84117506210001" table:style-name="ce1">
            <text:p>100.8411751</text:p>
          </table:table-cell>
          <table:table-cell office:value-type="float" office:value="173.66307471190001" table:style-name="ce1">
            <text:p>173.6630747</text:p>
          </table:table-cell>
          <table:table-cell office:value-type="float" office:value="89.157314540200005" table:style-name="ce1">
            <text:p>89.15731454</text:p>
          </table:table-cell>
          <table:table-cell office:value-type="float" office:value="139.20198036310001" table:style-name="ce1">
            <text:p>139.2019804</text:p>
          </table:table-cell>
          <table:table-cell table:number-columns-repeated="16378"/>
        </table:table-row>
        <table:table-row table:style-name="ro1">
          <table:table-cell office:value-type="date" office:date-value="2020-10-01T00:00:00" table:style-name="ce2">
            <text:p>1/10/20</text:p>
          </table:table-cell>
          <table:table-cell office:value-type="float" office:value="146.49633750660001" table:style-name="ce1">
            <text:p>146.4963375</text:p>
          </table:table-cell>
          <table:table-cell office:value-type="float" office:value="106.356023863" table:style-name="ce1">
            <text:p>106.3560239</text:p>
          </table:table-cell>
          <table:table-cell office:value-type="float" office:value="195.37605117210001" table:style-name="ce1">
            <text:p>195.3760512</text:p>
          </table:table-cell>
          <table:table-cell office:value-type="float" office:value="107.47362440729999" table:style-name="ce1">
            <text:p>107.4736244</text:p>
          </table:table-cell>
          <table:table-cell office:value-type="float" office:value="145.76452335030001" table:style-name="ce1">
            <text:p>145.7645234</text:p>
          </table:table-cell>
          <table:table-cell table:number-columns-repeated="16378"/>
        </table:table-row>
        <table:table-row table:style-name="ro1">
          <table:table-cell office:value-type="date" office:date-value="2020-11-01T00:00:00" table:style-name="ce2">
            <text:p>1/11/20</text:p>
          </table:table-cell>
          <table:table-cell office:value-type="float" office:value="140.63455586200001" table:style-name="ce1">
            <text:p>140.6345559</text:p>
          </table:table-cell>
          <table:table-cell office:value-type="float" office:value="94.958442625900005" table:style-name="ce1">
            <text:p>94.95844263</text:p>
          </table:table-cell>
          <table:table-cell office:value-type="float" office:value="171.72042192390001" table:style-name="ce1">
            <text:p>171.7204219</text:p>
          </table:table-cell>
          <table:table-cell office:value-type="float" office:value="106.94178730980001" table:style-name="ce1">
            <text:p>106.9417873</text:p>
          </table:table-cell>
          <table:table-cell office:value-type="float" office:value="130.42624469419999" table:style-name="ce1">
            <text:p>130.4262447</text:p>
          </table:table-cell>
          <table:table-cell table:number-columns-repeated="16378"/>
        </table:table-row>
        <table:table-row table:style-name="ro1">
          <table:table-cell office:value-type="date" office:date-value="2020-12-01T00:00:00" table:style-name="ce2">
            <text:p>1/12/20</text:p>
          </table:table-cell>
          <table:table-cell office:value-type="float" office:value="100.0449719816" table:style-name="ce1">
            <text:p>100.044972</text:p>
          </table:table-cell>
          <table:table-cell office:value-type="float" office:value="78.486406127999999" table:style-name="ce1">
            <text:p>78.48640613</text:p>
          </table:table-cell>
          <table:table-cell office:value-type="float" office:value="149.7272261043" table:style-name="ce1">
            <text:p>149.7272261</text:p>
          </table:table-cell>
          <table:table-cell office:value-type="float" office:value="84.033358938199996" table:style-name="ce1">
            <text:p>84.03335894</text:p>
          </table:table-cell>
          <table:table-cell office:value-type="float" office:value="117.4467938599" table:style-name="ce1">
            <text:p>117.4467939</text:p>
          </table:table-cell>
          <table:table-cell table:number-columns-repeated="16378"/>
        </table:table-row>
        <table:table-row table:style-name="ro1">
          <table:table-cell office:value-type="date" office:date-value="2021-01-01T00:00:00" table:style-name="ce2">
            <text:p>1/1/21</text:p>
          </table:table-cell>
          <table:table-cell office:value-type="float" office:value="122.0791759386" table:style-name="ce1">
            <text:p>122.0791759</text:p>
          </table:table-cell>
          <table:table-cell office:value-type="float" office:value="86.800539432799994" table:style-name="ce1">
            <text:p>86.80053943</text:p>
          </table:table-cell>
          <table:table-cell office:value-type="float" office:value="188.6341804006" table:style-name="ce1">
            <text:p>188.6341804</text:p>
          </table:table-cell>
          <table:table-cell office:value-type="float" office:value="121.05760190949999" table:style-name="ce1">
            <text:p>121.0576019</text:p>
          </table:table-cell>
          <table:table-cell office:value-type="float" office:value="125.8114052694" table:style-name="ce1">
            <text:p>125.8114053</text:p>
          </table:table-cell>
          <table:table-cell table:number-columns-repeated="16378"/>
        </table:table-row>
        <table:table-row table:style-name="ro1">
          <table:table-cell office:value-type="date" office:date-value="2021-02-01T00:00:00" table:style-name="ce2">
            <text:p>1/2/21</text:p>
          </table:table-cell>
          <table:table-cell office:value-type="float" office:value="116.7330663141" table:style-name="ce1">
            <text:p>116.7330663</text:p>
          </table:table-cell>
          <table:table-cell office:value-type="float" office:value="84.700705994700002" table:style-name="ce1">
            <text:p>84.70070599</text:p>
          </table:table-cell>
          <table:table-cell office:value-type="float" office:value="160.23599848980001" table:style-name="ce1">
            <text:p>160.2359985</text:p>
          </table:table-cell>
          <table:table-cell office:value-type="float" office:value="111.3621919414" table:style-name="ce1">
            <text:p>111.3621919</text:p>
          </table:table-cell>
          <table:table-cell office:value-type="float" office:value="129.3302901001" table:style-name="ce1">
            <text:p>129.3302901</text:p>
          </table:table-cell>
          <table:table-cell table:number-columns-repeated="16378"/>
        </table:table-row>
        <table:table-row table:style-name="ro1">
          <table:table-cell office:value-type="date" office:date-value="2021-03-01T00:00:00" table:style-name="ce2">
            <text:p>1/3/21</text:p>
          </table:table-cell>
          <table:table-cell office:value-type="float" office:value="130.12034510949999" table:style-name="ce1">
            <text:p>130.1203451</text:p>
          </table:table-cell>
          <table:table-cell office:value-type="float" office:value="92.5258698791" table:style-name="ce1">
            <text:p>92.52586988</text:p>
          </table:table-cell>
          <table:table-cell office:value-type="float" office:value="185.14307224710001" table:style-name="ce1">
            <text:p>185.1430722</text:p>
          </table:table-cell>
          <table:table-cell office:value-type="float" office:value="118.72428168179999" table:style-name="ce1">
            <text:p>118.7242817</text:p>
          </table:table-cell>
          <table:table-cell office:value-type="float" office:value="149.0718899538" table:style-name="ce1">
            <text:p>149.07189</text:p>
          </table:table-cell>
          <table:table-cell table:number-columns-repeated="16378"/>
        </table:table-row>
        <table:table-row table:style-name="ro1">
          <table:table-cell office:value-type="date" office:date-value="2021-04-01T00:00:00" table:style-name="ce2">
            <text:p>1/4/21</text:p>
          </table:table-cell>
          <table:table-cell office:value-type="float" office:value="118.75905725459999" table:style-name="ce1">
            <text:p>118.7590573</text:p>
          </table:table-cell>
          <table:table-cell office:value-type="float" office:value="78.740337156699994" table:style-name="ce1">
            <text:p>78.74033716</text:p>
          </table:table-cell>
          <table:table-cell office:value-type="float" office:value="195.28844933990001" table:style-name="ce1">
            <text:p>195.2884493</text:p>
          </table:table-cell>
          <table:table-cell office:value-type="float" office:value="131.12755221270001" table:style-name="ce1">
            <text:p>131.1275522</text:p>
          </table:table-cell>
          <table:table-cell office:value-type="float" office:value="130.21643257150001" table:style-name="ce1">
            <text:p>130.2164326</text:p>
          </table:table-cell>
          <table:table-cell table:number-columns-repeated="16378"/>
        </table:table-row>
        <table:table-row table:style-name="ro1">
          <table:table-cell office:value-type="date" office:date-value="2021-05-01T00:00:00" table:style-name="ce2">
            <text:p>1/5/21</text:p>
          </table:table-cell>
          <table:table-cell office:value-type="float" office:value="99.189400316399997" table:style-name="ce1">
            <text:p>99.18940032</text:p>
          </table:table-cell>
          <table:table-cell office:value-type="float" office:value="66.336707392400001" table:style-name="ce1">
            <text:p>66.33670739</text:p>
          </table:table-cell>
          <table:table-cell office:value-type="float" office:value="148.99603313930001" table:style-name="ce1">
            <text:p>148.9960331</text:p>
          </table:table-cell>
          <table:table-cell office:value-type="float" office:value="119.25436335329999" table:style-name="ce1">
            <text:p>119.2543634</text:p>
          </table:table-cell>
          <table:table-cell office:value-type="float" office:value="100.9563799881" table:style-name="ce1">
            <text:p>100.95638</text:p>
          </table:table-cell>
          <table:table-cell table:number-columns-repeated="16378"/>
        </table:table-row>
        <table:table-row table:style-name="ro1">
          <table:table-cell office:value-type="date" office:date-value="2021-06-01T00:00:00" table:style-name="ce2">
            <text:p>1/6/21</text:p>
          </table:table-cell>
          <table:table-cell office:value-type="float" office:value="101.7362677114" table:style-name="ce1">
            <text:p>101.7362677</text:p>
          </table:table-cell>
          <table:table-cell office:value-type="float" office:value="75.562824964200004" table:style-name="ce1">
            <text:p>75.56282496</text:p>
          </table:table-cell>
          <table:table-cell office:value-type="float" office:value="166.69057911199999" table:style-name="ce1">
            <text:p>166.6905791</text:p>
          </table:table-cell>
          <table:table-cell office:value-type="float" office:value="148.99638916230001" table:style-name="ce1">
            <text:p>148.9963892</text:p>
          </table:table-cell>
          <table:table-cell office:value-type="float" office:value="144.31945290350001" table:style-name="ce1">
            <text:p>144.3194529</text:p>
          </table:table-cell>
          <table:table-cell table:number-columns-repeated="16378"/>
        </table:table-row>
        <table:table-row table:style-name="ro1">
          <table:table-cell office:value-type="date" office:date-value="2021-07-01T00:00:00" table:style-name="ce2">
            <text:p>1/7/21</text:p>
          </table:table-cell>
          <table:table-cell office:value-type="float" office:value="92.533825292900005" table:style-name="ce1">
            <text:p>92.53382529</text:p>
          </table:table-cell>
          <table:table-cell office:value-type="float" office:value="65.7822511026" table:style-name="ce1">
            <text:p>65.7822511</text:p>
          </table:table-cell>
          <table:table-cell office:value-type="float" office:value="144.42657266730001" table:style-name="ce1">
            <text:p>144.4265727</text:p>
          </table:table-cell>
          <table:table-cell office:value-type="float" office:value="131.4058050539" table:style-name="ce1">
            <text:p>131.4058051</text:p>
          </table:table-cell>
          <table:table-cell office:value-type="float" office:value="113.45523160579999" table:style-name="ce1">
            <text:p>113.4552316</text:p>
          </table:table-cell>
          <table:table-cell table:number-columns-repeated="16378"/>
        </table:table-row>
        <table:table-row table:style-name="ro1">
          <table:table-cell office:value-type="date" office:date-value="2021-08-01T00:00:00" table:style-name="ce2">
            <text:p>1/8/21</text:p>
          </table:table-cell>
          <table:table-cell office:value-type="float" office:value="69.776754720100001" table:style-name="ce1">
            <text:p>69.77675472</text:p>
          </table:table-cell>
          <table:table-cell office:value-type="float" office:value="44.920572403400001" table:style-name="ce1">
            <text:p>44.9205724</text:p>
          </table:table-cell>
          <table:table-cell office:value-type="float" office:value="91.171902765599995" table:style-name="ce1">
            <text:p>91.17190277</text:p>
          </table:table-cell>
          <table:table-cell office:value-type="float" office:value="20.147307336699999" table:style-name="ce1">
            <text:p>20.14730734</text:p>
          </table:table-cell>
          <table:table-cell office:value-type="float" office:value="60.666947029299997" table:style-name="ce1">
            <text:p>60.66694703</text:p>
          </table:table-cell>
          <table:table-cell table:number-columns-repeated="16378"/>
        </table:table-row>
        <table:table-row table:style-name="ro1">
          <table:table-cell office:value-type="date" office:date-value="2021-09-01T00:00:00" table:style-name="ce2">
            <text:p>1/9/21</text:p>
          </table:table-cell>
          <table:table-cell office:value-type="float" office:value="93.639494831099995" table:style-name="ce1">
            <text:p>93.63949483</text:p>
          </table:table-cell>
          <table:table-cell office:value-type="float" office:value="70.286538977399999" table:style-name="ce1">
            <text:p>70.28653898</text:p>
          </table:table-cell>
          <table:table-cell office:value-type="float" office:value="173.86549005379999" table:style-name="ce1">
            <text:p>173.8654901</text:p>
          </table:table-cell>
          <table:table-cell office:value-type="float" office:value="133.5895894022" table:style-name="ce1">
            <text:p>133.5895894</text:p>
          </table:table-cell>
          <table:table-cell office:value-type="float" office:value="137.33975586919999" table:style-name="ce1">
            <text:p>137.3397559</text:p>
          </table:table-cell>
          <table:table-cell table:number-columns-repeated="16378"/>
        </table:table-row>
        <table:table-row table:number-rows-repeated="1048194" table:style-name="ro2">
          <table:table-cell table:number-columns-repeated="16384"/>
        </table:table-row>
      </table:table>
      <table:table table:name="North_Americ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date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Canada</text:p>
          </table:table-cell>
          <table:table-cell table:number-columns-repeated="16381"/>
        </table:table-row>
        <table:table-row table:style-name="ro1">
          <table:table-cell office:value-type="date" office:date-value="1990-01-01T00:00:00" table:style-name="ce2">
            <text:p>1/1/90</text:p>
          </table:table-cell>
          <table:table-cell office:value-type="float" office:value="50.893919902199997" table:style-name="ce1">
            <text:p>50.8939199</text:p>
          </table:table-cell>
          <table:table-cell office:value-type="float" office:value="96.522338440300004" table:style-name="ce1">
            <text:p>96.52233844</text:p>
          </table:table-cell>
          <table:table-cell table:number-columns-repeated="16381"/>
        </table:table-row>
        <table:table-row table:style-name="ro1">
          <table:table-cell office:value-type="date" office:date-value="1990-02-01T00:00:00" table:style-name="ce2">
            <text:p>1/2/90</text:p>
          </table:table-cell>
          <table:table-cell office:value-type="float" office:value="61.212602057200002" table:style-name="ce1">
            <text:p>61.21260206</text:p>
          </table:table-cell>
          <table:table-cell office:value-type="float" office:value="93.392695833900007" table:style-name="ce1">
            <text:p>93.39269583</text:p>
          </table:table-cell>
          <table:table-cell table:number-columns-repeated="16381"/>
        </table:table-row>
        <table:table-row table:style-name="ro1">
          <table:table-cell office:value-type="date" office:date-value="1990-03-01T00:00:00" table:style-name="ce2">
            <text:p>1/3/90</text:p>
          </table:table-cell>
          <table:table-cell office:value-type="float" office:value="81.195711665299996" table:style-name="ce1">
            <text:p>81.19571167</text:p>
          </table:table-cell>
          <table:table-cell office:value-type="float" office:value="103.9576035083" table:style-name="ce1">
            <text:p>103.9576035</text:p>
          </table:table-cell>
          <table:table-cell table:number-columns-repeated="16381"/>
        </table:table-row>
        <table:table-row table:style-name="ro1">
          <table:table-cell office:value-type="date" office:date-value="1990-04-01T00:00:00" table:style-name="ce2">
            <text:p>1/4/90</text:p>
          </table:table-cell>
          <table:table-cell office:value-type="float" office:value="54.716430080199999" table:style-name="ce1">
            <text:p>54.71643008</text:p>
          </table:table-cell>
          <table:table-cell office:value-type="float" office:value="182.82415705439999" table:style-name="ce1">
            <text:p>182.8241571</text:p>
          </table:table-cell>
          <table:table-cell table:number-columns-repeated="16381"/>
        </table:table-row>
        <table:table-row table:style-name="ro1">
          <table:table-cell office:value-type="date" office:date-value="1990-05-01T00:00:00" table:style-name="ce2">
            <text:p>1/5/90</text:p>
          </table:table-cell>
          <table:table-cell office:value-type="float" office:value="76.486197455199999" table:style-name="ce1">
            <text:p>76.48619746</text:p>
          </table:table-cell>
          <table:table-cell office:value-type="float" office:value="111.1852704678" table:style-name="ce1">
            <text:p>111.1852705</text:p>
          </table:table-cell>
          <table:table-cell table:number-columns-repeated="16381"/>
        </table:table-row>
        <table:table-row table:style-name="ro1">
          <table:table-cell office:value-type="date" office:date-value="1990-06-01T00:00:00" table:style-name="ce2">
            <text:p>1/6/90</text:p>
          </table:table-cell>
          <table:table-cell office:value-type="float" office:value="124.8090059104" table:style-name="ce1">
            <text:p>124.8090059</text:p>
          </table:table-cell>
          <table:table-cell office:value-type="float" office:value="125.04208802869999" table:style-name="ce1">
            <text:p>125.042088</text:p>
          </table:table-cell>
          <table:table-cell table:number-columns-repeated="16381"/>
        </table:table-row>
        <table:table-row table:style-name="ro1">
          <table:table-cell office:value-type="date" office:date-value="1990-07-01T00:00:00" table:style-name="ce2">
            <text:p>1/7/90</text:p>
          </table:table-cell>
          <table:table-cell office:value-type="float" office:value="67.905898313199998" table:style-name="ce1">
            <text:p>67.90589831</text:p>
          </table:table-cell>
          <table:table-cell office:value-type="float" office:value="130.65470910280001" table:style-name="ce1">
            <text:p>130.6547091</text:p>
          </table:table-cell>
          <table:table-cell table:number-columns-repeated="16381"/>
        </table:table-row>
        <table:table-row table:style-name="ro1">
          <table:table-cell office:value-type="date" office:date-value="1990-08-01T00:00:00" table:style-name="ce2">
            <text:p>1/8/90</text:p>
          </table:table-cell>
          <table:table-cell office:value-type="float" office:value="88.311421358299995" table:style-name="ce1">
            <text:p>88.31142136</text:p>
          </table:table-cell>
          <table:table-cell office:value-type="float" office:value="111.05836694929999" table:style-name="ce1">
            <text:p>111.0583669</text:p>
          </table:table-cell>
          <table:table-cell table:number-columns-repeated="16381"/>
        </table:table-row>
        <table:table-row table:style-name="ro1">
          <table:table-cell office:value-type="date" office:date-value="1990-09-01T00:00:00" table:style-name="ce2">
            <text:p>1/9/90</text:p>
          </table:table-cell>
          <table:table-cell office:value-type="float" office:value="116.9414992904" table:style-name="ce1">
            <text:p>116.9414993</text:p>
          </table:table-cell>
          <table:table-cell office:value-type="float" office:value="110.3336185885" table:style-name="ce1">
            <text:p>110.3336186</text:p>
          </table:table-cell>
          <table:table-cell table:number-columns-repeated="16381"/>
        </table:table-row>
        <table:table-row table:style-name="ro1">
          <table:table-cell office:value-type="date" office:date-value="1990-10-01T00:00:00" table:style-name="ce2">
            <text:p>1/10/90</text:p>
          </table:table-cell>
          <table:table-cell office:value-type="float" office:value="66.471701356200001" table:style-name="ce1">
            <text:p>66.47170136</text:p>
          </table:table-cell>
          <table:table-cell office:value-type="float" office:value="118.4959180873" table:style-name="ce1">
            <text:p>118.4959181</text:p>
          </table:table-cell>
          <table:table-cell table:number-columns-repeated="16381"/>
        </table:table-row>
        <table:table-row table:style-name="ro1">
          <table:table-cell office:value-type="date" office:date-value="1990-11-01T00:00:00" table:style-name="ce2">
            <text:p>1/11/90</text:p>
          </table:table-cell>
          <table:table-cell office:value-type="float" office:value="87.144712133300004" table:style-name="ce1">
            <text:p>87.14471213</text:p>
          </table:table-cell>
          <table:table-cell office:value-type="float" office:value="104.4501659693" table:style-name="ce1">
            <text:p>104.450166</text:p>
          </table:table-cell>
          <table:table-cell table:number-columns-repeated="16381"/>
        </table:table-row>
        <table:table-row table:style-name="ro1">
          <table:table-cell office:value-type="date" office:date-value="1990-12-01T00:00:00" table:style-name="ce2">
            <text:p>1/12/90</text:p>
          </table:table-cell>
          <table:table-cell office:value-type="float" office:value="93.415934441299996" table:style-name="ce1">
            <text:p>93.41593444</text:p>
          </table:table-cell>
          <table:table-cell office:value-type="float" office:value="98.868767144499998" table:style-name="ce1">
            <text:p>98.86876714</text:p>
          </table:table-cell>
          <table:table-cell table:number-columns-repeated="16381"/>
        </table:table-row>
        <table:table-row table:style-name="ro1">
          <table:table-cell office:value-type="date" office:date-value="1991-01-01T00:00:00" table:style-name="ce2">
            <text:p>1/1/91</text:p>
          </table:table-cell>
          <table:table-cell office:value-type="float" office:value="64.620554282200004" table:style-name="ce1">
            <text:p>64.62055428</text:p>
          </table:table-cell>
          <table:table-cell office:value-type="float" office:value="99.207467868099997" table:style-name="ce1">
            <text:p>99.20746787</text:p>
          </table:table-cell>
          <table:table-cell table:number-columns-repeated="16381"/>
        </table:table-row>
        <table:table-row table:style-name="ro1">
          <table:table-cell office:value-type="date" office:date-value="1991-02-01T00:00:00" table:style-name="ce2">
            <text:p>1/2/91</text:p>
          </table:table-cell>
          <table:table-cell office:value-type="float" office:value="71.573771457199996" table:style-name="ce1">
            <text:p>71.57377146</text:p>
          </table:table-cell>
          <table:table-cell office:value-type="float" office:value="96.545897694199994" table:style-name="ce1">
            <text:p>96.54589769</text:p>
          </table:table-cell>
          <table:table-cell table:number-columns-repeated="16381"/>
        </table:table-row>
        <table:table-row table:style-name="ro1">
          <table:table-cell office:value-type="date" office:date-value="1991-03-01T00:00:00" table:style-name="ce2">
            <text:p>1/3/91</text:p>
          </table:table-cell>
          <table:table-cell office:value-type="float" office:value="110.78581081039999" table:style-name="ce1">
            <text:p>110.7858108</text:p>
          </table:table-cell>
          <table:table-cell office:value-type="float" office:value="109.2737284011" table:style-name="ce1">
            <text:p>109.2737284</text:p>
          </table:table-cell>
          <table:table-cell table:number-columns-repeated="16381"/>
        </table:table-row>
        <table:table-row table:style-name="ro1">
          <table:table-cell office:value-type="date" office:date-value="1991-04-01T00:00:00" table:style-name="ce2">
            <text:p>1/4/91</text:p>
          </table:table-cell>
          <table:table-cell office:value-type="float" office:value="55.978972678200002" table:style-name="ce1">
            <text:p>55.97897268</text:p>
          </table:table-cell>
          <table:table-cell office:value-type="float" office:value="197.53980353520001" table:style-name="ce1">
            <text:p>197.5398035</text:p>
          </table:table-cell>
          <table:table-cell table:number-columns-repeated="16381"/>
        </table:table-row>
        <table:table-row table:style-name="ro1">
          <table:table-cell office:value-type="date" office:date-value="1991-05-01T00:00:00" table:style-name="ce2">
            <text:p>1/5/91</text:p>
          </table:table-cell>
          <table:table-cell office:value-type="float" office:value="65.9639468532" table:style-name="ce1">
            <text:p>65.96394685</text:p>
          </table:table-cell>
          <table:table-cell office:value-type="float" office:value="121.0835067662" table:style-name="ce1">
            <text:p>121.0835068</text:p>
          </table:table-cell>
          <table:table-cell table:number-columns-repeated="16381"/>
        </table:table-row>
        <table:table-row table:style-name="ro1">
          <table:table-cell office:value-type="date" office:date-value="1991-06-01T00:00:00" table:style-name="ce2">
            <text:p>1/6/91</text:p>
          </table:table-cell>
          <table:table-cell office:value-type="float" office:value="150.32690842049999" table:style-name="ce1">
            <text:p>150.3269084</text:p>
          </table:table-cell>
          <table:table-cell office:value-type="float" office:value="138.18315378290001" table:style-name="ce1">
            <text:p>138.1831538</text:p>
          </table:table-cell>
          <table:table-cell table:number-columns-repeated="16381"/>
        </table:table-row>
        <table:table-row table:style-name="ro1">
          <table:table-cell office:value-type="date" office:date-value="1991-07-01T00:00:00" table:style-name="ce2">
            <text:p>1/7/91</text:p>
          </table:table-cell>
          <table:table-cell office:value-type="float" office:value="65.105403430199999" table:style-name="ce1">
            <text:p>65.10540343</text:p>
          </table:table-cell>
          <table:table-cell office:value-type="float" office:value="137.8700949709" table:style-name="ce1">
            <text:p>137.870095</text:p>
          </table:table-cell>
          <table:table-cell table:number-columns-repeated="16381"/>
        </table:table-row>
        <table:table-row table:style-name="ro1">
          <table:table-cell office:value-type="date" office:date-value="1991-08-01T00:00:00" table:style-name="ce2">
            <text:p>1/8/91</text:p>
          </table:table-cell>
          <table:table-cell office:value-type="float" office:value="84.476297514300001" table:style-name="ce1">
            <text:p>84.47629751</text:p>
          </table:table-cell>
          <table:table-cell office:value-type="float" office:value="114.1172339261" table:style-name="ce1">
            <text:p>114.1172339</text:p>
          </table:table-cell>
          <table:table-cell table:number-columns-repeated="16381"/>
        </table:table-row>
        <table:table-row table:style-name="ro1">
          <table:table-cell office:value-type="date" office:date-value="1991-09-01T00:00:00" table:style-name="ce2">
            <text:p>1/9/91</text:p>
          </table:table-cell>
          <table:table-cell office:value-type="float" office:value="134.05301044039999" table:style-name="ce1">
            <text:p>134.0530104</text:p>
          </table:table-cell>
          <table:table-cell office:value-type="float" office:value="116.60376489790001" table:style-name="ce1">
            <text:p>116.6037649</text:p>
          </table:table-cell>
          <table:table-cell table:number-columns-repeated="16381"/>
        </table:table-row>
        <table:table-row table:style-name="ro1">
          <table:table-cell office:value-type="date" office:date-value="1991-10-01T00:00:00" table:style-name="ce2">
            <text:p>1/10/91</text:p>
          </table:table-cell>
          <table:table-cell office:value-type="float" office:value="70.360571889200003" table:style-name="ce1">
            <text:p>70.36057189</text:p>
          </table:table-cell>
          <table:table-cell office:value-type="float" office:value="128.47771287290001" table:style-name="ce1">
            <text:p>128.4777129</text:p>
          </table:table-cell>
          <table:table-cell table:number-columns-repeated="16381"/>
        </table:table-row>
        <table:table-row table:style-name="ro1">
          <table:table-cell office:value-type="date" office:date-value="1991-11-01T00:00:00" table:style-name="ce2">
            <text:p>1/11/91</text:p>
          </table:table-cell>
          <table:table-cell office:value-type="float" office:value="72.664320350200001" table:style-name="ce1">
            <text:p>72.66432035</text:p>
          </table:table-cell>
          <table:table-cell office:value-type="float" office:value="112.5353268275" table:style-name="ce1">
            <text:p>112.5353268</text:p>
          </table:table-cell>
          <table:table-cell table:number-columns-repeated="16381"/>
        </table:table-row>
        <table:table-row table:style-name="ro1">
          <table:table-cell office:value-type="date" office:date-value="1991-12-01T00:00:00" table:style-name="ce2">
            <text:p>1/12/91</text:p>
          </table:table-cell>
          <table:table-cell office:value-type="float" office:value="131.8721302404" table:style-name="ce1">
            <text:p>131.8721302</text:p>
          </table:table-cell>
          <table:table-cell office:value-type="float" office:value="108.1111212539" table:style-name="ce1">
            <text:p>108.1111213</text:p>
          </table:table-cell>
          <table:table-cell table:number-columns-repeated="16381"/>
        </table:table-row>
        <table:table-row table:style-name="ro1">
          <table:table-cell office:value-type="date" office:date-value="1992-01-01T00:00:00" table:style-name="ce2">
            <text:p>1/1/92</text:p>
          </table:table-cell>
          <table:table-cell office:value-type="float" office:value="66.342991395200002" table:style-name="ce1">
            <text:p>66.3429914</text:p>
          </table:table-cell>
          <table:table-cell office:value-type="float" office:value="101.6748413633" table:style-name="ce1">
            <text:p>101.6748414</text:p>
          </table:table-cell>
          <table:table-cell table:number-columns-repeated="16381"/>
        </table:table-row>
        <table:table-row table:style-name="ro1">
          <table:table-cell office:value-type="date" office:date-value="1992-02-01T00:00:00" table:style-name="ce2">
            <text:p>1/2/92</text:p>
          </table:table-cell>
          <table:table-cell office:value-type="float" office:value="90.268897913299995" table:style-name="ce1">
            <text:p>90.26889791</text:p>
          </table:table-cell>
          <table:table-cell office:value-type="float" office:value="100.07381759800001" table:style-name="ce1">
            <text:p>100.0738176</text:p>
          </table:table-cell>
          <table:table-cell table:number-columns-repeated="16381"/>
        </table:table-row>
        <table:table-row table:style-name="ro1">
          <table:table-cell office:value-type="date" office:date-value="1992-03-01T00:00:00" table:style-name="ce2">
            <text:p>1/3/92</text:p>
          </table:table-cell>
          <table:table-cell office:value-type="float" office:value="83.622534419299996" table:style-name="ce1">
            <text:p>83.62253442</text:p>
          </table:table-cell>
          <table:table-cell office:value-type="float" office:value="111.0177310118" table:style-name="ce1">
            <text:p>111.017731</text:p>
          </table:table-cell>
          <table:table-cell table:number-columns-repeated="16381"/>
        </table:table-row>
        <table:table-row table:style-name="ro1">
          <table:table-cell office:value-type="date" office:date-value="1992-04-01T00:00:00" table:style-name="ce2">
            <text:p>1/4/92</text:p>
          </table:table-cell>
          <table:table-cell office:value-type="float" office:value="72.996737665200001" table:style-name="ce1">
            <text:p>72.99673767</text:p>
          </table:table-cell>
          <table:table-cell office:value-type="float" office:value="187.1448587189" table:style-name="ce1">
            <text:p>187.1448587</text:p>
          </table:table-cell>
          <table:table-cell table:number-columns-repeated="16381"/>
        </table:table-row>
        <table:table-row table:style-name="ro1">
          <table:table-cell office:value-type="date" office:date-value="1992-05-01T00:00:00" table:style-name="ce2">
            <text:p>1/5/92</text:p>
          </table:table-cell>
          <table:table-cell office:value-type="float" office:value="62.555291851200003" table:style-name="ce1">
            <text:p>62.55529185</text:p>
          </table:table-cell>
          <table:table-cell office:value-type="float" office:value="116.426709429" table:style-name="ce1">
            <text:p>116.4267094</text:p>
          </table:table-cell>
          <table:table-cell table:number-columns-repeated="16381"/>
        </table:table-row>
        <table:table-row table:style-name="ro1">
          <table:table-cell office:value-type="date" office:date-value="1992-06-01T00:00:00" table:style-name="ce2">
            <text:p>1/6/92</text:p>
          </table:table-cell>
          <table:table-cell office:value-type="float" office:value="124.2470812104" table:style-name="ce1">
            <text:p>124.2470812</text:p>
          </table:table-cell>
          <table:table-cell office:value-type="float" office:value="131.9311567039" table:style-name="ce1">
            <text:p>131.9311567</text:p>
          </table:table-cell>
          <table:table-cell table:number-columns-repeated="16381"/>
        </table:table-row>
        <table:table-row table:style-name="ro1">
          <table:table-cell office:value-type="date" office:date-value="1992-07-01T00:00:00" table:style-name="ce2">
            <text:p>1/7/92</text:p>
          </table:table-cell>
          <table:table-cell office:value-type="float" office:value="72.092336305200007" table:style-name="ce1">
            <text:p>72.09233631</text:p>
          </table:table-cell>
          <table:table-cell office:value-type="float" office:value="128.54598708559999" table:style-name="ce1">
            <text:p>128.5459871</text:p>
          </table:table-cell>
          <table:table-cell table:number-columns-repeated="16381"/>
        </table:table-row>
        <table:table-row table:style-name="ro1">
          <table:table-cell office:value-type="date" office:date-value="1992-08-01T00:00:00" table:style-name="ce2">
            <text:p>1/8/92</text:p>
          </table:table-cell>
          <table:table-cell office:value-type="float" office:value="94.964501781300001" table:style-name="ce1">
            <text:p>94.96450178</text:p>
          </table:table-cell>
          <table:table-cell office:value-type="float" office:value="106.46506813329999" table:style-name="ce1">
            <text:p>106.4650681</text:p>
          </table:table-cell>
          <table:table-cell table:number-columns-repeated="16381"/>
        </table:table-row>
        <table:table-row table:style-name="ro1">
          <table:table-cell office:value-type="date" office:date-value="1992-09-01T00:00:00" table:style-name="ce2">
            <text:p>1/9/92</text:p>
          </table:table-cell>
          <table:table-cell office:value-type="float" office:value="137.81624436039999" table:style-name="ce1">
            <text:p>137.8162444</text:p>
          </table:table-cell>
          <table:table-cell office:value-type="float" office:value="109.1393246928" table:style-name="ce1">
            <text:p>109.1393247</text:p>
          </table:table-cell>
          <table:table-cell table:number-columns-repeated="16381"/>
        </table:table-row>
        <table:table-row table:style-name="ro1">
          <table:table-cell office:value-type="date" office:date-value="1992-10-01T00:00:00" table:style-name="ce2">
            <text:p>1/10/92</text:p>
          </table:table-cell>
          <table:table-cell office:value-type="float" office:value="83.455772310300006" table:style-name="ce1">
            <text:p>83.45577231</text:p>
          </table:table-cell>
          <table:table-cell office:value-type="float" office:value="118.7768661547" table:style-name="ce1">
            <text:p>118.7768662</text:p>
          </table:table-cell>
          <table:table-cell table:number-columns-repeated="16381"/>
        </table:table-row>
        <table:table-row table:style-name="ro1">
          <table:table-cell office:value-type="date" office:date-value="1992-11-01T00:00:00" table:style-name="ce2">
            <text:p>1/11/92</text:p>
          </table:table-cell>
          <table:table-cell office:value-type="float" office:value="82.236460124299995" table:style-name="ce1">
            <text:p>82.23646012</text:p>
          </table:table-cell>
          <table:table-cell office:value-type="float" office:value="103.9882445587" table:style-name="ce1">
            <text:p>103.9882446</text:p>
          </table:table-cell>
          <table:table-cell table:number-columns-repeated="16381"/>
        </table:table-row>
        <table:table-row table:style-name="ro1">
          <table:table-cell office:value-type="date" office:date-value="1992-12-01T00:00:00" table:style-name="ce2">
            <text:p>1/12/92</text:p>
          </table:table-cell>
          <table:table-cell office:value-type="float" office:value="104.3071881103" table:style-name="ce1">
            <text:p>104.3071881</text:p>
          </table:table-cell>
          <table:table-cell office:value-type="float" office:value="98.796207930400001" table:style-name="ce1">
            <text:p>98.79620793</text:p>
          </table:table-cell>
          <table:table-cell table:number-columns-repeated="16381"/>
        </table:table-row>
        <table:table-row table:style-name="ro1">
          <table:table-cell office:value-type="date" office:date-value="1993-01-01T00:00:00" table:style-name="ce2">
            <text:p>1/1/93</text:p>
          </table:table-cell>
          <table:table-cell office:value-type="float" office:value="52.810026582200003" table:style-name="ce1">
            <text:p>52.81002658</text:p>
          </table:table-cell>
          <table:table-cell office:value-type="float" office:value="92.837200676199998" table:style-name="ce1">
            <text:p>92.83720068</text:p>
          </table:table-cell>
          <table:table-cell table:number-columns-repeated="16381"/>
        </table:table-row>
        <table:table-row table:style-name="ro1">
          <table:table-cell office:value-type="date" office:date-value="1993-02-01T00:00:00" table:style-name="ce2">
            <text:p>1/2/93</text:p>
          </table:table-cell>
          <table:table-cell office:value-type="float" office:value="68.3074268652" table:style-name="ce1">
            <text:p>68.30742687</text:p>
          </table:table-cell>
          <table:table-cell office:value-type="float" office:value="90.921200898500004" table:style-name="ce1">
            <text:p>90.9212009</text:p>
          </table:table-cell>
          <table:table-cell table:number-columns-repeated="16381"/>
        </table:table-row>
        <table:table-row table:style-name="ro1">
          <table:table-cell office:value-type="date" office:date-value="1993-03-01T00:00:00" table:style-name="ce2">
            <text:p>1/3/93</text:p>
          </table:table-cell>
          <table:table-cell office:value-type="float" office:value="101.0846638103" table:style-name="ce1">
            <text:p>101.0846638</text:p>
          </table:table-cell>
          <table:table-cell office:value-type="float" office:value="103.0057713986" table:style-name="ce1">
            <text:p>103.0057714</text:p>
          </table:table-cell>
          <table:table-cell table:number-columns-repeated="16381"/>
        </table:table-row>
        <table:table-row table:style-name="ro1">
          <table:table-cell office:value-type="date" office:date-value="1993-04-01T00:00:00" table:style-name="ce2">
            <text:p>1/4/93</text:p>
          </table:table-cell>
          <table:table-cell office:value-type="float" office:value="75.274749229199998" table:style-name="ce1">
            <text:p>75.27474923</text:p>
          </table:table-cell>
          <table:table-cell office:value-type="float" office:value="193.67762314999999" table:style-name="ce1">
            <text:p>193.6776232</text:p>
          </table:table-cell>
          <table:table-cell table:number-columns-repeated="16381"/>
        </table:table-row>
        <table:table-row table:style-name="ro1">
          <table:table-cell office:value-type="date" office:date-value="1993-05-01T00:00:00" table:style-name="ce2">
            <text:p>1/5/93</text:p>
          </table:table-cell>
          <table:table-cell office:value-type="float" office:value="65.606110079199993" table:style-name="ce1">
            <text:p>65.60611008</text:p>
          </table:table-cell>
          <table:table-cell office:value-type="float" office:value="118.2378627001" table:style-name="ce1">
            <text:p>118.2378627</text:p>
          </table:table-cell>
          <table:table-cell table:number-columns-repeated="16381"/>
        </table:table-row>
        <table:table-row table:style-name="ro1">
          <table:table-cell office:value-type="date" office:date-value="1993-06-01T00:00:00" table:style-name="ce2">
            <text:p>1/6/93</text:p>
          </table:table-cell>
          <table:table-cell office:value-type="float" office:value="137.9633085104" table:style-name="ce1">
            <text:p>137.9633085</text:p>
          </table:table-cell>
          <table:table-cell office:value-type="float" office:value="135.08402747470001" table:style-name="ce1">
            <text:p>135.0840275</text:p>
          </table:table-cell>
          <table:table-cell table:number-columns-repeated="16381"/>
        </table:table-row>
        <table:table-row table:style-name="ro1">
          <table:table-cell office:value-type="date" office:date-value="1993-07-01T00:00:00" table:style-name="ce2">
            <text:p>1/7/93</text:p>
          </table:table-cell>
          <table:table-cell office:value-type="float" office:value="78.261887492200003" table:style-name="ce1">
            <text:p>78.26188749</text:p>
          </table:table-cell>
          <table:table-cell office:value-type="float" office:value="137.85252596500001" table:style-name="ce1">
            <text:p>137.852526</text:p>
          </table:table-cell>
          <table:table-cell table:number-columns-repeated="16381"/>
        </table:table-row>
        <table:table-row table:style-name="ro1">
          <table:table-cell office:value-type="date" office:date-value="1993-08-01T00:00:00" table:style-name="ce2">
            <text:p>1/8/93</text:p>
          </table:table-cell>
          <table:table-cell office:value-type="float" office:value="104.76018041029999" table:style-name="ce1">
            <text:p>104.7601804</text:p>
          </table:table-cell>
          <table:table-cell office:value-type="float" office:value="115.50913400189999" table:style-name="ce1">
            <text:p>115.509134</text:p>
          </table:table-cell>
          <table:table-cell table:number-columns-repeated="16381"/>
        </table:table-row>
        <table:table-row table:style-name="ro1">
          <table:table-cell office:value-type="date" office:date-value="1993-09-01T00:00:00" table:style-name="ce2">
            <text:p>1/9/93</text:p>
          </table:table-cell>
          <table:table-cell office:value-type="float" office:value="116.1060790004" table:style-name="ce1">
            <text:p>116.106079</text:p>
          </table:table-cell>
          <table:table-cell office:value-type="float" office:value="116.3051700029" table:style-name="ce1">
            <text:p>116.30517</text:p>
          </table:table-cell>
          <table:table-cell table:number-columns-repeated="16381"/>
        </table:table-row>
        <table:table-row table:style-name="ro1">
          <table:table-cell office:value-type="date" office:date-value="1993-10-01T00:00:00" table:style-name="ce2">
            <text:p>1/10/93</text:p>
          </table:table-cell>
          <table:table-cell office:value-type="float" office:value="78.138340293200002" table:style-name="ce1">
            <text:p>78.13834029</text:p>
          </table:table-cell>
          <table:table-cell office:value-type="float" office:value="125.43861033739999" table:style-name="ce1">
            <text:p>125.4386103</text:p>
          </table:table-cell>
          <table:table-cell table:number-columns-repeated="16381"/>
        </table:table-row>
        <table:table-row table:style-name="ro1">
          <table:table-cell office:value-type="date" office:date-value="1993-11-01T00:00:00" table:style-name="ce2">
            <text:p>1/11/93</text:p>
          </table:table-cell>
          <table:table-cell office:value-type="float" office:value="80.279959205300003" table:style-name="ce1">
            <text:p>80.27995921</text:p>
          </table:table-cell>
          <table:table-cell office:value-type="float" office:value="110.334618119" table:style-name="ce1">
            <text:p>110.3346181</text:p>
          </table:table-cell>
          <table:table-cell table:number-columns-repeated="16381"/>
        </table:table-row>
        <table:table-row table:style-name="ro1">
          <table:table-cell office:value-type="date" office:date-value="1993-12-01T00:00:00" table:style-name="ce2">
            <text:p>1/12/93</text:p>
          </table:table-cell>
          <table:table-cell office:value-type="float" office:value="134.7557478004" table:style-name="ce1">
            <text:p>134.7557478</text:p>
          </table:table-cell>
          <table:table-cell office:value-type="float" office:value="106.8842867004" table:style-name="ce1">
            <text:p>106.8842867</text:p>
          </table:table-cell>
          <table:table-cell table:number-columns-repeated="16381"/>
        </table:table-row>
        <table:table-row table:style-name="ro1">
          <table:table-cell office:value-type="date" office:date-value="1994-01-01T00:00:00" table:style-name="ce2">
            <text:p>1/1/94</text:p>
          </table:table-cell>
          <table:table-cell office:value-type="float" office:value="80.036903387300001" table:style-name="ce1">
            <text:p>80.03690339</text:p>
          </table:table-cell>
          <table:table-cell office:value-type="float" office:value="102.028047606" table:style-name="ce1">
            <text:p>102.0280476</text:p>
          </table:table-cell>
          <table:table-cell table:number-columns-repeated="16381"/>
        </table:table-row>
        <table:table-row table:style-name="ro1">
          <table:table-cell office:value-type="date" office:date-value="1994-02-01T00:00:00" table:style-name="ce2">
            <text:p>1/2/94</text:p>
          </table:table-cell>
          <table:table-cell office:value-type="float" office:value="55.571807407199998" table:style-name="ce1">
            <text:p>55.57180741</text:p>
          </table:table-cell>
          <table:table-cell office:value-type="float" office:value="99.569999855099994" table:style-name="ce1">
            <text:p>99.56999986</text:p>
          </table:table-cell>
          <table:table-cell table:number-columns-repeated="16381"/>
        </table:table-row>
        <table:table-row table:style-name="ro1">
          <table:table-cell office:value-type="date" office:date-value="1994-03-01T00:00:00" table:style-name="ce2">
            <text:p>1/3/94</text:p>
          </table:table-cell>
          <table:table-cell office:value-type="float" office:value="109.7877942503" table:style-name="ce1">
            <text:p>109.7877943</text:p>
          </table:table-cell>
          <table:table-cell office:value-type="float" office:value="113.3692377724" table:style-name="ce1">
            <text:p>113.3692378</text:p>
          </table:table-cell>
          <table:table-cell table:number-columns-repeated="16381"/>
        </table:table-row>
        <table:table-row table:style-name="ro1">
          <table:table-cell office:value-type="date" office:date-value="1994-04-01T00:00:00" table:style-name="ce2">
            <text:p>1/4/94</text:p>
          </table:table-cell>
          <table:table-cell office:value-type="float" office:value="45.220320950100003" table:style-name="ce1">
            <text:p>45.22032095</text:p>
          </table:table-cell>
          <table:table-cell office:value-type="float" office:value="200.08789001010001" table:style-name="ce1">
            <text:p>200.08789</text:p>
          </table:table-cell>
          <table:table-cell table:number-columns-repeated="16381"/>
        </table:table-row>
        <table:table-row table:style-name="ro1">
          <table:table-cell office:value-type="date" office:date-value="1994-05-01T00:00:00" table:style-name="ce2">
            <text:p>1/5/94</text:p>
          </table:table-cell>
          <table:table-cell office:value-type="float" office:value="80.7848838763" table:style-name="ce1">
            <text:p>80.78488388</text:p>
          </table:table-cell>
          <table:table-cell office:value-type="float" office:value="124.2189068701" table:style-name="ce1">
            <text:p>124.2189069</text:p>
          </table:table-cell>
          <table:table-cell table:number-columns-repeated="16381"/>
        </table:table-row>
        <table:table-row table:style-name="ro1">
          <table:table-cell office:value-type="date" office:date-value="1994-06-01T00:00:00" table:style-name="ce2">
            <text:p>1/6/94</text:p>
          </table:table-cell>
          <table:table-cell office:value-type="float" office:value="167.6205564105" table:style-name="ce1">
            <text:p>167.6205564</text:p>
          </table:table-cell>
          <table:table-cell office:value-type="float" office:value="142.38235560679999" table:style-name="ce1">
            <text:p>142.3823556</text:p>
          </table:table-cell>
          <table:table-cell table:number-columns-repeated="16381"/>
        </table:table-row>
        <table:table-row table:style-name="ro1">
          <table:table-cell office:value-type="date" office:date-value="1994-07-01T00:00:00" table:style-name="ce2">
            <text:p>1/7/94</text:p>
          </table:table-cell>
          <table:table-cell office:value-type="float" office:value="72.401012481199999" table:style-name="ce1">
            <text:p>72.40101248</text:p>
          </table:table-cell>
          <table:table-cell office:value-type="float" office:value="137.08531615480001" table:style-name="ce1">
            <text:p>137.0853162</text:p>
          </table:table-cell>
          <table:table-cell table:number-columns-repeated="16381"/>
        </table:table-row>
        <table:table-row table:style-name="ro1">
          <table:table-cell office:value-type="date" office:date-value="1994-08-01T00:00:00" table:style-name="ce2">
            <text:p>1/8/94</text:p>
          </table:table-cell>
          <table:table-cell office:value-type="float" office:value="95.9685291503" table:style-name="ce1">
            <text:p>95.96852915</text:p>
          </table:table-cell>
          <table:table-cell office:value-type="float" office:value="114.96639629969999" table:style-name="ce1">
            <text:p>114.9663963</text:p>
          </table:table-cell>
          <table:table-cell table:number-columns-repeated="16381"/>
        </table:table-row>
        <table:table-row table:style-name="ro1">
          <table:table-cell office:value-type="date" office:date-value="1994-09-01T00:00:00" table:style-name="ce2">
            <text:p>1/9/94</text:p>
          </table:table-cell>
          <table:table-cell office:value-type="float" office:value="122.72108944039999" table:style-name="ce1">
            <text:p>122.7210894</text:p>
          </table:table-cell>
          <table:table-cell office:value-type="float" office:value="118.34653546769999" table:style-name="ce1">
            <text:p>118.3465355</text:p>
          </table:table-cell>
          <table:table-cell table:number-columns-repeated="16381"/>
        </table:table-row>
        <table:table-row table:style-name="ro1">
          <table:table-cell office:value-type="date" office:date-value="1994-10-01T00:00:00" table:style-name="ce2">
            <text:p>1/10/94</text:p>
          </table:table-cell>
          <table:table-cell office:value-type="float" office:value="100.3234163703" table:style-name="ce1">
            <text:p>100.3234164</text:p>
          </table:table-cell>
          <table:table-cell office:value-type="float" office:value="124.8390980194" table:style-name="ce1">
            <text:p>124.839098</text:p>
          </table:table-cell>
          <table:table-cell table:number-columns-repeated="16381"/>
        </table:table-row>
        <table:table-row table:style-name="ro1">
          <table:table-cell office:value-type="date" office:date-value="1994-11-01T00:00:00" table:style-name="ce2">
            <text:p>1/11/94</text:p>
          </table:table-cell>
          <table:table-cell office:value-type="float" office:value="90.297198702299994" table:style-name="ce1">
            <text:p>90.2971987</text:p>
          </table:table-cell>
          <table:table-cell office:value-type="float" office:value="110.0798267048" table:style-name="ce1">
            <text:p>110.0798267</text:p>
          </table:table-cell>
          <table:table-cell table:number-columns-repeated="16381"/>
        </table:table-row>
        <table:table-row table:style-name="ro1">
          <table:table-cell office:value-type="date" office:date-value="1994-12-01T00:00:00" table:style-name="ce2">
            <text:p>1/12/94</text:p>
          </table:table-cell>
          <table:table-cell office:value-type="float" office:value="159.25764839050001" table:style-name="ce1">
            <text:p>159.2576484</text:p>
          </table:table-cell>
          <table:table-cell office:value-type="float" office:value="108.18607204280001" table:style-name="ce1">
            <text:p>108.186072</text:p>
          </table:table-cell>
          <table:table-cell table:number-columns-repeated="16381"/>
        </table:table-row>
        <table:table-row table:style-name="ro1">
          <table:table-cell office:value-type="date" office:date-value="1995-01-01T00:00:00" table:style-name="ce2">
            <text:p>1/1/95</text:p>
          </table:table-cell>
          <table:table-cell office:value-type="float" office:value="73.057353471200003" table:style-name="ce1">
            <text:p>73.05735347</text:p>
          </table:table-cell>
          <table:table-cell office:value-type="float" office:value="111.63041806219999" table:style-name="ce1">
            <text:p>111.6304181</text:p>
          </table:table-cell>
          <table:table-cell table:number-columns-repeated="16381"/>
        </table:table-row>
        <table:table-row table:style-name="ro1">
          <table:table-cell office:value-type="date" office:date-value="1995-02-01T00:00:00" table:style-name="ce2">
            <text:p>1/2/95</text:p>
          </table:table-cell>
          <table:table-cell office:value-type="float" office:value="65.455589477199993" table:style-name="ce1">
            <text:p>65.45558948</text:p>
          </table:table-cell>
          <table:table-cell office:value-type="float" office:value="101.81916780740001" table:style-name="ce1">
            <text:p>101.8191678</text:p>
          </table:table-cell>
          <table:table-cell table:number-columns-repeated="16381"/>
        </table:table-row>
        <table:table-row table:style-name="ro1">
          <table:table-cell office:value-type="date" office:date-value="1995-03-01T00:00:00" table:style-name="ce2">
            <text:p>1/3/95</text:p>
          </table:table-cell>
          <table:table-cell office:value-type="float" office:value="84.784210234300005" table:style-name="ce1">
            <text:p>84.78421023</text:p>
          </table:table-cell>
          <table:table-cell office:value-type="float" office:value="119.7216399445" table:style-name="ce1">
            <text:p>119.7216399</text:p>
          </table:table-cell>
          <table:table-cell table:number-columns-repeated="16381"/>
        </table:table-row>
        <table:table-row table:style-name="ro1">
          <table:table-cell office:value-type="date" office:date-value="1995-04-01T00:00:00" table:style-name="ce2">
            <text:p>1/4/95</text:p>
          </table:table-cell>
          <table:table-cell office:value-type="float" office:value="52.608520817200002" table:style-name="ce1">
            <text:p>52.60852082</text:p>
          </table:table-cell>
          <table:table-cell office:value-type="float" office:value="176.43778671050001" table:style-name="ce1">
            <text:p>176.4377867</text:p>
          </table:table-cell>
          <table:table-cell table:number-columns-repeated="16381"/>
        </table:table-row>
        <table:table-row table:style-name="ro1">
          <table:table-cell office:value-type="date" office:date-value="1995-05-01T00:00:00" table:style-name="ce2">
            <text:p>1/5/95</text:p>
          </table:table-cell>
          <table:table-cell office:value-type="float" office:value="80.110296432300004" table:style-name="ce1">
            <text:p>80.11029643</text:p>
          </table:table-cell>
          <table:table-cell office:value-type="float" office:value="134.37661460570001" table:style-name="ce1">
            <text:p>134.3766146</text:p>
          </table:table-cell>
          <table:table-cell table:number-columns-repeated="16381"/>
        </table:table-row>
        <table:table-row table:style-name="ro1">
          <table:table-cell office:value-type="date" office:date-value="1995-06-01T00:00:00" table:style-name="ce2">
            <text:p>1/6/95</text:p>
          </table:table-cell>
          <table:table-cell office:value-type="float" office:value="134.98993774039999" table:style-name="ce1">
            <text:p>134.9899377</text:p>
          </table:table-cell>
          <table:table-cell office:value-type="float" office:value="138.26798765730001" table:style-name="ce1">
            <text:p>138.2679877</text:p>
          </table:table-cell>
          <table:table-cell table:number-columns-repeated="16381"/>
        </table:table-row>
        <table:table-row table:style-name="ro1">
          <table:table-cell office:value-type="date" office:date-value="1995-07-01T00:00:00" table:style-name="ce2">
            <text:p>1/7/95</text:p>
          </table:table-cell>
          <table:table-cell office:value-type="float" office:value="79.711202356300006" table:style-name="ce1">
            <text:p>79.71120236</text:p>
          </table:table-cell>
          <table:table-cell office:value-type="float" office:value="127.829064313" table:style-name="ce1">
            <text:p>127.8290643</text:p>
          </table:table-cell>
          <table:table-cell table:number-columns-repeated="16381"/>
        </table:table-row>
        <table:table-row table:style-name="ro1">
          <table:table-cell office:value-type="date" office:date-value="1995-08-01T00:00:00" table:style-name="ce2">
            <text:p>1/8/95</text:p>
          </table:table-cell>
          <table:table-cell office:value-type="float" office:value="105.8286663003" table:style-name="ce1">
            <text:p>105.8286663</text:p>
          </table:table-cell>
          <table:table-cell office:value-type="float" office:value="143.9099825831" table:style-name="ce1">
            <text:p>143.9099826</text:p>
          </table:table-cell>
          <table:table-cell table:number-columns-repeated="16381"/>
        </table:table-row>
        <table:table-row table:style-name="ro1">
          <table:table-cell office:value-type="date" office:date-value="1995-09-01T00:00:00" table:style-name="ce2">
            <text:p>1/9/95</text:p>
          </table:table-cell>
          <table:table-cell office:value-type="float" office:value="110.3788974804" table:style-name="ce1">
            <text:p>110.3788975</text:p>
          </table:table-cell>
          <table:table-cell office:value-type="float" office:value="102.1766836847" table:style-name="ce1">
            <text:p>102.1766837</text:p>
          </table:table-cell>
          <table:table-cell table:number-columns-repeated="16381"/>
        </table:table-row>
        <table:table-row table:style-name="ro1">
          <table:table-cell office:value-type="date" office:date-value="1995-10-01T00:00:00" table:style-name="ce2">
            <text:p>1/10/95</text:p>
          </table:table-cell>
          <table:table-cell office:value-type="float" office:value="80.801677430300003" table:style-name="ce1">
            <text:p>80.80167743</text:p>
          </table:table-cell>
          <table:table-cell office:value-type="float" office:value="128.40025297209999" table:style-name="ce1">
            <text:p>128.400253</text:p>
          </table:table-cell>
          <table:table-cell table:number-columns-repeated="16381"/>
        </table:table-row>
        <table:table-row table:style-name="ro1">
          <table:table-cell office:value-type="date" office:date-value="1995-11-01T00:00:00" table:style-name="ce2">
            <text:p>1/11/95</text:p>
          </table:table-cell>
          <table:table-cell office:value-type="float" office:value="92.711377573299998" table:style-name="ce1">
            <text:p>92.71137757</text:p>
          </table:table-cell>
          <table:table-cell office:value-type="float" office:value="121.0737268295" table:style-name="ce1">
            <text:p>121.0737268</text:p>
          </table:table-cell>
          <table:table-cell table:number-columns-repeated="16381"/>
        </table:table-row>
        <table:table-row table:style-name="ro1">
          <table:table-cell office:value-type="date" office:date-value="1995-12-01T00:00:00" table:style-name="ce2">
            <text:p>1/12/95</text:p>
          </table:table-cell>
          <table:table-cell office:value-type="float" office:value="88.166012185300005" table:style-name="ce1">
            <text:p>88.16601219</text:p>
          </table:table-cell>
          <table:table-cell office:value-type="float" office:value="81.673282787800005" table:style-name="ce1">
            <text:p>81.67328279</text:p>
          </table:table-cell>
          <table:table-cell table:number-columns-repeated="16381"/>
        </table:table-row>
        <table:table-row table:style-name="ro1">
          <table:table-cell office:value-type="date" office:date-value="1996-01-01T00:00:00" table:style-name="ce2">
            <text:p>1/1/96</text:p>
          </table:table-cell>
          <table:table-cell office:value-type="float" office:value="66.7082689792" table:style-name="ce1">
            <text:p>66.70826898</text:p>
          </table:table-cell>
          <table:table-cell office:value-type="float" office:value="107.8481823477" table:style-name="ce1">
            <text:p>107.8481823</text:p>
          </table:table-cell>
          <table:table-cell table:number-columns-repeated="16381"/>
        </table:table-row>
        <table:table-row table:style-name="ro1">
          <table:table-cell office:value-type="date" office:date-value="1996-02-01T00:00:00" table:style-name="ce2">
            <text:p>1/2/96</text:p>
          </table:table-cell>
          <table:table-cell office:value-type="float" office:value="63.139481177199997" table:style-name="ce1">
            <text:p>63.13948118</text:p>
          </table:table-cell>
          <table:table-cell office:value-type="float" office:value="104.9985524491" table:style-name="ce1">
            <text:p>104.9985524</text:p>
          </table:table-cell>
          <table:table-cell table:number-columns-repeated="16381"/>
        </table:table-row>
        <table:table-row table:style-name="ro1">
          <table:table-cell office:value-type="date" office:date-value="1996-03-01T00:00:00" table:style-name="ce2">
            <text:p>1/3/96</text:p>
          </table:table-cell>
          <table:table-cell office:value-type="float" office:value="80.689242826300003" table:style-name="ce1">
            <text:p>80.68924283</text:p>
          </table:table-cell>
          <table:table-cell office:value-type="float" office:value="107.8715024721" table:style-name="ce1">
            <text:p>107.8715025</text:p>
          </table:table-cell>
          <table:table-cell table:number-columns-repeated="16381"/>
        </table:table-row>
        <table:table-row table:style-name="ro1">
          <table:table-cell office:value-type="date" office:date-value="1996-04-01T00:00:00" table:style-name="ce2">
            <text:p>1/4/96</text:p>
          </table:table-cell>
          <table:table-cell office:value-type="float" office:value="50.790811649200002" table:style-name="ce1">
            <text:p>50.79081165</text:p>
          </table:table-cell>
          <table:table-cell office:value-type="float" office:value="186.8248807018" table:style-name="ce1">
            <text:p>186.8248807</text:p>
          </table:table-cell>
          <table:table-cell table:number-columns-repeated="16381"/>
        </table:table-row>
        <table:table-row table:style-name="ro1">
          <table:table-cell office:value-type="date" office:date-value="1996-05-01T00:00:00" table:style-name="ce2">
            <text:p>1/5/96</text:p>
          </table:table-cell>
          <table:table-cell office:value-type="float" office:value="76.856235525200006" table:style-name="ce1">
            <text:p>76.85623553</text:p>
          </table:table-cell>
          <table:table-cell office:value-type="float" office:value="133.42964612969999" table:style-name="ce1">
            <text:p>133.4296461</text:p>
          </table:table-cell>
          <table:table-cell table:number-columns-repeated="16381"/>
        </table:table-row>
        <table:table-row table:style-name="ro1">
          <table:table-cell office:value-type="date" office:date-value="1996-06-01T00:00:00" table:style-name="ce2">
            <text:p>1/6/96</text:p>
          </table:table-cell>
          <table:table-cell office:value-type="float" office:value="127.9896654604" table:style-name="ce1">
            <text:p>127.9896655</text:p>
          </table:table-cell>
          <table:table-cell office:value-type="float" office:value="135.26322918150001" table:style-name="ce1">
            <text:p>135.2632292</text:p>
          </table:table-cell>
          <table:table-cell table:number-columns-repeated="16381"/>
        </table:table-row>
        <table:table-row table:style-name="ro1">
          <table:table-cell office:value-type="date" office:date-value="1996-07-01T00:00:00" table:style-name="ce2">
            <text:p>1/7/96</text:p>
          </table:table-cell>
          <table:table-cell office:value-type="float" office:value="76.554727657200004" table:style-name="ce1">
            <text:p>76.55472766</text:p>
          </table:table-cell>
          <table:table-cell office:value-type="float" office:value="139.11908950340001" table:style-name="ce1">
            <text:p>139.1190895</text:p>
          </table:table-cell>
          <table:table-cell table:number-columns-repeated="16381"/>
        </table:table-row>
        <table:table-row table:style-name="ro1">
          <table:table-cell office:value-type="date" office:date-value="1996-08-01T00:00:00" table:style-name="ce2">
            <text:p>1/8/96</text:p>
          </table:table-cell>
          <table:table-cell office:value-type="float" office:value="103.61299712029999" table:style-name="ce1">
            <text:p>103.6129971</text:p>
          </table:table-cell>
          <table:table-cell office:value-type="float" office:value="130.40484628839999" table:style-name="ce1">
            <text:p>130.4048463</text:p>
          </table:table-cell>
          <table:table-cell table:number-columns-repeated="16381"/>
        </table:table-row>
        <table:table-row table:style-name="ro1">
          <table:table-cell office:value-type="date" office:date-value="1996-09-01T00:00:00" table:style-name="ce2">
            <text:p>1/9/96</text:p>
          </table:table-cell>
          <table:table-cell office:value-type="float" office:value="102.0332232903" table:style-name="ce1">
            <text:p>102.0332233</text:p>
          </table:table-cell>
          <table:table-cell office:value-type="float" office:value="115.18746507509999" table:style-name="ce1">
            <text:p>115.1874651</text:p>
          </table:table-cell>
          <table:table-cell table:number-columns-repeated="16381"/>
        </table:table-row>
        <table:table-row table:style-name="ro1">
          <table:table-cell office:value-type="date" office:date-value="1996-10-01T00:00:00" table:style-name="ce2">
            <text:p>1/10/96</text:p>
          </table:table-cell>
          <table:table-cell office:value-type="float" office:value="85.030728773299998" table:style-name="ce1">
            <text:p>85.03072877</text:p>
          </table:table-cell>
          <table:table-cell office:value-type="float" office:value="126.9315299356" table:style-name="ce1">
            <text:p>126.9315299</text:p>
          </table:table-cell>
          <table:table-cell table:number-columns-repeated="16381"/>
        </table:table-row>
        <table:table-row table:style-name="ro1">
          <table:table-cell office:value-type="date" office:date-value="1996-11-01T00:00:00" table:style-name="ce2">
            <text:p>1/11/96</text:p>
          </table:table-cell>
          <table:table-cell office:value-type="float" office:value="91.007464328300003" table:style-name="ce1">
            <text:p>91.00746433</text:p>
          </table:table-cell>
          <table:table-cell office:value-type="float" office:value="107.84723603649999" table:style-name="ce1">
            <text:p>107.847236</text:p>
          </table:table-cell>
          <table:table-cell table:number-columns-repeated="16381"/>
        </table:table-row>
        <table:table-row table:style-name="ro1">
          <table:table-cell office:value-type="date" office:date-value="1996-12-01T00:00:00" table:style-name="ce2">
            <text:p>1/12/96</text:p>
          </table:table-cell>
          <table:table-cell office:value-type="float" office:value="83.693748788299999" table:style-name="ce1">
            <text:p>83.69374879</text:p>
          </table:table-cell>
          <table:table-cell office:value-type="float" office:value="102.879775866" table:style-name="ce1">
            <text:p>102.8797759</text:p>
          </table:table-cell>
          <table:table-cell table:number-columns-repeated="16381"/>
        </table:table-row>
        <table:table-row table:style-name="ro1">
          <table:table-cell office:value-type="date" office:date-value="1997-01-01T00:00:00" table:style-name="ce2">
            <text:p>1/1/97</text:p>
          </table:table-cell>
          <table:table-cell office:value-type="float" office:value="68.872647737199998" table:style-name="ce1">
            <text:p>68.87264774</text:p>
          </table:table-cell>
          <table:table-cell office:value-type="float" office:value="107.1069910324" table:style-name="ce1">
            <text:p>107.106991</text:p>
          </table:table-cell>
          <table:table-cell table:number-columns-repeated="16381"/>
        </table:table-row>
        <table:table-row table:style-name="ro1">
          <table:table-cell office:value-type="date" office:date-value="1997-02-01T00:00:00" table:style-name="ce2">
            <text:p>1/2/97</text:p>
          </table:table-cell>
          <table:table-cell office:value-type="float" office:value="69.445813637200004" table:style-name="ce1">
            <text:p>69.44581364</text:p>
          </table:table-cell>
          <table:table-cell office:value-type="float" office:value="106.575287019" table:style-name="ce1">
            <text:p>106.575287</text:p>
          </table:table-cell>
          <table:table-cell table:number-columns-repeated="16381"/>
        </table:table-row>
        <table:table-row table:style-name="ro1">
          <table:table-cell office:value-type="date" office:date-value="1997-03-01T00:00:00" table:style-name="ce2">
            <text:p>1/3/97</text:p>
          </table:table-cell>
          <table:table-cell office:value-type="float" office:value="79.233047390300001" table:style-name="ce1">
            <text:p>79.23304739</text:p>
          </table:table-cell>
          <table:table-cell office:value-type="float" office:value="113.54075909319999" table:style-name="ce1">
            <text:p>113.5407591</text:p>
          </table:table-cell>
          <table:table-cell table:number-columns-repeated="16381"/>
        </table:table-row>
        <table:table-row table:style-name="ro1">
          <table:table-cell office:value-type="date" office:date-value="1997-04-01T00:00:00" table:style-name="ce2">
            <text:p>1/4/97</text:p>
          </table:table-cell>
          <table:table-cell office:value-type="float" office:value="58.331165839199997" table:style-name="ce1">
            <text:p>58.33116584</text:p>
          </table:table-cell>
          <table:table-cell office:value-type="float" office:value="220.29498319460001" table:style-name="ce1">
            <text:p>220.2949832</text:p>
          </table:table-cell>
          <table:table-cell table:number-columns-repeated="16381"/>
        </table:table-row>
        <table:table-row table:style-name="ro1">
          <table:table-cell office:value-type="date" office:date-value="1997-05-01T00:00:00" table:style-name="ce2">
            <text:p>1/5/97</text:p>
          </table:table-cell>
          <table:table-cell office:value-type="float" office:value="75.864888144199995" table:style-name="ce1">
            <text:p>75.86488814</text:p>
          </table:table-cell>
          <table:table-cell office:value-type="float" office:value="127.91817089280001" table:style-name="ce1">
            <text:p>127.9181709</text:p>
          </table:table-cell>
          <table:table-cell table:number-columns-repeated="16381"/>
        </table:table-row>
        <table:table-row table:style-name="ro1">
          <table:table-cell office:value-type="date" office:date-value="1997-06-01T00:00:00" table:style-name="ce2">
            <text:p>1/6/97</text:p>
          </table:table-cell>
          <table:table-cell office:value-type="float" office:value="129.42608174040001" table:style-name="ce1">
            <text:p>129.4260817</text:p>
          </table:table-cell>
          <table:table-cell office:value-type="float" office:value="153.0346989084" table:style-name="ce1">
            <text:p>153.0346989</text:p>
          </table:table-cell>
          <table:table-cell table:number-columns-repeated="16381"/>
        </table:table-row>
        <table:table-row table:style-name="ro1">
          <table:table-cell office:value-type="date" office:date-value="1997-07-01T00:00:00" table:style-name="ce2">
            <text:p>1/7/97</text:p>
          </table:table-cell>
          <table:table-cell office:value-type="float" office:value="80.712975704300007" table:style-name="ce1">
            <text:p>80.7129757</text:p>
          </table:table-cell>
          <table:table-cell office:value-type="float" office:value="155.82338966" table:style-name="ce1">
            <text:p>155.8233897</text:p>
          </table:table-cell>
          <table:table-cell table:number-columns-repeated="16381"/>
        </table:table-row>
        <table:table-row table:style-name="ro1">
          <table:table-cell office:value-type="date" office:date-value="1997-08-01T00:00:00" table:style-name="ce2">
            <text:p>1/8/97</text:p>
          </table:table-cell>
          <table:table-cell office:value-type="float" office:value="105.6008580403" table:style-name="ce1">
            <text:p>105.600858</text:p>
          </table:table-cell>
          <table:table-cell office:value-type="float" office:value="125.4342230745" table:style-name="ce1">
            <text:p>125.4342231</text:p>
          </table:table-cell>
          <table:table-cell table:number-columns-repeated="16381"/>
        </table:table-row>
        <table:table-row table:style-name="ro1">
          <table:table-cell office:value-type="date" office:date-value="1997-09-01T00:00:00" table:style-name="ce2">
            <text:p>1/9/97</text:p>
          </table:table-cell>
          <table:table-cell office:value-type="float" office:value="108.7534467903" table:style-name="ce1">
            <text:p>108.7534468</text:p>
          </table:table-cell>
          <table:table-cell office:value-type="float" office:value="130.18460129510001" table:style-name="ce1">
            <text:p>130.1846013</text:p>
          </table:table-cell>
          <table:table-cell table:number-columns-repeated="16381"/>
        </table:table-row>
        <table:table-row table:style-name="ro1">
          <table:table-cell office:value-type="date" office:date-value="1997-10-01T00:00:00" table:style-name="ce2">
            <text:p>1/10/97</text:p>
          </table:table-cell>
          <table:table-cell office:value-type="float" office:value="85.1317944563" table:style-name="ce1">
            <text:p>85.13179446</text:p>
          </table:table-cell>
          <table:table-cell office:value-type="float" office:value="140.21483214700001" table:style-name="ce1">
            <text:p>140.2148321</text:p>
          </table:table-cell>
          <table:table-cell table:number-columns-repeated="16381"/>
        </table:table-row>
        <table:table-row table:style-name="ro1">
          <table:table-cell office:value-type="date" office:date-value="1997-11-01T00:00:00" table:style-name="ce2">
            <text:p>1/11/97</text:p>
          </table:table-cell>
          <table:table-cell office:value-type="float" office:value="79.449069748300005" table:style-name="ce1">
            <text:p>79.44906975</text:p>
          </table:table-cell>
          <table:table-cell office:value-type="float" office:value="113.89796868400001" table:style-name="ce1">
            <text:p>113.8979687</text:p>
          </table:table-cell>
          <table:table-cell table:number-columns-repeated="16381"/>
        </table:table-row>
        <table:table-row table:style-name="ro1">
          <table:table-cell office:value-type="date" office:date-value="1997-12-01T00:00:00" table:style-name="ce2">
            <text:p>1/12/97</text:p>
          </table:table-cell>
          <table:table-cell office:value-type="float" office:value="100.33129712029999" table:style-name="ce1">
            <text:p>100.3312971</text:p>
          </table:table-cell>
          <table:table-cell office:value-type="float" office:value="112.66422443720001" table:style-name="ce1">
            <text:p>112.6642244</text:p>
          </table:table-cell>
          <table:table-cell table:number-columns-repeated="16381"/>
        </table:table-row>
        <table:table-row table:style-name="ro1">
          <table:table-cell office:value-type="date" office:date-value="1998-01-01T00:00:00" table:style-name="ce2">
            <text:p>1/1/98</text:p>
          </table:table-cell>
          <table:table-cell office:value-type="float" office:value="67.839934802200005" table:style-name="ce1">
            <text:p>67.8399348</text:p>
          </table:table-cell>
          <table:table-cell office:value-type="float" office:value="103.60290317579999" table:style-name="ce1">
            <text:p>103.6029032</text:p>
          </table:table-cell>
          <table:table-cell table:number-columns-repeated="16381"/>
        </table:table-row>
        <table:table-row table:style-name="ro1">
          <table:table-cell office:value-type="date" office:date-value="1998-02-01T00:00:00" table:style-name="ce2">
            <text:p>1/2/98</text:p>
          </table:table-cell>
          <table:table-cell office:value-type="float" office:value="69.347729304200001" table:style-name="ce1">
            <text:p>69.3477293</text:p>
          </table:table-cell>
          <table:table-cell office:value-type="float" office:value="104.5602718655" table:style-name="ce1">
            <text:p>104.5602719</text:p>
          </table:table-cell>
          <table:table-cell table:number-columns-repeated="16381"/>
        </table:table-row>
        <table:table-row table:style-name="ro1">
          <table:table-cell office:value-type="date" office:date-value="1998-03-01T00:00:00" table:style-name="ce2">
            <text:p>1/3/98</text:p>
          </table:table-cell>
          <table:table-cell office:value-type="float" office:value="88.754350059299995" table:style-name="ce1">
            <text:p>88.75435006</text:p>
          </table:table-cell>
          <table:table-cell office:value-type="float" office:value="113.5598421589" table:style-name="ce1">
            <text:p>113.5598422</text:p>
          </table:table-cell>
          <table:table-cell table:number-columns-repeated="16381"/>
        </table:table-row>
        <table:table-row table:style-name="ro1">
          <table:table-cell office:value-type="date" office:date-value="1998-04-01T00:00:00" table:style-name="ce2">
            <text:p>1/4/98</text:p>
          </table:table-cell>
          <table:table-cell office:value-type="float" office:value="56.071361816200003" table:style-name="ce1">
            <text:p>56.07136182</text:p>
          </table:table-cell>
          <table:table-cell office:value-type="float" office:value="165.59982860509999" table:style-name="ce1">
            <text:p>165.5998286</text:p>
          </table:table-cell>
          <table:table-cell table:number-columns-repeated="16381"/>
        </table:table-row>
        <table:table-row table:style-name="ro1">
          <table:table-cell office:value-type="date" office:date-value="1998-05-01T00:00:00" table:style-name="ce2">
            <text:p>1/5/98</text:p>
          </table:table-cell>
          <table:table-cell office:value-type="float" office:value="76.235267609199994" table:style-name="ce1">
            <text:p>76.23526761</text:p>
          </table:table-cell>
          <table:table-cell office:value-type="float" office:value="102.5425536538" table:style-name="ce1">
            <text:p>102.5425537</text:p>
          </table:table-cell>
          <table:table-cell table:number-columns-repeated="16381"/>
        </table:table-row>
        <table:table-row table:style-name="ro1">
          <table:table-cell office:value-type="date" office:date-value="1998-06-01T00:00:00" table:style-name="ce2">
            <text:p>1/6/98</text:p>
          </table:table-cell>
          <table:table-cell office:value-type="float" office:value="136.61915897040001" table:style-name="ce1">
            <text:p>136.619159</text:p>
          </table:table-cell>
          <table:table-cell office:value-type="float" office:value="123.2398255423" table:style-name="ce1">
            <text:p>123.2398255</text:p>
          </table:table-cell>
          <table:table-cell table:number-columns-repeated="16381"/>
        </table:table-row>
        <table:table-row table:style-name="ro1">
          <table:table-cell office:value-type="date" office:date-value="1998-07-01T00:00:00" table:style-name="ce2">
            <text:p>1/7/98</text:p>
          </table:table-cell>
          <table:table-cell office:value-type="float" office:value="83.764920629299993" table:style-name="ce1">
            <text:p>83.76492063</text:p>
          </table:table-cell>
          <table:table-cell office:value-type="float" office:value="115.5244854922" table:style-name="ce1">
            <text:p>115.5244855</text:p>
          </table:table-cell>
          <table:table-cell table:number-columns-repeated="16381"/>
        </table:table-row>
        <table:table-row table:style-name="ro1">
          <table:table-cell office:value-type="date" office:date-value="1998-08-01T00:00:00" table:style-name="ce2">
            <text:p>1/8/98</text:p>
          </table:table-cell>
          <table:table-cell office:value-type="float" office:value="110.7913836604" table:style-name="ce1">
            <text:p>110.7913837</text:p>
          </table:table-cell>
          <table:table-cell office:value-type="float" office:value="104.4136744895" table:style-name="ce1">
            <text:p>104.4136745</text:p>
          </table:table-cell>
          <table:table-cell table:number-columns-repeated="16381"/>
        </table:table-row>
        <table:table-row table:style-name="ro1">
          <table:table-cell office:value-type="date" office:date-value="1998-09-01T00:00:00" table:style-name="ce2">
            <text:p>1/9/98</text:p>
          </table:table-cell>
          <table:table-cell office:value-type="float" office:value="119.3364906004" table:style-name="ce1">
            <text:p>119.3364906</text:p>
          </table:table-cell>
          <table:table-cell office:value-type="float" office:value="99.973933216399999" table:style-name="ce1">
            <text:p>99.97393322</text:p>
          </table:table-cell>
          <table:table-cell table:number-columns-repeated="16381"/>
        </table:table-row>
        <table:table-row table:style-name="ro1">
          <table:table-cell office:value-type="date" office:date-value="1998-10-01T00:00:00" table:style-name="ce2">
            <text:p>1/10/98</text:p>
          </table:table-cell>
          <table:table-cell office:value-type="float" office:value="82.416807046299994" table:style-name="ce1">
            <text:p>82.41680705</text:p>
          </table:table-cell>
          <table:table-cell office:value-type="float" office:value="98.3605068854" table:style-name="ce1">
            <text:p>98.36050689</text:p>
          </table:table-cell>
          <table:table-cell table:number-columns-repeated="16381"/>
        </table:table-row>
        <table:table-row table:style-name="ro1">
          <table:table-cell office:value-type="date" office:date-value="1998-11-01T00:00:00" table:style-name="ce2">
            <text:p>1/11/98</text:p>
          </table:table-cell>
          <table:table-cell office:value-type="float" office:value="84.297461969300002" table:style-name="ce1">
            <text:p>84.29746197</text:p>
          </table:table-cell>
          <table:table-cell office:value-type="float" office:value="95.265716114599996" table:style-name="ce1">
            <text:p>95.26571611</text:p>
          </table:table-cell>
          <table:table-cell table:number-columns-repeated="16381"/>
        </table:table-row>
        <table:table-row table:style-name="ro1">
          <table:table-cell office:value-type="date" office:date-value="1998-12-01T00:00:00" table:style-name="ce2">
            <text:p>1/12/98</text:p>
          </table:table-cell>
          <table:table-cell office:value-type="float" office:value="100.44553399030001" table:style-name="ce1">
            <text:p>100.445534</text:p>
          </table:table-cell>
          <table:table-cell office:value-type="float" office:value="91.731882204900003" table:style-name="ce1">
            <text:p>91.7318822</text:p>
          </table:table-cell>
          <table:table-cell table:number-columns-repeated="16381"/>
        </table:table-row>
        <table:table-row table:style-name="ro1">
          <table:table-cell office:value-type="date" office:date-value="1999-01-01T00:00:00" table:style-name="ce2">
            <text:p>1/1/99</text:p>
          </table:table-cell>
          <table:table-cell office:value-type="float" office:value="67.893131474200004" table:style-name="ce1">
            <text:p>67.89313147</text:p>
          </table:table-cell>
          <table:table-cell office:value-type="float" office:value="100.5600939086" table:style-name="ce1">
            <text:p>100.5600939</text:p>
          </table:table-cell>
          <table:table-cell table:number-columns-repeated="16381"/>
        </table:table-row>
        <table:table-row table:style-name="ro1">
          <table:table-cell office:value-type="date" office:date-value="1999-02-01T00:00:00" table:style-name="ce2">
            <text:p>1/2/99</text:p>
          </table:table-cell>
          <table:table-cell office:value-type="float" office:value="66.242276871200005" table:style-name="ce1">
            <text:p>66.24227687</text:p>
          </table:table-cell>
          <table:table-cell office:value-type="float" office:value="100.54483756419999" table:style-name="ce1">
            <text:p>100.5448376</text:p>
          </table:table-cell>
          <table:table-cell table:number-columns-repeated="16381"/>
        </table:table-row>
        <table:table-row table:style-name="ro1">
          <table:table-cell office:value-type="date" office:date-value="1999-03-01T00:00:00" table:style-name="ce2">
            <text:p>1/3/99</text:p>
          </table:table-cell>
          <table:table-cell office:value-type="float" office:value="89.994284111300004" table:style-name="ce1">
            <text:p>89.99428411</text:p>
          </table:table-cell>
          <table:table-cell office:value-type="float" office:value="121.12043285030001" table:style-name="ce1">
            <text:p>121.1204329</text:p>
          </table:table-cell>
          <table:table-cell table:number-columns-repeated="16381"/>
        </table:table-row>
        <table:table-row table:style-name="ro1">
          <table:table-cell office:value-type="date" office:date-value="1999-04-01T00:00:00" table:style-name="ce2">
            <text:p>1/4/99</text:p>
          </table:table-cell>
          <table:table-cell office:value-type="float" office:value="61.674900310200002" table:style-name="ce1">
            <text:p>61.67490031</text:p>
          </table:table-cell>
          <table:table-cell office:value-type="float" office:value="186.59719725240001" table:style-name="ce1">
            <text:p>186.5971973</text:p>
          </table:table-cell>
          <table:table-cell table:number-columns-repeated="16381"/>
        </table:table-row>
        <table:table-row table:style-name="ro1">
          <table:table-cell office:value-type="date" office:date-value="1999-05-01T00:00:00" table:style-name="ce2">
            <text:p>1/5/99</text:p>
          </table:table-cell>
          <table:table-cell office:value-type="float" office:value="74.623016167200007" table:style-name="ce1">
            <text:p>74.62301617</text:p>
          </table:table-cell>
          <table:table-cell office:value-type="float" office:value="124.35884128070001" table:style-name="ce1">
            <text:p>124.3588413</text:p>
          </table:table-cell>
          <table:table-cell table:number-columns-repeated="16381"/>
        </table:table-row>
        <table:table-row table:style-name="ro1">
          <table:table-cell office:value-type="date" office:date-value="1999-06-01T00:00:00" table:style-name="ce2">
            <text:p>1/6/99</text:p>
          </table:table-cell>
          <table:table-cell office:value-type="float" office:value="130.57502091040001" table:style-name="ce1">
            <text:p>130.5750209</text:p>
          </table:table-cell>
          <table:table-cell office:value-type="float" office:value="132.8859984831" table:style-name="ce1">
            <text:p>132.8859985</text:p>
          </table:table-cell>
          <table:table-cell table:number-columns-repeated="16381"/>
        </table:table-row>
        <table:table-row table:style-name="ro1">
          <table:table-cell office:value-type="date" office:date-value="1999-07-01T00:00:00" table:style-name="ce2">
            <text:p>1/7/99</text:p>
          </table:table-cell>
          <table:table-cell office:value-type="float" office:value="73.650143774200004" table:style-name="ce1">
            <text:p>73.65014377</text:p>
          </table:table-cell>
          <table:table-cell office:value-type="float" office:value="130.22845409530001" table:style-name="ce1">
            <text:p>130.2284541</text:p>
          </table:table-cell>
          <table:table-cell table:number-columns-repeated="16381"/>
        </table:table-row>
        <table:table-row table:style-name="ro1">
          <table:table-cell office:value-type="date" office:date-value="1999-08-01T00:00:00" table:style-name="ce2">
            <text:p>1/8/99</text:p>
          </table:table-cell>
          <table:table-cell office:value-type="float" office:value="104.1321380903" table:style-name="ce1">
            <text:p>104.1321381</text:p>
          </table:table-cell>
          <table:table-cell office:value-type="float" office:value="122.2066972802" table:style-name="ce1">
            <text:p>122.2066973</text:p>
          </table:table-cell>
          <table:table-cell table:number-columns-repeated="16381"/>
        </table:table-row>
        <table:table-row table:style-name="ro1">
          <table:table-cell office:value-type="date" office:date-value="1999-09-01T00:00:00" table:style-name="ce2">
            <text:p>1/9/99</text:p>
          </table:table-cell>
          <table:table-cell office:value-type="float" office:value="102.15637907030001" table:style-name="ce1">
            <text:p>102.1563791</text:p>
          </table:table-cell>
          <table:table-cell office:value-type="float" office:value="121.18553335030001" table:style-name="ce1">
            <text:p>121.1855334</text:p>
          </table:table-cell>
          <table:table-cell table:number-columns-repeated="16381"/>
        </table:table-row>
        <table:table-row table:style-name="ro1">
          <table:table-cell office:value-type="date" office:date-value="1999-10-01T00:00:00" table:style-name="ce2">
            <text:p>1/10/99</text:p>
          </table:table-cell>
          <table:table-cell office:value-type="float" office:value="77.991613673200007" table:style-name="ce1">
            <text:p>77.99161367</text:p>
          </table:table-cell>
          <table:table-cell office:value-type="float" office:value="131.15077282909999" table:style-name="ce1">
            <text:p>131.1507728</text:p>
          </table:table-cell>
          <table:table-cell table:number-columns-repeated="16381"/>
        </table:table-row>
        <table:table-row table:style-name="ro1">
          <table:table-cell office:value-type="date" office:date-value="1999-11-01T00:00:00" table:style-name="ce2">
            <text:p>1/11/99</text:p>
          </table:table-cell>
          <table:table-cell office:value-type="float" office:value="89.691971263300005" table:style-name="ce1">
            <text:p>89.69197126</text:p>
          </table:table-cell>
          <table:table-cell office:value-type="float" office:value="126.3091324467" table:style-name="ce1">
            <text:p>126.3091324</text:p>
          </table:table-cell>
          <table:table-cell table:number-columns-repeated="16381"/>
        </table:table-row>
        <table:table-row table:style-name="ro1">
          <table:table-cell office:value-type="date" office:date-value="1999-12-01T00:00:00" table:style-name="ce2">
            <text:p>1/12/99</text:p>
          </table:table-cell>
          <table:table-cell office:value-type="float" office:value="94.248029724299997" table:style-name="ce1">
            <text:p>94.24802972</text:p>
          </table:table-cell>
          <table:table-cell office:value-type="float" office:value="121.9061320757" table:style-name="ce1">
            <text:p>121.9061321</text:p>
          </table:table-cell>
          <table:table-cell table:number-columns-repeated="16381"/>
        </table:table-row>
        <table:table-row table:style-name="ro1">
          <table:table-cell office:value-type="date" office:date-value="2000-01-01T00:00:00" table:style-name="ce2">
            <text:p>1/1/00</text:p>
          </table:table-cell>
          <table:table-cell office:value-type="float" office:value="71.713442659199998" table:style-name="ce1">
            <text:p>71.71344266</text:p>
          </table:table-cell>
          <table:table-cell office:value-type="float" office:value="91.117504625400002" table:style-name="ce1">
            <text:p>91.11750463</text:p>
          </table:table-cell>
          <table:table-cell table:number-columns-repeated="16381"/>
        </table:table-row>
        <table:table-row table:style-name="ro1">
          <table:table-cell office:value-type="date" office:date-value="2000-02-01T00:00:00" table:style-name="ce2">
            <text:p>1/2/00</text:p>
          </table:table-cell>
          <table:table-cell office:value-type="float" office:value="70.918416622199999" table:style-name="ce1">
            <text:p>70.91841662</text:p>
          </table:table-cell>
          <table:table-cell office:value-type="float" office:value="94.612150880300007" table:style-name="ce1">
            <text:p>94.61215088</text:p>
          </table:table-cell>
          <table:table-cell table:number-columns-repeated="16381"/>
        </table:table-row>
        <table:table-row table:style-name="ro1">
          <table:table-cell office:value-type="date" office:date-value="2000-03-01T00:00:00" table:style-name="ce2">
            <text:p>1/3/00</text:p>
          </table:table-cell>
          <table:table-cell office:value-type="float" office:value="94.653737826300002" table:style-name="ce1">
            <text:p>94.65373783</text:p>
          </table:table-cell>
          <table:table-cell office:value-type="float" office:value="108.080728486" table:style-name="ce1">
            <text:p>108.0807285</text:p>
          </table:table-cell>
          <table:table-cell table:number-columns-repeated="16381"/>
        </table:table-row>
        <table:table-row table:style-name="ro1">
          <table:table-cell office:value-type="date" office:date-value="2000-04-01T00:00:00" table:style-name="ce2">
            <text:p>1/4/00</text:p>
          </table:table-cell>
          <table:table-cell office:value-type="float" office:value="56.730353812200001" table:style-name="ce1">
            <text:p>56.73035381</text:p>
          </table:table-cell>
          <table:table-cell office:value-type="float" office:value="137.99057026860001" table:style-name="ce1">
            <text:p>137.9905703</text:p>
          </table:table-cell>
          <table:table-cell table:number-columns-repeated="16381"/>
        </table:table-row>
        <table:table-row table:style-name="ro1">
          <table:table-cell office:value-type="date" office:date-value="2000-05-01T00:00:00" table:style-name="ce2">
            <text:p>1/5/00</text:p>
          </table:table-cell>
          <table:table-cell office:value-type="float" office:value="86.575852823299996" table:style-name="ce1">
            <text:p>86.57585282</text:p>
          </table:table-cell>
          <table:table-cell office:value-type="float" office:value="118.62026330979999" table:style-name="ce1">
            <text:p>118.6202633</text:p>
          </table:table-cell>
          <table:table-cell table:number-columns-repeated="16381"/>
        </table:table-row>
        <table:table-row table:style-name="ro1">
          <table:table-cell office:value-type="date" office:date-value="2000-06-01T00:00:00" table:style-name="ce2">
            <text:p>1/6/00</text:p>
          </table:table-cell>
          <table:table-cell office:value-type="float" office:value="141.29985124039999" table:style-name="ce1">
            <text:p>141.2998512</text:p>
          </table:table-cell>
          <table:table-cell office:value-type="float" office:value="108.29742630609999" table:style-name="ce1">
            <text:p>108.2974263</text:p>
          </table:table-cell>
          <table:table-cell table:number-columns-repeated="16381"/>
        </table:table-row>
        <table:table-row table:style-name="ro1">
          <table:table-cell office:value-type="date" office:date-value="2000-07-01T00:00:00" table:style-name="ce2">
            <text:p>1/7/00</text:p>
          </table:table-cell>
          <table:table-cell office:value-type="float" office:value="80.764189797300006" table:style-name="ce1">
            <text:p>80.7641898</text:p>
          </table:table-cell>
          <table:table-cell office:value-type="float" office:value="92.848985958300005" table:style-name="ce1">
            <text:p>92.84898596</text:p>
          </table:table-cell>
          <table:table-cell table:number-columns-repeated="16381"/>
        </table:table-row>
        <table:table-row table:style-name="ro1">
          <table:table-cell office:value-type="date" office:date-value="2000-08-01T00:00:00" table:style-name="ce2">
            <text:p>1/8/00</text:p>
          </table:table-cell>
          <table:table-cell office:value-type="float" office:value="113.0582566204" table:style-name="ce1">
            <text:p>113.0582566</text:p>
          </table:table-cell>
          <table:table-cell office:value-type="float" office:value="79.959971762099997" table:style-name="ce1">
            <text:p>79.95997176</text:p>
          </table:table-cell>
          <table:table-cell table:number-columns-repeated="16381"/>
        </table:table-row>
        <table:table-row table:style-name="ro1">
          <table:table-cell office:value-type="date" office:date-value="2000-09-01T00:00:00" table:style-name="ce2">
            <text:p>1/9/00</text:p>
          </table:table-cell>
          <table:table-cell office:value-type="float" office:value="110.68846696040001" table:style-name="ce1">
            <text:p>110.688467</text:p>
          </table:table-cell>
          <table:table-cell office:value-type="float" office:value="92.747518938599995" table:style-name="ce1">
            <text:p>92.74751894</text:p>
          </table:table-cell>
          <table:table-cell table:number-columns-repeated="16381"/>
        </table:table-row>
        <table:table-row table:style-name="ro1">
          <table:table-cell office:value-type="date" office:date-value="2000-10-01T00:00:00" table:style-name="ce2">
            <text:p>1/10/00</text:p>
          </table:table-cell>
          <table:table-cell office:value-type="float" office:value="90.931492428300004" table:style-name="ce1">
            <text:p>90.93149243</text:p>
          </table:table-cell>
          <table:table-cell office:value-type="float" office:value="105.4600849924" table:style-name="ce1">
            <text:p>105.460085</text:p>
          </table:table-cell>
          <table:table-cell table:number-columns-repeated="16381"/>
        </table:table-row>
        <table:table-row table:style-name="ro1">
          <table:table-cell office:value-type="date" office:date-value="2000-11-01T00:00:00" table:style-name="ce2">
            <text:p>1/11/00</text:p>
          </table:table-cell>
          <table:table-cell office:value-type="float" office:value="102.6553452103" table:style-name="ce1">
            <text:p>102.6553452</text:p>
          </table:table-cell>
          <table:table-cell office:value-type="float" office:value="96.065732854299995" table:style-name="ce1">
            <text:p>96.06573285</text:p>
          </table:table-cell>
          <table:table-cell table:number-columns-repeated="16381"/>
        </table:table-row>
        <table:table-row table:style-name="ro1">
          <table:table-cell office:value-type="date" office:date-value="2000-12-01T00:00:00" table:style-name="ce2">
            <text:p>1/12/00</text:p>
          </table:table-cell>
          <table:table-cell office:value-type="float" office:value="113.0545882504" table:style-name="ce1">
            <text:p>113.0545883</text:p>
          </table:table-cell>
          <table:table-cell office:value-type="float" office:value="81.466418471200001" table:style-name="ce1">
            <text:p>81.46641847</text:p>
          </table:table-cell>
          <table:table-cell table:number-columns-repeated="16381"/>
        </table:table-row>
        <table:table-row table:style-name="ro1">
          <table:table-cell office:value-type="date" office:date-value="2001-01-01T00:00:00" table:style-name="ce2">
            <text:p>1/1/01</text:p>
          </table:table-cell>
          <table:table-cell office:value-type="float" office:value="78.930946367299995" table:style-name="ce1">
            <text:p>78.93094637</text:p>
          </table:table-cell>
          <table:table-cell office:value-type="float" office:value="93.923016045899999" table:style-name="ce1">
            <text:p>93.92301605</text:p>
          </table:table-cell>
          <table:table-cell table:number-columns-repeated="16381"/>
        </table:table-row>
        <table:table-row table:style-name="ro1">
          <table:table-cell office:value-type="date" office:date-value="2001-02-01T00:00:00" table:style-name="ce2">
            <text:p>1/2/01</text:p>
          </table:table-cell>
          <table:table-cell office:value-type="float" office:value="74.651664960199994" table:style-name="ce1">
            <text:p>74.65166496</text:p>
          </table:table-cell>
          <table:table-cell office:value-type="float" office:value="95.678642773600004" table:style-name="ce1">
            <text:p>95.67864277</text:p>
          </table:table-cell>
          <table:table-cell table:number-columns-repeated="16381"/>
        </table:table-row>
        <table:table-row table:style-name="ro1">
          <table:table-cell office:value-type="date" office:date-value="2001-03-01T00:00:00" table:style-name="ce2">
            <text:p>1/3/01</text:p>
          </table:table-cell>
          <table:table-cell office:value-type="float" office:value="96.697328347300001" table:style-name="ce1">
            <text:p>96.69732835</text:p>
          </table:table-cell>
          <table:table-cell office:value-type="float" office:value="110.2913086913" table:style-name="ce1">
            <text:p>110.2913087</text:p>
          </table:table-cell>
          <table:table-cell table:number-columns-repeated="16381"/>
        </table:table-row>
        <table:table-row table:style-name="ro1">
          <table:table-cell office:value-type="date" office:date-value="2001-04-01T00:00:00" table:style-name="ce2">
            <text:p>1/4/01</text:p>
          </table:table-cell>
          <table:table-cell office:value-type="float" office:value="61.710533011199999" table:style-name="ce1">
            <text:p>61.71053301</text:p>
          </table:table-cell>
          <table:table-cell office:value-type="float" office:value="140.62597652319999" table:style-name="ce1">
            <text:p>140.6259765</text:p>
          </table:table-cell>
          <table:table-cell table:number-columns-repeated="16381"/>
        </table:table-row>
        <table:table-row table:style-name="ro1">
          <table:table-cell office:value-type="date" office:date-value="2001-05-01T00:00:00" table:style-name="ce2">
            <text:p>1/5/01</text:p>
          </table:table-cell>
          <table:table-cell office:value-type="float" office:value="85.801938973299997" table:style-name="ce1">
            <text:p>85.80193897</text:p>
          </table:table-cell>
          <table:table-cell office:value-type="float" office:value="94.365496912500006" table:style-name="ce1">
            <text:p>94.36549691</text:p>
          </table:table-cell>
          <table:table-cell table:number-columns-repeated="16381"/>
        </table:table-row>
        <table:table-row table:style-name="ro1">
          <table:table-cell office:value-type="date" office:date-value="2001-06-01T00:00:00" table:style-name="ce2">
            <text:p>1/6/01</text:p>
          </table:table-cell>
          <table:table-cell office:value-type="float" office:value="142.91501415050001" table:style-name="ce1">
            <text:p>142.9150142</text:p>
          </table:table-cell>
          <table:table-cell office:value-type="float" office:value="106.8321482083" table:style-name="ce1">
            <text:p>106.8321482</text:p>
          </table:table-cell>
          <table:table-cell table:number-columns-repeated="16381"/>
        </table:table-row>
        <table:table-row table:style-name="ro1">
          <table:table-cell office:value-type="date" office:date-value="2001-07-01T00:00:00" table:style-name="ce2">
            <text:p>1/7/01</text:p>
          </table:table-cell>
          <table:table-cell office:value-type="float" office:value="88.904209697300004" table:style-name="ce1">
            <text:p>88.9042097</text:p>
          </table:table-cell>
          <table:table-cell office:value-type="float" office:value="103.880846177" table:style-name="ce1">
            <text:p>103.8808462</text:p>
          </table:table-cell>
          <table:table-cell table:number-columns-repeated="16381"/>
        </table:table-row>
        <table:table-row table:style-name="ro1">
          <table:table-cell office:value-type="date" office:date-value="2001-08-01T00:00:00" table:style-name="ce2">
            <text:p>1/8/01</text:p>
          </table:table-cell>
          <table:table-cell office:value-type="float" office:value="115.36453093039999" table:style-name="ce1">
            <text:p>115.3645309</text:p>
          </table:table-cell>
          <table:table-cell office:value-type="float" office:value="84.209379982100003" table:style-name="ce1">
            <text:p>84.20937998</text:p>
          </table:table-cell>
          <table:table-cell table:number-columns-repeated="16381"/>
        </table:table-row>
        <table:table-row table:style-name="ro1">
          <table:table-cell office:value-type="date" office:date-value="2001-09-01T00:00:00" table:style-name="ce2">
            <text:p>1/9/01</text:p>
          </table:table-cell>
          <table:table-cell office:value-type="float" office:value="111.0438137204" table:style-name="ce1">
            <text:p>111.0438137</text:p>
          </table:table-cell>
          <table:table-cell office:value-type="float" office:value="98.596018899100002" table:style-name="ce1">
            <text:p>98.5960189</text:p>
          </table:table-cell>
          <table:table-cell table:number-columns-repeated="16381"/>
        </table:table-row>
        <table:table-row table:style-name="ro1">
          <table:table-cell office:value-type="date" office:date-value="2001-10-01T00:00:00" table:style-name="ce2">
            <text:p>1/10/01</text:p>
          </table:table-cell>
          <table:table-cell office:value-type="float" office:value="92.556661100300005" table:style-name="ce1">
            <text:p>92.5566611</text:p>
          </table:table-cell>
          <table:table-cell office:value-type="float" office:value="111.785345689" table:style-name="ce1">
            <text:p>111.7853457</text:p>
          </table:table-cell>
          <table:table-cell table:number-columns-repeated="16381"/>
        </table:table-row>
        <table:table-row table:style-name="ro1">
          <table:table-cell office:value-type="date" office:date-value="2001-11-01T00:00:00" table:style-name="ce2">
            <text:p>1/11/01</text:p>
          </table:table-cell>
          <table:table-cell office:value-type="float" office:value="92.926769455300004" table:style-name="ce1">
            <text:p>92.92676946</text:p>
          </table:table-cell>
          <table:table-cell office:value-type="float" office:value="100.97920890330001" table:style-name="ce1">
            <text:p>100.9792089</text:p>
          </table:table-cell>
          <table:table-cell table:number-columns-repeated="16381"/>
        </table:table-row>
        <table:table-row table:style-name="ro1">
          <table:table-cell office:value-type="date" office:date-value="2001-12-01T00:00:00" table:style-name="ce2">
            <text:p>1/12/01</text:p>
          </table:table-cell>
          <table:table-cell office:value-type="float" office:value="85.582338522300006" table:style-name="ce1">
            <text:p>85.58233852</text:p>
          </table:table-cell>
          <table:table-cell office:value-type="float" office:value="78.364440589799997" table:style-name="ce1">
            <text:p>78.36444059</text:p>
          </table:table-cell>
          <table:table-cell table:number-columns-repeated="16381"/>
        </table:table-row>
        <table:table-row table:style-name="ro1">
          <table:table-cell office:value-type="date" office:date-value="2002-01-01T00:00:00" table:style-name="ce2">
            <text:p>1/1/02</text:p>
          </table:table-cell>
          <table:table-cell office:value-type="float" office:value="81.152725481299996" table:style-name="ce1">
            <text:p>81.15272548</text:p>
          </table:table-cell>
          <table:table-cell office:value-type="float" office:value="103.4991257109" table:style-name="ce1">
            <text:p>103.4991257</text:p>
          </table:table-cell>
          <table:table-cell table:number-columns-repeated="16381"/>
        </table:table-row>
        <table:table-row table:style-name="ro1">
          <table:table-cell office:value-type="date" office:date-value="2002-02-01T00:00:00" table:style-name="ce2">
            <text:p>1/2/02</text:p>
          </table:table-cell>
          <table:table-cell office:value-type="float" office:value="71.3338568912" table:style-name="ce1">
            <text:p>71.33385689</text:p>
          </table:table-cell>
          <table:table-cell office:value-type="float" office:value="100.1801880339" table:style-name="ce1">
            <text:p>100.180188</text:p>
          </table:table-cell>
          <table:table-cell table:number-columns-repeated="16381"/>
        </table:table-row>
        <table:table-row table:style-name="ro1">
          <table:table-cell office:value-type="date" office:date-value="2002-03-01T00:00:00" table:style-name="ce2">
            <text:p>1/3/02</text:p>
          </table:table-cell>
          <table:table-cell office:value-type="float" office:value="85.883550438300006" table:style-name="ce1">
            <text:p>85.88355044</text:p>
          </table:table-cell>
          <table:table-cell office:value-type="float" office:value="115.6311194094" table:style-name="ce1">
            <text:p>115.6311194</text:p>
          </table:table-cell>
          <table:table-cell table:number-columns-repeated="16381"/>
        </table:table-row>
        <table:table-row table:style-name="ro1">
          <table:table-cell office:value-type="date" office:date-value="2002-04-01T00:00:00" table:style-name="ce2">
            <text:p>1/4/02</text:p>
          </table:table-cell>
          <table:table-cell office:value-type="float" office:value="63.763964333200001" table:style-name="ce1">
            <text:p>63.76396433</text:p>
          </table:table-cell>
          <table:table-cell office:value-type="float" office:value="164.98191888220001" table:style-name="ce1">
            <text:p>164.9819189</text:p>
          </table:table-cell>
          <table:table-cell table:number-columns-repeated="16381"/>
        </table:table-row>
        <table:table-row table:style-name="ro1">
          <table:table-cell office:value-type="date" office:date-value="2002-05-01T00:00:00" table:style-name="ce2">
            <text:p>1/5/02</text:p>
          </table:table-cell>
          <table:table-cell office:value-type="float" office:value="83.529969121299999" table:style-name="ce1">
            <text:p>83.52996912</text:p>
          </table:table-cell>
          <table:table-cell office:value-type="float" office:value="112.8416683339" table:style-name="ce1">
            <text:p>112.8416683</text:p>
          </table:table-cell>
          <table:table-cell table:number-columns-repeated="16381"/>
        </table:table-row>
        <table:table-row table:style-name="ro1">
          <table:table-cell office:value-type="date" office:date-value="2002-06-01T00:00:00" table:style-name="ce2">
            <text:p>1/6/02</text:p>
          </table:table-cell>
          <table:table-cell office:value-type="float" office:value="134.5116127604" table:style-name="ce1">
            <text:p>134.5116128</text:p>
          </table:table-cell>
          <table:table-cell office:value-type="float" office:value="131.15963152169999" table:style-name="ce1">
            <text:p>131.1596315</text:p>
          </table:table-cell>
          <table:table-cell table:number-columns-repeated="16381"/>
        </table:table-row>
        <table:table-row table:style-name="ro1">
          <table:table-cell office:value-type="date" office:date-value="2002-07-01T00:00:00" table:style-name="ce2">
            <text:p>1/7/02</text:p>
          </table:table-cell>
          <table:table-cell office:value-type="float" office:value="87.2548758983" table:style-name="ce1">
            <text:p>87.2548759</text:p>
          </table:table-cell>
          <table:table-cell office:value-type="float" office:value="123.5578318343" table:style-name="ce1">
            <text:p>123.5578318</text:p>
          </table:table-cell>
          <table:table-cell table:number-columns-repeated="16381"/>
        </table:table-row>
        <table:table-row table:style-name="ro1">
          <table:table-cell office:value-type="date" office:date-value="2002-08-01T00:00:00" table:style-name="ce2">
            <text:p>1/8/02</text:p>
          </table:table-cell>
          <table:table-cell office:value-type="float" office:value="103.9256912403" table:style-name="ce1">
            <text:p>103.9256912</text:p>
          </table:table-cell>
          <table:table-cell office:value-type="float" office:value="81.066549639599998" table:style-name="ce1">
            <text:p>81.06654964</text:p>
          </table:table-cell>
          <table:table-cell table:number-columns-repeated="16381"/>
        </table:table-row>
        <table:table-row table:style-name="ro1">
          <table:table-cell office:value-type="date" office:date-value="2002-09-01T00:00:00" table:style-name="ce2">
            <text:p>1/9/02</text:p>
          </table:table-cell>
          <table:table-cell office:value-type="float" office:value="109.1440094103" table:style-name="ce1">
            <text:p>109.1440094</text:p>
          </table:table-cell>
          <table:table-cell office:value-type="float" office:value="115.79888686459999" table:style-name="ce1">
            <text:p>115.7988869</text:p>
          </table:table-cell>
          <table:table-cell table:number-columns-repeated="16381"/>
        </table:table-row>
        <table:table-row table:style-name="ro1">
          <table:table-cell office:value-type="date" office:date-value="2002-10-01T00:00:00" table:style-name="ce2">
            <text:p>1/10/02</text:p>
          </table:table-cell>
          <table:table-cell office:value-type="float" office:value="89.371297830299994" table:style-name="ce1">
            <text:p>89.37129783</text:p>
          </table:table-cell>
          <table:table-cell office:value-type="float" office:value="114.16070406" table:style-name="ce1">
            <text:p>114.1607041</text:p>
          </table:table-cell>
          <table:table-cell table:number-columns-repeated="16381"/>
        </table:table-row>
        <table:table-row table:style-name="ro1">
          <table:table-cell office:value-type="date" office:date-value="2002-11-01T00:00:00" table:style-name="ce2">
            <text:p>1/11/02</text:p>
          </table:table-cell>
          <table:table-cell office:value-type="float" office:value="89.731296935299994" table:style-name="ce1">
            <text:p>89.73129694</text:p>
          </table:table-cell>
          <table:table-cell office:value-type="float" office:value="96.606885768200002" table:style-name="ce1">
            <text:p>96.60688577</text:p>
          </table:table-cell>
          <table:table-cell table:number-columns-repeated="16381"/>
        </table:table-row>
        <table:table-row table:style-name="ro1">
          <table:table-cell office:value-type="date" office:date-value="2002-12-01T00:00:00" table:style-name="ce2">
            <text:p>1/12/02</text:p>
          </table:table-cell>
          <table:table-cell office:value-type="float" office:value="86.157473206299997" table:style-name="ce1">
            <text:p>86.15747321</text:p>
          </table:table-cell>
          <table:table-cell office:value-type="float" office:value="79.631172550000002" table:style-name="ce1">
            <text:p>79.63117255</text:p>
          </table:table-cell>
          <table:table-cell table:number-columns-repeated="16381"/>
        </table:table-row>
        <table:table-row table:style-name="ro1">
          <table:table-cell office:value-type="date" office:date-value="2003-01-01T00:00:00" table:style-name="ce2">
            <text:p>1/1/03</text:p>
          </table:table-cell>
          <table:table-cell office:value-type="float" office:value="75.5921360042" table:style-name="ce1">
            <text:p>75.592136</text:p>
          </table:table-cell>
          <table:table-cell office:value-type="float" office:value="104.63922146429999" table:style-name="ce1">
            <text:p>104.6392215</text:p>
          </table:table-cell>
          <table:table-cell table:number-columns-repeated="16381"/>
        </table:table-row>
        <table:table-row table:style-name="ro1">
          <table:table-cell office:value-type="date" office:date-value="2003-02-01T00:00:00" table:style-name="ce2">
            <text:p>1/2/03</text:p>
          </table:table-cell>
          <table:table-cell office:value-type="float" office:value="74.100303460199996" table:style-name="ce1">
            <text:p>74.10030346</text:p>
          </table:table-cell>
          <table:table-cell office:value-type="float" office:value="106.7381689365" table:style-name="ce1">
            <text:p>106.7381689</text:p>
          </table:table-cell>
          <table:table-cell table:number-columns-repeated="16381"/>
        </table:table-row>
        <table:table-row table:style-name="ro1">
          <table:table-cell office:value-type="date" office:date-value="2003-03-01T00:00:00" table:style-name="ce2">
            <text:p>1/3/03</text:p>
          </table:table-cell>
          <table:table-cell office:value-type="float" office:value="77.105003573199994" table:style-name="ce1">
            <text:p>77.10500357</text:p>
          </table:table-cell>
          <table:table-cell office:value-type="float" office:value="111.93684350309999" table:style-name="ce1">
            <text:p>111.9368435</text:p>
          </table:table-cell>
          <table:table-cell table:number-columns-repeated="16381"/>
        </table:table-row>
        <table:table-row table:style-name="ro1">
          <table:table-cell office:value-type="date" office:date-value="2003-04-01T00:00:00" table:style-name="ce2">
            <text:p>1/4/03</text:p>
          </table:table-cell>
          <table:table-cell office:value-type="float" office:value="72.175863123200003" table:style-name="ce1">
            <text:p>72.17586312</text:p>
          </table:table-cell>
          <table:table-cell office:value-type="float" office:value="165.65891088550001" table:style-name="ce1">
            <text:p>165.6589109</text:p>
          </table:table-cell>
          <table:table-cell table:number-columns-repeated="16381"/>
        </table:table-row>
        <table:table-row table:style-name="ro1">
          <table:table-cell office:value-type="date" office:date-value="2003-05-01T00:00:00" table:style-name="ce2">
            <text:p>1/5/03</text:p>
          </table:table-cell>
          <table:table-cell office:value-type="float" office:value="71.061108653199994" table:style-name="ce1">
            <text:p>71.06110865</text:p>
          </table:table-cell>
          <table:table-cell office:value-type="float" office:value="93.4053909637" table:style-name="ce1">
            <text:p>93.40539096</text:p>
          </table:table-cell>
          <table:table-cell table:number-columns-repeated="16381"/>
        </table:table-row>
        <table:table-row table:style-name="ro1">
          <table:table-cell office:value-type="date" office:date-value="2003-06-01T00:00:00" table:style-name="ce2">
            <text:p>1/6/03</text:p>
          </table:table-cell>
          <table:table-cell office:value-type="float" office:value="84.555102135300004" table:style-name="ce1">
            <text:p>84.55510214</text:p>
          </table:table-cell>
          <table:table-cell office:value-type="float" office:value="121.65883631920001" table:style-name="ce1">
            <text:p>121.6588363</text:p>
          </table:table-cell>
          <table:table-cell table:number-columns-repeated="16381"/>
        </table:table-row>
        <table:table-row table:style-name="ro1">
          <table:table-cell office:value-type="date" office:date-value="2003-07-01T00:00:00" table:style-name="ce2">
            <text:p>1/7/03</text:p>
          </table:table-cell>
          <table:table-cell office:value-type="float" office:value="92.690270263299993" table:style-name="ce1">
            <text:p>92.69027026</text:p>
          </table:table-cell>
          <table:table-cell office:value-type="float" office:value="131.33053300770001" table:style-name="ce1">
            <text:p>131.330533</text:p>
          </table:table-cell>
          <table:table-cell table:number-columns-repeated="16381"/>
        </table:table-row>
        <table:table-row table:style-name="ro1">
          <table:table-cell office:value-type="date" office:date-value="2003-08-01T00:00:00" table:style-name="ce2">
            <text:p>1/8/03</text:p>
          </table:table-cell>
          <table:table-cell office:value-type="float" office:value="71.658541755200005" table:style-name="ce1">
            <text:p>71.65854176</text:p>
          </table:table-cell>
          <table:table-cell office:value-type="float" office:value="93.831589896699995" table:style-name="ce1">
            <text:p>93.8315899</text:p>
          </table:table-cell>
          <table:table-cell table:number-columns-repeated="16381"/>
        </table:table-row>
        <table:table-row table:style-name="ro1">
          <table:table-cell office:value-type="date" office:date-value="2003-09-01T00:00:00" table:style-name="ce2">
            <text:p>1/9/03</text:p>
          </table:table-cell>
          <table:table-cell office:value-type="float" office:value="84.194747926299996" table:style-name="ce1">
            <text:p>84.19474793</text:p>
          </table:table-cell>
          <table:table-cell office:value-type="float" office:value="116.444034923" table:style-name="ce1">
            <text:p>116.4440349</text:p>
          </table:table-cell>
          <table:table-cell table:number-columns-repeated="16381"/>
        </table:table-row>
        <table:table-row table:style-name="ro1">
          <table:table-cell office:value-type="date" office:date-value="2003-10-01T00:00:00" table:style-name="ce2">
            <text:p>1/10/03</text:p>
          </table:table-cell>
          <table:table-cell office:value-type="float" office:value="98.479496936299995" table:style-name="ce1">
            <text:p>98.47949694</text:p>
          </table:table-cell>
          <table:table-cell office:value-type="float" office:value="123.9513348019" table:style-name="ce1">
            <text:p>123.9513348</text:p>
          </table:table-cell>
          <table:table-cell table:number-columns-repeated="16381"/>
        </table:table-row>
        <table:table-row table:style-name="ro1">
          <table:table-cell office:value-type="date" office:date-value="2003-11-01T00:00:00" table:style-name="ce2">
            <text:p>1/11/03</text:p>
          </table:table-cell>
          <table:table-cell office:value-type="float" office:value="83.069495286299997" table:style-name="ce1">
            <text:p>83.06949529</text:p>
          </table:table-cell>
          <table:table-cell office:value-type="float" office:value="104.9620940482" table:style-name="ce1">
            <text:p>104.962094</text:p>
          </table:table-cell>
          <table:table-cell table:number-columns-repeated="16381"/>
        </table:table-row>
        <table:table-row table:style-name="ro1">
          <table:table-cell office:value-type="date" office:date-value="2003-12-01T00:00:00" table:style-name="ce2">
            <text:p>1/12/03</text:p>
          </table:table-cell>
          <table:table-cell office:value-type="float" office:value="110.9108238604" table:style-name="ce1">
            <text:p>110.9108239</text:p>
          </table:table-cell>
          <table:table-cell office:value-type="float" office:value="97.360144890399994" table:style-name="ce1">
            <text:p>97.36014489</text:p>
          </table:table-cell>
          <table:table-cell table:number-columns-repeated="16381"/>
        </table:table-row>
        <table:table-row table:style-name="ro1">
          <table:table-cell office:value-type="date" office:date-value="2004-01-01T00:00:00" table:style-name="ce2">
            <text:p>1/1/04</text:p>
          </table:table-cell>
          <table:table-cell office:value-type="float" office:value="66.924494640199995" table:style-name="ce1">
            <text:p>66.92449464</text:p>
          </table:table-cell>
          <table:table-cell office:value-type="float" office:value="108.3578653217" table:style-name="ce1">
            <text:p>108.3578653</text:p>
          </table:table-cell>
          <table:table-cell table:number-columns-repeated="16381"/>
        </table:table-row>
        <table:table-row table:style-name="ro1">
          <table:table-cell office:value-type="date" office:date-value="2004-02-01T00:00:00" table:style-name="ce2">
            <text:p>1/2/04</text:p>
          </table:table-cell>
          <table:table-cell office:value-type="float" office:value="68.256286185199997" table:style-name="ce1">
            <text:p>68.25628619</text:p>
          </table:table-cell>
          <table:table-cell office:value-type="float" office:value="106.519638599" table:style-name="ce1">
            <text:p>106.5196386</text:p>
          </table:table-cell>
          <table:table-cell table:number-columns-repeated="16381"/>
        </table:table-row>
        <table:table-row table:style-name="ro1">
          <table:table-cell office:value-type="date" office:date-value="2004-03-01T00:00:00" table:style-name="ce2">
            <text:p>1/3/04</text:p>
          </table:table-cell>
          <table:table-cell office:value-type="float" office:value="88.234536354300005" table:style-name="ce1">
            <text:p>88.23453635</text:p>
          </table:table-cell>
          <table:table-cell office:value-type="float" office:value="126.2258819716" table:style-name="ce1">
            <text:p>126.225882</text:p>
          </table:table-cell>
          <table:table-cell table:number-columns-repeated="16381"/>
        </table:table-row>
        <table:table-row table:style-name="ro1">
          <table:table-cell office:value-type="date" office:date-value="2004-04-01T00:00:00" table:style-name="ce2">
            <text:p>1/4/04</text:p>
          </table:table-cell>
          <table:table-cell office:value-type="float" office:value="85.897001371299993" table:style-name="ce1">
            <text:p>85.89700137</text:p>
          </table:table-cell>
          <table:table-cell office:value-type="float" office:value="176.08462787049999" table:style-name="ce1">
            <text:p>176.0846279</text:p>
          </table:table-cell>
          <table:table-cell table:number-columns-repeated="16381"/>
        </table:table-row>
        <table:table-row table:style-name="ro1">
          <table:table-cell office:value-type="date" office:date-value="2004-05-01T00:00:00" table:style-name="ce2">
            <text:p>1/5/04</text:p>
          </table:table-cell>
          <table:table-cell office:value-type="float" office:value="92.088833279300005" table:style-name="ce1">
            <text:p>92.08883328</text:p>
          </table:table-cell>
          <table:table-cell office:value-type="float" office:value="117.7432074654" table:style-name="ce1">
            <text:p>117.7432075</text:p>
          </table:table-cell>
          <table:table-cell table:number-columns-repeated="16381"/>
        </table:table-row>
        <table:table-row table:style-name="ro1">
          <table:table-cell office:value-type="date" office:date-value="2004-06-01T00:00:00" table:style-name="ce2">
            <text:p>1/6/04</text:p>
          </table:table-cell>
          <table:table-cell office:value-type="float" office:value="117.79203545039999" table:style-name="ce1">
            <text:p>117.7920355</text:p>
          </table:table-cell>
          <table:table-cell office:value-type="float" office:value="134.78323668900001" table:style-name="ce1">
            <text:p>134.7832367</text:p>
          </table:table-cell>
          <table:table-cell table:number-columns-repeated="16381"/>
        </table:table-row>
        <table:table-row table:style-name="ro1">
          <table:table-cell office:value-type="date" office:date-value="2004-07-01T00:00:00" table:style-name="ce2">
            <text:p>1/7/04</text:p>
          </table:table-cell>
          <table:table-cell office:value-type="float" office:value="89.058860614300002" table:style-name="ce1">
            <text:p>89.05886061</text:p>
          </table:table-cell>
          <table:table-cell office:value-type="float" office:value="130.01904149590001" table:style-name="ce1">
            <text:p>130.0190415</text:p>
          </table:table-cell>
          <table:table-cell table:number-columns-repeated="16381"/>
        </table:table-row>
        <table:table-row table:style-name="ro1">
          <table:table-cell office:value-type="date" office:date-value="2004-08-01T00:00:00" table:style-name="ce2">
            <text:p>1/8/04</text:p>
          </table:table-cell>
          <table:table-cell office:value-type="float" office:value="94.119333483299997" table:style-name="ce1">
            <text:p>94.11933348</text:p>
          </table:table-cell>
          <table:table-cell office:value-type="float" office:value="79.204666097100002" table:style-name="ce1">
            <text:p>79.2046661</text:p>
          </table:table-cell>
          <table:table-cell table:number-columns-repeated="16381"/>
        </table:table-row>
        <table:table-row table:style-name="ro1">
          <table:table-cell office:value-type="date" office:date-value="2004-09-01T00:00:00" table:style-name="ce2">
            <text:p>1/9/04</text:p>
          </table:table-cell>
          <table:table-cell office:value-type="float" office:value="143.77458452050001" table:style-name="ce1">
            <text:p>143.7745845</text:p>
          </table:table-cell>
          <table:table-cell office:value-type="float" office:value="121.1714790776" table:style-name="ce1">
            <text:p>121.1714791</text:p>
          </table:table-cell>
          <table:table-cell table:number-columns-repeated="16381"/>
        </table:table-row>
        <table:table-row table:style-name="ro1">
          <table:table-cell office:value-type="date" office:date-value="2004-10-01T00:00:00" table:style-name="ce2">
            <text:p>1/10/04</text:p>
          </table:table-cell>
          <table:table-cell office:value-type="float" office:value="95.158938779300001" table:style-name="ce1">
            <text:p>95.15893878</text:p>
          </table:table-cell>
          <table:table-cell office:value-type="float" office:value="115.79893526390001" table:style-name="ce1">
            <text:p>115.7989353</text:p>
          </table:table-cell>
          <table:table-cell table:number-columns-repeated="16381"/>
        </table:table-row>
        <table:table-row table:style-name="ro1">
          <table:table-cell office:value-type="date" office:date-value="2004-11-01T00:00:00" table:style-name="ce2">
            <text:p>1/11/04</text:p>
          </table:table-cell>
          <table:table-cell office:value-type="float" office:value="122.8157745804" table:style-name="ce1">
            <text:p>122.8157746</text:p>
          </table:table-cell>
          <table:table-cell office:value-type="float" office:value="101.30181343930001" table:style-name="ce1">
            <text:p>101.3018134</text:p>
          </table:table-cell>
          <table:table-cell table:number-columns-repeated="16381"/>
        </table:table-row>
        <table:table-row table:style-name="ro1">
          <table:table-cell office:value-type="date" office:date-value="2004-12-01T00:00:00" table:style-name="ce2">
            <text:p>1/12/04</text:p>
          </table:table-cell>
          <table:table-cell office:value-type="float" office:value="121.25037014039999" table:style-name="ce1">
            <text:p>121.2503701</text:p>
          </table:table-cell>
          <table:table-cell office:value-type="float" office:value="88.634803955099997" table:style-name="ce1">
            <text:p>88.63480396</text:p>
          </table:table-cell>
          <table:table-cell table:number-columns-repeated="16381"/>
        </table:table-row>
        <table:table-row table:style-name="ro1">
          <table:table-cell office:value-type="date" office:date-value="2005-01-01T00:00:00" table:style-name="ce2">
            <text:p>1/1/05</text:p>
          </table:table-cell>
          <table:table-cell office:value-type="float" office:value="77.243194886200001" table:style-name="ce1">
            <text:p>77.24319489</text:p>
          </table:table-cell>
          <table:table-cell office:value-type="float" office:value="113.126869625" table:style-name="ce1">
            <text:p>113.1268696</text:p>
          </table:table-cell>
          <table:table-cell table:number-columns-repeated="16381"/>
        </table:table-row>
        <table:table-row table:style-name="ro1">
          <table:table-cell office:value-type="date" office:date-value="2005-02-01T00:00:00" table:style-name="ce2">
            <text:p>1/2/05</text:p>
          </table:table-cell>
          <table:table-cell office:value-type="float" office:value="89.713543229300001" table:style-name="ce1">
            <text:p>89.71354323</text:p>
          </table:table-cell>
          <table:table-cell office:value-type="float" office:value="100.4968373655" table:style-name="ce1">
            <text:p>100.4968374</text:p>
          </table:table-cell>
          <table:table-cell table:number-columns-repeated="16381"/>
        </table:table-row>
        <table:table-row table:style-name="ro1">
          <table:table-cell office:value-type="date" office:date-value="2005-03-01T00:00:00" table:style-name="ce2">
            <text:p>1/3/05</text:p>
          </table:table-cell>
          <table:table-cell office:value-type="float" office:value="80.490672884299997" table:style-name="ce1">
            <text:p>80.49067288</text:p>
          </table:table-cell>
          <table:table-cell office:value-type="float" office:value="115.0349723249" table:style-name="ce1">
            <text:p>115.0349723</text:p>
          </table:table-cell>
          <table:table-cell table:number-columns-repeated="16381"/>
        </table:table-row>
        <table:table-row table:style-name="ro1">
          <table:table-cell office:value-type="date" office:date-value="2005-04-01T00:00:00" table:style-name="ce2">
            <text:p>1/4/05</text:p>
          </table:table-cell>
          <table:table-cell office:value-type="float" office:value="77.036746751199999" table:style-name="ce1">
            <text:p>77.03674675</text:p>
          </table:table-cell>
          <table:table-cell office:value-type="float" office:value="150.1778906461" table:style-name="ce1">
            <text:p>150.1778906</text:p>
          </table:table-cell>
          <table:table-cell table:number-columns-repeated="16381"/>
        </table:table-row>
        <table:table-row table:style-name="ro1">
          <table:table-cell office:value-type="date" office:date-value="2005-05-01T00:00:00" table:style-name="ce2">
            <text:p>1/5/05</text:p>
          </table:table-cell>
          <table:table-cell office:value-type="float" office:value="95.861024571300007" table:style-name="ce1">
            <text:p>95.86102457</text:p>
          </table:table-cell>
          <table:table-cell office:value-type="float" office:value="132.18947487619999" table:style-name="ce1">
            <text:p>132.1894749</text:p>
          </table:table-cell>
          <table:table-cell table:number-columns-repeated="16381"/>
        </table:table-row>
        <table:table-row table:style-name="ro1">
          <table:table-cell office:value-type="date" office:date-value="2005-06-01T00:00:00" table:style-name="ce2">
            <text:p>1/6/05</text:p>
          </table:table-cell>
          <table:table-cell office:value-type="float" office:value="101.2886716803" table:style-name="ce1">
            <text:p>101.2886717</text:p>
          </table:table-cell>
          <table:table-cell office:value-type="float" office:value="128.0190026425" table:style-name="ce1">
            <text:p>128.0190026</text:p>
          </table:table-cell>
          <table:table-cell table:number-columns-repeated="16381"/>
        </table:table-row>
        <table:table-row table:style-name="ro1">
          <table:table-cell office:value-type="date" office:date-value="2005-07-01T00:00:00" table:style-name="ce2">
            <text:p>1/7/05</text:p>
          </table:table-cell>
          <table:table-cell office:value-type="float" office:value="98.443198113299999" table:style-name="ce1">
            <text:p>98.44319811</text:p>
          </table:table-cell>
          <table:table-cell office:value-type="float" office:value="97.363811520900001" table:style-name="ce1">
            <text:p>97.36381152</text:p>
          </table:table-cell>
          <table:table-cell table:number-columns-repeated="16381"/>
        </table:table-row>
        <table:table-row table:style-name="ro1">
          <table:table-cell office:value-type="date" office:date-value="2005-08-01T00:00:00" table:style-name="ce2">
            <text:p>1/8/05</text:p>
          </table:table-cell>
          <table:table-cell office:value-type="float" office:value="101.8737385803" table:style-name="ce1">
            <text:p>101.8737386</text:p>
          </table:table-cell>
          <table:table-cell office:value-type="float" office:value="70.863110836900006" table:style-name="ce1">
            <text:p>70.86311084</text:p>
          </table:table-cell>
          <table:table-cell table:number-columns-repeated="16381"/>
        </table:table-row>
        <table:table-row table:style-name="ro1">
          <table:table-cell office:value-type="date" office:date-value="2005-09-01T00:00:00" table:style-name="ce2">
            <text:p>1/9/05</text:p>
          </table:table-cell>
          <table:table-cell office:value-type="float" office:value="120.2895170104" table:style-name="ce1">
            <text:p>120.289517</text:p>
          </table:table-cell>
          <table:table-cell office:value-type="float" office:value="114.0672981437" table:style-name="ce1">
            <text:p>114.0672981</text:p>
          </table:table-cell>
          <table:table-cell table:number-columns-repeated="16381"/>
        </table:table-row>
        <table:table-row table:style-name="ro1">
          <table:table-cell office:value-type="date" office:date-value="2005-10-01T00:00:00" table:style-name="ce2">
            <text:p>1/10/05</text:p>
          </table:table-cell>
          <table:table-cell office:value-type="float" office:value="104.7684842403" table:style-name="ce1">
            <text:p>104.7684842</text:p>
          </table:table-cell>
          <table:table-cell office:value-type="float" office:value="95.584347447400006" table:style-name="ce1">
            <text:p>95.58434745</text:p>
          </table:table-cell>
          <table:table-cell table:number-columns-repeated="16381"/>
        </table:table-row>
        <table:table-row table:style-name="ro1">
          <table:table-cell office:value-type="date" office:date-value="2005-11-01T00:00:00" table:style-name="ce2">
            <text:p>1/11/05</text:p>
          </table:table-cell>
          <table:table-cell office:value-type="float" office:value="105.3860392803" table:style-name="ce1">
            <text:p>105.3860393</text:p>
          </table:table-cell>
          <table:table-cell office:value-type="float" office:value="99.9527420939" table:style-name="ce1">
            <text:p>99.95274209</text:p>
          </table:table-cell>
          <table:table-cell table:number-columns-repeated="16381"/>
        </table:table-row>
        <table:table-row table:style-name="ro1">
          <table:table-cell office:value-type="date" office:date-value="2005-12-01T00:00:00" table:style-name="ce2">
            <text:p>1/12/05</text:p>
          </table:table-cell>
          <table:table-cell office:value-type="float" office:value="130.91248930040001" table:style-name="ce1">
            <text:p>130.9124893</text:p>
          </table:table-cell>
          <table:table-cell office:value-type="float" office:value="77.702490578300001" table:style-name="ce1">
            <text:p>77.70249058</text:p>
          </table:table-cell>
          <table:table-cell table:number-columns-repeated="16381"/>
        </table:table-row>
        <table:table-row table:style-name="ro1">
          <table:table-cell office:value-type="date" office:date-value="2006-01-01T00:00:00" table:style-name="ce2">
            <text:p>1/1/06</text:p>
          </table:table-cell>
          <table:table-cell office:value-type="float" office:value="108.5612325303" table:style-name="ce1">
            <text:p>108.5612325</text:p>
          </table:table-cell>
          <table:table-cell office:value-type="float" office:value="94.538218463099994" table:style-name="ce1">
            <text:p>94.53821846</text:p>
          </table:table-cell>
          <table:table-cell table:number-columns-repeated="16381"/>
        </table:table-row>
        <table:table-row table:style-name="ro1">
          <table:table-cell office:value-type="date" office:date-value="2006-02-01T00:00:00" table:style-name="ce2">
            <text:p>1/2/06</text:p>
          </table:table-cell>
          <table:table-cell office:value-type="float" office:value="119.6184476804" table:style-name="ce1">
            <text:p>119.6184477</text:p>
          </table:table-cell>
          <table:table-cell office:value-type="float" office:value="111.43944264309999" table:style-name="ce1">
            <text:p>111.4394426</text:p>
          </table:table-cell>
          <table:table-cell table:number-columns-repeated="16381"/>
        </table:table-row>
        <table:table-row table:style-name="ro1">
          <table:table-cell office:value-type="date" office:date-value="2006-03-01T00:00:00" table:style-name="ce2">
            <text:p>1/3/06</text:p>
          </table:table-cell>
          <table:table-cell office:value-type="float" office:value="141.09952253040001" table:style-name="ce1">
            <text:p>141.0995225</text:p>
          </table:table-cell>
          <table:table-cell office:value-type="float" office:value="101.5037284815" table:style-name="ce1">
            <text:p>101.5037285</text:p>
          </table:table-cell>
          <table:table-cell table:number-columns-repeated="16381"/>
        </table:table-row>
        <table:table-row table:style-name="ro1">
          <table:table-cell office:value-type="date" office:date-value="2006-04-01T00:00:00" table:style-name="ce2">
            <text:p>1/4/06</text:p>
          </table:table-cell>
          <table:table-cell office:value-type="float" office:value="119.2870732504" table:style-name="ce1">
            <text:p>119.2870733</text:p>
          </table:table-cell>
          <table:table-cell office:value-type="float" office:value="153.4618734302" table:style-name="ce1">
            <text:p>153.4618734</text:p>
          </table:table-cell>
          <table:table-cell table:number-columns-repeated="16381"/>
        </table:table-row>
        <table:table-row table:style-name="ro1">
          <table:table-cell office:value-type="date" office:date-value="2006-05-01T00:00:00" table:style-name="ce2">
            <text:p>1/5/06</text:p>
          </table:table-cell>
          <table:table-cell office:value-type="float" office:value="139.76454863039999" table:style-name="ce1">
            <text:p>139.7645486</text:p>
          </table:table-cell>
          <table:table-cell office:value-type="float" office:value="108.8869534941" table:style-name="ce1">
            <text:p>108.8869535</text:p>
          </table:table-cell>
          <table:table-cell table:number-columns-repeated="16381"/>
        </table:table-row>
        <table:table-row table:style-name="ro1">
          <table:table-cell office:value-type="date" office:date-value="2006-06-01T00:00:00" table:style-name="ce2">
            <text:p>1/6/06</text:p>
          </table:table-cell>
          <table:table-cell office:value-type="float" office:value="185.70497549059999" table:style-name="ce1">
            <text:p>185.7049755</text:p>
          </table:table-cell>
          <table:table-cell office:value-type="float" office:value="123.33971469399999" table:style-name="ce1">
            <text:p>123.3397147</text:p>
          </table:table-cell>
          <table:table-cell table:number-columns-repeated="16381"/>
        </table:table-row>
        <table:table-row table:style-name="ro1">
          <table:table-cell office:value-type="date" office:date-value="2006-07-01T00:00:00" table:style-name="ce2">
            <text:p>1/7/06</text:p>
          </table:table-cell>
          <table:table-cell office:value-type="float" office:value="107.1786862403" table:style-name="ce1">
            <text:p>107.1786862</text:p>
          </table:table-cell>
          <table:table-cell office:value-type="float" office:value="92.678441227700006" table:style-name="ce1">
            <text:p>92.67844123</text:p>
          </table:table-cell>
          <table:table-cell table:number-columns-repeated="16381"/>
        </table:table-row>
        <table:table-row table:style-name="ro1">
          <table:table-cell office:value-type="date" office:date-value="2006-08-01T00:00:00" table:style-name="ce2">
            <text:p>1/8/06</text:p>
          </table:table-cell>
          <table:table-cell office:value-type="float" office:value="135.39577751039999" table:style-name="ce1">
            <text:p>135.3957775</text:p>
          </table:table-cell>
          <table:table-cell office:value-type="float" office:value="77.779801795699996" table:style-name="ce1">
            <text:p>77.7798018</text:p>
          </table:table-cell>
          <table:table-cell table:number-columns-repeated="16381"/>
        </table:table-row>
        <table:table-row table:style-name="ro1">
          <table:table-cell office:value-type="date" office:date-value="2006-09-01T00:00:00" table:style-name="ce2">
            <text:p>1/9/06</text:p>
          </table:table-cell>
          <table:table-cell office:value-type="float" office:value="153.12587093050001" table:style-name="ce1">
            <text:p>153.1258709</text:p>
          </table:table-cell>
          <table:table-cell office:value-type="float" office:value="104.07199400250001" table:style-name="ce1">
            <text:p>104.071994</text:p>
          </table:table-cell>
          <table:table-cell table:number-columns-repeated="16381"/>
        </table:table-row>
        <table:table-row table:style-name="ro1">
          <table:table-cell office:value-type="date" office:date-value="2006-10-01T00:00:00" table:style-name="ce2">
            <text:p>1/10/06</text:p>
          </table:table-cell>
          <table:table-cell office:value-type="float" office:value="158.04705714049999" table:style-name="ce1">
            <text:p>158.0470571</text:p>
          </table:table-cell>
          <table:table-cell office:value-type="float" office:value="111.2369166312" table:style-name="ce1">
            <text:p>111.2369166</text:p>
          </table:table-cell>
          <table:table-cell table:number-columns-repeated="16381"/>
        </table:table-row>
        <table:table-row table:style-name="ro1">
          <table:table-cell office:value-type="date" office:date-value="2006-11-01T00:00:00" table:style-name="ce2">
            <text:p>1/11/06</text:p>
          </table:table-cell>
          <table:table-cell office:value-type="float" office:value="143.01928036050001" table:style-name="ce1">
            <text:p>143.0192804</text:p>
          </table:table-cell>
          <table:table-cell office:value-type="float" office:value="109.6352894285" table:style-name="ce1">
            <text:p>109.6352894</text:p>
          </table:table-cell>
          <table:table-cell table:number-columns-repeated="16381"/>
        </table:table-row>
        <table:table-row table:style-name="ro1">
          <table:table-cell office:value-type="date" office:date-value="2006-12-01T00:00:00" table:style-name="ce2">
            <text:p>1/12/06</text:p>
          </table:table-cell>
          <table:table-cell office:value-type="float" office:value="179.8149439906" table:style-name="ce1">
            <text:p>179.814944</text:p>
          </table:table-cell>
          <table:table-cell office:value-type="float" office:value="81.994484075599999" table:style-name="ce1">
            <text:p>81.99448408</text:p>
          </table:table-cell>
          <table:table-cell table:number-columns-repeated="16381"/>
        </table:table-row>
        <table:table-row table:style-name="ro1">
          <table:table-cell office:value-type="date" office:date-value="2007-01-01T00:00:00" table:style-name="ce2">
            <text:p>1/1/07</text:p>
          </table:table-cell>
          <table:table-cell office:value-type="float" office:value="132.0595458304" table:style-name="ce1">
            <text:p>132.0595458</text:p>
          </table:table-cell>
          <table:table-cell office:value-type="float" office:value="108.9445064331" table:style-name="ce1">
            <text:p>108.9445064</text:p>
          </table:table-cell>
          <table:table-cell table:number-columns-repeated="16381"/>
        </table:table-row>
        <table:table-row table:style-name="ro1">
          <table:table-cell office:value-type="date" office:date-value="2007-02-01T00:00:00" table:style-name="ce2">
            <text:p>1/2/07</text:p>
          </table:table-cell>
          <table:table-cell office:value-type="float" office:value="103.86979893030001" table:style-name="ce1">
            <text:p>103.8697989</text:p>
          </table:table-cell>
          <table:table-cell office:value-type="float" office:value="101.2748903575" table:style-name="ce1">
            <text:p>101.2748904</text:p>
          </table:table-cell>
          <table:table-cell table:number-columns-repeated="16381"/>
        </table:table-row>
        <table:table-row table:style-name="ro1">
          <table:table-cell office:value-type="date" office:date-value="2007-03-01T00:00:00" table:style-name="ce2">
            <text:p>1/3/07</text:p>
          </table:table-cell>
          <table:table-cell office:value-type="float" office:value="128.58329741040001" table:style-name="ce1">
            <text:p>128.5832974</text:p>
          </table:table-cell>
          <table:table-cell office:value-type="float" office:value="108.69290255049999" table:style-name="ce1">
            <text:p>108.6929026</text:p>
          </table:table-cell>
          <table:table-cell table:number-columns-repeated="16381"/>
        </table:table-row>
        <table:table-row table:style-name="ro1">
          <table:table-cell office:value-type="date" office:date-value="2007-04-01T00:00:00" table:style-name="ce2">
            <text:p>1/4/07</text:p>
          </table:table-cell>
          <table:table-cell office:value-type="float" office:value="123.0710687104" table:style-name="ce1">
            <text:p>123.0710687</text:p>
          </table:table-cell>
          <table:table-cell office:value-type="float" office:value="134.22391573300001" table:style-name="ce1">
            <text:p>134.2239157</text:p>
          </table:table-cell>
          <table:table-cell table:number-columns-repeated="16381"/>
        </table:table-row>
        <table:table-row table:style-name="ro1">
          <table:table-cell office:value-type="date" office:date-value="2007-05-01T00:00:00" table:style-name="ce2">
            <text:p>1/5/07</text:p>
          </table:table-cell>
          <table:table-cell office:value-type="float" office:value="162.18959051050001" table:style-name="ce1">
            <text:p>162.1895905</text:p>
          </table:table-cell>
          <table:table-cell office:value-type="float" office:value="116.2435460674" table:style-name="ce1">
            <text:p>116.2435461</text:p>
          </table:table-cell>
          <table:table-cell table:number-columns-repeated="16381"/>
        </table:table-row>
        <table:table-row table:style-name="ro1">
          <table:table-cell office:value-type="date" office:date-value="2007-06-01T00:00:00" table:style-name="ce2">
            <text:p>1/6/07</text:p>
          </table:table-cell>
          <table:table-cell office:value-type="float" office:value="172.02190295049999" table:style-name="ce1">
            <text:p>172.021903</text:p>
          </table:table-cell>
          <table:table-cell office:value-type="float" office:value="135.87541406989999" table:style-name="ce1">
            <text:p>135.8754141</text:p>
          </table:table-cell>
          <table:table-cell table:number-columns-repeated="16381"/>
        </table:table-row>
        <table:table-row table:style-name="ro1">
          <table:table-cell office:value-type="date" office:date-value="2007-07-01T00:00:00" table:style-name="ce2">
            <text:p>1/7/07</text:p>
          </table:table-cell>
          <table:table-cell office:value-type="float" office:value="189.0249743606" table:style-name="ce1">
            <text:p>189.0249744</text:p>
          </table:table-cell>
          <table:table-cell office:value-type="float" office:value="113.51608036250001" table:style-name="ce1">
            <text:p>113.5160804</text:p>
          </table:table-cell>
          <table:table-cell table:number-columns-repeated="16381"/>
        </table:table-row>
        <table:table-row table:style-name="ro1">
          <table:table-cell office:value-type="date" office:date-value="2007-08-01T00:00:00" table:style-name="ce2">
            <text:p>1/8/07</text:p>
          </table:table-cell>
          <table:table-cell office:value-type="float" office:value="117.22387800040001" table:style-name="ce1">
            <text:p>117.223878</text:p>
          </table:table-cell>
          <table:table-cell office:value-type="float" office:value="93.382629842200004" table:style-name="ce1">
            <text:p>93.38262984</text:p>
          </table:table-cell>
          <table:table-cell table:number-columns-repeated="16381"/>
        </table:table-row>
        <table:table-row table:style-name="ro1">
          <table:table-cell office:value-type="date" office:date-value="2007-09-01T00:00:00" table:style-name="ce2">
            <text:p>1/9/07</text:p>
          </table:table-cell>
          <table:table-cell office:value-type="float" office:value="162.3612866105" table:style-name="ce1">
            <text:p>162.3612866</text:p>
          </table:table-cell>
          <table:table-cell office:value-type="float" office:value="123.18777414829999" table:style-name="ce1">
            <text:p>123.1877741</text:p>
          </table:table-cell>
          <table:table-cell table:number-columns-repeated="16381"/>
        </table:table-row>
        <table:table-row table:style-name="ro1">
          <table:table-cell office:value-type="date" office:date-value="2007-10-01T00:00:00" table:style-name="ce2">
            <text:p>1/10/07</text:p>
          </table:table-cell>
          <table:table-cell office:value-type="float" office:value="128.28578693040001" table:style-name="ce1">
            <text:p>128.2857869</text:p>
          </table:table-cell>
          <table:table-cell office:value-type="float" office:value="136.2578683703" table:style-name="ce1">
            <text:p>136.2578684</text:p>
          </table:table-cell>
          <table:table-cell table:number-columns-repeated="16381"/>
        </table:table-row>
        <table:table-row table:style-name="ro1">
          <table:table-cell office:value-type="date" office:date-value="2007-11-01T00:00:00" table:style-name="ce2">
            <text:p>1/11/07</text:p>
          </table:table-cell>
          <table:table-cell office:value-type="float" office:value="165.18201645049999" table:style-name="ce1">
            <text:p>165.1820165</text:p>
          </table:table-cell>
          <table:table-cell office:value-type="float" office:value="119.8878175816" table:style-name="ce1">
            <text:p>119.8878176</text:p>
          </table:table-cell>
          <table:table-cell table:number-columns-repeated="16381"/>
        </table:table-row>
        <table:table-row table:style-name="ro1">
          <table:table-cell office:value-type="date" office:date-value="2007-12-01T00:00:00" table:style-name="ce2">
            <text:p>1/12/07</text:p>
          </table:table-cell>
          <table:table-cell office:value-type="float" office:value="186.62613870059999" table:style-name="ce1">
            <text:p>186.6261387</text:p>
          </table:table-cell>
          <table:table-cell office:value-type="float" office:value="89.191765945" table:style-name="ce1">
            <text:p>89.19176595</text:p>
          </table:table-cell>
          <table:table-cell table:number-columns-repeated="16381"/>
        </table:table-row>
        <table:table-row table:style-name="ro1">
          <table:table-cell office:value-type="date" office:date-value="2008-01-01T00:00:00" table:style-name="ce2">
            <text:p>1/1/08</text:p>
          </table:table-cell>
          <table:table-cell office:value-type="float" office:value="99.616870461299996" table:style-name="ce1">
            <text:p>99.61687046</text:p>
          </table:table-cell>
          <table:table-cell office:value-type="float" office:value="103.70541514990001" table:style-name="ce1">
            <text:p>103.7054151</text:p>
          </table:table-cell>
          <table:table-cell table:number-columns-repeated="16381"/>
        </table:table-row>
        <table:table-row table:style-name="ro1">
          <table:table-cell office:value-type="date" office:date-value="2008-02-01T00:00:00" table:style-name="ce2">
            <text:p>1/2/08</text:p>
          </table:table-cell>
          <table:table-cell office:value-type="float" office:value="122.02755687040001" table:style-name="ce1">
            <text:p>122.0275569</text:p>
          </table:table-cell>
          <table:table-cell office:value-type="float" office:value="104.1082888331" table:style-name="ce1">
            <text:p>104.1082888</text:p>
          </table:table-cell>
          <table:table-cell table:number-columns-repeated="16381"/>
        </table:table-row>
        <table:table-row table:style-name="ro1">
          <table:table-cell office:value-type="date" office:date-value="2008-03-01T00:00:00" table:style-name="ce2">
            <text:p>1/3/08</text:p>
          </table:table-cell>
          <table:table-cell office:value-type="float" office:value="116.5245575404" table:style-name="ce1">
            <text:p>116.5245575</text:p>
          </table:table-cell>
          <table:table-cell office:value-type="float" office:value="129.63971362449999" table:style-name="ce1">
            <text:p>129.6397136</text:p>
          </table:table-cell>
          <table:table-cell table:number-columns-repeated="16381"/>
        </table:table-row>
        <table:table-row table:style-name="ro1">
          <table:table-cell office:value-type="date" office:date-value="2008-04-01T00:00:00" table:style-name="ce2">
            <text:p>1/4/08</text:p>
          </table:table-cell>
          <table:table-cell office:value-type="float" office:value="147.05886675049999" table:style-name="ce1">
            <text:p>147.0588668</text:p>
          </table:table-cell>
          <table:table-cell office:value-type="float" office:value="109.1601664266" table:style-name="ce1">
            <text:p>109.1601664</text:p>
          </table:table-cell>
          <table:table-cell table:number-columns-repeated="16381"/>
        </table:table-row>
        <table:table-row table:style-name="ro1">
          <table:table-cell office:value-type="date" office:date-value="2008-05-01T00:00:00" table:style-name="ce2">
            <text:p>1/5/08</text:p>
          </table:table-cell>
          <table:table-cell office:value-type="float" office:value="118.0463969604" table:style-name="ce1">
            <text:p>118.046397</text:p>
          </table:table-cell>
          <table:table-cell office:value-type="float" office:value="110.3474520396" table:style-name="ce1">
            <text:p>110.347452</text:p>
          </table:table-cell>
          <table:table-cell table:number-columns-repeated="16381"/>
        </table:table-row>
        <table:table-row table:style-name="ro1">
          <table:table-cell office:value-type="date" office:date-value="2008-06-01T00:00:00" table:style-name="ce2">
            <text:p>1/6/08</text:p>
          </table:table-cell>
          <table:table-cell office:value-type="float" office:value="125.62719020039999" table:style-name="ce1">
            <text:p>125.6271902</text:p>
          </table:table-cell>
          <table:table-cell office:value-type="float" office:value="131.68753502850001" table:style-name="ce1">
            <text:p>131.687535</text:p>
          </table:table-cell>
          <table:table-cell table:number-columns-repeated="16381"/>
        </table:table-row>
        <table:table-row table:style-name="ro1">
          <table:table-cell office:value-type="date" office:date-value="2008-07-01T00:00:00" table:style-name="ce2">
            <text:p>1/7/08</text:p>
          </table:table-cell>
          <table:table-cell office:value-type="float" office:value="119.40930566039999" table:style-name="ce1">
            <text:p>119.4093057</text:p>
          </table:table-cell>
          <table:table-cell office:value-type="float" office:value="127.1064487376" table:style-name="ce1">
            <text:p>127.1064487</text:p>
          </table:table-cell>
          <table:table-cell table:number-columns-repeated="16381"/>
        </table:table-row>
        <table:table-row table:style-name="ro1">
          <table:table-cell office:value-type="date" office:date-value="2008-08-01T00:00:00" table:style-name="ce2">
            <text:p>1/8/08</text:p>
          </table:table-cell>
          <table:table-cell office:value-type="float" office:value="119.7267950004" table:style-name="ce1">
            <text:p>119.726795</text:p>
          </table:table-cell>
          <table:table-cell office:value-type="float" office:value="73.600278146999997" table:style-name="ce1">
            <text:p>73.60027815</text:p>
          </table:table-cell>
          <table:table-cell table:number-columns-repeated="16381"/>
        </table:table-row>
        <table:table-row table:style-name="ro1">
          <table:table-cell office:value-type="date" office:date-value="2008-09-01T00:00:00" table:style-name="ce2">
            <text:p>1/9/08</text:p>
          </table:table-cell>
          <table:table-cell office:value-type="float" office:value="170.23408034049999" table:style-name="ce1">
            <text:p>170.2340803</text:p>
          </table:table-cell>
          <table:table-cell office:value-type="float" office:value="122.3337693143" table:style-name="ce1">
            <text:p>122.3337693</text:p>
          </table:table-cell>
          <table:table-cell table:number-columns-repeated="16381"/>
        </table:table-row>
        <table:table-row table:style-name="ro1">
          <table:table-cell office:value-type="date" office:date-value="2008-10-01T00:00:00" table:style-name="ce2">
            <text:p>1/10/08</text:p>
          </table:table-cell>
          <table:table-cell office:value-type="float" office:value="140.47610514039999" table:style-name="ce1">
            <text:p>140.4761051</text:p>
          </table:table-cell>
          <table:table-cell office:value-type="float" office:value="112.3127928681" table:style-name="ce1">
            <text:p>112.3127929</text:p>
          </table:table-cell>
          <table:table-cell table:number-columns-repeated="16381"/>
        </table:table-row>
        <table:table-row table:style-name="ro1">
          <table:table-cell office:value-type="date" office:date-value="2008-11-01T00:00:00" table:style-name="ce2">
            <text:p>1/11/08</text:p>
          </table:table-cell>
          <table:table-cell office:value-type="float" office:value="143.75412458049999" table:style-name="ce1">
            <text:p>143.7541246</text:p>
          </table:table-cell>
          <table:table-cell office:value-type="float" office:value="95.007532896599997" table:style-name="ce1">
            <text:p>95.0075329</text:p>
          </table:table-cell>
          <table:table-cell table:number-columns-repeated="16381"/>
        </table:table-row>
        <table:table-row table:style-name="ro1">
          <table:table-cell office:value-type="date" office:date-value="2008-12-01T00:00:00" table:style-name="ce2">
            <text:p>1/12/08</text:p>
          </table:table-cell>
          <table:table-cell office:value-type="float" office:value="211.31118018070001" table:style-name="ce1">
            <text:p>211.3111802</text:p>
          </table:table-cell>
          <table:table-cell office:value-type="float" office:value="109.26379166940001" table:style-name="ce1">
            <text:p>109.2637917</text:p>
          </table:table-cell>
          <table:table-cell table:number-columns-repeated="16381"/>
        </table:table-row>
        <table:table-row table:style-name="ro1">
          <table:table-cell office:value-type="date" office:date-value="2009-01-01T00:00:00" table:style-name="ce2">
            <text:p>1/1/09</text:p>
          </table:table-cell>
          <table:table-cell office:value-type="float" office:value="140.05762036039999" table:style-name="ce1">
            <text:p>140.0576204</text:p>
          </table:table-cell>
          <table:table-cell office:value-type="float" office:value="106.4134697082" table:style-name="ce1">
            <text:p>106.4134697</text:p>
          </table:table-cell>
          <table:table-cell table:number-columns-repeated="16381"/>
        </table:table-row>
        <table:table-row table:style-name="ro1">
          <table:table-cell office:value-type="date" office:date-value="2009-02-01T00:00:00" table:style-name="ce2">
            <text:p>1/2/09</text:p>
          </table:table-cell>
          <table:table-cell office:value-type="float" office:value="131.2424210904" table:style-name="ce1">
            <text:p>131.2424211</text:p>
          </table:table-cell>
          <table:table-cell office:value-type="float" office:value="100.41740173629999" table:style-name="ce1">
            <text:p>100.4174017</text:p>
          </table:table-cell>
          <table:table-cell table:number-columns-repeated="16381"/>
        </table:table-row>
        <table:table-row table:style-name="ro1">
          <table:table-cell office:value-type="date" office:date-value="2009-03-01T00:00:00" table:style-name="ce2">
            <text:p>1/3/09</text:p>
          </table:table-cell>
          <table:table-cell office:value-type="float" office:value="129.22183565040001" table:style-name="ce1">
            <text:p>129.2218357</text:p>
          </table:table-cell>
          <table:table-cell office:value-type="float" office:value="110.51209778979999" table:style-name="ce1">
            <text:p>110.5120978</text:p>
          </table:table-cell>
          <table:table-cell table:number-columns-repeated="16381"/>
        </table:table-row>
        <table:table-row table:style-name="ro1">
          <table:table-cell office:value-type="date" office:date-value="2009-04-01T00:00:00" table:style-name="ce2">
            <text:p>1/4/09</text:p>
          </table:table-cell>
          <table:table-cell office:value-type="float" office:value="132.54264583040001" table:style-name="ce1">
            <text:p>132.5426458</text:p>
          </table:table-cell>
          <table:table-cell office:value-type="float" office:value="111.7012777242" table:style-name="ce1">
            <text:p>111.7012777</text:p>
          </table:table-cell>
          <table:table-cell table:number-columns-repeated="16381"/>
        </table:table-row>
        <table:table-row table:style-name="ro1">
          <table:table-cell office:value-type="date" office:date-value="2009-05-01T00:00:00" table:style-name="ce2">
            <text:p>1/5/09</text:p>
          </table:table-cell>
          <table:table-cell office:value-type="float" office:value="155.97000643050001" table:style-name="ce1">
            <text:p>155.9700064</text:p>
          </table:table-cell>
          <table:table-cell office:value-type="float" office:value="106.67156982740001" table:style-name="ce1">
            <text:p>106.6715698</text:p>
          </table:table-cell>
          <table:table-cell table:number-columns-repeated="16381"/>
        </table:table-row>
        <table:table-row table:style-name="ro1">
          <table:table-cell office:value-type="date" office:date-value="2009-06-01T00:00:00" table:style-name="ce2">
            <text:p>1/6/09</text:p>
          </table:table-cell>
          <table:table-cell office:value-type="float" office:value="216.98495274070001" table:style-name="ce1">
            <text:p>216.9849527</text:p>
          </table:table-cell>
          <table:table-cell office:value-type="float" office:value="105.55189631650001" table:style-name="ce1">
            <text:p>105.5518963</text:p>
          </table:table-cell>
          <table:table-cell table:number-columns-repeated="16381"/>
        </table:table-row>
        <table:table-row table:style-name="ro1">
          <table:table-cell office:value-type="date" office:date-value="2009-07-01T00:00:00" table:style-name="ce2">
            <text:p>1/7/09</text:p>
          </table:table-cell>
          <table:table-cell office:value-type="float" office:value="141.56950475049999" table:style-name="ce1">
            <text:p>141.5695048</text:p>
          </table:table-cell>
          <table:table-cell office:value-type="float" office:value="100.95188699800001" table:style-name="ce1">
            <text:p>100.951887</text:p>
          </table:table-cell>
          <table:table-cell table:number-columns-repeated="16381"/>
        </table:table-row>
        <table:table-row table:style-name="ro1">
          <table:table-cell office:value-type="date" office:date-value="2009-08-01T00:00:00" table:style-name="ce2">
            <text:p>1/8/09</text:p>
          </table:table-cell>
          <table:table-cell office:value-type="float" office:value="116.95861875040001" table:style-name="ce1">
            <text:p>116.9586188</text:p>
          </table:table-cell>
          <table:table-cell office:value-type="float" office:value="78.036670861000005" table:style-name="ce1">
            <text:p>78.03667086</text:p>
          </table:table-cell>
          <table:table-cell table:number-columns-repeated="16381"/>
        </table:table-row>
        <table:table-row table:style-name="ro1">
          <table:table-cell office:value-type="date" office:date-value="2009-09-01T00:00:00" table:style-name="ce2">
            <text:p>1/9/09</text:p>
          </table:table-cell>
          <table:table-cell office:value-type="float" office:value="124.0564771104" table:style-name="ce1">
            <text:p>124.0564771</text:p>
          </table:table-cell>
          <table:table-cell office:value-type="float" office:value="98.526665532999999" table:style-name="ce1">
            <text:p>98.52666553</text:p>
          </table:table-cell>
          <table:table-cell table:number-columns-repeated="16381"/>
        </table:table-row>
        <table:table-row table:style-name="ro1">
          <table:table-cell office:value-type="date" office:date-value="2009-10-01T00:00:00" table:style-name="ce2">
            <text:p>1/10/09</text:p>
          </table:table-cell>
          <table:table-cell office:value-type="float" office:value="155.45274311049999" table:style-name="ce1">
            <text:p>155.4527431</text:p>
          </table:table-cell>
          <table:table-cell office:value-type="float" office:value="100.78338109729999" table:style-name="ce1">
            <text:p>100.7833811</text:p>
          </table:table-cell>
          <table:table-cell table:number-columns-repeated="16381"/>
        </table:table-row>
        <table:table-row table:style-name="ro1">
          <table:table-cell office:value-type="date" office:date-value="2009-11-01T00:00:00" table:style-name="ce2">
            <text:p>1/11/09</text:p>
          </table:table-cell>
          <table:table-cell office:value-type="float" office:value="156.2693602505" table:style-name="ce1">
            <text:p>156.2693603</text:p>
          </table:table-cell>
          <table:table-cell office:value-type="float" office:value="99.379136810299997" table:style-name="ce1">
            <text:p>99.37913681</text:p>
          </table:table-cell>
          <table:table-cell table:number-columns-repeated="16381"/>
        </table:table-row>
        <table:table-row table:style-name="ro1">
          <table:table-cell office:value-type="date" office:date-value="2009-12-01T00:00:00" table:style-name="ce2">
            <text:p>1/12/09</text:p>
          </table:table-cell>
          <table:table-cell office:value-type="float" office:value="231.52045924070001" table:style-name="ce1">
            <text:p>231.5204592</text:p>
          </table:table-cell>
          <table:table-cell office:value-type="float" office:value="95.139976261000001" table:style-name="ce1">
            <text:p>95.13997626</text:p>
          </table:table-cell>
          <table:table-cell table:number-columns-repeated="16381"/>
        </table:table-row>
        <table:table-row table:style-name="ro1">
          <table:table-cell office:value-type="date" office:date-value="2010-01-01T00:00:00" table:style-name="ce2">
            <text:p>1/1/10</text:p>
          </table:table-cell>
          <table:table-cell office:value-type="float" office:value="118.5435505904" table:style-name="ce1">
            <text:p>118.5435506</text:p>
          </table:table-cell>
          <table:table-cell office:value-type="float" office:value="105.92740657189999" table:style-name="ce1">
            <text:p>105.9274066</text:p>
          </table:table-cell>
          <table:table-cell table:number-columns-repeated="16381"/>
        </table:table-row>
        <table:table-row table:style-name="ro1">
          <table:table-cell office:value-type="date" office:date-value="2010-02-01T00:00:00" table:style-name="ce2">
            <text:p>1/2/10</text:p>
          </table:table-cell>
          <table:table-cell office:value-type="float" office:value="104.9957953903" table:style-name="ce1">
            <text:p>104.9957954</text:p>
          </table:table-cell>
          <table:table-cell office:value-type="float" office:value="110.4947335503" table:style-name="ce1">
            <text:p>110.4947336</text:p>
          </table:table-cell>
          <table:table-cell table:number-columns-repeated="16381"/>
        </table:table-row>
        <table:table-row table:style-name="ro1">
          <table:table-cell office:value-type="date" office:date-value="2010-03-01T00:00:00" table:style-name="ce2">
            <text:p>1/3/10</text:p>
          </table:table-cell>
          <table:table-cell office:value-type="float" office:value="222.6038476807" table:style-name="ce1">
            <text:p>222.6038477</text:p>
          </table:table-cell>
          <table:table-cell office:value-type="float" office:value="121.6646337679" table:style-name="ce1">
            <text:p>121.6646338</text:p>
          </table:table-cell>
          <table:table-cell table:number-columns-repeated="16381"/>
        </table:table-row>
        <table:table-row table:style-name="ro1">
          <table:table-cell office:value-type="date" office:date-value="2010-04-01T00:00:00" table:style-name="ce2">
            <text:p>1/4/10</text:p>
          </table:table-cell>
          <table:table-cell office:value-type="float" office:value="164.49111832049999" table:style-name="ce1">
            <text:p>164.4911183</text:p>
          </table:table-cell>
          <table:table-cell office:value-type="float" office:value="114.1896541839" table:style-name="ce1">
            <text:p>114.1896542</text:p>
          </table:table-cell>
          <table:table-cell table:number-columns-repeated="16381"/>
        </table:table-row>
        <table:table-row table:style-name="ro1">
          <table:table-cell office:value-type="date" office:date-value="2010-05-01T00:00:00" table:style-name="ce2">
            <text:p>1/5/10</text:p>
          </table:table-cell>
          <table:table-cell office:value-type="float" office:value="154.71347934049999" table:style-name="ce1">
            <text:p>154.7134793</text:p>
          </table:table-cell>
          <table:table-cell office:value-type="float" office:value="119.8989112072" table:style-name="ce1">
            <text:p>119.8989112</text:p>
          </table:table-cell>
          <table:table-cell table:number-columns-repeated="16381"/>
        </table:table-row>
        <table:table-row table:style-name="ro1">
          <table:table-cell office:value-type="date" office:date-value="2010-06-01T00:00:00" table:style-name="ce2">
            <text:p>1/6/10</text:p>
          </table:table-cell>
          <table:table-cell office:value-type="float" office:value="152.19211384050001" table:style-name="ce1">
            <text:p>152.1921138</text:p>
          </table:table-cell>
          <table:table-cell office:value-type="float" office:value="150.1283581495" table:style-name="ce1">
            <text:p>150.1283581</text:p>
          </table:table-cell>
          <table:table-cell table:number-columns-repeated="16381"/>
        </table:table-row>
        <table:table-row table:style-name="ro1">
          <table:table-cell office:value-type="date" office:date-value="2010-07-01T00:00:00" table:style-name="ce2">
            <text:p>1/7/10</text:p>
          </table:table-cell>
          <table:table-cell office:value-type="float" office:value="164.24363000049999" table:style-name="ce1">
            <text:p>164.24363</text:p>
          </table:table-cell>
          <table:table-cell office:value-type="float" office:value="146.67635296360001" table:style-name="ce1">
            <text:p>146.676353</text:p>
          </table:table-cell>
          <table:table-cell table:number-columns-repeated="16381"/>
        </table:table-row>
        <table:table-row table:style-name="ro1">
          <table:table-cell office:value-type="date" office:date-value="2010-08-01T00:00:00" table:style-name="ce2">
            <text:p>1/8/10</text:p>
          </table:table-cell>
          <table:table-cell office:value-type="float" office:value="139.5394748004" table:style-name="ce1">
            <text:p>139.5394748</text:p>
          </table:table-cell>
          <table:table-cell office:value-type="float" office:value="82.228351819400004" table:style-name="ce1">
            <text:p>82.22835182</text:p>
          </table:table-cell>
          <table:table-cell table:number-columns-repeated="16381"/>
        </table:table-row>
        <table:table-row table:style-name="ro1">
          <table:table-cell office:value-type="date" office:date-value="2010-09-01T00:00:00" table:style-name="ce2">
            <text:p>1/9/10</text:p>
          </table:table-cell>
          <table:table-cell office:value-type="float" office:value="136.1237186704" table:style-name="ce1">
            <text:p>136.1237187</text:p>
          </table:table-cell>
          <table:table-cell office:value-type="float" office:value="120.58654969449999" table:style-name="ce1">
            <text:p>120.5865497</text:p>
          </table:table-cell>
          <table:table-cell table:number-columns-repeated="16381"/>
        </table:table-row>
        <table:table-row table:style-name="ro1">
          <table:table-cell office:value-type="date" office:date-value="2010-10-01T00:00:00" table:style-name="ce2">
            <text:p>1/10/10</text:p>
          </table:table-cell>
          <table:table-cell office:value-type="float" office:value="173.21414485060001" table:style-name="ce1">
            <text:p>173.2141449</text:p>
          </table:table-cell>
          <table:table-cell office:value-type="float" office:value="124.1916713193" table:style-name="ce1">
            <text:p>124.1916713</text:p>
          </table:table-cell>
          <table:table-cell table:number-columns-repeated="16381"/>
        </table:table-row>
        <table:table-row table:style-name="ro1">
          <table:table-cell office:value-type="date" office:date-value="2010-11-01T00:00:00" table:style-name="ce2">
            <text:p>1/11/10</text:p>
          </table:table-cell>
          <table:table-cell office:value-type="float" office:value="147.42887028050001" table:style-name="ce1">
            <text:p>147.4288703</text:p>
          </table:table-cell>
          <table:table-cell office:value-type="float" office:value="124.8177347158" table:style-name="ce1">
            <text:p>124.8177347</text:p>
          </table:table-cell>
          <table:table-cell table:number-columns-repeated="16381"/>
        </table:table-row>
        <table:table-row table:style-name="ro1">
          <table:table-cell office:value-type="date" office:date-value="2010-12-01T00:00:00" table:style-name="ce2">
            <text:p>1/12/10</text:p>
          </table:table-cell>
          <table:table-cell office:value-type="float" office:value="263.07548553079999" table:style-name="ce1">
            <text:p>263.0754855</text:p>
          </table:table-cell>
          <table:table-cell office:value-type="float" office:value="101.5225709982" table:style-name="ce1">
            <text:p>101.522571</text:p>
          </table:table-cell>
          <table:table-cell table:number-columns-repeated="16381"/>
        </table:table-row>
        <table:table-row table:style-name="ro1">
          <table:table-cell office:value-type="date" office:date-value="2011-01-01T00:00:00" table:style-name="ce2">
            <text:p>1/1/11</text:p>
          </table:table-cell>
          <table:table-cell office:value-type="float" office:value="141.93370270049999" table:style-name="ce1">
            <text:p>141.9337027</text:p>
          </table:table-cell>
          <table:table-cell office:value-type="float" office:value="109.93331285009999" table:style-name="ce1">
            <text:p>109.9333129</text:p>
          </table:table-cell>
          <table:table-cell table:number-columns-repeated="16381"/>
        </table:table-row>
        <table:table-row table:style-name="ro1">
          <table:table-cell office:value-type="date" office:date-value="2011-02-01T00:00:00" table:style-name="ce2">
            <text:p>1/2/11</text:p>
          </table:table-cell>
          <table:table-cell office:value-type="float" office:value="101.9939125403" table:style-name="ce1">
            <text:p>101.9939125</text:p>
          </table:table-cell>
          <table:table-cell office:value-type="float" office:value="106.5601090271" table:style-name="ce1">
            <text:p>106.560109</text:p>
          </table:table-cell>
          <table:table-cell table:number-columns-repeated="16381"/>
        </table:table-row>
        <table:table-row table:style-name="ro1">
          <table:table-cell office:value-type="date" office:date-value="2011-03-01T00:00:00" table:style-name="ce2">
            <text:p>1/3/11</text:p>
          </table:table-cell>
          <table:table-cell office:value-type="float" office:value="124.7283166604" table:style-name="ce1">
            <text:p>124.7283167</text:p>
          </table:table-cell>
          <table:table-cell office:value-type="float" office:value="117.56660572600001" table:style-name="ce1">
            <text:p>117.5666057</text:p>
          </table:table-cell>
          <table:table-cell table:number-columns-repeated="16381"/>
        </table:table-row>
        <table:table-row table:style-name="ro1">
          <table:table-cell office:value-type="date" office:date-value="2011-04-01T00:00:00" table:style-name="ce2">
            <text:p>1/4/11</text:p>
          </table:table-cell>
          <table:table-cell office:value-type="float" office:value="154.68391217050001" table:style-name="ce1">
            <text:p>154.6839122</text:p>
          </table:table-cell>
          <table:table-cell office:value-type="float" office:value="100.4387854867" table:style-name="ce1">
            <text:p>100.4387855</text:p>
          </table:table-cell>
          <table:table-cell table:number-columns-repeated="16381"/>
        </table:table-row>
        <table:table-row table:style-name="ro1">
          <table:table-cell office:value-type="date" office:date-value="2011-05-01T00:00:00" table:style-name="ce2">
            <text:p>1/5/11</text:p>
          </table:table-cell>
          <table:table-cell office:value-type="float" office:value="158.01248624050001" table:style-name="ce1">
            <text:p>158.0124862</text:p>
          </table:table-cell>
          <table:table-cell office:value-type="float" office:value="126.958090274" table:style-name="ce1">
            <text:p>126.9580903</text:p>
          </table:table-cell>
          <table:table-cell table:number-columns-repeated="16381"/>
        </table:table-row>
        <table:table-row table:style-name="ro1">
          <table:table-cell office:value-type="date" office:date-value="2011-06-01T00:00:00" table:style-name="ce2">
            <text:p>1/6/11</text:p>
          </table:table-cell>
          <table:table-cell office:value-type="float" office:value="165.3448992905" table:style-name="ce1">
            <text:p>165.3448993</text:p>
          </table:table-cell>
          <table:table-cell office:value-type="float" office:value="108.50880758469999" table:style-name="ce1">
            <text:p>108.5088076</text:p>
          </table:table-cell>
          <table:table-cell table:number-columns-repeated="16381"/>
        </table:table-row>
        <table:table-row table:style-name="ro1">
          <table:table-cell office:value-type="date" office:date-value="2011-07-01T00:00:00" table:style-name="ce2">
            <text:p>1/7/11</text:p>
          </table:table-cell>
          <table:table-cell office:value-type="float" office:value="149.57738332049999" table:style-name="ce1">
            <text:p>149.5773833</text:p>
          </table:table-cell>
          <table:table-cell office:value-type="float" office:value="113.16657055829999" table:style-name="ce1">
            <text:p>113.1665706</text:p>
          </table:table-cell>
          <table:table-cell table:number-columns-repeated="16381"/>
        </table:table-row>
        <table:table-row table:style-name="ro1">
          <table:table-cell office:value-type="date" office:date-value="2011-08-01T00:00:00" table:style-name="ce2">
            <text:p>1/8/11</text:p>
          </table:table-cell>
          <table:table-cell office:value-type="float" office:value="133.80601856039999" table:style-name="ce1">
            <text:p>133.8060186</text:p>
          </table:table-cell>
          <table:table-cell office:value-type="float" office:value="74.140134041699994" table:style-name="ce1">
            <text:p>74.14013404</text:p>
          </table:table-cell>
          <table:table-cell table:number-columns-repeated="16381"/>
        </table:table-row>
        <table:table-row table:style-name="ro1">
          <table:table-cell office:value-type="date" office:date-value="2011-09-01T00:00:00" table:style-name="ce2">
            <text:p>1/9/11</text:p>
          </table:table-cell>
          <table:table-cell office:value-type="float" office:value="183.8561481106" table:style-name="ce1">
            <text:p>183.8561481</text:p>
          </table:table-cell>
          <table:table-cell office:value-type="float" office:value="111.0206236434" table:style-name="ce1">
            <text:p>111.0206236</text:p>
          </table:table-cell>
          <table:table-cell table:number-columns-repeated="16381"/>
        </table:table-row>
        <table:table-row table:style-name="ro1">
          <table:table-cell office:value-type="date" office:date-value="2011-10-01T00:00:00" table:style-name="ce2">
            <text:p>1/10/11</text:p>
          </table:table-cell>
          <table:table-cell office:value-type="float" office:value="192.0150593306" table:style-name="ce1">
            <text:p>192.0150593</text:p>
          </table:table-cell>
          <table:table-cell office:value-type="float" office:value="106.31246327060001" table:style-name="ce1">
            <text:p>106.3124633</text:p>
          </table:table-cell>
          <table:table-cell table:number-columns-repeated="16381"/>
        </table:table-row>
        <table:table-row table:style-name="ro1">
          <table:table-cell office:value-type="date" office:date-value="2011-11-01T00:00:00" table:style-name="ce2">
            <text:p>1/11/11</text:p>
          </table:table-cell>
          <table:table-cell office:value-type="float" office:value="213.66323836070001" table:style-name="ce1">
            <text:p>213.6632384</text:p>
          </table:table-cell>
          <table:table-cell office:value-type="float" office:value="109.7366681446" table:style-name="ce1">
            <text:p>109.7366681</text:p>
          </table:table-cell>
          <table:table-cell table:number-columns-repeated="16381"/>
        </table:table-row>
        <table:table-row table:style-name="ro1">
          <table:table-cell office:value-type="date" office:date-value="2011-12-01T00:00:00" table:style-name="ce2">
            <text:p>1/12/11</text:p>
          </table:table-cell>
          <table:table-cell office:value-type="float" office:value="304.64569984100001" table:style-name="ce1">
            <text:p>304.6456998</text:p>
          </table:table-cell>
          <table:table-cell office:value-type="float" office:value="93.465270865199997" table:style-name="ce1">
            <text:p>93.46527087</text:p>
          </table:table-cell>
          <table:table-cell table:number-columns-repeated="16381"/>
        </table:table-row>
        <table:table-row table:style-name="ro1">
          <table:table-cell office:value-type="date" office:date-value="2012-01-01T00:00:00" table:style-name="ce2">
            <text:p>1/1/12</text:p>
          </table:table-cell>
          <table:table-cell office:value-type="float" office:value="111.60820878040001" table:style-name="ce1">
            <text:p>111.6082088</text:p>
          </table:table-cell>
          <table:table-cell office:value-type="float" office:value="116.19748594479999" table:style-name="ce1">
            <text:p>116.1974859</text:p>
          </table:table-cell>
          <table:table-cell table:number-columns-repeated="16381"/>
        </table:table-row>
        <table:table-row table:style-name="ro1">
          <table:table-cell office:value-type="date" office:date-value="2012-02-01T00:00:00" table:style-name="ce2">
            <text:p>1/2/12</text:p>
          </table:table-cell>
          <table:table-cell office:value-type="float" office:value="123.3786835404" table:style-name="ce1">
            <text:p>123.3786835</text:p>
          </table:table-cell>
          <table:table-cell office:value-type="float" office:value="117.3728361658" table:style-name="ce1">
            <text:p>117.3728362</text:p>
          </table:table-cell>
          <table:table-cell table:number-columns-repeated="16381"/>
        </table:table-row>
        <table:table-row table:style-name="ro1">
          <table:table-cell office:value-type="date" office:date-value="2012-03-01T00:00:00" table:style-name="ce2">
            <text:p>1/3/12</text:p>
          </table:table-cell>
          <table:table-cell office:value-type="float" office:value="172.69798666049999" table:style-name="ce1">
            <text:p>172.6979867</text:p>
          </table:table-cell>
          <table:table-cell office:value-type="float" office:value="129.1841037845" table:style-name="ce1">
            <text:p>129.1841038</text:p>
          </table:table-cell>
          <table:table-cell table:number-columns-repeated="16381"/>
        </table:table-row>
        <table:table-row table:style-name="ro1">
          <table:table-cell office:value-type="date" office:date-value="2012-04-01T00:00:00" table:style-name="ce2">
            <text:p>1/4/12</text:p>
          </table:table-cell>
          <table:table-cell office:value-type="float" office:value="134.21661786039999" table:style-name="ce1">
            <text:p>134.2166179</text:p>
          </table:table-cell>
          <table:table-cell office:value-type="float" office:value="94.633532618499999" table:style-name="ce1">
            <text:p>94.63353262</text:p>
          </table:table-cell>
          <table:table-cell table:number-columns-repeated="16381"/>
        </table:table-row>
        <table:table-row table:style-name="ro1">
          <table:table-cell office:value-type="date" office:date-value="2012-05-01T00:00:00" table:style-name="ce2">
            <text:p>1/5/12</text:p>
          </table:table-cell>
          <table:table-cell office:value-type="float" office:value="109.0167068003" table:style-name="ce1">
            <text:p>109.0167068</text:p>
          </table:table-cell>
          <table:table-cell office:value-type="float" office:value="98.109822495800003" table:style-name="ce1">
            <text:p>98.1098225</text:p>
          </table:table-cell>
          <table:table-cell table:number-columns-repeated="16381"/>
        </table:table-row>
        <table:table-row table:style-name="ro1">
          <table:table-cell office:value-type="date" office:date-value="2012-06-01T00:00:00" table:style-name="ce2">
            <text:p>1/6/12</text:p>
          </table:table-cell>
          <table:table-cell office:value-type="float" office:value="146.91783987049999" table:style-name="ce1">
            <text:p>146.9178399</text:p>
          </table:table-cell>
          <table:table-cell office:value-type="float" office:value="105.2522870824" table:style-name="ce1">
            <text:p>105.2522871</text:p>
          </table:table-cell>
          <table:table-cell table:number-columns-repeated="16381"/>
        </table:table-row>
        <table:table-row table:style-name="ro1">
          <table:table-cell office:value-type="date" office:date-value="2012-07-01T00:00:00" table:style-name="ce2">
            <text:p>1/7/12</text:p>
          </table:table-cell>
          <table:table-cell office:value-type="float" office:value="131.89964910040001" table:style-name="ce1">
            <text:p>131.8996491</text:p>
          </table:table-cell>
          <table:table-cell office:value-type="float" office:value="124.5971407114" table:style-name="ce1">
            <text:p>124.5971407</text:p>
          </table:table-cell>
          <table:table-cell table:number-columns-repeated="16381"/>
        </table:table-row>
        <table:table-row table:style-name="ro1">
          <table:table-cell office:value-type="date" office:date-value="2012-08-01T00:00:00" table:style-name="ce2">
            <text:p>1/8/12</text:p>
          </table:table-cell>
          <table:table-cell office:value-type="float" office:value="118.5559453404" table:style-name="ce1">
            <text:p>118.5559453</text:p>
          </table:table-cell>
          <table:table-cell office:value-type="float" office:value="70.848464013099999" table:style-name="ce1">
            <text:p>70.84846401</text:p>
          </table:table-cell>
          <table:table-cell table:number-columns-repeated="16381"/>
        </table:table-row>
        <table:table-row table:style-name="ro1">
          <table:table-cell office:value-type="date" office:date-value="2012-09-01T00:00:00" table:style-name="ce2">
            <text:p>1/9/12</text:p>
          </table:table-cell>
          <table:table-cell office:value-type="float" office:value="162.28446366049999" table:style-name="ce1">
            <text:p>162.2844637</text:p>
          </table:table-cell>
          <table:table-cell office:value-type="float" office:value="99.527266427900003" table:style-name="ce1">
            <text:p>99.52726643</text:p>
          </table:table-cell>
          <table:table-cell table:number-columns-repeated="16381"/>
        </table:table-row>
        <table:table-row table:style-name="ro1">
          <table:table-cell office:value-type="date" office:date-value="2012-10-01T00:00:00" table:style-name="ce2">
            <text:p>1/10/12</text:p>
          </table:table-cell>
          <table:table-cell office:value-type="float" office:value="165.29664498049999" table:style-name="ce1">
            <text:p>165.296645</text:p>
          </table:table-cell>
          <table:table-cell office:value-type="float" office:value="108.06738588490001" table:style-name="ce1">
            <text:p>108.0673859</text:p>
          </table:table-cell>
          <table:table-cell table:number-columns-repeated="16381"/>
        </table:table-row>
        <table:table-row table:style-name="ro1">
          <table:table-cell office:value-type="date" office:date-value="2012-11-01T00:00:00" table:style-name="ce2">
            <text:p>1/11/12</text:p>
          </table:table-cell>
          <table:table-cell office:value-type="float" office:value="146.6132930805" table:style-name="ce1">
            <text:p>146.6132931</text:p>
          </table:table-cell>
          <table:table-cell office:value-type="float" office:value="106.023230095" table:style-name="ce1">
            <text:p>106.0232301</text:p>
          </table:table-cell>
          <table:table-cell table:number-columns-repeated="16381"/>
        </table:table-row>
        <table:table-row table:style-name="ro1">
          <table:table-cell office:value-type="date" office:date-value="2012-12-01T00:00:00" table:style-name="ce2">
            <text:p>1/12/12</text:p>
          </table:table-cell>
          <table:table-cell office:value-type="float" office:value="185.68553847059999" table:style-name="ce1">
            <text:p>185.6855385</text:p>
          </table:table-cell>
          <table:table-cell office:value-type="float" office:value="102.46173127820001" table:style-name="ce1">
            <text:p>102.4617313</text:p>
          </table:table-cell>
          <table:table-cell table:number-columns-repeated="16381"/>
        </table:table-row>
        <table:table-row table:style-name="ro1">
          <table:table-cell office:value-type="date" office:date-value="2013-01-01T00:00:00" table:style-name="ce2">
            <text:p>1/1/13</text:p>
          </table:table-cell>
          <table:table-cell office:value-type="float" office:value="144.07251384049999" table:style-name="ce1">
            <text:p>144.0725138</text:p>
          </table:table-cell>
          <table:table-cell office:value-type="float" office:value="115.0079975745" table:style-name="ce1">
            <text:p>115.0079976</text:p>
          </table:table-cell>
          <table:table-cell table:number-columns-repeated="16381"/>
        </table:table-row>
        <table:table-row table:style-name="ro1">
          <table:table-cell office:value-type="date" office:date-value="2013-02-01T00:00:00" table:style-name="ce2">
            <text:p>1/2/13</text:p>
          </table:table-cell>
          <table:table-cell office:value-type="float" office:value="112.0106084104" table:style-name="ce1">
            <text:p>112.0106084</text:p>
          </table:table-cell>
          <table:table-cell office:value-type="float" office:value="110.2005486404" table:style-name="ce1">
            <text:p>110.2005486</text:p>
          </table:table-cell>
          <table:table-cell table:number-columns-repeated="16381"/>
        </table:table-row>
        <table:table-row table:style-name="ro1">
          <table:table-cell office:value-type="date" office:date-value="2013-03-01T00:00:00" table:style-name="ce2">
            <text:p>1/3/13</text:p>
          </table:table-cell>
          <table:table-cell office:value-type="float" office:value="205.36524561069999" table:style-name="ce1">
            <text:p>205.3652456</text:p>
          </table:table-cell>
          <table:table-cell office:value-type="float" office:value="117.70936600509999" table:style-name="ce1">
            <text:p>117.709366</text:p>
          </table:table-cell>
          <table:table-cell table:number-columns-repeated="16381"/>
        </table:table-row>
        <table:table-row table:style-name="ro1">
          <table:table-cell office:value-type="date" office:date-value="2013-04-01T00:00:00" table:style-name="ce2">
            <text:p>1/4/13</text:p>
          </table:table-cell>
          <table:table-cell office:value-type="float" office:value="112.1067102104" table:style-name="ce1">
            <text:p>112.1067102</text:p>
          </table:table-cell>
          <table:table-cell office:value-type="float" office:value="115.2583165412" table:style-name="ce1">
            <text:p>115.2583165</text:p>
          </table:table-cell>
          <table:table-cell table:number-columns-repeated="16381"/>
        </table:table-row>
        <table:table-row table:style-name="ro1">
          <table:table-cell office:value-type="date" office:date-value="2013-05-01T00:00:00" table:style-name="ce2">
            <text:p>1/5/13</text:p>
          </table:table-cell>
          <table:table-cell office:value-type="float" office:value="105.5219241903" table:style-name="ce1">
            <text:p>105.5219242</text:p>
          </table:table-cell>
          <table:table-cell office:value-type="float" office:value="95.785672923199996" table:style-name="ce1">
            <text:p>95.78567292</text:p>
          </table:table-cell>
          <table:table-cell table:number-columns-repeated="16381"/>
        </table:table-row>
        <table:table-row table:style-name="ro1">
          <table:table-cell office:value-type="date" office:date-value="2013-06-01T00:00:00" table:style-name="ce2">
            <text:p>1/6/13</text:p>
          </table:table-cell>
          <table:table-cell office:value-type="float" office:value="203.2970931406" table:style-name="ce1">
            <text:p>203.2970931</text:p>
          </table:table-cell>
          <table:table-cell office:value-type="float" office:value="109.73837153469999" table:style-name="ce1">
            <text:p>109.7383715</text:p>
          </table:table-cell>
          <table:table-cell table:number-columns-repeated="16381"/>
        </table:table-row>
        <table:table-row table:style-name="ro1">
          <table:table-cell office:value-type="date" office:date-value="2013-07-01T00:00:00" table:style-name="ce2">
            <text:p>1/7/13</text:p>
          </table:table-cell>
          <table:table-cell office:value-type="float" office:value="138.6789494704" table:style-name="ce1">
            <text:p>138.6789495</text:p>
          </table:table-cell>
          <table:table-cell office:value-type="float" office:value="117.30817945" table:style-name="ce1">
            <text:p>117.3081795</text:p>
          </table:table-cell>
          <table:table-cell table:number-columns-repeated="16381"/>
        </table:table-row>
        <table:table-row table:style-name="ro1">
          <table:table-cell office:value-type="date" office:date-value="2013-08-01T00:00:00" table:style-name="ce2">
            <text:p>1/8/13</text:p>
          </table:table-cell>
          <table:table-cell office:value-type="float" office:value="95.085140918299999" table:style-name="ce1">
            <text:p>95.08514092</text:p>
          </table:table-cell>
          <table:table-cell office:value-type="float" office:value="67.281970036499999" table:style-name="ce1">
            <text:p>67.28197004</text:p>
          </table:table-cell>
          <table:table-cell table:number-columns-repeated="16381"/>
        </table:table-row>
        <table:table-row table:style-name="ro1">
          <table:table-cell office:value-type="date" office:date-value="2013-09-01T00:00:00" table:style-name="ce2">
            <text:p>1/9/13</text:p>
          </table:table-cell>
          <table:table-cell office:value-type="float" office:value="169.9378497205" table:style-name="ce1">
            <text:p>169.9378497</text:p>
          </table:table-cell>
          <table:table-cell office:value-type="float" office:value="98.828905470799995" table:style-name="ce1">
            <text:p>98.82890547</text:p>
          </table:table-cell>
          <table:table-cell table:number-columns-repeated="16381"/>
        </table:table-row>
        <table:table-row table:style-name="ro1">
          <table:table-cell office:value-type="date" office:date-value="2013-10-01T00:00:00" table:style-name="ce2">
            <text:p>1/10/13</text:p>
          </table:table-cell>
          <table:table-cell office:value-type="float" office:value="108.3372333203" table:style-name="ce1">
            <text:p>108.3372333</text:p>
          </table:table-cell>
          <table:table-cell office:value-type="float" office:value="120.58529958770001" table:style-name="ce1">
            <text:p>120.5852996</text:p>
          </table:table-cell>
          <table:table-cell table:number-columns-repeated="16381"/>
        </table:table-row>
        <table:table-row table:style-name="ro1">
          <table:table-cell office:value-type="date" office:date-value="2013-11-01T00:00:00" table:style-name="ce2">
            <text:p>1/11/13</text:p>
          </table:table-cell>
          <table:table-cell office:value-type="float" office:value="120.7438292904" table:style-name="ce1">
            <text:p>120.7438293</text:p>
          </table:table-cell>
          <table:table-cell office:value-type="float" office:value="107.8080053091" table:style-name="ce1">
            <text:p>107.8080053</text:p>
          </table:table-cell>
          <table:table-cell table:number-columns-repeated="16381"/>
        </table:table-row>
        <table:table-row table:style-name="ro1">
          <table:table-cell office:value-type="date" office:date-value="2013-12-01T00:00:00" table:style-name="ce2">
            <text:p>1/12/13</text:p>
          </table:table-cell>
          <table:table-cell office:value-type="float" office:value="218.37770040070001" table:style-name="ce1">
            <text:p>218.3777004</text:p>
          </table:table-cell>
          <table:table-cell office:value-type="float" office:value="93.719421945400001" table:style-name="ce1">
            <text:p>93.71942195</text:p>
          </table:table-cell>
          <table:table-cell table:number-columns-repeated="16381"/>
        </table:table-row>
        <table:table-row table:style-name="ro1">
          <table:table-cell office:value-type="date" office:date-value="2014-01-01T00:00:00" table:style-name="ce2">
            <text:p>1/1/14</text:p>
          </table:table-cell>
          <table:table-cell office:value-type="float" office:value="98.539515776299993" table:style-name="ce1">
            <text:p>98.53951578</text:p>
          </table:table-cell>
          <table:table-cell office:value-type="float" office:value="109.74531332239999" table:style-name="ce1">
            <text:p>109.7453133</text:p>
          </table:table-cell>
          <table:table-cell table:number-columns-repeated="16381"/>
        </table:table-row>
        <table:table-row table:style-name="ro1">
          <table:table-cell office:value-type="date" office:date-value="2014-02-01T00:00:00" table:style-name="ce2">
            <text:p>1/2/14</text:p>
          </table:table-cell>
          <table:table-cell office:value-type="float" office:value="103.2938930103" table:style-name="ce1">
            <text:p>103.293893</text:p>
          </table:table-cell>
          <table:table-cell office:value-type="float" office:value="94.551138965899995" table:style-name="ce1">
            <text:p>94.55113897</text:p>
          </table:table-cell>
          <table:table-cell table:number-columns-repeated="16381"/>
        </table:table-row>
        <table:table-row table:style-name="ro1">
          <table:table-cell office:value-type="date" office:date-value="2014-03-01T00:00:00" table:style-name="ce2">
            <text:p>1/3/14</text:p>
          </table:table-cell>
          <table:table-cell office:value-type="float" office:value="136.63335972039999" table:style-name="ce1">
            <text:p>136.6333597</text:p>
          </table:table-cell>
          <table:table-cell office:value-type="float" office:value="103.8417848334" table:style-name="ce1">
            <text:p>103.8417848</text:p>
          </table:table-cell>
          <table:table-cell table:number-columns-repeated="16381"/>
        </table:table-row>
        <table:table-row table:style-name="ro1">
          <table:table-cell office:value-type="date" office:date-value="2014-04-01T00:00:00" table:style-name="ce2">
            <text:p>1/4/14</text:p>
          </table:table-cell>
          <table:table-cell office:value-type="float" office:value="122.4978899404" table:style-name="ce1">
            <text:p>122.4978899</text:p>
          </table:table-cell>
          <table:table-cell office:value-type="float" office:value="111.9837324871" table:style-name="ce1">
            <text:p>111.9837325</text:p>
          </table:table-cell>
          <table:table-cell table:number-columns-repeated="16381"/>
        </table:table-row>
        <table:table-row table:style-name="ro1">
          <table:table-cell office:value-type="date" office:date-value="2014-05-01T00:00:00" table:style-name="ce2">
            <text:p>1/5/14</text:p>
          </table:table-cell>
          <table:table-cell office:value-type="float" office:value="102.7037884003" table:style-name="ce1">
            <text:p>102.7037884</text:p>
          </table:table-cell>
          <table:table-cell office:value-type="float" office:value="86.160370061400002" table:style-name="ce1">
            <text:p>86.16037006</text:p>
          </table:table-cell>
          <table:table-cell table:number-columns-repeated="16381"/>
        </table:table-row>
        <table:table-row table:style-name="ro1">
          <table:table-cell office:value-type="date" office:date-value="2014-06-01T00:00:00" table:style-name="ce2">
            <text:p>1/6/14</text:p>
          </table:table-cell>
          <table:table-cell office:value-type="float" office:value="151.4965223005" table:style-name="ce1">
            <text:p>151.4965223</text:p>
          </table:table-cell>
          <table:table-cell office:value-type="float" office:value="107.4195329245" table:style-name="ce1">
            <text:p>107.4195329</text:p>
          </table:table-cell>
          <table:table-cell table:number-columns-repeated="16381"/>
        </table:table-row>
        <table:table-row table:style-name="ro1">
          <table:table-cell office:value-type="date" office:date-value="2014-07-01T00:00:00" table:style-name="ce2">
            <text:p>1/7/14</text:p>
          </table:table-cell>
          <table:table-cell office:value-type="float" office:value="132.1519587304" table:style-name="ce1">
            <text:p>132.1519587</text:p>
          </table:table-cell>
          <table:table-cell office:value-type="float" office:value="108.8029204611" table:style-name="ce1">
            <text:p>108.8029205</text:p>
          </table:table-cell>
          <table:table-cell table:number-columns-repeated="16381"/>
        </table:table-row>
        <table:table-row table:style-name="ro1">
          <table:table-cell office:value-type="date" office:date-value="2014-08-01T00:00:00" table:style-name="ce2">
            <text:p>1/8/14</text:p>
          </table:table-cell>
          <table:table-cell office:value-type="float" office:value="108.4202184903" table:style-name="ce1">
            <text:p>108.4202185</text:p>
          </table:table-cell>
          <table:table-cell office:value-type="float" office:value="57.660494117500001" table:style-name="ce1">
            <text:p>57.66049412</text:p>
          </table:table-cell>
          <table:table-cell table:number-columns-repeated="16381"/>
        </table:table-row>
        <table:table-row table:style-name="ro1">
          <table:table-cell office:value-type="date" office:date-value="2014-09-01T00:00:00" table:style-name="ce2">
            <text:p>1/9/14</text:p>
          </table:table-cell>
          <table:table-cell office:value-type="float" office:value="269.58084898089999" table:style-name="ce1">
            <text:p>269.580849</text:p>
          </table:table-cell>
          <table:table-cell office:value-type="float" office:value="102.41467936630001" table:style-name="ce1">
            <text:p>102.4146794</text:p>
          </table:table-cell>
          <table:table-cell table:number-columns-repeated="16381"/>
        </table:table-row>
        <table:table-row table:style-name="ro1">
          <table:table-cell office:value-type="date" office:date-value="2014-10-01T00:00:00" table:style-name="ce2">
            <text:p>1/10/14</text:p>
          </table:table-cell>
          <table:table-cell office:value-type="float" office:value="117.56306533039999" table:style-name="ce1">
            <text:p>117.5630653</text:p>
          </table:table-cell>
          <table:table-cell office:value-type="float" office:value="118.0817018597" table:style-name="ce1">
            <text:p>118.0817019</text:p>
          </table:table-cell>
          <table:table-cell table:number-columns-repeated="16381"/>
        </table:table-row>
        <table:table-row table:style-name="ro1">
          <table:table-cell office:value-type="date" office:date-value="2014-11-01T00:00:00" table:style-name="ce2">
            <text:p>1/11/14</text:p>
          </table:table-cell>
          <table:table-cell office:value-type="float" office:value="134.8759946504" table:style-name="ce1">
            <text:p>134.8759947</text:p>
          </table:table-cell>
          <table:table-cell office:value-type="float" office:value="102.2524464679" table:style-name="ce1">
            <text:p>102.2524465</text:p>
          </table:table-cell>
          <table:table-cell table:number-columns-repeated="16381"/>
        </table:table-row>
        <table:table-row table:style-name="ro1">
          <table:table-cell office:value-type="date" office:date-value="2014-12-01T00:00:00" table:style-name="ce2">
            <text:p>1/12/14</text:p>
          </table:table-cell>
          <table:table-cell office:value-type="float" office:value="234.0621624307" table:style-name="ce1">
            <text:p>234.0621624</text:p>
          </table:table-cell>
          <table:table-cell office:value-type="float" office:value="85.793916683700004" table:style-name="ce1">
            <text:p>85.79391668</text:p>
          </table:table-cell>
          <table:table-cell table:number-columns-repeated="16381"/>
        </table:table-row>
        <table:table-row table:style-name="ro1">
          <table:table-cell office:value-type="date" office:date-value="2015-01-01T00:00:00" table:style-name="ce2">
            <text:p>1/1/15</text:p>
          </table:table-cell>
          <table:table-cell office:value-type="float" office:value="86.055448477300004" table:style-name="ce1">
            <text:p>86.05544848</text:p>
          </table:table-cell>
          <table:table-cell office:value-type="float" office:value="103.9335937682" table:style-name="ce1">
            <text:p>103.9335938</text:p>
          </table:table-cell>
          <table:table-cell table:number-columns-repeated="16381"/>
        </table:table-row>
        <table:table-row table:style-name="ro1">
          <table:table-cell office:value-type="date" office:date-value="2015-02-01T00:00:00" table:style-name="ce2">
            <text:p>1/2/15</text:p>
          </table:table-cell>
          <table:table-cell office:value-type="float" office:value="87.532472388299993" table:style-name="ce1">
            <text:p>87.53247239</text:p>
          </table:table-cell>
          <table:table-cell office:value-type="float" office:value="102.1777244801" table:style-name="ce1">
            <text:p>102.1777245</text:p>
          </table:table-cell>
          <table:table-cell table:number-columns-repeated="16381"/>
        </table:table-row>
        <table:table-row table:style-name="ro1">
          <table:table-cell office:value-type="date" office:date-value="2015-03-01T00:00:00" table:style-name="ce2">
            <text:p>1/3/15</text:p>
          </table:table-cell>
          <table:table-cell office:value-type="float" office:value="108.2644815503" table:style-name="ce1">
            <text:p>108.2644816</text:p>
          </table:table-cell>
          <table:table-cell office:value-type="float" office:value="106.922032234" table:style-name="ce1">
            <text:p>106.9220322</text:p>
          </table:table-cell>
          <table:table-cell table:number-columns-repeated="16381"/>
        </table:table-row>
        <table:table-row table:style-name="ro1">
          <table:table-cell office:value-type="date" office:date-value="2015-04-01T00:00:00" table:style-name="ce2">
            <text:p>1/4/15</text:p>
          </table:table-cell>
          <table:table-cell office:value-type="float" office:value="95.436790875300005" table:style-name="ce1">
            <text:p>95.43679088</text:p>
          </table:table-cell>
          <table:table-cell office:value-type="float" office:value="124.9803314457" table:style-name="ce1">
            <text:p>124.9803314</text:p>
          </table:table-cell>
          <table:table-cell table:number-columns-repeated="16381"/>
        </table:table-row>
        <table:table-row table:style-name="ro1">
          <table:table-cell office:value-type="date" office:date-value="2015-05-01T00:00:00" table:style-name="ce2">
            <text:p>1/5/15</text:p>
          </table:table-cell>
          <table:table-cell office:value-type="float" office:value="82.255064625299994" table:style-name="ce1">
            <text:p>82.25506463</text:p>
          </table:table-cell>
          <table:table-cell office:value-type="float" office:value="94.756830523800005" table:style-name="ce1">
            <text:p>94.75683052</text:p>
          </table:table-cell>
          <table:table-cell table:number-columns-repeated="16381"/>
        </table:table-row>
        <table:table-row table:style-name="ro1">
          <table:table-cell office:value-type="date" office:date-value="2015-06-01T00:00:00" table:style-name="ce2">
            <text:p>1/6/15</text:p>
          </table:table-cell>
          <table:table-cell office:value-type="float" office:value="105.5227805703" table:style-name="ce1">
            <text:p>105.5227806</text:p>
          </table:table-cell>
          <table:table-cell office:value-type="float" office:value="109.8535686978" table:style-name="ce1">
            <text:p>109.8535687</text:p>
          </table:table-cell>
          <table:table-cell table:number-columns-repeated="16381"/>
        </table:table-row>
        <table:table-row table:style-name="ro1">
          <table:table-cell office:value-type="date" office:date-value="2015-07-01T00:00:00" table:style-name="ce2">
            <text:p>1/7/15</text:p>
          </table:table-cell>
          <table:table-cell office:value-type="float" office:value="102.2037511903" table:style-name="ce1">
            <text:p>102.2037512</text:p>
          </table:table-cell>
          <table:table-cell office:value-type="float" office:value="100.5342978242" table:style-name="ce1">
            <text:p>100.5342978</text:p>
          </table:table-cell>
          <table:table-cell table:number-columns-repeated="16381"/>
        </table:table-row>
        <table:table-row table:style-name="ro1">
          <table:table-cell office:value-type="date" office:date-value="2015-08-01T00:00:00" table:style-name="ce2">
            <text:p>1/8/15</text:p>
          </table:table-cell>
          <table:table-cell office:value-type="float" office:value="76.986595606199998" table:style-name="ce1">
            <text:p>76.98659561</text:p>
          </table:table-cell>
          <table:table-cell office:value-type="float" office:value="61.194163827700002" table:style-name="ce1">
            <text:p>61.19416383</text:p>
          </table:table-cell>
          <table:table-cell table:number-columns-repeated="16381"/>
        </table:table-row>
        <table:table-row table:style-name="ro1">
          <table:table-cell office:value-type="date" office:date-value="2015-09-01T00:00:00" table:style-name="ce2">
            <text:p>1/9/15</text:p>
          </table:table-cell>
          <table:table-cell office:value-type="float" office:value="123.3434889904" table:style-name="ce1">
            <text:p>123.343489</text:p>
          </table:table-cell>
          <table:table-cell office:value-type="float" office:value="95.779356598199996" table:style-name="ce1">
            <text:p>95.7793566</text:p>
          </table:table-cell>
          <table:table-cell table:number-columns-repeated="16381"/>
        </table:table-row>
        <table:table-row table:style-name="ro1">
          <table:table-cell office:value-type="date" office:date-value="2015-10-01T00:00:00" table:style-name="ce2">
            <text:p>1/10/15</text:p>
          </table:table-cell>
          <table:table-cell office:value-type="float" office:value="98.421447045299999" table:style-name="ce1">
            <text:p>98.42144705</text:p>
          </table:table-cell>
          <table:table-cell office:value-type="float" office:value="121.11555492949999" table:style-name="ce1">
            <text:p>121.1155549</text:p>
          </table:table-cell>
          <table:table-cell table:number-columns-repeated="16381"/>
        </table:table-row>
        <table:table-row table:style-name="ro1">
          <table:table-cell office:value-type="date" office:date-value="2015-11-01T00:00:00" table:style-name="ce2">
            <text:p>1/11/15</text:p>
          </table:table-cell>
          <table:table-cell office:value-type="float" office:value="107.5563417403" table:style-name="ce1">
            <text:p>107.5563417</text:p>
          </table:table-cell>
          <table:table-cell office:value-type="float" office:value="96.7242652061" table:style-name="ce1">
            <text:p>96.72426521</text:p>
          </table:table-cell>
          <table:table-cell table:number-columns-repeated="16381"/>
        </table:table-row>
        <table:table-row table:style-name="ro1">
          <table:table-cell office:value-type="date" office:date-value="2015-12-01T00:00:00" table:style-name="ce2">
            <text:p>1/12/15</text:p>
          </table:table-cell>
          <table:table-cell office:value-type="float" office:value="126.4213369404" table:style-name="ce1">
            <text:p>126.4213369</text:p>
          </table:table-cell>
          <table:table-cell office:value-type="float" office:value="82.028280464600002" table:style-name="ce1">
            <text:p>82.02828046</text:p>
          </table:table-cell>
          <table:table-cell table:number-columns-repeated="16381"/>
        </table:table-row>
        <table:table-row table:style-name="ro1">
          <table:table-cell office:value-type="date" office:date-value="2016-01-01T00:00:00" table:style-name="ce2">
            <text:p>1/1/16</text:p>
          </table:table-cell>
          <table:table-cell office:value-type="float" office:value="88.834444738299993" table:style-name="ce1">
            <text:p>88.83444474</text:p>
          </table:table-cell>
          <table:table-cell office:value-type="float" office:value="105.3424985881" table:style-name="ce1">
            <text:p>105.3424986</text:p>
          </table:table-cell>
          <table:table-cell table:number-columns-repeated="16381"/>
        </table:table-row>
        <table:table-row table:style-name="ro1">
          <table:table-cell office:value-type="date" office:date-value="2016-02-01T00:00:00" table:style-name="ce2">
            <text:p>1/2/16</text:p>
          </table:table-cell>
          <table:table-cell office:value-type="float" office:value="87.542251083300002" table:style-name="ce1">
            <text:p>87.54225108</text:p>
          </table:table-cell>
          <table:table-cell office:value-type="float" office:value="102.1834863693" table:style-name="ce1">
            <text:p>102.1834864</text:p>
          </table:table-cell>
          <table:table-cell table:number-columns-repeated="16381"/>
        </table:table-row>
        <table:table-row table:style-name="ro1">
          <table:table-cell office:value-type="date" office:date-value="2016-03-01T00:00:00" table:style-name="ce2">
            <text:p>1/3/16</text:p>
          </table:table-cell>
          <table:table-cell office:value-type="float" office:value="86.381439286299994" table:style-name="ce1">
            <text:p>86.38143929</text:p>
          </table:table-cell>
          <table:table-cell office:value-type="float" office:value="102.0177520973" table:style-name="ce1">
            <text:p>102.0177521</text:p>
          </table:table-cell>
          <table:table-cell table:number-columns-repeated="16381"/>
        </table:table-row>
        <table:table-row table:style-name="ro1">
          <table:table-cell office:value-type="date" office:date-value="2016-04-01T00:00:00" table:style-name="ce2">
            <text:p>1/4/16</text:p>
          </table:table-cell>
          <table:table-cell office:value-type="float" office:value="89.917843874300004" table:style-name="ce1">
            <text:p>89.91784387</text:p>
          </table:table-cell>
          <table:table-cell office:value-type="float" office:value="108.9538837496" table:style-name="ce1">
            <text:p>108.9538837</text:p>
          </table:table-cell>
          <table:table-cell table:number-columns-repeated="16381"/>
        </table:table-row>
        <table:table-row table:style-name="ro1">
          <table:table-cell office:value-type="date" office:date-value="2016-05-01T00:00:00" table:style-name="ce2">
            <text:p>1/5/16</text:p>
          </table:table-cell>
          <table:table-cell office:value-type="float" office:value="99.662421540300002" table:style-name="ce1">
            <text:p>99.66242154</text:p>
          </table:table-cell>
          <table:table-cell office:value-type="float" office:value="89.157175171399999" table:style-name="ce1">
            <text:p>89.15717517</text:p>
          </table:table-cell>
          <table:table-cell table:number-columns-repeated="16381"/>
        </table:table-row>
        <table:table-row table:style-name="ro1">
          <table:table-cell office:value-type="date" office:date-value="2016-06-01T00:00:00" table:style-name="ce2">
            <text:p>1/6/16</text:p>
          </table:table-cell>
          <table:table-cell office:value-type="float" office:value="96.287152598299997" table:style-name="ce1">
            <text:p>96.2871526</text:p>
          </table:table-cell>
          <table:table-cell office:value-type="float" office:value="99.403436266" table:style-name="ce1">
            <text:p>99.40343627</text:p>
          </table:table-cell>
          <table:table-cell table:number-columns-repeated="16381"/>
        </table:table-row>
        <table:table-row table:style-name="ro1">
          <table:table-cell office:value-type="date" office:date-value="2016-07-01T00:00:00" table:style-name="ce2">
            <text:p>1/7/16</text:p>
          </table:table-cell>
          <table:table-cell office:value-type="float" office:value="90.903729957300001" table:style-name="ce1">
            <text:p>90.90372996</text:p>
          </table:table-cell>
          <table:table-cell office:value-type="float" office:value="94.417866355800001" table:style-name="ce1">
            <text:p>94.41786636</text:p>
          </table:table-cell>
          <table:table-cell table:number-columns-repeated="16381"/>
        </table:table-row>
        <table:table-row table:style-name="ro1">
          <table:table-cell office:value-type="date" office:date-value="2016-08-01T00:00:00" table:style-name="ce2">
            <text:p>1/8/16</text:p>
          </table:table-cell>
          <table:table-cell office:value-type="float" office:value="80.228343113299999" table:style-name="ce1">
            <text:p>80.22834311</text:p>
          </table:table-cell>
          <table:table-cell office:value-type="float" office:value="73.954999164900002" table:style-name="ce1">
            <text:p>73.95499916</text:p>
          </table:table-cell>
          <table:table-cell table:number-columns-repeated="16381"/>
        </table:table-row>
        <table:table-row table:style-name="ro1">
          <table:table-cell office:value-type="date" office:date-value="2016-09-01T00:00:00" table:style-name="ce2">
            <text:p>1/9/16</text:p>
          </table:table-cell>
          <table:table-cell office:value-type="float" office:value="105.0629622603" table:style-name="ce1">
            <text:p>105.0629623</text:p>
          </table:table-cell>
          <table:table-cell office:value-type="float" office:value="94.672243808199994" table:style-name="ce1">
            <text:p>94.67224381</text:p>
          </table:table-cell>
          <table:table-cell table:number-columns-repeated="16381"/>
        </table:table-row>
        <table:table-row table:style-name="ro1">
          <table:table-cell office:value-type="date" office:date-value="2016-10-01T00:00:00" table:style-name="ce2">
            <text:p>1/10/16</text:p>
          </table:table-cell>
          <table:table-cell office:value-type="float" office:value="93.179844157299996" table:style-name="ce1">
            <text:p>93.17984416</text:p>
          </table:table-cell>
          <table:table-cell office:value-type="float" office:value="116.5374784568" table:style-name="ce1">
            <text:p>116.5374785</text:p>
          </table:table-cell>
          <table:table-cell table:number-columns-repeated="16381"/>
        </table:table-row>
        <table:table-row table:style-name="ro1">
          <table:table-cell office:value-type="date" office:date-value="2016-11-01T00:00:00" table:style-name="ce2">
            <text:p>1/11/16</text:p>
          </table:table-cell>
          <table:table-cell office:value-type="float" office:value="106.0467891903" table:style-name="ce1">
            <text:p>106.0467892</text:p>
          </table:table-cell>
          <table:table-cell office:value-type="float" office:value="98.951216938499996" table:style-name="ce1">
            <text:p>98.95121694</text:p>
          </table:table-cell>
          <table:table-cell table:number-columns-repeated="16381"/>
        </table:table-row>
        <table:table-row table:style-name="ro1">
          <table:table-cell office:value-type="date" office:date-value="2016-12-01T00:00:00" table:style-name="ce2">
            <text:p>1/12/16</text:p>
          </table:table-cell>
          <table:table-cell office:value-type="float" office:value="121.9960902504" table:style-name="ce1">
            <text:p>121.9960903</text:p>
          </table:table-cell>
          <table:table-cell office:value-type="float" office:value="80.252463571899995" table:style-name="ce1">
            <text:p>80.25246357</text:p>
          </table:table-cell>
          <table:table-cell table:number-columns-repeated="16381"/>
        </table:table-row>
        <table:table-row table:style-name="ro1">
          <table:table-cell office:value-type="date" office:date-value="2017-01-01T00:00:00" table:style-name="ce2">
            <text:p>1/1/17</text:p>
          </table:table-cell>
          <table:table-cell office:value-type="float" office:value="85.086800820899995" table:style-name="ce1">
            <text:p>85.08680082</text:p>
          </table:table-cell>
          <table:table-cell office:value-type="float" office:value="105.3639733974" table:style-name="ce1">
            <text:p>105.3639734</text:p>
          </table:table-cell>
          <table:table-cell table:number-columns-repeated="16381"/>
        </table:table-row>
        <table:table-row table:style-name="ro1">
          <table:table-cell office:value-type="date" office:date-value="2017-02-01T00:00:00" table:style-name="ce2">
            <text:p>1/2/17</text:p>
          </table:table-cell>
          <table:table-cell office:value-type="float" office:value="80.867193393899996" table:style-name="ce1">
            <text:p>80.86719339</text:p>
          </table:table-cell>
          <table:table-cell office:value-type="float" office:value="115.8784665443" table:style-name="ce1">
            <text:p>115.8784665</text:p>
          </table:table-cell>
          <table:table-cell table:number-columns-repeated="16381"/>
        </table:table-row>
        <table:table-row table:style-name="ro1">
          <table:table-cell office:value-type="date" office:date-value="2017-03-01T00:00:00" table:style-name="ce2">
            <text:p>1/3/17</text:p>
          </table:table-cell>
          <table:table-cell office:value-type="float" office:value="108.0217174845" table:style-name="ce1">
            <text:p>108.0217175</text:p>
          </table:table-cell>
          <table:table-cell office:value-type="float" office:value="129.6271455376" table:style-name="ce1">
            <text:p>129.6271455</text:p>
          </table:table-cell>
          <table:table-cell table:number-columns-repeated="16381"/>
        </table:table-row>
        <table:table-row table:style-name="ro1">
          <table:table-cell office:value-type="date" office:date-value="2017-04-01T00:00:00" table:style-name="ce2">
            <text:p>1/4/17</text:p>
          </table:table-cell>
          <table:table-cell office:value-type="float" office:value="86.229787704800003" table:style-name="ce1">
            <text:p>86.2297877</text:p>
          </table:table-cell>
          <table:table-cell office:value-type="float" office:value="104.6598661582" table:style-name="ce1">
            <text:p>104.6598662</text:p>
          </table:table-cell>
          <table:table-cell table:number-columns-repeated="16381"/>
        </table:table-row>
        <table:table-row table:style-name="ro1">
          <table:table-cell office:value-type="date" office:date-value="2017-05-01T00:00:00" table:style-name="ce2">
            <text:p>1/5/17</text:p>
          </table:table-cell>
          <table:table-cell office:value-type="float" office:value="92.897905778899997" table:style-name="ce1">
            <text:p>92.89790578</text:p>
          </table:table-cell>
          <table:table-cell office:value-type="float" office:value="83.027452851099994" table:style-name="ce1">
            <text:p>83.02745285</text:p>
          </table:table-cell>
          <table:table-cell table:number-columns-repeated="16381"/>
        </table:table-row>
        <table:table-row table:style-name="ro1">
          <table:table-cell office:value-type="date" office:date-value="2017-06-01T00:00:00" table:style-name="ce2">
            <text:p>1/6/17</text:p>
          </table:table-cell>
          <table:table-cell office:value-type="float" office:value="100.6477809391" table:style-name="ce1">
            <text:p>100.6477809</text:p>
          </table:table-cell>
          <table:table-cell office:value-type="float" office:value="107.42184451529999" table:style-name="ce1">
            <text:p>107.4218445</text:p>
          </table:table-cell>
          <table:table-cell table:number-columns-repeated="16381"/>
        </table:table-row>
        <table:table-row table:style-name="ro1">
          <table:table-cell office:value-type="date" office:date-value="2017-07-01T00:00:00" table:style-name="ce2">
            <text:p>1/7/17</text:p>
          </table:table-cell>
          <table:table-cell office:value-type="float" office:value="91.187121073" table:style-name="ce1">
            <text:p>91.18712107</text:p>
          </table:table-cell>
          <table:table-cell office:value-type="float" office:value="94.948968189400006" table:style-name="ce1">
            <text:p>94.94896819</text:p>
          </table:table-cell>
          <table:table-cell table:number-columns-repeated="16381"/>
        </table:table-row>
        <table:table-row table:style-name="ro1">
          <table:table-cell office:value-type="date" office:date-value="2017-08-01T00:00:00" table:style-name="ce2">
            <text:p>1/8/17</text:p>
          </table:table-cell>
          <table:table-cell office:value-type="float" office:value="89.363957823199996" table:style-name="ce1">
            <text:p>89.36395782</text:p>
          </table:table-cell>
          <table:table-cell office:value-type="float" office:value="75.846067751099994" table:style-name="ce1">
            <text:p>75.84606775</text:p>
          </table:table-cell>
          <table:table-cell table:number-columns-repeated="16381"/>
        </table:table-row>
        <table:table-row table:style-name="ro1">
          <table:table-cell office:value-type="date" office:date-value="2017-09-01T00:00:00" table:style-name="ce2">
            <text:p>1/9/17</text:p>
          </table:table-cell>
          <table:table-cell office:value-type="float" office:value="111.32657146539999" table:style-name="ce1">
            <text:p>111.3265715</text:p>
          </table:table-cell>
          <table:table-cell office:value-type="float" office:value="123.5523921059" table:style-name="ce1">
            <text:p>123.5523921</text:p>
          </table:table-cell>
          <table:table-cell table:number-columns-repeated="16381"/>
        </table:table-row>
        <table:table-row table:style-name="ro1">
          <table:table-cell office:value-type="date" office:date-value="2017-10-01T00:00:00" table:style-name="ce2">
            <text:p>1/10/17</text:p>
          </table:table-cell>
          <table:table-cell office:value-type="float" office:value="95.986431666399994" table:style-name="ce1">
            <text:p>95.98643167</text:p>
          </table:table-cell>
          <table:table-cell office:value-type="float" office:value="147.6294032959" table:style-name="ce1">
            <text:p>147.6294033</text:p>
          </table:table-cell>
          <table:table-cell table:number-columns-repeated="16381"/>
        </table:table-row>
        <table:table-row table:style-name="ro1">
          <table:table-cell office:value-type="date" office:date-value="2017-11-01T00:00:00" table:style-name="ce2">
            <text:p>1/11/17</text:p>
          </table:table-cell>
          <table:table-cell office:value-type="float" office:value="100.07141375649999" table:style-name="ce1">
            <text:p>100.0714138</text:p>
          </table:table-cell>
          <table:table-cell office:value-type="float" office:value="118.44390654119999" table:style-name="ce1">
            <text:p>118.4439065</text:p>
          </table:table-cell>
          <table:table-cell table:number-columns-repeated="16381"/>
        </table:table-row>
        <table:table-row table:style-name="ro1">
          <table:table-cell office:value-type="date" office:date-value="2017-12-01T00:00:00" table:style-name="ce2">
            <text:p>1/12/17</text:p>
          </table:table-cell>
          <table:table-cell office:value-type="float" office:value="120.50906010590001" table:style-name="ce1">
            <text:p>120.5090601</text:p>
          </table:table-cell>
          <table:table-cell office:value-type="float" office:value="100.4013748231" table:style-name="ce1">
            <text:p>100.4013748</text:p>
          </table:table-cell>
          <table:table-cell table:number-columns-repeated="16381"/>
        </table:table-row>
        <table:table-row table:style-name="ro1">
          <table:table-cell office:value-type="date" office:date-value="2018-01-01T00:00:00" table:style-name="ce2">
            <text:p>1/1/18</text:p>
          </table:table-cell>
          <table:table-cell office:value-type="float" office:value="86.057124051800002" table:style-name="ce1">
            <text:p>86.05712405</text:p>
          </table:table-cell>
          <table:table-cell office:value-type="float" office:value="115.14783329799999" table:style-name="ce1">
            <text:p>115.1478333</text:p>
          </table:table-cell>
          <table:table-cell table:number-columns-repeated="16381"/>
        </table:table-row>
        <table:table-row table:style-name="ro1">
          <table:table-cell office:value-type="date" office:date-value="2018-02-01T00:00:00" table:style-name="ce2">
            <text:p>1/2/18</text:p>
          </table:table-cell>
          <table:table-cell office:value-type="float" office:value="87.041458895700003" table:style-name="ce1">
            <text:p>87.0414589</text:p>
          </table:table-cell>
          <table:table-cell office:value-type="float" office:value="100.2742545096" table:style-name="ce1">
            <text:p>100.2742545</text:p>
          </table:table-cell>
          <table:table-cell table:number-columns-repeated="16381"/>
        </table:table-row>
        <table:table-row table:style-name="ro1">
          <table:table-cell office:value-type="date" office:date-value="2018-03-01T00:00:00" table:style-name="ce2">
            <text:p>1/3/18</text:p>
          </table:table-cell>
          <table:table-cell office:value-type="float" office:value="88.434606478600003" table:style-name="ce1">
            <text:p>88.43460648</text:p>
          </table:table-cell>
          <table:table-cell office:value-type="float" office:value="133.4758723592" table:style-name="ce1">
            <text:p>133.4758724</text:p>
          </table:table-cell>
          <table:table-cell table:number-columns-repeated="16381"/>
        </table:table-row>
        <table:table-row table:style-name="ro1">
          <table:table-cell office:value-type="date" office:date-value="2018-04-01T00:00:00" table:style-name="ce2">
            <text:p>1/4/18</text:p>
          </table:table-cell>
          <table:table-cell office:value-type="float" office:value="94.018691321800006" table:style-name="ce1">
            <text:p>94.01869132</text:p>
          </table:table-cell>
          <table:table-cell office:value-type="float" office:value="112.0741960749" table:style-name="ce1">
            <text:p>112.0741961</text:p>
          </table:table-cell>
          <table:table-cell table:number-columns-repeated="16381"/>
        </table:table-row>
        <table:table-row table:style-name="ro1">
          <table:table-cell office:value-type="date" office:date-value="2018-05-01T00:00:00" table:style-name="ce2">
            <text:p>1/5/18</text:p>
          </table:table-cell>
          <table:table-cell office:value-type="float" office:value="82.512308289800004" table:style-name="ce1">
            <text:p>82.51230829</text:p>
          </table:table-cell>
          <table:table-cell office:value-type="float" office:value="86.366021630700004" table:style-name="ce1">
            <text:p>86.36602163</text:p>
          </table:table-cell>
          <table:table-cell table:number-columns-repeated="16381"/>
        </table:table-row>
        <table:table-row table:style-name="ro1">
          <table:table-cell office:value-type="date" office:date-value="2018-06-01T00:00:00" table:style-name="ce2">
            <text:p>1/6/18</text:p>
          </table:table-cell>
          <table:table-cell office:value-type="float" office:value="99.959991773400006" table:style-name="ce1">
            <text:p>99.95999177</text:p>
          </table:table-cell>
          <table:table-cell office:value-type="float" office:value="124.96811442950001" table:style-name="ce1">
            <text:p>124.9681144</text:p>
          </table:table-cell>
          <table:table-cell table:number-columns-repeated="16381"/>
        </table:table-row>
        <table:table-row table:style-name="ro1">
          <table:table-cell office:value-type="date" office:date-value="2018-07-01T00:00:00" table:style-name="ce2">
            <text:p>1/7/18</text:p>
          </table:table-cell>
          <table:table-cell office:value-type="float" office:value="93.632081677299993" table:style-name="ce1">
            <text:p>93.63208168</text:p>
          </table:table-cell>
          <table:table-cell office:value-type="float" office:value="104.17873092870001" table:style-name="ce1">
            <text:p>104.1787309</text:p>
          </table:table-cell>
          <table:table-cell table:number-columns-repeated="16381"/>
        </table:table-row>
        <table:table-row table:style-name="ro1">
          <table:table-cell office:value-type="date" office:date-value="2018-08-01T00:00:00" table:style-name="ce2">
            <text:p>1/8/18</text:p>
          </table:table-cell>
          <table:table-cell office:value-type="float" office:value="81.645188147300004" table:style-name="ce1">
            <text:p>81.64518815</text:p>
          </table:table-cell>
          <table:table-cell office:value-type="float" office:value="71.497398420500005" table:style-name="ce1">
            <text:p>71.49739842</text:p>
          </table:table-cell>
          <table:table-cell table:number-columns-repeated="16381"/>
        </table:table-row>
        <table:table-row table:style-name="ro1">
          <table:table-cell office:value-type="date" office:date-value="2018-09-01T00:00:00" table:style-name="ce2">
            <text:p>1/9/18</text:p>
          </table:table-cell>
          <table:table-cell office:value-type="float" office:value="110.6958117125" table:style-name="ce1">
            <text:p>110.6958117</text:p>
          </table:table-cell>
          <table:table-cell office:value-type="float" office:value="117.16782191590001" table:style-name="ce1">
            <text:p>117.1678219</text:p>
          </table:table-cell>
          <table:table-cell table:number-columns-repeated="16381"/>
        </table:table-row>
        <table:table-row table:style-name="ro1">
          <table:table-cell office:value-type="date" office:date-value="2018-10-01T00:00:00" table:style-name="ce2">
            <text:p>1/10/18</text:p>
          </table:table-cell>
          <table:table-cell office:value-type="float" office:value="110.9063374544" table:style-name="ce1">
            <text:p>110.9063375</text:p>
          </table:table-cell>
          <table:table-cell office:value-type="float" office:value="121.95312625850001" table:style-name="ce1">
            <text:p>121.9531263</text:p>
          </table:table-cell>
          <table:table-cell table:number-columns-repeated="16381"/>
        </table:table-row>
        <table:table-row table:style-name="ro1">
          <table:table-cell office:value-type="date" office:date-value="2018-11-01T00:00:00" table:style-name="ce2">
            <text:p>1/11/18</text:p>
          </table:table-cell>
          <table:table-cell office:value-type="float" office:value="108.00219237109999" table:style-name="ce1">
            <text:p>108.0021924</text:p>
          </table:table-cell>
          <table:table-cell office:value-type="float" office:value="114.96995095530001" table:style-name="ce1">
            <text:p>114.969951</text:p>
          </table:table-cell>
          <table:table-cell table:number-columns-repeated="16381"/>
        </table:table-row>
        <table:table-row table:style-name="ro1">
          <table:table-cell office:value-type="date" office:date-value="2018-12-01T00:00:00" table:style-name="ce2">
            <text:p>1/12/18</text:p>
          </table:table-cell>
          <table:table-cell office:value-type="float" office:value="136.0436692506" table:style-name="ce1">
            <text:p>136.0436693</text:p>
          </table:table-cell>
          <table:table-cell office:value-type="float" office:value="82.174967798599994" table:style-name="ce1">
            <text:p>82.1749678</text:p>
          </table:table-cell>
          <table:table-cell table:number-columns-repeated="16381"/>
        </table:table-row>
        <table:table-row table:style-name="ro1">
          <table:table-cell office:value-type="date" office:date-value="2019-01-01T00:00:00" table:style-name="ce2">
            <text:p>1/1/19</text:p>
          </table:table-cell>
          <table:table-cell office:value-type="float" office:value="85.697952526999998" table:style-name="ce1">
            <text:p>85.69795253</text:p>
          </table:table-cell>
          <table:table-cell office:value-type="float" office:value="111.83920796699999" table:style-name="ce1">
            <text:p>111.839208</text:p>
          </table:table-cell>
          <table:table-cell table:number-columns-repeated="16381"/>
        </table:table-row>
        <table:table-row table:style-name="ro1">
          <table:table-cell office:value-type="date" office:date-value="2019-02-01T00:00:00" table:style-name="ce2">
            <text:p>1/2/19</text:p>
          </table:table-cell>
          <table:table-cell office:value-type="float" office:value="76.498779460400002" table:style-name="ce1">
            <text:p>76.49877946</text:p>
          </table:table-cell>
          <table:table-cell office:value-type="float" office:value="110.71574211870001" table:style-name="ce1">
            <text:p>110.7157421</text:p>
          </table:table-cell>
          <table:table-cell table:number-columns-repeated="16381"/>
        </table:table-row>
        <table:table-row table:style-name="ro1">
          <table:table-cell office:value-type="date" office:date-value="2019-03-01T00:00:00" table:style-name="ce2">
            <text:p>1/3/19</text:p>
          </table:table-cell>
          <table:table-cell office:value-type="float" office:value="87.830982177500005" table:style-name="ce1">
            <text:p>87.83098218</text:p>
          </table:table-cell>
          <table:table-cell office:value-type="float" office:value="136.56073584500001" table:style-name="ce1">
            <text:p>136.5607358</text:p>
          </table:table-cell>
          <table:table-cell table:number-columns-repeated="16381"/>
        </table:table-row>
        <table:table-row table:style-name="ro1">
          <table:table-cell office:value-type="date" office:date-value="2019-04-01T00:00:00" table:style-name="ce2">
            <text:p>1/4/19</text:p>
          </table:table-cell>
          <table:table-cell office:value-type="float" office:value="92.525915664799996" table:style-name="ce1">
            <text:p>92.52591566</text:p>
          </table:table-cell>
          <table:table-cell office:value-type="float" office:value="112.7505271057" table:style-name="ce1">
            <text:p>112.7505271</text:p>
          </table:table-cell>
          <table:table-cell table:number-columns-repeated="16381"/>
        </table:table-row>
        <table:table-row table:style-name="ro1">
          <table:table-cell office:value-type="date" office:date-value="2019-05-01T00:00:00" table:style-name="ce2">
            <text:p>1/5/19</text:p>
          </table:table-cell>
          <table:table-cell office:value-type="float" office:value="77.467583894100002" table:style-name="ce1">
            <text:p>77.46758389</text:p>
          </table:table-cell>
          <table:table-cell office:value-type="float" office:value="116.92653482750001" table:style-name="ce1">
            <text:p>116.9265348</text:p>
          </table:table-cell>
          <table:table-cell table:number-columns-repeated="16381"/>
        </table:table-row>
        <table:table-row table:style-name="ro1">
          <table:table-cell office:value-type="date" office:date-value="2019-06-01T00:00:00" table:style-name="ce2">
            <text:p>1/6/19</text:p>
          </table:table-cell>
          <table:table-cell office:value-type="float" office:value="92.655614153499997" table:style-name="ce1">
            <text:p>92.65561415</text:p>
          </table:table-cell>
          <table:table-cell office:value-type="float" office:value="108.1359083645" table:style-name="ce1">
            <text:p>108.1359084</text:p>
          </table:table-cell>
          <table:table-cell table:number-columns-repeated="16381"/>
        </table:table-row>
        <table:table-row table:style-name="ro1">
          <table:table-cell office:value-type="date" office:date-value="2019-07-01T00:00:00" table:style-name="ce2">
            <text:p>1/7/19</text:p>
          </table:table-cell>
          <table:table-cell office:value-type="float" office:value="97.167657571099994" table:style-name="ce1">
            <text:p>97.16765757</text:p>
          </table:table-cell>
          <table:table-cell office:value-type="float" office:value="95.818579628600006" table:style-name="ce1">
            <text:p>95.81857963</text:p>
          </table:table-cell>
          <table:table-cell table:number-columns-repeated="16381"/>
        </table:table-row>
        <table:table-row table:style-name="ro1">
          <table:table-cell office:value-type="date" office:date-value="2019-08-01T00:00:00" table:style-name="ce2">
            <text:p>1/8/19</text:p>
          </table:table-cell>
          <table:table-cell office:value-type="float" office:value="72.630063663499996" table:style-name="ce1">
            <text:p>72.63006366</text:p>
          </table:table-cell>
          <table:table-cell office:value-type="float" office:value="84.037167208699998" table:style-name="ce1">
            <text:p>84.03716721</text:p>
          </table:table-cell>
          <table:table-cell table:number-columns-repeated="16381"/>
        </table:table-row>
        <table:table-row table:style-name="ro1">
          <table:table-cell office:value-type="date" office:date-value="2019-09-01T00:00:00" table:style-name="ce2">
            <text:p>1/9/19</text:p>
          </table:table-cell>
          <table:table-cell office:value-type="float" office:value="97.206179685799995" table:style-name="ce1">
            <text:p>97.20617969</text:p>
          </table:table-cell>
          <table:table-cell office:value-type="float" office:value="109.46458112729999" table:style-name="ce1">
            <text:p>109.4645811</text:p>
          </table:table-cell>
          <table:table-cell table:number-columns-repeated="16381"/>
        </table:table-row>
        <table:table-row table:style-name="ro1">
          <table:table-cell office:value-type="date" office:date-value="2019-10-01T00:00:00" table:style-name="ce2">
            <text:p>1/10/19</text:p>
          </table:table-cell>
          <table:table-cell office:value-type="float" office:value="110.53406872639999" table:style-name="ce1">
            <text:p>110.5340687</text:p>
          </table:table-cell>
          <table:table-cell office:value-type="float" office:value="122.1245381814" table:style-name="ce1">
            <text:p>122.1245382</text:p>
          </table:table-cell>
          <table:table-cell table:number-columns-repeated="16381"/>
        </table:table-row>
        <table:table-row table:style-name="ro1">
          <table:table-cell office:value-type="date" office:date-value="2019-11-01T00:00:00" table:style-name="ce2">
            <text:p>1/11/19</text:p>
          </table:table-cell>
          <table:table-cell office:value-type="float" office:value="90.147103477900004" table:style-name="ce1">
            <text:p>90.14710348</text:p>
          </table:table-cell>
          <table:table-cell office:value-type="float" office:value="109.2714923835" table:style-name="ce1">
            <text:p>109.2714924</text:p>
          </table:table-cell>
          <table:table-cell table:number-columns-repeated="16381"/>
        </table:table-row>
        <table:table-row table:style-name="ro1">
          <table:table-cell office:value-type="date" office:date-value="2019-12-01T00:00:00" table:style-name="ce2">
            <text:p>1/12/19</text:p>
          </table:table-cell>
          <table:table-cell office:value-type="float" office:value="128.44560799800001" table:style-name="ce1">
            <text:p>128.445608</text:p>
          </table:table-cell>
          <table:table-cell office:value-type="float" office:value="85.279329038499995" table:style-name="ce1">
            <text:p>85.27932904</text:p>
          </table:table-cell>
          <table:table-cell table:number-columns-repeated="16381"/>
        </table:table-row>
        <table:table-row table:style-name="ro1">
          <table:table-cell office:value-type="date" office:date-value="2020-01-01T00:00:00" table:style-name="ce2">
            <text:p>1/1/20</text:p>
          </table:table-cell>
          <table:table-cell office:value-type="float" office:value="82.002322484499999" table:style-name="ce1">
            <text:p>82.00232248</text:p>
          </table:table-cell>
          <table:table-cell office:value-type="float" office:value="118.1433531414" table:style-name="ce1">
            <text:p>118.1433531</text:p>
          </table:table-cell>
          <table:table-cell table:number-columns-repeated="16381"/>
        </table:table-row>
        <table:table-row table:style-name="ro1">
          <table:table-cell office:value-type="date" office:date-value="2020-02-01T00:00:00" table:style-name="ce2">
            <text:p>1/2/20</text:p>
          </table:table-cell>
          <table:table-cell office:value-type="float" office:value="77.5469040933" table:style-name="ce1">
            <text:p>77.54690409</text:p>
          </table:table-cell>
          <table:table-cell office:value-type="float" office:value="103.9396609376" table:style-name="ce1">
            <text:p>103.9396609</text:p>
          </table:table-cell>
          <table:table-cell table:number-columns-repeated="16381"/>
        </table:table-row>
        <table:table-row table:style-name="ro1">
          <table:table-cell office:value-type="date" office:date-value="2020-03-01T00:00:00" table:style-name="ce2">
            <text:p>1/3/20</text:p>
          </table:table-cell>
          <table:table-cell office:value-type="float" office:value="62.8031393463" table:style-name="ce1">
            <text:p>62.80313935</text:p>
          </table:table-cell>
          <table:table-cell office:value-type="float" office:value="85.916753549099994" table:style-name="ce1">
            <text:p>85.91675355</text:p>
          </table:table-cell>
          <table:table-cell table:number-columns-repeated="16381"/>
        </table:table-row>
        <table:table-row table:style-name="ro1">
          <table:table-cell office:value-type="date" office:date-value="2020-04-01T00:00:00" table:style-name="ce2">
            <text:p>1/4/20</text:p>
          </table:table-cell>
          <table:table-cell office:value-type="float" office:value="74.086936189900001" table:style-name="ce1">
            <text:p>74.08693619</text:p>
          </table:table-cell>
          <table:table-cell office:value-type="float" office:value="56.805901955800003" table:style-name="ce1">
            <text:p>56.80590196</text:p>
          </table:table-cell>
          <table:table-cell table:number-columns-repeated="16381"/>
        </table:table-row>
        <table:table-row table:style-name="ro1">
          <table:table-cell office:value-type="date" office:date-value="2020-05-01T00:00:00" table:style-name="ce2">
            <text:p>1/5/20</text:p>
          </table:table-cell>
          <table:table-cell office:value-type="float" office:value="58.414265946599997" table:style-name="ce1">
            <text:p>58.41426595</text:p>
          </table:table-cell>
          <table:table-cell office:value-type="float" office:value="76.989003826599998" table:style-name="ce1">
            <text:p>76.98900383</text:p>
          </table:table-cell>
          <table:table-cell table:number-columns-repeated="16381"/>
        </table:table-row>
        <table:table-row table:style-name="ro1">
          <table:table-cell office:value-type="date" office:date-value="2020-06-01T00:00:00" table:style-name="ce2">
            <text:p>1/6/20</text:p>
          </table:table-cell>
          <table:table-cell office:value-type="float" office:value="86.384609883699994" table:style-name="ce1">
            <text:p>86.38460988</text:p>
          </table:table-cell>
          <table:table-cell office:value-type="float" office:value="102.2385024944" table:style-name="ce1">
            <text:p>102.2385025</text:p>
          </table:table-cell>
          <table:table-cell table:number-columns-repeated="16381"/>
        </table:table-row>
        <table:table-row table:style-name="ro1">
          <table:table-cell office:value-type="date" office:date-value="2020-07-01T00:00:00" table:style-name="ce2">
            <text:p>1/7/20</text:p>
          </table:table-cell>
          <table:table-cell office:value-type="float" office:value="89.450100156000005" table:style-name="ce1">
            <text:p>89.45010016</text:p>
          </table:table-cell>
          <table:table-cell office:value-type="float" office:value="98.017345781100005" table:style-name="ce1">
            <text:p>98.01734578</text:p>
          </table:table-cell>
          <table:table-cell table:number-columns-repeated="16381"/>
        </table:table-row>
        <table:table-row table:style-name="ro1">
          <table:table-cell office:value-type="date" office:date-value="2020-08-01T00:00:00" table:style-name="ce2">
            <text:p>1/8/20</text:p>
          </table:table-cell>
          <table:table-cell office:value-type="float" office:value="76.046356522599993" table:style-name="ce1">
            <text:p>76.04635652</text:p>
          </table:table-cell>
          <table:table-cell office:value-type="float" office:value="75.793719440900006" table:style-name="ce1">
            <text:p>75.79371944</text:p>
          </table:table-cell>
          <table:table-cell table:number-columns-repeated="16381"/>
        </table:table-row>
        <table:table-row table:style-name="ro1">
          <table:table-cell office:value-type="date" office:date-value="2020-09-01T00:00:00" table:style-name="ce2">
            <text:p>1/9/20</text:p>
          </table:table-cell>
          <table:table-cell office:value-type="float" office:value="85.197491523300002" table:style-name="ce1">
            <text:p>85.19749152</text:p>
          </table:table-cell>
          <table:table-cell office:value-type="float" office:value="103.86857071590001" table:style-name="ce1">
            <text:p>103.8685707</text:p>
          </table:table-cell>
          <table:table-cell table:number-columns-repeated="16381"/>
        </table:table-row>
        <table:table-row table:style-name="ro1">
          <table:table-cell office:value-type="date" office:date-value="2020-10-01T00:00:00" table:style-name="ce2">
            <text:p>1/10/20</text:p>
          </table:table-cell>
          <table:table-cell office:value-type="float" office:value="102.98607060010001" table:style-name="ce1">
            <text:p>102.9860706</text:p>
          </table:table-cell>
          <table:table-cell office:value-type="float" office:value="118.89899176909999" table:style-name="ce1">
            <text:p>118.8989918</text:p>
          </table:table-cell>
          <table:table-cell table:number-columns-repeated="16381"/>
        </table:table-row>
        <table:table-row table:style-name="ro1">
          <table:table-cell office:value-type="date" office:date-value="2020-11-01T00:00:00" table:style-name="ce2">
            <text:p>1/11/20</text:p>
          </table:table-cell>
          <table:table-cell office:value-type="float" office:value="93.246737195600005" table:style-name="ce1">
            <text:p>93.2467372</text:p>
          </table:table-cell>
          <table:table-cell office:value-type="float" office:value="102.8413074899" table:style-name="ce1">
            <text:p>102.8413075</text:p>
          </table:table-cell>
          <table:table-cell table:number-columns-repeated="16381"/>
        </table:table-row>
        <table:table-row table:style-name="ro1">
          <table:table-cell office:value-type="date" office:date-value="2020-12-01T00:00:00" table:style-name="ce2">
            <text:p>1/12/20</text:p>
          </table:table-cell>
          <table:table-cell office:value-type="float" office:value="108.9570702836" table:style-name="ce1">
            <text:p>108.9570703</text:p>
          </table:table-cell>
          <table:table-cell office:value-type="float" office:value="93.232164233899994" table:style-name="ce1">
            <text:p>93.23216423</text:p>
          </table:table-cell>
          <table:table-cell table:number-columns-repeated="16381"/>
        </table:table-row>
        <table:table-row table:style-name="ro1">
          <table:table-cell office:value-type="date" office:date-value="2021-01-01T00:00:00" table:style-name="ce2">
            <text:p>1/1/21</text:p>
          </table:table-cell>
          <table:table-cell office:value-type="float" office:value="82.512458651499998" table:style-name="ce1">
            <text:p>82.51245865</text:p>
          </table:table-cell>
          <table:table-cell office:value-type="float" office:value="110.6509074865" table:style-name="ce1">
            <text:p>110.6509075</text:p>
          </table:table-cell>
          <table:table-cell table:number-columns-repeated="16381"/>
        </table:table-row>
        <table:table-row table:style-name="ro1">
          <table:table-cell office:value-type="date" office:date-value="2021-02-01T00:00:00" table:style-name="ce2">
            <text:p>1/2/21</text:p>
          </table:table-cell>
          <table:table-cell office:value-type="float" office:value="71.341996457799993" table:style-name="ce1">
            <text:p>71.34199646</text:p>
          </table:table-cell>
          <table:table-cell office:value-type="float" office:value="96.308507387299997" table:style-name="ce1">
            <text:p>96.30850739</text:p>
          </table:table-cell>
          <table:table-cell table:number-columns-repeated="16381"/>
        </table:table-row>
        <table:table-row table:style-name="ro1">
          <table:table-cell office:value-type="date" office:date-value="2021-03-01T00:00:00" table:style-name="ce2">
            <text:p>1/3/21</text:p>
          </table:table-cell>
          <table:table-cell office:value-type="float" office:value="80.601988171900004" table:style-name="ce1">
            <text:p>80.60198817</text:p>
          </table:table-cell>
          <table:table-cell office:value-type="float" office:value="112.35063132170001" table:style-name="ce1">
            <text:p>112.3506313</text:p>
          </table:table-cell>
          <table:table-cell table:number-columns-repeated="16381"/>
        </table:table-row>
        <table:table-row table:style-name="ro1">
          <table:table-cell office:value-type="date" office:date-value="2021-04-01T00:00:00" table:style-name="ce2">
            <text:p>1/4/21</text:p>
          </table:table-cell>
          <table:table-cell office:value-type="float" office:value="90.838872529499994" table:style-name="ce1">
            <text:p>90.83887253</text:p>
          </table:table-cell>
          <table:table-cell office:value-type="float" office:value="120.2746759855" table:style-name="ce1">
            <text:p>120.274676</text:p>
          </table:table-cell>
          <table:table-cell table:number-columns-repeated="16381"/>
        </table:table-row>
        <table:table-row table:style-name="ro1">
          <table:table-cell office:value-type="date" office:date-value="2021-05-01T00:00:00" table:style-name="ce2">
            <text:p>1/5/21</text:p>
          </table:table-cell>
          <table:table-cell office:value-type="float" office:value="79.206179586499999" table:style-name="ce1">
            <text:p>79.20617959</text:p>
          </table:table-cell>
          <table:table-cell office:value-type="float" office:value="99.073167378700006" table:style-name="ce1">
            <text:p>99.07316738</text:p>
          </table:table-cell>
          <table:table-cell table:number-columns-repeated="16381"/>
        </table:table-row>
        <table:table-row table:style-name="ro1">
          <table:table-cell office:value-type="date" office:date-value="2021-06-01T00:00:00" table:style-name="ce2">
            <text:p>1/6/21</text:p>
          </table:table-cell>
          <table:table-cell office:value-type="float" office:value="81.3539950511" table:style-name="ce1">
            <text:p>81.35399505</text:p>
          </table:table-cell>
          <table:table-cell office:value-type="float" office:value="109.9118520111" table:style-name="ce1">
            <text:p>109.911852</text:p>
          </table:table-cell>
          <table:table-cell table:number-columns-repeated="16381"/>
        </table:table-row>
        <table:table-row table:style-name="ro1">
          <table:table-cell office:value-type="date" office:date-value="2021-07-01T00:00:00" table:style-name="ce2">
            <text:p>1/7/21</text:p>
          </table:table-cell>
          <table:table-cell office:value-type="float" office:value="96.493017951200002" table:style-name="ce1">
            <text:p>96.49301795</text:p>
          </table:table-cell>
          <table:table-cell office:value-type="float" office:value="95.645465996900001" table:style-name="ce1">
            <text:p>95.645466</text:p>
          </table:table-cell>
          <table:table-cell table:number-columns-repeated="16381"/>
        </table:table-row>
        <table:table-row table:style-name="ro1">
          <table:table-cell office:value-type="date" office:date-value="2021-08-01T00:00:00" table:style-name="ce2">
            <text:p>1/8/21</text:p>
          </table:table-cell>
          <table:table-cell office:value-type="float" office:value="63.466948963900002" table:style-name="ce1">
            <text:p>63.46694896</text:p>
          </table:table-cell>
          <table:table-cell office:value-type="float" office:value="78.233486037500001" table:style-name="ce1">
            <text:p>78.23348604</text:p>
          </table:table-cell>
          <table:table-cell table:number-columns-repeated="16381"/>
        </table:table-row>
        <table:table-row table:style-name="ro1">
          <table:table-cell office:value-type="date" office:date-value="2021-09-01T00:00:00" table:style-name="ce2">
            <text:p>1/9/21</text:p>
          </table:table-cell>
          <table:table-cell office:value-type="float" office:value="87.016145962400003" table:style-name="ce1">
            <text:p>87.01614596</text:p>
          </table:table-cell>
          <table:table-cell office:value-type="float" office:value="108.75141862930001" table:style-name="ce1">
            <text:p>108.7514186</text:p>
          </table:table-cell>
          <table:table-cell table:number-columns-repeated="16381"/>
        </table:table-row>
        <table:table-row table:number-rows-repeated="104819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/>
      <number:text>/</number:text>
      <number:month/>
      <number:text>/</number:text>
      <number:year/>
    </number:date-style>
    <style:style style:name="_50_0_160__37__32_-_32_Accent1" style:display-name="20 % - Accent1" style:family="table-cell" style:data-style-name="N0">
      <style:table-cell-properties style:vertical-align="automatic" fo:background-color="#D9E1F2"/>
    </style:style>
    <style:style style:name="_50_0_160__37__32_-_32_Accent2" style:display-name="20 % - Accent2" style:family="table-cell" style:data-style-name="N0">
      <style:table-cell-properties style:vertical-align="automatic" fo:background-color="#FCE4D6"/>
    </style:style>
    <style:style style:name="_50_0_160__37__32_-_32_Accent3" style:display-name="20 % - Accent3" style:family="table-cell" style:data-style-name="N0">
      <style:table-cell-properties style:vertical-align="automatic" fo:background-color="#EDEDED"/>
    </style:style>
    <style:style style:name="_50_0_160__37__32_-_32_Accent4" style:display-name="20 % - Accent4" style:family="table-cell" style:data-style-name="N0">
      <style:table-cell-properties style:vertical-align="automatic" fo:background-color="#FFF2CC"/>
    </style:style>
    <style:style style:name="_50_0_160__37__32_-_32_Accent5" style:display-name="20 % - Accent5" style:family="table-cell" style:data-style-name="N0">
      <style:table-cell-properties style:vertical-align="automatic" fo:background-color="#DDEBF7"/>
    </style:style>
    <style:style style:name="_50_0_160__37__32_-_32_Accent6" style:display-name="20 % - Accent6" style:family="table-cell" style:data-style-name="N0">
      <style:table-cell-properties style:vertical-align="automatic" fo:background-color="#E2EFDA"/>
    </style:style>
    <style:style style:name="_52_0_160__37__32_-_32_Accent1" style:display-name="40 % - Accent1" style:family="table-cell" style:data-style-name="N0">
      <style:table-cell-properties style:vertical-align="automatic" fo:background-color="#B4C6E7"/>
    </style:style>
    <style:style style:name="_52_0_160__37__32_-_32_Accent2" style:display-name="40 % - Accent2" style:family="table-cell" style:data-style-name="N0">
      <style:table-cell-properties style:vertical-align="automatic" fo:background-color="#F8CBAD"/>
    </style:style>
    <style:style style:name="_52_0_160__37__32_-_32_Accent3" style:display-name="40 % - Accent3" style:family="table-cell" style:data-style-name="N0">
      <style:table-cell-properties style:vertical-align="automatic" fo:background-color="#DBDBDB"/>
    </style:style>
    <style:style style:name="_52_0_160__37__32_-_32_Accent4" style:display-name="40 % - Accent4" style:family="table-cell" style:data-style-name="N0">
      <style:table-cell-properties style:vertical-align="automatic" fo:background-color="#FFE699"/>
    </style:style>
    <style:style style:name="_52_0_160__37__32_-_32_Accent5" style:display-name="40 % - Accent5" style:family="table-cell" style:data-style-name="N0">
      <style:table-cell-properties style:vertical-align="automatic" fo:background-color="#BDD7EE"/>
    </style:style>
    <style:style style:name="_52_0_160__37__32_-_32_Accent6" style:display-name="40 % - Accent6" style:family="table-cell" style:data-style-name="N0">
      <style:table-cell-properties style:vertical-align="automatic" fo:background-color="#C6E0B4"/>
    </style:style>
    <style:style style:name="_54_0_160__37__32_-_32_Accent1" style:display-name="60 % - Accent1" style:family="table-cell" style:data-style-name="N0">
      <style:table-cell-properties style:vertical-align="automatic" fo:background-color="#8EA9DB"/>
    </style:style>
    <style:style style:name="_54_0_160__37__32_-_32_Accent2" style:display-name="60 % - Accent2" style:family="table-cell" style:data-style-name="N0">
      <style:table-cell-properties style:vertical-align="automatic" fo:background-color="#F4B084"/>
    </style:style>
    <style:style style:name="_54_0_160__37__32_-_32_Accent3" style:display-name="60 % - Accent3" style:family="table-cell" style:data-style-name="N0">
      <style:table-cell-properties style:vertical-align="automatic" fo:background-color="#C9C9C9"/>
    </style:style>
    <style:style style:name="_54_0_160__37__32_-_32_Accent4" style:display-name="60 % - Accent4" style:family="table-cell" style:data-style-name="N0">
      <style:table-cell-properties style:vertical-align="automatic" fo:background-color="#FFD966"/>
    </style:style>
    <style:style style:name="_54_0_160__37__32_-_32_Accent5" style:display-name="60 % - Accent5" style:family="table-cell" style:data-style-name="N0">
      <style:table-cell-properties style:vertical-align="automatic" fo:background-color="#9BC2E6"/>
    </style:style>
    <style:style style:name="_54_0_160__37__32_-_32_Accent6" style:display-name="60 % - Accent6" style:family="table-cell" style:data-style-name="N0">
      <style:table-cell-properties style:vertical-align="automatic" fo:background-color="#A9D08E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Accent1" style:family="table-cell" style:data-style-name="N0">
      <style:table-cell-properties style:vertical-align="automatic" fo:background-color="#4472C4"/>
      <style:text-properties fo:color="#FFFFFF"/>
    </style:style>
    <style:style style:name="Accent2" style:family="table-cell" style:data-style-name="N0">
      <style:table-cell-properties style:vertical-align="automatic" fo:background-color="#ED7D31"/>
      <style:text-properties fo:color="#FFFFFF"/>
    </style:style>
    <style:style style:name="Accent3" style:family="table-cell" style:data-style-name="N0">
      <style:table-cell-properties style:vertical-align="automatic" fo:background-color="#A5A5A5"/>
      <style:text-properties fo:color="#FFFFFF"/>
    </style:style>
    <style:style style:name="Accent4" style:family="table-cell" style:data-style-name="N0">
      <style:table-cell-properties style:vertical-align="automatic" fo:background-color="#FFC000"/>
      <style:text-properties fo:color="#FFFFFF"/>
    </style:style>
    <style:style style:name="Accent5" style:family="table-cell" style:data-style-name="N0">
      <style:table-cell-properties style:vertical-align="automatic" fo:background-color="#5B9BD5"/>
      <style:text-properties fo:color="#FFFFFF"/>
    </style:style>
    <style:style style:name="Accent6" style:family="table-cell" style:data-style-name="N0">
      <style:table-cell-properties style:vertical-align="automatic" fo:background-color="#70AD47"/>
      <style:text-properties fo:color="#FFFFFF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alcul" style:family="table-cell" style:data-style-name="N0">
      <style:table-cell-properties fo:border="thin solid #7F7F7F" style:vertical-align="automatic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solid #FF8001" fo:border-left="none" fo:border-right="none" style:vertical-align="automatic" fo:background-color="transparent"/>
      <style:text-properties fo:color="#FA7D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Entr_233_e" style:display-name="Entrée" style:family="table-cell" style:data-style-name="N0">
      <style:table-cell-properties fo:border="thin solid #7F7F7F" style:vertical-align="automatic" fo:background-color="#FFCC99"/>
      <style:text-properties fo:color="#3F3F76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44546A" style:font-name="Calibri Light" style:font-name-asian="Calibri Light" style:font-name-complex="Calibri Light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Insatisfaisant" style:family="table-cell" style:data-style-name="N0">
      <style:table-cell-properties style:vertical-align="automatic" fo:background-color="#FFC7CE"/>
      <style:text-properties fo:color="#9C0006"/>
    </style:style>
    <style:style style:name="Neutral" style:family="table-cell" style:data-style-name="N0">
      <style:table-cell-properties style:vertical-align="automatic" fo:background-color="#FFEB9C"/>
      <style:text-properties fo:color="#9C57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B2B2B2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tisfaisant" style:family="table-cell" style:data-style-name="N0">
      <style:table-cell-properties style:vertical-align="automatic" fo:background-color="#C6EFCE"/>
      <style:text-properties fo:color="#006100"/>
    </style:style>
    <style:style style:name="Sortie" style:family="table-cell" style:data-style-name="N0">
      <style:table-cell-properties fo:border="thin solid #3F3F3F" style:vertical-align="automatic" fo:background-color="#F2F2F2"/>
      <style:text-properties fo:color="#3F3F3F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e_32_explicatif" style:display-name="Texte explicatif" style:family="table-cell" style:data-style-name="N0">
      <style:table-cell-properties style:vertical-align="automatic" fo:background-color="transparent"/>
      <style:text-properties fo:color="#7F7F7F" fo:font-style="italic" style:font-style-asian="italic" style:font-style-complex="italic"/>
    </style:style>
    <style:style style:name="Titre_160_1" style:display-name="Titre 1" style:family="table-cell" style:data-style-name="N0">
      <style:table-cell-properties fo:border-top="none" fo:border-bottom="2pt solid #4472C4" fo:border-left="none" fo:border-right="none" style:vertical-align="automatic" fo:background-color="transparent"/>
      <style:text-properties fo:color="#44546A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2pt solid #A2B8E1" fo:border-left="none" fo:border-right="none" style:vertical-align="automatic" fo:background-color="transparent"/>
      <style:text-properties fo:color="#44546A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8EA9DB" fo:border-left="none" fo:border-right="none" style:vertical-align="automatic" fo:background-color="transparent"/>
      <style:text-properties fo:color="#44546A" fo:font-weight="bold" style:font-weight-asian="bold" style:font-weight-complex="bold"/>
    </style:style>
    <style:style style:name="Titre_160_4" style:display-name="Titre 4" style:family="table-cell" style:data-style-name="N0">
      <style:table-cell-properties style:vertical-align="automatic" fo:background-color="transparent"/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solid #4472C4" fo:border-left="none" fo:border-right="none" style:vertical-align="automatic" fo:background-color="transparent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solid #3F3F3F" style:vertical-align="automatic" fo:background-color="#A5A5A5"/>
      <style:text-properties fo:color="#FFFFFF" fo:font-weight="bold" style:font-weight-asian="bold" style:font-weight-complex="bold"/>
    </style:style>
    <style:style style:name="Warning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9</meta:generator>
    <meta:initial-creator>Barthelemy Tanguy</meta:initial-creator>
    <dc:creator>Barthelemy Tanguy</dc:creator>
    <meta:creation-date>2023-09-27T15:59:41Z</meta:creation-date>
    <dc:date>2024-05-16T13:22:59Z</dc:date>
  </office:meta>
</office:document-meta>
</file>